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n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5.319728" calcext:value-type="float">
            <text:p>5.319728</text:p>
          </table:table-cell>
          <table:table-cell office:value-type="float" office:value="451.849" calcext:value-type="float">
            <text:p>451.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72664" calcext:value-type="float">
            <text:p>0.05872664</text:p>
          </table:table-cell>
          <table:table-cell office:value-type="float" office:value="13.79827" calcext:value-type="float">
            <text:p>13.79827</text:p>
          </table:table-cell>
          <table:table-cell office:value-type="float" office:value="0" calcext:value-type="float">
            <text:p>0</text:p>
          </table:table-cell>
          <table:table-cell office:value-type="float" office:value="0.00006404238" calcext:value-type="float">
            <text:p>6.404238E-05</text:p>
          </table:table-cell>
          <table:table-cell office:value-type="float" office:value="0" calcext:value-type="float">
            <text:p>0</text:p>
          </table:table-cell>
          <table:table-cell office:value-type="float" office:value="0.0008303641" calcext:value-type="float">
            <text:p>0.0008303641</text:p>
          </table:table-cell>
          <table:table-cell office:value-type="float" office:value="-0.00003791707" calcext:value-type="float">
            <text:p>-3.791707E-05</text:p>
          </table:table-cell>
          <table:table-cell office:value-type="float" office:value="-0.00002984199" calcext:value-type="float">
            <text:p>-2.984199E-05</text:p>
          </table:table-cell>
          <table:table-cell office:value-type="float" office:value="0" calcext:value-type="float">
            <text:p>0</text:p>
          </table:table-cell>
          <table:table-cell office:value-type="float" office:value="7.114541" calcext:value-type="float">
            <text:p>7.114541</text:p>
          </table:table-cell>
          <table:table-cell office:value-type="float" office:value="0.1813003" calcext:value-type="float">
            <text:p>0.1813003</text:p>
          </table:table-cell>
          <table:table-cell office:value-type="float" office:value="0.1303152" calcext:value-type="float">
            <text:p>0.1303152</text:p>
          </table:table-cell>
          <table:table-cell office:value-type="float" office:value="0.114357" calcext:value-type="float">
            <text:p>0.114357</text:p>
          </table:table-cell>
          <table:table-cell office:value-type="float" office:value="0.06027998" calcext:value-type="float">
            <text:p>0.06027998</text:p>
          </table:table-cell>
          <table:table-cell office:value-type="float" office:value="0.02316142" calcext:value-type="float">
            <text:p>0.02316142</text:p>
          </table:table-cell>
          <table:table-cell office:value-type="float" office:value="0.01870705" calcext:value-type="float">
            <text:p>0.01870705</text:p>
          </table:table-cell>
          <table:table-cell office:value-type="float" office:value="0.02246251" calcext:value-type="float">
            <text:p>0.02246251</text:p>
          </table:table-cell>
          <table:table-cell office:value-type="float" office:value="0.01827636" calcext:value-type="float">
            <text:p>0.01827636</text:p>
          </table:table-cell>
          <table:table-cell office:value-type="float" office:value="24.23056" calcext:value-type="float">
            <text:p>24.23056</text:p>
          </table:table-cell>
          <table:table-cell office:value-type="float" office:value="21.54237" calcext:value-type="float">
            <text:p>21.54237</text:p>
          </table:table-cell>
          <table:table-cell office:value-type="float" office:value="23.12927" calcext:value-type="float">
            <text:p>23.12927</text:p>
          </table:table-cell>
          <table:table-cell office:value-type="float" office:value="25.12318" calcext:value-type="float">
            <text:p>25.12318</text:p>
          </table:table-cell>
          <table:table-cell office:value-type="float" office:value="21.65006" calcext:value-type="float">
            <text:p>21.65006</text:p>
          </table:table-cell>
          <table:table-cell office:value-type="float" office:value="15.57027" calcext:value-type="float">
            <text:p>15.57027</text:p>
          </table:table-cell>
          <table:table-cell office:value-type="float" office:value="10.60162" calcext:value-type="float">
            <text:p>10.60162</text:p>
          </table:table-cell>
          <table:table-cell office:value-type="float" office:value="6.606164" calcext:value-type="float">
            <text:p>6.606164</text:p>
          </table:table-cell>
          <table:table-cell office:value-type="float" office:value="708.6459" calcext:value-type="float">
            <text:p>708.6459</text:p>
          </table:table-cell>
          <table:table-cell office:value-type="float" office:value="0" calcext:value-type="float">
            <text:p>0</text:p>
          </table:table-cell>
          <table:table-cell office:value-type="float" office:value="-0.0000003987082" calcext:value-type="float">
            <text:p>-3.987082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5.319499" calcext:value-type="float">
            <text:p>5.319499</text:p>
          </table:table-cell>
          <table:table-cell office:value-type="float" office:value="451.848" calcext:value-type="float">
            <text:p>451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07897" calcext:value-type="float">
            <text:p>0.05907897</text:p>
          </table:table-cell>
          <table:table-cell office:value-type="float" office:value="13.7988" calcext:value-type="float">
            <text:p>13.7988</text:p>
          </table:table-cell>
          <table:table-cell office:value-type="float" office:value="0" calcext:value-type="float">
            <text:p>0</text:p>
          </table:table-cell>
          <table:table-cell office:value-type="float" office:value="0.0001275785" calcext:value-type="float">
            <text:p>0.0001275785</text:p>
          </table:table-cell>
          <table:table-cell office:value-type="float" office:value="0" calcext:value-type="float">
            <text:p>0</text:p>
          </table:table-cell>
          <table:table-cell office:value-type="float" office:value="0.00139793" calcext:value-type="float">
            <text:p>0.00139793</text:p>
          </table:table-cell>
          <table:table-cell office:value-type="float" office:value="-0.00006319286" calcext:value-type="float">
            <text:p>-6.319286E-05</text:p>
          </table:table-cell>
          <table:table-cell office:value-type="float" office:value="-0.00003071387" calcext:value-type="float">
            <text:p>-3.071387E-05</text:p>
          </table:table-cell>
          <table:table-cell office:value-type="float" office:value="0.00000000002791168" calcext:value-type="float">
            <text:p>2.791168E-11</text:p>
          </table:table-cell>
          <table:table-cell office:value-type="float" office:value="7.112631" calcext:value-type="float">
            <text:p>7.112631</text:p>
          </table:table-cell>
          <table:table-cell office:value-type="float" office:value="0.1829287" calcext:value-type="float">
            <text:p>0.1829287</text:p>
          </table:table-cell>
          <table:table-cell office:value-type="float" office:value="0.1312241" calcext:value-type="float">
            <text:p>0.1312241</text:p>
          </table:table-cell>
          <table:table-cell office:value-type="float" office:value="0.1155534" calcext:value-type="float">
            <text:p>0.1155534</text:p>
          </table:table-cell>
          <table:table-cell office:value-type="float" office:value="0.06167324" calcext:value-type="float">
            <text:p>0.06167324</text:p>
          </table:table-cell>
          <table:table-cell office:value-type="float" office:value="0.02445641" calcext:value-type="float">
            <text:p>0.02445641</text:p>
          </table:table-cell>
          <table:table-cell office:value-type="float" office:value="0.01997973" calcext:value-type="float">
            <text:p>0.01997973</text:p>
          </table:table-cell>
          <table:table-cell office:value-type="float" office:value="0.02267487" calcext:value-type="float">
            <text:p>0.02267487</text:p>
          </table:table-cell>
          <table:table-cell office:value-type="float" office:value="0.01829683" calcext:value-type="float">
            <text:p>0.01829683</text:p>
          </table:table-cell>
          <table:table-cell office:value-type="float" office:value="24.47715" calcext:value-type="float">
            <text:p>24.47715</text:p>
          </table:table-cell>
          <table:table-cell office:value-type="float" office:value="21.52046" calcext:value-type="float">
            <text:p>21.52046</text:p>
          </table:table-cell>
          <table:table-cell office:value-type="float" office:value="23.12959" calcext:value-type="float">
            <text:p>23.12959</text:p>
          </table:table-cell>
          <table:table-cell office:value-type="float" office:value="25.11556" calcext:value-type="float">
            <text:p>25.11556</text:p>
          </table:table-cell>
          <table:table-cell office:value-type="float" office:value="21.64273" calcext:value-type="float">
            <text:p>21.64273</text:p>
          </table:table-cell>
          <table:table-cell office:value-type="float" office:value="15.5549" calcext:value-type="float">
            <text:p>15.5549</text:p>
          </table:table-cell>
          <table:table-cell office:value-type="float" office:value="10.59929" calcext:value-type="float">
            <text:p>10.59929</text:p>
          </table:table-cell>
          <table:table-cell office:value-type="float" office:value="6.614379" calcext:value-type="float">
            <text:p>6.614379</text:p>
          </table:table-cell>
          <table:table-cell office:value-type="float" office:value="706.8243" calcext:value-type="float">
            <text:p>706.8243</text:p>
          </table:table-cell>
          <table:table-cell office:value-type="float" office:value="0" calcext:value-type="float">
            <text:p>0</text:p>
          </table:table-cell>
          <table:table-cell office:value-type="float" office:value="-0.0000007716494" calcext:value-type="float">
            <text:p>-7.716494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5.319204" calcext:value-type="float">
            <text:p>5.319204</text:p>
          </table:table-cell>
          <table:table-cell office:value-type="float" office:value="451.8469" calcext:value-type="float">
            <text:p>451.8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24089" calcext:value-type="float">
            <text:p>0.05924089</text:p>
          </table:table-cell>
          <table:table-cell office:value-type="float" office:value="13.80038" calcext:value-type="float">
            <text:p>13.80038</text:p>
          </table:table-cell>
          <table:table-cell office:value-type="float" office:value="0" calcext:value-type="float">
            <text:p>0</text:p>
          </table:table-cell>
          <table:table-cell office:value-type="float" office:value="0.000190925" calcext:value-type="float">
            <text:p>0.000190925</text:p>
          </table:table-cell>
          <table:table-cell office:value-type="float" office:value="0" calcext:value-type="float">
            <text:p>0</text:p>
          </table:table-cell>
          <table:table-cell office:value-type="float" office:value="0.001832323" calcext:value-type="float">
            <text:p>0.001832323</text:p>
          </table:table-cell>
          <table:table-cell office:value-type="float" office:value="-0.00008934028" calcext:value-type="float">
            <text:p>-8.934028E-05</text:p>
          </table:table-cell>
          <table:table-cell office:value-type="float" office:value="-0.00003322586" calcext:value-type="float">
            <text:p>-3.322586E-05</text:p>
          </table:table-cell>
          <table:table-cell office:value-type="float" office:value="0.0000000003975912" calcext:value-type="float">
            <text:p>3.975912E-10</text:p>
          </table:table-cell>
          <table:table-cell office:value-type="float" office:value="7.110293" calcext:value-type="float">
            <text:p>7.110293</text:p>
          </table:table-cell>
          <table:table-cell office:value-type="float" office:value="0.1769969" calcext:value-type="float">
            <text:p>0.1769969</text:p>
          </table:table-cell>
          <table:table-cell office:value-type="float" office:value="0.1308958" calcext:value-type="float">
            <text:p>0.1308958</text:p>
          </table:table-cell>
          <table:table-cell office:value-type="float" office:value="0.1159822" calcext:value-type="float">
            <text:p>0.1159822</text:p>
          </table:table-cell>
          <table:table-cell office:value-type="float" office:value="0.06253179" calcext:value-type="float">
            <text:p>0.06253179</text:p>
          </table:table-cell>
          <table:table-cell office:value-type="float" office:value="0.02564096" calcext:value-type="float">
            <text:p>0.02564096</text:p>
          </table:table-cell>
          <table:table-cell office:value-type="float" office:value="0.02111982" calcext:value-type="float">
            <text:p>0.02111982</text:p>
          </table:table-cell>
          <table:table-cell office:value-type="float" office:value="0.02292482" calcext:value-type="float">
            <text:p>0.02292482</text:p>
          </table:table-cell>
          <table:table-cell office:value-type="float" office:value="0.01830794" calcext:value-type="float">
            <text:p>0.01830794</text:p>
          </table:table-cell>
          <table:table-cell office:value-type="float" office:value="24.5884" calcext:value-type="float">
            <text:p>24.5884</text:p>
          </table:table-cell>
          <table:table-cell office:value-type="float" office:value="21.52335" calcext:value-type="float">
            <text:p>21.52335</text:p>
          </table:table-cell>
          <table:table-cell office:value-type="float" office:value="23.13706" calcext:value-type="float">
            <text:p>23.13706</text:p>
          </table:table-cell>
          <table:table-cell office:value-type="float" office:value="25.10918" calcext:value-type="float">
            <text:p>25.10918</text:p>
          </table:table-cell>
          <table:table-cell office:value-type="float" office:value="21.63525" calcext:value-type="float">
            <text:p>21.63525</text:p>
          </table:table-cell>
          <table:table-cell office:value-type="float" office:value="15.5434" calcext:value-type="float">
            <text:p>15.5434</text:p>
          </table:table-cell>
          <table:table-cell office:value-type="float" office:value="10.59896" calcext:value-type="float">
            <text:p>10.59896</text:p>
          </table:table-cell>
          <table:table-cell office:value-type="float" office:value="6.622164" calcext:value-type="float">
            <text:p>6.622164</text:p>
          </table:table-cell>
          <table:table-cell office:value-type="float" office:value="704.2413" calcext:value-type="float">
            <text:p>704.2413</text:p>
          </table:table-cell>
          <table:table-cell office:value-type="float" office:value="0" calcext:value-type="float">
            <text:p>0</text:p>
          </table:table-cell>
          <table:table-cell office:value-type="float" office:value="-0.000001153093" calcext:value-type="float">
            <text:p>-1.153093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5.318597" calcext:value-type="float">
            <text:p>5.318597</text:p>
          </table:table-cell>
          <table:table-cell office:value-type="float" office:value="451.8457" calcext:value-type="float">
            <text:p>451.8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93312" calcext:value-type="float">
            <text:p>0.05893312</text:p>
          </table:table-cell>
          <table:table-cell office:value-type="float" office:value="13.80421" calcext:value-type="float">
            <text:p>13.80421</text:p>
          </table:table-cell>
          <table:table-cell office:value-type="float" office:value="0" calcext:value-type="float">
            <text:p>0</text:p>
          </table:table-cell>
          <table:table-cell office:value-type="float" office:value="0.0002541259" calcext:value-type="float">
            <text:p>0.0002541259</text:p>
          </table:table-cell>
          <table:table-cell office:value-type="float" office:value="0" calcext:value-type="float">
            <text:p>0</text:p>
          </table:table-cell>
          <table:table-cell office:value-type="float" office:value="0.00216286" calcext:value-type="float">
            <text:p>0.00216286</text:p>
          </table:table-cell>
          <table:table-cell office:value-type="float" office:value="-0.0001165144" calcext:value-type="float">
            <text:p>-0.0001165144</text:p>
          </table:table-cell>
          <table:table-cell office:value-type="float" office:value="-0.00004228718" calcext:value-type="float">
            <text:p>-4.228718E-05</text:p>
          </table:table-cell>
          <table:table-cell office:value-type="float" office:value="0.0000000003975912" calcext:value-type="float">
            <text:p>3.975912E-10</text:p>
          </table:table-cell>
          <table:table-cell office:value-type="float" office:value="7.107175" calcext:value-type="float">
            <text:p>7.107175</text:p>
          </table:table-cell>
          <table:table-cell office:value-type="float" office:value="0.1561076" calcext:value-type="float">
            <text:p>0.1561076</text:p>
          </table:table-cell>
          <table:table-cell office:value-type="float" office:value="0.1272478" calcext:value-type="float">
            <text:p>0.1272478</text:p>
          </table:table-cell>
          <table:table-cell office:value-type="float" office:value="0.1144291" calcext:value-type="float">
            <text:p>0.1144291</text:p>
          </table:table-cell>
          <table:table-cell office:value-type="float" office:value="0.06204386" calcext:value-type="float">
            <text:p>0.06204386</text:p>
          </table:table-cell>
          <table:table-cell office:value-type="float" office:value="0.02641263" calcext:value-type="float">
            <text:p>0.02641263</text:p>
          </table:table-cell>
          <table:table-cell office:value-type="float" office:value="0.02183679" calcext:value-type="float">
            <text:p>0.02183679</text:p>
          </table:table-cell>
          <table:table-cell office:value-type="float" office:value="0.02311265" calcext:value-type="float">
            <text:p>0.02311265</text:p>
          </table:table-cell>
          <table:table-cell office:value-type="float" office:value="0.01830822" calcext:value-type="float">
            <text:p>0.01830822</text:p>
          </table:table-cell>
          <table:table-cell office:value-type="float" office:value="24.63916" calcext:value-type="float">
            <text:p>24.63916</text:p>
          </table:table-cell>
          <table:table-cell office:value-type="float" office:value="21.59163" calcext:value-type="float">
            <text:p>21.59163</text:p>
          </table:table-cell>
          <table:table-cell office:value-type="float" office:value="23.15982" calcext:value-type="float">
            <text:p>23.15982</text:p>
          </table:table-cell>
          <table:table-cell office:value-type="float" office:value="25.10873" calcext:value-type="float">
            <text:p>25.10873</text:p>
          </table:table-cell>
          <table:table-cell office:value-type="float" office:value="21.62988" calcext:value-type="float">
            <text:p>21.62988</text:p>
          </table:table-cell>
          <table:table-cell office:value-type="float" office:value="15.53337" calcext:value-type="float">
            <text:p>15.53337</text:p>
          </table:table-cell>
          <table:table-cell office:value-type="float" office:value="10.60132" calcext:value-type="float">
            <text:p>10.60132</text:p>
          </table:table-cell>
          <table:table-cell office:value-type="float" office:value="6.62864" calcext:value-type="float">
            <text:p>6.62864</text:p>
          </table:table-cell>
          <table:table-cell office:value-type="float" office:value="701.9594" calcext:value-type="float">
            <text:p>701.9594</text:p>
          </table:table-cell>
          <table:table-cell office:value-type="float" office:value="0" calcext:value-type="float">
            <text:p>0</text:p>
          </table:table-cell>
          <table:table-cell office:value-type="float" office:value="-0.000001556324" calcext:value-type="float">
            <text:p>-1.556324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5.317526" calcext:value-type="float">
            <text:p>5.317526</text:p>
          </table:table-cell>
          <table:table-cell office:value-type="float" office:value="451.8447" calcext:value-type="float">
            <text:p>451.8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12864" calcext:value-type="float">
            <text:p>0.05712864</text:p>
          </table:table-cell>
          <table:table-cell office:value-type="float" office:value="13.80377" calcext:value-type="float">
            <text:p>13.80377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3195627" calcext:value-type="float">
            <text:p>0.0003195627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08039909" calcext:value-type="float">
            <text:p>0.008039909</text:p>
          </table:table-cell>
          <table:table-cell office:value-type="float" office:value="-0.000215264" calcext:value-type="float">
            <text:p>-0.000215264</text:p>
          </table:table-cell>
          <table:table-cell office:value-type="float" office:value="-0.0004201926" calcext:value-type="float">
            <text:p>-0.0004201926</text:p>
          </table:table-cell>
          <table:table-cell office:value-type="float" office:value="0.00000003382718" calcext:value-type="float">
            <text:p>3.382718E-08</text:p>
          </table:table-cell>
          <table:table-cell office:value-type="float" office:value="7.103795" calcext:value-type="float">
            <text:p>7.103795</text:p>
          </table:table-cell>
          <table:table-cell office:value-type="float" office:value="0.1281063" calcext:value-type="float">
            <text:p>0.1281063</text:p>
          </table:table-cell>
          <table:table-cell office:value-type="float" office:value="0.1178046" calcext:value-type="float">
            <text:p>0.1178046</text:p>
          </table:table-cell>
          <table:table-cell office:value-type="float" office:value="0.1081418" calcext:value-type="float">
            <text:p>0.1081418</text:p>
          </table:table-cell>
          <table:table-cell office:value-type="float" office:value="0.05901632" calcext:value-type="float">
            <text:p>0.05901632</text:p>
          </table:table-cell>
          <table:table-cell office:value-type="float" office:value="0.02611681" calcext:value-type="float">
            <text:p>0.02611681</text:p>
          </table:table-cell>
          <table:table-cell office:value-type="float" office:value="0.0228305" calcext:value-type="float">
            <text:p>0.0228305</text:p>
          </table:table-cell>
          <table:table-cell office:value-type="float" office:value="0.02400517" calcext:value-type="float">
            <text:p>0.02400517</text:p>
          </table:table-cell>
          <table:table-cell office:value-type="float" office:value="0.01830046" calcext:value-type="float">
            <text:p>0.01830046</text:p>
          </table:table-cell>
          <table:table-cell office:value-type="float" office:value="14.42778" calcext:value-type="float">
            <text:p>14.42778</text:p>
          </table:table-cell>
          <table:table-cell office:value-type="float" office:value="21.7894" calcext:value-type="float">
            <text:p>21.7894</text:p>
          </table:table-cell>
          <table:table-cell office:value-type="float" office:value="23.214" calcext:value-type="float">
            <text:p>23.214</text:p>
          </table:table-cell>
          <table:table-cell office:value-type="float" office:value="25.12184" calcext:value-type="float">
            <text:p>25.12184</text:p>
          </table:table-cell>
          <table:table-cell office:value-type="float" office:value="21.63932" calcext:value-type="float">
            <text:p>21.63932</text:p>
          </table:table-cell>
          <table:table-cell office:value-type="float" office:value="16.30743" calcext:value-type="float">
            <text:p>16.30743</text:p>
          </table:table-cell>
          <table:table-cell office:value-type="float" office:value="10.6146" calcext:value-type="float">
            <text:p>10.6146</text:p>
          </table:table-cell>
          <table:table-cell office:value-type="float" office:value="6.633748" calcext:value-type="float">
            <text:p>6.633748</text:p>
          </table:table-cell>
          <table:table-cell office:value-type="float" office:value="620.0947" calcext:value-type="float">
            <text:p>620.0947</text:p>
          </table:table-cell>
          <table:table-cell office:value-type="float" office:value="0" calcext:value-type="float">
            <text:p>0</text:p>
          </table:table-cell>
          <table:table-cell office:value-type="float" office:value="-0.0001891962" calcext:value-type="float">
            <text:p>-0.00018919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5.31667" calcext:value-type="float">
            <text:p>5.31667</text:p>
          </table:table-cell>
          <table:table-cell office:value-type="float" office:value="451.843" calcext:value-type="float">
            <text:p>451.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67419" calcext:value-type="float">
            <text:p>0.05667419</text:p>
          </table:table-cell>
          <table:table-cell office:value-type="float" office:value="13.80647" calcext:value-type="float">
            <text:p>13.80647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3861059" calcext:value-type="float">
            <text:p>0.0003861059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1666988" calcext:value-type="float">
            <text:p>0.01666988</text:p>
          </table:table-cell>
          <table:table-cell office:value-type="float" office:value="-0.0002900217" calcext:value-type="float">
            <text:p>-0.0002900217</text:p>
          </table:table-cell>
          <table:table-cell office:value-type="float" office:value="-0.001177677" calcext:value-type="float">
            <text:p>-0.001177677</text:p>
          </table:table-cell>
          <table:table-cell office:value-type="float" office:value="0.00000005223713" calcext:value-type="float">
            <text:p>5.223713E-08</text:p>
          </table:table-cell>
          <table:table-cell office:value-type="float" office:value="7.100012" calcext:value-type="float">
            <text:p>7.100012</text:p>
          </table:table-cell>
          <table:table-cell office:value-type="float" office:value="0.1203722" calcext:value-type="float">
            <text:p>0.1203722</text:p>
          </table:table-cell>
          <table:table-cell office:value-type="float" office:value="0.1126253" calcext:value-type="float">
            <text:p>0.1126253</text:p>
          </table:table-cell>
          <table:table-cell office:value-type="float" office:value="0.1085567" calcext:value-type="float">
            <text:p>0.1085567</text:p>
          </table:table-cell>
          <table:table-cell office:value-type="float" office:value="0.05889173" calcext:value-type="float">
            <text:p>0.05889173</text:p>
          </table:table-cell>
          <table:table-cell office:value-type="float" office:value="0.02476032" calcext:value-type="float">
            <text:p>0.02476032</text:p>
          </table:table-cell>
          <table:table-cell office:value-type="float" office:value="0.0219755" calcext:value-type="float">
            <text:p>0.0219755</text:p>
          </table:table-cell>
          <table:table-cell office:value-type="float" office:value="0.02417354" calcext:value-type="float">
            <text:p>0.02417354</text:p>
          </table:table-cell>
          <table:table-cell office:value-type="float" office:value="0.01829081" calcext:value-type="float">
            <text:p>0.01829081</text:p>
          </table:table-cell>
          <table:table-cell office:value-type="float" office:value="14.61276" calcext:value-type="float">
            <text:p>14.61276</text:p>
          </table:table-cell>
          <table:table-cell office:value-type="float" office:value="21.50129" calcext:value-type="float">
            <text:p>21.50129</text:p>
          </table:table-cell>
          <table:table-cell office:value-type="float" office:value="23.28577" calcext:value-type="float">
            <text:p>23.28577</text:p>
          </table:table-cell>
          <table:table-cell office:value-type="float" office:value="25.15381" calcext:value-type="float">
            <text:p>25.15381</text:p>
          </table:table-cell>
          <table:table-cell office:value-type="float" office:value="21.65494" calcext:value-type="float">
            <text:p>21.65494</text:p>
          </table:table-cell>
          <table:table-cell office:value-type="float" office:value="16.36663" calcext:value-type="float">
            <text:p>16.36663</text:p>
          </table:table-cell>
          <table:table-cell office:value-type="float" office:value="10.74644" calcext:value-type="float">
            <text:p>10.74644</text:p>
          </table:table-cell>
          <table:table-cell office:value-type="float" office:value="6.636992" calcext:value-type="float">
            <text:p>6.636992</text:p>
          </table:table-cell>
          <table:table-cell office:value-type="float" office:value="606.4558" calcext:value-type="float">
            <text:p>606.4558</text:p>
          </table:table-cell>
          <table:table-cell office:value-type="float" office:value="0" calcext:value-type="float">
            <text:p>0</text:p>
          </table:table-cell>
          <table:table-cell office:value-type="float" office:value="-0.0002719444" calcext:value-type="float">
            <text:p>-0.0002719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5.315522" calcext:value-type="float">
            <text:p>5.315522</text:p>
          </table:table-cell>
          <table:table-cell office:value-type="float" office:value="451.8412" calcext:value-type="float">
            <text:p>451.8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49155" calcext:value-type="float">
            <text:p>0.05649155</text:p>
          </table:table-cell>
          <table:table-cell office:value-type="float" office:value="13.81148" calcext:value-type="float">
            <text:p>13.81148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4520193" calcext:value-type="float">
            <text:p>0.000452019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2407374" calcext:value-type="float">
            <text:p>0.02407374</text:p>
          </table:table-cell>
          <table:table-cell office:value-type="float" office:value="-0.0003101887" calcext:value-type="float">
            <text:p>-0.0003101887</text:p>
          </table:table-cell>
          <table:table-cell office:value-type="float" office:value="-0.001229551" calcext:value-type="float">
            <text:p>-0.001229551</text:p>
          </table:table-cell>
          <table:table-cell office:value-type="float" office:value="0.00000005223713" calcext:value-type="float">
            <text:p>5.223713E-08</text:p>
          </table:table-cell>
          <table:table-cell office:value-type="float" office:value="7.095851" calcext:value-type="float">
            <text:p>7.095851</text:p>
          </table:table-cell>
          <table:table-cell office:value-type="float" office:value="0.1091091" calcext:value-type="float">
            <text:p>0.1091091</text:p>
          </table:table-cell>
          <table:table-cell office:value-type="float" office:value="0.1090429" calcext:value-type="float">
            <text:p>0.1090429</text:p>
          </table:table-cell>
          <table:table-cell office:value-type="float" office:value="0.1111145" calcext:value-type="float">
            <text:p>0.1111145</text:p>
          </table:table-cell>
          <table:table-cell office:value-type="float" office:value="0.05997073" calcext:value-type="float">
            <text:p>0.05997073</text:p>
          </table:table-cell>
          <table:table-cell office:value-type="float" office:value="0.02348319" calcext:value-type="float">
            <text:p>0.02348319</text:p>
          </table:table-cell>
          <table:table-cell office:value-type="float" office:value="0.02047881" calcext:value-type="float">
            <text:p>0.02047881</text:p>
          </table:table-cell>
          <table:table-cell office:value-type="float" office:value="0.0238076" calcext:value-type="float">
            <text:p>0.0238076</text:p>
          </table:table-cell>
          <table:table-cell office:value-type="float" office:value="0.01828561" calcext:value-type="float">
            <text:p>0.01828561</text:p>
          </table:table-cell>
          <table:table-cell office:value-type="float" office:value="15.93624" calcext:value-type="float">
            <text:p>15.93624</text:p>
          </table:table-cell>
          <table:table-cell office:value-type="float" office:value="21.20814" calcext:value-type="float">
            <text:p>21.20814</text:p>
          </table:table-cell>
          <table:table-cell office:value-type="float" office:value="23.35486" calcext:value-type="float">
            <text:p>23.35486</text:p>
          </table:table-cell>
          <table:table-cell office:value-type="float" office:value="25.18373" calcext:value-type="float">
            <text:p>25.18373</text:p>
          </table:table-cell>
          <table:table-cell office:value-type="float" office:value="21.66653" calcext:value-type="float">
            <text:p>21.66653</text:p>
          </table:table-cell>
          <table:table-cell office:value-type="float" office:value="16.29922" calcext:value-type="float">
            <text:p>16.29922</text:p>
          </table:table-cell>
          <table:table-cell office:value-type="float" office:value="10.71077" calcext:value-type="float">
            <text:p>10.71077</text:p>
          </table:table-cell>
          <table:table-cell office:value-type="float" office:value="6.642244" calcext:value-type="float">
            <text:p>6.642244</text:p>
          </table:table-cell>
          <table:table-cell office:value-type="float" office:value="608.259" calcext:value-type="float">
            <text:p>608.259</text:p>
          </table:table-cell>
          <table:table-cell office:value-type="float" office:value="0" calcext:value-type="float">
            <text:p>0</text:p>
          </table:table-cell>
          <table:table-cell office:value-type="float" office:value="-0.0002724527" calcext:value-type="float">
            <text:p>-0.0002724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5.31418" calcext:value-type="float">
            <text:p>5.31418</text:p>
          </table:table-cell>
          <table:table-cell office:value-type="float" office:value="451.8394" calcext:value-type="float">
            <text:p>451.8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0469" calcext:value-type="float">
            <text:p>0.0560469</text:p>
          </table:table-cell>
          <table:table-cell office:value-type="float" office:value="13.81677" calcext:value-type="float">
            <text:p>13.81677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5178683" calcext:value-type="float">
            <text:p>0.000517868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139501" calcext:value-type="float">
            <text:p>0.03139501</text:p>
          </table:table-cell>
          <table:table-cell office:value-type="float" office:value="-0.0003323876" calcext:value-type="float">
            <text:p>-0.0003323876</text:p>
          </table:table-cell>
          <table:table-cell office:value-type="float" office:value="-0.001286666" calcext:value-type="float">
            <text:p>-0.001286666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91229" calcext:value-type="float">
            <text:p>7.091229</text:p>
          </table:table-cell>
          <table:table-cell office:value-type="float" office:value="0.1026423" calcext:value-type="float">
            <text:p>0.1026423</text:p>
          </table:table-cell>
          <table:table-cell office:value-type="float" office:value="0.1060768" calcext:value-type="float">
            <text:p>0.1060768</text:p>
          </table:table-cell>
          <table:table-cell office:value-type="float" office:value="0.110757" calcext:value-type="float">
            <text:p>0.110757</text:p>
          </table:table-cell>
          <table:table-cell office:value-type="float" office:value="0.05952914" calcext:value-type="float">
            <text:p>0.05952914</text:p>
          </table:table-cell>
          <table:table-cell office:value-type="float" office:value="0.02241093" calcext:value-type="float">
            <text:p>0.02241093</text:p>
          </table:table-cell>
          <table:table-cell office:value-type="float" office:value="0.01926273" calcext:value-type="float">
            <text:p>0.01926273</text:p>
          </table:table-cell>
          <table:table-cell office:value-type="float" office:value="0.02346434" calcext:value-type="float">
            <text:p>0.02346434</text:p>
          </table:table-cell>
          <table:table-cell office:value-type="float" office:value="0.01828334" calcext:value-type="float">
            <text:p>0.01828334</text:p>
          </table:table-cell>
          <table:table-cell office:value-type="float" office:value="16.47367" calcext:value-type="float">
            <text:p>16.47367</text:p>
          </table:table-cell>
          <table:table-cell office:value-type="float" office:value="20.93951" calcext:value-type="float">
            <text:p>20.93951</text:p>
          </table:table-cell>
          <table:table-cell office:value-type="float" office:value="23.42281" calcext:value-type="float">
            <text:p>23.42281</text:p>
          </table:table-cell>
          <table:table-cell office:value-type="float" office:value="25.21365" calcext:value-type="float">
            <text:p>25.21365</text:p>
          </table:table-cell>
          <table:table-cell office:value-type="float" office:value="21.94214" calcext:value-type="float">
            <text:p>21.94214</text:p>
          </table:table-cell>
          <table:table-cell office:value-type="float" office:value="16.10139" calcext:value-type="float">
            <text:p>16.10139</text:p>
          </table:table-cell>
          <table:table-cell office:value-type="float" office:value="10.68921" calcext:value-type="float">
            <text:p>10.68921</text:p>
          </table:table-cell>
          <table:table-cell office:value-type="float" office:value="6.648799" calcext:value-type="float">
            <text:p>6.648799</text:p>
          </table:table-cell>
          <table:table-cell office:value-type="float" office:value="608.6446" calcext:value-type="float">
            <text:p>608.6446</text:p>
          </table:table-cell>
          <table:table-cell office:value-type="float" office:value="0" calcext:value-type="float">
            <text:p>0</text:p>
          </table:table-cell>
          <table:table-cell office:value-type="float" office:value="-0.0002729135" calcext:value-type="float">
            <text:p>-0.00027291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5.31288" calcext:value-type="float">
            <text:p>5.31288</text:p>
          </table:table-cell>
          <table:table-cell office:value-type="float" office:value="451.8376" calcext:value-type="float">
            <text:p>451.8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7897" calcext:value-type="float">
            <text:p>0.05557897</text:p>
          </table:table-cell>
          <table:table-cell office:value-type="float" office:value="13.82576" calcext:value-type="float">
            <text:p>13.82576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5697343" calcext:value-type="float">
            <text:p>0.000569734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402841" calcext:value-type="float">
            <text:p>0.03402841</text:p>
          </table:table-cell>
          <table:table-cell office:value-type="float" office:value="-0.0003576096" calcext:value-type="float">
            <text:p>-0.0003576096</text:p>
          </table:table-cell>
          <table:table-cell office:value-type="float" office:value="-0.001388937" calcext:value-type="float">
            <text:p>-0.001388937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86686" calcext:value-type="float">
            <text:p>7.086686</text:p>
          </table:table-cell>
          <table:table-cell office:value-type="float" office:value="0.0997733" calcext:value-type="float">
            <text:p>0.0997733</text:p>
          </table:table-cell>
          <table:table-cell office:value-type="float" office:value="0.1034838" calcext:value-type="float">
            <text:p>0.1034838</text:p>
          </table:table-cell>
          <table:table-cell office:value-type="float" office:value="0.1092374" calcext:value-type="float">
            <text:p>0.1092374</text:p>
          </table:table-cell>
          <table:table-cell office:value-type="float" office:value="0.05850438" calcext:value-type="float">
            <text:p>0.05850438</text:p>
          </table:table-cell>
          <table:table-cell office:value-type="float" office:value="0.0215475" calcext:value-type="float">
            <text:p>0.0215475</text:p>
          </table:table-cell>
          <table:table-cell office:value-type="float" office:value="0.01831205" calcext:value-type="float">
            <text:p>0.01831205</text:p>
          </table:table-cell>
          <table:table-cell office:value-type="float" office:value="0.0231005" calcext:value-type="float">
            <text:p>0.0231005</text:p>
          </table:table-cell>
          <table:table-cell office:value-type="float" office:value="0.01828175" calcext:value-type="float">
            <text:p>0.01828175</text:p>
          </table:table-cell>
          <table:table-cell office:value-type="float" office:value="17.20761" calcext:value-type="float">
            <text:p>17.20761</text:p>
          </table:table-cell>
          <table:table-cell office:value-type="float" office:value="20.67401" calcext:value-type="float">
            <text:p>20.67401</text:p>
          </table:table-cell>
          <table:table-cell office:value-type="float" office:value="23.48346" calcext:value-type="float">
            <text:p>23.48346</text:p>
          </table:table-cell>
          <table:table-cell office:value-type="float" office:value="25.24611" calcext:value-type="float">
            <text:p>25.24611</text:p>
          </table:table-cell>
          <table:table-cell office:value-type="float" office:value="22.35702" calcext:value-type="float">
            <text:p>22.35702</text:p>
          </table:table-cell>
          <table:table-cell office:value-type="float" office:value="15.83875" calcext:value-type="float">
            <text:p>15.83875</text:p>
          </table:table-cell>
          <table:table-cell office:value-type="float" office:value="10.62177" calcext:value-type="float">
            <text:p>10.62177</text:p>
          </table:table-cell>
          <table:table-cell office:value-type="float" office:value="6.655292" calcext:value-type="float">
            <text:p>6.655292</text:p>
          </table:table-cell>
          <table:table-cell office:value-type="float" office:value="611.7266" calcext:value-type="float">
            <text:p>611.7266</text:p>
          </table:table-cell>
          <table:table-cell office:value-type="float" office:value="0" calcext:value-type="float">
            <text:p>0</text:p>
          </table:table-cell>
          <table:table-cell office:value-type="float" office:value="-0.0002733368" calcext:value-type="float">
            <text:p>-0.0002733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5.311411" calcext:value-type="float">
            <text:p>5.311411</text:p>
          </table:table-cell>
          <table:table-cell office:value-type="float" office:value="451.8361" calcext:value-type="float">
            <text:p>451.8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5263" calcext:value-type="float">
            <text:p>0.05545263</text:p>
          </table:table-cell>
          <table:table-cell office:value-type="float" office:value="13.83961" calcext:value-type="float">
            <text:p>13.83961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6125564" calcext:value-type="float">
            <text:p>0.0006125564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227676" calcext:value-type="float">
            <text:p>0.03227676</text:p>
          </table:table-cell>
          <table:table-cell office:value-type="float" office:value="-0.0003998857" calcext:value-type="float">
            <text:p>-0.0003998857</text:p>
          </table:table-cell>
          <table:table-cell office:value-type="float" office:value="-0.001621863" calcext:value-type="float">
            <text:p>-0.001621863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81848" calcext:value-type="float">
            <text:p>7.081848</text:p>
          </table:table-cell>
          <table:table-cell office:value-type="float" office:value="0.1032328" calcext:value-type="float">
            <text:p>0.1032328</text:p>
          </table:table-cell>
          <table:table-cell office:value-type="float" office:value="0.1010862" calcext:value-type="float">
            <text:p>0.1010862</text:p>
          </table:table-cell>
          <table:table-cell office:value-type="float" office:value="0.1075192" calcext:value-type="float">
            <text:p>0.1075192</text:p>
          </table:table-cell>
          <table:table-cell office:value-type="float" office:value="0.05740699" calcext:value-type="float">
            <text:p>0.05740699</text:p>
          </table:table-cell>
          <table:table-cell office:value-type="float" office:value="0.02089061" calcext:value-type="float">
            <text:p>0.02089061</text:p>
          </table:table-cell>
          <table:table-cell office:value-type="float" office:value="0.01758013" calcext:value-type="float">
            <text:p>0.01758013</text:p>
          </table:table-cell>
          <table:table-cell office:value-type="float" office:value="0.02274721" calcext:value-type="float">
            <text:p>0.02274721</text:p>
          </table:table-cell>
          <table:table-cell office:value-type="float" office:value="0.01828305" calcext:value-type="float">
            <text:p>0.01828305</text:p>
          </table:table-cell>
          <table:table-cell office:value-type="float" office:value="18.08062" calcext:value-type="float">
            <text:p>18.08062</text:p>
          </table:table-cell>
          <table:table-cell office:value-type="float" office:value="20.51785" calcext:value-type="float">
            <text:p>20.51785</text:p>
          </table:table-cell>
          <table:table-cell office:value-type="float" office:value="23.55268" calcext:value-type="float">
            <text:p>23.55268</text:p>
          </table:table-cell>
          <table:table-cell office:value-type="float" office:value="25.2787" calcext:value-type="float">
            <text:p>25.2787</text:p>
          </table:table-cell>
          <table:table-cell office:value-type="float" office:value="22.74476" calcext:value-type="float">
            <text:p>22.74476</text:p>
          </table:table-cell>
          <table:table-cell office:value-type="float" office:value="15.60217" calcext:value-type="float">
            <text:p>15.60217</text:p>
          </table:table-cell>
          <table:table-cell office:value-type="float" office:value="10.53485" calcext:value-type="float">
            <text:p>10.53485</text:p>
          </table:table-cell>
          <table:table-cell office:value-type="float" office:value="6.662454" calcext:value-type="float">
            <text:p>6.662454</text:p>
          </table:table-cell>
          <table:table-cell office:value-type="float" office:value="615.9371" calcext:value-type="float">
            <text:p>615.9371</text:p>
          </table:table-cell>
          <table:table-cell office:value-type="float" office:value="0" calcext:value-type="float">
            <text:p>0</text:p>
          </table:table-cell>
          <table:table-cell office:value-type="float" office:value="-0.0002737462" calcext:value-type="float">
            <text:p>-0.0002737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5.309783" calcext:value-type="float">
            <text:p>5.309783</text:p>
          </table:table-cell>
          <table:table-cell office:value-type="float" office:value="451.8346" calcext:value-type="float">
            <text:p>451.8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0774" calcext:value-type="float">
            <text:p>0.05550774</text:p>
          </table:table-cell>
          <table:table-cell office:value-type="float" office:value="13.84976" calcext:value-type="float">
            <text:p>13.84976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671463" calcext:value-type="float">
            <text:p>0.00067146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572801" calcext:value-type="float">
            <text:p>0.03572801</text:p>
          </table:table-cell>
          <table:table-cell office:value-type="float" office:value="-0.00042647" calcext:value-type="float">
            <text:p>-0.00042647</text:p>
          </table:table-cell>
          <table:table-cell office:value-type="float" office:value="-0.001822239" calcext:value-type="float">
            <text:p>-0.001822239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76764" calcext:value-type="float">
            <text:p>7.076764</text:p>
          </table:table-cell>
          <table:table-cell office:value-type="float" office:value="0.10914" calcext:value-type="float">
            <text:p>0.10914</text:p>
          </table:table-cell>
          <table:table-cell office:value-type="float" office:value="0.1005428" calcext:value-type="float">
            <text:p>0.1005428</text:p>
          </table:table-cell>
          <table:table-cell office:value-type="float" office:value="0.1081022" calcext:value-type="float">
            <text:p>0.1081022</text:p>
          </table:table-cell>
          <table:table-cell office:value-type="float" office:value="0.05726236" calcext:value-type="float">
            <text:p>0.05726236</text:p>
          </table:table-cell>
          <table:table-cell office:value-type="float" office:value="0.02034028" calcext:value-type="float">
            <text:p>0.02034028</text:p>
          </table:table-cell>
          <table:table-cell office:value-type="float" office:value="0.01700066" calcext:value-type="float">
            <text:p>0.01700066</text:p>
          </table:table-cell>
          <table:table-cell office:value-type="float" office:value="0.02246252" calcext:value-type="float">
            <text:p>0.02246252</text:p>
          </table:table-cell>
          <table:table-cell office:value-type="float" office:value="0.01828542" calcext:value-type="float">
            <text:p>0.01828542</text:p>
          </table:table-cell>
          <table:table-cell office:value-type="float" office:value="18.98275" calcext:value-type="float">
            <text:p>18.98275</text:p>
          </table:table-cell>
          <table:table-cell office:value-type="float" office:value="20.42618" calcext:value-type="float">
            <text:p>20.42618</text:p>
          </table:table-cell>
          <table:table-cell office:value-type="float" office:value="23.63109" calcext:value-type="float">
            <text:p>23.63109</text:p>
          </table:table-cell>
          <table:table-cell office:value-type="float" office:value="25.31348" calcext:value-type="float">
            <text:p>25.31348</text:p>
          </table:table-cell>
          <table:table-cell office:value-type="float" office:value="22.96115" calcext:value-type="float">
            <text:p>22.96115</text:p>
          </table:table-cell>
          <table:table-cell office:value-type="float" office:value="15.46901" calcext:value-type="float">
            <text:p>15.46901</text:p>
          </table:table-cell>
          <table:table-cell office:value-type="float" office:value="10.4926" calcext:value-type="float">
            <text:p>10.4926</text:p>
          </table:table-cell>
          <table:table-cell office:value-type="float" office:value="6.669796" calcext:value-type="float">
            <text:p>6.669796</text:p>
          </table:table-cell>
          <table:table-cell office:value-type="float" office:value="618.5155" calcext:value-type="float">
            <text:p>618.5155</text:p>
          </table:table-cell>
          <table:table-cell office:value-type="float" office:value="0" calcext:value-type="float">
            <text:p>0</text:p>
          </table:table-cell>
          <table:table-cell office:value-type="float" office:value="-0.0002741541" calcext:value-type="float">
            <text:p>-0.00027415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5.308127" calcext:value-type="float">
            <text:p>5.308127</text:p>
          </table:table-cell>
          <table:table-cell office:value-type="float" office:value="451.8331" calcext:value-type="float">
            <text:p>451.8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0181" calcext:value-type="float">
            <text:p>0.05550181</text:p>
          </table:table-cell>
          <table:table-cell office:value-type="float" office:value="13.86359" calcext:value-type="float">
            <text:p>13.86359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7289862" calcext:value-type="float">
            <text:p>0.0007289862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604125" calcext:value-type="float">
            <text:p>0.03604125</text:p>
          </table:table-cell>
          <table:table-cell office:value-type="float" office:value="-0.0004551474" calcext:value-type="float">
            <text:p>-0.0004551474</text:p>
          </table:table-cell>
          <table:table-cell office:value-type="float" office:value="-0.002110426" calcext:value-type="float">
            <text:p>-0.002110426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71645" calcext:value-type="float">
            <text:p>7.071645</text:p>
          </table:table-cell>
          <table:table-cell office:value-type="float" office:value="0.1134675" calcext:value-type="float">
            <text:p>0.1134675</text:p>
          </table:table-cell>
          <table:table-cell office:value-type="float" office:value="0.1000222" calcext:value-type="float">
            <text:p>0.1000222</text:p>
          </table:table-cell>
          <table:table-cell office:value-type="float" office:value="0.1086374" calcext:value-type="float">
            <text:p>0.1086374</text:p>
          </table:table-cell>
          <table:table-cell office:value-type="float" office:value="0.05721661" calcext:value-type="float">
            <text:p>0.05721661</text:p>
          </table:table-cell>
          <table:table-cell office:value-type="float" office:value="0.01986746" calcext:value-type="float">
            <text:p>0.01986746</text:p>
          </table:table-cell>
          <table:table-cell office:value-type="float" office:value="0.01652746" calcext:value-type="float">
            <text:p>0.01652746</text:p>
          </table:table-cell>
          <table:table-cell office:value-type="float" office:value="0.02222315" calcext:value-type="float">
            <text:p>0.02222315</text:p>
          </table:table-cell>
          <table:table-cell office:value-type="float" office:value="0.01828777" calcext:value-type="float">
            <text:p>0.01828777</text:p>
          </table:table-cell>
          <table:table-cell office:value-type="float" office:value="19.87128" calcext:value-type="float">
            <text:p>19.87128</text:p>
          </table:table-cell>
          <table:table-cell office:value-type="float" office:value="20.36123" calcext:value-type="float">
            <text:p>20.36123</text:p>
          </table:table-cell>
          <table:table-cell office:value-type="float" office:value="23.70876" calcext:value-type="float">
            <text:p>23.70876</text:p>
          </table:table-cell>
          <table:table-cell office:value-type="float" office:value="25.34685" calcext:value-type="float">
            <text:p>25.34685</text:p>
          </table:table-cell>
          <table:table-cell office:value-type="float" office:value="22.98141" calcext:value-type="float">
            <text:p>22.98141</text:p>
          </table:table-cell>
          <table:table-cell office:value-type="float" office:value="15.44388" calcext:value-type="float">
            <text:p>15.44388</text:p>
          </table:table-cell>
          <table:table-cell office:value-type="float" office:value="10.49351" calcext:value-type="float">
            <text:p>10.49351</text:p>
          </table:table-cell>
          <table:table-cell office:value-type="float" office:value="6.676977" calcext:value-type="float">
            <text:p>6.676977</text:p>
          </table:table-cell>
          <table:table-cell office:value-type="float" office:value="618.4585" calcext:value-type="float">
            <text:p>618.4585</text:p>
          </table:table-cell>
          <table:table-cell office:value-type="float" office:value="0" calcext:value-type="float">
            <text:p>0</text:p>
          </table:table-cell>
          <table:table-cell office:value-type="float" office:value="-0.0002745544" calcext:value-type="float">
            <text:p>-0.00027455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5.30636" calcext:value-type="float">
            <text:p>5.30636</text:p>
          </table:table-cell>
          <table:table-cell office:value-type="float" office:value="451.8317" calcext:value-type="float">
            <text:p>451.8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0144" calcext:value-type="float">
            <text:p>0.05550144</text:p>
          </table:table-cell>
          <table:table-cell office:value-type="float" office:value="13.87976" calcext:value-type="float">
            <text:p>13.87976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7860106" calcext:value-type="float">
            <text:p>0.0007860106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471528" calcext:value-type="float">
            <text:p>0.03471528</text:p>
          </table:table-cell>
          <table:table-cell office:value-type="float" office:value="-0.0004836387" calcext:value-type="float">
            <text:p>-0.0004836387</text:p>
          </table:table-cell>
          <table:table-cell office:value-type="float" office:value="-0.002377745" calcext:value-type="float">
            <text:p>-0.002377745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66356" calcext:value-type="float">
            <text:p>7.066356</text:p>
          </table:table-cell>
          <table:table-cell office:value-type="float" office:value="0.117501" calcext:value-type="float">
            <text:p>0.117501</text:p>
          </table:table-cell>
          <table:table-cell office:value-type="float" office:value="0.1000068" calcext:value-type="float">
            <text:p>0.1000068</text:p>
          </table:table-cell>
          <table:table-cell office:value-type="float" office:value="0.1093727" calcext:value-type="float">
            <text:p>0.1093727</text:p>
          </table:table-cell>
          <table:table-cell office:value-type="float" office:value="0.05723269" calcext:value-type="float">
            <text:p>0.05723269</text:p>
          </table:table-cell>
          <table:table-cell office:value-type="float" office:value="0.01950527" calcext:value-type="float">
            <text:p>0.01950527</text:p>
          </table:table-cell>
          <table:table-cell office:value-type="float" office:value="0.0161384" calcext:value-type="float">
            <text:p>0.0161384</text:p>
          </table:table-cell>
          <table:table-cell office:value-type="float" office:value="0.02199738" calcext:value-type="float">
            <text:p>0.02199738</text:p>
          </table:table-cell>
          <table:table-cell office:value-type="float" office:value="0.01828975" calcext:value-type="float">
            <text:p>0.01828975</text:p>
          </table:table-cell>
          <table:table-cell office:value-type="float" office:value="20.40022" calcext:value-type="float">
            <text:p>20.40022</text:p>
          </table:table-cell>
          <table:table-cell office:value-type="float" office:value="20.38941" calcext:value-type="float">
            <text:p>20.38941</text:p>
          </table:table-cell>
          <table:table-cell office:value-type="float" office:value="23.78942" calcext:value-type="float">
            <text:p>23.78942</text:p>
          </table:table-cell>
          <table:table-cell office:value-type="float" office:value="25.37803" calcext:value-type="float">
            <text:p>25.37803</text:p>
          </table:table-cell>
          <table:table-cell office:value-type="float" office:value="22.96146" calcext:value-type="float">
            <text:p>22.96146</text:p>
          </table:table-cell>
          <table:table-cell office:value-type="float" office:value="15.44227" calcext:value-type="float">
            <text:p>15.44227</text:p>
          </table:table-cell>
          <table:table-cell office:value-type="float" office:value="10.49744" calcext:value-type="float">
            <text:p>10.49744</text:p>
          </table:table-cell>
          <table:table-cell office:value-type="float" office:value="6.683812" calcext:value-type="float">
            <text:p>6.683812</text:p>
          </table:table-cell>
          <table:table-cell office:value-type="float" office:value="616.7581" calcext:value-type="float">
            <text:p>616.7581</text:p>
          </table:table-cell>
          <table:table-cell office:value-type="float" office:value="0" calcext:value-type="float">
            <text:p>0</text:p>
          </table:table-cell>
          <table:table-cell office:value-type="float" office:value="-0.0002749524" calcext:value-type="float">
            <text:p>-0.0002749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5.304533" calcext:value-type="float">
            <text:p>5.304533</text:p>
          </table:table-cell>
          <table:table-cell office:value-type="float" office:value="451.8304" calcext:value-type="float">
            <text:p>451.8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6988" calcext:value-type="float">
            <text:p>0.05556988</text:p>
          </table:table-cell>
          <table:table-cell office:value-type="float" office:value="13.89644" calcext:value-type="float">
            <text:p>13.89644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8430671" calcext:value-type="float">
            <text:p>0.0008430671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343068" calcext:value-type="float">
            <text:p>0.03343068</text:p>
          </table:table-cell>
          <table:table-cell office:value-type="float" office:value="-0.0005110453" calcext:value-type="float">
            <text:p>-0.0005110453</text:p>
          </table:table-cell>
          <table:table-cell office:value-type="float" office:value="-0.002532967" calcext:value-type="float">
            <text:p>-0.002532967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60977" calcext:value-type="float">
            <text:p>7.060977</text:p>
          </table:table-cell>
          <table:table-cell office:value-type="float" office:value="0.1221898" calcext:value-type="float">
            <text:p>0.1221898</text:p>
          </table:table-cell>
          <table:table-cell office:value-type="float" office:value="0.09999063" calcext:value-type="float">
            <text:p>0.09999063</text:p>
          </table:table-cell>
          <table:table-cell office:value-type="float" office:value="0.1103092" calcext:value-type="float">
            <text:p>0.1103092</text:p>
          </table:table-cell>
          <table:table-cell office:value-type="float" office:value="0.0573347" calcext:value-type="float">
            <text:p>0.0573347</text:p>
          </table:table-cell>
          <table:table-cell office:value-type="float" office:value="0.01922054" calcext:value-type="float">
            <text:p>0.01922054</text:p>
          </table:table-cell>
          <table:table-cell office:value-type="float" office:value="0.01581478" calcext:value-type="float">
            <text:p>0.01581478</text:p>
          </table:table-cell>
          <table:table-cell office:value-type="float" office:value="0.02178184" calcext:value-type="float">
            <text:p>0.02178184</text:p>
          </table:table-cell>
          <table:table-cell office:value-type="float" office:value="0.0182914" calcext:value-type="float">
            <text:p>0.0182914</text:p>
          </table:table-cell>
          <table:table-cell office:value-type="float" office:value="20.89316" calcext:value-type="float">
            <text:p>20.89316</text:p>
          </table:table-cell>
          <table:table-cell office:value-type="float" office:value="20.44642" calcext:value-type="float">
            <text:p>20.44642</text:p>
          </table:table-cell>
          <table:table-cell office:value-type="float" office:value="23.87413" calcext:value-type="float">
            <text:p>23.87413</text:p>
          </table:table-cell>
          <table:table-cell office:value-type="float" office:value="25.41001" calcext:value-type="float">
            <text:p>25.41001</text:p>
          </table:table-cell>
          <table:table-cell office:value-type="float" office:value="22.94184" calcext:value-type="float">
            <text:p>22.94184</text:p>
          </table:table-cell>
          <table:table-cell office:value-type="float" office:value="15.44148" calcext:value-type="float">
            <text:p>15.44148</text:p>
          </table:table-cell>
          <table:table-cell office:value-type="float" office:value="10.50183" calcext:value-type="float">
            <text:p>10.50183</text:p>
          </table:table-cell>
          <table:table-cell office:value-type="float" office:value="6.690406" calcext:value-type="float">
            <text:p>6.690406</text:p>
          </table:table-cell>
          <table:table-cell office:value-type="float" office:value="614.6008" calcext:value-type="float">
            <text:p>614.6008</text:p>
          </table:table-cell>
          <table:table-cell office:value-type="float" office:value="0" calcext:value-type="float">
            <text:p>0</text:p>
          </table:table-cell>
          <table:table-cell office:value-type="float" office:value="-0.0002753449" calcext:value-type="float">
            <text:p>-0.0002753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5.302626" calcext:value-type="float">
            <text:p>5.302626</text:p>
          </table:table-cell>
          <table:table-cell office:value-type="float" office:value="451.829" calcext:value-type="float">
            <text:p>451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60053" calcext:value-type="float">
            <text:p>0.05560053</text:p>
          </table:table-cell>
          <table:table-cell office:value-type="float" office:value="13.91398" calcext:value-type="float">
            <text:p>13.91398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9001573" calcext:value-type="float">
            <text:p>0.000900157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218815" calcext:value-type="float">
            <text:p>0.03218815</text:p>
          </table:table-cell>
          <table:table-cell office:value-type="float" office:value="-0.0005394105" calcext:value-type="float">
            <text:p>-0.0005394105</text:p>
          </table:table-cell>
          <table:table-cell office:value-type="float" office:value="-0.002660392" calcext:value-type="float">
            <text:p>-0.002660392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55509" calcext:value-type="float">
            <text:p>7.055509</text:p>
          </table:table-cell>
          <table:table-cell office:value-type="float" office:value="0.1262193" calcext:value-type="float">
            <text:p>0.1262193</text:p>
          </table:table-cell>
          <table:table-cell office:value-type="float" office:value="0.1005381" calcext:value-type="float">
            <text:p>0.1005381</text:p>
          </table:table-cell>
          <table:table-cell office:value-type="float" office:value="0.1111391" calcext:value-type="float">
            <text:p>0.1111391</text:p>
          </table:table-cell>
          <table:table-cell office:value-type="float" office:value="0.05736241" calcext:value-type="float">
            <text:p>0.05736241</text:p>
          </table:table-cell>
          <table:table-cell office:value-type="float" office:value="0.01897146" calcext:value-type="float">
            <text:p>0.01897146</text:p>
          </table:table-cell>
          <table:table-cell office:value-type="float" office:value="0.01554222" calcext:value-type="float">
            <text:p>0.01554222</text:p>
          </table:table-cell>
          <table:table-cell office:value-type="float" office:value="0.02157492" calcext:value-type="float">
            <text:p>0.02157492</text:p>
          </table:table-cell>
          <table:table-cell office:value-type="float" office:value="0.01829275" calcext:value-type="float">
            <text:p>0.01829275</text:p>
          </table:table-cell>
          <table:table-cell office:value-type="float" office:value="21.36027" calcext:value-type="float">
            <text:p>21.36027</text:p>
          </table:table-cell>
          <table:table-cell office:value-type="float" office:value="20.53456" calcext:value-type="float">
            <text:p>20.53456</text:p>
          </table:table-cell>
          <table:table-cell office:value-type="float" office:value="23.96638" calcext:value-type="float">
            <text:p>23.96638</text:p>
          </table:table-cell>
          <table:table-cell office:value-type="float" office:value="25.44522" calcext:value-type="float">
            <text:p>25.44522</text:p>
          </table:table-cell>
          <table:table-cell office:value-type="float" office:value="22.92201" calcext:value-type="float">
            <text:p>22.92201</text:p>
          </table:table-cell>
          <table:table-cell office:value-type="float" office:value="15.44069" calcext:value-type="float">
            <text:p>15.44069</text:p>
          </table:table-cell>
          <table:table-cell office:value-type="float" office:value="10.50671" calcext:value-type="float">
            <text:p>10.50671</text:p>
          </table:table-cell>
          <table:table-cell office:value-type="float" office:value="6.696801" calcext:value-type="float">
            <text:p>6.696801</text:p>
          </table:table-cell>
          <table:table-cell office:value-type="float" office:value="611.4146" calcext:value-type="float">
            <text:p>611.4146</text:p>
          </table:table-cell>
          <table:table-cell office:value-type="float" office:value="0" calcext:value-type="float">
            <text:p>0</text:p>
          </table:table-cell>
          <table:table-cell office:value-type="float" office:value="-0.0002757357" calcext:value-type="float">
            <text:p>-0.00027573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5.300559" calcext:value-type="float">
            <text:p>5.300559</text:p>
          </table:table-cell>
          <table:table-cell office:value-type="float" office:value="451.8278" calcext:value-type="float">
            <text:p>451.8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3811" calcext:value-type="float">
            <text:p>0.05613811</text:p>
          </table:table-cell>
          <table:table-cell office:value-type="float" office:value="13.93372" calcext:value-type="float">
            <text:p>13.93372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09574587" calcext:value-type="float">
            <text:p>0.0009574587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14949" calcext:value-type="float">
            <text:p>0.0314949</text:p>
          </table:table-cell>
          <table:table-cell office:value-type="float" office:value="-0.0005653356" calcext:value-type="float">
            <text:p>-0.0005653356</text:p>
          </table:table-cell>
          <table:table-cell office:value-type="float" office:value="-0.002853015" calcext:value-type="float">
            <text:p>-0.002853015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49983" calcext:value-type="float">
            <text:p>7.049983</text:p>
          </table:table-cell>
          <table:table-cell office:value-type="float" office:value="0.1436101" calcext:value-type="float">
            <text:p>0.1436101</text:p>
          </table:table-cell>
          <table:table-cell office:value-type="float" office:value="0.1056431" calcext:value-type="float">
            <text:p>0.1056431</text:p>
          </table:table-cell>
          <table:table-cell office:value-type="float" office:value="0.1121636" calcext:value-type="float">
            <text:p>0.1121636</text:p>
          </table:table-cell>
          <table:table-cell office:value-type="float" office:value="0.05735097" calcext:value-type="float">
            <text:p>0.05735097</text:p>
          </table:table-cell>
          <table:table-cell office:value-type="float" office:value="0.01874426" calcext:value-type="float">
            <text:p>0.01874426</text:p>
          </table:table-cell>
          <table:table-cell office:value-type="float" office:value="0.01530929" calcext:value-type="float">
            <text:p>0.01530929</text:p>
          </table:table-cell>
          <table:table-cell office:value-type="float" office:value="0.02137153" calcext:value-type="float">
            <text:p>0.02137153</text:p>
          </table:table-cell>
          <table:table-cell office:value-type="float" office:value="0.01829636" calcext:value-type="float">
            <text:p>0.01829636</text:p>
          </table:table-cell>
          <table:table-cell office:value-type="float" office:value="21.01142" calcext:value-type="float">
            <text:p>21.01142</text:p>
          </table:table-cell>
          <table:table-cell office:value-type="float" office:value="21.19358" calcext:value-type="float">
            <text:p>21.19358</text:p>
          </table:table-cell>
          <table:table-cell office:value-type="float" office:value="24.08272" calcext:value-type="float">
            <text:p>24.08272</text:p>
          </table:table-cell>
          <table:table-cell office:value-type="float" office:value="25.48501" calcext:value-type="float">
            <text:p>25.48501</text:p>
          </table:table-cell>
          <table:table-cell office:value-type="float" office:value="22.90583" calcext:value-type="float">
            <text:p>22.90583</text:p>
          </table:table-cell>
          <table:table-cell office:value-type="float" office:value="15.43919" calcext:value-type="float">
            <text:p>15.43919</text:p>
          </table:table-cell>
          <table:table-cell office:value-type="float" office:value="10.5062" calcext:value-type="float">
            <text:p>10.5062</text:p>
          </table:table-cell>
          <table:table-cell office:value-type="float" office:value="6.703841" calcext:value-type="float">
            <text:p>6.703841</text:p>
          </table:table-cell>
          <table:table-cell office:value-type="float" office:value="603.6432" calcext:value-type="float">
            <text:p>603.6432</text:p>
          </table:table-cell>
          <table:table-cell office:value-type="float" office:value="0" calcext:value-type="float">
            <text:p>0</text:p>
          </table:table-cell>
          <table:table-cell office:value-type="float" office:value="-0.0002761509" calcext:value-type="float">
            <text:p>-0.00027615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5.29853" calcext:value-type="float">
            <text:p>5.29853</text:p>
          </table:table-cell>
          <table:table-cell office:value-type="float" office:value="451.8265" calcext:value-type="float">
            <text:p>451.8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6696" calcext:value-type="float">
            <text:p>0.05556696</text:p>
          </table:table-cell>
          <table:table-cell office:value-type="float" office:value="13.955" calcext:value-type="float">
            <text:p>13.955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014543" calcext:value-type="float">
            <text:p>0.00101454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-0.0006012397" calcext:value-type="float">
            <text:p>-0.0006012397</text:p>
          </table:table-cell>
          <table:table-cell office:value-type="float" office:value="-0.003509296" calcext:value-type="float">
            <text:p>-0.003509296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44537" calcext:value-type="float">
            <text:p>7.044537</text:p>
          </table:table-cell>
          <table:table-cell office:value-type="float" office:value="0.1275284" calcext:value-type="float">
            <text:p>0.1275284</text:p>
          </table:table-cell>
          <table:table-cell office:value-type="float" office:value="0.1073199" calcext:value-type="float">
            <text:p>0.1073199</text:p>
          </table:table-cell>
          <table:table-cell office:value-type="float" office:value="0.1136268" calcext:value-type="float">
            <text:p>0.1136268</text:p>
          </table:table-cell>
          <table:table-cell office:value-type="float" office:value="0.05750131" calcext:value-type="float">
            <text:p>0.05750131</text:p>
          </table:table-cell>
          <table:table-cell office:value-type="float" office:value="0.01853672" calcext:value-type="float">
            <text:p>0.01853672</text:p>
          </table:table-cell>
          <table:table-cell office:value-type="float" office:value="0.0151056" calcext:value-type="float">
            <text:p>0.0151056</text:p>
          </table:table-cell>
          <table:table-cell office:value-type="float" office:value="0.02117836" calcext:value-type="float">
            <text:p>0.02117836</text:p>
          </table:table-cell>
          <table:table-cell office:value-type="float" office:value="0.01830007" calcext:value-type="float">
            <text:p>0.01830007</text:p>
          </table:table-cell>
          <table:table-cell office:value-type="float" office:value="21.50905" calcext:value-type="float">
            <text:p>21.50905</text:p>
          </table:table-cell>
          <table:table-cell office:value-type="float" office:value="21.34163" calcext:value-type="float">
            <text:p>21.34163</text:p>
          </table:table-cell>
          <table:table-cell office:value-type="float" office:value="24.20128" calcext:value-type="float">
            <text:p>24.20128</text:p>
          </table:table-cell>
          <table:table-cell office:value-type="float" office:value="25.52759" calcext:value-type="float">
            <text:p>25.52759</text:p>
          </table:table-cell>
          <table:table-cell office:value-type="float" office:value="22.89236" calcext:value-type="float">
            <text:p>22.89236</text:p>
          </table:table-cell>
          <table:table-cell office:value-type="float" office:value="15.44029" calcext:value-type="float">
            <text:p>15.44029</text:p>
          </table:table-cell>
          <table:table-cell office:value-type="float" office:value="10.51255" calcext:value-type="float">
            <text:p>10.51255</text:p>
          </table:table-cell>
          <table:table-cell office:value-type="float" office:value="6.710593" calcext:value-type="float">
            <text:p>6.710593</text:p>
          </table:table-cell>
          <table:table-cell office:value-type="float" office:value="595.2787" calcext:value-type="float">
            <text:p>595.2787</text:p>
          </table:table-cell>
          <table:table-cell office:value-type="float" office:value="0" calcext:value-type="float">
            <text:p>0</text:p>
          </table:table-cell>
          <table:table-cell office:value-type="float" office:value="-0.0002765876" calcext:value-type="float">
            <text:p>-0.0002765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5.29678" calcext:value-type="float">
            <text:p>5.29678</text:p>
          </table:table-cell>
          <table:table-cell office:value-type="float" office:value="451.8251" calcext:value-type="float">
            <text:p>451.8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84064" calcext:value-type="float">
            <text:p>0.05484064</text:p>
          </table:table-cell>
          <table:table-cell office:value-type="float" office:value="13.97252" calcext:value-type="float">
            <text:p>13.97252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071617" calcext:value-type="float">
            <text:p>0.001071617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2909713" calcext:value-type="float">
            <text:p>0.02909713</text:p>
          </table:table-cell>
          <table:table-cell office:value-type="float" office:value="-0.0006327791" calcext:value-type="float">
            <text:p>-0.0006327791</text:p>
          </table:table-cell>
          <table:table-cell office:value-type="float" office:value="-0.004022029" calcext:value-type="float">
            <text:p>-0.004022029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3931" calcext:value-type="float">
            <text:p>7.03931</text:p>
          </table:table-cell>
          <table:table-cell office:value-type="float" office:value="0.1155316" calcext:value-type="float">
            <text:p>0.1155316</text:p>
          </table:table-cell>
          <table:table-cell office:value-type="float" office:value="0.1018819" calcext:value-type="float">
            <text:p>0.1018819</text:p>
          </table:table-cell>
          <table:table-cell office:value-type="float" office:value="0.1113243" calcext:value-type="float">
            <text:p>0.1113243</text:p>
          </table:table-cell>
          <table:table-cell office:value-type="float" office:value="0.05712131" calcext:value-type="float">
            <text:p>0.05712131</text:p>
          </table:table-cell>
          <table:table-cell office:value-type="float" office:value="0.01837418" calcext:value-type="float">
            <text:p>0.01837418</text:p>
          </table:table-cell>
          <table:table-cell office:value-type="float" office:value="0.01493138" calcext:value-type="float">
            <text:p>0.01493138</text:p>
          </table:table-cell>
          <table:table-cell office:value-type="float" office:value="0.02098961" calcext:value-type="float">
            <text:p>0.02098961</text:p>
          </table:table-cell>
          <table:table-cell office:value-type="float" office:value="0.01830361" calcext:value-type="float">
            <text:p>0.01830361</text:p>
          </table:table-cell>
          <table:table-cell office:value-type="float" office:value="22.38391" calcext:value-type="float">
            <text:p>22.38391</text:p>
          </table:table-cell>
          <table:table-cell office:value-type="float" office:value="21.23466" calcext:value-type="float">
            <text:p>21.23466</text:p>
          </table:table-cell>
          <table:table-cell office:value-type="float" office:value="24.27567" calcext:value-type="float">
            <text:p>24.27567</text:p>
          </table:table-cell>
          <table:table-cell office:value-type="float" office:value="25.55714" calcext:value-type="float">
            <text:p>25.55714</text:p>
          </table:table-cell>
          <table:table-cell office:value-type="float" office:value="22.87347" calcext:value-type="float">
            <text:p>22.87347</text:p>
          </table:table-cell>
          <table:table-cell office:value-type="float" office:value="15.44185" calcext:value-type="float">
            <text:p>15.44185</text:p>
          </table:table-cell>
          <table:table-cell office:value-type="float" office:value="10.51875" calcext:value-type="float">
            <text:p>10.51875</text:p>
          </table:table-cell>
          <table:table-cell office:value-type="float" office:value="6.717195" calcext:value-type="float">
            <text:p>6.717195</text:p>
          </table:table-cell>
          <table:table-cell office:value-type="float" office:value="593.9771" calcext:value-type="float">
            <text:p>593.9771</text:p>
          </table:table-cell>
          <table:table-cell office:value-type="float" office:value="0" calcext:value-type="float">
            <text:p>0</text:p>
          </table:table-cell>
          <table:table-cell office:value-type="float" office:value="-0.0002769807" calcext:value-type="float">
            <text:p>-0.00027698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5.295138" calcext:value-type="float">
            <text:p>5.295138</text:p>
          </table:table-cell>
          <table:table-cell office:value-type="float" office:value="451.8235" calcext:value-type="float">
            <text:p>451.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8884" calcext:value-type="float">
            <text:p>0.05428884</text:p>
          </table:table-cell>
          <table:table-cell office:value-type="float" office:value="13.9881" calcext:value-type="float">
            <text:p>13.9881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128684" calcext:value-type="float">
            <text:p>0.001128684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2792131" calcext:value-type="float">
            <text:p>0.02792131</text:p>
          </table:table-cell>
          <table:table-cell office:value-type="float" office:value="-0.0006584352" calcext:value-type="float">
            <text:p>-0.0006584352</text:p>
          </table:table-cell>
          <table:table-cell office:value-type="float" office:value="-0.004331805" calcext:value-type="float">
            <text:p>-0.004331805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34215" calcext:value-type="float">
            <text:p>7.034215</text:p>
          </table:table-cell>
          <table:table-cell office:value-type="float" office:value="0.1082237" calcext:value-type="float">
            <text:p>0.1082237</text:p>
          </table:table-cell>
          <table:table-cell office:value-type="float" office:value="0.09776486" calcext:value-type="float">
            <text:p>0.09776486</text:p>
          </table:table-cell>
          <table:table-cell office:value-type="float" office:value="0.1082801" calcext:value-type="float">
            <text:p>0.1082801</text:p>
          </table:table-cell>
          <table:table-cell office:value-type="float" office:value="0.05611051" calcext:value-type="float">
            <text:p>0.05611051</text:p>
          </table:table-cell>
          <table:table-cell office:value-type="float" office:value="0.01825742" calcext:value-type="float">
            <text:p>0.01825742</text:p>
          </table:table-cell>
          <table:table-cell office:value-type="float" office:value="0.0147864" calcext:value-type="float">
            <text:p>0.0147864</text:p>
          </table:table-cell>
          <table:table-cell office:value-type="float" office:value="0.02080542" calcext:value-type="float">
            <text:p>0.02080542</text:p>
          </table:table-cell>
          <table:table-cell office:value-type="float" office:value="0.01830749" calcext:value-type="float">
            <text:p>0.01830749</text:p>
          </table:table-cell>
          <table:table-cell office:value-type="float" office:value="23.08367" calcext:value-type="float">
            <text:p>23.08367</text:p>
          </table:table-cell>
          <table:table-cell office:value-type="float" office:value="21.19906" calcext:value-type="float">
            <text:p>21.19906</text:p>
          </table:table-cell>
          <table:table-cell office:value-type="float" office:value="24.34231" calcext:value-type="float">
            <text:p>24.34231</text:p>
          </table:table-cell>
          <table:table-cell office:value-type="float" office:value="25.58338" calcext:value-type="float">
            <text:p>25.58338</text:p>
          </table:table-cell>
          <table:table-cell office:value-type="float" office:value="22.84997" calcext:value-type="float">
            <text:p>22.84997</text:p>
          </table:table-cell>
          <table:table-cell office:value-type="float" office:value="15.44026" calcext:value-type="float">
            <text:p>15.44026</text:p>
          </table:table-cell>
          <table:table-cell office:value-type="float" office:value="10.52363" calcext:value-type="float">
            <text:p>10.52363</text:p>
          </table:table-cell>
          <table:table-cell office:value-type="float" office:value="6.724071" calcext:value-type="float">
            <text:p>6.724071</text:p>
          </table:table-cell>
          <table:table-cell office:value-type="float" office:value="592.9781" calcext:value-type="float">
            <text:p>592.9781</text:p>
          </table:table-cell>
          <table:table-cell office:value-type="float" office:value="0" calcext:value-type="float">
            <text:p>0</text:p>
          </table:table-cell>
          <table:table-cell office:value-type="float" office:value="-0.0002773511" calcext:value-type="float">
            <text:p>-0.00027735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5.293358" calcext:value-type="float">
            <text:p>5.293358</text:p>
          </table:table-cell>
          <table:table-cell office:value-type="float" office:value="451.8221" calcext:value-type="float">
            <text:p>451.8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7639" calcext:value-type="float">
            <text:p>0.05397639</text:p>
          </table:table-cell>
          <table:table-cell office:value-type="float" office:value="14.00418" calcext:value-type="float">
            <text:p>14.00418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18576" calcext:value-type="float">
            <text:p>0.00118576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2676874" calcext:value-type="float">
            <text:p>0.02676874</text:p>
          </table:table-cell>
          <table:table-cell office:value-type="float" office:value="-0.0006808375" calcext:value-type="float">
            <text:p>-0.0006808375</text:p>
          </table:table-cell>
          <table:table-cell office:value-type="float" office:value="-0.004442651" calcext:value-type="float">
            <text:p>-0.004442651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28909" calcext:value-type="float">
            <text:p>7.028909</text:p>
          </table:table-cell>
          <table:table-cell office:value-type="float" office:value="0.1053999" calcext:value-type="float">
            <text:p>0.1053999</text:p>
          </table:table-cell>
          <table:table-cell office:value-type="float" office:value="0.09577543" calcext:value-type="float">
            <text:p>0.09577543</text:p>
          </table:table-cell>
          <table:table-cell office:value-type="float" office:value="0.1059676" calcext:value-type="float">
            <text:p>0.1059676</text:p>
          </table:table-cell>
          <table:table-cell office:value-type="float" office:value="0.05490609" calcext:value-type="float">
            <text:p>0.05490609</text:p>
          </table:table-cell>
          <table:table-cell office:value-type="float" office:value="0.01811996" calcext:value-type="float">
            <text:p>0.01811996</text:p>
          </table:table-cell>
          <table:table-cell office:value-type="float" office:value="0.01466722" calcext:value-type="float">
            <text:p>0.01466722</text:p>
          </table:table-cell>
          <table:table-cell office:value-type="float" office:value="0.0206275" calcext:value-type="float">
            <text:p>0.0206275</text:p>
          </table:table-cell>
          <table:table-cell office:value-type="float" office:value="0.01831153" calcext:value-type="float">
            <text:p>0.01831153</text:p>
          </table:table-cell>
          <table:table-cell office:value-type="float" office:value="23.56251" calcext:value-type="float">
            <text:p>23.56251</text:p>
          </table:table-cell>
          <table:table-cell office:value-type="float" office:value="21.27497" calcext:value-type="float">
            <text:p>21.27497</text:p>
          </table:table-cell>
          <table:table-cell office:value-type="float" office:value="24.42392" calcext:value-type="float">
            <text:p>24.42392</text:p>
          </table:table-cell>
          <table:table-cell office:value-type="float" office:value="25.61478" calcext:value-type="float">
            <text:p>25.61478</text:p>
          </table:table-cell>
          <table:table-cell office:value-type="float" office:value="22.82719" calcext:value-type="float">
            <text:p>22.82719</text:p>
          </table:table-cell>
          <table:table-cell office:value-type="float" office:value="15.43656" calcext:value-type="float">
            <text:p>15.43656</text:p>
          </table:table-cell>
          <table:table-cell office:value-type="float" office:value="10.52707" calcext:value-type="float">
            <text:p>10.52707</text:p>
          </table:table-cell>
          <table:table-cell office:value-type="float" office:value="6.73115" calcext:value-type="float">
            <text:p>6.73115</text:p>
          </table:table-cell>
          <table:table-cell office:value-type="float" office:value="591.4464" calcext:value-type="float">
            <text:p>591.4464</text:p>
          </table:table-cell>
          <table:table-cell office:value-type="float" office:value="0" calcext:value-type="float">
            <text:p>0</text:p>
          </table:table-cell>
          <table:table-cell office:value-type="float" office:value="-0.0002777258" calcext:value-type="float">
            <text:p>-0.00027772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5.291611" calcext:value-type="float">
            <text:p>5.291611</text:p>
          </table:table-cell>
          <table:table-cell office:value-type="float" office:value="451.8207" calcext:value-type="float">
            <text:p>451.8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57739" calcext:value-type="float">
            <text:p>0.05357739</text:p>
          </table:table-cell>
          <table:table-cell office:value-type="float" office:value="14.02032" calcext:value-type="float">
            <text:p>14.02032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242864" calcext:value-type="float">
            <text:p>0.001242864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2564487" calcext:value-type="float">
            <text:p>0.02564487</text:p>
          </table:table-cell>
          <table:table-cell office:value-type="float" office:value="-0.0007077261" calcext:value-type="float">
            <text:p>-0.0007077261</text:p>
          </table:table-cell>
          <table:table-cell office:value-type="float" office:value="-0.004675804" calcext:value-type="float">
            <text:p>-0.004675804</text:p>
          </table:table-cell>
          <table:table-cell office:value-type="float" office:value="0.00000005387854" calcext:value-type="float">
            <text:p>5.387854E-08</text:p>
          </table:table-cell>
          <table:table-cell office:value-type="float" office:value="7.023659" calcext:value-type="float">
            <text:p>7.023659</text:p>
          </table:table-cell>
          <table:table-cell office:value-type="float" office:value="0.1025477" calcext:value-type="float">
            <text:p>0.1025477</text:p>
          </table:table-cell>
          <table:table-cell office:value-type="float" office:value="0.09437175" calcext:value-type="float">
            <text:p>0.09437175</text:p>
          </table:table-cell>
          <table:table-cell office:value-type="float" office:value="0.1037035" calcext:value-type="float">
            <text:p>0.1037035</text:p>
          </table:table-cell>
          <table:table-cell office:value-type="float" office:value="0.05373326" calcext:value-type="float">
            <text:p>0.05373326</text:p>
          </table:table-cell>
          <table:table-cell office:value-type="float" office:value="0.01798943" calcext:value-type="float">
            <text:p>0.01798943</text:p>
          </table:table-cell>
          <table:table-cell office:value-type="float" office:value="0.01456708" calcext:value-type="float">
            <text:p>0.01456708</text:p>
          </table:table-cell>
          <table:table-cell office:value-type="float" office:value="0.02045735" calcext:value-type="float">
            <text:p>0.02045735</text:p>
          </table:table-cell>
          <table:table-cell office:value-type="float" office:value="0.01831531" calcext:value-type="float">
            <text:p>0.01831531</text:p>
          </table:table-cell>
          <table:table-cell office:value-type="float" office:value="24.07274" calcext:value-type="float">
            <text:p>24.07274</text:p>
          </table:table-cell>
          <table:table-cell office:value-type="float" office:value="21.33896" calcext:value-type="float">
            <text:p>21.33896</text:p>
          </table:table-cell>
          <table:table-cell office:value-type="float" office:value="24.50341" calcext:value-type="float">
            <text:p>24.50341</text:p>
          </table:table-cell>
          <table:table-cell office:value-type="float" office:value="25.64647" calcext:value-type="float">
            <text:p>25.64647</text:p>
          </table:table-cell>
          <table:table-cell office:value-type="float" office:value="22.8072" calcext:value-type="float">
            <text:p>22.8072</text:p>
          </table:table-cell>
          <table:table-cell office:value-type="float" office:value="15.43328" calcext:value-type="float">
            <text:p>15.43328</text:p>
          </table:table-cell>
          <table:table-cell office:value-type="float" office:value="10.53018" calcext:value-type="float">
            <text:p>10.53018</text:p>
          </table:table-cell>
          <table:table-cell office:value-type="float" office:value="6.738136" calcext:value-type="float">
            <text:p>6.738136</text:p>
          </table:table-cell>
          <table:table-cell office:value-type="float" office:value="589.7546" calcext:value-type="float">
            <text:p>589.7546</text:p>
          </table:table-cell>
          <table:table-cell office:value-type="float" office:value="0" calcext:value-type="float">
            <text:p>0</text:p>
          </table:table-cell>
          <table:table-cell office:value-type="float" office:value="-0.0002780994" calcext:value-type="float">
            <text:p>-0.00027809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5.290161" calcext:value-type="float">
            <text:p>5.290161</text:p>
          </table:table-cell>
          <table:table-cell office:value-type="float" office:value="451.8193" calcext:value-type="float">
            <text:p>451.8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7423" calcext:value-type="float">
            <text:p>0.05347423</text:p>
          </table:table-cell>
          <table:table-cell office:value-type="float" office:value="14.03277" calcext:value-type="float">
            <text:p>14.03277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303654" calcext:value-type="float">
            <text:p>0.001303654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2871083" calcext:value-type="float">
            <text:p>0.02871083</text:p>
          </table:table-cell>
          <table:table-cell office:value-type="float" office:value="-0.0007294043" calcext:value-type="float">
            <text:p>-0.0007294043</text:p>
          </table:table-cell>
          <table:table-cell office:value-type="float" office:value="-0.004915061" calcext:value-type="float">
            <text:p>-0.004915061</text:p>
          </table:table-cell>
          <table:table-cell office:value-type="float" office:value="0.00000006873242" calcext:value-type="float">
            <text:p>6.873242E-08</text:p>
          </table:table-cell>
          <table:table-cell office:value-type="float" office:value="7.018872" calcext:value-type="float">
            <text:p>7.018872</text:p>
          </table:table-cell>
          <table:table-cell office:value-type="float" office:value="0.1033214" calcext:value-type="float">
            <text:p>0.1033214</text:p>
          </table:table-cell>
          <table:table-cell office:value-type="float" office:value="0.09399392" calcext:value-type="float">
            <text:p>0.09399392</text:p>
          </table:table-cell>
          <table:table-cell office:value-type="float" office:value="0.1016496" calcext:value-type="float">
            <text:p>0.1016496</text:p>
          </table:table-cell>
          <table:table-cell office:value-type="float" office:value="0.05260282" calcext:value-type="float">
            <text:p>0.05260282</text:p>
          </table:table-cell>
          <table:table-cell office:value-type="float" office:value="0.01847961" calcext:value-type="float">
            <text:p>0.01847961</text:p>
          </table:table-cell>
          <table:table-cell office:value-type="float" office:value="0.01479256" calcext:value-type="float">
            <text:p>0.01479256</text:p>
          </table:table-cell>
          <table:table-cell office:value-type="float" office:value="0.02009154" calcext:value-type="float">
            <text:p>0.02009154</text:p>
          </table:table-cell>
          <table:table-cell office:value-type="float" office:value="0.01831988" calcext:value-type="float">
            <text:p>0.01831988</text:p>
          </table:table-cell>
          <table:table-cell office:value-type="float" office:value="19.65022" calcext:value-type="float">
            <text:p>19.65022</text:p>
          </table:table-cell>
          <table:table-cell office:value-type="float" office:value="21.64941" calcext:value-type="float">
            <text:p>21.64941</text:p>
          </table:table-cell>
          <table:table-cell office:value-type="float" office:value="24.59433" calcext:value-type="float">
            <text:p>24.59433</text:p>
          </table:table-cell>
          <table:table-cell office:value-type="float" office:value="25.68843" calcext:value-type="float">
            <text:p>25.68843</text:p>
          </table:table-cell>
          <table:table-cell office:value-type="float" office:value="23.00073" calcext:value-type="float">
            <text:p>23.00073</text:p>
          </table:table-cell>
          <table:table-cell office:value-type="float" office:value="14.86741" calcext:value-type="float">
            <text:p>14.86741</text:p>
          </table:table-cell>
          <table:table-cell office:value-type="float" office:value="10.14153" calcext:value-type="float">
            <text:p>10.14153</text:p>
          </table:table-cell>
          <table:table-cell office:value-type="float" office:value="6.745301" calcext:value-type="float">
            <text:p>6.745301</text:p>
          </table:table-cell>
          <table:table-cell office:value-type="float" office:value="575.673" calcext:value-type="float">
            <text:p>575.673</text:p>
          </table:table-cell>
          <table:table-cell office:value-type="float" office:value="0" calcext:value-type="float">
            <text:p>0</text:p>
          </table:table-cell>
          <table:table-cell office:value-type="float" office:value="-0.00028327" calcext:value-type="float">
            <text:p>-0.000283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5.289126" calcext:value-type="float">
            <text:p>5.289126</text:p>
          </table:table-cell>
          <table:table-cell office:value-type="float" office:value="451.8176" calcext:value-type="float">
            <text:p>451.8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70438" calcext:value-type="float">
            <text:p>0.05370438</text:p>
          </table:table-cell>
          <table:table-cell office:value-type="float" office:value="14.03564" calcext:value-type="float">
            <text:p>14.03564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371159" calcext:value-type="float">
            <text:p>0.001371159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4403764" calcext:value-type="float">
            <text:p>0.04403764</text:p>
          </table:table-cell>
          <table:table-cell office:value-type="float" office:value="-0.0007870633" calcext:value-type="float">
            <text:p>-0.0007870633</text:p>
          </table:table-cell>
          <table:table-cell office:value-type="float" office:value="-0.006448801" calcext:value-type="float">
            <text:p>-0.006448801</text:p>
          </table:table-cell>
          <table:table-cell office:value-type="float" office:value="0.000000104993" calcext:value-type="float">
            <text:p>1.04993E-07</text:p>
          </table:table-cell>
          <table:table-cell office:value-type="float" office:value="7.014923" calcext:value-type="float">
            <text:p>7.014923</text:p>
          </table:table-cell>
          <table:table-cell office:value-type="float" office:value="0.1134657" calcext:value-type="float">
            <text:p>0.1134657</text:p>
          </table:table-cell>
          <table:table-cell office:value-type="float" office:value="0.09936591" calcext:value-type="float">
            <text:p>0.09936591</text:p>
          </table:table-cell>
          <table:table-cell office:value-type="float" office:value="0.1038773" calcext:value-type="float">
            <text:p>0.1038773</text:p>
          </table:table-cell>
          <table:table-cell office:value-type="float" office:value="0.05467439" calcext:value-type="float">
            <text:p>0.05467439</text:p>
          </table:table-cell>
          <table:table-cell office:value-type="float" office:value="0.01960127" calcext:value-type="float">
            <text:p>0.01960127</text:p>
          </table:table-cell>
          <table:table-cell office:value-type="float" office:value="0.01553645" calcext:value-type="float">
            <text:p>0.01553645</text:p>
          </table:table-cell>
          <table:table-cell office:value-type="float" office:value="0.01998139" calcext:value-type="float">
            <text:p>0.01998139</text:p>
          </table:table-cell>
          <table:table-cell office:value-type="float" office:value="0.01832335" calcext:value-type="float">
            <text:p>0.01832335</text:p>
          </table:table-cell>
          <table:table-cell office:value-type="float" office:value="18.00273" calcext:value-type="float">
            <text:p>18.00273</text:p>
          </table:table-cell>
          <table:table-cell office:value-type="float" office:value="21.74299" calcext:value-type="float">
            <text:p>21.74299</text:p>
          </table:table-cell>
          <table:table-cell office:value-type="float" office:value="24.72396" calcext:value-type="float">
            <text:p>24.72396</text:p>
          </table:table-cell>
          <table:table-cell office:value-type="float" office:value="25.79199" calcext:value-type="float">
            <text:p>25.79199</text:p>
          </table:table-cell>
          <table:table-cell office:value-type="float" office:value="23.0864" calcext:value-type="float">
            <text:p>23.0864</text:p>
          </table:table-cell>
          <table:table-cell office:value-type="float" office:value="15.07952" calcext:value-type="float">
            <text:p>15.07952</text:p>
          </table:table-cell>
          <table:table-cell office:value-type="float" office:value="10.19115" calcext:value-type="float">
            <text:p>10.19115</text:p>
          </table:table-cell>
          <table:table-cell office:value-type="float" office:value="6.750055" calcext:value-type="float">
            <text:p>6.750055</text:p>
          </table:table-cell>
          <table:table-cell office:value-type="float" office:value="537.8022" calcext:value-type="float">
            <text:p>537.8022</text:p>
          </table:table-cell>
          <table:table-cell office:value-type="float" office:value="0" calcext:value-type="float">
            <text:p>0</text:p>
          </table:table-cell>
          <table:table-cell office:value-type="float" office:value="-0.0004056172" calcext:value-type="float">
            <text:p>-0.00040561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5.287392" calcext:value-type="float">
            <text:p>5.287392</text:p>
          </table:table-cell>
          <table:table-cell office:value-type="float" office:value="451.8161" calcext:value-type="float">
            <text:p>451.8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43052" calcext:value-type="float">
            <text:p>0.05443052</text:p>
          </table:table-cell>
          <table:table-cell office:value-type="float" office:value="14.04812" calcext:value-type="float">
            <text:p>14.04812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431613" calcext:value-type="float">
            <text:p>0.00143161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52692" calcext:value-type="float">
            <text:p>0.052692</text:p>
          </table:table-cell>
          <table:table-cell office:value-type="float" office:value="-0.0008297561" calcext:value-type="float">
            <text:p>-0.0008297561</text:p>
          </table:table-cell>
          <table:table-cell office:value-type="float" office:value="-0.006960973" calcext:value-type="float">
            <text:p>-0.006960973</text:p>
          </table:table-cell>
          <table:table-cell office:value-type="float" office:value="0.0000001109276" calcext:value-type="float">
            <text:p>1.109276E-07</text:p>
          </table:table-cell>
          <table:table-cell office:value-type="float" office:value="7.010012" calcext:value-type="float">
            <text:p>7.010012</text:p>
          </table:table-cell>
          <table:table-cell office:value-type="float" office:value="0.1138416" calcext:value-type="float">
            <text:p>0.1138416</text:p>
          </table:table-cell>
          <table:table-cell office:value-type="float" office:value="0.1038409" calcext:value-type="float">
            <text:p>0.1038409</text:p>
          </table:table-cell>
          <table:table-cell office:value-type="float" office:value="0.1115776" calcext:value-type="float">
            <text:p>0.1115776</text:p>
          </table:table-cell>
          <table:table-cell office:value-type="float" office:value="0.05902901" calcext:value-type="float">
            <text:p>0.05902901</text:p>
          </table:table-cell>
          <table:table-cell office:value-type="float" office:value="0.01906936" calcext:value-type="float">
            <text:p>0.01906936</text:p>
          </table:table-cell>
          <table:table-cell office:value-type="float" office:value="0.01522484" calcext:value-type="float">
            <text:p>0.01522484</text:p>
          </table:table-cell>
          <table:table-cell office:value-type="float" office:value="0.01985006" calcext:value-type="float">
            <text:p>0.01985006</text:p>
          </table:table-cell>
          <table:table-cell office:value-type="float" office:value="0.01832685" calcext:value-type="float">
            <text:p>0.01832685</text:p>
          </table:table-cell>
          <table:table-cell office:value-type="float" office:value="19.1194" calcext:value-type="float">
            <text:p>19.1194</text:p>
          </table:table-cell>
          <table:table-cell office:value-type="float" office:value="21.69587" calcext:value-type="float">
            <text:p>21.69587</text:p>
          </table:table-cell>
          <table:table-cell office:value-type="float" office:value="24.86174" calcext:value-type="float">
            <text:p>24.86174</text:p>
          </table:table-cell>
          <table:table-cell office:value-type="float" office:value="25.91044" calcext:value-type="float">
            <text:p>25.91044</text:p>
          </table:table-cell>
          <table:table-cell office:value-type="float" office:value="22.91406" calcext:value-type="float">
            <text:p>22.91406</text:p>
          </table:table-cell>
          <table:table-cell office:value-type="float" office:value="15.20138" calcext:value-type="float">
            <text:p>15.20138</text:p>
          </table:table-cell>
          <table:table-cell office:value-type="float" office:value="10.25719" calcext:value-type="float">
            <text:p>10.25719</text:p>
          </table:table-cell>
          <table:table-cell office:value-type="float" office:value="6.754761" calcext:value-type="float">
            <text:p>6.754761</text:p>
          </table:table-cell>
          <table:table-cell office:value-type="float" office:value="533.9817" calcext:value-type="float">
            <text:p>533.9817</text:p>
          </table:table-cell>
          <table:table-cell office:value-type="float" office:value="0" calcext:value-type="float">
            <text:p>0</text:p>
          </table:table-cell>
          <table:table-cell office:value-type="float" office:value="-0.0004066041" calcext:value-type="float">
            <text:p>-0.00040660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5.285295" calcext:value-type="float">
            <text:p>5.285295</text:p>
          </table:table-cell>
          <table:table-cell office:value-type="float" office:value="451.8148" calcext:value-type="float">
            <text:p>451.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8503" calcext:value-type="float">
            <text:p>0.05478503</text:p>
          </table:table-cell>
          <table:table-cell office:value-type="float" office:value="14.059" calcext:value-type="float">
            <text:p>14.059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495873" calcext:value-type="float">
            <text:p>0.00149587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6394573" calcext:value-type="float">
            <text:p>0.06394573</text:p>
          </table:table-cell>
          <table:table-cell office:value-type="float" office:value="-0.0008554077" calcext:value-type="float">
            <text:p>-0.0008554077</text:p>
          </table:table-cell>
          <table:table-cell office:value-type="float" office:value="-0.007124614" calcext:value-type="float">
            <text:p>-0.007124614</text:p>
          </table:table-cell>
          <table:table-cell office:value-type="float" office:value="0.0000001115675" calcext:value-type="float">
            <text:p>1.115675E-07</text:p>
          </table:table-cell>
          <table:table-cell office:value-type="float" office:value="7.004633" calcext:value-type="float">
            <text:p>7.004633</text:p>
          </table:table-cell>
          <table:table-cell office:value-type="float" office:value="0.118636" calcext:value-type="float">
            <text:p>0.118636</text:p>
          </table:table-cell>
          <table:table-cell office:value-type="float" office:value="0.1044589" calcext:value-type="float">
            <text:p>0.1044589</text:p>
          </table:table-cell>
          <table:table-cell office:value-type="float" office:value="0.114299" calcext:value-type="float">
            <text:p>0.114299</text:p>
          </table:table-cell>
          <table:table-cell office:value-type="float" office:value="0.06080141" calcext:value-type="float">
            <text:p>0.06080141</text:p>
          </table:table-cell>
          <table:table-cell office:value-type="float" office:value="0.01840741" calcext:value-type="float">
            <text:p>0.01840741</text:p>
          </table:table-cell>
          <table:table-cell office:value-type="float" office:value="0.01493478" calcext:value-type="float">
            <text:p>0.01493478</text:p>
          </table:table-cell>
          <table:table-cell office:value-type="float" office:value="0.01971593" calcext:value-type="float">
            <text:p>0.01971593</text:p>
          </table:table-cell>
          <table:table-cell office:value-type="float" office:value="0.01833102" calcext:value-type="float">
            <text:p>0.01833102</text:p>
          </table:table-cell>
          <table:table-cell office:value-type="float" office:value="19.8285" calcext:value-type="float">
            <text:p>19.8285</text:p>
          </table:table-cell>
          <table:table-cell office:value-type="float" office:value="21.83222" calcext:value-type="float">
            <text:p>21.83222</text:p>
          </table:table-cell>
          <table:table-cell office:value-type="float" office:value="24.98876" calcext:value-type="float">
            <text:p>24.98876</text:p>
          </table:table-cell>
          <table:table-cell office:value-type="float" office:value="25.98182" calcext:value-type="float">
            <text:p>25.98182</text:p>
          </table:table-cell>
          <table:table-cell office:value-type="float" office:value="22.81915" calcext:value-type="float">
            <text:p>22.81915</text:p>
          </table:table-cell>
          <table:table-cell office:value-type="float" office:value="15.00534" calcext:value-type="float">
            <text:p>15.00534</text:p>
          </table:table-cell>
          <table:table-cell office:value-type="float" office:value="10.31484" calcext:value-type="float">
            <text:p>10.31484</text:p>
          </table:table-cell>
          <table:table-cell office:value-type="float" office:value="6.759942" calcext:value-type="float">
            <text:p>6.759942</text:p>
          </table:table-cell>
          <table:table-cell office:value-type="float" office:value="528.7368" calcext:value-type="float">
            <text:p>528.7368</text:p>
          </table:table-cell>
          <table:table-cell office:value-type="float" office:value="0" calcext:value-type="float">
            <text:p>0</text:p>
          </table:table-cell>
          <table:table-cell office:value-type="float" office:value="-0.000407416" calcext:value-type="float">
            <text:p>-0.0004074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5.282986" calcext:value-type="float">
            <text:p>5.282986</text:p>
          </table:table-cell>
          <table:table-cell office:value-type="float" office:value="451.8135" calcext:value-type="float">
            <text:p>451.8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08932" calcext:value-type="float">
            <text:p>0.05508932</text:p>
          </table:table-cell>
          <table:table-cell office:value-type="float" office:value="14.06757" calcext:value-type="float">
            <text:p>14.06757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566039" calcext:value-type="float">
            <text:p>0.001566039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7984628" calcext:value-type="float">
            <text:p>0.07984628</text:p>
          </table:table-cell>
          <table:table-cell office:value-type="float" office:value="-0.0008868735" calcext:value-type="float">
            <text:p>-0.0008868735</text:p>
          </table:table-cell>
          <table:table-cell office:value-type="float" office:value="-0.007345561" calcext:value-type="float">
            <text:p>-0.007345561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99101" calcext:value-type="float">
            <text:p>6.999101</text:p>
          </table:table-cell>
          <table:table-cell office:value-type="float" office:value="0.1421586" calcext:value-type="float">
            <text:p>0.1421586</text:p>
          </table:table-cell>
          <table:table-cell office:value-type="float" office:value="0.1103309" calcext:value-type="float">
            <text:p>0.1103309</text:p>
          </table:table-cell>
          <table:table-cell office:value-type="float" office:value="0.1156695" calcext:value-type="float">
            <text:p>0.1156695</text:p>
          </table:table-cell>
          <table:table-cell office:value-type="float" office:value="0.06050758" calcext:value-type="float">
            <text:p>0.06050758</text:p>
          </table:table-cell>
          <table:table-cell office:value-type="float" office:value="0.01774699" calcext:value-type="float">
            <text:p>0.01774699</text:p>
          </table:table-cell>
          <table:table-cell office:value-type="float" office:value="0.01483129" calcext:value-type="float">
            <text:p>0.01483129</text:p>
          </table:table-cell>
          <table:table-cell office:value-type="float" office:value="0.01959514" calcext:value-type="float">
            <text:p>0.01959514</text:p>
          </table:table-cell>
          <table:table-cell office:value-type="float" office:value="0.01833712" calcext:value-type="float">
            <text:p>0.01833712</text:p>
          </table:table-cell>
          <table:table-cell office:value-type="float" office:value="20.30884" calcext:value-type="float">
            <text:p>20.30884</text:p>
          </table:table-cell>
          <table:table-cell office:value-type="float" office:value="22.06801" calcext:value-type="float">
            <text:p>22.06801</text:p>
          </table:table-cell>
          <table:table-cell office:value-type="float" office:value="25.15584" calcext:value-type="float">
            <text:p>25.15584</text:p>
          </table:table-cell>
          <table:table-cell office:value-type="float" office:value="26.04162" calcext:value-type="float">
            <text:p>26.04162</text:p>
          </table:table-cell>
          <table:table-cell office:value-type="float" office:value="22.77012" calcext:value-type="float">
            <text:p>22.77012</text:p>
          </table:table-cell>
          <table:table-cell office:value-type="float" office:value="15.2089" calcext:value-type="float">
            <text:p>15.2089</text:p>
          </table:table-cell>
          <table:table-cell office:value-type="float" office:value="10.39885" calcext:value-type="float">
            <text:p>10.39885</text:p>
          </table:table-cell>
          <table:table-cell office:value-type="float" office:value="6.765895" calcext:value-type="float">
            <text:p>6.765895</text:p>
          </table:table-cell>
          <table:table-cell office:value-type="float" office:value="518.9996" calcext:value-type="float">
            <text:p>518.9996</text:p>
          </table:table-cell>
          <table:table-cell office:value-type="float" office:value="0" calcext:value-type="float">
            <text:p>0</text:p>
          </table:table-cell>
          <table:table-cell office:value-type="float" office:value="-0.0004327261" calcext:value-type="float">
            <text:p>-0.00043272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5.28072" calcext:value-type="float">
            <text:p>5.28072</text:p>
          </table:table-cell>
          <table:table-cell office:value-type="float" office:value="451.8124" calcext:value-type="float">
            <text:p>451.8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08345" calcext:value-type="float">
            <text:p>0.05508345</text:p>
          </table:table-cell>
          <table:table-cell office:value-type="float" office:value="14.08379" calcext:value-type="float">
            <text:p>14.08379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633755" calcext:value-type="float">
            <text:p>0.001633755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8817088" calcext:value-type="float">
            <text:p>0.08817088</text:p>
          </table:table-cell>
          <table:table-cell office:value-type="float" office:value="-0.0009971652" calcext:value-type="float">
            <text:p>-0.0009971652</text:p>
          </table:table-cell>
          <table:table-cell office:value-type="float" office:value="-0.007640991" calcext:value-type="float">
            <text:p>-0.007640991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93662" calcext:value-type="float">
            <text:p>6.993662</text:p>
          </table:table-cell>
          <table:table-cell office:value-type="float" office:value="0.1642594" calcext:value-type="float">
            <text:p>0.1642594</text:p>
          </table:table-cell>
          <table:table-cell office:value-type="float" office:value="0.1128942" calcext:value-type="float">
            <text:p>0.1128942</text:p>
          </table:table-cell>
          <table:table-cell office:value-type="float" office:value="0.1165945" calcext:value-type="float">
            <text:p>0.1165945</text:p>
          </table:table-cell>
          <table:table-cell office:value-type="float" office:value="0.05979744" calcext:value-type="float">
            <text:p>0.05979744</text:p>
          </table:table-cell>
          <table:table-cell office:value-type="float" office:value="0.01716276" calcext:value-type="float">
            <text:p>0.01716276</text:p>
          </table:table-cell>
          <table:table-cell office:value-type="float" office:value="0.01468181" calcext:value-type="float">
            <text:p>0.01468181</text:p>
          </table:table-cell>
          <table:table-cell office:value-type="float" office:value="0.0195014" calcext:value-type="float">
            <text:p>0.0195014</text:p>
          </table:table-cell>
          <table:table-cell office:value-type="float" office:value="0.0183452" calcext:value-type="float">
            <text:p>0.0183452</text:p>
          </table:table-cell>
          <table:table-cell office:value-type="float" office:value="21.00884" calcext:value-type="float">
            <text:p>21.00884</text:p>
          </table:table-cell>
          <table:table-cell office:value-type="float" office:value="22.17414" calcext:value-type="float">
            <text:p>22.17414</text:p>
          </table:table-cell>
          <table:table-cell office:value-type="float" office:value="25.31577" calcext:value-type="float">
            <text:p>25.31577</text:p>
          </table:table-cell>
          <table:table-cell office:value-type="float" office:value="26.09608" calcext:value-type="float">
            <text:p>26.09608</text:p>
          </table:table-cell>
          <table:table-cell office:value-type="float" office:value="22.73853" calcext:value-type="float">
            <text:p>22.73853</text:p>
          </table:table-cell>
          <table:table-cell office:value-type="float" office:value="15.21423" calcext:value-type="float">
            <text:p>15.21423</text:p>
          </table:table-cell>
          <table:table-cell office:value-type="float" office:value="10.46797" calcext:value-type="float">
            <text:p>10.46797</text:p>
          </table:table-cell>
          <table:table-cell office:value-type="float" office:value="6.772502" calcext:value-type="float">
            <text:p>6.772502</text:p>
          </table:table-cell>
          <table:table-cell office:value-type="float" office:value="508.3984" calcext:value-type="float">
            <text:p>508.3984</text:p>
          </table:table-cell>
          <table:table-cell office:value-type="float" office:value="0" calcext:value-type="float">
            <text:p>0</text:p>
          </table:table-cell>
          <table:table-cell office:value-type="float" office:value="-0.0005802379" calcext:value-type="float">
            <text:p>-0.00058023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5.278541" calcext:value-type="float">
            <text:p>5.278541</text:p>
          </table:table-cell>
          <table:table-cell office:value-type="float" office:value="451.8109" calcext:value-type="float">
            <text:p>451.8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49919" calcext:value-type="float">
            <text:p>0.05449919</text:p>
          </table:table-cell>
          <table:table-cell office:value-type="float" office:value="14.09809" calcext:value-type="float">
            <text:p>14.09809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701107" calcext:value-type="float">
            <text:p>0.001701107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9630243" calcext:value-type="float">
            <text:p>0.09630243</text:p>
          </table:table-cell>
          <table:table-cell office:value-type="float" office:value="-0.001156057" calcext:value-type="float">
            <text:p>-0.001156057</text:p>
          </table:table-cell>
          <table:table-cell office:value-type="float" office:value="-0.007746681" calcext:value-type="float">
            <text:p>-0.007746681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88104" calcext:value-type="float">
            <text:p>6.988104</text:p>
          </table:table-cell>
          <table:table-cell office:value-type="float" office:value="0.1705816" calcext:value-type="float">
            <text:p>0.1705816</text:p>
          </table:table-cell>
          <table:table-cell office:value-type="float" office:value="0.1076225" calcext:value-type="float">
            <text:p>0.1076225</text:p>
          </table:table-cell>
          <table:table-cell office:value-type="float" office:value="0.1137736" calcext:value-type="float">
            <text:p>0.1137736</text:p>
          </table:table-cell>
          <table:table-cell office:value-type="float" office:value="0.05836101" calcext:value-type="float">
            <text:p>0.05836101</text:p>
          </table:table-cell>
          <table:table-cell office:value-type="float" office:value="0.01666404" calcext:value-type="float">
            <text:p>0.01666404</text:p>
          </table:table-cell>
          <table:table-cell office:value-type="float" office:value="0.01456125" calcext:value-type="float">
            <text:p>0.01456125</text:p>
          </table:table-cell>
          <table:table-cell office:value-type="float" office:value="0.01940501" calcext:value-type="float">
            <text:p>0.01940501</text:p>
          </table:table-cell>
          <table:table-cell office:value-type="float" office:value="0.01835323" calcext:value-type="float">
            <text:p>0.01835323</text:p>
          </table:table-cell>
          <table:table-cell office:value-type="float" office:value="21.43455" calcext:value-type="float">
            <text:p>21.43455</text:p>
          </table:table-cell>
          <table:table-cell office:value-type="float" office:value="22.52016" calcext:value-type="float">
            <text:p>22.52016</text:p>
          </table:table-cell>
          <table:table-cell office:value-type="float" office:value="25.43173" calcext:value-type="float">
            <text:p>25.43173</text:p>
          </table:table-cell>
          <table:table-cell office:value-type="float" office:value="26.14041" calcext:value-type="float">
            <text:p>26.14041</text:p>
          </table:table-cell>
          <table:table-cell office:value-type="float" office:value="22.71308" calcext:value-type="float">
            <text:p>22.71308</text:p>
          </table:table-cell>
          <table:table-cell office:value-type="float" office:value="15.21796" calcext:value-type="float">
            <text:p>15.21796</text:p>
          </table:table-cell>
          <table:table-cell office:value-type="float" office:value="10.53052" calcext:value-type="float">
            <text:p>10.53052</text:p>
          </table:table-cell>
          <table:table-cell office:value-type="float" office:value="6.779071" calcext:value-type="float">
            <text:p>6.779071</text:p>
          </table:table-cell>
          <table:table-cell office:value-type="float" office:value="506.8502" calcext:value-type="float">
            <text:p>506.8502</text:p>
          </table:table-cell>
          <table:table-cell office:value-type="float" office:value="0" calcext:value-type="float">
            <text:p>0</text:p>
          </table:table-cell>
          <table:table-cell office:value-type="float" office:value="-0.0008292932" calcext:value-type="float">
            <text:p>-0.00082929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5.276348" calcext:value-type="float">
            <text:p>5.276348</text:p>
          </table:table-cell>
          <table:table-cell office:value-type="float" office:value="451.8096" calcext:value-type="float">
            <text:p>451.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69235" calcext:value-type="float">
            <text:p>0.05369235</text:p>
          </table:table-cell>
          <table:table-cell office:value-type="float" office:value="14.11116" calcext:value-type="float">
            <text:p>14.11116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768169" calcext:value-type="float">
            <text:p>0.001768169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47716" calcext:value-type="float">
            <text:p>0.1047716</text:p>
          </table:table-cell>
          <table:table-cell office:value-type="float" office:value="-0.001357318" calcext:value-type="float">
            <text:p>-0.001357318</text:p>
          </table:table-cell>
          <table:table-cell office:value-type="float" office:value="-0.007844293" calcext:value-type="float">
            <text:p>-0.007844293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82487" calcext:value-type="float">
            <text:p>6.982487</text:p>
          </table:table-cell>
          <table:table-cell office:value-type="float" office:value="0.1656777" calcext:value-type="float">
            <text:p>0.1656777</text:p>
          </table:table-cell>
          <table:table-cell office:value-type="float" office:value="0.1026741" calcext:value-type="float">
            <text:p>0.1026741</text:p>
          </table:table-cell>
          <table:table-cell office:value-type="float" office:value="0.1087229" calcext:value-type="float">
            <text:p>0.1087229</text:p>
          </table:table-cell>
          <table:table-cell office:value-type="float" office:value="0.05617981" calcext:value-type="float">
            <text:p>0.05617981</text:p>
          </table:table-cell>
          <table:table-cell office:value-type="float" office:value="0.01623018" calcext:value-type="float">
            <text:p>0.01623018</text:p>
          </table:table-cell>
          <table:table-cell office:value-type="float" office:value="0.01445732" calcext:value-type="float">
            <text:p>0.01445732</text:p>
          </table:table-cell>
          <table:table-cell office:value-type="float" office:value="0.01930886" calcext:value-type="float">
            <text:p>0.01930886</text:p>
          </table:table-cell>
          <table:table-cell office:value-type="float" office:value="0.01836266" calcext:value-type="float">
            <text:p>0.01836266</text:p>
          </table:table-cell>
          <table:table-cell office:value-type="float" office:value="21.77444" calcext:value-type="float">
            <text:p>21.77444</text:p>
          </table:table-cell>
          <table:table-cell office:value-type="float" office:value="22.89834" calcext:value-type="float">
            <text:p>22.89834</text:p>
          </table:table-cell>
          <table:table-cell office:value-type="float" office:value="25.54448" calcext:value-type="float">
            <text:p>25.54448</text:p>
          </table:table-cell>
          <table:table-cell office:value-type="float" office:value="26.17686" calcext:value-type="float">
            <text:p>26.17686</text:p>
          </table:table-cell>
          <table:table-cell office:value-type="float" office:value="22.69029" calcext:value-type="float">
            <text:p>22.69029</text:p>
          </table:table-cell>
          <table:table-cell office:value-type="float" office:value="15.22143" calcext:value-type="float">
            <text:p>15.22143</text:p>
          </table:table-cell>
          <table:table-cell office:value-type="float" office:value="10.59195" calcext:value-type="float">
            <text:p>10.59195</text:p>
          </table:table-cell>
          <table:table-cell office:value-type="float" office:value="6.786021" calcext:value-type="float">
            <text:p>6.786021</text:p>
          </table:table-cell>
          <table:table-cell office:value-type="float" office:value="504.3476" calcext:value-type="float">
            <text:p>504.3476</text:p>
          </table:table-cell>
          <table:table-cell office:value-type="float" office:value="0" calcext:value-type="float">
            <text:p>0</text:p>
          </table:table-cell>
          <table:table-cell office:value-type="float" office:value="-0.001043041" calcext:value-type="float">
            <text:p>-0.0010430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5.274199" calcext:value-type="float">
            <text:p>5.274199</text:p>
          </table:table-cell>
          <table:table-cell office:value-type="float" office:value="451.8082" calcext:value-type="float">
            <text:p>451.8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7481" calcext:value-type="float">
            <text:p>0.0527481</text:p>
          </table:table-cell>
          <table:table-cell office:value-type="float" office:value="14.1306" calcext:value-type="float">
            <text:p>14.1306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831945" calcext:value-type="float">
            <text:p>0.001831945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6169" calcext:value-type="float">
            <text:p>0.106169</text:p>
          </table:table-cell>
          <table:table-cell office:value-type="float" office:value="-0.001574561" calcext:value-type="float">
            <text:p>-0.001574561</text:p>
          </table:table-cell>
          <table:table-cell office:value-type="float" office:value="-0.007946646" calcext:value-type="float">
            <text:p>-0.007946646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76902" calcext:value-type="float">
            <text:p>6.976902</text:p>
          </table:table-cell>
          <table:table-cell office:value-type="float" office:value="0.1518391" calcext:value-type="float">
            <text:p>0.1518391</text:p>
          </table:table-cell>
          <table:table-cell office:value-type="float" office:value="0.09815339" calcext:value-type="float">
            <text:p>0.09815339</text:p>
          </table:table-cell>
          <table:table-cell office:value-type="float" office:value="0.1035229" calcext:value-type="float">
            <text:p>0.1035229</text:p>
          </table:table-cell>
          <table:table-cell office:value-type="float" office:value="0.05376539" calcext:value-type="float">
            <text:p>0.05376539</text:p>
          </table:table-cell>
          <table:table-cell office:value-type="float" office:value="0.01585707" calcext:value-type="float">
            <text:p>0.01585707</text:p>
          </table:table-cell>
          <table:table-cell office:value-type="float" office:value="0.0143641" calcext:value-type="float">
            <text:p>0.0143641</text:p>
          </table:table-cell>
          <table:table-cell office:value-type="float" office:value="0.01918181" calcext:value-type="float">
            <text:p>0.01918181</text:p>
          </table:table-cell>
          <table:table-cell office:value-type="float" office:value="0.01837248" calcext:value-type="float">
            <text:p>0.01837248</text:p>
          </table:table-cell>
          <table:table-cell office:value-type="float" office:value="22.09761" calcext:value-type="float">
            <text:p>22.09761</text:p>
          </table:table-cell>
          <table:table-cell office:value-type="float" office:value="23.26896" calcext:value-type="float">
            <text:p>23.26896</text:p>
          </table:table-cell>
          <table:table-cell office:value-type="float" office:value="25.65772" calcext:value-type="float">
            <text:p>25.65772</text:p>
          </table:table-cell>
          <table:table-cell office:value-type="float" office:value="26.21127" calcext:value-type="float">
            <text:p>26.21127</text:p>
          </table:table-cell>
          <table:table-cell office:value-type="float" office:value="22.66638" calcext:value-type="float">
            <text:p>22.66638</text:p>
          </table:table-cell>
          <table:table-cell office:value-type="float" office:value="15.22234" calcext:value-type="float">
            <text:p>15.22234</text:p>
          </table:table-cell>
          <table:table-cell office:value-type="float" office:value="10.5987" calcext:value-type="float">
            <text:p>10.5987</text:p>
          </table:table-cell>
          <table:table-cell office:value-type="float" office:value="6.79257" calcext:value-type="float">
            <text:p>6.79257</text:p>
          </table:table-cell>
          <table:table-cell office:value-type="float" office:value="501.9666" calcext:value-type="float">
            <text:p>501.9666</text:p>
          </table:table-cell>
          <table:table-cell office:value-type="float" office:value="0" calcext:value-type="float">
            <text:p>0</text:p>
          </table:table-cell>
          <table:table-cell office:value-type="float" office:value="-0.001194387" calcext:value-type="float">
            <text:p>-0.0011943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5.272088" calcext:value-type="float">
            <text:p>5.272088</text:p>
          </table:table-cell>
          <table:table-cell office:value-type="float" office:value="451.8068" calcext:value-type="float">
            <text:p>451.8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87466" calcext:value-type="float">
            <text:p>0.05187466</text:p>
          </table:table-cell>
          <table:table-cell office:value-type="float" office:value="14.14995" calcext:value-type="float">
            <text:p>14.14995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895406" calcext:value-type="float">
            <text:p>0.001895406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6735" calcext:value-type="float">
            <text:p>0.106735</text:p>
          </table:table-cell>
          <table:table-cell office:value-type="float" office:value="-0.001785524" calcext:value-type="float">
            <text:p>-0.001785524</text:p>
          </table:table-cell>
          <table:table-cell office:value-type="float" office:value="-0.008050984" calcext:value-type="float">
            <text:p>-0.008050984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71328" calcext:value-type="float">
            <text:p>6.971328</text:p>
          </table:table-cell>
          <table:table-cell office:value-type="float" office:value="0.1395728" calcext:value-type="float">
            <text:p>0.1395728</text:p>
          </table:table-cell>
          <table:table-cell office:value-type="float" office:value="0.0938039" calcext:value-type="float">
            <text:p>0.0938039</text:p>
          </table:table-cell>
          <table:table-cell office:value-type="float" office:value="0.09848332" calcext:value-type="float">
            <text:p>0.09848332</text:p>
          </table:table-cell>
          <table:table-cell office:value-type="float" office:value="0.05133479" calcext:value-type="float">
            <text:p>0.05133479</text:p>
          </table:table-cell>
          <table:table-cell office:value-type="float" office:value="0.01554029" calcext:value-type="float">
            <text:p>0.01554029</text:p>
          </table:table-cell>
          <table:table-cell office:value-type="float" office:value="0.01427841" calcext:value-type="float">
            <text:p>0.01427841</text:p>
          </table:table-cell>
          <table:table-cell office:value-type="float" office:value="0.01905944" calcext:value-type="float">
            <text:p>0.01905944</text:p>
          </table:table-cell>
          <table:table-cell office:value-type="float" office:value="0.01838198" calcext:value-type="float">
            <text:p>0.01838198</text:p>
          </table:table-cell>
          <table:table-cell office:value-type="float" office:value="22.44307" calcext:value-type="float">
            <text:p>22.44307</text:p>
          </table:table-cell>
          <table:table-cell office:value-type="float" office:value="23.60016" calcext:value-type="float">
            <text:p>23.60016</text:p>
          </table:table-cell>
          <table:table-cell office:value-type="float" office:value="25.76582" calcext:value-type="float">
            <text:p>25.76582</text:p>
          </table:table-cell>
          <table:table-cell office:value-type="float" office:value="26.24695" calcext:value-type="float">
            <text:p>26.24695</text:p>
          </table:table-cell>
          <table:table-cell office:value-type="float" office:value="22.6417" calcext:value-type="float">
            <text:p>22.6417</text:p>
          </table:table-cell>
          <table:table-cell office:value-type="float" office:value="15.22083" calcext:value-type="float">
            <text:p>15.22083</text:p>
          </table:table-cell>
          <table:table-cell office:value-type="float" office:value="10.60303" calcext:value-type="float">
            <text:p>10.60303</text:p>
          </table:table-cell>
          <table:table-cell office:value-type="float" office:value="6.798861" calcext:value-type="float">
            <text:p>6.798861</text:p>
          </table:table-cell>
          <table:table-cell office:value-type="float" office:value="500.0658" calcext:value-type="float">
            <text:p>500.0658</text:p>
          </table:table-cell>
          <table:table-cell office:value-type="float" office:value="0" calcext:value-type="float">
            <text:p>0</text:p>
          </table:table-cell>
          <table:table-cell office:value-type="float" office:value="-0.001292879" calcext:value-type="float">
            <text:p>-0.0012928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5.269965" calcext:value-type="float">
            <text:p>5.269965</text:p>
          </table:table-cell>
          <table:table-cell office:value-type="float" office:value="451.8053" calcext:value-type="float">
            <text:p>451.8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26444" calcext:value-type="float">
            <text:p>0.05126444</text:p>
          </table:table-cell>
          <table:table-cell office:value-type="float" office:value="14.16869" calcext:value-type="float">
            <text:p>14.16869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19587" calcext:value-type="float">
            <text:p>0.0019587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71821" calcext:value-type="float">
            <text:p>0.1071821</text:p>
          </table:table-cell>
          <table:table-cell office:value-type="float" office:value="-0.001985755" calcext:value-type="float">
            <text:p>-0.001985755</text:p>
          </table:table-cell>
          <table:table-cell office:value-type="float" office:value="-0.008138926" calcext:value-type="float">
            <text:p>-0.008138926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65695" calcext:value-type="float">
            <text:p>6.965695</text:p>
          </table:table-cell>
          <table:table-cell office:value-type="float" office:value="0.1382453" calcext:value-type="float">
            <text:p>0.1382453</text:p>
          </table:table-cell>
          <table:table-cell office:value-type="float" office:value="0.09040513" calcext:value-type="float">
            <text:p>0.09040513</text:p>
          </table:table-cell>
          <table:table-cell office:value-type="float" office:value="0.09406494" calcext:value-type="float">
            <text:p>0.09406494</text:p>
          </table:table-cell>
          <table:table-cell office:value-type="float" office:value="0.04903613" calcext:value-type="float">
            <text:p>0.04903613</text:p>
          </table:table-cell>
          <table:table-cell office:value-type="float" office:value="0.01527261" calcext:value-type="float">
            <text:p>0.01527261</text:p>
          </table:table-cell>
          <table:table-cell office:value-type="float" office:value="0.01419782" calcext:value-type="float">
            <text:p>0.01419782</text:p>
          </table:table-cell>
          <table:table-cell office:value-type="float" office:value="0.01894121" calcext:value-type="float">
            <text:p>0.01894121</text:p>
          </table:table-cell>
          <table:table-cell office:value-type="float" office:value="0.01839197" calcext:value-type="float">
            <text:p>0.01839197</text:p>
          </table:table-cell>
          <table:table-cell office:value-type="float" office:value="22.83208" calcext:value-type="float">
            <text:p>22.83208</text:p>
          </table:table-cell>
          <table:table-cell office:value-type="float" office:value="23.87598" calcext:value-type="float">
            <text:p>23.87598</text:p>
          </table:table-cell>
          <table:table-cell office:value-type="float" office:value="25.87044" calcext:value-type="float">
            <text:p>25.87044</text:p>
          </table:table-cell>
          <table:table-cell office:value-type="float" office:value="26.28064" calcext:value-type="float">
            <text:p>26.28064</text:p>
          </table:table-cell>
          <table:table-cell office:value-type="float" office:value="22.62103" calcext:value-type="float">
            <text:p>22.62103</text:p>
          </table:table-cell>
          <table:table-cell office:value-type="float" office:value="15.21722" calcext:value-type="float">
            <text:p>15.21722</text:p>
          </table:table-cell>
          <table:table-cell office:value-type="float" office:value="10.60655" calcext:value-type="float">
            <text:p>10.60655</text:p>
          </table:table-cell>
          <table:table-cell office:value-type="float" office:value="6.805198" calcext:value-type="float">
            <text:p>6.805198</text:p>
          </table:table-cell>
          <table:table-cell office:value-type="float" office:value="497.8629" calcext:value-type="float">
            <text:p>497.8629</text:p>
          </table:table-cell>
          <table:table-cell office:value-type="float" office:value="0" calcext:value-type="float">
            <text:p>0</text:p>
          </table:table-cell>
          <table:table-cell office:value-type="float" office:value="-0.001402577" calcext:value-type="float">
            <text:p>-0.0014025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5.267783" calcext:value-type="float">
            <text:p>5.267783</text:p>
          </table:table-cell>
          <table:table-cell office:value-type="float" office:value="451.8039" calcext:value-type="float">
            <text:p>451.8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00034" calcext:value-type="float">
            <text:p>0.05100034</text:p>
          </table:table-cell>
          <table:table-cell office:value-type="float" office:value="14.18736" calcext:value-type="float">
            <text:p>14.18736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02184" calcext:value-type="float">
            <text:p>0.00202184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7517" calcext:value-type="float">
            <text:p>0.107517</text:p>
          </table:table-cell>
          <table:table-cell office:value-type="float" office:value="-0.00220118" calcext:value-type="float">
            <text:p>-0.00220118</text:p>
          </table:table-cell>
          <table:table-cell office:value-type="float" office:value="-0.00824031" calcext:value-type="float">
            <text:p>-0.00824031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60004" calcext:value-type="float">
            <text:p>6.960004</text:p>
          </table:table-cell>
          <table:table-cell office:value-type="float" office:value="0.1524356" calcext:value-type="float">
            <text:p>0.1524356</text:p>
          </table:table-cell>
          <table:table-cell office:value-type="float" office:value="0.08888233" calcext:value-type="float">
            <text:p>0.08888233</text:p>
          </table:table-cell>
          <table:table-cell office:value-type="float" office:value="0.09094696" calcext:value-type="float">
            <text:p>0.09094696</text:p>
          </table:table-cell>
          <table:table-cell office:value-type="float" office:value="0.04709133" calcext:value-type="float">
            <text:p>0.04709133</text:p>
          </table:table-cell>
          <table:table-cell office:value-type="float" office:value="0.01504651" calcext:value-type="float">
            <text:p>0.01504651</text:p>
          </table:table-cell>
          <table:table-cell office:value-type="float" office:value="0.01412198" calcext:value-type="float">
            <text:p>0.01412198</text:p>
          </table:table-cell>
          <table:table-cell office:value-type="float" office:value="0.01882679" calcext:value-type="float">
            <text:p>0.01882679</text:p>
          </table:table-cell>
          <table:table-cell office:value-type="float" office:value="0.01840308" calcext:value-type="float">
            <text:p>0.01840308</text:p>
          </table:table-cell>
          <table:table-cell office:value-type="float" office:value="23.21436" calcext:value-type="float">
            <text:p>23.21436</text:p>
          </table:table-cell>
          <table:table-cell office:value-type="float" office:value="24.10453" calcext:value-type="float">
            <text:p>24.10453</text:p>
          </table:table-cell>
          <table:table-cell office:value-type="float" office:value="25.98444" calcext:value-type="float">
            <text:p>25.98444</text:p>
          </table:table-cell>
          <table:table-cell office:value-type="float" office:value="26.31455" calcext:value-type="float">
            <text:p>26.31455</text:p>
          </table:table-cell>
          <table:table-cell office:value-type="float" office:value="22.60176" calcext:value-type="float">
            <text:p>22.60176</text:p>
          </table:table-cell>
          <table:table-cell office:value-type="float" office:value="15.21412" calcext:value-type="float">
            <text:p>15.21412</text:p>
          </table:table-cell>
          <table:table-cell office:value-type="float" office:value="10.60978" calcext:value-type="float">
            <text:p>10.60978</text:p>
          </table:table-cell>
          <table:table-cell office:value-type="float" office:value="6.811833" calcext:value-type="float">
            <text:p>6.811833</text:p>
          </table:table-cell>
          <table:table-cell office:value-type="float" office:value="494.3665" calcext:value-type="float">
            <text:p>494.3665</text:p>
          </table:table-cell>
          <table:table-cell office:value-type="float" office:value="0" calcext:value-type="float">
            <text:p>0</text:p>
          </table:table-cell>
          <table:table-cell office:value-type="float" office:value="-0.001599085" calcext:value-type="float">
            <text:p>-0.0015990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5.265589" calcext:value-type="float">
            <text:p>5.265589</text:p>
          </table:table-cell>
          <table:table-cell office:value-type="float" office:value="451.8025" calcext:value-type="float">
            <text:p>451.8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80458" calcext:value-type="float">
            <text:p>0.05080458</text:p>
          </table:table-cell>
          <table:table-cell office:value-type="float" office:value="14.21117" calcext:value-type="float">
            <text:p>14.21117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069404" calcext:value-type="float">
            <text:p>0.002069404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25886" calcext:value-type="float">
            <text:p>0.1025886</text:p>
          </table:table-cell>
          <table:table-cell office:value-type="float" office:value="-0.002458474" calcext:value-type="float">
            <text:p>-0.002458474</text:p>
          </table:table-cell>
          <table:table-cell office:value-type="float" office:value="-0.008364111" calcext:value-type="float">
            <text:p>-0.008364111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54289" calcext:value-type="float">
            <text:p>6.954289</text:p>
          </table:table-cell>
          <table:table-cell office:value-type="float" office:value="0.1669888" calcext:value-type="float">
            <text:p>0.1669888</text:p>
          </table:table-cell>
          <table:table-cell office:value-type="float" office:value="0.08776016" calcext:value-type="float">
            <text:p>0.08776016</text:p>
          </table:table-cell>
          <table:table-cell office:value-type="float" office:value="0.08859816" calcext:value-type="float">
            <text:p>0.08859816</text:p>
          </table:table-cell>
          <table:table-cell office:value-type="float" office:value="0.04550824" calcext:value-type="float">
            <text:p>0.04550824</text:p>
          </table:table-cell>
          <table:table-cell office:value-type="float" office:value="0.01485801" calcext:value-type="float">
            <text:p>0.01485801</text:p>
          </table:table-cell>
          <table:table-cell office:value-type="float" office:value="0.01405196" calcext:value-type="float">
            <text:p>0.01405196</text:p>
          </table:table-cell>
          <table:table-cell office:value-type="float" office:value="0.01871532" calcext:value-type="float">
            <text:p>0.01871532</text:p>
          </table:table-cell>
          <table:table-cell office:value-type="float" office:value="0.01841374" calcext:value-type="float">
            <text:p>0.01841374</text:p>
          </table:table-cell>
          <table:table-cell office:value-type="float" office:value="23.56976" calcext:value-type="float">
            <text:p>23.56976</text:p>
          </table:table-cell>
          <table:table-cell office:value-type="float" office:value="24.33521" calcext:value-type="float">
            <text:p>24.33521</text:p>
          </table:table-cell>
          <table:table-cell office:value-type="float" office:value="26.09949" calcext:value-type="float">
            <text:p>26.09949</text:p>
          </table:table-cell>
          <table:table-cell office:value-type="float" office:value="26.34855" calcext:value-type="float">
            <text:p>26.34855</text:p>
          </table:table-cell>
          <table:table-cell office:value-type="float" office:value="22.5846" calcext:value-type="float">
            <text:p>22.5846</text:p>
          </table:table-cell>
          <table:table-cell office:value-type="float" office:value="15.21211" calcext:value-type="float">
            <text:p>15.21211</text:p>
          </table:table-cell>
          <table:table-cell office:value-type="float" office:value="10.61268" calcext:value-type="float">
            <text:p>10.61268</text:p>
          </table:table-cell>
          <table:table-cell office:value-type="float" office:value="6.818227" calcext:value-type="float">
            <text:p>6.818227</text:p>
          </table:table-cell>
          <table:table-cell office:value-type="float" office:value="490.3927" calcext:value-type="float">
            <text:p>490.3927</text:p>
          </table:table-cell>
          <table:table-cell office:value-type="float" office:value="0" calcext:value-type="float">
            <text:p>0</text:p>
          </table:table-cell>
          <table:table-cell office:value-type="float" office:value="-0.001866724" calcext:value-type="float">
            <text:p>-0.0018667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5.263403" calcext:value-type="float">
            <text:p>5.263403</text:p>
          </table:table-cell>
          <table:table-cell office:value-type="float" office:value="451.801" calcext:value-type="float">
            <text:p>451.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1541" calcext:value-type="float">
            <text:p>0.0501541</text:p>
          </table:table-cell>
          <table:table-cell office:value-type="float" office:value="14.24308" calcext:value-type="float">
            <text:p>14.24308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090303" calcext:value-type="float">
            <text:p>0.00209030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8942032" calcext:value-type="float">
            <text:p>0.08942032</text:p>
          </table:table-cell>
          <table:table-cell office:value-type="float" office:value="-0.002914377" calcext:value-type="float">
            <text:p>-0.002914377</text:p>
          </table:table-cell>
          <table:table-cell office:value-type="float" office:value="-0.009157317" calcext:value-type="float">
            <text:p>-0.009157317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48594" calcext:value-type="float">
            <text:p>6.948594</text:p>
          </table:table-cell>
          <table:table-cell office:value-type="float" office:value="0.1617053" calcext:value-type="float">
            <text:p>0.1617053</text:p>
          </table:table-cell>
          <table:table-cell office:value-type="float" office:value="0.08618443" calcext:value-type="float">
            <text:p>0.08618443</text:p>
          </table:table-cell>
          <table:table-cell office:value-type="float" office:value="0.08431205" calcext:value-type="float">
            <text:p>0.08431205</text:p>
          </table:table-cell>
          <table:table-cell office:value-type="float" office:value="0.04345699" calcext:value-type="float">
            <text:p>0.04345699</text:p>
          </table:table-cell>
          <table:table-cell office:value-type="float" office:value="0.01472166" calcext:value-type="float">
            <text:p>0.01472166</text:p>
          </table:table-cell>
          <table:table-cell office:value-type="float" office:value="0.01399296" calcext:value-type="float">
            <text:p>0.01399296</text:p>
          </table:table-cell>
          <table:table-cell office:value-type="float" office:value="0.01860856" calcext:value-type="float">
            <text:p>0.01860856</text:p>
          </table:table-cell>
          <table:table-cell office:value-type="float" office:value="0.01842464" calcext:value-type="float">
            <text:p>0.01842464</text:p>
          </table:table-cell>
          <table:table-cell office:value-type="float" office:value="23.92527" calcext:value-type="float">
            <text:p>23.92527</text:p>
          </table:table-cell>
          <table:table-cell office:value-type="float" office:value="24.58198" calcext:value-type="float">
            <text:p>24.58198</text:p>
          </table:table-cell>
          <table:table-cell office:value-type="float" office:value="26.20845" calcext:value-type="float">
            <text:p>26.20845</text:p>
          </table:table-cell>
          <table:table-cell office:value-type="float" office:value="26.38076" calcext:value-type="float">
            <text:p>26.38076</text:p>
          </table:table-cell>
          <table:table-cell office:value-type="float" office:value="22.56841" calcext:value-type="float">
            <text:p>22.56841</text:p>
          </table:table-cell>
          <table:table-cell office:value-type="float" office:value="15.21107" calcext:value-type="float">
            <text:p>15.21107</text:p>
          </table:table-cell>
          <table:table-cell office:value-type="float" office:value="10.61529" calcext:value-type="float">
            <text:p>10.61529</text:p>
          </table:table-cell>
          <table:table-cell office:value-type="float" office:value="6.824679" calcext:value-type="float">
            <text:p>6.824679</text:p>
          </table:table-cell>
          <table:table-cell office:value-type="float" office:value="486.2553" calcext:value-type="float">
            <text:p>486.2553</text:p>
          </table:table-cell>
          <table:table-cell office:value-type="float" office:value="0" calcext:value-type="float">
            <text:p>0</text:p>
          </table:table-cell>
          <table:table-cell office:value-type="float" office:value="-0.002088584" calcext:value-type="float">
            <text:p>-0.0020885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5.261238" calcext:value-type="float">
            <text:p>5.261238</text:p>
          </table:table-cell>
          <table:table-cell office:value-type="float" office:value="451.7996" calcext:value-type="float">
            <text:p>451.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82774" calcext:value-type="float">
            <text:p>0.04982774</text:p>
          </table:table-cell>
          <table:table-cell office:value-type="float" office:value="14.2735" calcext:value-type="float">
            <text:p>14.2735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111202" calcext:value-type="float">
            <text:p>0.002111202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7712587" calcext:value-type="float">
            <text:p>0.07712587</text:p>
          </table:table-cell>
          <table:table-cell office:value-type="float" office:value="-0.003352296" calcext:value-type="float">
            <text:p>-0.003352296</text:p>
          </table:table-cell>
          <table:table-cell office:value-type="float" office:value="-0.01008549" calcext:value-type="float">
            <text:p>-0.01008549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42878" calcext:value-type="float">
            <text:p>6.942878</text:p>
          </table:table-cell>
          <table:table-cell office:value-type="float" office:value="0.1578766" calcext:value-type="float">
            <text:p>0.1578766</text:p>
          </table:table-cell>
          <table:table-cell office:value-type="float" office:value="0.08451524" calcext:value-type="float">
            <text:p>0.08451524</text:p>
          </table:table-cell>
          <table:table-cell office:value-type="float" office:value="0.08241314" calcext:value-type="float">
            <text:p>0.08241314</text:p>
          </table:table-cell>
          <table:table-cell office:value-type="float" office:value="0.04242102" calcext:value-type="float">
            <text:p>0.04242102</text:p>
          </table:table-cell>
          <table:table-cell office:value-type="float" office:value="0.01467427" calcext:value-type="float">
            <text:p>0.01467427</text:p>
          </table:table-cell>
          <table:table-cell office:value-type="float" office:value="0.01395013" calcext:value-type="float">
            <text:p>0.01395013</text:p>
          </table:table-cell>
          <table:table-cell office:value-type="float" office:value="0.01852323" calcext:value-type="float">
            <text:p>0.01852323</text:p>
          </table:table-cell>
          <table:table-cell office:value-type="float" office:value="0.01843852" calcext:value-type="float">
            <text:p>0.01843852</text:p>
          </table:table-cell>
          <table:table-cell office:value-type="float" office:value="24.31652" calcext:value-type="float">
            <text:p>24.31652</text:p>
          </table:table-cell>
          <table:table-cell office:value-type="float" office:value="24.80808" calcext:value-type="float">
            <text:p>24.80808</text:p>
          </table:table-cell>
          <table:table-cell office:value-type="float" office:value="26.30972" calcext:value-type="float">
            <text:p>26.30972</text:p>
          </table:table-cell>
          <table:table-cell office:value-type="float" office:value="26.41001" calcext:value-type="float">
            <text:p>26.41001</text:p>
          </table:table-cell>
          <table:table-cell office:value-type="float" office:value="22.55113" calcext:value-type="float">
            <text:p>22.55113</text:p>
          </table:table-cell>
          <table:table-cell office:value-type="float" office:value="15.21121" calcext:value-type="float">
            <text:p>15.21121</text:p>
          </table:table-cell>
          <table:table-cell office:value-type="float" office:value="10.61798" calcext:value-type="float">
            <text:p>10.61798</text:p>
          </table:table-cell>
          <table:table-cell office:value-type="float" office:value="6.831941" calcext:value-type="float">
            <text:p>6.831941</text:p>
          </table:table-cell>
          <table:table-cell office:value-type="float" office:value="482.6954" calcext:value-type="float">
            <text:p>482.6954</text:p>
          </table:table-cell>
          <table:table-cell office:value-type="float" office:value="0" calcext:value-type="float">
            <text:p>0</text:p>
          </table:table-cell>
          <table:table-cell office:value-type="float" office:value="-0.002275771" calcext:value-type="float">
            <text:p>-0.002275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5.259043" calcext:value-type="float">
            <text:p>5.259043</text:p>
          </table:table-cell>
          <table:table-cell office:value-type="float" office:value="451.798" calcext:value-type="float">
            <text:p>451.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00824" calcext:value-type="float">
            <text:p>0.05000824</text:p>
          </table:table-cell>
          <table:table-cell office:value-type="float" office:value="14.29168" calcext:value-type="float">
            <text:p>14.29168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166634" calcext:value-type="float">
            <text:p>0.002166634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7694308" calcext:value-type="float">
            <text:p>0.07694308</text:p>
          </table:table-cell>
          <table:table-cell office:value-type="float" office:value="-0.00370351" calcext:value-type="float">
            <text:p>-0.00370351</text:p>
          </table:table-cell>
          <table:table-cell office:value-type="float" office:value="-0.01074047" calcext:value-type="float">
            <text:p>-0.01074047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37117" calcext:value-type="float">
            <text:p>6.937117</text:p>
          </table:table-cell>
          <table:table-cell office:value-type="float" office:value="0.1716943" calcext:value-type="float">
            <text:p>0.1716943</text:p>
          </table:table-cell>
          <table:table-cell office:value-type="float" office:value="0.08414036" calcext:value-type="float">
            <text:p>0.08414036</text:p>
          </table:table-cell>
          <table:table-cell office:value-type="float" office:value="0.08292676" calcext:value-type="float">
            <text:p>0.08292676</text:p>
          </table:table-cell>
          <table:table-cell office:value-type="float" office:value="0.04224841" calcext:value-type="float">
            <text:p>0.04224841</text:p>
          </table:table-cell>
          <table:table-cell office:value-type="float" office:value="0.01469733" calcext:value-type="float">
            <text:p>0.01469733</text:p>
          </table:table-cell>
          <table:table-cell office:value-type="float" office:value="0.0139175" calcext:value-type="float">
            <text:p>0.0139175</text:p>
          </table:table-cell>
          <table:table-cell office:value-type="float" office:value="0.01846054" calcext:value-type="float">
            <text:p>0.01846054</text:p>
          </table:table-cell>
          <table:table-cell office:value-type="float" office:value="0.01845358" calcext:value-type="float">
            <text:p>0.01845358</text:p>
          </table:table-cell>
          <table:table-cell office:value-type="float" office:value="24.7211" calcext:value-type="float">
            <text:p>24.7211</text:p>
          </table:table-cell>
          <table:table-cell office:value-type="float" office:value="24.99621" calcext:value-type="float">
            <text:p>24.99621</text:p>
          </table:table-cell>
          <table:table-cell office:value-type="float" office:value="26.4143" calcext:value-type="float">
            <text:p>26.4143</text:p>
          </table:table-cell>
          <table:table-cell office:value-type="float" office:value="26.43947" calcext:value-type="float">
            <text:p>26.43947</text:p>
          </table:table-cell>
          <table:table-cell office:value-type="float" office:value="22.53456" calcext:value-type="float">
            <text:p>22.53456</text:p>
          </table:table-cell>
          <table:table-cell office:value-type="float" office:value="15.21167" calcext:value-type="float">
            <text:p>15.21167</text:p>
          </table:table-cell>
          <table:table-cell office:value-type="float" office:value="10.62046" calcext:value-type="float">
            <text:p>10.62046</text:p>
          </table:table-cell>
          <table:table-cell office:value-type="float" office:value="6.839332" calcext:value-type="float">
            <text:p>6.839332</text:p>
          </table:table-cell>
          <table:table-cell office:value-type="float" office:value="478.7293" calcext:value-type="float">
            <text:p>478.7293</text:p>
          </table:table-cell>
          <table:table-cell office:value-type="float" office:value="0" calcext:value-type="float">
            <text:p>0</text:p>
          </table:table-cell>
          <table:table-cell office:value-type="float" office:value="-0.00252549" calcext:value-type="float">
            <text:p>-0.002525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5.256836" calcext:value-type="float">
            <text:p>5.256836</text:p>
          </table:table-cell>
          <table:table-cell office:value-type="float" office:value="451.7965" calcext:value-type="float">
            <text:p>451.7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2914" calcext:value-type="float">
            <text:p>0.0502914</text:p>
          </table:table-cell>
          <table:table-cell office:value-type="float" office:value="14.3058" calcext:value-type="float">
            <text:p>14.3058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235376" calcext:value-type="float">
            <text:p>0.002235376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809709" calcext:value-type="float">
            <text:p>0.0809709</text:p>
          </table:table-cell>
          <table:table-cell office:value-type="float" office:value="-0.004003101" calcext:value-type="float">
            <text:p>-0.004003101</text:p>
          </table:table-cell>
          <table:table-cell office:value-type="float" office:value="-0.01085736" calcext:value-type="float">
            <text:p>-0.01085736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31351" calcext:value-type="float">
            <text:p>6.931351</text:p>
          </table:table-cell>
          <table:table-cell office:value-type="float" office:value="0.1994257" calcext:value-type="float">
            <text:p>0.1994257</text:p>
          </table:table-cell>
          <table:table-cell office:value-type="float" office:value="0.08394412" calcext:value-type="float">
            <text:p>0.08394412</text:p>
          </table:table-cell>
          <table:table-cell office:value-type="float" office:value="0.08368617" calcext:value-type="float">
            <text:p>0.08368617</text:p>
          </table:table-cell>
          <table:table-cell office:value-type="float" office:value="0.04206904" calcext:value-type="float">
            <text:p>0.04206904</text:p>
          </table:table-cell>
          <table:table-cell office:value-type="float" office:value="0.0147008" calcext:value-type="float">
            <text:p>0.0147008</text:p>
          </table:table-cell>
          <table:table-cell office:value-type="float" office:value="0.0138849" calcext:value-type="float">
            <text:p>0.0138849</text:p>
          </table:table-cell>
          <table:table-cell office:value-type="float" office:value="0.01840043" calcext:value-type="float">
            <text:p>0.01840043</text:p>
          </table:table-cell>
          <table:table-cell office:value-type="float" office:value="0.01846738" calcext:value-type="float">
            <text:p>0.01846738</text:p>
          </table:table-cell>
          <table:table-cell office:value-type="float" office:value="25.06546" calcext:value-type="float">
            <text:p>25.06546</text:p>
          </table:table-cell>
          <table:table-cell office:value-type="float" office:value="25.19901" calcext:value-type="float">
            <text:p>25.19901</text:p>
          </table:table-cell>
          <table:table-cell office:value-type="float" office:value="26.5257" calcext:value-type="float">
            <text:p>26.5257</text:p>
          </table:table-cell>
          <table:table-cell office:value-type="float" office:value="26.47147" calcext:value-type="float">
            <text:p>26.47147</text:p>
          </table:table-cell>
          <table:table-cell office:value-type="float" office:value="22.5192" calcext:value-type="float">
            <text:p>22.5192</text:p>
          </table:table-cell>
          <table:table-cell office:value-type="float" office:value="15.21274" calcext:value-type="float">
            <text:p>15.21274</text:p>
          </table:table-cell>
          <table:table-cell office:value-type="float" office:value="10.62273" calcext:value-type="float">
            <text:p>10.62273</text:p>
          </table:table-cell>
          <table:table-cell office:value-type="float" office:value="6.846163" calcext:value-type="float">
            <text:p>6.846163</text:p>
          </table:table-cell>
          <table:table-cell office:value-type="float" office:value="474.6982" calcext:value-type="float">
            <text:p>474.6982</text:p>
          </table:table-cell>
          <table:table-cell office:value-type="float" office:value="0" calcext:value-type="float">
            <text:p>0</text:p>
          </table:table-cell>
          <table:table-cell office:value-type="float" office:value="-0.002925673" calcext:value-type="float">
            <text:p>-0.0029256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5.254652" calcext:value-type="float">
            <text:p>5.254652</text:p>
          </table:table-cell>
          <table:table-cell office:value-type="float" office:value="451.7949" calcext:value-type="float">
            <text:p>451.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12162" calcext:value-type="float">
            <text:p>0.05012162</text:p>
          </table:table-cell>
          <table:table-cell office:value-type="float" office:value="14.31962" calcext:value-type="float">
            <text:p>14.31962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30396" calcext:value-type="float">
            <text:p>0.00230396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8539085" calcext:value-type="float">
            <text:p>0.08539085</text:p>
          </table:table-cell>
          <table:table-cell office:value-type="float" office:value="-0.004357678" calcext:value-type="float">
            <text:p>-0.004357678</text:p>
          </table:table-cell>
          <table:table-cell office:value-type="float" office:value="-0.01096929" calcext:value-type="float">
            <text:p>-0.01096929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2562" calcext:value-type="float">
            <text:p>6.92562</text:p>
          </table:table-cell>
          <table:table-cell office:value-type="float" office:value="0.206874" calcext:value-type="float">
            <text:p>0.206874</text:p>
          </table:table-cell>
          <table:table-cell office:value-type="float" office:value="0.08295704" calcext:value-type="float">
            <text:p>0.08295704</text:p>
          </table:table-cell>
          <table:table-cell office:value-type="float" office:value="0.08282216" calcext:value-type="float">
            <text:p>0.08282216</text:p>
          </table:table-cell>
          <table:table-cell office:value-type="float" office:value="0.04137903" calcext:value-type="float">
            <text:p>0.04137903</text:p>
          </table:table-cell>
          <table:table-cell office:value-type="float" office:value="0.01465911" calcext:value-type="float">
            <text:p>0.01465911</text:p>
          </table:table-cell>
          <table:table-cell office:value-type="float" office:value="0.01385221" calcext:value-type="float">
            <text:p>0.01385221</text:p>
          </table:table-cell>
          <table:table-cell office:value-type="float" office:value="0.01833652" calcext:value-type="float">
            <text:p>0.01833652</text:p>
          </table:table-cell>
          <table:table-cell office:value-type="float" office:value="0.0184767" calcext:value-type="float">
            <text:p>0.0184767</text:p>
          </table:table-cell>
          <table:table-cell office:value-type="float" office:value="25.36358" calcext:value-type="float">
            <text:p>25.36358</text:p>
          </table:table-cell>
          <table:table-cell office:value-type="float" office:value="25.44932" calcext:value-type="float">
            <text:p>25.44932</text:p>
          </table:table-cell>
          <table:table-cell office:value-type="float" office:value="26.63454" calcext:value-type="float">
            <text:p>26.63454</text:p>
          </table:table-cell>
          <table:table-cell office:value-type="float" office:value="26.50291" calcext:value-type="float">
            <text:p>26.50291</text:p>
          </table:table-cell>
          <table:table-cell office:value-type="float" office:value="22.50456" calcext:value-type="float">
            <text:p>22.50456</text:p>
          </table:table-cell>
          <table:table-cell office:value-type="float" office:value="15.2143" calcext:value-type="float">
            <text:p>15.2143</text:p>
          </table:table-cell>
          <table:table-cell office:value-type="float" office:value="10.62495" calcext:value-type="float">
            <text:p>10.62495</text:p>
          </table:table-cell>
          <table:table-cell office:value-type="float" office:value="6.848653" calcext:value-type="float">
            <text:p>6.848653</text:p>
          </table:table-cell>
          <table:table-cell office:value-type="float" office:value="471.2987" calcext:value-type="float">
            <text:p>471.2987</text:p>
          </table:table-cell>
          <table:table-cell office:value-type="float" office:value="0" calcext:value-type="float">
            <text:p>0</text:p>
          </table:table-cell>
          <table:table-cell office:value-type="float" office:value="-0.003328884" calcext:value-type="float">
            <text:p>-0.0033288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5.252533" calcext:value-type="float">
            <text:p>5.252533</text:p>
          </table:table-cell>
          <table:table-cell office:value-type="float" office:value="451.7933" calcext:value-type="float">
            <text:p>451.7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54683" calcext:value-type="float">
            <text:p>0.04954683</text:p>
          </table:table-cell>
          <table:table-cell office:value-type="float" office:value="14.33202" calcext:value-type="float">
            <text:p>14.33202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373099" calcext:value-type="float">
            <text:p>0.002373099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909512" calcext:value-type="float">
            <text:p>0.0909512</text:p>
          </table:table-cell>
          <table:table-cell office:value-type="float" office:value="-0.004730284" calcext:value-type="float">
            <text:p>-0.004730284</text:p>
          </table:table-cell>
          <table:table-cell office:value-type="float" office:value="-0.01106601" calcext:value-type="float">
            <text:p>-0.01106601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19948" calcext:value-type="float">
            <text:p>6.919948</text:p>
          </table:table-cell>
          <table:table-cell office:value-type="float" office:value="0.1920694" calcext:value-type="float">
            <text:p>0.1920694</text:p>
          </table:table-cell>
          <table:table-cell office:value-type="float" office:value="0.08054923" calcext:value-type="float">
            <text:p>0.08054923</text:p>
          </table:table-cell>
          <table:table-cell office:value-type="float" office:value="0.08090275" calcext:value-type="float">
            <text:p>0.08090275</text:p>
          </table:table-cell>
          <table:table-cell office:value-type="float" office:value="0.04044825" calcext:value-type="float">
            <text:p>0.04044825</text:p>
          </table:table-cell>
          <table:table-cell office:value-type="float" office:value="0.01459056" calcext:value-type="float">
            <text:p>0.01459056</text:p>
          </table:table-cell>
          <table:table-cell office:value-type="float" office:value="0.01381923" calcext:value-type="float">
            <text:p>0.01381923</text:p>
          </table:table-cell>
          <table:table-cell office:value-type="float" office:value="0.01826967" calcext:value-type="float">
            <text:p>0.01826967</text:p>
          </table:table-cell>
          <table:table-cell office:value-type="float" office:value="0.01847932" calcext:value-type="float">
            <text:p>0.01847932</text:p>
          </table:table-cell>
          <table:table-cell office:value-type="float" office:value="25.65567" calcext:value-type="float">
            <text:p>25.65567</text:p>
          </table:table-cell>
          <table:table-cell office:value-type="float" office:value="25.73435" calcext:value-type="float">
            <text:p>25.73435</text:p>
          </table:table-cell>
          <table:table-cell office:value-type="float" office:value="26.73389" calcext:value-type="float">
            <text:p>26.73389</text:p>
          </table:table-cell>
          <table:table-cell office:value-type="float" office:value="26.53087" calcext:value-type="float">
            <text:p>26.53087</text:p>
          </table:table-cell>
          <table:table-cell office:value-type="float" office:value="22.4894" calcext:value-type="float">
            <text:p>22.4894</text:p>
          </table:table-cell>
          <table:table-cell office:value-type="float" office:value="15.21555" calcext:value-type="float">
            <text:p>15.21555</text:p>
          </table:table-cell>
          <table:table-cell office:value-type="float" office:value="10.62729" calcext:value-type="float">
            <text:p>10.62729</text:p>
          </table:table-cell>
          <table:table-cell office:value-type="float" office:value="6.844402" calcext:value-type="float">
            <text:p>6.844402</text:p>
          </table:table-cell>
          <table:table-cell office:value-type="float" office:value="469.3132" calcext:value-type="float">
            <text:p>469.3132</text:p>
          </table:table-cell>
          <table:table-cell office:value-type="float" office:value="0" calcext:value-type="float">
            <text:p>0</text:p>
          </table:table-cell>
          <table:table-cell office:value-type="float" office:value="-0.0036244" calcext:value-type="float">
            <text:p>-0.00362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5.250436" calcext:value-type="float">
            <text:p>5.250436</text:p>
          </table:table-cell>
          <table:table-cell office:value-type="float" office:value="451.7917" calcext:value-type="float">
            <text:p>451.7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0142" calcext:value-type="float">
            <text:p>0.0490142</text:p>
          </table:table-cell>
          <table:table-cell office:value-type="float" office:value="14.34448" calcext:value-type="float">
            <text:p>14.34448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441374" calcext:value-type="float">
            <text:p>0.002441374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9583825" calcext:value-type="float">
            <text:p>0.09583825</text:p>
          </table:table-cell>
          <table:table-cell office:value-type="float" office:value="-0.005094822" calcext:value-type="float">
            <text:p>-0.005094822</text:p>
          </table:table-cell>
          <table:table-cell office:value-type="float" office:value="-0.01115669" calcext:value-type="float">
            <text:p>-0.01115669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14281" calcext:value-type="float">
            <text:p>6.914281</text:p>
          </table:table-cell>
          <table:table-cell office:value-type="float" office:value="0.1806074" calcext:value-type="float">
            <text:p>0.1806074</text:p>
          </table:table-cell>
          <table:table-cell office:value-type="float" office:value="0.07795251" calcext:value-type="float">
            <text:p>0.07795251</text:p>
          </table:table-cell>
          <table:table-cell office:value-type="float" office:value="0.07833359" calcext:value-type="float">
            <text:p>0.07833359</text:p>
          </table:table-cell>
          <table:table-cell office:value-type="float" office:value="0.03930781" calcext:value-type="float">
            <text:p>0.03930781</text:p>
          </table:table-cell>
          <table:table-cell office:value-type="float" office:value="0.01450769" calcext:value-type="float">
            <text:p>0.01450769</text:p>
          </table:table-cell>
          <table:table-cell office:value-type="float" office:value="0.0137848" calcext:value-type="float">
            <text:p>0.0137848</text:p>
          </table:table-cell>
          <table:table-cell office:value-type="float" office:value="0.0182003" calcext:value-type="float">
            <text:p>0.0182003</text:p>
          </table:table-cell>
          <table:table-cell office:value-type="float" office:value="0.01848179" calcext:value-type="float">
            <text:p>0.01848179</text:p>
          </table:table-cell>
          <table:table-cell office:value-type="float" office:value="25.99678" calcext:value-type="float">
            <text:p>25.99678</text:p>
          </table:table-cell>
          <table:table-cell office:value-type="float" office:value="25.98886" calcext:value-type="float">
            <text:p>25.98886</text:p>
          </table:table-cell>
          <table:table-cell office:value-type="float" office:value="26.82716" calcext:value-type="float">
            <text:p>26.82716</text:p>
          </table:table-cell>
          <table:table-cell office:value-type="float" office:value="26.55523" calcext:value-type="float">
            <text:p>26.55523</text:p>
          </table:table-cell>
          <table:table-cell office:value-type="float" office:value="22.47267" calcext:value-type="float">
            <text:p>22.47267</text:p>
          </table:table-cell>
          <table:table-cell office:value-type="float" office:value="15.21559" calcext:value-type="float">
            <text:p>15.21559</text:p>
          </table:table-cell>
          <table:table-cell office:value-type="float" office:value="10.62967" calcext:value-type="float">
            <text:p>10.62967</text:p>
          </table:table-cell>
          <table:table-cell office:value-type="float" office:value="6.840943" calcext:value-type="float">
            <text:p>6.840943</text:p>
          </table:table-cell>
          <table:table-cell office:value-type="float" office:value="467.6277" calcext:value-type="float">
            <text:p>467.6277</text:p>
          </table:table-cell>
          <table:table-cell office:value-type="float" office:value="0" calcext:value-type="float">
            <text:p>0</text:p>
          </table:table-cell>
          <table:table-cell office:value-type="float" office:value="-0.003873291" calcext:value-type="float">
            <text:p>-0.0038732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5.248318" calcext:value-type="float">
            <text:p>5.248318</text:p>
          </table:table-cell>
          <table:table-cell office:value-type="float" office:value="451.7901" calcext:value-type="float">
            <text:p>451.7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61664" calcext:value-type="float">
            <text:p>0.04861664</text:p>
          </table:table-cell>
          <table:table-cell office:value-type="float" office:value="14.35727" calcext:value-type="float">
            <text:p>14.35727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508906" calcext:value-type="float">
            <text:p>0.002508906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01706" calcext:value-type="float">
            <text:p>0.1001706</text:p>
          </table:table-cell>
          <table:table-cell office:value-type="float" office:value="-0.005458002" calcext:value-type="float">
            <text:p>-0.005458002</text:p>
          </table:table-cell>
          <table:table-cell office:value-type="float" office:value="-0.01125272" calcext:value-type="float">
            <text:p>-0.01125272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08593" calcext:value-type="float">
            <text:p>6.908593</text:p>
          </table:table-cell>
          <table:table-cell office:value-type="float" office:value="0.1764138" calcext:value-type="float">
            <text:p>0.1764138</text:p>
          </table:table-cell>
          <table:table-cell office:value-type="float" office:value="0.07627921" calcext:value-type="float">
            <text:p>0.07627921</text:p>
          </table:table-cell>
          <table:table-cell office:value-type="float" office:value="0.07606258" calcext:value-type="float">
            <text:p>0.07606258</text:p>
          </table:table-cell>
          <table:table-cell office:value-type="float" office:value="0.03815265" calcext:value-type="float">
            <text:p>0.03815265</text:p>
          </table:table-cell>
          <table:table-cell office:value-type="float" office:value="0.01441938" calcext:value-type="float">
            <text:p>0.01441938</text:p>
          </table:table-cell>
          <table:table-cell office:value-type="float" office:value="0.01374844" calcext:value-type="float">
            <text:p>0.01374844</text:p>
          </table:table-cell>
          <table:table-cell office:value-type="float" office:value="0.01812872" calcext:value-type="float">
            <text:p>0.01812872</text:p>
          </table:table-cell>
          <table:table-cell office:value-type="float" office:value="0.01848407" calcext:value-type="float">
            <text:p>0.01848407</text:p>
          </table:table-cell>
          <table:table-cell office:value-type="float" office:value="26.33862" calcext:value-type="float">
            <text:p>26.33862</text:p>
          </table:table-cell>
          <table:table-cell office:value-type="float" office:value="26.21696" calcext:value-type="float">
            <text:p>26.21696</text:p>
          </table:table-cell>
          <table:table-cell office:value-type="float" office:value="26.92485" calcext:value-type="float">
            <text:p>26.92485</text:p>
          </table:table-cell>
          <table:table-cell office:value-type="float" office:value="26.57983" calcext:value-type="float">
            <text:p>26.57983</text:p>
          </table:table-cell>
          <table:table-cell office:value-type="float" office:value="22.45559" calcext:value-type="float">
            <text:p>22.45559</text:p>
          </table:table-cell>
          <table:table-cell office:value-type="float" office:value="15.21468" calcext:value-type="float">
            <text:p>15.21468</text:p>
          </table:table-cell>
          <table:table-cell office:value-type="float" office:value="10.63187" calcext:value-type="float">
            <text:p>10.63187</text:p>
          </table:table-cell>
          <table:table-cell office:value-type="float" office:value="6.838098" calcext:value-type="float">
            <text:p>6.838098</text:p>
          </table:table-cell>
          <table:table-cell office:value-type="float" office:value="465.0891" calcext:value-type="float">
            <text:p>465.0891</text:p>
          </table:table-cell>
          <table:table-cell office:value-type="float" office:value="0" calcext:value-type="float">
            <text:p>0</text:p>
          </table:table-cell>
          <table:table-cell office:value-type="float" office:value="-0.004129744" calcext:value-type="float">
            <text:p>-0.0041297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5.246235" calcext:value-type="float">
            <text:p>5.246235</text:p>
          </table:table-cell>
          <table:table-cell office:value-type="float" office:value="451.7885" calcext:value-type="float">
            <text:p>451.7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7966" calcext:value-type="float">
            <text:p>0.04797966</text:p>
          </table:table-cell>
          <table:table-cell office:value-type="float" office:value="14.38533" calcext:value-type="float">
            <text:p>14.38533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534462" calcext:value-type="float">
            <text:p>0.002534462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8903532" calcext:value-type="float">
            <text:p>0.08903532</text:p>
          </table:table-cell>
          <table:table-cell office:value-type="float" office:value="-0.005898498" calcext:value-type="float">
            <text:p>-0.005898498</text:p>
          </table:table-cell>
          <table:table-cell office:value-type="float" office:value="-0.0115326" calcext:value-type="float">
            <text:p>-0.0115326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902938" calcext:value-type="float">
            <text:p>6.902938</text:p>
          </table:table-cell>
          <table:table-cell office:value-type="float" office:value="0.1597559" calcext:value-type="float">
            <text:p>0.1597559</text:p>
          </table:table-cell>
          <table:table-cell office:value-type="float" office:value="0.0744696" calcext:value-type="float">
            <text:p>0.0744696</text:p>
          </table:table-cell>
          <table:table-cell office:value-type="float" office:value="0.07304822" calcext:value-type="float">
            <text:p>0.07304822</text:p>
          </table:table-cell>
          <table:table-cell office:value-type="float" office:value="0.03678301" calcext:value-type="float">
            <text:p>0.03678301</text:p>
          </table:table-cell>
          <table:table-cell office:value-type="float" office:value="0.01433506" calcext:value-type="float">
            <text:p>0.01433506</text:p>
          </table:table-cell>
          <table:table-cell office:value-type="float" office:value="0.01371032" calcext:value-type="float">
            <text:p>0.01371032</text:p>
          </table:table-cell>
          <table:table-cell office:value-type="float" office:value="0.01805448" calcext:value-type="float">
            <text:p>0.01805448</text:p>
          </table:table-cell>
          <table:table-cell office:value-type="float" office:value="0.018493" calcext:value-type="float">
            <text:p>0.018493</text:p>
          </table:table-cell>
          <table:table-cell office:value-type="float" office:value="26.67379" calcext:value-type="float">
            <text:p>26.67379</text:p>
          </table:table-cell>
          <table:table-cell office:value-type="float" office:value="26.46576" calcext:value-type="float">
            <text:p>26.46576</text:p>
          </table:table-cell>
          <table:table-cell office:value-type="float" office:value="27.01841" calcext:value-type="float">
            <text:p>27.01841</text:p>
          </table:table-cell>
          <table:table-cell office:value-type="float" office:value="26.60389" calcext:value-type="float">
            <text:p>26.60389</text:p>
          </table:table-cell>
          <table:table-cell office:value-type="float" office:value="22.43893" calcext:value-type="float">
            <text:p>22.43893</text:p>
          </table:table-cell>
          <table:table-cell office:value-type="float" office:value="15.21339" calcext:value-type="float">
            <text:p>15.21339</text:p>
          </table:table-cell>
          <table:table-cell office:value-type="float" office:value="10.63382" calcext:value-type="float">
            <text:p>10.63382</text:p>
          </table:table-cell>
          <table:table-cell office:value-type="float" office:value="6.843389" calcext:value-type="float">
            <text:p>6.843389</text:p>
          </table:table-cell>
          <table:table-cell office:value-type="float" office:value="462.8666" calcext:value-type="float">
            <text:p>462.8666</text:p>
          </table:table-cell>
          <table:table-cell office:value-type="float" office:value="0" calcext:value-type="float">
            <text:p>0</text:p>
          </table:table-cell>
          <table:table-cell office:value-type="float" office:value="-0.004328394" calcext:value-type="float">
            <text:p>-0.0043283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5.244169" calcext:value-type="float">
            <text:p>5.244169</text:p>
          </table:table-cell>
          <table:table-cell office:value-type="float" office:value="451.7869" calcext:value-type="float">
            <text:p>451.7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41869" calcext:value-type="float">
            <text:p>0.04741869</text:p>
          </table:table-cell>
          <table:table-cell office:value-type="float" office:value="14.40129" calcext:value-type="float">
            <text:p>14.40129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586804" calcext:value-type="float">
            <text:p>0.002586804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8969988" calcext:value-type="float">
            <text:p>0.08969988</text:p>
          </table:table-cell>
          <table:table-cell office:value-type="float" office:value="-0.006399984" calcext:value-type="float">
            <text:p>-0.006399984</text:p>
          </table:table-cell>
          <table:table-cell office:value-type="float" office:value="-0.01209122" calcext:value-type="float">
            <text:p>-0.01209122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897298" calcext:value-type="float">
            <text:p>6.897298</text:p>
          </table:table-cell>
          <table:table-cell office:value-type="float" office:value="0.1394587" calcext:value-type="float">
            <text:p>0.1394587</text:p>
          </table:table-cell>
          <table:table-cell office:value-type="float" office:value="0.07263719" calcext:value-type="float">
            <text:p>0.07263719</text:p>
          </table:table-cell>
          <table:table-cell office:value-type="float" office:value="0.07082479" calcext:value-type="float">
            <text:p>0.07082479</text:p>
          </table:table-cell>
          <table:table-cell office:value-type="float" office:value="0.03572171" calcext:value-type="float">
            <text:p>0.03572171</text:p>
          </table:table-cell>
          <table:table-cell office:value-type="float" office:value="0.01429312" calcext:value-type="float">
            <text:p>0.01429312</text:p>
          </table:table-cell>
          <table:table-cell office:value-type="float" office:value="0.01367795" calcext:value-type="float">
            <text:p>0.01367795</text:p>
          </table:table-cell>
          <table:table-cell office:value-type="float" office:value="0.01799658" calcext:value-type="float">
            <text:p>0.01799658</text:p>
          </table:table-cell>
          <table:table-cell office:value-type="float" office:value="0.01849429" calcext:value-type="float">
            <text:p>0.01849429</text:p>
          </table:table-cell>
          <table:table-cell office:value-type="float" office:value="27.03659" calcext:value-type="float">
            <text:p>27.03659</text:p>
          </table:table-cell>
          <table:table-cell office:value-type="float" office:value="26.70227" calcext:value-type="float">
            <text:p>26.70227</text:p>
          </table:table-cell>
          <table:table-cell office:value-type="float" office:value="27.10632" calcext:value-type="float">
            <text:p>27.10632</text:p>
          </table:table-cell>
          <table:table-cell office:value-type="float" office:value="26.62563" calcext:value-type="float">
            <text:p>26.62563</text:p>
          </table:table-cell>
          <table:table-cell office:value-type="float" office:value="22.42239" calcext:value-type="float">
            <text:p>22.42239</text:p>
          </table:table-cell>
          <table:table-cell office:value-type="float" office:value="15.21177" calcext:value-type="float">
            <text:p>15.21177</text:p>
          </table:table-cell>
          <table:table-cell office:value-type="float" office:value="10.63547" calcext:value-type="float">
            <text:p>10.63547</text:p>
          </table:table-cell>
          <table:table-cell office:value-type="float" office:value="6.838034" calcext:value-type="float">
            <text:p>6.838034</text:p>
          </table:table-cell>
          <table:table-cell office:value-type="float" office:value="460.2837" calcext:value-type="float">
            <text:p>460.2837</text:p>
          </table:table-cell>
          <table:table-cell office:value-type="float" office:value="0" calcext:value-type="float">
            <text:p>0</text:p>
          </table:table-cell>
          <table:table-cell office:value-type="float" office:value="-0.004413456" calcext:value-type="float">
            <text:p>-0.0044134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5.242144" calcext:value-type="float">
            <text:p>5.242144</text:p>
          </table:table-cell>
          <table:table-cell office:value-type="float" office:value="451.7853" calcext:value-type="float">
            <text:p>451.7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11055" calcext:value-type="float">
            <text:p>0.04711055</text:p>
          </table:table-cell>
          <table:table-cell office:value-type="float" office:value="14.41019" calcext:value-type="float">
            <text:p>14.41019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657725" calcext:value-type="float">
            <text:p>0.002657725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9702361" calcext:value-type="float">
            <text:p>0.09702361</text:p>
          </table:table-cell>
          <table:table-cell office:value-type="float" office:value="-0.006663496" calcext:value-type="float">
            <text:p>-0.006663496</text:p>
          </table:table-cell>
          <table:table-cell office:value-type="float" office:value="-0.01217965" calcext:value-type="float">
            <text:p>-0.01217965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891687" calcext:value-type="float">
            <text:p>6.891687</text:p>
          </table:table-cell>
          <table:table-cell office:value-type="float" office:value="0.132337" calcext:value-type="float">
            <text:p>0.132337</text:p>
          </table:table-cell>
          <table:table-cell office:value-type="float" office:value="0.07098102" calcext:value-type="float">
            <text:p>0.07098102</text:p>
          </table:table-cell>
          <table:table-cell office:value-type="float" office:value="0.07027537" calcext:value-type="float">
            <text:p>0.07027537</text:p>
          </table:table-cell>
          <table:table-cell office:value-type="float" office:value="0.03523642" calcext:value-type="float">
            <text:p>0.03523642</text:p>
          </table:table-cell>
          <table:table-cell office:value-type="float" office:value="0.01426609" calcext:value-type="float">
            <text:p>0.01426609</text:p>
          </table:table-cell>
          <table:table-cell office:value-type="float" office:value="0.01364589" calcext:value-type="float">
            <text:p>0.01364589</text:p>
          </table:table-cell>
          <table:table-cell office:value-type="float" office:value="0.01794356" calcext:value-type="float">
            <text:p>0.01794356</text:p>
          </table:table-cell>
          <table:table-cell office:value-type="float" office:value="0.01849172" calcext:value-type="float">
            <text:p>0.01849172</text:p>
          </table:table-cell>
          <table:table-cell office:value-type="float" office:value="27.34271" calcext:value-type="float">
            <text:p>27.34271</text:p>
          </table:table-cell>
          <table:table-cell office:value-type="float" office:value="26.9586" calcext:value-type="float">
            <text:p>26.9586</text:p>
          </table:table-cell>
          <table:table-cell office:value-type="float" office:value="27.1939" calcext:value-type="float">
            <text:p>27.1939</text:p>
          </table:table-cell>
          <table:table-cell office:value-type="float" office:value="26.64782" calcext:value-type="float">
            <text:p>26.64782</text:p>
          </table:table-cell>
          <table:table-cell office:value-type="float" office:value="22.40581" calcext:value-type="float">
            <text:p>22.40581</text:p>
          </table:table-cell>
          <table:table-cell office:value-type="float" office:value="15.20977" calcext:value-type="float">
            <text:p>15.20977</text:p>
          </table:table-cell>
          <table:table-cell office:value-type="float" office:value="10.637" calcext:value-type="float">
            <text:p>10.637</text:p>
          </table:table-cell>
          <table:table-cell office:value-type="float" office:value="6.829432" calcext:value-type="float">
            <text:p>6.829432</text:p>
          </table:table-cell>
          <table:table-cell office:value-type="float" office:value="458.2952" calcext:value-type="float">
            <text:p>458.2952</text:p>
          </table:table-cell>
          <table:table-cell office:value-type="float" office:value="0" calcext:value-type="float">
            <text:p>0</text:p>
          </table:table-cell>
          <table:table-cell office:value-type="float" office:value="-0.004504755" calcext:value-type="float">
            <text:p>-0.0045047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5.24014" calcext:value-type="float">
            <text:p>5.24014</text:p>
          </table:table-cell>
          <table:table-cell office:value-type="float" office:value="451.7836" calcext:value-type="float">
            <text:p>451.7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79599" calcext:value-type="float">
            <text:p>0.04679599</text:p>
          </table:table-cell>
          <table:table-cell office:value-type="float" office:value="14.42099" calcext:value-type="float">
            <text:p>14.42099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726269" calcext:value-type="float">
            <text:p>0.002726269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19363" calcext:value-type="float">
            <text:p>0.1019363</text:p>
          </table:table-cell>
          <table:table-cell office:value-type="float" office:value="-0.006904218" calcext:value-type="float">
            <text:p>-0.006904218</text:p>
          </table:table-cell>
          <table:table-cell office:value-type="float" office:value="-0.01226225" calcext:value-type="float">
            <text:p>-0.01226225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886082" calcext:value-type="float">
            <text:p>6.886082</text:p>
          </table:table-cell>
          <table:table-cell office:value-type="float" office:value="0.1295476" calcext:value-type="float">
            <text:p>0.1295476</text:p>
          </table:table-cell>
          <table:table-cell office:value-type="float" office:value="0.06915822" calcext:value-type="float">
            <text:p>0.06915822</text:p>
          </table:table-cell>
          <table:table-cell office:value-type="float" office:value="0.06857592" calcext:value-type="float">
            <text:p>0.06857592</text:p>
          </table:table-cell>
          <table:table-cell office:value-type="float" office:value="0.03437786" calcext:value-type="float">
            <text:p>0.03437786</text:p>
          </table:table-cell>
          <table:table-cell office:value-type="float" office:value="0.01422297" calcext:value-type="float">
            <text:p>0.01422297</text:p>
          </table:table-cell>
          <table:table-cell office:value-type="float" office:value="0.01361199" calcext:value-type="float">
            <text:p>0.01361199</text:p>
          </table:table-cell>
          <table:table-cell office:value-type="float" office:value="0.01788644" calcext:value-type="float">
            <text:p>0.01788644</text:p>
          </table:table-cell>
          <table:table-cell office:value-type="float" office:value="0.01849392" calcext:value-type="float">
            <text:p>0.01849392</text:p>
          </table:table-cell>
          <table:table-cell office:value-type="float" office:value="27.70152" calcext:value-type="float">
            <text:p>27.70152</text:p>
          </table:table-cell>
          <table:table-cell office:value-type="float" office:value="27.14538" calcext:value-type="float">
            <text:p>27.14538</text:p>
          </table:table-cell>
          <table:table-cell office:value-type="float" office:value="27.28106" calcext:value-type="float">
            <text:p>27.28106</text:p>
          </table:table-cell>
          <table:table-cell office:value-type="float" office:value="26.67125" calcext:value-type="float">
            <text:p>26.67125</text:p>
          </table:table-cell>
          <table:table-cell office:value-type="float" office:value="22.39093" calcext:value-type="float">
            <text:p>22.39093</text:p>
          </table:table-cell>
          <table:table-cell office:value-type="float" office:value="15.20682" calcext:value-type="float">
            <text:p>15.20682</text:p>
          </table:table-cell>
          <table:table-cell office:value-type="float" office:value="10.63841" calcext:value-type="float">
            <text:p>10.63841</text:p>
          </table:table-cell>
          <table:table-cell office:value-type="float" office:value="6.827886" calcext:value-type="float">
            <text:p>6.827886</text:p>
          </table:table-cell>
          <table:table-cell office:value-type="float" office:value="456.7516" calcext:value-type="float">
            <text:p>456.7516</text:p>
          </table:table-cell>
          <table:table-cell office:value-type="float" office:value="0" calcext:value-type="float">
            <text:p>0</text:p>
          </table:table-cell>
          <table:table-cell office:value-type="float" office:value="-0.004608582" calcext:value-type="float">
            <text:p>-0.0046085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5.238103" calcext:value-type="float">
            <text:p>5.238103</text:p>
          </table:table-cell>
          <table:table-cell office:value-type="float" office:value="451.782" calcext:value-type="float">
            <text:p>451.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4784" calcext:value-type="float">
            <text:p>0.04654784</text:p>
          </table:table-cell>
          <table:table-cell office:value-type="float" office:value="14.43981" calcext:value-type="float">
            <text:p>14.43981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773748" calcext:value-type="float">
            <text:p>0.002773748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98838" calcext:value-type="float">
            <text:p>0.098838</text:p>
          </table:table-cell>
          <table:table-cell office:value-type="float" office:value="-0.007148121" calcext:value-type="float">
            <text:p>-0.007148121</text:p>
          </table:table-cell>
          <table:table-cell office:value-type="float" office:value="-0.01236496" calcext:value-type="float">
            <text:p>-0.01236496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880445" calcext:value-type="float">
            <text:p>6.880445</text:p>
          </table:table-cell>
          <table:table-cell office:value-type="float" office:value="0.1288666" calcext:value-type="float">
            <text:p>0.1288666</text:p>
          </table:table-cell>
          <table:table-cell office:value-type="float" office:value="0.06818462" calcext:value-type="float">
            <text:p>0.06818462</text:p>
          </table:table-cell>
          <table:table-cell office:value-type="float" office:value="0.06704541" calcext:value-type="float">
            <text:p>0.06704541</text:p>
          </table:table-cell>
          <table:table-cell office:value-type="float" office:value="0.03349509" calcext:value-type="float">
            <text:p>0.03349509</text:p>
          </table:table-cell>
          <table:table-cell office:value-type="float" office:value="0.01416736" calcext:value-type="float">
            <text:p>0.01416736</text:p>
          </table:table-cell>
          <table:table-cell office:value-type="float" office:value="0.01357654" calcext:value-type="float">
            <text:p>0.01357654</text:p>
          </table:table-cell>
          <table:table-cell office:value-type="float" office:value="0.01782553" calcext:value-type="float">
            <text:p>0.01782553</text:p>
          </table:table-cell>
          <table:table-cell office:value-type="float" office:value="0.01849858" calcext:value-type="float">
            <text:p>0.01849858</text:p>
          </table:table-cell>
          <table:table-cell office:value-type="float" office:value="28.04412" calcext:value-type="float">
            <text:p>28.04412</text:p>
          </table:table-cell>
          <table:table-cell office:value-type="float" office:value="27.32555" calcext:value-type="float">
            <text:p>27.32555</text:p>
          </table:table-cell>
          <table:table-cell office:value-type="float" office:value="27.37182" calcext:value-type="float">
            <text:p>27.37182</text:p>
          </table:table-cell>
          <table:table-cell office:value-type="float" office:value="26.69508" calcext:value-type="float">
            <text:p>26.69508</text:p>
          </table:table-cell>
          <table:table-cell office:value-type="float" office:value="22.37846" calcext:value-type="float">
            <text:p>22.37846</text:p>
          </table:table-cell>
          <table:table-cell office:value-type="float" office:value="15.20355" calcext:value-type="float">
            <text:p>15.20355</text:p>
          </table:table-cell>
          <table:table-cell office:value-type="float" office:value="10.6395" calcext:value-type="float">
            <text:p>10.6395</text:p>
          </table:table-cell>
          <table:table-cell office:value-type="float" office:value="6.830243" calcext:value-type="float">
            <text:p>6.830243</text:p>
          </table:table-cell>
          <table:table-cell office:value-type="float" office:value="454.2818" calcext:value-type="float">
            <text:p>454.2818</text:p>
          </table:table-cell>
          <table:table-cell office:value-type="float" office:value="0" calcext:value-type="float">
            <text:p>0</text:p>
          </table:table-cell>
          <table:table-cell office:value-type="float" office:value="-0.004718913" calcext:value-type="float">
            <text:p>-0.0047189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5.236099" calcext:value-type="float">
            <text:p>5.236099</text:p>
          </table:table-cell>
          <table:table-cell office:value-type="float" office:value="451.7804" calcext:value-type="float">
            <text:p>451.7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07344" calcext:value-type="float">
            <text:p>0.04607344</text:p>
          </table:table-cell>
          <table:table-cell office:value-type="float" office:value="14.45452" calcext:value-type="float">
            <text:p>14.45452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827893" calcext:value-type="float">
            <text:p>0.002827893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09968016" calcext:value-type="float">
            <text:p>0.09968016</text:p>
          </table:table-cell>
          <table:table-cell office:value-type="float" office:value="-0.007472103" calcext:value-type="float">
            <text:p>-0.007472103</text:p>
          </table:table-cell>
          <table:table-cell office:value-type="float" office:value="-0.01272462" calcext:value-type="float">
            <text:p>-0.01272462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874842" calcext:value-type="float">
            <text:p>6.874842</text:p>
          </table:table-cell>
          <table:table-cell office:value-type="float" office:value="0.1165394" calcext:value-type="float">
            <text:p>0.1165394</text:p>
          </table:table-cell>
          <table:table-cell office:value-type="float" office:value="0.06687599" calcext:value-type="float">
            <text:p>0.06687599</text:p>
          </table:table-cell>
          <table:table-cell office:value-type="float" office:value="0.06499952" calcext:value-type="float">
            <text:p>0.06499952</text:p>
          </table:table-cell>
          <table:table-cell office:value-type="float" office:value="0.03251399" calcext:value-type="float">
            <text:p>0.03251399</text:p>
          </table:table-cell>
          <table:table-cell office:value-type="float" office:value="0.01412319" calcext:value-type="float">
            <text:p>0.01412319</text:p>
          </table:table-cell>
          <table:table-cell office:value-type="float" office:value="0.0135415" calcext:value-type="float">
            <text:p>0.0135415</text:p>
          </table:table-cell>
          <table:table-cell office:value-type="float" office:value="0.01776797" calcext:value-type="float">
            <text:p>0.01776797</text:p>
          </table:table-cell>
          <table:table-cell office:value-type="float" office:value="0.01849838" calcext:value-type="float">
            <text:p>0.01849838</text:p>
          </table:table-cell>
          <table:table-cell office:value-type="float" office:value="28.35481" calcext:value-type="float">
            <text:p>28.35481</text:p>
          </table:table-cell>
          <table:table-cell office:value-type="float" office:value="27.54192" calcext:value-type="float">
            <text:p>27.54192</text:p>
          </table:table-cell>
          <table:table-cell office:value-type="float" office:value="27.45638" calcext:value-type="float">
            <text:p>27.45638</text:p>
          </table:table-cell>
          <table:table-cell office:value-type="float" office:value="26.71585" calcext:value-type="float">
            <text:p>26.71585</text:p>
          </table:table-cell>
          <table:table-cell office:value-type="float" office:value="22.3665" calcext:value-type="float">
            <text:p>22.3665</text:p>
          </table:table-cell>
          <table:table-cell office:value-type="float" office:value="15.20159" calcext:value-type="float">
            <text:p>15.20159</text:p>
          </table:table-cell>
          <table:table-cell office:value-type="float" office:value="10.64082" calcext:value-type="float">
            <text:p>10.64082</text:p>
          </table:table-cell>
          <table:table-cell office:value-type="float" office:value="6.826343" calcext:value-type="float">
            <text:p>6.826343</text:p>
          </table:table-cell>
          <table:table-cell office:value-type="float" office:value="451.977" calcext:value-type="float">
            <text:p>451.977</text:p>
          </table:table-cell>
          <table:table-cell office:value-type="float" office:value="0" calcext:value-type="float">
            <text:p>0</text:p>
          </table:table-cell>
          <table:table-cell office:value-type="float" office:value="-0.00476695" calcext:value-type="float">
            <text:p>-0.004766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5.234108" calcext:value-type="float">
            <text:p>5.234108</text:p>
          </table:table-cell>
          <table:table-cell office:value-type="float" office:value="451.7787" calcext:value-type="float">
            <text:p>451.7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88696" calcext:value-type="float">
            <text:p>0.04588696</text:p>
          </table:table-cell>
          <table:table-cell office:value-type="float" office:value="14.46479" calcext:value-type="float">
            <text:p>14.46479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896427" calcext:value-type="float">
            <text:p>0.002896427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4487" calcext:value-type="float">
            <text:p>0.104487</text:p>
          </table:table-cell>
          <table:table-cell office:value-type="float" office:value="-0.007659625" calcext:value-type="float">
            <text:p>-0.007659625</text:p>
          </table:table-cell>
          <table:table-cell office:value-type="float" office:value="-0.0128065" calcext:value-type="float">
            <text:p>-0.0128065</text:p>
          </table:table-cell>
          <table:table-cell office:value-type="float" office:value="0.0000001116432" calcext:value-type="float">
            <text:p>1.116432E-07</text:p>
          </table:table-cell>
          <table:table-cell office:value-type="float" office:value="6.869232" calcext:value-type="float">
            <text:p>6.869232</text:p>
          </table:table-cell>
          <table:table-cell office:value-type="float" office:value="0.1175407" calcext:value-type="float">
            <text:p>0.1175407</text:p>
          </table:table-cell>
          <table:table-cell office:value-type="float" office:value="0.06538317" calcext:value-type="float">
            <text:p>0.06538317</text:p>
          </table:table-cell>
          <table:table-cell office:value-type="float" office:value="0.06409899" calcext:value-type="float">
            <text:p>0.06409899</text:p>
          </table:table-cell>
          <table:table-cell office:value-type="float" office:value="0.03194497" calcext:value-type="float">
            <text:p>0.03194497</text:p>
          </table:table-cell>
          <table:table-cell office:value-type="float" office:value="0.0140865" calcext:value-type="float">
            <text:p>0.0140865</text:p>
          </table:table-cell>
          <table:table-cell office:value-type="float" office:value="0.0135078" calcext:value-type="float">
            <text:p>0.0135078</text:p>
          </table:table-cell>
          <table:table-cell office:value-type="float" office:value="0.01771459" calcext:value-type="float">
            <text:p>0.01771459</text:p>
          </table:table-cell>
          <table:table-cell office:value-type="float" office:value="0.01850068" calcext:value-type="float">
            <text:p>0.01850068</text:p>
          </table:table-cell>
          <table:table-cell office:value-type="float" office:value="28.70152" calcext:value-type="float">
            <text:p>28.70152</text:p>
          </table:table-cell>
          <table:table-cell office:value-type="float" office:value="27.7239" calcext:value-type="float">
            <text:p>27.7239</text:p>
          </table:table-cell>
          <table:table-cell office:value-type="float" office:value="27.53801" calcext:value-type="float">
            <text:p>27.53801</text:p>
          </table:table-cell>
          <table:table-cell office:value-type="float" office:value="26.73431" calcext:value-type="float">
            <text:p>26.73431</text:p>
          </table:table-cell>
          <table:table-cell office:value-type="float" office:value="22.35422" calcext:value-type="float">
            <text:p>22.35422</text:p>
          </table:table-cell>
          <table:table-cell office:value-type="float" office:value="15.19971" calcext:value-type="float">
            <text:p>15.19971</text:p>
          </table:table-cell>
          <table:table-cell office:value-type="float" office:value="10.64225" calcext:value-type="float">
            <text:p>10.64225</text:p>
          </table:table-cell>
          <table:table-cell office:value-type="float" office:value="6.826217" calcext:value-type="float">
            <text:p>6.826217</text:p>
          </table:table-cell>
          <table:table-cell office:value-type="float" office:value="450.2042" calcext:value-type="float">
            <text:p>450.2042</text:p>
          </table:table-cell>
          <table:table-cell office:value-type="float" office:value="0" calcext:value-type="float">
            <text:p>0</text:p>
          </table:table-cell>
          <table:table-cell office:value-type="float" office:value="-0.004824542" calcext:value-type="float">
            <text:p>-0.0048245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5.232425" calcext:value-type="float">
            <text:p>5.232425</text:p>
          </table:table-cell>
          <table:table-cell office:value-type="float" office:value="451.7772" calcext:value-type="float">
            <text:p>451.7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15095" calcext:value-type="float">
            <text:p>0.04615095</text:p>
          </table:table-cell>
          <table:table-cell office:value-type="float" office:value="14.47671" calcext:value-type="float">
            <text:p>14.47671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2948249" calcext:value-type="float">
            <text:p>0.002948249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07149" calcext:value-type="float">
            <text:p>0.107149</text:p>
          </table:table-cell>
          <table:table-cell office:value-type="float" office:value="-0.007899091" calcext:value-type="float">
            <text:p>-0.007899091</text:p>
          </table:table-cell>
          <table:table-cell office:value-type="float" office:value="-0.01302995" calcext:value-type="float">
            <text:p>-0.01302995</text:p>
          </table:table-cell>
          <table:table-cell office:value-type="float" office:value="0.0000001120058" calcext:value-type="float">
            <text:p>1.120058E-07</text:p>
          </table:table-cell>
          <table:table-cell office:value-type="float" office:value="6.864313" calcext:value-type="float">
            <text:p>6.864313</text:p>
          </table:table-cell>
          <table:table-cell office:value-type="float" office:value="0.1601896" calcext:value-type="float">
            <text:p>0.1601896</text:p>
          </table:table-cell>
          <table:table-cell office:value-type="float" office:value="0.0657203" calcext:value-type="float">
            <text:p>0.0657203</text:p>
          </table:table-cell>
          <table:table-cell office:value-type="float" office:value="0.06256232" calcext:value-type="float">
            <text:p>0.06256232</text:p>
          </table:table-cell>
          <table:table-cell office:value-type="float" office:value="0.0310818" calcext:value-type="float">
            <text:p>0.0310818</text:p>
          </table:table-cell>
          <table:table-cell office:value-type="float" office:value="0.01460224" calcext:value-type="float">
            <text:p>0.01460224</text:p>
          </table:table-cell>
          <table:table-cell office:value-type="float" office:value="0.01404036" calcext:value-type="float">
            <text:p>0.01404036</text:p>
          </table:table-cell>
          <table:table-cell office:value-type="float" office:value="0.01751551" calcext:value-type="float">
            <text:p>0.01751551</text:p>
          </table:table-cell>
          <table:table-cell office:value-type="float" office:value="0.01850221" calcext:value-type="float">
            <text:p>0.01850221</text:p>
          </table:table-cell>
          <table:table-cell office:value-type="float" office:value="26.11597" calcext:value-type="float">
            <text:p>26.11597</text:p>
          </table:table-cell>
          <table:table-cell office:value-type="float" office:value="27.82833" calcext:value-type="float">
            <text:p>27.82833</text:p>
          </table:table-cell>
          <table:table-cell office:value-type="float" office:value="27.63432" calcext:value-type="float">
            <text:p>27.63432</text:p>
          </table:table-cell>
          <table:table-cell office:value-type="float" office:value="26.76616" calcext:value-type="float">
            <text:p>26.76616</text:p>
          </table:table-cell>
          <table:table-cell office:value-type="float" office:value="22.49514" calcext:value-type="float">
            <text:p>22.49514</text:p>
          </table:table-cell>
          <table:table-cell office:value-type="float" office:value="14.69405" calcext:value-type="float">
            <text:p>14.69405</text:p>
          </table:table-cell>
          <table:table-cell office:value-type="float" office:value="10.25961" calcext:value-type="float">
            <text:p>10.25961</text:p>
          </table:table-cell>
          <table:table-cell office:value-type="float" office:value="6.826849" calcext:value-type="float">
            <text:p>6.826849</text:p>
          </table:table-cell>
          <table:table-cell office:value-type="float" office:value="427.4465" calcext:value-type="float">
            <text:p>427.4465</text:p>
          </table:table-cell>
          <table:table-cell office:value-type="float" office:value="0" calcext:value-type="float">
            <text:p>0</text:p>
          </table:table-cell>
          <table:table-cell office:value-type="float" office:value="-0.005100242" calcext:value-type="float">
            <text:p>-0.0051002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5.230195" calcext:value-type="float">
            <text:p>5.230195</text:p>
          </table:table-cell>
          <table:table-cell office:value-type="float" office:value="451.7755" calcext:value-type="float">
            <text:p>451.7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3106" calcext:value-type="float">
            <text:p>0.04653106</text:p>
          </table:table-cell>
          <table:table-cell office:value-type="float" office:value="14.47387" calcext:value-type="float">
            <text:p>14.47387</text:p>
          </table:table-cell>
          <table:table-cell office:value-type="float" office:value="0.000532033" calcext:value-type="float">
            <text:p>0.000532033</text:p>
          </table:table-cell>
          <table:table-cell office:value-type="float" office:value="0.003022012" calcext:value-type="float">
            <text:p>0.003022012</text:p>
          </table:table-cell>
          <table:table-cell office:value-type="float" office:value="0.002846385" calcext:value-type="float">
            <text:p>0.002846385</text:p>
          </table:table-cell>
          <table:table-cell office:value-type="float" office:value="0.127009" calcext:value-type="float">
            <text:p>0.127009</text:p>
          </table:table-cell>
          <table:table-cell office:value-type="float" office:value="-0.008248467" calcext:value-type="float">
            <text:p>-0.008248467</text:p>
          </table:table-cell>
          <table:table-cell office:value-type="float" office:value="-0.01330882" calcext:value-type="float">
            <text:p>-0.01330882</text:p>
          </table:table-cell>
          <table:table-cell office:value-type="float" office:value="0.000000112057" calcext:value-type="float">
            <text:p>1.12057E-07</text:p>
          </table:table-cell>
          <table:table-cell office:value-type="float" office:value="6.858566" calcext:value-type="float">
            <text:p>6.858566</text:p>
          </table:table-cell>
          <table:table-cell office:value-type="float" office:value="0.1761527" calcext:value-type="float">
            <text:p>0.1761527</text:p>
          </table:table-cell>
          <table:table-cell office:value-type="float" office:value="0.06879006" calcext:value-type="float">
            <text:p>0.06879006</text:p>
          </table:table-cell>
          <table:table-cell office:value-type="float" office:value="0.06406555" calcext:value-type="float">
            <text:p>0.06406555</text:p>
          </table:table-cell>
          <table:table-cell office:value-type="float" office:value="0.03133635" calcext:value-type="float">
            <text:p>0.03133635</text:p>
          </table:table-cell>
          <table:table-cell office:value-type="float" office:value="0.01437573" calcext:value-type="float">
            <text:p>0.01437573</text:p>
          </table:table-cell>
          <table:table-cell office:value-type="float" office:value="0.01392162" calcext:value-type="float">
            <text:p>0.01392162</text:p>
          </table:table-cell>
          <table:table-cell office:value-type="float" office:value="0.01748237" calcext:value-type="float">
            <text:p>0.01748237</text:p>
          </table:table-cell>
          <table:table-cell office:value-type="float" office:value="0.01850297" calcext:value-type="float">
            <text:p>0.01850297</text:p>
          </table:table-cell>
          <table:table-cell office:value-type="float" office:value="26.59657" calcext:value-type="float">
            <text:p>26.59657</text:p>
          </table:table-cell>
          <table:table-cell office:value-type="float" office:value="27.99618" calcext:value-type="float">
            <text:p>27.99618</text:p>
          </table:table-cell>
          <table:table-cell office:value-type="float" office:value="27.75809" calcext:value-type="float">
            <text:p>27.75809</text:p>
          </table:table-cell>
          <table:table-cell office:value-type="float" office:value="26.81753" calcext:value-type="float">
            <text:p>26.81753</text:p>
          </table:table-cell>
          <table:table-cell office:value-type="float" office:value="22.42433" calcext:value-type="float">
            <text:p>22.42433</text:p>
          </table:table-cell>
          <table:table-cell office:value-type="float" office:value="14.96499" calcext:value-type="float">
            <text:p>14.96499</text:p>
          </table:table-cell>
          <table:table-cell office:value-type="float" office:value="10.30932" calcext:value-type="float">
            <text:p>10.30932</text:p>
          </table:table-cell>
          <table:table-cell office:value-type="float" office:value="6.826566" calcext:value-type="float">
            <text:p>6.826566</text:p>
          </table:table-cell>
          <table:table-cell office:value-type="float" office:value="422.1447" calcext:value-type="float">
            <text:p>422.1447</text:p>
          </table:table-cell>
          <table:table-cell office:value-type="float" office:value="0" calcext:value-type="float">
            <text:p>0</text:p>
          </table:table-cell>
          <table:table-cell office:value-type="float" office:value="-0.005405325" calcext:value-type="float">
            <text:p>-0.0054053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5.224054" calcext:value-type="float">
            <text:p>5.224054</text:p>
          </table:table-cell>
          <table:table-cell office:value-type="float" office:value="451.774" calcext:value-type="float">
            <text:p>451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53063" calcext:value-type="float">
            <text:p>0.04453063</text:p>
          </table:table-cell>
          <table:table-cell office:value-type="float" office:value="14.45948" calcext:value-type="float">
            <text:p>14.45948</text:p>
          </table:table-cell>
          <table:table-cell office:value-type="float" office:value="0.004708405" calcext:value-type="float">
            <text:p>0.004708405</text:p>
          </table:table-cell>
          <table:table-cell office:value-type="float" office:value="0.003081122" calcext:value-type="float">
            <text:p>0.003081122</text:p>
          </table:table-cell>
          <table:table-cell office:value-type="float" office:value="0.01941949" calcext:value-type="float">
            <text:p>0.01941949</text:p>
          </table:table-cell>
          <table:table-cell office:value-type="float" office:value="0.1450429" calcext:value-type="float">
            <text:p>0.1450429</text:p>
          </table:table-cell>
          <table:table-cell office:value-type="float" office:value="-0.008733776" calcext:value-type="float">
            <text:p>-0.008733776</text:p>
          </table:table-cell>
          <table:table-cell office:value-type="float" office:value="-0.0141726" calcext:value-type="float">
            <text:p>-0.0141726</text:p>
          </table:table-cell>
          <table:table-cell office:value-type="float" office:value="0.000000119867" calcext:value-type="float">
            <text:p>1.19867E-07</text:p>
          </table:table-cell>
          <table:table-cell office:value-type="float" office:value="6.853071" calcext:value-type="float">
            <text:p>6.853071</text:p>
          </table:table-cell>
          <table:table-cell office:value-type="float" office:value="0.2662311" calcext:value-type="float">
            <text:p>0.2662311</text:p>
          </table:table-cell>
          <table:table-cell office:value-type="float" office:value="0.07256895" calcext:value-type="float">
            <text:p>0.07256895</text:p>
          </table:table-cell>
          <table:table-cell office:value-type="float" office:value="0.06284074" calcext:value-type="float">
            <text:p>0.06284074</text:p>
          </table:table-cell>
          <table:table-cell office:value-type="float" office:value="0.0404482" calcext:value-type="float">
            <text:p>0.0404482</text:p>
          </table:table-cell>
          <table:table-cell office:value-type="float" office:value="0.01746156" calcext:value-type="float">
            <text:p>0.01746156</text:p>
          </table:table-cell>
          <table:table-cell office:value-type="float" office:value="0.01402594" calcext:value-type="float">
            <text:p>0.01402594</text:p>
          </table:table-cell>
          <table:table-cell office:value-type="float" office:value="0.01743756" calcext:value-type="float">
            <text:p>0.01743756</text:p>
          </table:table-cell>
          <table:table-cell office:value-type="float" office:value="0.01850275" calcext:value-type="float">
            <text:p>0.01850275</text:p>
          </table:table-cell>
          <table:table-cell office:value-type="float" office:value="18.32232" calcext:value-type="float">
            <text:p>18.32232</text:p>
          </table:table-cell>
          <table:table-cell office:value-type="float" office:value="28.20145" calcext:value-type="float">
            <text:p>28.20145</text:p>
          </table:table-cell>
          <table:table-cell office:value-type="float" office:value="27.94081" calcext:value-type="float">
            <text:p>27.94081</text:p>
          </table:table-cell>
          <table:table-cell office:value-type="float" office:value="27.48645" calcext:value-type="float">
            <text:p>27.48645</text:p>
          </table:table-cell>
          <table:table-cell office:value-type="float" office:value="21.60345" calcext:value-type="float">
            <text:p>21.60345</text:p>
          </table:table-cell>
          <table:table-cell office:value-type="float" office:value="14.4042" calcext:value-type="float">
            <text:p>14.4042</text:p>
          </table:table-cell>
          <table:table-cell office:value-type="float" office:value="10.3519" calcext:value-type="float">
            <text:p>10.3519</text:p>
          </table:table-cell>
          <table:table-cell office:value-type="float" office:value="6.82552" calcext:value-type="float">
            <text:p>6.82552</text:p>
          </table:table-cell>
          <table:table-cell office:value-type="float" office:value="116.5691" calcext:value-type="float">
            <text:p>116.5691</text:p>
          </table:table-cell>
          <table:table-cell office:value-type="float" office:value="0" calcext:value-type="float">
            <text:p>0</text:p>
          </table:table-cell>
          <table:table-cell office:value-type="float" office:value="-0.006155043" calcext:value-type="float">
            <text:p>-0.0061550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5.220573" calcext:value-type="float">
            <text:p>5.220573</text:p>
          </table:table-cell>
          <table:table-cell office:value-type="float" office:value="451.7726" calcext:value-type="float">
            <text:p>451.7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32206" calcext:value-type="float">
            <text:p>0.05032206</text:p>
          </table:table-cell>
          <table:table-cell office:value-type="float" office:value="14.44509" calcext:value-type="float">
            <text:p>14.44509</text:p>
          </table:table-cell>
          <table:table-cell office:value-type="float" office:value="0.006981004" calcext:value-type="float">
            <text:p>0.006981004</text:p>
          </table:table-cell>
          <table:table-cell office:value-type="float" office:value="0.003148074" calcext:value-type="float">
            <text:p>0.003148074</text:p>
          </table:table-cell>
          <table:table-cell office:value-type="float" office:value="0.02438116" calcext:value-type="float">
            <text:p>0.02438116</text:p>
          </table:table-cell>
          <table:table-cell office:value-type="float" office:value="0.1766889" calcext:value-type="float">
            <text:p>0.1766889</text:p>
          </table:table-cell>
          <table:table-cell office:value-type="float" office:value="-0.009881227" calcext:value-type="float">
            <text:p>-0.009881227</text:p>
          </table:table-cell>
          <table:table-cell office:value-type="float" office:value="-0.01752412" calcext:value-type="float">
            <text:p>-0.01752412</text:p>
          </table:table-cell>
          <table:table-cell office:value-type="float" office:value="0.0000001305864" calcext:value-type="float">
            <text:p>1.305864E-07</text:p>
          </table:table-cell>
          <table:table-cell office:value-type="float" office:value="6.849312" calcext:value-type="float">
            <text:p>6.849312</text:p>
          </table:table-cell>
          <table:table-cell office:value-type="float" office:value="0.1958005" calcext:value-type="float">
            <text:p>0.1958005</text:p>
          </table:table-cell>
          <table:table-cell office:value-type="float" office:value="0.08296905" calcext:value-type="float">
            <text:p>0.08296905</text:p>
          </table:table-cell>
          <table:table-cell office:value-type="float" office:value="0.1277794" calcext:value-type="float">
            <text:p>0.1277794</text:p>
          </table:table-cell>
          <table:table-cell office:value-type="float" office:value="0.07311961" calcext:value-type="float">
            <text:p>0.07311961</text:p>
          </table:table-cell>
          <table:table-cell office:value-type="float" office:value="0.01825036" calcext:value-type="float">
            <text:p>0.01825036</text:p>
          </table:table-cell>
          <table:table-cell office:value-type="float" office:value="0.01403372" calcext:value-type="float">
            <text:p>0.01403372</text:p>
          </table:table-cell>
          <table:table-cell office:value-type="float" office:value="0.01739818" calcext:value-type="float">
            <text:p>0.01739818</text:p>
          </table:table-cell>
          <table:table-cell office:value-type="float" office:value="0.01850095" calcext:value-type="float">
            <text:p>0.01850095</text:p>
          </table:table-cell>
          <table:table-cell office:value-type="float" office:value="14.03525" calcext:value-type="float">
            <text:p>14.03525</text:p>
          </table:table-cell>
          <table:table-cell office:value-type="float" office:value="28.00692" calcext:value-type="float">
            <text:p>28.00692</text:p>
          </table:table-cell>
          <table:table-cell office:value-type="float" office:value="30.37644" calcext:value-type="float">
            <text:p>30.37644</text:p>
          </table:table-cell>
          <table:table-cell office:value-type="float" office:value="25.6704" calcext:value-type="float">
            <text:p>25.6704</text:p>
          </table:table-cell>
          <table:table-cell office:value-type="float" office:value="21.54493" calcext:value-type="float">
            <text:p>21.54493</text:p>
          </table:table-cell>
          <table:table-cell office:value-type="float" office:value="14.60676" calcext:value-type="float">
            <text:p>14.60676</text:p>
          </table:table-cell>
          <table:table-cell office:value-type="float" office:value="10.4115" calcext:value-type="float">
            <text:p>10.4115</text:p>
          </table:table-cell>
          <table:table-cell office:value-type="float" office:value="6.822861" calcext:value-type="float">
            <text:p>6.822861</text:p>
          </table:table-cell>
          <table:table-cell office:value-type="float" office:value="58.43587" calcext:value-type="float">
            <text:p>58.43587</text:p>
          </table:table-cell>
          <table:table-cell office:value-type="float" office:value="0" calcext:value-type="float">
            <text:p>0</text:p>
          </table:table-cell>
          <table:table-cell office:value-type="float" office:value="-0.006603925" calcext:value-type="float">
            <text:p>-0.0066039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5.218921" calcext:value-type="float">
            <text:p>5.218921</text:p>
          </table:table-cell>
          <table:table-cell office:value-type="float" office:value="451.7714" calcext:value-type="float">
            <text:p>451.7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5958" calcext:value-type="float">
            <text:p>0.05425958</text:p>
          </table:table-cell>
          <table:table-cell office:value-type="float" office:value="14.44893" calcext:value-type="float">
            <text:p>14.44893</text:p>
          </table:table-cell>
          <table:table-cell office:value-type="float" office:value="0.006981004" calcext:value-type="float">
            <text:p>0.006981004</text:p>
          </table:table-cell>
          <table:table-cell office:value-type="float" office:value="0.00322407" calcext:value-type="float">
            <text:p>0.00322407</text:p>
          </table:table-cell>
          <table:table-cell office:value-type="float" office:value="0.02438116" calcext:value-type="float">
            <text:p>0.02438116</text:p>
          </table:table-cell>
          <table:table-cell office:value-type="float" office:value="0.2055168" calcext:value-type="float">
            <text:p>0.2055168</text:p>
          </table:table-cell>
          <table:table-cell office:value-type="float" office:value="-0.01017751" calcext:value-type="float">
            <text:p>-0.01017751</text:p>
          </table:table-cell>
          <table:table-cell office:value-type="float" office:value="-0.01774834" calcext:value-type="float">
            <text:p>-0.01774834</text:p>
          </table:table-cell>
          <table:table-cell office:value-type="float" office:value="0.0000001322546" calcext:value-type="float">
            <text:p>1.322546E-07</text:p>
          </table:table-cell>
          <table:table-cell office:value-type="float" office:value="6.845683" calcext:value-type="float">
            <text:p>6.845683</text:p>
          </table:table-cell>
          <table:table-cell office:value-type="float" office:value="0.169914" calcext:value-type="float">
            <text:p>0.169914</text:p>
          </table:table-cell>
          <table:table-cell office:value-type="float" office:value="0.1000466" calcext:value-type="float">
            <text:p>0.1000466</text:p>
          </table:table-cell>
          <table:table-cell office:value-type="float" office:value="0.1841583" calcext:value-type="float">
            <text:p>0.1841583</text:p>
          </table:table-cell>
          <table:table-cell office:value-type="float" office:value="0.07959481" calcext:value-type="float">
            <text:p>0.07959481</text:p>
          </table:table-cell>
          <table:table-cell office:value-type="float" office:value="0.01724793" calcext:value-type="float">
            <text:p>0.01724793</text:p>
          </table:table-cell>
          <table:table-cell office:value-type="float" office:value="0.01398036" calcext:value-type="float">
            <text:p>0.01398036</text:p>
          </table:table-cell>
          <table:table-cell office:value-type="float" office:value="0.01735812" calcext:value-type="float">
            <text:p>0.01735812</text:p>
          </table:table-cell>
          <table:table-cell office:value-type="float" office:value="0.01849771" calcext:value-type="float">
            <text:p>0.01849771</text:p>
          </table:table-cell>
          <table:table-cell office:value-type="float" office:value="17.54356" calcext:value-type="float">
            <text:p>17.54356</text:p>
          </table:table-cell>
          <table:table-cell office:value-type="float" office:value="27.22919" calcext:value-type="float">
            <text:p>27.22919</text:p>
          </table:table-cell>
          <table:table-cell office:value-type="float" office:value="31.1124" calcext:value-type="float">
            <text:p>31.1124</text:p>
          </table:table-cell>
          <table:table-cell office:value-type="float" office:value="24.98828" calcext:value-type="float">
            <text:p>24.98828</text:p>
          </table:table-cell>
          <table:table-cell office:value-type="float" office:value="21.32879" calcext:value-type="float">
            <text:p>21.32879</text:p>
          </table:table-cell>
          <table:table-cell office:value-type="float" office:value="14.7719" calcext:value-type="float">
            <text:p>14.7719</text:p>
          </table:table-cell>
          <table:table-cell office:value-type="float" office:value="10.46998" calcext:value-type="float">
            <text:p>10.46998</text:p>
          </table:table-cell>
          <table:table-cell office:value-type="float" office:value="6.819014" calcext:value-type="float">
            <text:p>6.819014</text:p>
          </table:table-cell>
          <table:table-cell office:value-type="float" office:value="66.14613" calcext:value-type="float">
            <text:p>66.14613</text:p>
          </table:table-cell>
          <table:table-cell office:value-type="float" office:value="0" calcext:value-type="float">
            <text:p>0</text:p>
          </table:table-cell>
          <table:table-cell office:value-type="float" office:value="-0.006614356" calcext:value-type="float">
            <text:p>-0.0066143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5.216652" calcext:value-type="float">
            <text:p>5.216652</text:p>
          </table:table-cell>
          <table:table-cell office:value-type="float" office:value="451.7704" calcext:value-type="float">
            <text:p>451.7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38166" calcext:value-type="float">
            <text:p>0.05538166</text:p>
          </table:table-cell>
          <table:table-cell office:value-type="float" office:value="14.46273" calcext:value-type="float">
            <text:p>14.46273</text:p>
          </table:table-cell>
          <table:table-cell office:value-type="float" office:value="0.006981004" calcext:value-type="float">
            <text:p>0.006981004</text:p>
          </table:table-cell>
          <table:table-cell office:value-type="float" office:value="0.003281393" calcext:value-type="float">
            <text:p>0.003281393</text:p>
          </table:table-cell>
          <table:table-cell office:value-type="float" office:value="0.02438116" calcext:value-type="float">
            <text:p>0.02438116</text:p>
          </table:table-cell>
          <table:table-cell office:value-type="float" office:value="0.2267501" calcext:value-type="float">
            <text:p>0.2267501</text:p>
          </table:table-cell>
          <table:table-cell office:value-type="float" office:value="-0.01034492" calcext:value-type="float">
            <text:p>-0.01034492</text:p>
          </table:table-cell>
          <table:table-cell office:value-type="float" office:value="-0.01800263" calcext:value-type="float">
            <text:p>-0.01800263</text:p>
          </table:table-cell>
          <table:table-cell office:value-type="float" office:value="0.0000001322546" calcext:value-type="float">
            <text:p>1.322546E-07</text:p>
          </table:table-cell>
          <table:table-cell office:value-type="float" office:value="6.841251" calcext:value-type="float">
            <text:p>6.841251</text:p>
          </table:table-cell>
          <table:table-cell office:value-type="float" office:value="0.168797" calcext:value-type="float">
            <text:p>0.168797</text:p>
          </table:table-cell>
          <table:table-cell office:value-type="float" office:value="0.1141239" calcext:value-type="float">
            <text:p>0.1141239</text:p>
          </table:table-cell>
          <table:table-cell office:value-type="float" office:value="0.1978927" calcext:value-type="float">
            <text:p>0.1978927</text:p>
          </table:table-cell>
          <table:table-cell office:value-type="float" office:value="0.07900438" calcext:value-type="float">
            <text:p>0.07900438</text:p>
          </table:table-cell>
          <table:table-cell office:value-type="float" office:value="0.01668927" calcext:value-type="float">
            <text:p>0.01668927</text:p>
          </table:table-cell>
          <table:table-cell office:value-type="float" office:value="0.01397822" calcext:value-type="float">
            <text:p>0.01397822</text:p>
          </table:table-cell>
          <table:table-cell office:value-type="float" office:value="0.01732164" calcext:value-type="float">
            <text:p>0.01732164</text:p>
          </table:table-cell>
          <table:table-cell office:value-type="float" office:value="0.01849482" calcext:value-type="float">
            <text:p>0.01849482</text:p>
          </table:table-cell>
          <table:table-cell office:value-type="float" office:value="20.95045" calcext:value-type="float">
            <text:p>20.95045</text:p>
          </table:table-cell>
          <table:table-cell office:value-type="float" office:value="26.84097" calcext:value-type="float">
            <text:p>26.84097</text:p>
          </table:table-cell>
          <table:table-cell office:value-type="float" office:value="31.07818" calcext:value-type="float">
            <text:p>31.07818</text:p>
          </table:table-cell>
          <table:table-cell office:value-type="float" office:value="24.99497" calcext:value-type="float">
            <text:p>24.99497</text:p>
          </table:table-cell>
          <table:table-cell office:value-type="float" office:value="21.40177" calcext:value-type="float">
            <text:p>21.40177</text:p>
          </table:table-cell>
          <table:table-cell office:value-type="float" office:value="14.94804" calcext:value-type="float">
            <text:p>14.94804</text:p>
          </table:table-cell>
          <table:table-cell office:value-type="float" office:value="10.52866" calcext:value-type="float">
            <text:p>10.52866</text:p>
          </table:table-cell>
          <table:table-cell office:value-type="float" office:value="6.815793" calcext:value-type="float">
            <text:p>6.815793</text:p>
          </table:table-cell>
          <table:table-cell office:value-type="float" office:value="77.97214" calcext:value-type="float">
            <text:p>77.97214</text:p>
          </table:table-cell>
          <table:table-cell office:value-type="float" office:value="0" calcext:value-type="float">
            <text:p>0</text:p>
          </table:table-cell>
          <table:table-cell office:value-type="float" office:value="-0.006622055" calcext:value-type="float">
            <text:p>-0.0066220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5.214314" calcext:value-type="float">
            <text:p>5.214314</text:p>
          </table:table-cell>
          <table:table-cell office:value-type="float" office:value="451.7696" calcext:value-type="float">
            <text:p>451.7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38771" calcext:value-type="float">
            <text:p>0.05538771</text:p>
          </table:table-cell>
          <table:table-cell office:value-type="float" office:value="14.47812" calcext:value-type="float">
            <text:p>14.47812</text:p>
          </table:table-cell>
          <table:table-cell office:value-type="float" office:value="0.006981004" calcext:value-type="float">
            <text:p>0.006981004</text:p>
          </table:table-cell>
          <table:table-cell office:value-type="float" office:value="0.003355777" calcext:value-type="float">
            <text:p>0.003355777</text:p>
          </table:table-cell>
          <table:table-cell office:value-type="float" office:value="0.02438116" calcext:value-type="float">
            <text:p>0.02438116</text:p>
          </table:table-cell>
          <table:table-cell office:value-type="float" office:value="0.2465246" calcext:value-type="float">
            <text:p>0.2465246</text:p>
          </table:table-cell>
          <table:table-cell office:value-type="float" office:value="-0.01044831" calcext:value-type="float">
            <text:p>-0.01044831</text:p>
          </table:table-cell>
          <table:table-cell office:value-type="float" office:value="-0.01830114" calcext:value-type="float">
            <text:p>-0.01830114</text:p>
          </table:table-cell>
          <table:table-cell office:value-type="float" office:value="0.0000001322546" calcext:value-type="float">
            <text:p>1.322546E-07</text:p>
          </table:table-cell>
          <table:table-cell office:value-type="float" office:value="6.836948" calcext:value-type="float">
            <text:p>6.836948</text:p>
          </table:table-cell>
          <table:table-cell office:value-type="float" office:value="0.1774163" calcext:value-type="float">
            <text:p>0.1774163</text:p>
          </table:table-cell>
          <table:table-cell office:value-type="float" office:value="0.1370203" calcext:value-type="float">
            <text:p>0.1370203</text:p>
          </table:table-cell>
          <table:table-cell office:value-type="float" office:value="0.1943966" calcext:value-type="float">
            <text:p>0.1943966</text:p>
          </table:table-cell>
          <table:table-cell office:value-type="float" office:value="0.0747742" calcext:value-type="float">
            <text:p>0.0747742</text:p>
          </table:table-cell>
          <table:table-cell office:value-type="float" office:value="0.01628531" calcext:value-type="float">
            <text:p>0.01628531</text:p>
          </table:table-cell>
          <table:table-cell office:value-type="float" office:value="0.01400365" calcext:value-type="float">
            <text:p>0.01400365</text:p>
          </table:table-cell>
          <table:table-cell office:value-type="float" office:value="0.01728966" calcext:value-type="float">
            <text:p>0.01728966</text:p>
          </table:table-cell>
          <table:table-cell office:value-type="float" office:value="0.01848783" calcext:value-type="float">
            <text:p>0.01848783</text:p>
          </table:table-cell>
          <table:table-cell office:value-type="float" office:value="23.78469" calcext:value-type="float">
            <text:p>23.78469</text:p>
          </table:table-cell>
          <table:table-cell office:value-type="float" office:value="26.77503" calcext:value-type="float">
            <text:p>26.77503</text:p>
          </table:table-cell>
          <table:table-cell office:value-type="float" office:value="30.97672" calcext:value-type="float">
            <text:p>30.97672</text:p>
          </table:table-cell>
          <table:table-cell office:value-type="float" office:value="25.04896" calcext:value-type="float">
            <text:p>25.04896</text:p>
          </table:table-cell>
          <table:table-cell office:value-type="float" office:value="21.38369" calcext:value-type="float">
            <text:p>21.38369</text:p>
          </table:table-cell>
          <table:table-cell office:value-type="float" office:value="15.07899" calcext:value-type="float">
            <text:p>15.07899</text:p>
          </table:table-cell>
          <table:table-cell office:value-type="float" office:value="10.58687" calcext:value-type="float">
            <text:p>10.58687</text:p>
          </table:table-cell>
          <table:table-cell office:value-type="float" office:value="6.808107" calcext:value-type="float">
            <text:p>6.808107</text:p>
          </table:table-cell>
          <table:table-cell office:value-type="float" office:value="85.85658" calcext:value-type="float">
            <text:p>85.85658</text:p>
          </table:table-cell>
          <table:table-cell office:value-type="float" office:value="0" calcext:value-type="float">
            <text:p>0</text:p>
          </table:table-cell>
          <table:table-cell office:value-type="float" office:value="-0.006658442" calcext:value-type="float">
            <text:p>-0.0066584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5.211984" calcext:value-type="float">
            <text:p>5.211984</text:p>
          </table:table-cell>
          <table:table-cell office:value-type="float" office:value="451.7687" calcext:value-type="float">
            <text:p>451.7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09431" calcext:value-type="float">
            <text:p>0.05509431</text:p>
          </table:table-cell>
          <table:table-cell office:value-type="float" office:value="14.49932" calcext:value-type="float">
            <text:p>14.49932</text:p>
          </table:table-cell>
          <table:table-cell office:value-type="float" office:value="0.006981004" calcext:value-type="float">
            <text:p>0.006981004</text:p>
          </table:table-cell>
          <table:table-cell office:value-type="float" office:value="0.003413795" calcext:value-type="float">
            <text:p>0.003413795</text:p>
          </table:table-cell>
          <table:table-cell office:value-type="float" office:value="0.02438116" calcext:value-type="float">
            <text:p>0.02438116</text:p>
          </table:table-cell>
          <table:table-cell office:value-type="float" office:value="0.2592945" calcext:value-type="float">
            <text:p>0.2592945</text:p>
          </table:table-cell>
          <table:table-cell office:value-type="float" office:value="-0.01054215" calcext:value-type="float">
            <text:p>-0.01054215</text:p>
          </table:table-cell>
          <table:table-cell office:value-type="float" office:value="-0.01863171" calcext:value-type="float">
            <text:p>-0.01863171</text:p>
          </table:table-cell>
          <table:table-cell office:value-type="float" office:value="0.0000001345292" calcext:value-type="float">
            <text:p>1.345292E-07</text:p>
          </table:table-cell>
          <table:table-cell office:value-type="float" office:value="6.832736" calcext:value-type="float">
            <text:p>6.832736</text:p>
          </table:table-cell>
          <table:table-cell office:value-type="float" office:value="0.1878517" calcext:value-type="float">
            <text:p>0.1878517</text:p>
          </table:table-cell>
          <table:table-cell office:value-type="float" office:value="0.1781286" calcext:value-type="float">
            <text:p>0.1781286</text:p>
          </table:table-cell>
          <table:table-cell office:value-type="float" office:value="0.1824535" calcext:value-type="float">
            <text:p>0.1824535</text:p>
          </table:table-cell>
          <table:table-cell office:value-type="float" office:value="0.06875548" calcext:value-type="float">
            <text:p>0.06875548</text:p>
          </table:table-cell>
          <table:table-cell office:value-type="float" office:value="0.01598671" calcext:value-type="float">
            <text:p>0.01598671</text:p>
          </table:table-cell>
          <table:table-cell office:value-type="float" office:value="0.01403257" calcext:value-type="float">
            <text:p>0.01403257</text:p>
          </table:table-cell>
          <table:table-cell office:value-type="float" office:value="0.01726404" calcext:value-type="float">
            <text:p>0.01726404</text:p>
          </table:table-cell>
          <table:table-cell office:value-type="float" office:value="0.01848205" calcext:value-type="float">
            <text:p>0.01848205</text:p>
          </table:table-cell>
          <table:table-cell office:value-type="float" office:value="26.10968" calcext:value-type="float">
            <text:p>26.10968</text:p>
          </table:table-cell>
          <table:table-cell office:value-type="float" office:value="26.90337" calcext:value-type="float">
            <text:p>26.90337</text:p>
          </table:table-cell>
          <table:table-cell office:value-type="float" office:value="30.88043" calcext:value-type="float">
            <text:p>30.88043</text:p>
          </table:table-cell>
          <table:table-cell office:value-type="float" office:value="25.11691" calcext:value-type="float">
            <text:p>25.11691</text:p>
          </table:table-cell>
          <table:table-cell office:value-type="float" office:value="21.36997" calcext:value-type="float">
            <text:p>21.36997</text:p>
          </table:table-cell>
          <table:table-cell office:value-type="float" office:value="15.17989" calcext:value-type="float">
            <text:p>15.17989</text:p>
          </table:table-cell>
          <table:table-cell office:value-type="float" office:value="10.64205" calcext:value-type="float">
            <text:p>10.64205</text:p>
          </table:table-cell>
          <table:table-cell office:value-type="float" office:value="6.801833" calcext:value-type="float">
            <text:p>6.801833</text:p>
          </table:table-cell>
          <table:table-cell office:value-type="float" office:value="91.36662" calcext:value-type="float">
            <text:p>91.36662</text:p>
          </table:table-cell>
          <table:table-cell office:value-type="float" office:value="0" calcext:value-type="float">
            <text:p>0</text:p>
          </table:table-cell>
          <table:table-cell office:value-type="float" office:value="-0.006816752" calcext:value-type="float">
            <text:p>-0.0068167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5.210579" calcext:value-type="float">
            <text:p>5.210579</text:p>
          </table:table-cell>
          <table:table-cell office:value-type="float" office:value="451.7678" calcext:value-type="float">
            <text:p>451.7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0075" calcext:value-type="float">
            <text:p>0.05620075</text:p>
          </table:table-cell>
          <table:table-cell office:value-type="float" office:value="14.51378" calcext:value-type="float">
            <text:p>14.51378</text:p>
          </table:table-cell>
          <table:table-cell office:value-type="float" office:value="0.006981004" calcext:value-type="float">
            <text:p>0.006981004</text:p>
          </table:table-cell>
          <table:table-cell office:value-type="float" office:value="0.003472128" calcext:value-type="float">
            <text:p>0.003472128</text:p>
          </table:table-cell>
          <table:table-cell office:value-type="float" office:value="0.02438116" calcext:value-type="float">
            <text:p>0.02438116</text:p>
          </table:table-cell>
          <table:table-cell office:value-type="float" office:value="0.2763659" calcext:value-type="float">
            <text:p>0.2763659</text:p>
          </table:table-cell>
          <table:table-cell office:value-type="float" office:value="-0.01085851" calcext:value-type="float">
            <text:p>-0.01085851</text:p>
          </table:table-cell>
          <table:table-cell office:value-type="float" office:value="-0.01945248" calcext:value-type="float">
            <text:p>-0.01945248</text:p>
          </table:table-cell>
          <table:table-cell office:value-type="float" office:value="0.0000001365891" calcext:value-type="float">
            <text:p>1.365891E-07</text:p>
          </table:table-cell>
          <table:table-cell office:value-type="float" office:value="6.829896" calcext:value-type="float">
            <text:p>6.829896</text:p>
          </table:table-cell>
          <table:table-cell office:value-type="float" office:value="0.2599864" calcext:value-type="float">
            <text:p>0.2599864</text:p>
          </table:table-cell>
          <table:table-cell office:value-type="float" office:value="0.1723561" calcext:value-type="float">
            <text:p>0.1723561</text:p>
          </table:table-cell>
          <table:table-cell office:value-type="float" office:value="0.1823014" calcext:value-type="float">
            <text:p>0.1823014</text:p>
          </table:table-cell>
          <table:table-cell office:value-type="float" office:value="0.06581144" calcext:value-type="float">
            <text:p>0.06581144</text:p>
          </table:table-cell>
          <table:table-cell office:value-type="float" office:value="0.01636695" calcext:value-type="float">
            <text:p>0.01636695</text:p>
          </table:table-cell>
          <table:table-cell office:value-type="float" office:value="0.01397461" calcext:value-type="float">
            <text:p>0.01397461</text:p>
          </table:table-cell>
          <table:table-cell office:value-type="float" office:value="0.01721432" calcext:value-type="float">
            <text:p>0.01721432</text:p>
          </table:table-cell>
          <table:table-cell office:value-type="float" office:value="0.01847779" calcext:value-type="float">
            <text:p>0.01847779</text:p>
          </table:table-cell>
          <table:table-cell office:value-type="float" office:value="20.85106" calcext:value-type="float">
            <text:p>20.85106</text:p>
          </table:table-cell>
          <table:table-cell office:value-type="float" office:value="26.428" calcext:value-type="float">
            <text:p>26.428</text:p>
          </table:table-cell>
          <table:table-cell office:value-type="float" office:value="30.84599" calcext:value-type="float">
            <text:p>30.84599</text:p>
          </table:table-cell>
          <table:table-cell office:value-type="float" office:value="24.39084" calcext:value-type="float">
            <text:p>24.39084</text:p>
          </table:table-cell>
          <table:table-cell office:value-type="float" office:value="20.50867" calcext:value-type="float">
            <text:p>20.50867</text:p>
          </table:table-cell>
          <table:table-cell office:value-type="float" office:value="14.55457" calcext:value-type="float">
            <text:p>14.55457</text:p>
          </table:table-cell>
          <table:table-cell office:value-type="float" office:value="10.62092" calcext:value-type="float">
            <text:p>10.62092</text:p>
          </table:table-cell>
          <table:table-cell office:value-type="float" office:value="6.798249" calcext:value-type="float">
            <text:p>6.798249</text:p>
          </table:table-cell>
          <table:table-cell office:value-type="float" office:value="89.1639" calcext:value-type="float">
            <text:p>89.1639</text:p>
          </table:table-cell>
          <table:table-cell office:value-type="float" office:value="0" calcext:value-type="float">
            <text:p>0</text:p>
          </table:table-cell>
          <table:table-cell office:value-type="float" office:value="-0.007088254" calcext:value-type="float">
            <text:p>-0.0070882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5.209719" calcext:value-type="float">
            <text:p>5.209719</text:p>
          </table:table-cell>
          <table:table-cell office:value-type="float" office:value="451.7667" calcext:value-type="float">
            <text:p>451.7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31452" calcext:value-type="float">
            <text:p>0.06131452</text:p>
          </table:table-cell>
          <table:table-cell office:value-type="float" office:value="14.49034" calcext:value-type="float">
            <text:p>14.49034</text:p>
          </table:table-cell>
          <table:table-cell office:value-type="float" office:value="0.006981004" calcext:value-type="float">
            <text:p>0.006981004</text:p>
          </table:table-cell>
          <table:table-cell office:value-type="float" office:value="0.003559603" calcext:value-type="float">
            <text:p>0.003559603</text:p>
          </table:table-cell>
          <table:table-cell office:value-type="float" office:value="0.02438116" calcext:value-type="float">
            <text:p>0.02438116</text:p>
          </table:table-cell>
          <table:table-cell office:value-type="float" office:value="0.3269097" calcext:value-type="float">
            <text:p>0.3269097</text:p>
          </table:table-cell>
          <table:table-cell office:value-type="float" office:value="-0.01134138" calcext:value-type="float">
            <text:p>-0.01134138</text:p>
          </table:table-cell>
          <table:table-cell office:value-type="float" office:value="-0.01990123" calcext:value-type="float">
            <text:p>-0.01990123</text:p>
          </table:table-cell>
          <table:table-cell office:value-type="float" office:value="0.0000001397124" calcext:value-type="float">
            <text:p>1.397124E-07</text:p>
          </table:table-cell>
          <table:table-cell office:value-type="float" office:value="6.828249" calcext:value-type="float">
            <text:p>6.828249</text:p>
          </table:table-cell>
          <table:table-cell office:value-type="float" office:value="0.5013352" calcext:value-type="float">
            <text:p>0.5013352</text:p>
          </table:table-cell>
          <table:table-cell office:value-type="float" office:value="0.2214831" calcext:value-type="float">
            <text:p>0.2214831</text:p>
          </table:table-cell>
          <table:table-cell office:value-type="float" office:value="0.2023154" calcext:value-type="float">
            <text:p>0.2023154</text:p>
          </table:table-cell>
          <table:table-cell office:value-type="float" office:value="0.06245551" calcext:value-type="float">
            <text:p>0.06245551</text:p>
          </table:table-cell>
          <table:table-cell office:value-type="float" office:value="0.01634655" calcext:value-type="float">
            <text:p>0.01634655</text:p>
          </table:table-cell>
          <table:table-cell office:value-type="float" office:value="0.01407062" calcext:value-type="float">
            <text:p>0.01407062</text:p>
          </table:table-cell>
          <table:table-cell office:value-type="float" office:value="0.01719574" calcext:value-type="float">
            <text:p>0.01719574</text:p>
          </table:table-cell>
          <table:table-cell office:value-type="float" office:value="0.01846601" calcext:value-type="float">
            <text:p>0.01846601</text:p>
          </table:table-cell>
          <table:table-cell office:value-type="float" office:value="23.64308" calcext:value-type="float">
            <text:p>23.64308</text:p>
          </table:table-cell>
          <table:table-cell office:value-type="float" office:value="25.07789" calcext:value-type="float">
            <text:p>25.07789</text:p>
          </table:table-cell>
          <table:table-cell office:value-type="float" office:value="30.90757" calcext:value-type="float">
            <text:p>30.90757</text:p>
          </table:table-cell>
          <table:table-cell office:value-type="float" office:value="24.29112" calcext:value-type="float">
            <text:p>24.29112</text:p>
          </table:table-cell>
          <table:table-cell office:value-type="float" office:value="20.45615" calcext:value-type="float">
            <text:p>20.45615</text:p>
          </table:table-cell>
          <table:table-cell office:value-type="float" office:value="14.67273" calcext:value-type="float">
            <text:p>14.67273</text:p>
          </table:table-cell>
          <table:table-cell office:value-type="float" office:value="10.67156" calcext:value-type="float">
            <text:p>10.67156</text:p>
          </table:table-cell>
          <table:table-cell office:value-type="float" office:value="6.78612" calcext:value-type="float">
            <text:p>6.78612</text:p>
          </table:table-cell>
          <table:table-cell office:value-type="float" office:value="104.2887" calcext:value-type="float">
            <text:p>104.2887</text:p>
          </table:table-cell>
          <table:table-cell office:value-type="float" office:value="0" calcext:value-type="float">
            <text:p>0</text:p>
          </table:table-cell>
          <table:table-cell office:value-type="float" office:value="-0.008552249" calcext:value-type="float">
            <text:p>-0.008552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5.207353" calcext:value-type="float">
            <text:p>5.207353</text:p>
          </table:table-cell>
          <table:table-cell office:value-type="float" office:value="451.7657" calcext:value-type="float">
            <text:p>451.7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33369" calcext:value-type="float">
            <text:p>0.06133369</text:p>
          </table:table-cell>
          <table:table-cell office:value-type="float" office:value="14.48537" calcext:value-type="float">
            <text:p>14.48537</text:p>
          </table:table-cell>
          <table:table-cell office:value-type="float" office:value="0.006981004" calcext:value-type="float">
            <text:p>0.006981004</text:p>
          </table:table-cell>
          <table:table-cell office:value-type="float" office:value="0.003629809" calcext:value-type="float">
            <text:p>0.003629809</text:p>
          </table:table-cell>
          <table:table-cell office:value-type="float" office:value="0.02438116" calcext:value-type="float">
            <text:p>0.02438116</text:p>
          </table:table-cell>
          <table:table-cell office:value-type="float" office:value="0.3643107" calcext:value-type="float">
            <text:p>0.3643107</text:p>
          </table:table-cell>
          <table:table-cell office:value-type="float" office:value="-0.01225875" calcext:value-type="float">
            <text:p>-0.01225875</text:p>
          </table:table-cell>
          <table:table-cell office:value-type="float" office:value="-0.02030385" calcext:value-type="float">
            <text:p>-0.02030385</text:p>
          </table:table-cell>
          <table:table-cell office:value-type="float" office:value="0.0000001462433" calcext:value-type="float">
            <text:p>1.462433E-07</text:p>
          </table:table-cell>
          <table:table-cell office:value-type="float" office:value="6.824103" calcext:value-type="float">
            <text:p>6.824103</text:p>
          </table:table-cell>
          <table:table-cell office:value-type="float" office:value="0.4096491" calcext:value-type="float">
            <text:p>0.4096491</text:p>
          </table:table-cell>
          <table:table-cell office:value-type="float" office:value="0.2921951" calcext:value-type="float">
            <text:p>0.2921951</text:p>
          </table:table-cell>
          <table:table-cell office:value-type="float" office:value="0.2064033" calcext:value-type="float">
            <text:p>0.2064033</text:p>
          </table:table-cell>
          <table:table-cell office:value-type="float" office:value="0.05777441" calcext:value-type="float">
            <text:p>0.05777441</text:p>
          </table:table-cell>
          <table:table-cell office:value-type="float" office:value="0.01632487" calcext:value-type="float">
            <text:p>0.01632487</text:p>
          </table:table-cell>
          <table:table-cell office:value-type="float" office:value="0.0141516" calcext:value-type="float">
            <text:p>0.0141516</text:p>
          </table:table-cell>
          <table:table-cell office:value-type="float" office:value="0.01718082" calcext:value-type="float">
            <text:p>0.01718082</text:p>
          </table:table-cell>
          <table:table-cell office:value-type="float" office:value="0.01845849" calcext:value-type="float">
            <text:p>0.01845849</text:p>
          </table:table-cell>
          <table:table-cell office:value-type="float" office:value="26.38922" calcext:value-type="float">
            <text:p>26.38922</text:p>
          </table:table-cell>
          <table:table-cell office:value-type="float" office:value="25.09522" calcext:value-type="float">
            <text:p>25.09522</text:p>
          </table:table-cell>
          <table:table-cell office:value-type="float" office:value="31.18983" calcext:value-type="float">
            <text:p>31.18983</text:p>
          </table:table-cell>
          <table:table-cell office:value-type="float" office:value="24.39675" calcext:value-type="float">
            <text:p>24.39675</text:p>
          </table:table-cell>
          <table:table-cell office:value-type="float" office:value="20.43221" calcext:value-type="float">
            <text:p>20.43221</text:p>
          </table:table-cell>
          <table:table-cell office:value-type="float" office:value="14.78442" calcext:value-type="float">
            <text:p>14.78442</text:p>
          </table:table-cell>
          <table:table-cell office:value-type="float" office:value="10.72206" calcext:value-type="float">
            <text:p>10.72206</text:p>
          </table:table-cell>
          <table:table-cell office:value-type="float" office:value="6.778474" calcext:value-type="float">
            <text:p>6.778474</text:p>
          </table:table-cell>
          <table:table-cell office:value-type="float" office:value="120.8235" calcext:value-type="float">
            <text:p>120.8235</text:p>
          </table:table-cell>
          <table:table-cell office:value-type="float" office:value="0" calcext:value-type="float">
            <text:p>0</text:p>
          </table:table-cell>
          <table:table-cell office:value-type="float" office:value="-0.009425689" calcext:value-type="float">
            <text:p>-0.0094256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5.201575" calcext:value-type="float">
            <text:p>5.201575</text:p>
          </table:table-cell>
          <table:table-cell office:value-type="float" office:value="451.7617" calcext:value-type="float">
            <text:p>451.7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88346" calcext:value-type="float">
            <text:p>0.08888346</text:p>
          </table:table-cell>
          <table:table-cell office:value-type="float" office:value="14.42322" calcext:value-type="float">
            <text:p>14.42322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3703139" calcext:value-type="float">
            <text:p>0.003703139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4072619" calcext:value-type="float">
            <text:p>0.4072619</text:p>
          </table:table-cell>
          <table:table-cell office:value-type="float" office:value="-0.01235609" calcext:value-type="float">
            <text:p>-0.01235609</text:p>
          </table:table-cell>
          <table:table-cell office:value-type="float" office:value="-0.02042515" calcext:value-type="float">
            <text:p>-0.02042515</text:p>
          </table:table-cell>
          <table:table-cell office:value-type="float" office:value="0.0000001462433" calcext:value-type="float">
            <text:p>1.462433E-07</text:p>
          </table:table-cell>
          <table:table-cell office:value-type="float" office:value="6.810737" calcext:value-type="float">
            <text:p>6.810737</text:p>
          </table:table-cell>
          <table:table-cell office:value-type="float" office:value="1.04884" calcext:value-type="float">
            <text:p>1.04884</text:p>
          </table:table-cell>
          <table:table-cell office:value-type="float" office:value="0.5224845" calcext:value-type="float">
            <text:p>0.5224845</text:p>
          </table:table-cell>
          <table:table-cell office:value-type="float" office:value="0.4319719" calcext:value-type="float">
            <text:p>0.4319719</text:p>
          </table:table-cell>
          <table:table-cell office:value-type="float" office:value="0.05564692" calcext:value-type="float">
            <text:p>0.05564692</text:p>
          </table:table-cell>
          <table:table-cell office:value-type="float" office:value="0.01634682" calcext:value-type="float">
            <text:p>0.01634682</text:p>
          </table:table-cell>
          <table:table-cell office:value-type="float" office:value="0.01423031" calcext:value-type="float">
            <text:p>0.01423031</text:p>
          </table:table-cell>
          <table:table-cell office:value-type="float" office:value="0.01716952" calcext:value-type="float">
            <text:p>0.01716952</text:p>
          </table:table-cell>
          <table:table-cell office:value-type="float" office:value="0.01845212" calcext:value-type="float">
            <text:p>0.01845212</text:p>
          </table:table-cell>
          <table:table-cell office:value-type="float" office:value="20.66" calcext:value-type="float">
            <text:p>20.66</text:p>
          </table:table-cell>
          <table:table-cell office:value-type="float" office:value="23.49325" calcext:value-type="float">
            <text:p>23.49325</text:p>
          </table:table-cell>
          <table:table-cell office:value-type="float" office:value="30.19822" calcext:value-type="float">
            <text:p>30.19822</text:p>
          </table:table-cell>
          <table:table-cell office:value-type="float" office:value="23.79307" calcext:value-type="float">
            <text:p>23.79307</text:p>
          </table:table-cell>
          <table:table-cell office:value-type="float" office:value="20.37399" calcext:value-type="float">
            <text:p>20.37399</text:p>
          </table:table-cell>
          <table:table-cell office:value-type="float" office:value="14.88968" calcext:value-type="float">
            <text:p>14.88968</text:p>
          </table:table-cell>
          <table:table-cell office:value-type="float" office:value="10.77302" calcext:value-type="float">
            <text:p>10.77302</text:p>
          </table:table-cell>
          <table:table-cell office:value-type="float" office:value="6.772588" calcext:value-type="float">
            <text:p>6.772588</text:p>
          </table:table-cell>
          <table:table-cell office:value-type="float" office:value="117.2259" calcext:value-type="float">
            <text:p>117.2259</text:p>
          </table:table-cell>
          <table:table-cell office:value-type="float" office:value="0" calcext:value-type="float">
            <text:p>0</text:p>
          </table:table-cell>
          <table:table-cell office:value-type="float" office:value="-0.01663124" calcext:value-type="float">
            <text:p>-0.016631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5.197016" calcext:value-type="float">
            <text:p>5.197016</text:p>
          </table:table-cell>
          <table:table-cell office:value-type="float" office:value="451.7563" calcext:value-type="float">
            <text:p>451.7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8347" calcext:value-type="float">
            <text:p>0.1178347</text:p>
          </table:table-cell>
          <table:table-cell office:value-type="float" office:value="14.36989" calcext:value-type="float">
            <text:p>14.36989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3782497" calcext:value-type="float">
            <text:p>0.003782497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4530649" calcext:value-type="float">
            <text:p>0.4530649</text:p>
          </table:table-cell>
          <table:table-cell office:value-type="float" office:value="-0.01300241" calcext:value-type="float">
            <text:p>-0.01300241</text:p>
          </table:table-cell>
          <table:table-cell office:value-type="float" office:value="-0.02088637" calcext:value-type="float">
            <text:p>-0.02088637</text:p>
          </table:table-cell>
          <table:table-cell office:value-type="float" office:value="0.000000148295" calcext:value-type="float">
            <text:p>1.48295E-07</text:p>
          </table:table-cell>
          <table:table-cell office:value-type="float" office:value="6.793784" calcext:value-type="float">
            <text:p>6.793784</text:p>
          </table:table-cell>
          <table:table-cell office:value-type="float" office:value="1.404377" calcext:value-type="float">
            <text:p>1.404377</text:p>
          </table:table-cell>
          <table:table-cell office:value-type="float" office:value="0.7753841" calcext:value-type="float">
            <text:p>0.7753841</text:p>
          </table:table-cell>
          <table:table-cell office:value-type="float" office:value="0.6561054" calcext:value-type="float">
            <text:p>0.6561054</text:p>
          </table:table-cell>
          <table:table-cell office:value-type="float" office:value="0.1183756" calcext:value-type="float">
            <text:p>0.1183756</text:p>
          </table:table-cell>
          <table:table-cell office:value-type="float" office:value="0.01681996" calcext:value-type="float">
            <text:p>0.01681996</text:p>
          </table:table-cell>
          <table:table-cell office:value-type="float" office:value="0.01432149" calcext:value-type="float">
            <text:p>0.01432149</text:p>
          </table:table-cell>
          <table:table-cell office:value-type="float" office:value="0.01716177" calcext:value-type="float">
            <text:p>0.01716177</text:p>
          </table:table-cell>
          <table:table-cell office:value-type="float" office:value="0.01844417" calcext:value-type="float">
            <text:p>0.01844417</text:p>
          </table:table-cell>
          <table:table-cell office:value-type="float" office:value="17.32134" calcext:value-type="float">
            <text:p>17.32134</text:p>
          </table:table-cell>
          <table:table-cell office:value-type="float" office:value="22.21821" calcext:value-type="float">
            <text:p>22.21821</text:p>
          </table:table-cell>
          <table:table-cell office:value-type="float" office:value="29.92508" calcext:value-type="float">
            <text:p>29.92508</text:p>
          </table:table-cell>
          <table:table-cell office:value-type="float" office:value="23.72336" calcext:value-type="float">
            <text:p>23.72336</text:p>
          </table:table-cell>
          <table:table-cell office:value-type="float" office:value="20.35081" calcext:value-type="float">
            <text:p>20.35081</text:p>
          </table:table-cell>
          <table:table-cell office:value-type="float" office:value="14.99075" calcext:value-type="float">
            <text:p>14.99075</text:p>
          </table:table-cell>
          <table:table-cell office:value-type="float" office:value="10.82357" calcext:value-type="float">
            <text:p>10.82357</text:p>
          </table:table-cell>
          <table:table-cell office:value-type="float" office:value="6.765007" calcext:value-type="float">
            <text:p>6.765007</text:p>
          </table:table-cell>
          <table:table-cell office:value-type="float" office:value="209.6883" calcext:value-type="float">
            <text:p>209.6883</text:p>
          </table:table-cell>
          <table:table-cell office:value-type="float" office:value="0" calcext:value-type="float">
            <text:p>0</text:p>
          </table:table-cell>
          <table:table-cell office:value-type="float" office:value="-0.02682964" calcext:value-type="float">
            <text:p>-0.026829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5.192511" calcext:value-type="float">
            <text:p>5.192511</text:p>
          </table:table-cell>
          <table:table-cell office:value-type="float" office:value="451.7505" calcext:value-type="float">
            <text:p>451.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819" calcext:value-type="float">
            <text:p>0.144819</text:p>
          </table:table-cell>
          <table:table-cell office:value-type="float" office:value="14.31428" calcext:value-type="float">
            <text:p>14.31428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3864982" calcext:value-type="float">
            <text:p>0.003864982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4994051" calcext:value-type="float">
            <text:p>0.4994051</text:p>
          </table:table-cell>
          <table:table-cell office:value-type="float" office:value="-0.01383719" calcext:value-type="float">
            <text:p>-0.01383719</text:p>
          </table:table-cell>
          <table:table-cell office:value-type="float" office:value="-0.02135734" calcext:value-type="float">
            <text:p>-0.02135734</text:p>
          </table:table-cell>
          <table:table-cell office:value-type="float" office:value="0.0000001591482" calcext:value-type="float">
            <text:p>1.591482E-07</text:p>
          </table:table-cell>
          <table:table-cell office:value-type="float" office:value="6.776728" calcext:value-type="float">
            <text:p>6.776728</text:p>
          </table:table-cell>
          <table:table-cell office:value-type="float" office:value="1.726794" calcext:value-type="float">
            <text:p>1.726794</text:p>
          </table:table-cell>
          <table:table-cell office:value-type="float" office:value="1.011731" calcext:value-type="float">
            <text:p>1.011731</text:p>
          </table:table-cell>
          <table:table-cell office:value-type="float" office:value="0.8558599" calcext:value-type="float">
            <text:p>0.8558599</text:p>
          </table:table-cell>
          <table:table-cell office:value-type="float" office:value="0.1861311" calcext:value-type="float">
            <text:p>0.1861311</text:p>
          </table:table-cell>
          <table:table-cell office:value-type="float" office:value="0.01783013" calcext:value-type="float">
            <text:p>0.01783013</text:p>
          </table:table-cell>
          <table:table-cell office:value-type="float" office:value="0.01443432" calcext:value-type="float">
            <text:p>0.01443432</text:p>
          </table:table-cell>
          <table:table-cell office:value-type="float" office:value="0.0171577" calcext:value-type="float">
            <text:p>0.0171577</text:p>
          </table:table-cell>
          <table:table-cell office:value-type="float" office:value="0.01843542" calcext:value-type="float">
            <text:p>0.01843542</text:p>
          </table:table-cell>
          <table:table-cell office:value-type="float" office:value="14.95291" calcext:value-type="float">
            <text:p>14.95291</text:p>
          </table:table-cell>
          <table:table-cell office:value-type="float" office:value="20.91823" calcext:value-type="float">
            <text:p>20.91823</text:p>
          </table:table-cell>
          <table:table-cell office:value-type="float" office:value="29.55348" calcext:value-type="float">
            <text:p>29.55348</text:p>
          </table:table-cell>
          <table:table-cell office:value-type="float" office:value="23.64239" calcext:value-type="float">
            <text:p>23.64239</text:p>
          </table:table-cell>
          <table:table-cell office:value-type="float" office:value="20.33511" calcext:value-type="float">
            <text:p>20.33511</text:p>
          </table:table-cell>
          <table:table-cell office:value-type="float" office:value="15.0869" calcext:value-type="float">
            <text:p>15.0869</text:p>
          </table:table-cell>
          <table:table-cell office:value-type="float" office:value="10.87445" calcext:value-type="float">
            <text:p>10.87445</text:p>
          </table:table-cell>
          <table:table-cell office:value-type="float" office:value="6.756619" calcext:value-type="float">
            <text:p>6.756619</text:p>
          </table:table-cell>
          <table:table-cell office:value-type="float" office:value="301.6928" calcext:value-type="float">
            <text:p>301.6928</text:p>
          </table:table-cell>
          <table:table-cell office:value-type="float" office:value="0" calcext:value-type="float">
            <text:p>0</text:p>
          </table:table-cell>
          <table:table-cell office:value-type="float" office:value="-0.03782403" calcext:value-type="float">
            <text:p>-0.037824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5.188281" calcext:value-type="float">
            <text:p>5.188281</text:p>
          </table:table-cell>
          <table:table-cell office:value-type="float" office:value="451.7448" calcext:value-type="float">
            <text:p>451.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4884" calcext:value-type="float">
            <text:p>0.1694884</text:p>
          </table:table-cell>
          <table:table-cell office:value-type="float" office:value="14.25727" calcext:value-type="float">
            <text:p>14.25727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3949432" calcext:value-type="float">
            <text:p>0.003949432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5461072" calcext:value-type="float">
            <text:p>0.5461072</text:p>
          </table:table-cell>
          <table:table-cell office:value-type="float" office:value="-0.01479553" calcext:value-type="float">
            <text:p>-0.01479553</text:p>
          </table:table-cell>
          <table:table-cell office:value-type="float" office:value="-0.02183661" calcext:value-type="float">
            <text:p>-0.02183661</text:p>
          </table:table-cell>
          <table:table-cell office:value-type="float" office:value="0.0000001678136" calcext:value-type="float">
            <text:p>1.678136E-07</text:p>
          </table:table-cell>
          <table:table-cell office:value-type="float" office:value="6.760515" calcext:value-type="float">
            <text:p>6.760515</text:p>
          </table:table-cell>
          <table:table-cell office:value-type="float" office:value="2.025572" calcext:value-type="float">
            <text:p>2.025572</text:p>
          </table:table-cell>
          <table:table-cell office:value-type="float" office:value="1.23593" calcext:value-type="float">
            <text:p>1.23593</text:p>
          </table:table-cell>
          <table:table-cell office:value-type="float" office:value="1.034217" calcext:value-type="float">
            <text:p>1.034217</text:p>
          </table:table-cell>
          <table:table-cell office:value-type="float" office:value="0.2484494" calcext:value-type="float">
            <text:p>0.2484494</text:p>
          </table:table-cell>
          <table:table-cell office:value-type="float" office:value="0.01904253" calcext:value-type="float">
            <text:p>0.01904253</text:p>
          </table:table-cell>
          <table:table-cell office:value-type="float" office:value="0.01455911" calcext:value-type="float">
            <text:p>0.01455911</text:p>
          </table:table-cell>
          <table:table-cell office:value-type="float" office:value="0.01715689" calcext:value-type="float">
            <text:p>0.01715689</text:p>
          </table:table-cell>
          <table:table-cell office:value-type="float" office:value="0.01842585" calcext:value-type="float">
            <text:p>0.01842585</text:p>
          </table:table-cell>
          <table:table-cell office:value-type="float" office:value="13.41123" calcext:value-type="float">
            <text:p>13.41123</text:p>
          </table:table-cell>
          <table:table-cell office:value-type="float" office:value="19.68436" calcext:value-type="float">
            <text:p>19.68436</text:p>
          </table:table-cell>
          <table:table-cell office:value-type="float" office:value="29.10296" calcext:value-type="float">
            <text:p>29.10296</text:p>
          </table:table-cell>
          <table:table-cell office:value-type="float" office:value="23.55818" calcext:value-type="float">
            <text:p>23.55818</text:p>
          </table:table-cell>
          <table:table-cell office:value-type="float" office:value="20.32538" calcext:value-type="float">
            <text:p>20.32538</text:p>
          </table:table-cell>
          <table:table-cell office:value-type="float" office:value="15.17935" calcext:value-type="float">
            <text:p>15.17935</text:p>
          </table:table-cell>
          <table:table-cell office:value-type="float" office:value="10.92485" calcext:value-type="float">
            <text:p>10.92485</text:p>
          </table:table-cell>
          <table:table-cell office:value-type="float" office:value="6.747495" calcext:value-type="float">
            <text:p>6.747495</text:p>
          </table:table-cell>
          <table:table-cell office:value-type="float" office:value="389.2801" calcext:value-type="float">
            <text:p>389.2801</text:p>
          </table:table-cell>
          <table:table-cell office:value-type="float" office:value="0" calcext:value-type="float">
            <text:p>0</text:p>
          </table:table-cell>
          <table:table-cell office:value-type="float" office:value="-0.0492437" calcext:value-type="float">
            <text:p>-0.04924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5.184623" calcext:value-type="float">
            <text:p>5.184623</text:p>
          </table:table-cell>
          <table:table-cell office:value-type="float" office:value="451.7392" calcext:value-type="float">
            <text:p>451.7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947" calcext:value-type="float">
            <text:p>0.1916947</text:p>
          </table:table-cell>
          <table:table-cell office:value-type="float" office:value="14.19938" calcext:value-type="float">
            <text:p>14.19938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035072" calcext:value-type="float">
            <text:p>0.004035072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5929089" calcext:value-type="float">
            <text:p>0.5929089</text:p>
          </table:table-cell>
          <table:table-cell office:value-type="float" office:value="-0.0158486" calcext:value-type="float">
            <text:p>-0.0158486</text:p>
          </table:table-cell>
          <table:table-cell office:value-type="float" office:value="-0.02232276" calcext:value-type="float">
            <text:p>-0.02232276</text:p>
          </table:table-cell>
          <table:table-cell office:value-type="float" office:value="0.0000001715366" calcext:value-type="float">
            <text:p>1.715366E-07</text:p>
          </table:table-cell>
          <table:table-cell office:value-type="float" office:value="6.745939" calcext:value-type="float">
            <text:p>6.745939</text:p>
          </table:table-cell>
          <table:table-cell office:value-type="float" office:value="2.298929" calcext:value-type="float">
            <text:p>2.298929</text:p>
          </table:table-cell>
          <table:table-cell office:value-type="float" office:value="1.448223" calcext:value-type="float">
            <text:p>1.448223</text:p>
          </table:table-cell>
          <table:table-cell office:value-type="float" office:value="1.193628" calcext:value-type="float">
            <text:p>1.193628</text:p>
          </table:table-cell>
          <table:table-cell office:value-type="float" office:value="0.3059914" calcext:value-type="float">
            <text:p>0.3059914</text:p>
          </table:table-cell>
          <table:table-cell office:value-type="float" office:value="0.02038736" calcext:value-type="float">
            <text:p>0.02038736</text:p>
          </table:table-cell>
          <table:table-cell office:value-type="float" office:value="0.01469427" calcext:value-type="float">
            <text:p>0.01469427</text:p>
          </table:table-cell>
          <table:table-cell office:value-type="float" office:value="0.01715905" calcext:value-type="float">
            <text:p>0.01715905</text:p>
          </table:table-cell>
          <table:table-cell office:value-type="float" office:value="0.01841568" calcext:value-type="float">
            <text:p>0.01841568</text:p>
          </table:table-cell>
          <table:table-cell office:value-type="float" office:value="12.97322" calcext:value-type="float">
            <text:p>12.97322</text:p>
          </table:table-cell>
          <table:table-cell office:value-type="float" office:value="18.59138" calcext:value-type="float">
            <text:p>18.59138</text:p>
          </table:table-cell>
          <table:table-cell office:value-type="float" office:value="28.59223" calcext:value-type="float">
            <text:p>28.59223</text:p>
          </table:table-cell>
          <table:table-cell office:value-type="float" office:value="23.46964" calcext:value-type="float">
            <text:p>23.46964</text:p>
          </table:table-cell>
          <table:table-cell office:value-type="float" office:value="20.32036" calcext:value-type="float">
            <text:p>20.32036</text:p>
          </table:table-cell>
          <table:table-cell office:value-type="float" office:value="15.26863" calcext:value-type="float">
            <text:p>15.26863</text:p>
          </table:table-cell>
          <table:table-cell office:value-type="float" office:value="10.97471" calcext:value-type="float">
            <text:p>10.97471</text:p>
          </table:table-cell>
          <table:table-cell office:value-type="float" office:value="6.737924" calcext:value-type="float">
            <text:p>6.737924</text:p>
          </table:table-cell>
          <table:table-cell office:value-type="float" office:value="447.0211" calcext:value-type="float">
            <text:p>447.0211</text:p>
          </table:table-cell>
          <table:table-cell office:value-type="float" office:value="0" calcext:value-type="float">
            <text:p>0</text:p>
          </table:table-cell>
          <table:table-cell office:value-type="float" office:value="-0.06083684" calcext:value-type="float">
            <text:p>-0.060836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5.181259" calcext:value-type="float">
            <text:p>5.181259</text:p>
          </table:table-cell>
          <table:table-cell office:value-type="float" office:value="451.7336" calcext:value-type="float">
            <text:p>451.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8176" calcext:value-type="float">
            <text:p>0.2108176</text:p>
          </table:table-cell>
          <table:table-cell office:value-type="float" office:value="14.14466" calcext:value-type="float">
            <text:p>14.14466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114644" calcext:value-type="float">
            <text:p>0.004114644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6370713" calcext:value-type="float">
            <text:p>0.6370713</text:p>
          </table:table-cell>
          <table:table-cell office:value-type="float" office:value="-0.0175491" calcext:value-type="float">
            <text:p>-0.0175491</text:p>
          </table:table-cell>
          <table:table-cell office:value-type="float" office:value="-0.02281476" calcext:value-type="float">
            <text:p>-0.02281476</text:p>
          </table:table-cell>
          <table:table-cell office:value-type="float" office:value="0.0000001715366" calcext:value-type="float">
            <text:p>1.715366E-07</text:p>
          </table:table-cell>
          <table:table-cell office:value-type="float" office:value="6.732572" calcext:value-type="float">
            <text:p>6.732572</text:p>
          </table:table-cell>
          <table:table-cell office:value-type="float" office:value="2.481865" calcext:value-type="float">
            <text:p>2.481865</text:p>
          </table:table-cell>
          <table:table-cell office:value-type="float" office:value="1.645804" calcext:value-type="float">
            <text:p>1.645804</text:p>
          </table:table-cell>
          <table:table-cell office:value-type="float" office:value="1.336066" calcext:value-type="float">
            <text:p>1.336066</text:p>
          </table:table-cell>
          <table:table-cell office:value-type="float" office:value="0.3593612" calcext:value-type="float">
            <text:p>0.3593612</text:p>
          </table:table-cell>
          <table:table-cell office:value-type="float" office:value="0.02189091" calcext:value-type="float">
            <text:p>0.02189091</text:p>
          </table:table-cell>
          <table:table-cell office:value-type="float" office:value="0.01484386" calcext:value-type="float">
            <text:p>0.01484386</text:p>
          </table:table-cell>
          <table:table-cell office:value-type="float" office:value="0.01716398" calcext:value-type="float">
            <text:p>0.01716398</text:p>
          </table:table-cell>
          <table:table-cell office:value-type="float" office:value="0.01840723" calcext:value-type="float">
            <text:p>0.01840723</text:p>
          </table:table-cell>
          <table:table-cell office:value-type="float" office:value="19.00383" calcext:value-type="float">
            <text:p>19.00383</text:p>
          </table:table-cell>
          <table:table-cell office:value-type="float" office:value="17.8649" calcext:value-type="float">
            <text:p>17.8649</text:p>
          </table:table-cell>
          <table:table-cell office:value-type="float" office:value="28.04757" calcext:value-type="float">
            <text:p>28.04757</text:p>
          </table:table-cell>
          <table:table-cell office:value-type="float" office:value="23.37573" calcext:value-type="float">
            <text:p>23.37573</text:p>
          </table:table-cell>
          <table:table-cell office:value-type="float" office:value="20.31891" calcext:value-type="float">
            <text:p>20.31891</text:p>
          </table:table-cell>
          <table:table-cell office:value-type="float" office:value="15.35479" calcext:value-type="float">
            <text:p>15.35479</text:p>
          </table:table-cell>
          <table:table-cell office:value-type="float" office:value="11.02438" calcext:value-type="float">
            <text:p>11.02438</text:p>
          </table:table-cell>
          <table:table-cell office:value-type="float" office:value="6.730607" calcext:value-type="float">
            <text:p>6.730607</text:p>
          </table:table-cell>
          <table:table-cell office:value-type="float" office:value="515.5246" calcext:value-type="float">
            <text:p>515.5246</text:p>
          </table:table-cell>
          <table:table-cell office:value-type="float" office:value="0" calcext:value-type="float">
            <text:p>0</text:p>
          </table:table-cell>
          <table:table-cell office:value-type="float" office:value="-0.07189988" calcext:value-type="float">
            <text:p>-0.071899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5.177446" calcext:value-type="float">
            <text:p>5.177446</text:p>
          </table:table-cell>
          <table:table-cell office:value-type="float" office:value="451.7296" calcext:value-type="float">
            <text:p>451.7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8016" calcext:value-type="float">
            <text:p>0.2108016</text:p>
          </table:table-cell>
          <table:table-cell office:value-type="float" office:value="14.10728" calcext:value-type="float">
            <text:p>14.10728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203391" calcext:value-type="float">
            <text:p>0.004203391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6828499" calcext:value-type="float">
            <text:p>0.6828499</text:p>
          </table:table-cell>
          <table:table-cell office:value-type="float" office:value="-0.02249214" calcext:value-type="float">
            <text:p>-0.02249214</text:p>
          </table:table-cell>
          <table:table-cell office:value-type="float" office:value="-0.0232613" calcext:value-type="float">
            <text:p>-0.0232613</text:p>
          </table:table-cell>
          <table:table-cell office:value-type="float" office:value="0.0000001715366" calcext:value-type="float">
            <text:p>1.715366E-07</text:p>
          </table:table-cell>
          <table:table-cell office:value-type="float" office:value="6.720442" calcext:value-type="float">
            <text:p>6.720442</text:p>
          </table:table-cell>
          <table:table-cell office:value-type="float" office:value="2.049554" calcext:value-type="float">
            <text:p>2.049554</text:p>
          </table:table-cell>
          <table:table-cell office:value-type="float" office:value="1.588932" calcext:value-type="float">
            <text:p>1.588932</text:p>
          </table:table-cell>
          <table:table-cell office:value-type="float" office:value="1.375002" calcext:value-type="float">
            <text:p>1.375002</text:p>
          </table:table-cell>
          <table:table-cell office:value-type="float" office:value="0.4074612" calcext:value-type="float">
            <text:p>0.4074612</text:p>
          </table:table-cell>
          <table:table-cell office:value-type="float" office:value="0.02438803" calcext:value-type="float">
            <text:p>0.02438803</text:p>
          </table:table-cell>
          <table:table-cell office:value-type="float" office:value="0.01501663" calcext:value-type="float">
            <text:p>0.01501663</text:p>
          </table:table-cell>
          <table:table-cell office:value-type="float" office:value="0.01717132" calcext:value-type="float">
            <text:p>0.01717132</text:p>
          </table:table-cell>
          <table:table-cell office:value-type="float" office:value="0.01839409" calcext:value-type="float">
            <text:p>0.01839409</text:p>
          </table:table-cell>
          <table:table-cell office:value-type="float" office:value="25.42361" calcext:value-type="float">
            <text:p>25.42361</text:p>
          </table:table-cell>
          <table:table-cell office:value-type="float" office:value="18.93217" calcext:value-type="float">
            <text:p>18.93217</text:p>
          </table:table-cell>
          <table:table-cell office:value-type="float" office:value="26.99831" calcext:value-type="float">
            <text:p>26.99831</text:p>
          </table:table-cell>
          <table:table-cell office:value-type="float" office:value="23.25661" calcext:value-type="float">
            <text:p>23.25661</text:p>
          </table:table-cell>
          <table:table-cell office:value-type="float" office:value="20.31853" calcext:value-type="float">
            <text:p>20.31853</text:p>
          </table:table-cell>
          <table:table-cell office:value-type="float" office:value="15.4372" calcext:value-type="float">
            <text:p>15.4372</text:p>
          </table:table-cell>
          <table:table-cell office:value-type="float" office:value="11.07312" calcext:value-type="float">
            <text:p>11.07312</text:p>
          </table:table-cell>
          <table:table-cell office:value-type="float" office:value="6.718239" calcext:value-type="float">
            <text:p>6.718239</text:p>
          </table:table-cell>
          <table:table-cell office:value-type="float" office:value="721.1466" calcext:value-type="float">
            <text:p>721.1466</text:p>
          </table:table-cell>
          <table:table-cell office:value-type="float" office:value="0" calcext:value-type="float">
            <text:p>0</text:p>
          </table:table-cell>
          <table:table-cell office:value-type="float" office:value="-0.0801199" calcext:value-type="float">
            <text:p>-0.0801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5.174307" calcext:value-type="float">
            <text:p>5.174307</text:p>
          </table:table-cell>
          <table:table-cell office:value-type="float" office:value="451.7267" calcext:value-type="float">
            <text:p>451.7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8322" calcext:value-type="float">
            <text:p>0.1888322</text:p>
          </table:table-cell>
          <table:table-cell office:value-type="float" office:value="14.10934" calcext:value-type="float">
            <text:p>14.10934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27228" calcext:value-type="float">
            <text:p>0.00427228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7136299" calcext:value-type="float">
            <text:p>0.7136299</text:p>
          </table:table-cell>
          <table:table-cell office:value-type="float" office:value="-0.02892336" calcext:value-type="float">
            <text:p>-0.02892336</text:p>
          </table:table-cell>
          <table:table-cell office:value-type="float" office:value="-0.02369737" calcext:value-type="float">
            <text:p>-0.02369737</text:p>
          </table:table-cell>
          <table:table-cell office:value-type="float" office:value="0.0000001715366" calcext:value-type="float">
            <text:p>1.715366E-07</text:p>
          </table:table-cell>
          <table:table-cell office:value-type="float" office:value="6.710826" calcext:value-type="float">
            <text:p>6.710826</text:p>
          </table:table-cell>
          <table:table-cell office:value-type="float" office:value="1.56121" calcext:value-type="float">
            <text:p>1.56121</text:p>
          </table:table-cell>
          <table:table-cell office:value-type="float" office:value="1.480667" calcext:value-type="float">
            <text:p>1.480667</text:p>
          </table:table-cell>
          <table:table-cell office:value-type="float" office:value="1.087819" calcext:value-type="float">
            <text:p>1.087819</text:p>
          </table:table-cell>
          <table:table-cell office:value-type="float" office:value="0.4387579" calcext:value-type="float">
            <text:p>0.4387579</text:p>
          </table:table-cell>
          <table:table-cell office:value-type="float" office:value="0.04277183" calcext:value-type="float">
            <text:p>0.04277183</text:p>
          </table:table-cell>
          <table:table-cell office:value-type="float" office:value="0.01530578" calcext:value-type="float">
            <text:p>0.01530578</text:p>
          </table:table-cell>
          <table:table-cell office:value-type="float" office:value="0.01718167" calcext:value-type="float">
            <text:p>0.01718167</text:p>
          </table:table-cell>
          <table:table-cell office:value-type="float" office:value="0.01838546" calcext:value-type="float">
            <text:p>0.01838546</text:p>
          </table:table-cell>
          <table:table-cell office:value-type="float" office:value="32.35579" calcext:value-type="float">
            <text:p>32.35579</text:p>
          </table:table-cell>
          <table:table-cell office:value-type="float" office:value="21.0724" calcext:value-type="float">
            <text:p>21.0724</text:p>
          </table:table-cell>
          <table:table-cell office:value-type="float" office:value="25.54532" calcext:value-type="float">
            <text:p>25.54532</text:p>
          </table:table-cell>
          <table:table-cell office:value-type="float" office:value="22.59886" calcext:value-type="float">
            <text:p>22.59886</text:p>
          </table:table-cell>
          <table:table-cell office:value-type="float" office:value="20.28241" calcext:value-type="float">
            <text:p>20.28241</text:p>
          </table:table-cell>
          <table:table-cell office:value-type="float" office:value="15.51579" calcext:value-type="float">
            <text:p>15.51579</text:p>
          </table:table-cell>
          <table:table-cell office:value-type="float" office:value="11.12134" calcext:value-type="float">
            <text:p>11.12134</text:p>
          </table:table-cell>
          <table:table-cell office:value-type="float" office:value="6.71128" calcext:value-type="float">
            <text:p>6.71128</text:p>
          </table:table-cell>
          <table:table-cell office:value-type="float" office:value="834.5235" calcext:value-type="float">
            <text:p>834.5235</text:p>
          </table:table-cell>
          <table:table-cell office:value-type="float" office:value="0" calcext:value-type="float">
            <text:p>0</text:p>
          </table:table-cell>
          <table:table-cell office:value-type="float" office:value="-0.08478064" calcext:value-type="float">
            <text:p>-0.084780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5.17127" calcext:value-type="float">
            <text:p>5.17127</text:p>
          </table:table-cell>
          <table:table-cell office:value-type="float" office:value="451.7242" calcext:value-type="float">
            <text:p>451.7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5596" calcext:value-type="float">
            <text:p>0.1575596</text:p>
          </table:table-cell>
          <table:table-cell office:value-type="float" office:value="14.12505" calcext:value-type="float">
            <text:p>14.12505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342178" calcext:value-type="float">
            <text:p>0.004342178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744447" calcext:value-type="float">
            <text:p>0.744447</text:p>
          </table:table-cell>
          <table:table-cell office:value-type="float" office:value="-0.0375773" calcext:value-type="float">
            <text:p>-0.0375773</text:p>
          </table:table-cell>
          <table:table-cell office:value-type="float" office:value="-0.02413119" calcext:value-type="float">
            <text:p>-0.02413119</text:p>
          </table:table-cell>
          <table:table-cell office:value-type="float" office:value="0.0000001715366" calcext:value-type="float">
            <text:p>1.715366E-07</text:p>
          </table:table-cell>
          <table:table-cell office:value-type="float" office:value="6.701783" calcext:value-type="float">
            <text:p>6.701783</text:p>
          </table:table-cell>
          <table:table-cell office:value-type="float" office:value="1.120876" calcext:value-type="float">
            <text:p>1.120876</text:p>
          </table:table-cell>
          <table:table-cell office:value-type="float" office:value="1.285339" calcext:value-type="float">
            <text:p>1.285339</text:p>
          </table:table-cell>
          <table:table-cell office:value-type="float" office:value="0.6862738" calcext:value-type="float">
            <text:p>0.6862738</text:p>
          </table:table-cell>
          <table:table-cell office:value-type="float" office:value="0.4645936" calcext:value-type="float">
            <text:p>0.4645936</text:p>
          </table:table-cell>
          <table:table-cell office:value-type="float" office:value="0.06240113" calcext:value-type="float">
            <text:p>0.06240113</text:p>
          </table:table-cell>
          <table:table-cell office:value-type="float" office:value="0.0159117" calcext:value-type="float">
            <text:p>0.0159117</text:p>
          </table:table-cell>
          <table:table-cell office:value-type="float" office:value="0.01719691" calcext:value-type="float">
            <text:p>0.01719691</text:p>
          </table:table-cell>
          <table:table-cell office:value-type="float" office:value="0.01837625" calcext:value-type="float">
            <text:p>0.01837625</text:p>
          </table:table-cell>
          <table:table-cell office:value-type="float" office:value="38.88831" calcext:value-type="float">
            <text:p>38.88831</text:p>
          </table:table-cell>
          <table:table-cell office:value-type="float" office:value="22.53786" calcext:value-type="float">
            <text:p>22.53786</text:p>
          </table:table-cell>
          <table:table-cell office:value-type="float" office:value="24.59871" calcext:value-type="float">
            <text:p>24.59871</text:p>
          </table:table-cell>
          <table:table-cell office:value-type="float" office:value="21.93418" calcext:value-type="float">
            <text:p>21.93418</text:p>
          </table:table-cell>
          <table:table-cell office:value-type="float" office:value="20.23115" calcext:value-type="float">
            <text:p>20.23115</text:p>
          </table:table-cell>
          <table:table-cell office:value-type="float" office:value="15.59059" calcext:value-type="float">
            <text:p>15.59059</text:p>
          </table:table-cell>
          <table:table-cell office:value-type="float" office:value="11.1692" calcext:value-type="float">
            <text:p>11.1692</text:p>
          </table:table-cell>
          <table:table-cell office:value-type="float" office:value="6.703976" calcext:value-type="float">
            <text:p>6.703976</text:p>
          </table:table-cell>
          <table:table-cell office:value-type="float" office:value="887.2167" calcext:value-type="float">
            <text:p>887.2167</text:p>
          </table:table-cell>
          <table:table-cell office:value-type="float" office:value="0" calcext:value-type="float">
            <text:p>0</text:p>
          </table:table-cell>
          <table:table-cell office:value-type="float" office:value="-0.088123" calcext:value-type="float">
            <text:p>-0.0881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5.168298" calcext:value-type="float">
            <text:p>5.168298</text:p>
          </table:table-cell>
          <table:table-cell office:value-type="float" office:value="451.721" calcext:value-type="float">
            <text:p>451.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0931" calcext:value-type="float">
            <text:p>0.1370931</text:p>
          </table:table-cell>
          <table:table-cell office:value-type="float" office:value="14.13041" calcext:value-type="float">
            <text:p>14.13041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422515" calcext:value-type="float">
            <text:p>0.004422515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7771519" calcext:value-type="float">
            <text:p>0.7771519</text:p>
          </table:table-cell>
          <table:table-cell office:value-type="float" office:value="-0.04890065" calcext:value-type="float">
            <text:p>-0.04890065</text:p>
          </table:table-cell>
          <table:table-cell office:value-type="float" office:value="-0.02453772" calcext:value-type="float">
            <text:p>-0.02453772</text:p>
          </table:table-cell>
          <table:table-cell office:value-type="float" office:value="0.0000001744198" calcext:value-type="float">
            <text:p>1.744198E-07</text:p>
          </table:table-cell>
          <table:table-cell office:value-type="float" office:value="6.692006" calcext:value-type="float">
            <text:p>6.692006</text:p>
          </table:table-cell>
          <table:table-cell office:value-type="float" office:value="0.8196747" calcext:value-type="float">
            <text:p>0.8196747</text:p>
          </table:table-cell>
          <table:table-cell office:value-type="float" office:value="0.8633358" calcext:value-type="float">
            <text:p>0.8633358</text:p>
          </table:table-cell>
          <table:table-cell office:value-type="float" office:value="0.50566" calcext:value-type="float">
            <text:p>0.50566</text:p>
          </table:table-cell>
          <table:table-cell office:value-type="float" office:value="0.4852171" calcext:value-type="float">
            <text:p>0.4852171</text:p>
          </table:table-cell>
          <table:table-cell office:value-type="float" office:value="0.0814909" calcext:value-type="float">
            <text:p>0.0814909</text:p>
          </table:table-cell>
          <table:table-cell office:value-type="float" office:value="0.02230161" calcext:value-type="float">
            <text:p>0.02230161</text:p>
          </table:table-cell>
          <table:table-cell office:value-type="float" office:value="0.01722222" calcext:value-type="float">
            <text:p>0.01722222</text:p>
          </table:table-cell>
          <table:table-cell office:value-type="float" office:value="0.01836396" calcext:value-type="float">
            <text:p>0.01836396</text:p>
          </table:table-cell>
          <table:table-cell office:value-type="float" office:value="44.04702" calcext:value-type="float">
            <text:p>44.04702</text:p>
          </table:table-cell>
          <table:table-cell office:value-type="float" office:value="23.6753" calcext:value-type="float">
            <text:p>23.6753</text:p>
          </table:table-cell>
          <table:table-cell office:value-type="float" office:value="23.95013" calcext:value-type="float">
            <text:p>23.95013</text:p>
          </table:table-cell>
          <table:table-cell office:value-type="float" office:value="21.31328" calcext:value-type="float">
            <text:p>21.31328</text:p>
          </table:table-cell>
          <table:table-cell office:value-type="float" office:value="20.17128" calcext:value-type="float">
            <text:p>20.17128</text:p>
          </table:table-cell>
          <table:table-cell office:value-type="float" office:value="15.65527" calcext:value-type="float">
            <text:p>15.65527</text:p>
          </table:table-cell>
          <table:table-cell office:value-type="float" office:value="11.21453" calcext:value-type="float">
            <text:p>11.21453</text:p>
          </table:table-cell>
          <table:table-cell office:value-type="float" office:value="6.693318" calcext:value-type="float">
            <text:p>6.693318</text:p>
          </table:table-cell>
          <table:table-cell office:value-type="float" office:value="890.2559" calcext:value-type="float">
            <text:p>890.2559</text:p>
          </table:table-cell>
          <table:table-cell office:value-type="float" office:value="0" calcext:value-type="float">
            <text:p>0</text:p>
          </table:table-cell>
          <table:table-cell office:value-type="float" office:value="-0.09059487" calcext:value-type="float">
            <text:p>-0.090594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5.165329" calcext:value-type="float">
            <text:p>5.165329</text:p>
          </table:table-cell>
          <table:table-cell office:value-type="float" office:value="451.717" calcext:value-type="float">
            <text:p>451.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9793" calcext:value-type="float">
            <text:p>0.1259793</text:p>
          </table:table-cell>
          <table:table-cell office:value-type="float" office:value="14.12938" calcext:value-type="float">
            <text:p>14.12938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500423" calcext:value-type="float">
            <text:p>0.004500423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8070276" calcext:value-type="float">
            <text:p>0.8070276</text:p>
          </table:table-cell>
          <table:table-cell office:value-type="float" office:value="-0.06071962" calcext:value-type="float">
            <text:p>-0.06071962</text:p>
          </table:table-cell>
          <table:table-cell office:value-type="float" office:value="-0.02491354" calcext:value-type="float">
            <text:p>-0.02491354</text:p>
          </table:table-cell>
          <table:table-cell office:value-type="float" office:value="0.0000001750684" calcext:value-type="float">
            <text:p>1.750684E-07</text:p>
          </table:table-cell>
          <table:table-cell office:value-type="float" office:value="6.681017" calcext:value-type="float">
            <text:p>6.681017</text:p>
          </table:table-cell>
          <table:table-cell office:value-type="float" office:value="0.6578528" calcext:value-type="float">
            <text:p>0.6578528</text:p>
          </table:table-cell>
          <table:table-cell office:value-type="float" office:value="0.6093869" calcext:value-type="float">
            <text:p>0.6093869</text:p>
          </table:table-cell>
          <table:table-cell office:value-type="float" office:value="0.3925027" calcext:value-type="float">
            <text:p>0.3925027</text:p>
          </table:table-cell>
          <table:table-cell office:value-type="float" office:value="0.502194" calcext:value-type="float">
            <text:p>0.502194</text:p>
          </table:table-cell>
          <table:table-cell office:value-type="float" office:value="0.09992587" calcext:value-type="float">
            <text:p>0.09992587</text:p>
          </table:table-cell>
          <table:table-cell office:value-type="float" office:value="0.03598084" calcext:value-type="float">
            <text:p>0.03598084</text:p>
          </table:table-cell>
          <table:table-cell office:value-type="float" office:value="0.0172964" calcext:value-type="float">
            <text:p>0.0172964</text:p>
          </table:table-cell>
          <table:table-cell office:value-type="float" office:value="0.01835247" calcext:value-type="float">
            <text:p>0.01835247</text:p>
          </table:table-cell>
          <table:table-cell office:value-type="float" office:value="47.97855" calcext:value-type="float">
            <text:p>47.97855</text:p>
          </table:table-cell>
          <table:table-cell office:value-type="float" office:value="24.66306" calcext:value-type="float">
            <text:p>24.66306</text:p>
          </table:table-cell>
          <table:table-cell office:value-type="float" office:value="23.48024" calcext:value-type="float">
            <text:p>23.48024</text:p>
          </table:table-cell>
          <table:table-cell office:value-type="float" office:value="20.74886" calcext:value-type="float">
            <text:p>20.74886</text:p>
          </table:table-cell>
          <table:table-cell office:value-type="float" office:value="20.10673" calcext:value-type="float">
            <text:p>20.10673</text:p>
          </table:table-cell>
          <table:table-cell office:value-type="float" office:value="15.71129" calcext:value-type="float">
            <text:p>15.71129</text:p>
          </table:table-cell>
          <table:table-cell office:value-type="float" office:value="11.25738" calcext:value-type="float">
            <text:p>11.25738</text:p>
          </table:table-cell>
          <table:table-cell office:value-type="float" office:value="6.68388" calcext:value-type="float">
            <text:p>6.68388</text:p>
          </table:table-cell>
          <table:table-cell office:value-type="float" office:value="884.999" calcext:value-type="float">
            <text:p>884.999</text:p>
          </table:table-cell>
          <table:table-cell office:value-type="float" office:value="0" calcext:value-type="float">
            <text:p>0</text:p>
          </table:table-cell>
          <table:table-cell office:value-type="float" office:value="-0.09293229" calcext:value-type="float">
            <text:p>-0.092932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5.162576" calcext:value-type="float">
            <text:p>5.162576</text:p>
          </table:table-cell>
          <table:table-cell office:value-type="float" office:value="451.7133" calcext:value-type="float">
            <text:p>451.7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0125" calcext:value-type="float">
            <text:p>0.1180125</text:p>
          </table:table-cell>
          <table:table-cell office:value-type="float" office:value="14.12432" calcext:value-type="float">
            <text:p>14.12432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577863" calcext:value-type="float">
            <text:p>0.004577863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8364214" calcext:value-type="float">
            <text:p>0.8364214</text:p>
          </table:table-cell>
          <table:table-cell office:value-type="float" office:value="-0.07056502" calcext:value-type="float">
            <text:p>-0.07056502</text:p>
          </table:table-cell>
          <table:table-cell office:value-type="float" office:value="-0.02527133" calcext:value-type="float">
            <text:p>-0.02527133</text:p>
          </table:table-cell>
          <table:table-cell office:value-type="float" office:value="0.0000001750684" calcext:value-type="float">
            <text:p>1.750684E-07</text:p>
          </table:table-cell>
          <table:table-cell office:value-type="float" office:value="6.670947" calcext:value-type="float">
            <text:p>6.670947</text:p>
          </table:table-cell>
          <table:table-cell office:value-type="float" office:value="0.54037" calcext:value-type="float">
            <text:p>0.54037</text:p>
          </table:table-cell>
          <table:table-cell office:value-type="float" office:value="0.4818701" calcext:value-type="float">
            <text:p>0.4818701</text:p>
          </table:table-cell>
          <table:table-cell office:value-type="float" office:value="0.3090333" calcext:value-type="float">
            <text:p>0.3090333</text:p>
          </table:table-cell>
          <table:table-cell office:value-type="float" office:value="0.4951245" calcext:value-type="float">
            <text:p>0.4951245</text:p>
          </table:table-cell>
          <table:table-cell office:value-type="float" office:value="0.1177798" calcext:value-type="float">
            <text:p>0.1177798</text:p>
          </table:table-cell>
          <table:table-cell office:value-type="float" office:value="0.04944756" calcext:value-type="float">
            <text:p>0.04944756</text:p>
          </table:table-cell>
          <table:table-cell office:value-type="float" office:value="0.01741212" calcext:value-type="float">
            <text:p>0.01741212</text:p>
          </table:table-cell>
          <table:table-cell office:value-type="float" office:value="0.0183412" calcext:value-type="float">
            <text:p>0.0183412</text:p>
          </table:table-cell>
          <table:table-cell office:value-type="float" office:value="50.98378" calcext:value-type="float">
            <text:p>50.98378</text:p>
          </table:table-cell>
          <table:table-cell office:value-type="float" office:value="25.57221" calcext:value-type="float">
            <text:p>25.57221</text:p>
          </table:table-cell>
          <table:table-cell office:value-type="float" office:value="23.16505" calcext:value-type="float">
            <text:p>23.16505</text:p>
          </table:table-cell>
          <table:table-cell office:value-type="float" office:value="20.3579" calcext:value-type="float">
            <text:p>20.3579</text:p>
          </table:table-cell>
          <table:table-cell office:value-type="float" office:value="20.04008" calcext:value-type="float">
            <text:p>20.04008</text:p>
          </table:table-cell>
          <table:table-cell office:value-type="float" office:value="15.76452" calcext:value-type="float">
            <text:p>15.76452</text:p>
          </table:table-cell>
          <table:table-cell office:value-type="float" office:value="11.29965" calcext:value-type="float">
            <text:p>11.29965</text:p>
          </table:table-cell>
          <table:table-cell office:value-type="float" office:value="6.674599" calcext:value-type="float">
            <text:p>6.674599</text:p>
          </table:table-cell>
          <table:table-cell office:value-type="float" office:value="878.8307" calcext:value-type="float">
            <text:p>878.8307</text:p>
          </table:table-cell>
          <table:table-cell office:value-type="float" office:value="0" calcext:value-type="float">
            <text:p>0</text:p>
          </table:table-cell>
          <table:table-cell office:value-type="float" office:value="-0.09503618" calcext:value-type="float">
            <text:p>-0.095036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5.160122" calcext:value-type="float">
            <text:p>5.160122</text:p>
          </table:table-cell>
          <table:table-cell office:value-type="float" office:value="451.7105" calcext:value-type="float">
            <text:p>451.7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4377" calcext:value-type="float">
            <text:p>0.1064377</text:p>
          </table:table-cell>
          <table:table-cell office:value-type="float" office:value="14.12232" calcext:value-type="float">
            <text:p>14.12232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654305" calcext:value-type="float">
            <text:p>0.004654305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8653377" calcext:value-type="float">
            <text:p>0.8653377</text:p>
          </table:table-cell>
          <table:table-cell office:value-type="float" office:value="-0.07718585" calcext:value-type="float">
            <text:p>-0.07718585</text:p>
          </table:table-cell>
          <table:table-cell office:value-type="float" office:value="-0.02563888" calcext:value-type="float">
            <text:p>-0.02563888</text:p>
          </table:table-cell>
          <table:table-cell office:value-type="float" office:value="0.0000001750684" calcext:value-type="float">
            <text:p>1.750684E-07</text:p>
          </table:table-cell>
          <table:table-cell office:value-type="float" office:value="6.662976" calcext:value-type="float">
            <text:p>6.662976</text:p>
          </table:table-cell>
          <table:table-cell office:value-type="float" office:value="0.4442482" calcext:value-type="float">
            <text:p>0.4442482</text:p>
          </table:table-cell>
          <table:table-cell office:value-type="float" office:value="0.3857509" calcext:value-type="float">
            <text:p>0.3857509</text:p>
          </table:table-cell>
          <table:table-cell office:value-type="float" office:value="0.2452565" calcext:value-type="float">
            <text:p>0.2452565</text:p>
          </table:table-cell>
          <table:table-cell office:value-type="float" office:value="0.4025646" calcext:value-type="float">
            <text:p>0.4025646</text:p>
          </table:table-cell>
          <table:table-cell office:value-type="float" office:value="0.1343496" calcext:value-type="float">
            <text:p>0.1343496</text:p>
          </table:table-cell>
          <table:table-cell office:value-type="float" office:value="0.06260955" calcext:value-type="float">
            <text:p>0.06260955</text:p>
          </table:table-cell>
          <table:table-cell office:value-type="float" office:value="0.0175597" calcext:value-type="float">
            <text:p>0.0175597</text:p>
          </table:table-cell>
          <table:table-cell office:value-type="float" office:value="0.01833017" calcext:value-type="float">
            <text:p>0.01833017</text:p>
          </table:table-cell>
          <table:table-cell office:value-type="float" office:value="53.63433" calcext:value-type="float">
            <text:p>53.63433</text:p>
          </table:table-cell>
          <table:table-cell office:value-type="float" office:value="26.48892" calcext:value-type="float">
            <text:p>26.48892</text:p>
          </table:table-cell>
          <table:table-cell office:value-type="float" office:value="22.97236" calcext:value-type="float">
            <text:p>22.97236</text:p>
          </table:table-cell>
          <table:table-cell office:value-type="float" office:value="20.25696" calcext:value-type="float">
            <text:p>20.25696</text:p>
          </table:table-cell>
          <table:table-cell office:value-type="float" office:value="19.98184" calcext:value-type="float">
            <text:p>19.98184</text:p>
          </table:table-cell>
          <table:table-cell office:value-type="float" office:value="15.81535" calcext:value-type="float">
            <text:p>15.81535</text:p>
          </table:table-cell>
          <table:table-cell office:value-type="float" office:value="11.34127" calcext:value-type="float">
            <text:p>11.34127</text:p>
          </table:table-cell>
          <table:table-cell office:value-type="float" office:value="6.665444" calcext:value-type="float">
            <text:p>6.665444</text:p>
          </table:table-cell>
          <table:table-cell office:value-type="float" office:value="873.2231" calcext:value-type="float">
            <text:p>873.2231</text:p>
          </table:table-cell>
          <table:table-cell office:value-type="float" office:value="0" calcext:value-type="float">
            <text:p>0</text:p>
          </table:table-cell>
          <table:table-cell office:value-type="float" office:value="-0.0961325" calcext:value-type="float">
            <text:p>-0.09613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5.157786" calcext:value-type="float">
            <text:p>5.157786</text:p>
          </table:table-cell>
          <table:table-cell office:value-type="float" office:value="451.7084" calcext:value-type="float">
            <text:p>451.7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09009" calcext:value-type="float">
            <text:p>0.09209009</text:p>
          </table:table-cell>
          <table:table-cell office:value-type="float" office:value="14.12945" calcext:value-type="float">
            <text:p>14.12945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727056" calcext:value-type="float">
            <text:p>0.004727056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8877507" calcext:value-type="float">
            <text:p>0.8877507</text:p>
          </table:table-cell>
          <table:table-cell office:value-type="float" office:value="-0.08120216" calcext:value-type="float">
            <text:p>-0.08120216</text:p>
          </table:table-cell>
          <table:table-cell office:value-type="float" office:value="-0.02589839" calcext:value-type="float">
            <text:p>-0.02589839</text:p>
          </table:table-cell>
          <table:table-cell office:value-type="float" office:value="0.0000001750684" calcext:value-type="float">
            <text:p>1.750684E-07</text:p>
          </table:table-cell>
          <table:table-cell office:value-type="float" office:value="6.656647" calcext:value-type="float">
            <text:p>6.656647</text:p>
          </table:table-cell>
          <table:table-cell office:value-type="float" office:value="0.3678076" calcext:value-type="float">
            <text:p>0.3678076</text:p>
          </table:table-cell>
          <table:table-cell office:value-type="float" office:value="0.3111331" calcext:value-type="float">
            <text:p>0.3111331</text:p>
          </table:table-cell>
          <table:table-cell office:value-type="float" office:value="0.1954225" calcext:value-type="float">
            <text:p>0.1954225</text:p>
          </table:table-cell>
          <table:table-cell office:value-type="float" office:value="0.2654346" calcext:value-type="float">
            <text:p>0.2654346</text:p>
          </table:table-cell>
          <table:table-cell office:value-type="float" office:value="0.1237982" calcext:value-type="float">
            <text:p>0.1237982</text:p>
          </table:table-cell>
          <table:table-cell office:value-type="float" office:value="0.07523303" calcext:value-type="float">
            <text:p>0.07523303</text:p>
          </table:table-cell>
          <table:table-cell office:value-type="float" office:value="0.01773347" calcext:value-type="float">
            <text:p>0.01773347</text:p>
          </table:table-cell>
          <table:table-cell office:value-type="float" office:value="0.01831939" calcext:value-type="float">
            <text:p>0.01831939</text:p>
          </table:table-cell>
          <table:table-cell office:value-type="float" office:value="55.93287" calcext:value-type="float">
            <text:p>55.93287</text:p>
          </table:table-cell>
          <table:table-cell office:value-type="float" office:value="27.57475" calcext:value-type="float">
            <text:p>27.57475</text:p>
          </table:table-cell>
          <table:table-cell office:value-type="float" office:value="22.69744" calcext:value-type="float">
            <text:p>22.69744</text:p>
          </table:table-cell>
          <table:table-cell office:value-type="float" office:value="20.24951" calcext:value-type="float">
            <text:p>20.24951</text:p>
          </table:table-cell>
          <table:table-cell office:value-type="float" office:value="19.93594" calcext:value-type="float">
            <text:p>19.93594</text:p>
          </table:table-cell>
          <table:table-cell office:value-type="float" office:value="15.8632" calcext:value-type="float">
            <text:p>15.8632</text:p>
          </table:table-cell>
          <table:table-cell office:value-type="float" office:value="11.38216" calcext:value-type="float">
            <text:p>11.38216</text:p>
          </table:table-cell>
          <table:table-cell office:value-type="float" office:value="6.6564" calcext:value-type="float">
            <text:p>6.6564</text:p>
          </table:table-cell>
          <table:table-cell office:value-type="float" office:value="870.4463" calcext:value-type="float">
            <text:p>870.4463</text:p>
          </table:table-cell>
          <table:table-cell office:value-type="float" office:value="0" calcext:value-type="float">
            <text:p>0</text:p>
          </table:table-cell>
          <table:table-cell office:value-type="float" office:value="-0.09645727" calcext:value-type="float">
            <text:p>-0.096457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5.155453" calcext:value-type="float">
            <text:p>5.155453</text:p>
          </table:table-cell>
          <table:table-cell office:value-type="float" office:value="451.7065" calcext:value-type="float">
            <text:p>451.7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53564" calcext:value-type="float">
            <text:p>0.08253564</text:p>
          </table:table-cell>
          <table:table-cell office:value-type="float" office:value="14.13208" calcext:value-type="float">
            <text:p>14.13208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798685" calcext:value-type="float">
            <text:p>0.004798685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094" calcext:value-type="float">
            <text:p>0.9094</text:p>
          </table:table-cell>
          <table:table-cell office:value-type="float" office:value="-0.08358601" calcext:value-type="float">
            <text:p>-0.08358601</text:p>
          </table:table-cell>
          <table:table-cell office:value-type="float" office:value="-0.02615535" calcext:value-type="float">
            <text:p>-0.02615535</text:p>
          </table:table-cell>
          <table:table-cell office:value-type="float" office:value="0.0000001750684" calcext:value-type="float">
            <text:p>1.750684E-07</text:p>
          </table:table-cell>
          <table:table-cell office:value-type="float" office:value="6.65064" calcext:value-type="float">
            <text:p>6.65064</text:p>
          </table:table-cell>
          <table:table-cell office:value-type="float" office:value="0.3112583" calcext:value-type="float">
            <text:p>0.3112583</text:p>
          </table:table-cell>
          <table:table-cell office:value-type="float" office:value="0.2534665" calcext:value-type="float">
            <text:p>0.2534665</text:p>
          </table:table-cell>
          <table:table-cell office:value-type="float" office:value="0.1570915" calcext:value-type="float">
            <text:p>0.1570915</text:p>
          </table:table-cell>
          <table:table-cell office:value-type="float" office:value="0.1984616" calcext:value-type="float">
            <text:p>0.1984616</text:p>
          </table:table-cell>
          <table:table-cell office:value-type="float" office:value="0.09918035" calcext:value-type="float">
            <text:p>0.09918035</text:p>
          </table:table-cell>
          <table:table-cell office:value-type="float" office:value="0.08644171" calcext:value-type="float">
            <text:p>0.08644171</text:p>
          </table:table-cell>
          <table:table-cell office:value-type="float" office:value="0.01792577" calcext:value-type="float">
            <text:p>0.01792577</text:p>
          </table:table-cell>
          <table:table-cell office:value-type="float" office:value="0.01830881" calcext:value-type="float">
            <text:p>0.01830881</text:p>
          </table:table-cell>
          <table:table-cell office:value-type="float" office:value="57.53615" calcext:value-type="float">
            <text:p>57.53615</text:p>
          </table:table-cell>
          <table:table-cell office:value-type="float" office:value="28.67719" calcext:value-type="float">
            <text:p>28.67719</text:p>
          </table:table-cell>
          <table:table-cell office:value-type="float" office:value="22.51673" calcext:value-type="float">
            <text:p>22.51673</text:p>
          </table:table-cell>
          <table:table-cell office:value-type="float" office:value="20.16667" calcext:value-type="float">
            <text:p>20.16667</text:p>
          </table:table-cell>
          <table:table-cell office:value-type="float" office:value="20.03503" calcext:value-type="float">
            <text:p>20.03503</text:p>
          </table:table-cell>
          <table:table-cell office:value-type="float" office:value="15.93573" calcext:value-type="float">
            <text:p>15.93573</text:p>
          </table:table-cell>
          <table:table-cell office:value-type="float" office:value="11.42226" calcext:value-type="float">
            <text:p>11.42226</text:p>
          </table:table-cell>
          <table:table-cell office:value-type="float" office:value="6.647432" calcext:value-type="float">
            <text:p>6.647432</text:p>
          </table:table-cell>
          <table:table-cell office:value-type="float" office:value="864.8229" calcext:value-type="float">
            <text:p>864.8229</text:p>
          </table:table-cell>
          <table:table-cell office:value-type="float" office:value="0" calcext:value-type="float">
            <text:p>0</text:p>
          </table:table-cell>
          <table:table-cell office:value-type="float" office:value="-0.09662282" calcext:value-type="float">
            <text:p>-0.096622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5.153114" calcext:value-type="float">
            <text:p>5.153114</text:p>
          </table:table-cell>
          <table:table-cell office:value-type="float" office:value="451.705" calcext:value-type="float">
            <text:p>451.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30656" calcext:value-type="float">
            <text:p>0.07430656</text:p>
          </table:table-cell>
          <table:table-cell office:value-type="float" office:value="14.13888" calcext:value-type="float">
            <text:p>14.13888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867938" calcext:value-type="float">
            <text:p>0.004867938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246563" calcext:value-type="float">
            <text:p>0.9246563</text:p>
          </table:table-cell>
          <table:table-cell office:value-type="float" office:value="-0.0850619" calcext:value-type="float">
            <text:p>-0.0850619</text:p>
          </table:table-cell>
          <table:table-cell office:value-type="float" office:value="-0.02638439" calcext:value-type="float">
            <text:p>-0.02638439</text:p>
          </table:table-cell>
          <table:table-cell office:value-type="float" office:value="0.0000001864042" calcext:value-type="float">
            <text:p>1.864042E-07</text:p>
          </table:table-cell>
          <table:table-cell office:value-type="float" office:value="6.64581" calcext:value-type="float">
            <text:p>6.64581</text:p>
          </table:table-cell>
          <table:table-cell office:value-type="float" office:value="0.2652589" calcext:value-type="float">
            <text:p>0.2652589</text:p>
          </table:table-cell>
          <table:table-cell office:value-type="float" office:value="0.2080643" calcext:value-type="float">
            <text:p>0.2080643</text:p>
          </table:table-cell>
          <table:table-cell office:value-type="float" office:value="0.1271258" calcext:value-type="float">
            <text:p>0.1271258</text:p>
          </table:table-cell>
          <table:table-cell office:value-type="float" office:value="0.1569316" calcext:value-type="float">
            <text:p>0.1569316</text:p>
          </table:table-cell>
          <table:table-cell office:value-type="float" office:value="0.07962702" calcext:value-type="float">
            <text:p>0.07962702</text:p>
          </table:table-cell>
          <table:table-cell office:value-type="float" office:value="0.07432901" calcext:value-type="float">
            <text:p>0.07432901</text:p>
          </table:table-cell>
          <table:table-cell office:value-type="float" office:value="0.01809193" calcext:value-type="float">
            <text:p>0.01809193</text:p>
          </table:table-cell>
          <table:table-cell office:value-type="float" office:value="0.01829849" calcext:value-type="float">
            <text:p>0.01829849</text:p>
          </table:table-cell>
          <table:table-cell office:value-type="float" office:value="58.76632" calcext:value-type="float">
            <text:p>58.76632</text:p>
          </table:table-cell>
          <table:table-cell office:value-type="float" office:value="29.71009" calcext:value-type="float">
            <text:p>29.71009</text:p>
          </table:table-cell>
          <table:table-cell office:value-type="float" office:value="22.3894" calcext:value-type="float">
            <text:p>22.3894</text:p>
          </table:table-cell>
          <table:table-cell office:value-type="float" office:value="20.06085" calcext:value-type="float">
            <text:p>20.06085</text:p>
          </table:table-cell>
          <table:table-cell office:value-type="float" office:value="20.03459" calcext:value-type="float">
            <text:p>20.03459</text:p>
          </table:table-cell>
          <table:table-cell office:value-type="float" office:value="16.05037" calcext:value-type="float">
            <text:p>16.05037</text:p>
          </table:table-cell>
          <table:table-cell office:value-type="float" office:value="11.46264" calcext:value-type="float">
            <text:p>11.46264</text:p>
          </table:table-cell>
          <table:table-cell office:value-type="float" office:value="6.6386" calcext:value-type="float">
            <text:p>6.6386</text:p>
          </table:table-cell>
          <table:table-cell office:value-type="float" office:value="856.1229" calcext:value-type="float">
            <text:p>856.1229</text:p>
          </table:table-cell>
          <table:table-cell office:value-type="float" office:value="0" calcext:value-type="float">
            <text:p>0</text:p>
          </table:table-cell>
          <table:table-cell office:value-type="float" office:value="-0.09666229" calcext:value-type="float">
            <text:p>-0.096662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5.150732" calcext:value-type="float">
            <text:p>5.150732</text:p>
          </table:table-cell>
          <table:table-cell office:value-type="float" office:value="451.7036" calcext:value-type="float">
            <text:p>451.7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99872" calcext:value-type="float">
            <text:p>0.06799872</text:p>
          </table:table-cell>
          <table:table-cell office:value-type="float" office:value="14.14213" calcext:value-type="float">
            <text:p>14.14213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4939864" calcext:value-type="float">
            <text:p>0.004939864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4118" calcext:value-type="float">
            <text:p>0.94118</text:p>
          </table:table-cell>
          <table:table-cell office:value-type="float" office:value="-0.08585092" calcext:value-type="float">
            <text:p>-0.08585092</text:p>
          </table:table-cell>
          <table:table-cell office:value-type="float" office:value="-0.02660413" calcext:value-type="float">
            <text:p>-0.02660413</text:p>
          </table:table-cell>
          <table:table-cell office:value-type="float" office:value="0.0000001887358" calcext:value-type="float">
            <text:p>1.887358E-07</text:p>
          </table:table-cell>
          <table:table-cell office:value-type="float" office:value="6.640926" calcext:value-type="float">
            <text:p>6.640926</text:p>
          </table:table-cell>
          <table:table-cell office:value-type="float" office:value="0.258618" calcext:value-type="float">
            <text:p>0.258618</text:p>
          </table:table-cell>
          <table:table-cell office:value-type="float" office:value="0.1721106" calcext:value-type="float">
            <text:p>0.1721106</text:p>
          </table:table-cell>
          <table:table-cell office:value-type="float" office:value="0.1033492" calcext:value-type="float">
            <text:p>0.1033492</text:p>
          </table:table-cell>
          <table:table-cell office:value-type="float" office:value="0.1255599" calcext:value-type="float">
            <text:p>0.1255599</text:p>
          </table:table-cell>
          <table:table-cell office:value-type="float" office:value="0.06446224" calcext:value-type="float">
            <text:p>0.06446224</text:p>
          </table:table-cell>
          <table:table-cell office:value-type="float" office:value="0.06073412" calcext:value-type="float">
            <text:p>0.06073412</text:p>
          </table:table-cell>
          <table:table-cell office:value-type="float" office:value="0.01818855" calcext:value-type="float">
            <text:p>0.01818855</text:p>
          </table:table-cell>
          <table:table-cell office:value-type="float" office:value="0.01828837" calcext:value-type="float">
            <text:p>0.01828837</text:p>
          </table:table-cell>
          <table:table-cell office:value-type="float" office:value="59.14114" calcext:value-type="float">
            <text:p>59.14114</text:p>
          </table:table-cell>
          <table:table-cell office:value-type="float" office:value="30.892" calcext:value-type="float">
            <text:p>30.892</text:p>
          </table:table-cell>
          <table:table-cell office:value-type="float" office:value="22.32958" calcext:value-type="float">
            <text:p>22.32958</text:p>
          </table:table-cell>
          <table:table-cell office:value-type="float" office:value="19.96113" calcext:value-type="float">
            <text:p>19.96113</text:p>
          </table:table-cell>
          <table:table-cell office:value-type="float" office:value="20.02986" calcext:value-type="float">
            <text:p>20.02986</text:p>
          </table:table-cell>
          <table:table-cell office:value-type="float" office:value="16.16344" calcext:value-type="float">
            <text:p>16.16344</text:p>
          </table:table-cell>
          <table:table-cell office:value-type="float" office:value="11.51621" calcext:value-type="float">
            <text:p>11.51621</text:p>
          </table:table-cell>
          <table:table-cell office:value-type="float" office:value="6.629867" calcext:value-type="float">
            <text:p>6.629867</text:p>
          </table:table-cell>
          <table:table-cell office:value-type="float" office:value="844.1075" calcext:value-type="float">
            <text:p>844.1075</text:p>
          </table:table-cell>
          <table:table-cell office:value-type="float" office:value="0" calcext:value-type="float">
            <text:p>0</text:p>
          </table:table-cell>
          <table:table-cell office:value-type="float" office:value="-0.0966952" calcext:value-type="float">
            <text:p>-0.09669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5.14826" calcext:value-type="float">
            <text:p>5.14826</text:p>
          </table:table-cell>
          <table:table-cell office:value-type="float" office:value="451.702" calcext:value-type="float">
            <text:p>451.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35679" calcext:value-type="float">
            <text:p>0.06435679</text:p>
          </table:table-cell>
          <table:table-cell office:value-type="float" office:value="14.14582" calcext:value-type="float">
            <text:p>14.14582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5009993" calcext:value-type="float">
            <text:p>0.005009993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524198" calcext:value-type="float">
            <text:p>0.9524198</text:p>
          </table:table-cell>
          <table:table-cell office:value-type="float" office:value="-0.08667447" calcext:value-type="float">
            <text:p>-0.08667447</text:p>
          </table:table-cell>
          <table:table-cell office:value-type="float" office:value="-0.0268276" calcext:value-type="float">
            <text:p>-0.0268276</text:p>
          </table:table-cell>
          <table:table-cell office:value-type="float" office:value="0.0000001904231" calcext:value-type="float">
            <text:p>1.904231E-07</text:p>
          </table:table-cell>
          <table:table-cell office:value-type="float" office:value="6.635736" calcext:value-type="float">
            <text:p>6.635736</text:p>
          </table:table-cell>
          <table:table-cell office:value-type="float" office:value="0.3601588" calcext:value-type="float">
            <text:p>0.3601588</text:p>
          </table:table-cell>
          <table:table-cell office:value-type="float" office:value="0.1437936" calcext:value-type="float">
            <text:p>0.1437936</text:p>
          </table:table-cell>
          <table:table-cell office:value-type="float" office:value="0.08457294" calcext:value-type="float">
            <text:p>0.08457294</text:p>
          </table:table-cell>
          <table:table-cell office:value-type="float" office:value="0.1010814" calcext:value-type="float">
            <text:p>0.1010814</text:p>
          </table:table-cell>
          <table:table-cell office:value-type="float" office:value="0.05267499" calcext:value-type="float">
            <text:p>0.05267499</text:p>
          </table:table-cell>
          <table:table-cell office:value-type="float" office:value="0.05024472" calcext:value-type="float">
            <text:p>0.05024472</text:p>
          </table:table-cell>
          <table:table-cell office:value-type="float" office:value="0.018193" calcext:value-type="float">
            <text:p>0.018193</text:p>
          </table:table-cell>
          <table:table-cell office:value-type="float" office:value="0.01827875" calcext:value-type="float">
            <text:p>0.01827875</text:p>
          </table:table-cell>
          <table:table-cell office:value-type="float" office:value="57.83472" calcext:value-type="float">
            <text:p>57.83472</text:p>
          </table:table-cell>
          <table:table-cell office:value-type="float" office:value="32.64545" calcext:value-type="float">
            <text:p>32.64545</text:p>
          </table:table-cell>
          <table:table-cell office:value-type="float" office:value="22.37589" calcext:value-type="float">
            <text:p>22.37589</text:p>
          </table:table-cell>
          <table:table-cell office:value-type="float" office:value="19.88889" calcext:value-type="float">
            <text:p>19.88889</text:p>
          </table:table-cell>
          <table:table-cell office:value-type="float" office:value="19.99661" calcext:value-type="float">
            <text:p>19.99661</text:p>
          </table:table-cell>
          <table:table-cell office:value-type="float" office:value="16.17127" calcext:value-type="float">
            <text:p>16.17127</text:p>
          </table:table-cell>
          <table:table-cell office:value-type="float" office:value="11.55992" calcext:value-type="float">
            <text:p>11.55992</text:p>
          </table:table-cell>
          <table:table-cell office:value-type="float" office:value="6.621949" calcext:value-type="float">
            <text:p>6.621949</text:p>
          </table:table-cell>
          <table:table-cell office:value-type="float" office:value="831.2816" calcext:value-type="float">
            <text:p>831.2816</text:p>
          </table:table-cell>
          <table:table-cell office:value-type="float" office:value="0" calcext:value-type="float">
            <text:p>0</text:p>
          </table:table-cell>
          <table:table-cell office:value-type="float" office:value="-0.09733816" calcext:value-type="float">
            <text:p>-0.097338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5.145762" calcext:value-type="float">
            <text:p>5.145762</text:p>
          </table:table-cell>
          <table:table-cell office:value-type="float" office:value="451.7003" calcext:value-type="float">
            <text:p>451.7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96921" calcext:value-type="float">
            <text:p>0.06196921</text:p>
          </table:table-cell>
          <table:table-cell office:value-type="float" office:value="14.15049" calcext:value-type="float">
            <text:p>14.15049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5071722" calcext:value-type="float">
            <text:p>0.005071722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602953" calcext:value-type="float">
            <text:p>0.9602953</text:p>
          </table:table-cell>
          <table:table-cell office:value-type="float" office:value="-0.08767936" calcext:value-type="float">
            <text:p>-0.08767936</text:p>
          </table:table-cell>
          <table:table-cell office:value-type="float" office:value="-0.02704909" calcext:value-type="float">
            <text:p>-0.02704909</text:p>
          </table:table-cell>
          <table:table-cell office:value-type="float" office:value="0.0000001917152" calcext:value-type="float">
            <text:p>1.917152E-07</text:p>
          </table:table-cell>
          <table:table-cell office:value-type="float" office:value="6.630401" calcext:value-type="float">
            <text:p>6.630401</text:p>
          </table:table-cell>
          <table:table-cell office:value-type="float" office:value="0.4806814" calcext:value-type="float">
            <text:p>0.4806814</text:p>
          </table:table-cell>
          <table:table-cell office:value-type="float" office:value="0.1198758" calcext:value-type="float">
            <text:p>0.1198758</text:p>
          </table:table-cell>
          <table:table-cell office:value-type="float" office:value="0.06962575" calcext:value-type="float">
            <text:p>0.06962575</text:p>
          </table:table-cell>
          <table:table-cell office:value-type="float" office:value="0.08181784" calcext:value-type="float">
            <text:p>0.08181784</text:p>
          </table:table-cell>
          <table:table-cell office:value-type="float" office:value="0.04353231" calcext:value-type="float">
            <text:p>0.04353231</text:p>
          </table:table-cell>
          <table:table-cell office:value-type="float" office:value="0.0422826" calcext:value-type="float">
            <text:p>0.0422826</text:p>
          </table:table-cell>
          <table:table-cell office:value-type="float" office:value="0.01819693" calcext:value-type="float">
            <text:p>0.01819693</text:p>
          </table:table-cell>
          <table:table-cell office:value-type="float" office:value="0.01826868" calcext:value-type="float">
            <text:p>0.01826868</text:p>
          </table:table-cell>
          <table:table-cell office:value-type="float" office:value="56.45662" calcext:value-type="float">
            <text:p>56.45662</text:p>
          </table:table-cell>
          <table:table-cell office:value-type="float" office:value="34.06422" calcext:value-type="float">
            <text:p>34.06422</text:p>
          </table:table-cell>
          <table:table-cell office:value-type="float" office:value="22.47038" calcext:value-type="float">
            <text:p>22.47038</text:p>
          </table:table-cell>
          <table:table-cell office:value-type="float" office:value="19.86249" calcext:value-type="float">
            <text:p>19.86249</text:p>
          </table:table-cell>
          <table:table-cell office:value-type="float" office:value="19.94028" calcext:value-type="float">
            <text:p>19.94028</text:p>
          </table:table-cell>
          <table:table-cell office:value-type="float" office:value="16.17641" calcext:value-type="float">
            <text:p>16.17641</text:p>
          </table:table-cell>
          <table:table-cell office:value-type="float" office:value="11.61006" calcext:value-type="float">
            <text:p>11.61006</text:p>
          </table:table-cell>
          <table:table-cell office:value-type="float" office:value="6.616565" calcext:value-type="float">
            <text:p>6.616565</text:p>
          </table:table-cell>
          <table:table-cell office:value-type="float" office:value="819.0804" calcext:value-type="float">
            <text:p>819.0804</text:p>
          </table:table-cell>
          <table:table-cell office:value-type="float" office:value="0" calcext:value-type="float">
            <text:p>0</text:p>
          </table:table-cell>
          <table:table-cell office:value-type="float" office:value="-0.09843494" calcext:value-type="float">
            <text:p>-0.098434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5.143272" calcext:value-type="float">
            <text:p>5.143272</text:p>
          </table:table-cell>
          <table:table-cell office:value-type="float" office:value="451.6985" calcext:value-type="float">
            <text:p>451.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33578" calcext:value-type="float">
            <text:p>0.05933578</text:p>
          </table:table-cell>
          <table:table-cell office:value-type="float" office:value="14.1696" calcext:value-type="float">
            <text:p>14.1696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509555" calcext:value-type="float">
            <text:p>0.00509555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53959" calcext:value-type="float">
            <text:p>0.953959</text:p>
          </table:table-cell>
          <table:table-cell office:value-type="float" office:value="-0.08987962" calcext:value-type="float">
            <text:p>-0.08987962</text:p>
          </table:table-cell>
          <table:table-cell office:value-type="float" office:value="-0.02731972" calcext:value-type="float">
            <text:p>-0.02731972</text:p>
          </table:table-cell>
          <table:table-cell office:value-type="float" office:value="0.0000001944557" calcext:value-type="float">
            <text:p>1.944557E-07</text:p>
          </table:table-cell>
          <table:table-cell office:value-type="float" office:value="6.625126" calcext:value-type="float">
            <text:p>6.625126</text:p>
          </table:table-cell>
          <table:table-cell office:value-type="float" office:value="0.5225344" calcext:value-type="float">
            <text:p>0.5225344</text:p>
          </table:table-cell>
          <table:table-cell office:value-type="float" office:value="0.09969069" calcext:value-type="float">
            <text:p>0.09969069</text:p>
          </table:table-cell>
          <table:table-cell office:value-type="float" office:value="0.05736595" calcext:value-type="float">
            <text:p>0.05736595</text:p>
          </table:table-cell>
          <table:table-cell office:value-type="float" office:value="0.06648125" calcext:value-type="float">
            <text:p>0.06648125</text:p>
          </table:table-cell>
          <table:table-cell office:value-type="float" office:value="0.03648817" calcext:value-type="float">
            <text:p>0.03648817</text:p>
          </table:table-cell>
          <table:table-cell office:value-type="float" office:value="0.03590167" calcext:value-type="float">
            <text:p>0.03590167</text:p>
          </table:table-cell>
          <table:table-cell office:value-type="float" office:value="0.01819281" calcext:value-type="float">
            <text:p>0.01819281</text:p>
          </table:table-cell>
          <table:table-cell office:value-type="float" office:value="0.01826861" calcext:value-type="float">
            <text:p>0.01826861</text:p>
          </table:table-cell>
          <table:table-cell office:value-type="float" office:value="55.43026" calcext:value-type="float">
            <text:p>55.43026</text:p>
          </table:table-cell>
          <table:table-cell office:value-type="float" office:value="35.12678" calcext:value-type="float">
            <text:p>35.12678</text:p>
          </table:table-cell>
          <table:table-cell office:value-type="float" office:value="22.58458" calcext:value-type="float">
            <text:p>22.58458</text:p>
          </table:table-cell>
          <table:table-cell office:value-type="float" office:value="19.86484" calcext:value-type="float">
            <text:p>19.86484</text:p>
          </table:table-cell>
          <table:table-cell office:value-type="float" office:value="19.8771" calcext:value-type="float">
            <text:p>19.8771</text:p>
          </table:table-cell>
          <table:table-cell office:value-type="float" office:value="16.17782" calcext:value-type="float">
            <text:p>16.17782</text:p>
          </table:table-cell>
          <table:table-cell office:value-type="float" office:value="11.65981" calcext:value-type="float">
            <text:p>11.65981</text:p>
          </table:table-cell>
          <table:table-cell office:value-type="float" office:value="6.622829" calcext:value-type="float">
            <text:p>6.622829</text:p>
          </table:table-cell>
          <table:table-cell office:value-type="float" office:value="805.1665" calcext:value-type="float">
            <text:p>805.1665</text:p>
          </table:table-cell>
          <table:table-cell office:value-type="float" office:value="0" calcext:value-type="float">
            <text:p>0</text:p>
          </table:table-cell>
          <table:table-cell office:value-type="float" office:value="-0.09951178" calcext:value-type="float">
            <text:p>-0.09951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5.140796" calcext:value-type="float">
            <text:p>5.140796</text:p>
          </table:table-cell>
          <table:table-cell office:value-type="float" office:value="451.6968" calcext:value-type="float">
            <text:p>451.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08946" calcext:value-type="float">
            <text:p>0.05708946</text:p>
          </table:table-cell>
          <table:table-cell office:value-type="float" office:value="14.18916" calcext:value-type="float">
            <text:p>14.18916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5122885" calcext:value-type="float">
            <text:p>0.005122885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471175" calcext:value-type="float">
            <text:p>0.9471175</text:p>
          </table:table-cell>
          <table:table-cell office:value-type="float" office:value="-0.09372112" calcext:value-type="float">
            <text:p>-0.09372112</text:p>
          </table:table-cell>
          <table:table-cell office:value-type="float" office:value="-0.02766475" calcext:value-type="float">
            <text:p>-0.02766475</text:p>
          </table:table-cell>
          <table:table-cell office:value-type="float" office:value="0.0000001944565" calcext:value-type="float">
            <text:p>1.944565E-07</text:p>
          </table:table-cell>
          <table:table-cell office:value-type="float" office:value="6.619936" calcext:value-type="float">
            <text:p>6.619936</text:p>
          </table:table-cell>
          <table:table-cell office:value-type="float" office:value="0.5485779" calcext:value-type="float">
            <text:p>0.5485779</text:p>
          </table:table-cell>
          <table:table-cell office:value-type="float" office:value="0.08332219" calcext:value-type="float">
            <text:p>0.08332219</text:p>
          </table:table-cell>
          <table:table-cell office:value-type="float" office:value="0.04772186" calcext:value-type="float">
            <text:p>0.04772186</text:p>
          </table:table-cell>
          <table:table-cell office:value-type="float" office:value="0.05424133" calcext:value-type="float">
            <text:p>0.05424133</text:p>
          </table:table-cell>
          <table:table-cell office:value-type="float" office:value="0.0310897" calcext:value-type="float">
            <text:p>0.0310897</text:p>
          </table:table-cell>
          <table:table-cell office:value-type="float" office:value="0.03090419" calcext:value-type="float">
            <text:p>0.03090419</text:p>
          </table:table-cell>
          <table:table-cell office:value-type="float" office:value="0.01816496" calcext:value-type="float">
            <text:p>0.01816496</text:p>
          </table:table-cell>
          <table:table-cell office:value-type="float" office:value="0.01826813" calcext:value-type="float">
            <text:p>0.01826813</text:p>
          </table:table-cell>
          <table:table-cell office:value-type="float" office:value="54.70575" calcext:value-type="float">
            <text:p>54.70575</text:p>
          </table:table-cell>
          <table:table-cell office:value-type="float" office:value="35.90456" calcext:value-type="float">
            <text:p>35.90456</text:p>
          </table:table-cell>
          <table:table-cell office:value-type="float" office:value="22.71624" calcext:value-type="float">
            <text:p>22.71624</text:p>
          </table:table-cell>
          <table:table-cell office:value-type="float" office:value="19.87521" calcext:value-type="float">
            <text:p>19.87521</text:p>
          </table:table-cell>
          <table:table-cell office:value-type="float" office:value="19.82413" calcext:value-type="float">
            <text:p>19.82413</text:p>
          </table:table-cell>
          <table:table-cell office:value-type="float" office:value="16.17162" calcext:value-type="float">
            <text:p>16.17162</text:p>
          </table:table-cell>
          <table:table-cell office:value-type="float" office:value="11.67686" calcext:value-type="float">
            <text:p>11.67686</text:p>
          </table:table-cell>
          <table:table-cell office:value-type="float" office:value="6.62663" calcext:value-type="float">
            <text:p>6.62663</text:p>
          </table:table-cell>
          <table:table-cell office:value-type="float" office:value="787.2678" calcext:value-type="float">
            <text:p>787.2678</text:p>
          </table:table-cell>
          <table:table-cell office:value-type="float" office:value="0" calcext:value-type="float">
            <text:p>0</text:p>
          </table:table-cell>
          <table:table-cell office:value-type="float" office:value="-0.1005495" calcext:value-type="float">
            <text:p>-0.10054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5.13833" calcext:value-type="float">
            <text:p>5.13833</text:p>
          </table:table-cell>
          <table:table-cell office:value-type="float" office:value="451.695" calcext:value-type="float">
            <text:p>451.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63329" calcext:value-type="float">
            <text:p>0.05563329</text:p>
          </table:table-cell>
          <table:table-cell office:value-type="float" office:value="14.19128" calcext:value-type="float">
            <text:p>14.19128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5196189" calcext:value-type="float">
            <text:p>0.005196189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569914" calcext:value-type="float">
            <text:p>0.9569914</text:p>
          </table:table-cell>
          <table:table-cell office:value-type="float" office:value="-0.09614683" calcext:value-type="float">
            <text:p>-0.09614683</text:p>
          </table:table-cell>
          <table:table-cell office:value-type="float" office:value="-0.02795977" calcext:value-type="float">
            <text:p>-0.02795977</text:p>
          </table:table-cell>
          <table:table-cell office:value-type="float" office:value="0.0000001944565" calcext:value-type="float">
            <text:p>1.944565E-07</text:p>
          </table:table-cell>
          <table:table-cell office:value-type="float" office:value="6.614797" calcext:value-type="float">
            <text:p>6.614797</text:p>
          </table:table-cell>
          <table:table-cell office:value-type="float" office:value="0.6041965" calcext:value-type="float">
            <text:p>0.6041965</text:p>
          </table:table-cell>
          <table:table-cell office:value-type="float" office:value="0.07024098" calcext:value-type="float">
            <text:p>0.07024098</text:p>
          </table:table-cell>
          <table:table-cell office:value-type="float" office:value="0.04005059" calcext:value-type="float">
            <text:p>0.04005059</text:p>
          </table:table-cell>
          <table:table-cell office:value-type="float" office:value="0.04447929" calcext:value-type="float">
            <text:p>0.04447929</text:p>
          </table:table-cell>
          <table:table-cell office:value-type="float" office:value="0.02696908" calcext:value-type="float">
            <text:p>0.02696908</text:p>
          </table:table-cell>
          <table:table-cell office:value-type="float" office:value="0.02704222" calcext:value-type="float">
            <text:p>0.02704222</text:p>
          </table:table-cell>
          <table:table-cell office:value-type="float" office:value="0.0181357" calcext:value-type="float">
            <text:p>0.0181357</text:p>
          </table:table-cell>
          <table:table-cell office:value-type="float" office:value="0.01825008" calcext:value-type="float">
            <text:p>0.01825008</text:p>
          </table:table-cell>
          <table:table-cell office:value-type="float" office:value="54.11322" calcext:value-type="float">
            <text:p>54.11322</text:p>
          </table:table-cell>
          <table:table-cell office:value-type="float" office:value="36.50544" calcext:value-type="float">
            <text:p>36.50544</text:p>
          </table:table-cell>
          <table:table-cell office:value-type="float" office:value="22.85826" calcext:value-type="float">
            <text:p>22.85826</text:p>
          </table:table-cell>
          <table:table-cell office:value-type="float" office:value="19.89334" calcext:value-type="float">
            <text:p>19.89334</text:p>
          </table:table-cell>
          <table:table-cell office:value-type="float" office:value="19.78014" calcext:value-type="float">
            <text:p>19.78014</text:p>
          </table:table-cell>
          <table:table-cell office:value-type="float" office:value="16.1595" calcext:value-type="float">
            <text:p>16.1595</text:p>
          </table:table-cell>
          <table:table-cell office:value-type="float" office:value="11.6781" calcext:value-type="float">
            <text:p>11.6781</text:p>
          </table:table-cell>
          <table:table-cell office:value-type="float" office:value="6.610182" calcext:value-type="float">
            <text:p>6.610182</text:p>
          </table:table-cell>
          <table:table-cell office:value-type="float" office:value="767.0352" calcext:value-type="float">
            <text:p>767.0352</text:p>
          </table:table-cell>
          <table:table-cell office:value-type="float" office:value="0" calcext:value-type="float">
            <text:p>0</text:p>
          </table:table-cell>
          <table:table-cell office:value-type="float" office:value="-0.1016785" calcext:value-type="float">
            <text:p>-0.10167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5.135871" calcext:value-type="float">
            <text:p>5.135871</text:p>
          </table:table-cell>
          <table:table-cell office:value-type="float" office:value="451.6931" calcext:value-type="float">
            <text:p>451.6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4331" calcext:value-type="float">
            <text:p>0.05454331</text:p>
          </table:table-cell>
          <table:table-cell office:value-type="float" office:value="14.19333" calcext:value-type="float">
            <text:p>14.19333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5268233" calcext:value-type="float">
            <text:p>0.005268233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659418" calcext:value-type="float">
            <text:p>0.9659418</text:p>
          </table:table-cell>
          <table:table-cell office:value-type="float" office:value="-0.09832971" calcext:value-type="float">
            <text:p>-0.09832971</text:p>
          </table:table-cell>
          <table:table-cell office:value-type="float" office:value="-0.02822338" calcext:value-type="float">
            <text:p>-0.02822338</text:p>
          </table:table-cell>
          <table:table-cell office:value-type="float" office:value="0.0000001944565" calcext:value-type="float">
            <text:p>1.944565E-07</text:p>
          </table:table-cell>
          <table:table-cell office:value-type="float" office:value="6.609589" calcext:value-type="float">
            <text:p>6.609589</text:p>
          </table:table-cell>
          <table:table-cell office:value-type="float" office:value="0.6624122" calcext:value-type="float">
            <text:p>0.6624122</text:p>
          </table:table-cell>
          <table:table-cell office:value-type="float" office:value="0.05922807" calcext:value-type="float">
            <text:p>0.05922807</text:p>
          </table:table-cell>
          <table:table-cell office:value-type="float" office:value="0.03355692" calcext:value-type="float">
            <text:p>0.03355692</text:p>
          </table:table-cell>
          <table:table-cell office:value-type="float" office:value="0.03664574" calcext:value-type="float">
            <text:p>0.03664574</text:p>
          </table:table-cell>
          <table:table-cell office:value-type="float" office:value="0.02382602" calcext:value-type="float">
            <text:p>0.02382602</text:p>
          </table:table-cell>
          <table:table-cell office:value-type="float" office:value="0.0240591" calcext:value-type="float">
            <text:p>0.0240591</text:p>
          </table:table-cell>
          <table:table-cell office:value-type="float" office:value="0.01810513" calcext:value-type="float">
            <text:p>0.01810513</text:p>
          </table:table-cell>
          <table:table-cell office:value-type="float" office:value="0.01823197" calcext:value-type="float">
            <text:p>0.01823197</text:p>
          </table:table-cell>
          <table:table-cell office:value-type="float" office:value="53.44317" calcext:value-type="float">
            <text:p>53.44317</text:p>
          </table:table-cell>
          <table:table-cell office:value-type="float" office:value="37.14509" calcext:value-type="float">
            <text:p>37.14509</text:p>
          </table:table-cell>
          <table:table-cell office:value-type="float" office:value="22.99337" calcext:value-type="float">
            <text:p>22.99337</text:p>
          </table:table-cell>
          <table:table-cell office:value-type="float" office:value="19.91869" calcext:value-type="float">
            <text:p>19.91869</text:p>
          </table:table-cell>
          <table:table-cell office:value-type="float" office:value="19.74381" calcext:value-type="float">
            <text:p>19.74381</text:p>
          </table:table-cell>
          <table:table-cell office:value-type="float" office:value="16.14202" calcext:value-type="float">
            <text:p>16.14202</text:p>
          </table:table-cell>
          <table:table-cell office:value-type="float" office:value="11.6785" calcext:value-type="float">
            <text:p>11.6785</text:p>
          </table:table-cell>
          <table:table-cell office:value-type="float" office:value="6.594559" calcext:value-type="float">
            <text:p>6.594559</text:p>
          </table:table-cell>
          <table:table-cell office:value-type="float" office:value="749.66" calcext:value-type="float">
            <text:p>749.66</text:p>
          </table:table-cell>
          <table:table-cell office:value-type="float" office:value="0" calcext:value-type="float">
            <text:p>0</text:p>
          </table:table-cell>
          <table:table-cell office:value-type="float" office:value="-0.1029001" calcext:value-type="float">
            <text:p>-0.1029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5.13341" calcext:value-type="float">
            <text:p>5.13341</text:p>
          </table:table-cell>
          <table:table-cell office:value-type="float" office:value="451.6912" calcext:value-type="float">
            <text:p>451.6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47677" calcext:value-type="float">
            <text:p>0.05347677</text:p>
          </table:table-cell>
          <table:table-cell office:value-type="float" office:value="14.19542" calcext:value-type="float">
            <text:p>14.19542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5339186" calcext:value-type="float">
            <text:p>0.005339186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740731" calcext:value-type="float">
            <text:p>0.9740731</text:p>
          </table:table-cell>
          <table:table-cell office:value-type="float" office:value="-0.1006142" calcext:value-type="float">
            <text:p>-0.1006142</text:p>
          </table:table-cell>
          <table:table-cell office:value-type="float" office:value="-0.02845743" calcext:value-type="float">
            <text:p>-0.02845743</text:p>
          </table:table-cell>
          <table:table-cell office:value-type="float" office:value="0.0000001944565" calcext:value-type="float">
            <text:p>1.944565E-07</text:p>
          </table:table-cell>
          <table:table-cell office:value-type="float" office:value="6.604214" calcext:value-type="float">
            <text:p>6.604214</text:p>
          </table:table-cell>
          <table:table-cell office:value-type="float" office:value="0.6941361" calcext:value-type="float">
            <text:p>0.6941361</text:p>
          </table:table-cell>
          <table:table-cell office:value-type="float" office:value="0.04992882" calcext:value-type="float">
            <text:p>0.04992882</text:p>
          </table:table-cell>
          <table:table-cell office:value-type="float" office:value="0.02824452" calcext:value-type="float">
            <text:p>0.02824452</text:p>
          </table:table-cell>
          <table:table-cell office:value-type="float" office:value="0.0303438" calcext:value-type="float">
            <text:p>0.0303438</text:p>
          </table:table-cell>
          <table:table-cell office:value-type="float" office:value="0.02143057" calcext:value-type="float">
            <text:p>0.02143057</text:p>
          </table:table-cell>
          <table:table-cell office:value-type="float" office:value="0.02175652" calcext:value-type="float">
            <text:p>0.02175652</text:p>
          </table:table-cell>
          <table:table-cell office:value-type="float" office:value="0.01807415" calcext:value-type="float">
            <text:p>0.01807415</text:p>
          </table:table-cell>
          <table:table-cell office:value-type="float" office:value="0.0182137" calcext:value-type="float">
            <text:p>0.0182137</text:p>
          </table:table-cell>
          <table:table-cell office:value-type="float" office:value="52.72909" calcext:value-type="float">
            <text:p>52.72909</text:p>
          </table:table-cell>
          <table:table-cell office:value-type="float" office:value="37.83915" calcext:value-type="float">
            <text:p>37.83915</text:p>
          </table:table-cell>
          <table:table-cell office:value-type="float" office:value="23.10751" calcext:value-type="float">
            <text:p>23.10751</text:p>
          </table:table-cell>
          <table:table-cell office:value-type="float" office:value="19.94303" calcext:value-type="float">
            <text:p>19.94303</text:p>
          </table:table-cell>
          <table:table-cell office:value-type="float" office:value="19.71421" calcext:value-type="float">
            <text:p>19.71421</text:p>
          </table:table-cell>
          <table:table-cell office:value-type="float" office:value="16.12171" calcext:value-type="float">
            <text:p>16.12171</text:p>
          </table:table-cell>
          <table:table-cell office:value-type="float" office:value="11.67808" calcext:value-type="float">
            <text:p>11.67808</text:p>
          </table:table-cell>
          <table:table-cell office:value-type="float" office:value="6.579649" calcext:value-type="float">
            <text:p>6.579649</text:p>
          </table:table-cell>
          <table:table-cell office:value-type="float" office:value="737.5919" calcext:value-type="float">
            <text:p>737.5919</text:p>
          </table:table-cell>
          <table:table-cell office:value-type="float" office:value="0" calcext:value-type="float">
            <text:p>0</text:p>
          </table:table-cell>
          <table:table-cell office:value-type="float" office:value="-0.1041162" calcext:value-type="float">
            <text:p>-0.10411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5.130969" calcext:value-type="float">
            <text:p>5.130969</text:p>
          </table:table-cell>
          <table:table-cell office:value-type="float" office:value="451.6893" calcext:value-type="float">
            <text:p>451.6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562" calcext:value-type="float">
            <text:p>0.0528562</text:p>
          </table:table-cell>
          <table:table-cell office:value-type="float" office:value="14.19615" calcext:value-type="float">
            <text:p>14.19615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5410082" calcext:value-type="float">
            <text:p>0.005410082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0.9830444" calcext:value-type="float">
            <text:p>0.9830444</text:p>
          </table:table-cell>
          <table:table-cell office:value-type="float" office:value="-0.1030651" calcext:value-type="float">
            <text:p>-0.1030651</text:p>
          </table:table-cell>
          <table:table-cell office:value-type="float" office:value="-0.02870071" calcext:value-type="float">
            <text:p>-0.02870071</text:p>
          </table:table-cell>
          <table:table-cell office:value-type="float" office:value="0.0000001968349" calcext:value-type="float">
            <text:p>1.968349E-07</text:p>
          </table:table-cell>
          <table:table-cell office:value-type="float" office:value="6.599008" calcext:value-type="float">
            <text:p>6.599008</text:p>
          </table:table-cell>
          <table:table-cell office:value-type="float" office:value="0.7380862" calcext:value-type="float">
            <text:p>0.7380862</text:p>
          </table:table-cell>
          <table:table-cell office:value-type="float" office:value="0.04275515" calcext:value-type="float">
            <text:p>0.04275515</text:p>
          </table:table-cell>
          <table:table-cell office:value-type="float" office:value="0.02400099" calcext:value-type="float">
            <text:p>0.02400099</text:p>
          </table:table-cell>
          <table:table-cell office:value-type="float" office:value="0.02527664" calcext:value-type="float">
            <text:p>0.02527664</text:p>
          </table:table-cell>
          <table:table-cell office:value-type="float" office:value="0.01960304" calcext:value-type="float">
            <text:p>0.01960304</text:p>
          </table:table-cell>
          <table:table-cell office:value-type="float" office:value="0.01997943" calcext:value-type="float">
            <text:p>0.01997943</text:p>
          </table:table-cell>
          <table:table-cell office:value-type="float" office:value="0.01787874" calcext:value-type="float">
            <text:p>0.01787874</text:p>
          </table:table-cell>
          <table:table-cell office:value-type="float" office:value="0.01819492" calcext:value-type="float">
            <text:p>0.01819492</text:p>
          </table:table-cell>
          <table:table-cell office:value-type="float" office:value="52.20058" calcext:value-type="float">
            <text:p>52.20058</text:p>
          </table:table-cell>
          <table:table-cell office:value-type="float" office:value="38.28903" calcext:value-type="float">
            <text:p>38.28903</text:p>
          </table:table-cell>
          <table:table-cell office:value-type="float" office:value="23.22585" calcext:value-type="float">
            <text:p>23.22585</text:p>
          </table:table-cell>
          <table:table-cell office:value-type="float" office:value="19.96642" calcext:value-type="float">
            <text:p>19.96642</text:p>
          </table:table-cell>
          <table:table-cell office:value-type="float" office:value="19.68399" calcext:value-type="float">
            <text:p>19.68399</text:p>
          </table:table-cell>
          <table:table-cell office:value-type="float" office:value="16.0985" calcext:value-type="float">
            <text:p>16.0985</text:p>
          </table:table-cell>
          <table:table-cell office:value-type="float" office:value="11.3591" calcext:value-type="float">
            <text:p>11.3591</text:p>
          </table:table-cell>
          <table:table-cell office:value-type="float" office:value="6.565722" calcext:value-type="float">
            <text:p>6.565722</text:p>
          </table:table-cell>
          <table:table-cell office:value-type="float" office:value="720.379" calcext:value-type="float">
            <text:p>720.379</text:p>
          </table:table-cell>
          <table:table-cell office:value-type="float" office:value="0" calcext:value-type="float">
            <text:p>0</text:p>
          </table:table-cell>
          <table:table-cell office:value-type="float" office:value="-0.1053949" calcext:value-type="float">
            <text:p>-0.10539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5.129016" calcext:value-type="float">
            <text:p>5.129016</text:p>
          </table:table-cell>
          <table:table-cell office:value-type="float" office:value="451.6874" calcext:value-type="float">
            <text:p>451.6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8467" calcext:value-type="float">
            <text:p>0.05268467</text:p>
          </table:table-cell>
          <table:table-cell office:value-type="float" office:value="14.18076" calcext:value-type="float">
            <text:p>14.18076</text:p>
          </table:table-cell>
          <table:table-cell office:value-type="float" office:value="0.008828534" calcext:value-type="float">
            <text:p>0.008828534</text:p>
          </table:table-cell>
          <table:table-cell office:value-type="float" office:value="0.005483838" calcext:value-type="float">
            <text:p>0.005483838</text:p>
          </table:table-cell>
          <table:table-cell office:value-type="float" office:value="0.04395678" calcext:value-type="float">
            <text:p>0.04395678</text:p>
          </table:table-cell>
          <table:table-cell office:value-type="float" office:value="1.007659" calcext:value-type="float">
            <text:p>1.007659</text:p>
          </table:table-cell>
          <table:table-cell office:value-type="float" office:value="-0.1064809" calcext:value-type="float">
            <text:p>-0.1064809</text:p>
          </table:table-cell>
          <table:table-cell office:value-type="float" office:value="-0.02902788" calcext:value-type="float">
            <text:p>-0.02902788</text:p>
          </table:table-cell>
          <table:table-cell office:value-type="float" office:value="0.0000001992828" calcext:value-type="float">
            <text:p>1.992828E-07</text:p>
          </table:table-cell>
          <table:table-cell office:value-type="float" office:value="6.594872" calcext:value-type="float">
            <text:p>6.594872</text:p>
          </table:table-cell>
          <table:table-cell office:value-type="float" office:value="0.7285268" calcext:value-type="float">
            <text:p>0.7285268</text:p>
          </table:table-cell>
          <table:table-cell office:value-type="float" office:value="0.03882492" calcext:value-type="float">
            <text:p>0.03882492</text:p>
          </table:table-cell>
          <table:table-cell office:value-type="float" office:value="0.02592056" calcext:value-type="float">
            <text:p>0.02592056</text:p>
          </table:table-cell>
          <table:table-cell office:value-type="float" office:value="0.02464481" calcext:value-type="float">
            <text:p>0.02464481</text:p>
          </table:table-cell>
          <table:table-cell office:value-type="float" office:value="0.02005909" calcext:value-type="float">
            <text:p>0.02005909</text:p>
          </table:table-cell>
          <table:table-cell office:value-type="float" office:value="0.01881955" calcext:value-type="float">
            <text:p>0.01881955</text:p>
          </table:table-cell>
          <table:table-cell office:value-type="float" office:value="0.01781332" calcext:value-type="float">
            <text:p>0.01781332</text:p>
          </table:table-cell>
          <table:table-cell office:value-type="float" office:value="0.01817876" calcext:value-type="float">
            <text:p>0.01817876</text:p>
          </table:table-cell>
          <table:table-cell office:value-type="float" office:value="37.05236" calcext:value-type="float">
            <text:p>37.05236</text:p>
          </table:table-cell>
          <table:table-cell office:value-type="float" office:value="37.46295" calcext:value-type="float">
            <text:p>37.46295</text:p>
          </table:table-cell>
          <table:table-cell office:value-type="float" office:value="23.37247" calcext:value-type="float">
            <text:p>23.37247</text:p>
          </table:table-cell>
          <table:table-cell office:value-type="float" office:value="19.93737" calcext:value-type="float">
            <text:p>19.93737</text:p>
          </table:table-cell>
          <table:table-cell office:value-type="float" office:value="19.17801" calcext:value-type="float">
            <text:p>19.17801</text:p>
          </table:table-cell>
          <table:table-cell office:value-type="float" office:value="15.50558" calcext:value-type="float">
            <text:p>15.50558</text:p>
          </table:table-cell>
          <table:table-cell office:value-type="float" office:value="11.25898" calcext:value-type="float">
            <text:p>11.25898</text:p>
          </table:table-cell>
          <table:table-cell office:value-type="float" office:value="6.5549" calcext:value-type="float">
            <text:p>6.5549</text:p>
          </table:table-cell>
          <table:table-cell office:value-type="float" office:value="695.8572" calcext:value-type="float">
            <text:p>695.8572</text:p>
          </table:table-cell>
          <table:table-cell office:value-type="float" office:value="0" calcext:value-type="float">
            <text:p>0</text:p>
          </table:table-cell>
          <table:table-cell office:value-type="float" office:value="-0.1068208" calcext:value-type="float">
            <text:p>-0.10682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5.127153" calcext:value-type="float">
            <text:p>5.127153</text:p>
          </table:table-cell>
          <table:table-cell office:value-type="float" office:value="451.6855" calcext:value-type="float">
            <text:p>451.6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369" calcext:value-type="float">
            <text:p>0.0557369</text:p>
          </table:table-cell>
          <table:table-cell office:value-type="float" office:value="14.14216" calcext:value-type="float">
            <text:p>14.14216</text:p>
          </table:table-cell>
          <table:table-cell office:value-type="float" office:value="0.009039735" calcext:value-type="float">
            <text:p>0.009039735</text:p>
          </table:table-cell>
          <table:table-cell office:value-type="float" office:value="0.00552518" calcext:value-type="float">
            <text:p>0.00552518</text:p>
          </table:table-cell>
          <table:table-cell office:value-type="float" office:value="0.05556773" calcext:value-type="float">
            <text:p>0.05556773</text:p>
          </table:table-cell>
          <table:table-cell office:value-type="float" office:value="1.040365" calcext:value-type="float">
            <text:p>1.040365</text:p>
          </table:table-cell>
          <table:table-cell office:value-type="float" office:value="-0.107226" calcext:value-type="float">
            <text:p>-0.107226</text:p>
          </table:table-cell>
          <table:table-cell office:value-type="float" office:value="-0.02922726" calcext:value-type="float">
            <text:p>-0.02922726</text:p>
          </table:table-cell>
          <table:table-cell office:value-type="float" office:value="0.0000001997876" calcext:value-type="float">
            <text:p>1.997876E-07</text:p>
          </table:table-cell>
          <table:table-cell office:value-type="float" office:value="6.591303" calcext:value-type="float">
            <text:p>6.591303</text:p>
          </table:table-cell>
          <table:table-cell office:value-type="float" office:value="1.019081" calcext:value-type="float">
            <text:p>1.019081</text:p>
          </table:table-cell>
          <table:table-cell office:value-type="float" office:value="0.0581029" calcext:value-type="float">
            <text:p>0.0581029</text:p>
          </table:table-cell>
          <table:table-cell office:value-type="float" office:value="0.02660245" calcext:value-type="float">
            <text:p>0.02660245</text:p>
          </table:table-cell>
          <table:table-cell office:value-type="float" office:value="0.01923002" calcext:value-type="float">
            <text:p>0.01923002</text:p>
          </table:table-cell>
          <table:table-cell office:value-type="float" office:value="0.01846012" calcext:value-type="float">
            <text:p>0.01846012</text:p>
          </table:table-cell>
          <table:table-cell office:value-type="float" office:value="0.01773432" calcext:value-type="float">
            <text:p>0.01773432</text:p>
          </table:table-cell>
          <table:table-cell office:value-type="float" office:value="0.01780587" calcext:value-type="float">
            <text:p>0.01780587</text:p>
          </table:table-cell>
          <table:table-cell office:value-type="float" office:value="0.01816937" calcext:value-type="float">
            <text:p>0.01816937</text:p>
          </table:table-cell>
          <table:table-cell office:value-type="float" office:value="29.62255" calcext:value-type="float">
            <text:p>29.62255</text:p>
          </table:table-cell>
          <table:table-cell office:value-type="float" office:value="34.02028" calcext:value-type="float">
            <text:p>34.02028</text:p>
          </table:table-cell>
          <table:table-cell office:value-type="float" office:value="23.8905" calcext:value-type="float">
            <text:p>23.8905</text:p>
          </table:table-cell>
          <table:table-cell office:value-type="float" office:value="19.99388" calcext:value-type="float">
            <text:p>19.99388</text:p>
          </table:table-cell>
          <table:table-cell office:value-type="float" office:value="19.17975" calcext:value-type="float">
            <text:p>19.17975</text:p>
          </table:table-cell>
          <table:table-cell office:value-type="float" office:value="15.56622" calcext:value-type="float">
            <text:p>15.56622</text:p>
          </table:table-cell>
          <table:table-cell office:value-type="float" office:value="11.30056" calcext:value-type="float">
            <text:p>11.30056</text:p>
          </table:table-cell>
          <table:table-cell office:value-type="float" office:value="6.560229" calcext:value-type="float">
            <text:p>6.560229</text:p>
          </table:table-cell>
          <table:table-cell office:value-type="float" office:value="640.5137" calcext:value-type="float">
            <text:p>640.5137</text:p>
          </table:table-cell>
          <table:table-cell office:value-type="float" office:value="0" calcext:value-type="float">
            <text:p>0</text:p>
          </table:table-cell>
          <table:table-cell office:value-type="float" office:value="-0.1090073" calcext:value-type="float">
            <text:p>-0.10900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5.120522" calcext:value-type="float">
            <text:p>5.120522</text:p>
          </table:table-cell>
          <table:table-cell office:value-type="float" office:value="451.683" calcext:value-type="float">
            <text:p>451.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4471" calcext:value-type="float">
            <text:p>0.05844471</text:p>
          </table:table-cell>
          <table:table-cell office:value-type="float" office:value="13.98917" calcext:value-type="float">
            <text:p>13.98917</text:p>
          </table:table-cell>
          <table:table-cell office:value-type="float" office:value="0.0126377" calcext:value-type="float">
            <text:p>0.0126377</text:p>
          </table:table-cell>
          <table:table-cell office:value-type="float" office:value="0.005615929" calcext:value-type="float">
            <text:p>0.005615929</text:p>
          </table:table-cell>
          <table:table-cell office:value-type="float" office:value="0.1627525" calcext:value-type="float">
            <text:p>0.1627525</text:p>
          </table:table-cell>
          <table:table-cell office:value-type="float" office:value="1.092427" calcext:value-type="float">
            <text:p>1.092427</text:p>
          </table:table-cell>
          <table:table-cell office:value-type="float" office:value="-0.1076629" calcext:value-type="float">
            <text:p>-0.1076629</text:p>
          </table:table-cell>
          <table:table-cell office:value-type="float" office:value="-0.02933971" calcext:value-type="float">
            <text:p>-0.02933971</text:p>
          </table:table-cell>
          <table:table-cell office:value-type="float" office:value="0.0000002050076" calcext:value-type="float">
            <text:p>2.050076E-07</text:p>
          </table:table-cell>
          <table:table-cell office:value-type="float" office:value="6.583362" calcext:value-type="float">
            <text:p>6.583362</text:p>
          </table:table-cell>
          <table:table-cell office:value-type="float" office:value="1.375619" calcext:value-type="float">
            <text:p>1.375619</text:p>
          </table:table-cell>
          <table:table-cell office:value-type="float" office:value="0.1817032" calcext:value-type="float">
            <text:p>0.1817032</text:p>
          </table:table-cell>
          <table:table-cell office:value-type="float" office:value="0.0271911" calcext:value-type="float">
            <text:p>0.0271911</text:p>
          </table:table-cell>
          <table:table-cell office:value-type="float" office:value="0.01673192" calcext:value-type="float">
            <text:p>0.01673192</text:p>
          </table:table-cell>
          <table:table-cell office:value-type="float" office:value="0.0173866" calcext:value-type="float">
            <text:p>0.0173866</text:p>
          </table:table-cell>
          <table:table-cell office:value-type="float" office:value="0.01690949" calcext:value-type="float">
            <text:p>0.01690949</text:p>
          </table:table-cell>
          <table:table-cell office:value-type="float" office:value="0.01779539" calcext:value-type="float">
            <text:p>0.01779539</text:p>
          </table:table-cell>
          <table:table-cell office:value-type="float" office:value="0.01814932" calcext:value-type="float">
            <text:p>0.01814932</text:p>
          </table:table-cell>
          <table:table-cell office:value-type="float" office:value="24.30677" calcext:value-type="float">
            <text:p>24.30677</text:p>
          </table:table-cell>
          <table:table-cell office:value-type="float" office:value="30.98709" calcext:value-type="float">
            <text:p>30.98709</text:p>
          </table:table-cell>
          <table:table-cell office:value-type="float" office:value="24.29763" calcext:value-type="float">
            <text:p>24.29763</text:p>
          </table:table-cell>
          <table:table-cell office:value-type="float" office:value="20.06845" calcext:value-type="float">
            <text:p>20.06845</text:p>
          </table:table-cell>
          <table:table-cell office:value-type="float" office:value="19.18278" calcext:value-type="float">
            <text:p>19.18278</text:p>
          </table:table-cell>
          <table:table-cell office:value-type="float" office:value="15.62572" calcext:value-type="float">
            <text:p>15.62572</text:p>
          </table:table-cell>
          <table:table-cell office:value-type="float" office:value="11.34272" calcext:value-type="float">
            <text:p>11.34272</text:p>
          </table:table-cell>
          <table:table-cell office:value-type="float" office:value="6.547073" calcext:value-type="float">
            <text:p>6.547073</text:p>
          </table:table-cell>
          <table:table-cell office:value-type="float" office:value="318.9496" calcext:value-type="float">
            <text:p>318.9496</text:p>
          </table:table-cell>
          <table:table-cell office:value-type="float" office:value="0" calcext:value-type="float">
            <text:p>0</text:p>
          </table:table-cell>
          <table:table-cell office:value-type="float" office:value="-0.112997" calcext:value-type="float">
            <text:p>-0.1129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5.116665" calcext:value-type="float">
            <text:p>5.116665</text:p>
          </table:table-cell>
          <table:table-cell office:value-type="float" office:value="451.6803" calcext:value-type="float">
            <text:p>451.6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3527" calcext:value-type="float">
            <text:p>0.06663527</text:p>
          </table:table-cell>
          <table:table-cell office:value-type="float" office:value="13.92643" calcext:value-type="float">
            <text:p>13.92643</text:p>
          </table:table-cell>
          <table:table-cell office:value-type="float" office:value="0.01321137" calcext:value-type="float">
            <text:p>0.01321137</text:p>
          </table:table-cell>
          <table:table-cell office:value-type="float" office:value="0.005706064" calcext:value-type="float">
            <text:p>0.005706064</text:p>
          </table:table-cell>
          <table:table-cell office:value-type="float" office:value="0.1753065" calcext:value-type="float">
            <text:p>0.1753065</text:p>
          </table:table-cell>
          <table:table-cell office:value-type="float" office:value="1.142974" calcext:value-type="float">
            <text:p>1.142974</text:p>
          </table:table-cell>
          <table:table-cell office:value-type="float" office:value="-0.1076848" calcext:value-type="float">
            <text:p>-0.1076848</text:p>
          </table:table-cell>
          <table:table-cell office:value-type="float" office:value="-0.02934597" calcext:value-type="float">
            <text:p>-0.02934597</text:p>
          </table:table-cell>
          <table:table-cell office:value-type="float" office:value="0.0000002119978" calcext:value-type="float">
            <text:p>2.119978E-07</text:p>
          </table:table-cell>
          <table:table-cell office:value-type="float" office:value="6.574716" calcext:value-type="float">
            <text:p>6.574716</text:p>
          </table:table-cell>
          <table:table-cell office:value-type="float" office:value="1.778451" calcext:value-type="float">
            <text:p>1.778451</text:p>
          </table:table-cell>
          <table:table-cell office:value-type="float" office:value="0.3130752" calcext:value-type="float">
            <text:p>0.3130752</text:p>
          </table:table-cell>
          <table:table-cell office:value-type="float" office:value="0.02901901" calcext:value-type="float">
            <text:p>0.02901901</text:p>
          </table:table-cell>
          <table:table-cell office:value-type="float" office:value="0.01530255" calcext:value-type="float">
            <text:p>0.01530255</text:p>
          </table:table-cell>
          <table:table-cell office:value-type="float" office:value="0.01659802" calcext:value-type="float">
            <text:p>0.01659802</text:p>
          </table:table-cell>
          <table:table-cell office:value-type="float" office:value="0.01627863" calcext:value-type="float">
            <text:p>0.01627863</text:p>
          </table:table-cell>
          <table:table-cell office:value-type="float" office:value="0.01778375" calcext:value-type="float">
            <text:p>0.01778375</text:p>
          </table:table-cell>
          <table:table-cell office:value-type="float" office:value="0.01813877" calcext:value-type="float">
            <text:p>0.01813877</text:p>
          </table:table-cell>
          <table:table-cell office:value-type="float" office:value="20.34569" calcext:value-type="float">
            <text:p>20.34569</text:p>
          </table:table-cell>
          <table:table-cell office:value-type="float" office:value="28.23693" calcext:value-type="float">
            <text:p>28.23693</text:p>
          </table:table-cell>
          <table:table-cell office:value-type="float" office:value="24.49665" calcext:value-type="float">
            <text:p>24.49665</text:p>
          </table:table-cell>
          <table:table-cell office:value-type="float" office:value="20.14804" calcext:value-type="float">
            <text:p>20.14804</text:p>
          </table:table-cell>
          <table:table-cell office:value-type="float" office:value="19.1877" calcext:value-type="float">
            <text:p>19.1877</text:p>
          </table:table-cell>
          <table:table-cell office:value-type="float" office:value="15.68384" calcext:value-type="float">
            <text:p>15.68384</text:p>
          </table:table-cell>
          <table:table-cell office:value-type="float" office:value="11.38476" calcext:value-type="float">
            <text:p>11.38476</text:p>
          </table:table-cell>
          <table:table-cell office:value-type="float" office:value="6.534376" calcext:value-type="float">
            <text:p>6.534376</text:p>
          </table:table-cell>
          <table:table-cell office:value-type="float" office:value="366.6626" calcext:value-type="float">
            <text:p>366.6626</text:p>
          </table:table-cell>
          <table:table-cell office:value-type="float" office:value="0" calcext:value-type="float">
            <text:p>0</text:p>
          </table:table-cell>
          <table:table-cell office:value-type="float" office:value="-0.117303" calcext:value-type="float">
            <text:p>-0.1173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5.112626" calcext:value-type="float">
            <text:p>5.112626</text:p>
          </table:table-cell>
          <table:table-cell office:value-type="float" office:value="451.6761" calcext:value-type="float">
            <text:p>451.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80405" calcext:value-type="float">
            <text:p>0.07680405</text:p>
          </table:table-cell>
          <table:table-cell office:value-type="float" office:value="13.88041" calcext:value-type="float">
            <text:p>13.88041</text:p>
          </table:table-cell>
          <table:table-cell office:value-type="float" office:value="0.01321137" calcext:value-type="float">
            <text:p>0.01321137</text:p>
          </table:table-cell>
          <table:table-cell office:value-type="float" office:value="0.005785977" calcext:value-type="float">
            <text:p>0.005785977</text:p>
          </table:table-cell>
          <table:table-cell office:value-type="float" office:value="0.1753065" calcext:value-type="float">
            <text:p>0.1753065</text:p>
          </table:table-cell>
          <table:table-cell office:value-type="float" office:value="1.18777" calcext:value-type="float">
            <text:p>1.18777</text:p>
          </table:table-cell>
          <table:table-cell office:value-type="float" office:value="-0.1089686" calcext:value-type="float">
            <text:p>-0.1089686</text:p>
          </table:table-cell>
          <table:table-cell office:value-type="float" office:value="-0.02970977" calcext:value-type="float">
            <text:p>-0.02970977</text:p>
          </table:table-cell>
          <table:table-cell office:value-type="float" office:value="0.0000002119978" calcext:value-type="float">
            <text:p>2.119978E-07</text:p>
          </table:table-cell>
          <table:table-cell office:value-type="float" office:value="6.562173" calcext:value-type="float">
            <text:p>6.562173</text:p>
          </table:table-cell>
          <table:table-cell office:value-type="float" office:value="1.937641" calcext:value-type="float">
            <text:p>1.937641</text:p>
          </table:table-cell>
          <table:table-cell office:value-type="float" office:value="0.439394" calcext:value-type="float">
            <text:p>0.439394</text:p>
          </table:table-cell>
          <table:table-cell office:value-type="float" office:value="0.1014973" calcext:value-type="float">
            <text:p>0.1014973</text:p>
          </table:table-cell>
          <table:table-cell office:value-type="float" office:value="0.01490053" calcext:value-type="float">
            <text:p>0.01490053</text:p>
          </table:table-cell>
          <table:table-cell office:value-type="float" office:value="0.01602874" calcext:value-type="float">
            <text:p>0.01602874</text:p>
          </table:table-cell>
          <table:table-cell office:value-type="float" office:value="0.01579712" calcext:value-type="float">
            <text:p>0.01579712</text:p>
          </table:table-cell>
          <table:table-cell office:value-type="float" office:value="0.01777169" calcext:value-type="float">
            <text:p>0.01777169</text:p>
          </table:table-cell>
          <table:table-cell office:value-type="float" office:value="0.01812875" calcext:value-type="float">
            <text:p>0.01812875</text:p>
          </table:table-cell>
          <table:table-cell office:value-type="float" office:value="17.58137" calcext:value-type="float">
            <text:p>17.58137</text:p>
          </table:table-cell>
          <table:table-cell office:value-type="float" office:value="25.79016" calcext:value-type="float">
            <text:p>25.79016</text:p>
          </table:table-cell>
          <table:table-cell office:value-type="float" office:value="24.48792" calcext:value-type="float">
            <text:p>24.48792</text:p>
          </table:table-cell>
          <table:table-cell office:value-type="float" office:value="20.22781" calcext:value-type="float">
            <text:p>20.22781</text:p>
          </table:table-cell>
          <table:table-cell office:value-type="float" office:value="19.19395" calcext:value-type="float">
            <text:p>19.19395</text:p>
          </table:table-cell>
          <table:table-cell office:value-type="float" office:value="15.7415" calcext:value-type="float">
            <text:p>15.7415</text:p>
          </table:table-cell>
          <table:table-cell office:value-type="float" office:value="11.42671" calcext:value-type="float">
            <text:p>11.42671</text:p>
          </table:table-cell>
          <table:table-cell office:value-type="float" office:value="6.525929" calcext:value-type="float">
            <text:p>6.525929</text:p>
          </table:table-cell>
          <table:table-cell office:value-type="float" office:value="463.6407" calcext:value-type="float">
            <text:p>463.6407</text:p>
          </table:table-cell>
          <table:table-cell office:value-type="float" office:value="0" calcext:value-type="float">
            <text:p>0</text:p>
          </table:table-cell>
          <table:table-cell office:value-type="float" office:value="-0.1252025" calcext:value-type="float">
            <text:p>-0.12520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5.108313" calcext:value-type="float">
            <text:p>5.108313</text:p>
          </table:table-cell>
          <table:table-cell office:value-type="float" office:value="451.6714" calcext:value-type="float">
            <text:p>451.6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69528" calcext:value-type="float">
            <text:p>0.08769528</text:p>
          </table:table-cell>
          <table:table-cell office:value-type="float" office:value="13.83728" calcext:value-type="float">
            <text:p>13.83728</text:p>
          </table:table-cell>
          <table:table-cell office:value-type="float" office:value="0.01321137" calcext:value-type="float">
            <text:p>0.01321137</text:p>
          </table:table-cell>
          <table:table-cell office:value-type="float" office:value="0.00585573" calcext:value-type="float">
            <text:p>0.00585573</text:p>
          </table:table-cell>
          <table:table-cell office:value-type="float" office:value="0.1753065" calcext:value-type="float">
            <text:p>0.1753065</text:p>
          </table:table-cell>
          <table:table-cell office:value-type="float" office:value="1.227883" calcext:value-type="float">
            <text:p>1.227883</text:p>
          </table:table-cell>
          <table:table-cell office:value-type="float" office:value="-0.1102025" calcext:value-type="float">
            <text:p>-0.1102025</text:p>
          </table:table-cell>
          <table:table-cell office:value-type="float" office:value="-0.0300853" calcext:value-type="float">
            <text:p>-0.0300853</text:p>
          </table:table-cell>
          <table:table-cell office:value-type="float" office:value="0.0000002122765" calcext:value-type="float">
            <text:p>2.122765E-07</text:p>
          </table:table-cell>
          <table:table-cell office:value-type="float" office:value="6.548153" calcext:value-type="float">
            <text:p>6.548153</text:p>
          </table:table-cell>
          <table:table-cell office:value-type="float" office:value="2.104531" calcext:value-type="float">
            <text:p>2.104531</text:p>
          </table:table-cell>
          <table:table-cell office:value-type="float" office:value="0.5548334" calcext:value-type="float">
            <text:p>0.5548334</text:p>
          </table:table-cell>
          <table:table-cell office:value-type="float" office:value="0.168837" calcext:value-type="float">
            <text:p>0.168837</text:p>
          </table:table-cell>
          <table:table-cell office:value-type="float" office:value="0.03075702" calcext:value-type="float">
            <text:p>0.03075702</text:p>
          </table:table-cell>
          <table:table-cell office:value-type="float" office:value="0.01567994" calcext:value-type="float">
            <text:p>0.01567994</text:p>
          </table:table-cell>
          <table:table-cell office:value-type="float" office:value="0.01543231" calcext:value-type="float">
            <text:p>0.01543231</text:p>
          </table:table-cell>
          <table:table-cell office:value-type="float" office:value="0.0177595" calcext:value-type="float">
            <text:p>0.0177595</text:p>
          </table:table-cell>
          <table:table-cell office:value-type="float" office:value="0.01812341" calcext:value-type="float">
            <text:p>0.01812341</text:p>
          </table:table-cell>
          <table:table-cell office:value-type="float" office:value="15.50037" calcext:value-type="float">
            <text:p>15.50037</text:p>
          </table:table-cell>
          <table:table-cell office:value-type="float" office:value="23.63824" calcext:value-type="float">
            <text:p>23.63824</text:p>
          </table:table-cell>
          <table:table-cell office:value-type="float" office:value="24.34842" calcext:value-type="float">
            <text:p>24.34842</text:p>
          </table:table-cell>
          <table:table-cell office:value-type="float" office:value="20.29682" calcext:value-type="float">
            <text:p>20.29682</text:p>
          </table:table-cell>
          <table:table-cell office:value-type="float" office:value="19.20177" calcext:value-type="float">
            <text:p>19.20177</text:p>
          </table:table-cell>
          <table:table-cell office:value-type="float" office:value="15.79773" calcext:value-type="float">
            <text:p>15.79773</text:p>
          </table:table-cell>
          <table:table-cell office:value-type="float" office:value="11.46845" calcext:value-type="float">
            <text:p>11.46845</text:p>
          </table:table-cell>
          <table:table-cell office:value-type="float" office:value="6.522206" calcext:value-type="float">
            <text:p>6.522206</text:p>
          </table:table-cell>
          <table:table-cell office:value-type="float" office:value="565.8071" calcext:value-type="float">
            <text:p>565.8071</text:p>
          </table:table-cell>
          <table:table-cell office:value-type="float" office:value="0" calcext:value-type="float">
            <text:p>0</text:p>
          </table:table-cell>
          <table:table-cell office:value-type="float" office:value="-0.1341927" calcext:value-type="float">
            <text:p>-0.13419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5.101665" calcext:value-type="float">
            <text:p>5.101665</text:p>
          </table:table-cell>
          <table:table-cell office:value-type="float" office:value="451.6658" calcext:value-type="float">
            <text:p>451.6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85464" calcext:value-type="float">
            <text:p>0.09885464</text:p>
          </table:table-cell>
          <table:table-cell office:value-type="float" office:value="13.72515" calcext:value-type="float">
            <text:p>13.72515</text:p>
          </table:table-cell>
          <table:table-cell office:value-type="float" office:value="0.01497264" calcext:value-type="float">
            <text:p>0.01497264</text:p>
          </table:table-cell>
          <table:table-cell office:value-type="float" office:value="0.005949643" calcext:value-type="float">
            <text:p>0.005949643</text:p>
          </table:table-cell>
          <table:table-cell office:value-type="float" office:value="0.2359345" calcext:value-type="float">
            <text:p>0.2359345</text:p>
          </table:table-cell>
          <table:table-cell office:value-type="float" office:value="1.27685" calcext:value-type="float">
            <text:p>1.27685</text:p>
          </table:table-cell>
          <table:table-cell office:value-type="float" office:value="-0.1108237" calcext:value-type="float">
            <text:p>-0.1108237</text:p>
          </table:table-cell>
          <table:table-cell office:value-type="float" office:value="-0.03028026" calcext:value-type="float">
            <text:p>-0.03028026</text:p>
          </table:table-cell>
          <table:table-cell office:value-type="float" office:value="0.0000002178264" calcext:value-type="float">
            <text:p>2.178264E-07</text:p>
          </table:table-cell>
          <table:table-cell office:value-type="float" office:value="6.53133" calcext:value-type="float">
            <text:p>6.53133</text:p>
          </table:table-cell>
          <table:table-cell office:value-type="float" office:value="2.394313" calcext:value-type="float">
            <text:p>2.394313</text:p>
          </table:table-cell>
          <table:table-cell office:value-type="float" office:value="0.6772897" calcext:value-type="float">
            <text:p>0.6772897</text:p>
          </table:table-cell>
          <table:table-cell office:value-type="float" office:value="0.2328243" calcext:value-type="float">
            <text:p>0.2328243</text:p>
          </table:table-cell>
          <table:table-cell office:value-type="float" office:value="0.06601031" calcext:value-type="float">
            <text:p>0.06601031</text:p>
          </table:table-cell>
          <table:table-cell office:value-type="float" office:value="0.01575567" calcext:value-type="float">
            <text:p>0.01575567</text:p>
          </table:table-cell>
          <table:table-cell office:value-type="float" office:value="0.01516712" calcext:value-type="float">
            <text:p>0.01516712</text:p>
          </table:table-cell>
          <table:table-cell office:value-type="float" office:value="0.01774765" calcext:value-type="float">
            <text:p>0.01774765</text:p>
          </table:table-cell>
          <table:table-cell office:value-type="float" office:value="0.01810936" calcext:value-type="float">
            <text:p>0.01810936</text:p>
          </table:table-cell>
          <table:table-cell office:value-type="float" office:value="13.70899" calcext:value-type="float">
            <text:p>13.70899</text:p>
          </table:table-cell>
          <table:table-cell office:value-type="float" office:value="21.76454" calcext:value-type="float">
            <text:p>21.76454</text:p>
          </table:table-cell>
          <table:table-cell office:value-type="float" office:value="24.12093" calcext:value-type="float">
            <text:p>24.12093</text:p>
          </table:table-cell>
          <table:table-cell office:value-type="float" office:value="20.34858" calcext:value-type="float">
            <text:p>20.34858</text:p>
          </table:table-cell>
          <table:table-cell office:value-type="float" office:value="19.21084" calcext:value-type="float">
            <text:p>19.21084</text:p>
          </table:table-cell>
          <table:table-cell office:value-type="float" office:value="15.85263" calcext:value-type="float">
            <text:p>15.85263</text:p>
          </table:table-cell>
          <table:table-cell office:value-type="float" office:value="11.51008" calcext:value-type="float">
            <text:p>11.51008</text:p>
          </table:table-cell>
          <table:table-cell office:value-type="float" office:value="6.509762" calcext:value-type="float">
            <text:p>6.509762</text:p>
          </table:table-cell>
          <table:table-cell office:value-type="float" office:value="460.5773" calcext:value-type="float">
            <text:p>460.5773</text:p>
          </table:table-cell>
          <table:table-cell office:value-type="float" office:value="0" calcext:value-type="float">
            <text:p>0</text:p>
          </table:table-cell>
          <table:table-cell office:value-type="float" office:value="-0.144359" calcext:value-type="float">
            <text:p>-0.1443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5.094752" calcext:value-type="float">
            <text:p>5.094752</text:p>
          </table:table-cell>
          <table:table-cell office:value-type="float" office:value="451.6602" calcext:value-type="float">
            <text:p>451.6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8765" calcext:value-type="float">
            <text:p>0.1108765</text:p>
          </table:table-cell>
          <table:table-cell office:value-type="float" office:value="13.63861" calcext:value-type="float">
            <text:p>13.63861</text:p>
          </table:table-cell>
          <table:table-cell office:value-type="float" office:value="0.01688339" calcext:value-type="float">
            <text:p>0.01688339</text:p>
          </table:table-cell>
          <table:table-cell office:value-type="float" office:value="0.006018255" calcext:value-type="float">
            <text:p>0.006018255</text:p>
          </table:table-cell>
          <table:table-cell office:value-type="float" office:value="0.2811525" calcext:value-type="float">
            <text:p>0.2811525</text:p>
          </table:table-cell>
          <table:table-cell office:value-type="float" office:value="1.314858" calcext:value-type="float">
            <text:p>1.314858</text:p>
          </table:table-cell>
          <table:table-cell office:value-type="float" office:value="-0.1112333" calcext:value-type="float">
            <text:p>-0.1112333</text:p>
          </table:table-cell>
          <table:table-cell office:value-type="float" office:value="-0.03039958" calcext:value-type="float">
            <text:p>-0.03039958</text:p>
          </table:table-cell>
          <table:table-cell office:value-type="float" office:value="0.0000002265915" calcext:value-type="float">
            <text:p>2.265915E-07</text:p>
          </table:table-cell>
          <table:table-cell office:value-type="float" office:value="6.514215" calcext:value-type="float">
            <text:p>6.514215</text:p>
          </table:table-cell>
          <table:table-cell office:value-type="float" office:value="2.719566" calcext:value-type="float">
            <text:p>2.719566</text:p>
          </table:table-cell>
          <table:table-cell office:value-type="float" office:value="0.8132467" calcext:value-type="float">
            <text:p>0.8132467</text:p>
          </table:table-cell>
          <table:table-cell office:value-type="float" office:value="0.2964491" calcext:value-type="float">
            <text:p>0.2964491</text:p>
          </table:table-cell>
          <table:table-cell office:value-type="float" office:value="0.09934231" calcext:value-type="float">
            <text:p>0.09934231</text:p>
          </table:table-cell>
          <table:table-cell office:value-type="float" office:value="0.01607716" calcext:value-type="float">
            <text:p>0.01607716</text:p>
          </table:table-cell>
          <table:table-cell office:value-type="float" office:value="0.01497967" calcext:value-type="float">
            <text:p>0.01497967</text:p>
          </table:table-cell>
          <table:table-cell office:value-type="float" office:value="0.01773638" calcext:value-type="float">
            <text:p>0.01773638</text:p>
          </table:table-cell>
          <table:table-cell office:value-type="float" office:value="0.01810251" calcext:value-type="float">
            <text:p>0.01810251</text:p>
          </table:table-cell>
          <table:table-cell office:value-type="float" office:value="12.10096" calcext:value-type="float">
            <text:p>12.10096</text:p>
          </table:table-cell>
          <table:table-cell office:value-type="float" office:value="20.09565" calcext:value-type="float">
            <text:p>20.09565</text:p>
          </table:table-cell>
          <table:table-cell office:value-type="float" office:value="23.8289" calcext:value-type="float">
            <text:p>23.8289</text:p>
          </table:table-cell>
          <table:table-cell office:value-type="float" office:value="20.3887" calcext:value-type="float">
            <text:p>20.3887</text:p>
          </table:table-cell>
          <table:table-cell office:value-type="float" office:value="19.22086" calcext:value-type="float">
            <text:p>19.22086</text:p>
          </table:table-cell>
          <table:table-cell office:value-type="float" office:value="15.90628" calcext:value-type="float">
            <text:p>15.90628</text:p>
          </table:table-cell>
          <table:table-cell office:value-type="float" office:value="11.55155" calcext:value-type="float">
            <text:p>11.55155</text:p>
          </table:table-cell>
          <table:table-cell office:value-type="float" office:value="6.506815" calcext:value-type="float">
            <text:p>6.506815</text:p>
          </table:table-cell>
          <table:table-cell office:value-type="float" office:value="379.5475" calcext:value-type="float">
            <text:p>379.5475</text:p>
          </table:table-cell>
          <table:table-cell office:value-type="float" office:value="0" calcext:value-type="float">
            <text:p>0</text:p>
          </table:table-cell>
          <table:table-cell office:value-type="float" office:value="-0.1546957" calcext:value-type="float">
            <text:p>-0.15469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5.08689" calcext:value-type="float">
            <text:p>5.08689</text:p>
          </table:table-cell>
          <table:table-cell office:value-type="float" office:value="451.6545" calcext:value-type="float">
            <text:p>451.6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7351" calcext:value-type="float">
            <text:p>0.1237351</text:p>
          </table:table-cell>
          <table:table-cell office:value-type="float" office:value="13.54292" calcext:value-type="float">
            <text:p>13.54292</text:p>
          </table:table-cell>
          <table:table-cell office:value-type="float" office:value="0.01962902" calcext:value-type="float">
            <text:p>0.01962902</text:p>
          </table:table-cell>
          <table:table-cell office:value-type="float" office:value="0.006112742" calcext:value-type="float">
            <text:p>0.006112742</text:p>
          </table:table-cell>
          <table:table-cell office:value-type="float" office:value="0.3269024" calcext:value-type="float">
            <text:p>0.3269024</text:p>
          </table:table-cell>
          <table:table-cell office:value-type="float" office:value="1.363172" calcext:value-type="float">
            <text:p>1.363172</text:p>
          </table:table-cell>
          <table:table-cell office:value-type="float" office:value="-0.1112333" calcext:value-type="float">
            <text:p>-0.1112333</text:p>
          </table:table-cell>
          <table:table-cell office:value-type="float" office:value="-0.03039958" calcext:value-type="float">
            <text:p>-0.03039958</text:p>
          </table:table-cell>
          <table:table-cell office:value-type="float" office:value="0.0000002322334" calcext:value-type="float">
            <text:p>2.322334E-07</text:p>
          </table:table-cell>
          <table:table-cell office:value-type="float" office:value="6.496754" calcext:value-type="float">
            <text:p>6.496754</text:p>
          </table:table-cell>
          <table:table-cell office:value-type="float" office:value="3.101841" calcext:value-type="float">
            <text:p>3.101841</text:p>
          </table:table-cell>
          <table:table-cell office:value-type="float" office:value="0.9777599" calcext:value-type="float">
            <text:p>0.9777599</text:p>
          </table:table-cell>
          <table:table-cell office:value-type="float" office:value="0.3672329" calcext:value-type="float">
            <text:p>0.3672329</text:p>
          </table:table-cell>
          <table:table-cell office:value-type="float" office:value="0.1309045" calcext:value-type="float">
            <text:p>0.1309045</text:p>
          </table:table-cell>
          <table:table-cell office:value-type="float" office:value="0.01655356" calcext:value-type="float">
            <text:p>0.01655356</text:p>
          </table:table-cell>
          <table:table-cell office:value-type="float" office:value="0.01485199" calcext:value-type="float">
            <text:p>0.01485199</text:p>
          </table:table-cell>
          <table:table-cell office:value-type="float" office:value="0.01772582" calcext:value-type="float">
            <text:p>0.01772582</text:p>
          </table:table-cell>
          <table:table-cell office:value-type="float" office:value="0.01808803" calcext:value-type="float">
            <text:p>0.01808803</text:p>
          </table:table-cell>
          <table:table-cell office:value-type="float" office:value="10.65077" calcext:value-type="float">
            <text:p>10.65077</text:p>
          </table:table-cell>
          <table:table-cell office:value-type="float" office:value="18.62205" calcext:value-type="float">
            <text:p>18.62205</text:p>
          </table:table-cell>
          <table:table-cell office:value-type="float" office:value="23.50013" calcext:value-type="float">
            <text:p>23.50013</text:p>
          </table:table-cell>
          <table:table-cell office:value-type="float" office:value="20.41599" calcext:value-type="float">
            <text:p>20.41599</text:p>
          </table:table-cell>
          <table:table-cell office:value-type="float" office:value="19.23146" calcext:value-type="float">
            <text:p>19.23146</text:p>
          </table:table-cell>
          <table:table-cell office:value-type="float" office:value="15.95879" calcext:value-type="float">
            <text:p>15.95879</text:p>
          </table:table-cell>
          <table:table-cell office:value-type="float" office:value="11.59284" calcext:value-type="float">
            <text:p>11.59284</text:p>
          </table:table-cell>
          <table:table-cell office:value-type="float" office:value="6.494524" calcext:value-type="float">
            <text:p>6.494524</text:p>
          </table:table-cell>
          <table:table-cell office:value-type="float" office:value="232.0439" calcext:value-type="float">
            <text:p>232.0439</text:p>
          </table:table-cell>
          <table:table-cell office:value-type="float" office:value="0" calcext:value-type="float">
            <text:p>0</text:p>
          </table:table-cell>
          <table:table-cell office:value-type="float" office:value="-0.1650926" calcext:value-type="float">
            <text:p>-0.16509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5.078938" calcext:value-type="float">
            <text:p>5.078938</text:p>
          </table:table-cell>
          <table:table-cell office:value-type="float" office:value="451.6489" calcext:value-type="float">
            <text:p>451.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8234" calcext:value-type="float">
            <text:p>0.1348234</text:p>
          </table:table-cell>
          <table:table-cell office:value-type="float" office:value="13.47084" calcext:value-type="float">
            <text:p>13.47084</text:p>
          </table:table-cell>
          <table:table-cell office:value-type="float" office:value="0.02253939" calcext:value-type="float">
            <text:p>0.02253939</text:p>
          </table:table-cell>
          <table:table-cell office:value-type="float" office:value="0.006187614" calcext:value-type="float">
            <text:p>0.006187614</text:p>
          </table:table-cell>
          <table:table-cell office:value-type="float" office:value="0.3558197" calcext:value-type="float">
            <text:p>0.3558197</text:p>
          </table:table-cell>
          <table:table-cell office:value-type="float" office:value="1.402988" calcext:value-type="float">
            <text:p>1.402988</text:p>
          </table:table-cell>
          <table:table-cell office:value-type="float" office:value="-0.1115113" calcext:value-type="float">
            <text:p>-0.1115113</text:p>
          </table:table-cell>
          <table:table-cell office:value-type="float" office:value="-0.03047461" calcext:value-type="float">
            <text:p>-0.03047461</text:p>
          </table:table-cell>
          <table:table-cell office:value-type="float" office:value="0.0000002381361" calcext:value-type="float">
            <text:p>2.381361E-07</text:p>
          </table:table-cell>
          <table:table-cell office:value-type="float" office:value="6.479628" calcext:value-type="float">
            <text:p>6.479628</text:p>
          </table:table-cell>
          <table:table-cell office:value-type="float" office:value="3.416015" calcext:value-type="float">
            <text:p>3.416015</text:p>
          </table:table-cell>
          <table:table-cell office:value-type="float" office:value="1.119962" calcext:value-type="float">
            <text:p>1.119962</text:p>
          </table:table-cell>
          <table:table-cell office:value-type="float" office:value="0.4290327" calcext:value-type="float">
            <text:p>0.4290327</text:p>
          </table:table-cell>
          <table:table-cell office:value-type="float" office:value="0.1608407" calcext:value-type="float">
            <text:p>0.1608407</text:p>
          </table:table-cell>
          <table:table-cell office:value-type="float" office:value="0.01715803" calcext:value-type="float">
            <text:p>0.01715803</text:p>
          </table:table-cell>
          <table:table-cell office:value-type="float" office:value="0.01477254" calcext:value-type="float">
            <text:p>0.01477254</text:p>
          </table:table-cell>
          <table:table-cell office:value-type="float" office:value="0.01771606" calcext:value-type="float">
            <text:p>0.01771606</text:p>
          </table:table-cell>
          <table:table-cell office:value-type="float" office:value="0.01807877" calcext:value-type="float">
            <text:p>0.01807877</text:p>
          </table:table-cell>
          <table:table-cell office:value-type="float" office:value="9.445408" calcext:value-type="float">
            <text:p>9.445408</text:p>
          </table:table-cell>
          <table:table-cell office:value-type="float" office:value="17.23241" calcext:value-type="float">
            <text:p>17.23241</text:p>
          </table:table-cell>
          <table:table-cell office:value-type="float" office:value="23.11448" calcext:value-type="float">
            <text:p>23.11448</text:p>
          </table:table-cell>
          <table:table-cell office:value-type="float" office:value="20.42971" calcext:value-type="float">
            <text:p>20.42971</text:p>
          </table:table-cell>
          <table:table-cell office:value-type="float" office:value="19.24242" calcext:value-type="float">
            <text:p>19.24242</text:p>
          </table:table-cell>
          <table:table-cell office:value-type="float" office:value="16.01021" calcext:value-type="float">
            <text:p>16.01021</text:p>
          </table:table-cell>
          <table:table-cell office:value-type="float" office:value="11.63399" calcext:value-type="float">
            <text:p>11.63399</text:p>
          </table:table-cell>
          <table:table-cell office:value-type="float" office:value="6.489401" calcext:value-type="float">
            <text:p>6.489401</text:p>
          </table:table-cell>
          <table:table-cell office:value-type="float" office:value="100.5642" calcext:value-type="float">
            <text:p>100.5642</text:p>
          </table:table-cell>
          <table:table-cell office:value-type="float" office:value="0" calcext:value-type="float">
            <text:p>0</text:p>
          </table:table-cell>
          <table:table-cell office:value-type="float" office:value="-0.1754533" calcext:value-type="float">
            <text:p>-0.17545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5.071452" calcext:value-type="float">
            <text:p>5.071452</text:p>
          </table:table-cell>
          <table:table-cell office:value-type="float" office:value="451.6434" calcext:value-type="float">
            <text:p>451.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3793" calcext:value-type="float">
            <text:p>0.1483793</text:p>
          </table:table-cell>
          <table:table-cell office:value-type="float" office:value="13.40826" calcext:value-type="float">
            <text:p>13.40826</text:p>
          </table:table-cell>
          <table:table-cell office:value-type="float" office:value="0.02486357" calcext:value-type="float">
            <text:p>0.02486357</text:p>
          </table:table-cell>
          <table:table-cell office:value-type="float" office:value="0.006277792" calcext:value-type="float">
            <text:p>0.006277792</text:p>
          </table:table-cell>
          <table:table-cell office:value-type="float" office:value="0.3693914" calcext:value-type="float">
            <text:p>0.3693914</text:p>
          </table:table-cell>
          <table:table-cell office:value-type="float" office:value="1.448665" calcext:value-type="float">
            <text:p>1.448665</text:p>
          </table:table-cell>
          <table:table-cell office:value-type="float" office:value="-0.1115113" calcext:value-type="float">
            <text:p>-0.1115113</text:p>
          </table:table-cell>
          <table:table-cell office:value-type="float" office:value="-0.03047461" calcext:value-type="float">
            <text:p>-0.0304746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462068" calcext:value-type="float">
            <text:p>6.462068</text:p>
          </table:table-cell>
          <table:table-cell office:value-type="float" office:value="3.762543" calcext:value-type="float">
            <text:p>3.762543</text:p>
          </table:table-cell>
          <table:table-cell office:value-type="float" office:value="1.278172" calcext:value-type="float">
            <text:p>1.278172</text:p>
          </table:table-cell>
          <table:table-cell office:value-type="float" office:value="0.5003246" calcext:value-type="float">
            <text:p>0.5003246</text:p>
          </table:table-cell>
          <table:table-cell office:value-type="float" office:value="0.1893438" calcext:value-type="float">
            <text:p>0.1893438</text:p>
          </table:table-cell>
          <table:table-cell office:value-type="float" office:value="0.01790815" calcext:value-type="float">
            <text:p>0.01790815</text:p>
          </table:table-cell>
          <table:table-cell office:value-type="float" office:value="0.01473365" calcext:value-type="float">
            <text:p>0.01473365</text:p>
          </table:table-cell>
          <table:table-cell office:value-type="float" office:value="0.01770716" calcext:value-type="float">
            <text:p>0.01770716</text:p>
          </table:table-cell>
          <table:table-cell office:value-type="float" office:value="0.01806471" calcext:value-type="float">
            <text:p>0.01806471</text:p>
          </table:table-cell>
          <table:table-cell office:value-type="float" office:value="8.382959" calcext:value-type="float">
            <text:p>8.382959</text:p>
          </table:table-cell>
          <table:table-cell office:value-type="float" office:value="15.98653" calcext:value-type="float">
            <text:p>15.98653</text:p>
          </table:table-cell>
          <table:table-cell office:value-type="float" office:value="22.71712" calcext:value-type="float">
            <text:p>22.71712</text:p>
          </table:table-cell>
          <table:table-cell office:value-type="float" office:value="20.42934" calcext:value-type="float">
            <text:p>20.42934</text:p>
          </table:table-cell>
          <table:table-cell office:value-type="float" office:value="19.25331" calcext:value-type="float">
            <text:p>19.25331</text:p>
          </table:table-cell>
          <table:table-cell office:value-type="float" office:value="16.06062" calcext:value-type="float">
            <text:p>16.06062</text:p>
          </table:table-cell>
          <table:table-cell office:value-type="float" office:value="11.67498" calcext:value-type="float">
            <text:p>11.67498</text:p>
          </table:table-cell>
          <table:table-cell office:value-type="float" office:value="6.478762" calcext:value-type="float">
            <text:p>6.478762</text:p>
          </table:table-cell>
          <table:table-cell office:value-type="float" office:value="69.45126" calcext:value-type="float">
            <text:p>69.45126</text:p>
          </table:table-cell>
          <table:table-cell office:value-type="float" office:value="0" calcext:value-type="float">
            <text:p>0</text:p>
          </table:table-cell>
          <table:table-cell office:value-type="float" office:value="-0.1856583" calcext:value-type="float">
            <text:p>-0.18565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5.065746" calcext:value-type="float">
            <text:p>5.065746</text:p>
          </table:table-cell>
          <table:table-cell office:value-type="float" office:value="451.6378" calcext:value-type="float">
            <text:p>451.6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142" calcext:value-type="float">
            <text:p>0.163142</text:p>
          </table:table-cell>
          <table:table-cell office:value-type="float" office:value="13.35617" calcext:value-type="float">
            <text:p>13.35617</text:p>
          </table:table-cell>
          <table:table-cell office:value-type="float" office:value="0.0255178" calcext:value-type="float">
            <text:p>0.0255178</text:p>
          </table:table-cell>
          <table:table-cell office:value-type="float" office:value="0.006361338" calcext:value-type="float">
            <text:p>0.006361338</text:p>
          </table:table-cell>
          <table:table-cell office:value-type="float" office:value="0.3738573" calcext:value-type="float">
            <text:p>0.3738573</text:p>
          </table:table-cell>
          <table:table-cell office:value-type="float" office:value="1.491295" calcext:value-type="float">
            <text:p>1.491295</text:p>
          </table:table-cell>
          <table:table-cell office:value-type="float" office:value="-0.1115113" calcext:value-type="float">
            <text:p>-0.1115113</text:p>
          </table:table-cell>
          <table:table-cell office:value-type="float" office:value="-0.03047461" calcext:value-type="float">
            <text:p>-0.0304746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44499" calcext:value-type="float">
            <text:p>6.44499</text:p>
          </table:table-cell>
          <table:table-cell office:value-type="float" office:value="4.092226" calcext:value-type="float">
            <text:p>4.092226</text:p>
          </table:table-cell>
          <table:table-cell office:value-type="float" office:value="1.433957" calcext:value-type="float">
            <text:p>1.433957</text:p>
          </table:table-cell>
          <table:table-cell office:value-type="float" office:value="0.5731803" calcext:value-type="float">
            <text:p>0.5731803</text:p>
          </table:table-cell>
          <table:table-cell office:value-type="float" office:value="0.2166987" calcext:value-type="float">
            <text:p>0.2166987</text:p>
          </table:table-cell>
          <table:table-cell office:value-type="float" office:value="0.01920574" calcext:value-type="float">
            <text:p>0.01920574</text:p>
          </table:table-cell>
          <table:table-cell office:value-type="float" office:value="0.01473565" calcext:value-type="float">
            <text:p>0.01473565</text:p>
          </table:table-cell>
          <table:table-cell office:value-type="float" office:value="0.01769922" calcext:value-type="float">
            <text:p>0.01769922</text:p>
          </table:table-cell>
          <table:table-cell office:value-type="float" office:value="0.01805323" calcext:value-type="float">
            <text:p>0.01805323</text:p>
          </table:table-cell>
          <table:table-cell office:value-type="float" office:value="7.485855" calcext:value-type="float">
            <text:p>7.485855</text:p>
          </table:table-cell>
          <table:table-cell office:value-type="float" office:value="14.83608" calcext:value-type="float">
            <text:p>14.83608</text:p>
          </table:table-cell>
          <table:table-cell office:value-type="float" office:value="22.2979" calcext:value-type="float">
            <text:p>22.2979</text:p>
          </table:table-cell>
          <table:table-cell office:value-type="float" office:value="20.41527" calcext:value-type="float">
            <text:p>20.41527</text:p>
          </table:table-cell>
          <table:table-cell office:value-type="float" office:value="19.26337" calcext:value-type="float">
            <text:p>19.26337</text:p>
          </table:table-cell>
          <table:table-cell office:value-type="float" office:value="16.11006" calcext:value-type="float">
            <text:p>16.11006</text:p>
          </table:table-cell>
          <table:table-cell office:value-type="float" office:value="11.71573" calcext:value-type="float">
            <text:p>11.71573</text:p>
          </table:table-cell>
          <table:table-cell office:value-type="float" office:value="6.47086" calcext:value-type="float">
            <text:p>6.47086</text:p>
          </table:table-cell>
          <table:table-cell office:value-type="float" office:value="157.9988" calcext:value-type="float">
            <text:p>157.9988</text:p>
          </table:table-cell>
          <table:table-cell office:value-type="float" office:value="0" calcext:value-type="float">
            <text:p>0</text:p>
          </table:table-cell>
          <table:table-cell office:value-type="float" office:value="-0.1959558" calcext:value-type="float">
            <text:p>-0.19595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5.061056" calcext:value-type="float">
            <text:p>5.061056</text:p>
          </table:table-cell>
          <table:table-cell office:value-type="float" office:value="451.6319" calcext:value-type="float">
            <text:p>451.6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077" calcext:value-type="float">
            <text:p>0.173077</text:p>
          </table:table-cell>
          <table:table-cell office:value-type="float" office:value="13.30625" calcext:value-type="float">
            <text:p>13.30625</text:p>
          </table:table-cell>
          <table:table-cell office:value-type="float" office:value="0.0255178" calcext:value-type="float">
            <text:p>0.0255178</text:p>
          </table:table-cell>
          <table:table-cell office:value-type="float" office:value="0.006443938" calcext:value-type="float">
            <text:p>0.006443938</text:p>
          </table:table-cell>
          <table:table-cell office:value-type="float" office:value="0.3738573" calcext:value-type="float">
            <text:p>0.3738573</text:p>
          </table:table-cell>
          <table:table-cell office:value-type="float" office:value="1.533036" calcext:value-type="float">
            <text:p>1.533036</text:p>
          </table:table-cell>
          <table:table-cell office:value-type="float" office:value="-0.1127279" calcext:value-type="float">
            <text:p>-0.1127279</text:p>
          </table:table-cell>
          <table:table-cell office:value-type="float" office:value="-0.03083166" calcext:value-type="float">
            <text:p>-0.03083166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428172" calcext:value-type="float">
            <text:p>6.428172</text:p>
          </table:table-cell>
          <table:table-cell office:value-type="float" office:value="4.164186" calcext:value-type="float">
            <text:p>4.164186</text:p>
          </table:table-cell>
          <table:table-cell office:value-type="float" office:value="1.549406" calcext:value-type="float">
            <text:p>1.549406</text:p>
          </table:table-cell>
          <table:table-cell office:value-type="float" office:value="0.6166871" calcext:value-type="float">
            <text:p>0.6166871</text:p>
          </table:table-cell>
          <table:table-cell office:value-type="float" office:value="0.2429749" calcext:value-type="float">
            <text:p>0.2429749</text:p>
          </table:table-cell>
          <table:table-cell office:value-type="float" office:value="0.03278941" calcext:value-type="float">
            <text:p>0.03278941</text:p>
          </table:table-cell>
          <table:table-cell office:value-type="float" office:value="0.01482986" calcext:value-type="float">
            <text:p>0.01482986</text:p>
          </table:table-cell>
          <table:table-cell office:value-type="float" office:value="0.01769283" calcext:value-type="float">
            <text:p>0.01769283</text:p>
          </table:table-cell>
          <table:table-cell office:value-type="float" office:value="0.01804181" calcext:value-type="float">
            <text:p>0.01804181</text:p>
          </table:table-cell>
          <table:table-cell office:value-type="float" office:value="6.898617" calcext:value-type="float">
            <text:p>6.898617</text:p>
          </table:table-cell>
          <table:table-cell office:value-type="float" office:value="13.72697" calcext:value-type="float">
            <text:p>13.72697</text:p>
          </table:table-cell>
          <table:table-cell office:value-type="float" office:value="21.8052" calcext:value-type="float">
            <text:p>21.8052</text:p>
          </table:table-cell>
          <table:table-cell office:value-type="float" office:value="20.38735" calcext:value-type="float">
            <text:p>20.38735</text:p>
          </table:table-cell>
          <table:table-cell office:value-type="float" office:value="19.26745" calcext:value-type="float">
            <text:p>19.26745</text:p>
          </table:table-cell>
          <table:table-cell office:value-type="float" office:value="16.15853" calcext:value-type="float">
            <text:p>16.15853</text:p>
          </table:table-cell>
          <table:table-cell office:value-type="float" office:value="11.75629" calcext:value-type="float">
            <text:p>11.75629</text:p>
          </table:table-cell>
          <table:table-cell office:value-type="float" office:value="6.463417" calcext:value-type="float">
            <text:p>6.463417</text:p>
          </table:table-cell>
          <table:table-cell office:value-type="float" office:value="290.0394" calcext:value-type="float">
            <text:p>290.0394</text:p>
          </table:table-cell>
          <table:table-cell office:value-type="float" office:value="0" calcext:value-type="float">
            <text:p>0</text:p>
          </table:table-cell>
          <table:table-cell office:value-type="float" office:value="-0.2065331" calcext:value-type="float">
            <text:p>-0.20653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5.056551" calcext:value-type="float">
            <text:p>5.056551</text:p>
          </table:table-cell>
          <table:table-cell office:value-type="float" office:value="451.6258" calcext:value-type="float">
            <text:p>451.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2033" calcext:value-type="float">
            <text:p>0.1812033</text:p>
          </table:table-cell>
          <table:table-cell office:value-type="float" office:value="13.25644" calcext:value-type="float">
            <text:p>13.25644</text:p>
          </table:table-cell>
          <table:table-cell office:value-type="float" office:value="0.0255178" calcext:value-type="float">
            <text:p>0.0255178</text:p>
          </table:table-cell>
          <table:table-cell office:value-type="float" office:value="0.006524987" calcext:value-type="float">
            <text:p>0.006524987</text:p>
          </table:table-cell>
          <table:table-cell office:value-type="float" office:value="0.3738573" calcext:value-type="float">
            <text:p>0.3738573</text:p>
          </table:table-cell>
          <table:table-cell office:value-type="float" office:value="1.573734" calcext:value-type="float">
            <text:p>1.573734</text:p>
          </table:table-cell>
          <table:table-cell office:value-type="float" office:value="-0.1140664" calcext:value-type="float">
            <text:p>-0.1140664</text:p>
          </table:table-cell>
          <table:table-cell office:value-type="float" office:value="-0.03126858" calcext:value-type="float">
            <text:p>-0.03126858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411683" calcext:value-type="float">
            <text:p>6.411683</text:p>
          </table:table-cell>
          <table:table-cell office:value-type="float" office:value="4.175538" calcext:value-type="float">
            <text:p>4.175538</text:p>
          </table:table-cell>
          <table:table-cell office:value-type="float" office:value="1.642462" calcext:value-type="float">
            <text:p>1.642462</text:p>
          </table:table-cell>
          <table:table-cell office:value-type="float" office:value="0.6489107" calcext:value-type="float">
            <text:p>0.6489107</text:p>
          </table:table-cell>
          <table:table-cell office:value-type="float" office:value="0.2682347" calcext:value-type="float">
            <text:p>0.2682347</text:p>
          </table:table-cell>
          <table:table-cell office:value-type="float" office:value="0.05003053" calcext:value-type="float">
            <text:p>0.05003053</text:p>
          </table:table-cell>
          <table:table-cell office:value-type="float" office:value="0.01509049" calcext:value-type="float">
            <text:p>0.01509049</text:p>
          </table:table-cell>
          <table:table-cell office:value-type="float" office:value="0.01768966" calcext:value-type="float">
            <text:p>0.01768966</text:p>
          </table:table-cell>
          <table:table-cell office:value-type="float" office:value="0.01803079" calcext:value-type="float">
            <text:p>0.01803079</text:p>
          </table:table-cell>
          <table:table-cell office:value-type="float" office:value="6.39742" calcext:value-type="float">
            <text:p>6.39742</text:p>
          </table:table-cell>
          <table:table-cell office:value-type="float" office:value="12.72175" calcext:value-type="float">
            <text:p>12.72175</text:p>
          </table:table-cell>
          <table:table-cell office:value-type="float" office:value="21.28668" calcext:value-type="float">
            <text:p>21.28668</text:p>
          </table:table-cell>
          <table:table-cell office:value-type="float" office:value="20.34543" calcext:value-type="float">
            <text:p>20.34543</text:p>
          </table:table-cell>
          <table:table-cell office:value-type="float" office:value="19.26878" calcext:value-type="float">
            <text:p>19.26878</text:p>
          </table:table-cell>
          <table:table-cell office:value-type="float" office:value="16.20596" calcext:value-type="float">
            <text:p>16.20596</text:p>
          </table:table-cell>
          <table:table-cell office:value-type="float" office:value="11.79669" calcext:value-type="float">
            <text:p>11.79669</text:p>
          </table:table-cell>
          <table:table-cell office:value-type="float" office:value="6.456619" calcext:value-type="float">
            <text:p>6.456619</text:p>
          </table:table-cell>
          <table:table-cell office:value-type="float" office:value="411.9067" calcext:value-type="float">
            <text:p>411.9067</text:p>
          </table:table-cell>
          <table:table-cell office:value-type="float" office:value="0" calcext:value-type="float">
            <text:p>0</text:p>
          </table:table-cell>
          <table:table-cell office:value-type="float" office:value="-0.2174838" calcext:value-type="float">
            <text:p>-0.21748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5.052137" calcext:value-type="float">
            <text:p>5.052137</text:p>
          </table:table-cell>
          <table:table-cell office:value-type="float" office:value="451.6198" calcext:value-type="float">
            <text:p>451.6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13" calcext:value-type="float">
            <text:p>0.18913</text:p>
          </table:table-cell>
          <table:table-cell office:value-type="float" office:value="13.2064" calcext:value-type="float">
            <text:p>13.2064</text:p>
          </table:table-cell>
          <table:table-cell office:value-type="float" office:value="0.0255178" calcext:value-type="float">
            <text:p>0.0255178</text:p>
          </table:table-cell>
          <table:table-cell office:value-type="float" office:value="0.006606993" calcext:value-type="float">
            <text:p>0.006606993</text:p>
          </table:table-cell>
          <table:table-cell office:value-type="float" office:value="0.3738573" calcext:value-type="float">
            <text:p>0.3738573</text:p>
          </table:table-cell>
          <table:table-cell office:value-type="float" office:value="1.614435" calcext:value-type="float">
            <text:p>1.614435</text:p>
          </table:table-cell>
          <table:table-cell office:value-type="float" office:value="-0.1153569" calcext:value-type="float">
            <text:p>-0.1153569</text:p>
          </table:table-cell>
          <table:table-cell office:value-type="float" office:value="-0.03171156" calcext:value-type="float">
            <text:p>-0.03171156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395543" calcext:value-type="float">
            <text:p>6.395543</text:p>
          </table:table-cell>
          <table:table-cell office:value-type="float" office:value="4.193821" calcext:value-type="float">
            <text:p>4.193821</text:p>
          </table:table-cell>
          <table:table-cell office:value-type="float" office:value="1.727741" calcext:value-type="float">
            <text:p>1.727741</text:p>
          </table:table-cell>
          <table:table-cell office:value-type="float" office:value="0.679571" calcext:value-type="float">
            <text:p>0.679571</text:p>
          </table:table-cell>
          <table:table-cell office:value-type="float" office:value="0.2928786" calcext:value-type="float">
            <text:p>0.2928786</text:p>
          </table:table-cell>
          <table:table-cell office:value-type="float" office:value="0.06706873" calcext:value-type="float">
            <text:p>0.06706873</text:p>
          </table:table-cell>
          <table:table-cell office:value-type="float" office:value="0.01556205" calcext:value-type="float">
            <text:p>0.01556205</text:p>
          </table:table-cell>
          <table:table-cell office:value-type="float" office:value="0.01768976" calcext:value-type="float">
            <text:p>0.01768976</text:p>
          </table:table-cell>
          <table:table-cell office:value-type="float" office:value="0.01801941" calcext:value-type="float">
            <text:p>0.01801941</text:p>
          </table:table-cell>
          <table:table-cell office:value-type="float" office:value="5.959757" calcext:value-type="float">
            <text:p>5.959757</text:p>
          </table:table-cell>
          <table:table-cell office:value-type="float" office:value="11.81872" calcext:value-type="float">
            <text:p>11.81872</text:p>
          </table:table-cell>
          <table:table-cell office:value-type="float" office:value="20.76166" calcext:value-type="float">
            <text:p>20.76166</text:p>
          </table:table-cell>
          <table:table-cell office:value-type="float" office:value="20.29011" calcext:value-type="float">
            <text:p>20.29011</text:p>
          </table:table-cell>
          <table:table-cell office:value-type="float" office:value="19.26809" calcext:value-type="float">
            <text:p>19.26809</text:p>
          </table:table-cell>
          <table:table-cell office:value-type="float" office:value="16.25227" calcext:value-type="float">
            <text:p>16.25227</text:p>
          </table:table-cell>
          <table:table-cell office:value-type="float" office:value="11.83692" calcext:value-type="float">
            <text:p>11.83692</text:p>
          </table:table-cell>
          <table:table-cell office:value-type="float" office:value="6.449557" calcext:value-type="float">
            <text:p>6.449557</text:p>
          </table:table-cell>
          <table:table-cell office:value-type="float" office:value="533.051" calcext:value-type="float">
            <text:p>533.051</text:p>
          </table:table-cell>
          <table:table-cell office:value-type="float" office:value="0" calcext:value-type="float">
            <text:p>0</text:p>
          </table:table-cell>
          <table:table-cell office:value-type="float" office:value="-0.2286361" calcext:value-type="float">
            <text:p>-0.22863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5.046873" calcext:value-type="float">
            <text:p>5.046873</text:p>
          </table:table-cell>
          <table:table-cell office:value-type="float" office:value="451.6136" calcext:value-type="float">
            <text:p>451.6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0459" calcext:value-type="float">
            <text:p>0.1980459</text:p>
          </table:table-cell>
          <table:table-cell office:value-type="float" office:value="13.14417" calcext:value-type="float">
            <text:p>13.14417</text:p>
          </table:table-cell>
          <table:table-cell office:value-type="float" office:value="0.0261254" calcext:value-type="float">
            <text:p>0.0261254</text:p>
          </table:table-cell>
          <table:table-cell office:value-type="float" office:value="0.006689753" calcext:value-type="float">
            <text:p>0.006689753</text:p>
          </table:table-cell>
          <table:table-cell office:value-type="float" office:value="0.3882777" calcext:value-type="float">
            <text:p>0.3882777</text:p>
          </table:table-cell>
          <table:table-cell office:value-type="float" office:value="1.654979" calcext:value-type="float">
            <text:p>1.654979</text:p>
          </table:table-cell>
          <table:table-cell office:value-type="float" office:value="-0.1160517" calcext:value-type="float">
            <text:p>-0.1160517</text:p>
          </table:table-cell>
          <table:table-cell office:value-type="float" office:value="-0.03195298" calcext:value-type="float">
            <text:p>-0.03195298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378239" calcext:value-type="float">
            <text:p>6.378239</text:p>
          </table:table-cell>
          <table:table-cell office:value-type="float" office:value="4.364843" calcext:value-type="float">
            <text:p>4.364843</text:p>
          </table:table-cell>
          <table:table-cell office:value-type="float" office:value="1.819055" calcext:value-type="float">
            <text:p>1.819055</text:p>
          </table:table-cell>
          <table:table-cell office:value-type="float" office:value="0.7183504" calcext:value-type="float">
            <text:p>0.7183504</text:p>
          </table:table-cell>
          <table:table-cell office:value-type="float" office:value="0.3203909" calcext:value-type="float">
            <text:p>0.3203909</text:p>
          </table:table-cell>
          <table:table-cell office:value-type="float" office:value="0.08385801" calcext:value-type="float">
            <text:p>0.08385801</text:p>
          </table:table-cell>
          <table:table-cell office:value-type="float" office:value="0.01857081" calcext:value-type="float">
            <text:p>0.01857081</text:p>
          </table:table-cell>
          <table:table-cell office:value-type="float" office:value="0.01769557" calcext:value-type="float">
            <text:p>0.01769557</text:p>
          </table:table-cell>
          <table:table-cell office:value-type="float" office:value="0.01800772" calcext:value-type="float">
            <text:p>0.01800772</text:p>
          </table:table-cell>
          <table:table-cell office:value-type="float" office:value="5.448485" calcext:value-type="float">
            <text:p>5.448485</text:p>
          </table:table-cell>
          <table:table-cell office:value-type="float" office:value="11.01972" calcext:value-type="float">
            <text:p>11.01972</text:p>
          </table:table-cell>
          <table:table-cell office:value-type="float" office:value="20.25194" calcext:value-type="float">
            <text:p>20.25194</text:p>
          </table:table-cell>
          <table:table-cell office:value-type="float" office:value="20.22837" calcext:value-type="float">
            <text:p>20.22837</text:p>
          </table:table-cell>
          <table:table-cell office:value-type="float" office:value="19.26511" calcext:value-type="float">
            <text:p>19.26511</text:p>
          </table:table-cell>
          <table:table-cell office:value-type="float" office:value="16.29621" calcext:value-type="float">
            <text:p>16.29621</text:p>
          </table:table-cell>
          <table:table-cell office:value-type="float" office:value="11.87697" calcext:value-type="float">
            <text:p>11.87697</text:p>
          </table:table-cell>
          <table:table-cell office:value-type="float" office:value="6.442348" calcext:value-type="float">
            <text:p>6.442348</text:p>
          </table:table-cell>
          <table:table-cell office:value-type="float" office:value="481.77" calcext:value-type="float">
            <text:p>481.77</text:p>
          </table:table-cell>
          <table:table-cell office:value-type="float" office:value="0" calcext:value-type="float">
            <text:p>0</text:p>
          </table:table-cell>
          <table:table-cell office:value-type="float" office:value="-0.2401443" calcext:value-type="float">
            <text:p>-0.24014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5.041889" calcext:value-type="float">
            <text:p>5.041889</text:p>
          </table:table-cell>
          <table:table-cell office:value-type="float" office:value="451.6068" calcext:value-type="float">
            <text:p>451.6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1617" calcext:value-type="float">
            <text:p>0.2121617</text:p>
          </table:table-cell>
          <table:table-cell office:value-type="float" office:value="13.0935" calcext:value-type="float">
            <text:p>13.0935</text:p>
          </table:table-cell>
          <table:table-cell office:value-type="float" office:value="0.02626477" calcext:value-type="float">
            <text:p>0.02626477</text:p>
          </table:table-cell>
          <table:table-cell office:value-type="float" office:value="0.00677656" calcext:value-type="float">
            <text:p>0.00677656</text:p>
          </table:table-cell>
          <table:table-cell office:value-type="float" office:value="0.3903576" calcext:value-type="float">
            <text:p>0.3903576</text:p>
          </table:table-cell>
          <table:table-cell office:value-type="float" office:value="1.696675" calcext:value-type="float">
            <text:p>1.696675</text:p>
          </table:table-cell>
          <table:table-cell office:value-type="float" office:value="-0.1163951" calcext:value-type="float">
            <text:p>-0.1163951</text:p>
          </table:table-cell>
          <table:table-cell office:value-type="float" office:value="-0.03206101" calcext:value-type="float">
            <text:p>-0.0320610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35929" calcext:value-type="float">
            <text:p>6.35929</text:p>
          </table:table-cell>
          <table:table-cell office:value-type="float" office:value="4.628253" calcext:value-type="float">
            <text:p>4.628253</text:p>
          </table:table-cell>
          <table:table-cell office:value-type="float" office:value="1.93392" calcext:value-type="float">
            <text:p>1.93392</text:p>
          </table:table-cell>
          <table:table-cell office:value-type="float" office:value="0.7723897" calcext:value-type="float">
            <text:p>0.7723897</text:p>
          </table:table-cell>
          <table:table-cell office:value-type="float" office:value="0.353961" calcext:value-type="float">
            <text:p>0.353961</text:p>
          </table:table-cell>
          <table:table-cell office:value-type="float" office:value="0.1004365" calcext:value-type="float">
            <text:p>0.1004365</text:p>
          </table:table-cell>
          <table:table-cell office:value-type="float" office:value="0.03091133" calcext:value-type="float">
            <text:p>0.03091133</text:p>
          </table:table-cell>
          <table:table-cell office:value-type="float" office:value="0.01774076" calcext:value-type="float">
            <text:p>0.01774076</text:p>
          </table:table-cell>
          <table:table-cell office:value-type="float" office:value="0.01799474" calcext:value-type="float">
            <text:p>0.01799474</text:p>
          </table:table-cell>
          <table:table-cell office:value-type="float" office:value="4.927472" calcext:value-type="float">
            <text:p>4.927472</text:p>
          </table:table-cell>
          <table:table-cell office:value-type="float" office:value="10.30268" calcext:value-type="float">
            <text:p>10.30268</text:p>
          </table:table-cell>
          <table:table-cell office:value-type="float" office:value="19.76987" calcext:value-type="float">
            <text:p>19.76987</text:p>
          </table:table-cell>
          <table:table-cell office:value-type="float" office:value="20.16633" calcext:value-type="float">
            <text:p>20.16633</text:p>
          </table:table-cell>
          <table:table-cell office:value-type="float" office:value="19.2599" calcext:value-type="float">
            <text:p>19.2599</text:p>
          </table:table-cell>
          <table:table-cell office:value-type="float" office:value="16.33617" calcext:value-type="float">
            <text:p>16.33617</text:p>
          </table:table-cell>
          <table:table-cell office:value-type="float" office:value="11.9168" calcext:value-type="float">
            <text:p>11.9168</text:p>
          </table:table-cell>
          <table:table-cell office:value-type="float" office:value="6.43381" calcext:value-type="float">
            <text:p>6.43381</text:p>
          </table:table-cell>
          <table:table-cell office:value-type="float" office:value="571.2745" calcext:value-type="float">
            <text:p>571.2745</text:p>
          </table:table-cell>
          <table:table-cell office:value-type="float" office:value="0" calcext:value-type="float">
            <text:p>0</text:p>
          </table:table-cell>
          <table:table-cell office:value-type="float" office:value="-0.2521298" calcext:value-type="float">
            <text:p>-0.25212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5.036113" calcext:value-type="float">
            <text:p>5.036113</text:p>
          </table:table-cell>
          <table:table-cell office:value-type="float" office:value="451.6" calcext:value-type="float">
            <text:p>45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3078" calcext:value-type="float">
            <text:p>0.2263078</text:p>
          </table:table-cell>
          <table:table-cell office:value-type="float" office:value="13.03757" calcext:value-type="float">
            <text:p>13.03757</text:p>
          </table:table-cell>
          <table:table-cell office:value-type="float" office:value="0.02714394" calcext:value-type="float">
            <text:p>0.02714394</text:p>
          </table:table-cell>
          <table:table-cell office:value-type="float" office:value="0.006860394" calcext:value-type="float">
            <text:p>0.006860394</text:p>
          </table:table-cell>
          <table:table-cell office:value-type="float" office:value="0.4024101" calcext:value-type="float">
            <text:p>0.4024101</text:p>
          </table:table-cell>
          <table:table-cell office:value-type="float" office:value="1.736769" calcext:value-type="float">
            <text:p>1.736769</text:p>
          </table:table-cell>
          <table:table-cell office:value-type="float" office:value="-0.1164577" calcext:value-type="float">
            <text:p>-0.1164577</text:p>
          </table:table-cell>
          <table:table-cell office:value-type="float" office:value="-0.0320803" calcext:value-type="float">
            <text:p>-0.0320803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340151" calcext:value-type="float">
            <text:p>6.340151</text:p>
          </table:table-cell>
          <table:table-cell office:value-type="float" office:value="4.936689" calcext:value-type="float">
            <text:p>4.936689</text:p>
          </table:table-cell>
          <table:table-cell office:value-type="float" office:value="2.06406" calcext:value-type="float">
            <text:p>2.06406</text:p>
          </table:table-cell>
          <table:table-cell office:value-type="float" office:value="0.836318" calcext:value-type="float">
            <text:p>0.836318</text:p>
          </table:table-cell>
          <table:table-cell office:value-type="float" office:value="0.3905836" calcext:value-type="float">
            <text:p>0.3905836</text:p>
          </table:table-cell>
          <table:table-cell office:value-type="float" office:value="0.1167619" calcext:value-type="float">
            <text:p>0.1167619</text:p>
          </table:table-cell>
          <table:table-cell office:value-type="float" office:value="0.04328409" calcext:value-type="float">
            <text:p>0.04328409</text:p>
          </table:table-cell>
          <table:table-cell office:value-type="float" office:value="0.01783132" calcext:value-type="float">
            <text:p>0.01783132</text:p>
          </table:table-cell>
          <table:table-cell office:value-type="float" office:value="0.01798273" calcext:value-type="float">
            <text:p>0.01798273</text:p>
          </table:table-cell>
          <table:table-cell office:value-type="float" office:value="4.437704" calcext:value-type="float">
            <text:p>4.437704</text:p>
          </table:table-cell>
          <table:table-cell office:value-type="float" office:value="9.651721" calcext:value-type="float">
            <text:p>9.651721</text:p>
          </table:table-cell>
          <table:table-cell office:value-type="float" office:value="19.30572" calcext:value-type="float">
            <text:p>19.30572</text:p>
          </table:table-cell>
          <table:table-cell office:value-type="float" office:value="20.09855" calcext:value-type="float">
            <text:p>20.09855</text:p>
          </table:table-cell>
          <table:table-cell office:value-type="float" office:value="19.25252" calcext:value-type="float">
            <text:p>19.25252</text:p>
          </table:table-cell>
          <table:table-cell office:value-type="float" office:value="16.37497" calcext:value-type="float">
            <text:p>16.37497</text:p>
          </table:table-cell>
          <table:table-cell office:value-type="float" office:value="11.9564" calcext:value-type="float">
            <text:p>11.9564</text:p>
          </table:table-cell>
          <table:table-cell office:value-type="float" office:value="6.426511" calcext:value-type="float">
            <text:p>6.426511</text:p>
          </table:table-cell>
          <table:table-cell office:value-type="float" office:value="518.502" calcext:value-type="float">
            <text:p>518.502</text:p>
          </table:table-cell>
          <table:table-cell office:value-type="float" office:value="0" calcext:value-type="float">
            <text:p>0</text:p>
          </table:table-cell>
          <table:table-cell office:value-type="float" office:value="-0.2643573" calcext:value-type="float">
            <text:p>-0.26435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5.029964" calcext:value-type="float">
            <text:p>5.029964</text:p>
          </table:table-cell>
          <table:table-cell office:value-type="float" office:value="451.5932" calcext:value-type="float">
            <text:p>451.5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4436" calcext:value-type="float">
            <text:p>0.2384436</text:p>
          </table:table-cell>
          <table:table-cell office:value-type="float" office:value="12.97945" calcext:value-type="float">
            <text:p>12.97945</text:p>
          </table:table-cell>
          <table:table-cell office:value-type="float" office:value="0.02844884" calcext:value-type="float">
            <text:p>0.02844884</text:p>
          </table:table-cell>
          <table:table-cell office:value-type="float" office:value="0.006944846" calcext:value-type="float">
            <text:p>0.006944846</text:p>
          </table:table-cell>
          <table:table-cell office:value-type="float" office:value="0.4167674" calcext:value-type="float">
            <text:p>0.4167674</text:p>
          </table:table-cell>
          <table:table-cell office:value-type="float" office:value="1.776841" calcext:value-type="float">
            <text:p>1.776841</text:p>
          </table:table-cell>
          <table:table-cell office:value-type="float" office:value="-0.1166485" calcext:value-type="float">
            <text:p>-0.1166485</text:p>
          </table:table-cell>
          <table:table-cell office:value-type="float" office:value="-0.03213609" calcext:value-type="float">
            <text:p>-0.03213609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321275" calcext:value-type="float">
            <text:p>6.321275</text:p>
          </table:table-cell>
          <table:table-cell office:value-type="float" office:value="5.203563" calcext:value-type="float">
            <text:p>5.203563</text:p>
          </table:table-cell>
          <table:table-cell office:value-type="float" office:value="2.189511" calcext:value-type="float">
            <text:p>2.189511</text:p>
          </table:table-cell>
          <table:table-cell office:value-type="float" office:value="0.8949257" calcext:value-type="float">
            <text:p>0.8949257</text:p>
          </table:table-cell>
          <table:table-cell office:value-type="float" office:value="0.425518" calcext:value-type="float">
            <text:p>0.425518</text:p>
          </table:table-cell>
          <table:table-cell office:value-type="float" office:value="0.1328415" calcext:value-type="float">
            <text:p>0.1328415</text:p>
          </table:table-cell>
          <table:table-cell office:value-type="float" office:value="0.05542545" calcext:value-type="float">
            <text:p>0.05542545</text:p>
          </table:table-cell>
          <table:table-cell office:value-type="float" office:value="0.01795541" calcext:value-type="float">
            <text:p>0.01795541</text:p>
          </table:table-cell>
          <table:table-cell office:value-type="float" office:value="0.01797042" calcext:value-type="float">
            <text:p>0.01797042</text:p>
          </table:table-cell>
          <table:table-cell office:value-type="float" office:value="4.020232" calcext:value-type="float">
            <text:p>4.020232</text:p>
          </table:table-cell>
          <table:table-cell office:value-type="float" office:value="9.031034" calcext:value-type="float">
            <text:p>9.031034</text:p>
          </table:table-cell>
          <table:table-cell office:value-type="float" office:value="18.83085" calcext:value-type="float">
            <text:p>18.83085</text:p>
          </table:table-cell>
          <table:table-cell office:value-type="float" office:value="20.0162" calcext:value-type="float">
            <text:p>20.0162</text:p>
          </table:table-cell>
          <table:table-cell office:value-type="float" office:value="19.24274" calcext:value-type="float">
            <text:p>19.24274</text:p>
          </table:table-cell>
          <table:table-cell office:value-type="float" office:value="16.41254" calcext:value-type="float">
            <text:p>16.41254</text:p>
          </table:table-cell>
          <table:table-cell office:value-type="float" office:value="11.99578" calcext:value-type="float">
            <text:p>11.99578</text:p>
          </table:table-cell>
          <table:table-cell office:value-type="float" office:value="6.419008" calcext:value-type="float">
            <text:p>6.419008</text:p>
          </table:table-cell>
          <table:table-cell office:value-type="float" office:value="389.4619" calcext:value-type="float">
            <text:p>389.4619</text:p>
          </table:table-cell>
          <table:table-cell office:value-type="float" office:value="0" calcext:value-type="float">
            <text:p>0</text:p>
          </table:table-cell>
          <table:table-cell office:value-type="float" office:value="-0.276676" calcext:value-type="float">
            <text:p>-0.2766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5.023386" calcext:value-type="float">
            <text:p>5.023386</text:p>
          </table:table-cell>
          <table:table-cell office:value-type="float" office:value="451.5864" calcext:value-type="float">
            <text:p>451.5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0233" calcext:value-type="float">
            <text:p>0.2500233</text:p>
          </table:table-cell>
          <table:table-cell office:value-type="float" office:value="12.92368" calcext:value-type="float">
            <text:p>12.92368</text:p>
          </table:table-cell>
          <table:table-cell office:value-type="float" office:value="0.0301895" calcext:value-type="float">
            <text:p>0.0301895</text:p>
          </table:table-cell>
          <table:table-cell office:value-type="float" office:value="0.007029107" calcext:value-type="float">
            <text:p>0.007029107</text:p>
          </table:table-cell>
          <table:table-cell office:value-type="float" office:value="0.4298361" calcext:value-type="float">
            <text:p>0.4298361</text:p>
          </table:table-cell>
          <table:table-cell office:value-type="float" office:value="1.816544" calcext:value-type="float">
            <text:p>1.816544</text:p>
          </table:table-cell>
          <table:table-cell office:value-type="float" office:value="-0.1167982" calcext:value-type="float">
            <text:p>-0.1167982</text:p>
          </table:table-cell>
          <table:table-cell office:value-type="float" office:value="-0.03217848" calcext:value-type="float">
            <text:p>-0.03217848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30241" calcext:value-type="float">
            <text:p>6.30241</text:p>
          </table:table-cell>
          <table:table-cell office:value-type="float" office:value="5.460117" calcext:value-type="float">
            <text:p>5.460117</text:p>
          </table:table-cell>
          <table:table-cell office:value-type="float" office:value="2.314679" calcext:value-type="float">
            <text:p>2.314679</text:p>
          </table:table-cell>
          <table:table-cell office:value-type="float" office:value="0.954798" calcext:value-type="float">
            <text:p>0.954798</text:p>
          </table:table-cell>
          <table:table-cell office:value-type="float" office:value="0.4607366" calcext:value-type="float">
            <text:p>0.4607366</text:p>
          </table:table-cell>
          <table:table-cell office:value-type="float" office:value="0.1486573" calcext:value-type="float">
            <text:p>0.1486573</text:p>
          </table:table-cell>
          <table:table-cell office:value-type="float" office:value="0.06732284" calcext:value-type="float">
            <text:p>0.06732284</text:p>
          </table:table-cell>
          <table:table-cell office:value-type="float" office:value="0.01810894" calcext:value-type="float">
            <text:p>0.01810894</text:p>
          </table:table-cell>
          <table:table-cell office:value-type="float" office:value="0.01795815" calcext:value-type="float">
            <text:p>0.01795815</text:p>
          </table:table-cell>
          <table:table-cell office:value-type="float" office:value="3.632218" calcext:value-type="float">
            <text:p>3.632218</text:p>
          </table:table-cell>
          <table:table-cell office:value-type="float" office:value="8.453736" calcext:value-type="float">
            <text:p>8.453736</text:p>
          </table:table-cell>
          <table:table-cell office:value-type="float" office:value="18.35859" calcext:value-type="float">
            <text:p>18.35859</text:p>
          </table:table-cell>
          <table:table-cell office:value-type="float" office:value="19.92353" calcext:value-type="float">
            <text:p>19.92353</text:p>
          </table:table-cell>
          <table:table-cell office:value-type="float" office:value="19.23036" calcext:value-type="float">
            <text:p>19.23036</text:p>
          </table:table-cell>
          <table:table-cell office:value-type="float" office:value="16.44881" calcext:value-type="float">
            <text:p>16.44881</text:p>
          </table:table-cell>
          <table:table-cell office:value-type="float" office:value="12.03491" calcext:value-type="float">
            <text:p>12.03491</text:p>
          </table:table-cell>
          <table:table-cell office:value-type="float" office:value="6.411634" calcext:value-type="float">
            <text:p>6.411634</text:p>
          </table:table-cell>
          <table:table-cell office:value-type="float" office:value="216.148" calcext:value-type="float">
            <text:p>216.148</text:p>
          </table:table-cell>
          <table:table-cell office:value-type="float" office:value="0" calcext:value-type="float">
            <text:p>0</text:p>
          </table:table-cell>
          <table:table-cell office:value-type="float" office:value="-0.2890746" calcext:value-type="float">
            <text:p>-0.28907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5.016761" calcext:value-type="float">
            <text:p>5.016761</text:p>
          </table:table-cell>
          <table:table-cell office:value-type="float" office:value="451.5797" calcext:value-type="float">
            <text:p>451.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8506" calcext:value-type="float">
            <text:p>0.2638506</text:p>
          </table:table-cell>
          <table:table-cell office:value-type="float" office:value="12.87459" calcext:value-type="float">
            <text:p>12.87459</text:p>
          </table:table-cell>
          <table:table-cell office:value-type="float" office:value="0.03194854" calcext:value-type="float">
            <text:p>0.03194854</text:p>
          </table:table-cell>
          <table:table-cell office:value-type="float" office:value="0.007113987" calcext:value-type="float">
            <text:p>0.007113987</text:p>
          </table:table-cell>
          <table:table-cell office:value-type="float" office:value="0.4379656" calcext:value-type="float">
            <text:p>0.4379656</text:p>
          </table:table-cell>
          <table:table-cell office:value-type="float" office:value="1.856115" calcext:value-type="float">
            <text:p>1.856115</text:p>
          </table:table-cell>
          <table:table-cell office:value-type="float" office:value="-0.1168086" calcext:value-type="float">
            <text:p>-0.1168086</text:p>
          </table:table-cell>
          <table:table-cell office:value-type="float" office:value="-0.03217848" calcext:value-type="float">
            <text:p>-0.03217848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283453" calcext:value-type="float">
            <text:p>6.283453</text:p>
          </table:table-cell>
          <table:table-cell office:value-type="float" office:value="5.719654" calcext:value-type="float">
            <text:p>5.719654</text:p>
          </table:table-cell>
          <table:table-cell office:value-type="float" office:value="2.454606" calcext:value-type="float">
            <text:p>2.454606</text:p>
          </table:table-cell>
          <table:table-cell office:value-type="float" office:value="1.028752" calcext:value-type="float">
            <text:p>1.028752</text:p>
          </table:table-cell>
          <table:table-cell office:value-type="float" office:value="0.4987451" calcext:value-type="float">
            <text:p>0.4987451</text:p>
          </table:table-cell>
          <table:table-cell office:value-type="float" office:value="0.1642525" calcext:value-type="float">
            <text:p>0.1642525</text:p>
          </table:table-cell>
          <table:table-cell office:value-type="float" office:value="0.07897519" calcext:value-type="float">
            <text:p>0.07897519</text:p>
          </table:table-cell>
          <table:table-cell office:value-type="float" office:value="0.01828955" calcext:value-type="float">
            <text:p>0.01828955</text:p>
          </table:table-cell>
          <table:table-cell office:value-type="float" office:value="0.01794572" calcext:value-type="float">
            <text:p>0.01794572</text:p>
          </table:table-cell>
          <table:table-cell office:value-type="float" office:value="3.264777" calcext:value-type="float">
            <text:p>3.264777</text:p>
          </table:table-cell>
          <table:table-cell office:value-type="float" office:value="7.943714" calcext:value-type="float">
            <text:p>7.943714</text:p>
          </table:table-cell>
          <table:table-cell office:value-type="float" office:value="17.91416" calcext:value-type="float">
            <text:p>17.91416</text:p>
          </table:table-cell>
          <table:table-cell office:value-type="float" office:value="19.82563" calcext:value-type="float">
            <text:p>19.82563</text:p>
          </table:table-cell>
          <table:table-cell office:value-type="float" office:value="19.21527" calcext:value-type="float">
            <text:p>19.21527</text:p>
          </table:table-cell>
          <table:table-cell office:value-type="float" office:value="16.48372" calcext:value-type="float">
            <text:p>16.48372</text:p>
          </table:table-cell>
          <table:table-cell office:value-type="float" office:value="12.07381" calcext:value-type="float">
            <text:p>12.07381</text:p>
          </table:table-cell>
          <table:table-cell office:value-type="float" office:value="6.404195" calcext:value-type="float">
            <text:p>6.404195</text:p>
          </table:table-cell>
          <table:table-cell office:value-type="float" office:value="115.8655" calcext:value-type="float">
            <text:p>115.8655</text:p>
          </table:table-cell>
          <table:table-cell office:value-type="float" office:value="0" calcext:value-type="float">
            <text:p>0</text:p>
          </table:table-cell>
          <table:table-cell office:value-type="float" office:value="-0.3015655" calcext:value-type="float">
            <text:p>-0.30156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5.011528" calcext:value-type="float">
            <text:p>5.011528</text:p>
          </table:table-cell>
          <table:table-cell office:value-type="float" office:value="451.5729" calcext:value-type="float">
            <text:p>451.5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512" calcext:value-type="float">
            <text:p>0.279512</text:p>
          </table:table-cell>
          <table:table-cell office:value-type="float" office:value="12.82926" calcext:value-type="float">
            <text:p>12.82926</text:p>
          </table:table-cell>
          <table:table-cell office:value-type="float" office:value="0.0323974" calcext:value-type="float">
            <text:p>0.0323974</text:p>
          </table:table-cell>
          <table:table-cell office:value-type="float" office:value="0.007199638" calcext:value-type="float">
            <text:p>0.007199638</text:p>
          </table:table-cell>
          <table:table-cell office:value-type="float" office:value="0.4397114" calcext:value-type="float">
            <text:p>0.4397114</text:p>
          </table:table-cell>
          <table:table-cell office:value-type="float" office:value="1.89569" calcext:value-type="float">
            <text:p>1.89569</text:p>
          </table:table-cell>
          <table:table-cell office:value-type="float" office:value="-0.1168196" calcext:value-type="float">
            <text:p>-0.1168196</text:p>
          </table:table-cell>
          <table:table-cell office:value-type="float" office:value="-0.03217848" calcext:value-type="float">
            <text:p>-0.03217848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264852" calcext:value-type="float">
            <text:p>6.264852</text:p>
          </table:table-cell>
          <table:table-cell office:value-type="float" office:value="5.958791" calcext:value-type="float">
            <text:p>5.958791</text:p>
          </table:table-cell>
          <table:table-cell office:value-type="float" office:value="2.588229" calcext:value-type="float">
            <text:p>2.588229</text:p>
          </table:table-cell>
          <table:table-cell office:value-type="float" office:value="1.10272" calcext:value-type="float">
            <text:p>1.10272</text:p>
          </table:table-cell>
          <table:table-cell office:value-type="float" office:value="0.5369481" calcext:value-type="float">
            <text:p>0.5369481</text:p>
          </table:table-cell>
          <table:table-cell office:value-type="float" office:value="0.1796647" calcext:value-type="float">
            <text:p>0.1796647</text:p>
          </table:table-cell>
          <table:table-cell office:value-type="float" office:value="0.09038256" calcext:value-type="float">
            <text:p>0.09038256</text:p>
          </table:table-cell>
          <table:table-cell office:value-type="float" office:value="0.018495" calcext:value-type="float">
            <text:p>0.018495</text:p>
          </table:table-cell>
          <table:table-cell office:value-type="float" office:value="0.01793304" calcext:value-type="float">
            <text:p>0.01793304</text:p>
          </table:table-cell>
          <table:table-cell office:value-type="float" office:value="2.942689" calcext:value-type="float">
            <text:p>2.942689</text:p>
          </table:table-cell>
          <table:table-cell office:value-type="float" office:value="7.454603" calcext:value-type="float">
            <text:p>7.454603</text:p>
          </table:table-cell>
          <table:table-cell office:value-type="float" office:value="17.4724" calcext:value-type="float">
            <text:p>17.4724</text:p>
          </table:table-cell>
          <table:table-cell office:value-type="float" office:value="19.71795" calcext:value-type="float">
            <text:p>19.71795</text:p>
          </table:table-cell>
          <table:table-cell office:value-type="float" office:value="19.1974" calcext:value-type="float">
            <text:p>19.1974</text:p>
          </table:table-cell>
          <table:table-cell office:value-type="float" office:value="16.51719" calcext:value-type="float">
            <text:p>16.51719</text:p>
          </table:table-cell>
          <table:table-cell office:value-type="float" office:value="12.11248" calcext:value-type="float">
            <text:p>12.11248</text:p>
          </table:table-cell>
          <table:table-cell office:value-type="float" office:value="6.396561" calcext:value-type="float">
            <text:p>6.396561</text:p>
          </table:table-cell>
          <table:table-cell office:value-type="float" office:value="212.7704" calcext:value-type="float">
            <text:p>212.7704</text:p>
          </table:table-cell>
          <table:table-cell office:value-type="float" office:value="0" calcext:value-type="float">
            <text:p>0</text:p>
          </table:table-cell>
          <table:table-cell office:value-type="float" office:value="-0.3141696" calcext:value-type="float">
            <text:p>-0.31416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5.00555" calcext:value-type="float">
            <text:p>5.00555</text:p>
          </table:table-cell>
          <table:table-cell office:value-type="float" office:value="451.5663" calcext:value-type="float">
            <text:p>451.5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3511" calcext:value-type="float">
            <text:p>0.2913511</text:p>
          </table:table-cell>
          <table:table-cell office:value-type="float" office:value="12.77922" calcext:value-type="float">
            <text:p>12.77922</text:p>
          </table:table-cell>
          <table:table-cell office:value-type="float" office:value="0.03364114" calcext:value-type="float">
            <text:p>0.03364114</text:p>
          </table:table-cell>
          <table:table-cell office:value-type="float" office:value="0.007284076" calcext:value-type="float">
            <text:p>0.007284076</text:p>
          </table:table-cell>
          <table:table-cell office:value-type="float" office:value="0.446022" calcext:value-type="float">
            <text:p>0.446022</text:p>
          </table:table-cell>
          <table:table-cell office:value-type="float" office:value="1.934451" calcext:value-type="float">
            <text:p>1.934451</text:p>
          </table:table-cell>
          <table:table-cell office:value-type="float" office:value="-0.1169612" calcext:value-type="float">
            <text:p>-0.1169612</text:p>
          </table:table-cell>
          <table:table-cell office:value-type="float" office:value="-0.03222271" calcext:value-type="float">
            <text:p>-0.0322227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246443" calcext:value-type="float">
            <text:p>6.246443</text:p>
          </table:table-cell>
          <table:table-cell office:value-type="float" office:value="6.151103" calcext:value-type="float">
            <text:p>6.151103</text:p>
          </table:table-cell>
          <table:table-cell office:value-type="float" office:value="2.707979" calcext:value-type="float">
            <text:p>2.707979</text:p>
          </table:table-cell>
          <table:table-cell office:value-type="float" office:value="1.161152" calcext:value-type="float">
            <text:p>1.161152</text:p>
          </table:table-cell>
          <table:table-cell office:value-type="float" office:value="0.5718438" calcext:value-type="float">
            <text:p>0.5718438</text:p>
          </table:table-cell>
          <table:table-cell office:value-type="float" office:value="0.1948741" calcext:value-type="float">
            <text:p>0.1948741</text:p>
          </table:table-cell>
          <table:table-cell office:value-type="float" office:value="0.1015453" calcext:value-type="float">
            <text:p>0.1015453</text:p>
          </table:table-cell>
          <table:table-cell office:value-type="float" office:value="0.01872416" calcext:value-type="float">
            <text:p>0.01872416</text:p>
          </table:table-cell>
          <table:table-cell office:value-type="float" office:value="0.01791951" calcext:value-type="float">
            <text:p>0.01791951</text:p>
          </table:table-cell>
          <table:table-cell office:value-type="float" office:value="2.677121" calcext:value-type="float">
            <text:p>2.677121</text:p>
          </table:table-cell>
          <table:table-cell office:value-type="float" office:value="6.978222" calcext:value-type="float">
            <text:p>6.978222</text:p>
          </table:table-cell>
          <table:table-cell office:value-type="float" office:value="17.00384" calcext:value-type="float">
            <text:p>17.00384</text:p>
          </table:table-cell>
          <table:table-cell office:value-type="float" office:value="19.59404" calcext:value-type="float">
            <text:p>19.59404</text:p>
          </table:table-cell>
          <table:table-cell office:value-type="float" office:value="19.17661" calcext:value-type="float">
            <text:p>19.17661</text:p>
          </table:table-cell>
          <table:table-cell office:value-type="float" office:value="16.54951" calcext:value-type="float">
            <text:p>16.54951</text:p>
          </table:table-cell>
          <table:table-cell office:value-type="float" office:value="12.15173" calcext:value-type="float">
            <text:p>12.15173</text:p>
          </table:table-cell>
          <table:table-cell office:value-type="float" office:value="6.389422" calcext:value-type="float">
            <text:p>6.389422</text:p>
          </table:table-cell>
          <table:table-cell office:value-type="float" office:value="160.129" calcext:value-type="float">
            <text:p>160.129</text:p>
          </table:table-cell>
          <table:table-cell office:value-type="float" office:value="0" calcext:value-type="float">
            <text:p>0</text:p>
          </table:table-cell>
          <table:table-cell office:value-type="float" office:value="-0.326927" calcext:value-type="float">
            <text:p>-0.3269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4.99952" calcext:value-type="float">
            <text:p>4.99952</text:p>
          </table:table-cell>
          <table:table-cell office:value-type="float" office:value="451.5596" calcext:value-type="float">
            <text:p>451.5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49566" calcext:value-type="float">
            <text:p>0.3049566</text:p>
          </table:table-cell>
          <table:table-cell office:value-type="float" office:value="12.73308" calcext:value-type="float">
            <text:p>12.73308</text:p>
          </table:table-cell>
          <table:table-cell office:value-type="float" office:value="0.03490002" calcext:value-type="float">
            <text:p>0.03490002</text:p>
          </table:table-cell>
          <table:table-cell office:value-type="float" office:value="0.007368408" calcext:value-type="float">
            <text:p>0.007368408</text:p>
          </table:table-cell>
          <table:table-cell office:value-type="float" office:value="0.4509996" calcext:value-type="float">
            <text:p>0.4509996</text:p>
          </table:table-cell>
          <table:table-cell office:value-type="float" office:value="1.97272" calcext:value-type="float">
            <text:p>1.97272</text:p>
          </table:table-cell>
          <table:table-cell office:value-type="float" office:value="-0.1169679" calcext:value-type="float">
            <text:p>-0.1169679</text:p>
          </table:table-cell>
          <table:table-cell office:value-type="float" office:value="-0.03222271" calcext:value-type="float">
            <text:p>-0.0322227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227935" calcext:value-type="float">
            <text:p>6.227935</text:p>
          </table:table-cell>
          <table:table-cell office:value-type="float" office:value="6.357233" calcext:value-type="float">
            <text:p>6.357233</text:p>
          </table:table-cell>
          <table:table-cell office:value-type="float" office:value="2.83731" calcext:value-type="float">
            <text:p>2.83731</text:p>
          </table:table-cell>
          <table:table-cell office:value-type="float" office:value="1.234142" calcext:value-type="float">
            <text:p>1.234142</text:p>
          </table:table-cell>
          <table:table-cell office:value-type="float" office:value="0.6101244" calcext:value-type="float">
            <text:p>0.6101244</text:p>
          </table:table-cell>
          <table:table-cell office:value-type="float" office:value="0.2098895" calcext:value-type="float">
            <text:p>0.2098895</text:p>
          </table:table-cell>
          <table:table-cell office:value-type="float" office:value="0.1124601" calcext:value-type="float">
            <text:p>0.1124601</text:p>
          </table:table-cell>
          <table:table-cell office:value-type="float" office:value="0.01897753" calcext:value-type="float">
            <text:p>0.01897753</text:p>
          </table:table-cell>
          <table:table-cell office:value-type="float" office:value="0.01790363" calcext:value-type="float">
            <text:p>0.01790363</text:p>
          </table:table-cell>
          <table:table-cell office:value-type="float" office:value="2.415294" calcext:value-type="float">
            <text:p>2.415294</text:p>
          </table:table-cell>
          <table:table-cell office:value-type="float" office:value="6.555027" calcext:value-type="float">
            <text:p>6.555027</text:p>
          </table:table-cell>
          <table:table-cell office:value-type="float" office:value="16.5688" calcext:value-type="float">
            <text:p>16.5688</text:p>
          </table:table-cell>
          <table:table-cell office:value-type="float" office:value="19.46708" calcext:value-type="float">
            <text:p>19.46708</text:p>
          </table:table-cell>
          <table:table-cell office:value-type="float" office:value="19.15269" calcext:value-type="float">
            <text:p>19.15269</text:p>
          </table:table-cell>
          <table:table-cell office:value-type="float" office:value="16.58113" calcext:value-type="float">
            <text:p>16.58113</text:p>
          </table:table-cell>
          <table:table-cell office:value-type="float" office:value="12.19252" calcext:value-type="float">
            <text:p>12.19252</text:p>
          </table:table-cell>
          <table:table-cell office:value-type="float" office:value="6.382535" calcext:value-type="float">
            <text:p>6.382535</text:p>
          </table:table-cell>
          <table:table-cell office:value-type="float" office:value="128.8234" calcext:value-type="float">
            <text:p>128.8234</text:p>
          </table:table-cell>
          <table:table-cell office:value-type="float" office:value="0" calcext:value-type="float">
            <text:p>0</text:p>
          </table:table-cell>
          <table:table-cell office:value-type="float" office:value="-0.3397369" calcext:value-type="float">
            <text:p>-0.33973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4.993848" calcext:value-type="float">
            <text:p>4.993848</text:p>
          </table:table-cell>
          <table:table-cell office:value-type="float" office:value="451.553" calcext:value-type="float">
            <text:p>451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6182" calcext:value-type="float">
            <text:p>0.3186182</text:p>
          </table:table-cell>
          <table:table-cell office:value-type="float" office:value="12.6884" calcext:value-type="float">
            <text:p>12.6884</text:p>
          </table:table-cell>
          <table:table-cell office:value-type="float" office:value="0.03585265" calcext:value-type="float">
            <text:p>0.03585265</text:p>
          </table:table-cell>
          <table:table-cell office:value-type="float" office:value="0.007452417" calcext:value-type="float">
            <text:p>0.007452417</text:p>
          </table:table-cell>
          <table:table-cell office:value-type="float" office:value="0.4547689" calcext:value-type="float">
            <text:p>0.4547689</text:p>
          </table:table-cell>
          <table:table-cell office:value-type="float" office:value="2.009726" calcext:value-type="float">
            <text:p>2.009726</text:p>
          </table:table-cell>
          <table:table-cell office:value-type="float" office:value="-0.1169745" calcext:value-type="float">
            <text:p>-0.1169745</text:p>
          </table:table-cell>
          <table:table-cell office:value-type="float" office:value="-0.03222271" calcext:value-type="float">
            <text:p>-0.0322227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209662" calcext:value-type="float">
            <text:p>6.209662</text:p>
          </table:table-cell>
          <table:table-cell office:value-type="float" office:value="6.546722" calcext:value-type="float">
            <text:p>6.546722</text:p>
          </table:table-cell>
          <table:table-cell office:value-type="float" office:value="2.960124" calcext:value-type="float">
            <text:p>2.960124</text:p>
          </table:table-cell>
          <table:table-cell office:value-type="float" office:value="1.306189" calcext:value-type="float">
            <text:p>1.306189</text:p>
          </table:table-cell>
          <table:table-cell office:value-type="float" office:value="0.6485965" calcext:value-type="float">
            <text:p>0.6485965</text:p>
          </table:table-cell>
          <table:table-cell office:value-type="float" office:value="0.2247632" calcext:value-type="float">
            <text:p>0.2247632</text:p>
          </table:table-cell>
          <table:table-cell office:value-type="float" office:value="0.1231329" calcext:value-type="float">
            <text:p>0.1231329</text:p>
          </table:table-cell>
          <table:table-cell office:value-type="float" office:value="0.01925298" calcext:value-type="float">
            <text:p>0.01925298</text:p>
          </table:table-cell>
          <table:table-cell office:value-type="float" office:value="0.0178915" calcext:value-type="float">
            <text:p>0.0178915</text:p>
          </table:table-cell>
          <table:table-cell office:value-type="float" office:value="2.180508" calcext:value-type="float">
            <text:p>2.180508</text:p>
          </table:table-cell>
          <table:table-cell office:value-type="float" office:value="6.150247" calcext:value-type="float">
            <text:p>6.150247</text:p>
          </table:table-cell>
          <table:table-cell office:value-type="float" office:value="16.13601" calcext:value-type="float">
            <text:p>16.13601</text:p>
          </table:table-cell>
          <table:table-cell office:value-type="float" office:value="19.3309" calcext:value-type="float">
            <text:p>19.3309</text:p>
          </table:table-cell>
          <table:table-cell office:value-type="float" office:value="19.12573" calcext:value-type="float">
            <text:p>19.12573</text:p>
          </table:table-cell>
          <table:table-cell office:value-type="float" office:value="16.61151" calcext:value-type="float">
            <text:p>16.61151</text:p>
          </table:table-cell>
          <table:table-cell office:value-type="float" office:value="12.23368" calcext:value-type="float">
            <text:p>12.23368</text:p>
          </table:table-cell>
          <table:table-cell office:value-type="float" office:value="6.380424" calcext:value-type="float">
            <text:p>6.380424</text:p>
          </table:table-cell>
          <table:table-cell office:value-type="float" office:value="140.1614" calcext:value-type="float">
            <text:p>140.1614</text:p>
          </table:table-cell>
          <table:table-cell office:value-type="float" office:value="0" calcext:value-type="float">
            <text:p>0</text:p>
          </table:table-cell>
          <table:table-cell office:value-type="float" office:value="-0.3526009" calcext:value-type="float">
            <text:p>-0.35260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4.988047" calcext:value-type="float">
            <text:p>4.988047</text:p>
          </table:table-cell>
          <table:table-cell office:value-type="float" office:value="451.5464" calcext:value-type="float">
            <text:p>451.5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7291" calcext:value-type="float">
            <text:p>0.3317291</text:p>
          </table:table-cell>
          <table:table-cell office:value-type="float" office:value="12.6441" calcext:value-type="float">
            <text:p>12.6441</text:p>
          </table:table-cell>
          <table:table-cell office:value-type="float" office:value="0.03695422" calcext:value-type="float">
            <text:p>0.03695422</text:p>
          </table:table-cell>
          <table:table-cell office:value-type="float" office:value="0.007535741" calcext:value-type="float">
            <text:p>0.007535741</text:p>
          </table:table-cell>
          <table:table-cell office:value-type="float" office:value="0.4590221" calcext:value-type="float">
            <text:p>0.4590221</text:p>
          </table:table-cell>
          <table:table-cell office:value-type="float" office:value="2.045963" calcext:value-type="float">
            <text:p>2.045963</text:p>
          </table:table-cell>
          <table:table-cell office:value-type="float" office:value="-0.1169817" calcext:value-type="float">
            <text:p>-0.1169817</text:p>
          </table:table-cell>
          <table:table-cell office:value-type="float" office:value="-0.03222271" calcext:value-type="float">
            <text:p>-0.0322227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191493" calcext:value-type="float">
            <text:p>6.191493</text:p>
          </table:table-cell>
          <table:table-cell office:value-type="float" office:value="6.724139" calcext:value-type="float">
            <text:p>6.724139</text:p>
          </table:table-cell>
          <table:table-cell office:value-type="float" office:value="3.081288" calcext:value-type="float">
            <text:p>3.081288</text:p>
          </table:table-cell>
          <table:table-cell office:value-type="float" office:value="1.378178" calcext:value-type="float">
            <text:p>1.378178</text:p>
          </table:table-cell>
          <table:table-cell office:value-type="float" office:value="0.6871981" calcext:value-type="float">
            <text:p>0.6871981</text:p>
          </table:table-cell>
          <table:table-cell office:value-type="float" office:value="0.2394979" calcext:value-type="float">
            <text:p>0.2394979</text:p>
          </table:table-cell>
          <table:table-cell office:value-type="float" office:value="0.1335571" calcext:value-type="float">
            <text:p>0.1335571</text:p>
          </table:table-cell>
          <table:table-cell office:value-type="float" office:value="0.01954943" calcext:value-type="float">
            <text:p>0.01954943</text:p>
          </table:table-cell>
          <table:table-cell office:value-type="float" office:value="0.01788016" calcext:value-type="float">
            <text:p>0.01788016</text:p>
          </table:table-cell>
          <table:table-cell office:value-type="float" office:value="1.969753" calcext:value-type="float">
            <text:p>1.969753</text:p>
          </table:table-cell>
          <table:table-cell office:value-type="float" office:value="5.771952" calcext:value-type="float">
            <text:p>5.771952</text:p>
          </table:table-cell>
          <table:table-cell office:value-type="float" office:value="15.70796" calcext:value-type="float">
            <text:p>15.70796</text:p>
          </table:table-cell>
          <table:table-cell office:value-type="float" office:value="19.1856" calcext:value-type="float">
            <text:p>19.1856</text:p>
          </table:table-cell>
          <table:table-cell office:value-type="float" office:value="19.09603" calcext:value-type="float">
            <text:p>19.09603</text:p>
          </table:table-cell>
          <table:table-cell office:value-type="float" office:value="16.64011" calcext:value-type="float">
            <text:p>16.64011</text:p>
          </table:table-cell>
          <table:table-cell office:value-type="float" office:value="12.27498" calcext:value-type="float">
            <text:p>12.27498</text:p>
          </table:table-cell>
          <table:table-cell office:value-type="float" office:value="6.379553" calcext:value-type="float">
            <text:p>6.379553</text:p>
          </table:table-cell>
          <table:table-cell office:value-type="float" office:value="120.5269" calcext:value-type="float">
            <text:p>120.5269</text:p>
          </table:table-cell>
          <table:table-cell office:value-type="float" office:value="0" calcext:value-type="float">
            <text:p>0</text:p>
          </table:table-cell>
          <table:table-cell office:value-type="float" office:value="-0.3654593" calcext:value-type="float">
            <text:p>-0.36545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4.982109" calcext:value-type="float">
            <text:p>4.982109</text:p>
          </table:table-cell>
          <table:table-cell office:value-type="float" office:value="451.5399" calcext:value-type="float">
            <text:p>451.5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6631" calcext:value-type="float">
            <text:p>0.3446631</text:p>
          </table:table-cell>
          <table:table-cell office:value-type="float" office:value="12.60007" calcext:value-type="float">
            <text:p>12.60007</text:p>
          </table:table-cell>
          <table:table-cell office:value-type="float" office:value="0.03817028" calcext:value-type="float">
            <text:p>0.03817028</text:p>
          </table:table-cell>
          <table:table-cell office:value-type="float" office:value="0.007619062" calcext:value-type="float">
            <text:p>0.007619062</text:p>
          </table:table-cell>
          <table:table-cell office:value-type="float" office:value="0.4629599" calcext:value-type="float">
            <text:p>0.4629599</text:p>
          </table:table-cell>
          <table:table-cell office:value-type="float" office:value="2.081928" calcext:value-type="float">
            <text:p>2.081928</text:p>
          </table:table-cell>
          <table:table-cell office:value-type="float" office:value="-0.1170393" calcext:value-type="float">
            <text:p>-0.1170393</text:p>
          </table:table-cell>
          <table:table-cell office:value-type="float" office:value="-0.03222271" calcext:value-type="float">
            <text:p>-0.0322227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173293" calcext:value-type="float">
            <text:p>6.173293</text:p>
          </table:table-cell>
          <table:table-cell office:value-type="float" office:value="6.892029" calcext:value-type="float">
            <text:p>6.892029</text:p>
          </table:table-cell>
          <table:table-cell office:value-type="float" office:value="3.199371" calcext:value-type="float">
            <text:p>3.199371</text:p>
          </table:table-cell>
          <table:table-cell office:value-type="float" office:value="1.450218" calcext:value-type="float">
            <text:p>1.450218</text:p>
          </table:table-cell>
          <table:table-cell office:value-type="float" office:value="0.7259346" calcext:value-type="float">
            <text:p>0.7259346</text:p>
          </table:table-cell>
          <table:table-cell office:value-type="float" office:value="0.2540996" calcext:value-type="float">
            <text:p>0.2540996</text:p>
          </table:table-cell>
          <table:table-cell office:value-type="float" office:value="0.1437331" calcext:value-type="float">
            <text:p>0.1437331</text:p>
          </table:table-cell>
          <table:table-cell office:value-type="float" office:value="0.01986559" calcext:value-type="float">
            <text:p>0.01986559</text:p>
          </table:table-cell>
          <table:table-cell office:value-type="float" office:value="0.01786862" calcext:value-type="float">
            <text:p>0.01786862</text:p>
          </table:table-cell>
          <table:table-cell office:value-type="float" office:value="1.781629" calcext:value-type="float">
            <text:p>1.781629</text:p>
          </table:table-cell>
          <table:table-cell office:value-type="float" office:value="5.417609" calcext:value-type="float">
            <text:p>5.417609</text:p>
          </table:table-cell>
          <table:table-cell office:value-type="float" office:value="15.28408" calcext:value-type="float">
            <text:p>15.28408</text:p>
          </table:table-cell>
          <table:table-cell office:value-type="float" office:value="19.03163" calcext:value-type="float">
            <text:p>19.03163</text:p>
          </table:table-cell>
          <table:table-cell office:value-type="float" office:value="19.06338" calcext:value-type="float">
            <text:p>19.06338</text:p>
          </table:table-cell>
          <table:table-cell office:value-type="float" office:value="16.6666" calcext:value-type="float">
            <text:p>16.6666</text:p>
          </table:table-cell>
          <table:table-cell office:value-type="float" office:value="12.3163" calcext:value-type="float">
            <text:p>12.3163</text:p>
          </table:table-cell>
          <table:table-cell office:value-type="float" office:value="6.378691" calcext:value-type="float">
            <text:p>6.378691</text:p>
          </table:table-cell>
          <table:table-cell office:value-type="float" office:value="102.3384" calcext:value-type="float">
            <text:p>102.3384</text:p>
          </table:table-cell>
          <table:table-cell office:value-type="float" office:value="0" calcext:value-type="float">
            <text:p>0</text:p>
          </table:table-cell>
          <table:table-cell office:value-type="float" office:value="-0.3781886" calcext:value-type="float">
            <text:p>-0.37818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4.976447" calcext:value-type="float">
            <text:p>4.976447</text:p>
          </table:table-cell>
          <table:table-cell office:value-type="float" office:value="451.5334" calcext:value-type="float">
            <text:p>451.5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5732" calcext:value-type="float">
            <text:p>0.3575732</text:p>
          </table:table-cell>
          <table:table-cell office:value-type="float" office:value="12.55602" calcext:value-type="float">
            <text:p>12.55602</text:p>
          </table:table-cell>
          <table:table-cell office:value-type="float" office:value="0.03916769" calcext:value-type="float">
            <text:p>0.03916769</text:p>
          </table:table-cell>
          <table:table-cell office:value-type="float" office:value="0.007702315" calcext:value-type="float">
            <text:p>0.007702315</text:p>
          </table:table-cell>
          <table:table-cell office:value-type="float" office:value="0.4661589" calcext:value-type="float">
            <text:p>0.4661589</text:p>
          </table:table-cell>
          <table:table-cell office:value-type="float" office:value="2.117554" calcext:value-type="float">
            <text:p>2.117554</text:p>
          </table:table-cell>
          <table:table-cell office:value-type="float" office:value="-0.117136" calcext:value-type="float">
            <text:p>-0.117136</text:p>
          </table:table-cell>
          <table:table-cell office:value-type="float" office:value="-0.03222271" calcext:value-type="float">
            <text:p>-0.0322227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155345" calcext:value-type="float">
            <text:p>6.155345</text:p>
          </table:table-cell>
          <table:table-cell office:value-type="float" office:value="7.046575" calcext:value-type="float">
            <text:p>7.046575</text:p>
          </table:table-cell>
          <table:table-cell office:value-type="float" office:value="3.309179" calcext:value-type="float">
            <text:p>3.309179</text:p>
          </table:table-cell>
          <table:table-cell office:value-type="float" office:value="1.520993" calcext:value-type="float">
            <text:p>1.520993</text:p>
          </table:table-cell>
          <table:table-cell office:value-type="float" office:value="0.7647871" calcext:value-type="float">
            <text:p>0.7647871</text:p>
          </table:table-cell>
          <table:table-cell office:value-type="float" office:value="0.2685865" calcext:value-type="float">
            <text:p>0.2685865</text:p>
          </table:table-cell>
          <table:table-cell office:value-type="float" office:value="0.1536918" calcext:value-type="float">
            <text:p>0.1536918</text:p>
          </table:table-cell>
          <table:table-cell office:value-type="float" office:value="0.0201988" calcext:value-type="float">
            <text:p>0.0201988</text:p>
          </table:table-cell>
          <table:table-cell office:value-type="float" office:value="0.017857" calcext:value-type="float">
            <text:p>0.017857</text:p>
          </table:table-cell>
          <table:table-cell office:value-type="float" office:value="1.611686" calcext:value-type="float">
            <text:p>1.611686</text:p>
          </table:table-cell>
          <table:table-cell office:value-type="float" office:value="5.079664" calcext:value-type="float">
            <text:p>5.079664</text:p>
          </table:table-cell>
          <table:table-cell office:value-type="float" office:value="14.86059" calcext:value-type="float">
            <text:p>14.86059</text:p>
          </table:table-cell>
          <table:table-cell office:value-type="float" office:value="18.86877" calcext:value-type="float">
            <text:p>18.86877</text:p>
          </table:table-cell>
          <table:table-cell office:value-type="float" office:value="19.02735" calcext:value-type="float">
            <text:p>19.02735</text:p>
          </table:table-cell>
          <table:table-cell office:value-type="float" office:value="16.69168" calcext:value-type="float">
            <text:p>16.69168</text:p>
          </table:table-cell>
          <table:table-cell office:value-type="float" office:value="12.35766" calcext:value-type="float">
            <text:p>12.35766</text:p>
          </table:table-cell>
          <table:table-cell office:value-type="float" office:value="6.377965" calcext:value-type="float">
            <text:p>6.377965</text:p>
          </table:table-cell>
          <table:table-cell office:value-type="float" office:value="120.4314" calcext:value-type="float">
            <text:p>120.4314</text:p>
          </table:table-cell>
          <table:table-cell office:value-type="float" office:value="0" calcext:value-type="float">
            <text:p>0</text:p>
          </table:table-cell>
          <table:table-cell office:value-type="float" office:value="-0.3907584" calcext:value-type="float">
            <text:p>-0.39075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4.970751" calcext:value-type="float">
            <text:p>4.970751</text:p>
          </table:table-cell>
          <table:table-cell office:value-type="float" office:value="451.527" calcext:value-type="float">
            <text:p>451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02011" calcext:value-type="float">
            <text:p>0.3702011</text:p>
          </table:table-cell>
          <table:table-cell office:value-type="float" office:value="12.51181" calcext:value-type="float">
            <text:p>12.51181</text:p>
          </table:table-cell>
          <table:table-cell office:value-type="float" office:value="0.04021077" calcext:value-type="float">
            <text:p>0.04021077</text:p>
          </table:table-cell>
          <table:table-cell office:value-type="float" office:value="0.007786437" calcext:value-type="float">
            <text:p>0.007786437</text:p>
          </table:table-cell>
          <table:table-cell office:value-type="float" office:value="0.4694464" calcext:value-type="float">
            <text:p>0.4694464</text:p>
          </table:table-cell>
          <table:table-cell office:value-type="float" office:value="2.153152" calcext:value-type="float">
            <text:p>2.153152</text:p>
          </table:table-cell>
          <table:table-cell office:value-type="float" office:value="-0.1172861" calcext:value-type="float">
            <text:p>-0.1172861</text:p>
          </table:table-cell>
          <table:table-cell office:value-type="float" office:value="-0.03222271" calcext:value-type="float">
            <text:p>-0.0322227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137496" calcext:value-type="float">
            <text:p>6.137496</text:p>
          </table:table-cell>
          <table:table-cell office:value-type="float" office:value="7.189262" calcext:value-type="float">
            <text:p>7.189262</text:p>
          </table:table-cell>
          <table:table-cell office:value-type="float" office:value="3.418856" calcext:value-type="float">
            <text:p>3.418856</text:p>
          </table:table-cell>
          <table:table-cell office:value-type="float" office:value="1.592091" calcext:value-type="float">
            <text:p>1.592091</text:p>
          </table:table-cell>
          <table:table-cell office:value-type="float" office:value="0.8037434" calcext:value-type="float">
            <text:p>0.8037434</text:p>
          </table:table-cell>
          <table:table-cell office:value-type="float" office:value="0.2829743" calcext:value-type="float">
            <text:p>0.2829743</text:p>
          </table:table-cell>
          <table:table-cell office:value-type="float" office:value="0.1634427" calcext:value-type="float">
            <text:p>0.1634427</text:p>
          </table:table-cell>
          <table:table-cell office:value-type="float" office:value="0.02054748" calcext:value-type="float">
            <text:p>0.02054748</text:p>
          </table:table-cell>
          <table:table-cell office:value-type="float" office:value="0.01784498" calcext:value-type="float">
            <text:p>0.01784498</text:p>
          </table:table-cell>
          <table:table-cell office:value-type="float" office:value="1.457599" calcext:value-type="float">
            <text:p>1.457599</text:p>
          </table:table-cell>
          <table:table-cell office:value-type="float" office:value="4.771769" calcext:value-type="float">
            <text:p>4.771769</text:p>
          </table:table-cell>
          <table:table-cell office:value-type="float" office:value="14.44155" calcext:value-type="float">
            <text:p>14.44155</text:p>
          </table:table-cell>
          <table:table-cell office:value-type="float" office:value="18.69791" calcext:value-type="float">
            <text:p>18.69791</text:p>
          </table:table-cell>
          <table:table-cell office:value-type="float" office:value="18.98788" calcext:value-type="float">
            <text:p>18.98788</text:p>
          </table:table-cell>
          <table:table-cell office:value-type="float" office:value="16.71529" calcext:value-type="float">
            <text:p>16.71529</text:p>
          </table:table-cell>
          <table:table-cell office:value-type="float" office:value="12.399" calcext:value-type="float">
            <text:p>12.399</text:p>
          </table:table-cell>
          <table:table-cell office:value-type="float" office:value="6.376955" calcext:value-type="float">
            <text:p>6.376955</text:p>
          </table:table-cell>
          <table:table-cell office:value-type="float" office:value="125.9732" calcext:value-type="float">
            <text:p>125.9732</text:p>
          </table:table-cell>
          <table:table-cell office:value-type="float" office:value="0" calcext:value-type="float">
            <text:p>0</text:p>
          </table:table-cell>
          <table:table-cell office:value-type="float" office:value="-0.4031815" calcext:value-type="float">
            <text:p>-0.40318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4.965147" calcext:value-type="float">
            <text:p>4.965147</text:p>
          </table:table-cell>
          <table:table-cell office:value-type="float" office:value="451.5206" calcext:value-type="float">
            <text:p>451.5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5802" calcext:value-type="float">
            <text:p>0.3825802</text:p>
          </table:table-cell>
          <table:table-cell office:value-type="float" office:value="12.46784" calcext:value-type="float">
            <text:p>12.46784</text:p>
          </table:table-cell>
          <table:table-cell office:value-type="float" office:value="0.0412039" calcext:value-type="float">
            <text:p>0.0412039</text:p>
          </table:table-cell>
          <table:table-cell office:value-type="float" office:value="0.00787028" calcext:value-type="float">
            <text:p>0.00787028</text:p>
          </table:table-cell>
          <table:table-cell office:value-type="float" office:value="0.4726257" calcext:value-type="float">
            <text:p>0.4726257</text:p>
          </table:table-cell>
          <table:table-cell office:value-type="float" office:value="2.188268" calcext:value-type="float">
            <text:p>2.188268</text:p>
          </table:table-cell>
          <table:table-cell office:value-type="float" office:value="-0.1174426" calcext:value-type="float">
            <text:p>-0.1174426</text:p>
          </table:table-cell>
          <table:table-cell office:value-type="float" office:value="-0.03222271" calcext:value-type="float">
            <text:p>-0.0322227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119817" calcext:value-type="float">
            <text:p>6.119817</text:p>
          </table:table-cell>
          <table:table-cell office:value-type="float" office:value="7.321369" calcext:value-type="float">
            <text:p>7.321369</text:p>
          </table:table-cell>
          <table:table-cell office:value-type="float" office:value="3.524895" calcext:value-type="float">
            <text:p>3.524895</text:p>
          </table:table-cell>
          <table:table-cell office:value-type="float" office:value="1.662855" calcext:value-type="float">
            <text:p>1.662855</text:p>
          </table:table-cell>
          <table:table-cell office:value-type="float" office:value="0.8427986" calcext:value-type="float">
            <text:p>0.8427986</text:p>
          </table:table-cell>
          <table:table-cell office:value-type="float" office:value="0.2972754" calcext:value-type="float">
            <text:p>0.2972754</text:p>
          </table:table-cell>
          <table:table-cell office:value-type="float" office:value="0.1729938" calcext:value-type="float">
            <text:p>0.1729938</text:p>
          </table:table-cell>
          <table:table-cell office:value-type="float" office:value="0.02091042" calcext:value-type="float">
            <text:p>0.02091042</text:p>
          </table:table-cell>
          <table:table-cell office:value-type="float" office:value="0.01783293" calcext:value-type="float">
            <text:p>0.01783293</text:p>
          </table:table-cell>
          <table:table-cell office:value-type="float" office:value="1.317621" calcext:value-type="float">
            <text:p>1.317621</text:p>
          </table:table-cell>
          <table:table-cell office:value-type="float" office:value="4.484712" calcext:value-type="float">
            <text:p>4.484712</text:p>
          </table:table-cell>
          <table:table-cell office:value-type="float" office:value="14.02671" calcext:value-type="float">
            <text:p>14.02671</text:p>
          </table:table-cell>
          <table:table-cell office:value-type="float" office:value="18.52011" calcext:value-type="float">
            <text:p>18.52011</text:p>
          </table:table-cell>
          <table:table-cell office:value-type="float" office:value="18.94486" calcext:value-type="float">
            <text:p>18.94486</text:p>
          </table:table-cell>
          <table:table-cell office:value-type="float" office:value="16.73742" calcext:value-type="float">
            <text:p>16.73742</text:p>
          </table:table-cell>
          <table:table-cell office:value-type="float" office:value="12.44029" calcext:value-type="float">
            <text:p>12.44029</text:p>
          </table:table-cell>
          <table:table-cell office:value-type="float" office:value="6.376082" calcext:value-type="float">
            <text:p>6.376082</text:p>
          </table:table-cell>
          <table:table-cell office:value-type="float" office:value="130.7019" calcext:value-type="float">
            <text:p>130.7019</text:p>
          </table:table-cell>
          <table:table-cell office:value-type="float" office:value="0" calcext:value-type="float">
            <text:p>0</text:p>
          </table:table-cell>
          <table:table-cell office:value-type="float" office:value="-0.4155307" calcext:value-type="float">
            <text:p>-0.41553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4.959504" calcext:value-type="float">
            <text:p>4.959504</text:p>
          </table:table-cell>
          <table:table-cell office:value-type="float" office:value="451.5142" calcext:value-type="float">
            <text:p>451.5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0671" calcext:value-type="float">
            <text:p>0.3960671</text:p>
          </table:table-cell>
          <table:table-cell office:value-type="float" office:value="12.42231" calcext:value-type="float">
            <text:p>12.42231</text:p>
          </table:table-cell>
          <table:table-cell office:value-type="float" office:value="0.04221396" calcext:value-type="float">
            <text:p>0.04221396</text:p>
          </table:table-cell>
          <table:table-cell office:value-type="float" office:value="0.007958799" calcext:value-type="float">
            <text:p>0.007958799</text:p>
          </table:table-cell>
          <table:table-cell office:value-type="float" office:value="0.4758637" calcext:value-type="float">
            <text:p>0.4758637</text:p>
          </table:table-cell>
          <table:table-cell office:value-type="float" office:value="2.224619" calcext:value-type="float">
            <text:p>2.224619</text:p>
          </table:table-cell>
          <table:table-cell office:value-type="float" office:value="-0.1176026" calcext:value-type="float">
            <text:p>-0.1176026</text:p>
          </table:table-cell>
          <table:table-cell office:value-type="float" office:value="-0.03222271" calcext:value-type="float">
            <text:p>-0.03222271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102178" calcext:value-type="float">
            <text:p>6.102178</text:p>
          </table:table-cell>
          <table:table-cell office:value-type="float" office:value="7.52038" calcext:value-type="float">
            <text:p>7.52038</text:p>
          </table:table-cell>
          <table:table-cell office:value-type="float" office:value="3.621072" calcext:value-type="float">
            <text:p>3.621072</text:p>
          </table:table-cell>
          <table:table-cell office:value-type="float" office:value="1.732829" calcext:value-type="float">
            <text:p>1.732829</text:p>
          </table:table-cell>
          <table:table-cell office:value-type="float" office:value="0.881868" calcext:value-type="float">
            <text:p>0.881868</text:p>
          </table:table-cell>
          <table:table-cell office:value-type="float" office:value="0.311503" calcext:value-type="float">
            <text:p>0.311503</text:p>
          </table:table-cell>
          <table:table-cell office:value-type="float" office:value="0.1823531" calcext:value-type="float">
            <text:p>0.1823531</text:p>
          </table:table-cell>
          <table:table-cell office:value-type="float" office:value="0.02128635" calcext:value-type="float">
            <text:p>0.02128635</text:p>
          </table:table-cell>
          <table:table-cell office:value-type="float" office:value="0.01782077" calcext:value-type="float">
            <text:p>0.01782077</text:p>
          </table:table-cell>
          <table:table-cell office:value-type="float" office:value="1.235801" calcext:value-type="float">
            <text:p>1.235801</text:p>
          </table:table-cell>
          <table:table-cell office:value-type="float" office:value="4.208609" calcext:value-type="float">
            <text:p>4.208609</text:p>
          </table:table-cell>
          <table:table-cell office:value-type="float" office:value="13.61161" calcext:value-type="float">
            <text:p>13.61161</text:p>
          </table:table-cell>
          <table:table-cell office:value-type="float" office:value="18.33701" calcext:value-type="float">
            <text:p>18.33701</text:p>
          </table:table-cell>
          <table:table-cell office:value-type="float" office:value="18.89868" calcext:value-type="float">
            <text:p>18.89868</text:p>
          </table:table-cell>
          <table:table-cell office:value-type="float" office:value="16.75803" calcext:value-type="float">
            <text:p>16.75803</text:p>
          </table:table-cell>
          <table:table-cell office:value-type="float" office:value="12.48152" calcext:value-type="float">
            <text:p>12.48152</text:p>
          </table:table-cell>
          <table:table-cell office:value-type="float" office:value="6.375297" calcext:value-type="float">
            <text:p>6.375297</text:p>
          </table:table-cell>
          <table:table-cell office:value-type="float" office:value="202.7552" calcext:value-type="float">
            <text:p>202.7552</text:p>
          </table:table-cell>
          <table:table-cell office:value-type="float" office:value="0" calcext:value-type="float">
            <text:p>0</text:p>
          </table:table-cell>
          <table:table-cell office:value-type="float" office:value="-0.4280774" calcext:value-type="float">
            <text:p>-0.42807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4.953144" calcext:value-type="float">
            <text:p>4.953144</text:p>
          </table:table-cell>
          <table:table-cell office:value-type="float" office:value="451.5085" calcext:value-type="float">
            <text:p>451.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883" calcext:value-type="float">
            <text:p>0.415883</text:p>
          </table:table-cell>
          <table:table-cell office:value-type="float" office:value="12.37478" calcext:value-type="float">
            <text:p>12.37478</text:p>
          </table:table-cell>
          <table:table-cell office:value-type="float" office:value="0.04335731" calcext:value-type="float">
            <text:p>0.04335731</text:p>
          </table:table-cell>
          <table:table-cell office:value-type="float" office:value="0.008050976" calcext:value-type="float">
            <text:p>0.008050976</text:p>
          </table:table-cell>
          <table:table-cell office:value-type="float" office:value="0.4810375" calcext:value-type="float">
            <text:p>0.4810375</text:p>
          </table:table-cell>
          <table:table-cell office:value-type="float" office:value="2.261306" calcext:value-type="float">
            <text:p>2.261306</text:p>
          </table:table-cell>
          <table:table-cell office:value-type="float" office:value="-0.1178427" calcext:value-type="float">
            <text:p>-0.1178427</text:p>
          </table:table-cell>
          <table:table-cell office:value-type="float" office:value="-0.03232396" calcext:value-type="float">
            <text:p>-0.03232396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084366" calcext:value-type="float">
            <text:p>6.084366</text:p>
          </table:table-cell>
          <table:table-cell office:value-type="float" office:value="8.906626" calcext:value-type="float">
            <text:p>8.906626</text:p>
          </table:table-cell>
          <table:table-cell office:value-type="float" office:value="3.455877" calcext:value-type="float">
            <text:p>3.455877</text:p>
          </table:table-cell>
          <table:table-cell office:value-type="float" office:value="1.757174" calcext:value-type="float">
            <text:p>1.757174</text:p>
          </table:table-cell>
          <table:table-cell office:value-type="float" office:value="0.9002736" calcext:value-type="float">
            <text:p>0.9002736</text:p>
          </table:table-cell>
          <table:table-cell office:value-type="float" office:value="0.3255882" calcext:value-type="float">
            <text:p>0.3255882</text:p>
          </table:table-cell>
          <table:table-cell office:value-type="float" office:value="0.1915175" calcext:value-type="float">
            <text:p>0.1915175</text:p>
          </table:table-cell>
          <table:table-cell office:value-type="float" office:value="0.02167524" calcext:value-type="float">
            <text:p>0.02167524</text:p>
          </table:table-cell>
          <table:table-cell office:value-type="float" office:value="0.01780866" calcext:value-type="float">
            <text:p>0.01780866</text:p>
          </table:table-cell>
          <table:table-cell office:value-type="float" office:value="1.314824" calcext:value-type="float">
            <text:p>1.314824</text:p>
          </table:table-cell>
          <table:table-cell office:value-type="float" office:value="4.312125" calcext:value-type="float">
            <text:p>4.312125</text:p>
          </table:table-cell>
          <table:table-cell office:value-type="float" office:value="13.10957" calcext:value-type="float">
            <text:p>13.10957</text:p>
          </table:table-cell>
          <table:table-cell office:value-type="float" office:value="18.11659" calcext:value-type="float">
            <text:p>18.11659</text:p>
          </table:table-cell>
          <table:table-cell office:value-type="float" office:value="18.85208" calcext:value-type="float">
            <text:p>18.85208</text:p>
          </table:table-cell>
          <table:table-cell office:value-type="float" office:value="16.77684" calcext:value-type="float">
            <text:p>16.77684</text:p>
          </table:table-cell>
          <table:table-cell office:value-type="float" office:value="12.52263" calcext:value-type="float">
            <text:p>12.52263</text:p>
          </table:table-cell>
          <table:table-cell office:value-type="float" office:value="6.375103" calcext:value-type="float">
            <text:p>6.375103</text:p>
          </table:table-cell>
          <table:table-cell office:value-type="float" office:value="279.1705" calcext:value-type="float">
            <text:p>279.1705</text:p>
          </table:table-cell>
          <table:table-cell office:value-type="float" office:value="0" calcext:value-type="float">
            <text:p>0</text:p>
          </table:table-cell>
          <table:table-cell office:value-type="float" office:value="-0.4428423" calcext:value-type="float">
            <text:p>-0.44284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4.945021" calcext:value-type="float">
            <text:p>4.945021</text:p>
          </table:table-cell>
          <table:table-cell office:value-type="float" office:value="451.5028" calcext:value-type="float">
            <text:p>451.5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3757" calcext:value-type="float">
            <text:p>0.4403757</text:p>
          </table:table-cell>
          <table:table-cell office:value-type="float" office:value="12.32782" calcext:value-type="float">
            <text:p>12.32782</text:p>
          </table:table-cell>
          <table:table-cell office:value-type="float" office:value="0.04595266" calcext:value-type="float">
            <text:p>0.04595266</text:p>
          </table:table-cell>
          <table:table-cell office:value-type="float" office:value="0.008143744" calcext:value-type="float">
            <text:p>0.008143744</text:p>
          </table:table-cell>
          <table:table-cell office:value-type="float" office:value="0.4863876" calcext:value-type="float">
            <text:p>0.4863876</text:p>
          </table:table-cell>
          <table:table-cell office:value-type="float" office:value="2.296912" calcext:value-type="float">
            <text:p>2.296912</text:p>
          </table:table-cell>
          <table:table-cell office:value-type="float" office:value="-0.1179628" calcext:value-type="float">
            <text:p>-0.1179628</text:p>
          </table:table-cell>
          <table:table-cell office:value-type="float" office:value="-0.03232396" calcext:value-type="float">
            <text:p>-0.03232396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065732" calcext:value-type="float">
            <text:p>6.065732</text:p>
          </table:table-cell>
          <table:table-cell office:value-type="float" office:value="10.16384" calcext:value-type="float">
            <text:p>10.16384</text:p>
          </table:table-cell>
          <table:table-cell office:value-type="float" office:value="3.672694" calcext:value-type="float">
            <text:p>3.672694</text:p>
          </table:table-cell>
          <table:table-cell office:value-type="float" office:value="1.785706" calcext:value-type="float">
            <text:p>1.785706</text:p>
          </table:table-cell>
          <table:table-cell office:value-type="float" office:value="0.9194882" calcext:value-type="float">
            <text:p>0.9194882</text:p>
          </table:table-cell>
          <table:table-cell office:value-type="float" office:value="0.3391587" calcext:value-type="float">
            <text:p>0.3391587</text:p>
          </table:table-cell>
          <table:table-cell office:value-type="float" office:value="0.2004803" calcext:value-type="float">
            <text:p>0.2004803</text:p>
          </table:table-cell>
          <table:table-cell office:value-type="float" office:value="0.02207481" calcext:value-type="float">
            <text:p>0.02207481</text:p>
          </table:table-cell>
          <table:table-cell office:value-type="float" office:value="0.0177967" calcext:value-type="float">
            <text:p>0.0177967</text:p>
          </table:table-cell>
          <table:table-cell office:value-type="float" office:value="1.376437" calcext:value-type="float">
            <text:p>1.376437</text:p>
          </table:table-cell>
          <table:table-cell office:value-type="float" office:value="4.429456" calcext:value-type="float">
            <text:p>4.429456</text:p>
          </table:table-cell>
          <table:table-cell office:value-type="float" office:value="12.64023" calcext:value-type="float">
            <text:p>12.64023</text:p>
          </table:table-cell>
          <table:table-cell office:value-type="float" office:value="17.87995" calcext:value-type="float">
            <text:p>17.87995</text:p>
          </table:table-cell>
          <table:table-cell office:value-type="float" office:value="18.79593" calcext:value-type="float">
            <text:p>18.79593</text:p>
          </table:table-cell>
          <table:table-cell office:value-type="float" office:value="16.79308" calcext:value-type="float">
            <text:p>16.79308</text:p>
          </table:table-cell>
          <table:table-cell office:value-type="float" office:value="12.56352" calcext:value-type="float">
            <text:p>12.56352</text:p>
          </table:table-cell>
          <table:table-cell office:value-type="float" office:value="6.375042" calcext:value-type="float">
            <text:p>6.375042</text:p>
          </table:table-cell>
          <table:table-cell office:value-type="float" office:value="302.1345" calcext:value-type="float">
            <text:p>302.1345</text:p>
          </table:table-cell>
          <table:table-cell office:value-type="float" office:value="0" calcext:value-type="float">
            <text:p>0</text:p>
          </table:table-cell>
          <table:table-cell office:value-type="float" office:value="-0.4598083" calcext:value-type="float">
            <text:p>-0.45980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4.934466" calcext:value-type="float">
            <text:p>4.934466</text:p>
          </table:table-cell>
          <table:table-cell office:value-type="float" office:value="451.4979" calcext:value-type="float">
            <text:p>451.4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74603" calcext:value-type="float">
            <text:p>0.5874603</text:p>
          </table:table-cell>
          <table:table-cell office:value-type="float" office:value="12.28695" calcext:value-type="float">
            <text:p>12.28695</text:p>
          </table:table-cell>
          <table:table-cell office:value-type="float" office:value="0.04600303" calcext:value-type="float">
            <text:p>0.04600303</text:p>
          </table:table-cell>
          <table:table-cell office:value-type="float" office:value="0.008244045" calcext:value-type="float">
            <text:p>0.008244045</text:p>
          </table:table-cell>
          <table:table-cell office:value-type="float" office:value="0.4866253" calcext:value-type="float">
            <text:p>0.4866253</text:p>
          </table:table-cell>
          <table:table-cell office:value-type="float" office:value="2.330609" calcext:value-type="float">
            <text:p>2.330609</text:p>
          </table:table-cell>
          <table:table-cell office:value-type="float" office:value="-0.1217245" calcext:value-type="float">
            <text:p>-0.1217245</text:p>
          </table:table-cell>
          <table:table-cell office:value-type="float" office:value="-0.04960014" calcext:value-type="float">
            <text:p>-0.04960014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039682" calcext:value-type="float">
            <text:p>6.039682</text:p>
          </table:table-cell>
          <table:table-cell office:value-type="float" office:value="19.13103" calcext:value-type="float">
            <text:p>19.13103</text:p>
          </table:table-cell>
          <table:table-cell office:value-type="float" office:value="4.205153" calcext:value-type="float">
            <text:p>4.205153</text:p>
          </table:table-cell>
          <table:table-cell office:value-type="float" office:value="1.879641" calcext:value-type="float">
            <text:p>1.879641</text:p>
          </table:table-cell>
          <table:table-cell office:value-type="float" office:value="0.9351121" calcext:value-type="float">
            <text:p>0.9351121</text:p>
          </table:table-cell>
          <table:table-cell office:value-type="float" office:value="0.353507" calcext:value-type="float">
            <text:p>0.353507</text:p>
          </table:table-cell>
          <table:table-cell office:value-type="float" office:value="0.20929" calcext:value-type="float">
            <text:p>0.20929</text:p>
          </table:table-cell>
          <table:table-cell office:value-type="float" office:value="0.022489" calcext:value-type="float">
            <text:p>0.022489</text:p>
          </table:table-cell>
          <table:table-cell office:value-type="float" office:value="0.01778509" calcext:value-type="float">
            <text:p>0.01778509</text:p>
          </table:table-cell>
          <table:table-cell office:value-type="float" office:value="1.328289" calcext:value-type="float">
            <text:p>1.328289</text:p>
          </table:table-cell>
          <table:table-cell office:value-type="float" office:value="4.803366" calcext:value-type="float">
            <text:p>4.803366</text:p>
          </table:table-cell>
          <table:table-cell office:value-type="float" office:value="12.31521" calcext:value-type="float">
            <text:p>12.31521</text:p>
          </table:table-cell>
          <table:table-cell office:value-type="float" office:value="17.70349" calcext:value-type="float">
            <text:p>17.70349</text:p>
          </table:table-cell>
          <table:table-cell office:value-type="float" office:value="18.78075" calcext:value-type="float">
            <text:p>18.78075</text:p>
          </table:table-cell>
          <table:table-cell office:value-type="float" office:value="16.81974" calcext:value-type="float">
            <text:p>16.81974</text:p>
          </table:table-cell>
          <table:table-cell office:value-type="float" office:value="12.60415" calcext:value-type="float">
            <text:p>12.60415</text:p>
          </table:table-cell>
          <table:table-cell office:value-type="float" office:value="6.375296" calcext:value-type="float">
            <text:p>6.375296</text:p>
          </table:table-cell>
          <table:table-cell office:value-type="float" office:value="1390.253" calcext:value-type="float">
            <text:p>1390.253</text:p>
          </table:table-cell>
          <table:table-cell office:value-type="float" office:value="0" calcext:value-type="float">
            <text:p>0</text:p>
          </table:table-cell>
          <table:table-cell office:value-type="float" office:value="-0.4896937" calcext:value-type="float">
            <text:p>-0.48969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4.923149" calcext:value-type="float">
            <text:p>4.923149</text:p>
          </table:table-cell>
          <table:table-cell office:value-type="float" office:value="451.4934" calcext:value-type="float">
            <text:p>451.4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4408" calcext:value-type="float">
            <text:p>0.7154408</text:p>
          </table:table-cell>
          <table:table-cell office:value-type="float" office:value="12.23241" calcext:value-type="float">
            <text:p>12.23241</text:p>
          </table:table-cell>
          <table:table-cell office:value-type="float" office:value="0.04600303" calcext:value-type="float">
            <text:p>0.04600303</text:p>
          </table:table-cell>
          <table:table-cell office:value-type="float" office:value="0.008344497" calcext:value-type="float">
            <text:p>0.008344497</text:p>
          </table:table-cell>
          <table:table-cell office:value-type="float" office:value="0.4866253" calcext:value-type="float">
            <text:p>0.4866253</text:p>
          </table:table-cell>
          <table:table-cell office:value-type="float" office:value="2.360438" calcext:value-type="float">
            <text:p>2.360438</text:p>
          </table:table-cell>
          <table:table-cell office:value-type="float" office:value="-0.1245888" calcext:value-type="float">
            <text:p>-0.1245888</text:p>
          </table:table-cell>
          <table:table-cell office:value-type="float" office:value="-0.07023194" calcext:value-type="float">
            <text:p>-0.07023194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6.020866" calcext:value-type="float">
            <text:p>6.020866</text:p>
          </table:table-cell>
          <table:table-cell office:value-type="float" office:value="20.74579" calcext:value-type="float">
            <text:p>20.74579</text:p>
          </table:table-cell>
          <table:table-cell office:value-type="float" office:value="9.359602" calcext:value-type="float">
            <text:p>9.359602</text:p>
          </table:table-cell>
          <table:table-cell office:value-type="float" office:value="1.971307" calcext:value-type="float">
            <text:p>1.971307</text:p>
          </table:table-cell>
          <table:table-cell office:value-type="float" office:value="0.9792768" calcext:value-type="float">
            <text:p>0.9792768</text:p>
          </table:table-cell>
          <table:table-cell office:value-type="float" office:value="0.3698265" calcext:value-type="float">
            <text:p>0.3698265</text:p>
          </table:table-cell>
          <table:table-cell office:value-type="float" office:value="0.2178945" calcext:value-type="float">
            <text:p>0.2178945</text:p>
          </table:table-cell>
          <table:table-cell office:value-type="float" office:value="0.02292694" calcext:value-type="float">
            <text:p>0.02292694</text:p>
          </table:table-cell>
          <table:table-cell office:value-type="float" office:value="0.01777322" calcext:value-type="float">
            <text:p>0.01777322</text:p>
          </table:table-cell>
          <table:table-cell office:value-type="float" office:value="2.971294" calcext:value-type="float">
            <text:p>2.971294</text:p>
          </table:table-cell>
          <table:table-cell office:value-type="float" office:value="3.542904" calcext:value-type="float">
            <text:p>3.542904</text:p>
          </table:table-cell>
          <table:table-cell office:value-type="float" office:value="11.79846" calcext:value-type="float">
            <text:p>11.79846</text:p>
          </table:table-cell>
          <table:table-cell office:value-type="float" office:value="17.8603" calcext:value-type="float">
            <text:p>17.8603</text:p>
          </table:table-cell>
          <table:table-cell office:value-type="float" office:value="18.79573" calcext:value-type="float">
            <text:p>18.79573</text:p>
          </table:table-cell>
          <table:table-cell office:value-type="float" office:value="16.86569" calcext:value-type="float">
            <text:p>16.86569</text:p>
          </table:table-cell>
          <table:table-cell office:value-type="float" office:value="12.64288" calcext:value-type="float">
            <text:p>12.64288</text:p>
          </table:table-cell>
          <table:table-cell office:value-type="float" office:value="6.375484" calcext:value-type="float">
            <text:p>6.375484</text:p>
          </table:table-cell>
          <table:table-cell office:value-type="float" office:value="1639.029" calcext:value-type="float">
            <text:p>1639.029</text:p>
          </table:table-cell>
          <table:table-cell office:value-type="float" office:value="0" calcext:value-type="float">
            <text:p>0</text:p>
          </table:table-cell>
          <table:table-cell office:value-type="float" office:value="-0.536485" calcext:value-type="float">
            <text:p>-0.5364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4.913413" calcext:value-type="float">
            <text:p>4.913413</text:p>
          </table:table-cell>
          <table:table-cell office:value-type="float" office:value="451.4868" calcext:value-type="float">
            <text:p>451.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7027" calcext:value-type="float">
            <text:p>0.7897027</text:p>
          </table:table-cell>
          <table:table-cell office:value-type="float" office:value="12.1918" calcext:value-type="float">
            <text:p>12.1918</text:p>
          </table:table-cell>
          <table:table-cell office:value-type="float" office:value="0.04600303" calcext:value-type="float">
            <text:p>0.04600303</text:p>
          </table:table-cell>
          <table:table-cell office:value-type="float" office:value="0.008444323" calcext:value-type="float">
            <text:p>0.008444323</text:p>
          </table:table-cell>
          <table:table-cell office:value-type="float" office:value="0.4866253" calcext:value-type="float">
            <text:p>0.4866253</text:p>
          </table:table-cell>
          <table:table-cell office:value-type="float" office:value="2.386793" calcext:value-type="float">
            <text:p>2.386793</text:p>
          </table:table-cell>
          <table:table-cell office:value-type="float" office:value="-0.1270308" calcext:value-type="float">
            <text:p>-0.1270308</text:p>
          </table:table-cell>
          <table:table-cell office:value-type="float" office:value="-0.08441345" calcext:value-type="float">
            <text:p>-0.08441345</text:p>
          </table:table-cell>
          <table:table-cell office:value-type="float" office:value="0.0000002395869" calcext:value-type="float">
            <text:p>2.395869E-07</text:p>
          </table:table-cell>
          <table:table-cell office:value-type="float" office:value="5.999707" calcext:value-type="float">
            <text:p>5.999707</text:p>
          </table:table-cell>
          <table:table-cell office:value-type="float" office:value="23.76833" calcext:value-type="float">
            <text:p>23.76833</text:p>
          </table:table-cell>
          <table:table-cell office:value-type="float" office:value="10.35401" calcext:value-type="float">
            <text:p>10.35401</text:p>
          </table:table-cell>
          <table:table-cell office:value-type="float" office:value="2.116979" calcext:value-type="float">
            <text:p>2.116979</text:p>
          </table:table-cell>
          <table:table-cell office:value-type="float" office:value="1.006235" calcext:value-type="float">
            <text:p>1.006235</text:p>
          </table:table-cell>
          <table:table-cell office:value-type="float" office:value="0.3955965" calcext:value-type="float">
            <text:p>0.3955965</text:p>
          </table:table-cell>
          <table:table-cell office:value-type="float" office:value="0.2271385" calcext:value-type="float">
            <text:p>0.2271385</text:p>
          </table:table-cell>
          <table:table-cell office:value-type="float" office:value="0.02337492" calcext:value-type="float">
            <text:p>0.02337492</text:p>
          </table:table-cell>
          <table:table-cell office:value-type="float" office:value="0.01776113" calcext:value-type="float">
            <text:p>0.01776113</text:p>
          </table:table-cell>
          <table:table-cell office:value-type="float" office:value="3.183178" calcext:value-type="float">
            <text:p>3.183178</text:p>
          </table:table-cell>
          <table:table-cell office:value-type="float" office:value="3.758994" calcext:value-type="float">
            <text:p>3.758994</text:p>
          </table:table-cell>
          <table:table-cell office:value-type="float" office:value="11.06012" calcext:value-type="float">
            <text:p>11.06012</text:p>
          </table:table-cell>
          <table:table-cell office:value-type="float" office:value="17.50052" calcext:value-type="float">
            <text:p>17.50052</text:p>
          </table:table-cell>
          <table:table-cell office:value-type="float" office:value="19.15688" calcext:value-type="float">
            <text:p>19.15688</text:p>
          </table:table-cell>
          <table:table-cell office:value-type="float" office:value="16.91043" calcext:value-type="float">
            <text:p>16.91043</text:p>
          </table:table-cell>
          <table:table-cell office:value-type="float" office:value="12.6886" calcext:value-type="float">
            <text:p>12.6886</text:p>
          </table:table-cell>
          <table:table-cell office:value-type="float" office:value="6.375617" calcext:value-type="float">
            <text:p>6.375617</text:p>
          </table:table-cell>
          <table:table-cell office:value-type="float" office:value="1955.122" calcext:value-type="float">
            <text:p>1955.122</text:p>
          </table:table-cell>
          <table:table-cell office:value-type="float" office:value="0" calcext:value-type="float">
            <text:p>0</text:p>
          </table:table-cell>
          <table:table-cell office:value-type="float" office:value="-0.5833816" calcext:value-type="float">
            <text:p>-0.58338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4.909131" calcext:value-type="float">
            <text:p>4.909131</text:p>
          </table:table-cell>
          <table:table-cell office:value-type="float" office:value="451.482" calcext:value-type="float">
            <text:p>451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9504" calcext:value-type="float">
            <text:p>0.829504</text:p>
          </table:table-cell>
          <table:table-cell office:value-type="float" office:value="12.18292" calcext:value-type="float">
            <text:p>12.18292</text:p>
          </table:table-cell>
          <table:table-cell office:value-type="float" office:value="0.04600303" calcext:value-type="float">
            <text:p>0.04600303</text:p>
          </table:table-cell>
          <table:table-cell office:value-type="float" office:value="0.008527579" calcext:value-type="float">
            <text:p>0.008527579</text:p>
          </table:table-cell>
          <table:table-cell office:value-type="float" office:value="0.4866253" calcext:value-type="float">
            <text:p>0.4866253</text:p>
          </table:table-cell>
          <table:table-cell office:value-type="float" office:value="2.408399" calcext:value-type="float">
            <text:p>2.408399</text:p>
          </table:table-cell>
          <table:table-cell office:value-type="float" office:value="-0.1331696" calcext:value-type="float">
            <text:p>-0.1331696</text:p>
          </table:table-cell>
          <table:table-cell office:value-type="float" office:value="-0.1018364" calcext:value-type="float">
            <text:p>-0.1018364</text:p>
          </table:table-cell>
          <table:table-cell office:value-type="float" office:value="0.0000002395992" calcext:value-type="float">
            <text:p>2.395992E-07</text:p>
          </table:table-cell>
          <table:table-cell office:value-type="float" office:value="5.99656" calcext:value-type="float">
            <text:p>5.99656</text:p>
          </table:table-cell>
          <table:table-cell office:value-type="float" office:value="22.40635" calcext:value-type="float">
            <text:p>22.40635</text:p>
          </table:table-cell>
          <table:table-cell office:value-type="float" office:value="12.45083" calcext:value-type="float">
            <text:p>12.45083</text:p>
          </table:table-cell>
          <table:table-cell office:value-type="float" office:value="2.31902" calcext:value-type="float">
            <text:p>2.31902</text:p>
          </table:table-cell>
          <table:table-cell office:value-type="float" office:value="0.9976166" calcext:value-type="float">
            <text:p>0.9976166</text:p>
          </table:table-cell>
          <table:table-cell office:value-type="float" office:value="0.4204511" calcext:value-type="float">
            <text:p>0.4204511</text:p>
          </table:table-cell>
          <table:table-cell office:value-type="float" office:value="0.2382164" calcext:value-type="float">
            <text:p>0.2382164</text:p>
          </table:table-cell>
          <table:table-cell office:value-type="float" office:value="0.02385153" calcext:value-type="float">
            <text:p>0.02385153</text:p>
          </table:table-cell>
          <table:table-cell office:value-type="float" office:value="0.01774828" calcext:value-type="float">
            <text:p>0.01774828</text:p>
          </table:table-cell>
          <table:table-cell office:value-type="float" office:value="6.199347" calcext:value-type="float">
            <text:p>6.199347</text:p>
          </table:table-cell>
          <table:table-cell office:value-type="float" office:value="6.414181" calcext:value-type="float">
            <text:p>6.414181</text:p>
          </table:table-cell>
          <table:table-cell office:value-type="float" office:value="9.978621" calcext:value-type="float">
            <text:p>9.978621</text:p>
          </table:table-cell>
          <table:table-cell office:value-type="float" office:value="17.34184" calcext:value-type="float">
            <text:p>17.34184</text:p>
          </table:table-cell>
          <table:table-cell office:value-type="float" office:value="19.28359" calcext:value-type="float">
            <text:p>19.28359</text:p>
          </table:table-cell>
          <table:table-cell office:value-type="float" office:value="17.06213" calcext:value-type="float">
            <text:p>17.06213</text:p>
          </table:table-cell>
          <table:table-cell office:value-type="float" office:value="12.74163" calcext:value-type="float">
            <text:p>12.74163</text:p>
          </table:table-cell>
          <table:table-cell office:value-type="float" office:value="6.375369" calcext:value-type="float">
            <text:p>6.375369</text:p>
          </table:table-cell>
          <table:table-cell office:value-type="float" office:value="2672.143" calcext:value-type="float">
            <text:p>2672.143</text:p>
          </table:table-cell>
          <table:table-cell office:value-type="float" office:value="0" calcext:value-type="float">
            <text:p>0</text:p>
          </table:table-cell>
          <table:table-cell office:value-type="float" office:value="-0.6251559" calcext:value-type="float">
            <text:p>-0.62515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4.903711" calcext:value-type="float">
            <text:p>4.903711</text:p>
          </table:table-cell>
          <table:table-cell office:value-type="float" office:value="451.4807" calcext:value-type="float">
            <text:p>451.4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23571" calcext:value-type="float">
            <text:p>0.7423571</text:p>
          </table:table-cell>
          <table:table-cell office:value-type="float" office:value="12.25814" calcext:value-type="float">
            <text:p>12.25814</text:p>
          </table:table-cell>
          <table:table-cell office:value-type="float" office:value="0.04788561" calcext:value-type="float">
            <text:p>0.04788561</text:p>
          </table:table-cell>
          <table:table-cell office:value-type="float" office:value="0.008608822" calcext:value-type="float">
            <text:p>0.008608822</text:p>
          </table:table-cell>
          <table:table-cell office:value-type="float" office:value="0.5091385" calcext:value-type="float">
            <text:p>0.5091385</text:p>
          </table:table-cell>
          <table:table-cell office:value-type="float" office:value="2.427979" calcext:value-type="float">
            <text:p>2.427979</text:p>
          </table:table-cell>
          <table:table-cell office:value-type="float" office:value="-0.1384717" calcext:value-type="float">
            <text:p>-0.1384717</text:p>
          </table:table-cell>
          <table:table-cell office:value-type="float" office:value="-0.1055385" calcext:value-type="float">
            <text:p>-0.1055385</text:p>
          </table:table-cell>
          <table:table-cell office:value-type="float" office:value="0.0000002399304" calcext:value-type="float">
            <text:p>2.399304E-07</text:p>
          </table:table-cell>
          <table:table-cell office:value-type="float" office:value="5.989164" calcext:value-type="float">
            <text:p>5.989164</text:p>
          </table:table-cell>
          <table:table-cell office:value-type="float" office:value="15.94909" calcext:value-type="float">
            <text:p>15.94909</text:p>
          </table:table-cell>
          <table:table-cell office:value-type="float" office:value="11.21454" calcext:value-type="float">
            <text:p>11.21454</text:p>
          </table:table-cell>
          <table:table-cell office:value-type="float" office:value="2.88082" calcext:value-type="float">
            <text:p>2.88082</text:p>
          </table:table-cell>
          <table:table-cell office:value-type="float" office:value="0.9407552" calcext:value-type="float">
            <text:p>0.9407552</text:p>
          </table:table-cell>
          <table:table-cell office:value-type="float" office:value="0.4247134" calcext:value-type="float">
            <text:p>0.4247134</text:p>
          </table:table-cell>
          <table:table-cell office:value-type="float" office:value="0.2477082" calcext:value-type="float">
            <text:p>0.2477082</text:p>
          </table:table-cell>
          <table:table-cell office:value-type="float" office:value="0.02422196" calcext:value-type="float">
            <text:p>0.02422196</text:p>
          </table:table-cell>
          <table:table-cell office:value-type="float" office:value="0.01773558" calcext:value-type="float">
            <text:p>0.01773558</text:p>
          </table:table-cell>
          <table:table-cell office:value-type="float" office:value="7.531998" calcext:value-type="float">
            <text:p>7.531998</text:p>
          </table:table-cell>
          <table:table-cell office:value-type="float" office:value="7.994033" calcext:value-type="float">
            <text:p>7.994033</text:p>
          </table:table-cell>
          <table:table-cell office:value-type="float" office:value="10.34723" calcext:value-type="float">
            <text:p>10.34723</text:p>
          </table:table-cell>
          <table:table-cell office:value-type="float" office:value="16.92498" calcext:value-type="float">
            <text:p>16.92498</text:p>
          </table:table-cell>
          <table:table-cell office:value-type="float" office:value="19.21394" calcext:value-type="float">
            <text:p>19.21394</text:p>
          </table:table-cell>
          <table:table-cell office:value-type="float" office:value="17.11499" calcext:value-type="float">
            <text:p>17.11499</text:p>
          </table:table-cell>
          <table:table-cell office:value-type="float" office:value="12.75682" calcext:value-type="float">
            <text:p>12.75682</text:p>
          </table:table-cell>
          <table:table-cell office:value-type="float" office:value="6.375165" calcext:value-type="float">
            <text:p>6.375165</text:p>
          </table:table-cell>
          <table:table-cell office:value-type="float" office:value="842.4767" calcext:value-type="float">
            <text:p>842.4767</text:p>
          </table:table-cell>
          <table:table-cell office:value-type="float" office:value="0" calcext:value-type="float">
            <text:p>0</text:p>
          </table:table-cell>
          <table:table-cell office:value-type="float" office:value="-0.6350342" calcext:value-type="float">
            <text:p>-0.63503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4.89064" calcext:value-type="float">
            <text:p>4.89064</text:p>
          </table:table-cell>
          <table:table-cell office:value-type="float" office:value="451.4706" calcext:value-type="float">
            <text:p>451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92479" calcext:value-type="float">
            <text:p>0.8492479</text:p>
          </table:table-cell>
          <table:table-cell office:value-type="float" office:value="12.20083" calcext:value-type="float">
            <text:p>12.20083</text:p>
          </table:table-cell>
          <table:table-cell office:value-type="float" office:value="0.04793701" calcext:value-type="float">
            <text:p>0.04793701</text:p>
          </table:table-cell>
          <table:table-cell office:value-type="float" office:value="0.008710787" calcext:value-type="float">
            <text:p>0.008710787</text:p>
          </table:table-cell>
          <table:table-cell office:value-type="float" office:value="0.5093229" calcext:value-type="float">
            <text:p>0.5093229</text:p>
          </table:table-cell>
          <table:table-cell office:value-type="float" office:value="2.451557" calcext:value-type="float">
            <text:p>2.451557</text:p>
          </table:table-cell>
          <table:table-cell office:value-type="float" office:value="-0.1449346" calcext:value-type="float">
            <text:p>-0.1449346</text:p>
          </table:table-cell>
          <table:table-cell office:value-type="float" office:value="-0.1222474" calcext:value-type="float">
            <text:p>-0.1222474</text:p>
          </table:table-cell>
          <table:table-cell office:value-type="float" office:value="0.0000002401065" calcext:value-type="float">
            <text:p>2.401065E-07</text:p>
          </table:table-cell>
          <table:table-cell office:value-type="float" office:value="5.952043" calcext:value-type="float">
            <text:p>5.952043</text:p>
          </table:table-cell>
          <table:table-cell office:value-type="float" office:value="22.33906" calcext:value-type="float">
            <text:p>22.33906</text:p>
          </table:table-cell>
          <table:table-cell office:value-type="float" office:value="11.03355" calcext:value-type="float">
            <text:p>11.03355</text:p>
          </table:table-cell>
          <table:table-cell office:value-type="float" office:value="3.014484" calcext:value-type="float">
            <text:p>3.014484</text:p>
          </table:table-cell>
          <table:table-cell office:value-type="float" office:value="0.9996895" calcext:value-type="float">
            <text:p>0.9996895</text:p>
          </table:table-cell>
          <table:table-cell office:value-type="float" office:value="0.4482326" calcext:value-type="float">
            <text:p>0.4482326</text:p>
          </table:table-cell>
          <table:table-cell office:value-type="float" office:value="0.2608844" calcext:value-type="float">
            <text:p>0.2608844</text:p>
          </table:table-cell>
          <table:table-cell office:value-type="float" office:value="0.02474151" calcext:value-type="float">
            <text:p>0.02474151</text:p>
          </table:table-cell>
          <table:table-cell office:value-type="float" office:value="0.01772298" calcext:value-type="float">
            <text:p>0.01772298</text:p>
          </table:table-cell>
          <table:table-cell office:value-type="float" office:value="5.842001" calcext:value-type="float">
            <text:p>5.842001</text:p>
          </table:table-cell>
          <table:table-cell office:value-type="float" office:value="7.450778" calcext:value-type="float">
            <text:p>7.450778</text:p>
          </table:table-cell>
          <table:table-cell office:value-type="float" office:value="9.996949" calcext:value-type="float">
            <text:p>9.996949</text:p>
          </table:table-cell>
          <table:table-cell office:value-type="float" office:value="16.56831" calcext:value-type="float">
            <text:p>16.56831</text:p>
          </table:table-cell>
          <table:table-cell office:value-type="float" office:value="19.08229" calcext:value-type="float">
            <text:p>19.08229</text:p>
          </table:table-cell>
          <table:table-cell office:value-type="float" office:value="17.48396" calcext:value-type="float">
            <text:p>17.48396</text:p>
          </table:table-cell>
          <table:table-cell office:value-type="float" office:value="12.78568" calcext:value-type="float">
            <text:p>12.78568</text:p>
          </table:table-cell>
          <table:table-cell office:value-type="float" office:value="6.375412" calcext:value-type="float">
            <text:p>6.375412</text:p>
          </table:table-cell>
          <table:table-cell office:value-type="float" office:value="2185.515" calcext:value-type="float">
            <text:p>2185.515</text:p>
          </table:table-cell>
          <table:table-cell office:value-type="float" office:value="0" calcext:value-type="float">
            <text:p>0</text:p>
          </table:table-cell>
          <table:table-cell office:value-type="float" office:value="-0.6838851" calcext:value-type="float">
            <text:p>-0.68388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4.878667" calcext:value-type="float">
            <text:p>4.878667</text:p>
          </table:table-cell>
          <table:table-cell office:value-type="float" office:value="451.4612" calcext:value-type="float">
            <text:p>451.4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15765" calcext:value-type="float">
            <text:p>0.9415765</text:p>
          </table:table-cell>
          <table:table-cell office:value-type="float" office:value="12.14062" calcext:value-type="float">
            <text:p>12.14062</text:p>
          </table:table-cell>
          <table:table-cell office:value-type="float" office:value="0.04793701" calcext:value-type="float">
            <text:p>0.04793701</text:p>
          </table:table-cell>
          <table:table-cell office:value-type="float" office:value="0.008811471" calcext:value-type="float">
            <text:p>0.008811471</text:p>
          </table:table-cell>
          <table:table-cell office:value-type="float" office:value="0.5093229" calcext:value-type="float">
            <text:p>0.5093229</text:p>
          </table:table-cell>
          <table:table-cell office:value-type="float" office:value="2.475139" calcext:value-type="float">
            <text:p>2.475139</text:p>
          </table:table-cell>
          <table:table-cell office:value-type="float" office:value="-0.1514431" calcext:value-type="float">
            <text:p>-0.1514431</text:p>
          </table:table-cell>
          <table:table-cell office:value-type="float" office:value="-0.1425996" calcext:value-type="float">
            <text:p>-0.1425996</text:p>
          </table:table-cell>
          <table:table-cell office:value-type="float" office:value="0.0000002412025" calcext:value-type="float">
            <text:p>2.412025E-07</text:p>
          </table:table-cell>
          <table:table-cell office:value-type="float" office:value="5.924585" calcext:value-type="float">
            <text:p>5.924585</text:p>
          </table:table-cell>
          <table:table-cell office:value-type="float" office:value="27.71178" calcext:value-type="float">
            <text:p>27.71178</text:p>
          </table:table-cell>
          <table:table-cell office:value-type="float" office:value="11.55923" calcext:value-type="float">
            <text:p>11.55923</text:p>
          </table:table-cell>
          <table:table-cell office:value-type="float" office:value="3.05793" calcext:value-type="float">
            <text:p>3.05793</text:p>
          </table:table-cell>
          <table:table-cell office:value-type="float" office:value="1.05085" calcext:value-type="float">
            <text:p>1.05085</text:p>
          </table:table-cell>
          <table:table-cell office:value-type="float" office:value="0.4762392" calcext:value-type="float">
            <text:p>0.4762392</text:p>
          </table:table-cell>
          <table:table-cell office:value-type="float" office:value="0.2763788" calcext:value-type="float">
            <text:p>0.2763788</text:p>
          </table:table-cell>
          <table:table-cell office:value-type="float" office:value="0.0266569" calcext:value-type="float">
            <text:p>0.0266569</text:p>
          </table:table-cell>
          <table:table-cell office:value-type="float" office:value="0.01773453" calcext:value-type="float">
            <text:p>0.01773453</text:p>
          </table:table-cell>
          <table:table-cell office:value-type="float" office:value="7.313052" calcext:value-type="float">
            <text:p>7.313052</text:p>
          </table:table-cell>
          <table:table-cell office:value-type="float" office:value="6.598746" calcext:value-type="float">
            <text:p>6.598746</text:p>
          </table:table-cell>
          <table:table-cell office:value-type="float" office:value="9.709993" calcext:value-type="float">
            <text:p>9.709993</text:p>
          </table:table-cell>
          <table:table-cell office:value-type="float" office:value="16.27388" calcext:value-type="float">
            <text:p>16.27388</text:p>
          </table:table-cell>
          <table:table-cell office:value-type="float" office:value="18.90989" calcext:value-type="float">
            <text:p>18.90989</text:p>
          </table:table-cell>
          <table:table-cell office:value-type="float" office:value="17.54801" calcext:value-type="float">
            <text:p>17.54801</text:p>
          </table:table-cell>
          <table:table-cell office:value-type="float" office:value="12.91494" calcext:value-type="float">
            <text:p>12.91494</text:p>
          </table:table-cell>
          <table:table-cell office:value-type="float" office:value="6.414994" calcext:value-type="float">
            <text:p>6.414994</text:p>
          </table:table-cell>
          <table:table-cell office:value-type="float" office:value="3120.336" calcext:value-type="float">
            <text:p>3120.336</text:p>
          </table:table-cell>
          <table:table-cell office:value-type="float" office:value="0" calcext:value-type="float">
            <text:p>0</text:p>
          </table:table-cell>
          <table:table-cell office:value-type="float" office:value="-0.7465459" calcext:value-type="float">
            <text:p>-0.74654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4.869272" calcext:value-type="float">
            <text:p>4.869272</text:p>
          </table:table-cell>
          <table:table-cell office:value-type="float" office:value="451.4561" calcext:value-type="float">
            <text:p>451.4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41174" calcext:value-type="float">
            <text:p>0.8741174</text:p>
          </table:table-cell>
          <table:table-cell office:value-type="float" office:value="12.05675" calcext:value-type="float">
            <text:p>12.05675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09184639" calcext:value-type="float">
            <text:p>0.009184639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2.627701" calcext:value-type="float">
            <text:p>2.627701</text:p>
          </table:table-cell>
          <table:table-cell office:value-type="float" office:value="-0.1610081" calcext:value-type="float">
            <text:p>-0.1610081</text:p>
          </table:table-cell>
          <table:table-cell office:value-type="float" office:value="-0.1527195" calcext:value-type="float">
            <text:p>-0.1527195</text:p>
          </table:table-cell>
          <table:table-cell office:value-type="float" office:value="0.0000002519942" calcext:value-type="float">
            <text:p>2.519942E-07</text:p>
          </table:table-cell>
          <table:table-cell office:value-type="float" office:value="5.912744" calcext:value-type="float">
            <text:p>5.912744</text:p>
          </table:table-cell>
          <table:table-cell office:value-type="float" office:value="19.12362" calcext:value-type="float">
            <text:p>19.12362</text:p>
          </table:table-cell>
          <table:table-cell office:value-type="float" office:value="11.27446" calcext:value-type="float">
            <text:p>11.27446</text:p>
          </table:table-cell>
          <table:table-cell office:value-type="float" office:value="3.497679" calcext:value-type="float">
            <text:p>3.497679</text:p>
          </table:table-cell>
          <table:table-cell office:value-type="float" office:value="1.346777" calcext:value-type="float">
            <text:p>1.346777</text:p>
          </table:table-cell>
          <table:table-cell office:value-type="float" office:value="0.6463126" calcext:value-type="float">
            <text:p>0.6463126</text:p>
          </table:table-cell>
          <table:table-cell office:value-type="float" office:value="0.3673818" calcext:value-type="float">
            <text:p>0.3673818</text:p>
          </table:table-cell>
          <table:table-cell office:value-type="float" office:value="0.09893897" calcext:value-type="float">
            <text:p>0.09893897</text:p>
          </table:table-cell>
          <table:table-cell office:value-type="float" office:value="0.02760178" calcext:value-type="float">
            <text:p>0.02760178</text:p>
          </table:table-cell>
          <table:table-cell office:value-type="float" office:value="4.819066" calcext:value-type="float">
            <text:p>4.819066</text:p>
          </table:table-cell>
          <table:table-cell office:value-type="float" office:value="5.574449" calcext:value-type="float">
            <text:p>5.574449</text:p>
          </table:table-cell>
          <table:table-cell office:value-type="float" office:value="7.719699" calcext:value-type="float">
            <text:p>7.719699</text:p>
          </table:table-cell>
          <table:table-cell office:value-type="float" office:value="11.96797" calcext:value-type="float">
            <text:p>11.96797</text:p>
          </table:table-cell>
          <table:table-cell office:value-type="float" office:value="15.25079" calcext:value-type="float">
            <text:p>15.25079</text:p>
          </table:table-cell>
          <table:table-cell office:value-type="float" office:value="16.64919" calcext:value-type="float">
            <text:p>16.64919</text:p>
          </table:table-cell>
          <table:table-cell office:value-type="float" office:value="13.1872" calcext:value-type="float">
            <text:p>13.1872</text:p>
          </table:table-cell>
          <table:table-cell office:value-type="float" office:value="9.141591" calcext:value-type="float">
            <text:p>9.141591</text:p>
          </table:table-cell>
          <table:table-cell office:value-type="float" office:value="830.9979" calcext:value-type="float">
            <text:p>830.9979</text:p>
          </table:table-cell>
          <table:table-cell office:value-type="float" office:value="0" calcext:value-type="float">
            <text:p>0</text:p>
          </table:table-cell>
          <table:table-cell office:value-type="float" office:value="-0.7839448" calcext:value-type="float">
            <text:p>-0.78394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4.868114" calcext:value-type="float">
            <text:p>4.868114</text:p>
          </table:table-cell>
          <table:table-cell office:value-type="float" office:value="451.4662" calcext:value-type="float">
            <text:p>451.4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47914" calcext:value-type="float">
            <text:p>0.5947914</text:p>
          </table:table-cell>
          <table:table-cell office:value-type="float" office:value="12.25757" calcext:value-type="float">
            <text:p>12.25757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09422352" calcext:value-type="float">
            <text:p>0.009422352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2.767463" calcext:value-type="float">
            <text:p>2.767463</text:p>
          </table:table-cell>
          <table:table-cell office:value-type="float" office:value="-0.2573097" calcext:value-type="float">
            <text:p>-0.2573097</text:p>
          </table:table-cell>
          <table:table-cell office:value-type="float" office:value="-0.1596115" calcext:value-type="float">
            <text:p>-0.1596115</text:p>
          </table:table-cell>
          <table:table-cell office:value-type="float" office:value="0.0000002751111" calcext:value-type="float">
            <text:p>2.751111E-07</text:p>
          </table:table-cell>
          <table:table-cell office:value-type="float" office:value="5.937911" calcext:value-type="float">
            <text:p>5.937911</text:p>
          </table:table-cell>
          <table:table-cell office:value-type="float" office:value="17.17711" calcext:value-type="float">
            <text:p>17.17711</text:p>
          </table:table-cell>
          <table:table-cell office:value-type="float" office:value="6.517679" calcext:value-type="float">
            <text:p>6.517679</text:p>
          </table:table-cell>
          <table:table-cell office:value-type="float" office:value="1.741321" calcext:value-type="float">
            <text:p>1.741321</text:p>
          </table:table-cell>
          <table:table-cell office:value-type="float" office:value="0.668999" calcext:value-type="float">
            <text:p>0.668999</text:p>
          </table:table-cell>
          <table:table-cell office:value-type="float" office:value="0.4506423" calcext:value-type="float">
            <text:p>0.4506423</text:p>
          </table:table-cell>
          <table:table-cell office:value-type="float" office:value="0.2720364" calcext:value-type="float">
            <text:p>0.2720364</text:p>
          </table:table-cell>
          <table:table-cell office:value-type="float" office:value="0.1054625" calcext:value-type="float">
            <text:p>0.1054625</text:p>
          </table:table-cell>
          <table:table-cell office:value-type="float" office:value="0.03362321" calcext:value-type="float">
            <text:p>0.03362321</text:p>
          </table:table-cell>
          <table:table-cell office:value-type="float" office:value="17.03288" calcext:value-type="float">
            <text:p>17.03288</text:p>
          </table:table-cell>
          <table:table-cell office:value-type="float" office:value="9.371175" calcext:value-type="float">
            <text:p>9.371175</text:p>
          </table:table-cell>
          <table:table-cell office:value-type="float" office:value="8.70985" calcext:value-type="float">
            <text:p>8.70985</text:p>
          </table:table-cell>
          <table:table-cell office:value-type="float" office:value="11.09933" calcext:value-type="float">
            <text:p>11.09933</text:p>
          </table:table-cell>
          <table:table-cell office:value-type="float" office:value="13.16974" calcext:value-type="float">
            <text:p>13.16974</text:p>
          </table:table-cell>
          <table:table-cell office:value-type="float" office:value="13.95361" calcext:value-type="float">
            <text:p>13.95361</text:p>
          </table:table-cell>
          <table:table-cell office:value-type="float" office:value="12.10665" calcext:value-type="float">
            <text:p>12.10665</text:p>
          </table:table-cell>
          <table:table-cell office:value-type="float" office:value="9.80305" calcext:value-type="float">
            <text:p>9.80305</text:p>
          </table:table-cell>
          <table:table-cell office:value-type="float" office:value="1517.628" calcext:value-type="float">
            <text:p>1517.628</text:p>
          </table:table-cell>
          <table:table-cell office:value-type="float" office:value="0" calcext:value-type="float">
            <text:p>0</text:p>
          </table:table-cell>
          <table:table-cell office:value-type="float" office:value="-0.7884763" calcext:value-type="float">
            <text:p>-0.78847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4.86458" calcext:value-type="float">
            <text:p>4.86458</text:p>
          </table:table-cell>
          <table:table-cell office:value-type="float" office:value="451.4724" calcext:value-type="float">
            <text:p>451.4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13944" calcext:value-type="float">
            <text:p>0.3913944</text:p>
          </table:table-cell>
          <table:table-cell office:value-type="float" office:value="12.38646" calcext:value-type="float">
            <text:p>12.38646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09598377" calcext:value-type="float">
            <text:p>0.009598377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2.88925" calcext:value-type="float">
            <text:p>2.88925</text:p>
          </table:table-cell>
          <table:table-cell office:value-type="float" office:value="-0.28567" calcext:value-type="float">
            <text:p>-0.28567</text:p>
          </table:table-cell>
          <table:table-cell office:value-type="float" office:value="-0.1720445" calcext:value-type="float">
            <text:p>-0.1720445</text:p>
          </table:table-cell>
          <table:table-cell office:value-type="float" office:value="0.0000002753946" calcext:value-type="float">
            <text:p>2.753946E-07</text:p>
          </table:table-cell>
          <table:table-cell office:value-type="float" office:value="5.95554" calcext:value-type="float">
            <text:p>5.95554</text:p>
          </table:table-cell>
          <table:table-cell office:value-type="float" office:value="9.785292" calcext:value-type="float">
            <text:p>9.785292</text:p>
          </table:table-cell>
          <table:table-cell office:value-type="float" office:value="4.096538" calcext:value-type="float">
            <text:p>4.096538</text:p>
          </table:table-cell>
          <table:table-cell office:value-type="float" office:value="1.204532" calcext:value-type="float">
            <text:p>1.204532</text:p>
          </table:table-cell>
          <table:table-cell office:value-type="float" office:value="0.44631" calcext:value-type="float">
            <text:p>0.44631</text:p>
          </table:table-cell>
          <table:table-cell office:value-type="float" office:value="0.2848478" calcext:value-type="float">
            <text:p>0.2848478</text:p>
          </table:table-cell>
          <table:table-cell office:value-type="float" office:value="0.1794107" calcext:value-type="float">
            <text:p>0.1794107</text:p>
          </table:table-cell>
          <table:table-cell office:value-type="float" office:value="0.09634373" calcext:value-type="float">
            <text:p>0.09634373</text:p>
          </table:table-cell>
          <table:table-cell office:value-type="float" office:value="0.03279189" calcext:value-type="float">
            <text:p>0.03279189</text:p>
          </table:table-cell>
          <table:table-cell office:value-type="float" office:value="28.47892" calcext:value-type="float">
            <text:p>28.47892</text:p>
          </table:table-cell>
          <table:table-cell office:value-type="float" office:value="13.26952" calcext:value-type="float">
            <text:p>13.26952</text:p>
          </table:table-cell>
          <table:table-cell office:value-type="float" office:value="9.27999" calcext:value-type="float">
            <text:p>9.27999</text:p>
          </table:table-cell>
          <table:table-cell office:value-type="float" office:value="11.08254" calcext:value-type="float">
            <text:p>11.08254</text:p>
          </table:table-cell>
          <table:table-cell office:value-type="float" office:value="12.85987" calcext:value-type="float">
            <text:p>12.85987</text:p>
          </table:table-cell>
          <table:table-cell office:value-type="float" office:value="13.29151" calcext:value-type="float">
            <text:p>13.29151</text:p>
          </table:table-cell>
          <table:table-cell office:value-type="float" office:value="11.58816" calcext:value-type="float">
            <text:p>11.58816</text:p>
          </table:table-cell>
          <table:table-cell office:value-type="float" office:value="9.441133" calcext:value-type="float">
            <text:p>9.441133</text:p>
          </table:table-cell>
          <table:table-cell office:value-type="float" office:value="1869.688" calcext:value-type="float">
            <text:p>1869.688</text:p>
          </table:table-cell>
          <table:table-cell office:value-type="float" office:value="0" calcext:value-type="float">
            <text:p>0</text:p>
          </table:table-cell>
          <table:table-cell office:value-type="float" office:value="-0.78859" calcext:value-type="float">
            <text:p>-0.788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4.860658" calcext:value-type="float">
            <text:p>4.860658</text:p>
          </table:table-cell>
          <table:table-cell office:value-type="float" office:value="451.4732" calcext:value-type="float">
            <text:p>451.4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00049" calcext:value-type="float">
            <text:p>0.3000049</text:p>
          </table:table-cell>
          <table:table-cell office:value-type="float" office:value="12.38435" calcext:value-type="float">
            <text:p>12.38435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09777511" calcext:value-type="float">
            <text:p>0.009777511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02054" calcext:value-type="float">
            <text:p>3.02054</text:p>
          </table:table-cell>
          <table:table-cell office:value-type="float" office:value="-0.2916085" calcext:value-type="float">
            <text:p>-0.2916085</text:p>
          </table:table-cell>
          <table:table-cell office:value-type="float" office:value="-0.1739351" calcext:value-type="float">
            <text:p>-0.1739351</text:p>
          </table:table-cell>
          <table:table-cell office:value-type="float" office:value="0.0000002753946" calcext:value-type="float">
            <text:p>2.753946E-07</text:p>
          </table:table-cell>
          <table:table-cell office:value-type="float" office:value="5.959705" calcext:value-type="float">
            <text:p>5.959705</text:p>
          </table:table-cell>
          <table:table-cell office:value-type="float" office:value="7.140809" calcext:value-type="float">
            <text:p>7.140809</text:p>
          </table:table-cell>
          <table:table-cell office:value-type="float" office:value="2.987473" calcext:value-type="float">
            <text:p>2.987473</text:p>
          </table:table-cell>
          <table:table-cell office:value-type="float" office:value="0.8812269" calcext:value-type="float">
            <text:p>0.8812269</text:p>
          </table:table-cell>
          <table:table-cell office:value-type="float" office:value="0.3295945" calcext:value-type="float">
            <text:p>0.3295945</text:p>
          </table:table-cell>
          <table:table-cell office:value-type="float" office:value="0.2030956" calcext:value-type="float">
            <text:p>0.2030956</text:p>
          </table:table-cell>
          <table:table-cell office:value-type="float" office:value="0.1263614" calcext:value-type="float">
            <text:p>0.1263614</text:p>
          </table:table-cell>
          <table:table-cell office:value-type="float" office:value="0.08751468" calcext:value-type="float">
            <text:p>0.08751468</text:p>
          </table:table-cell>
          <table:table-cell office:value-type="float" office:value="0.03182663" calcext:value-type="float">
            <text:p>0.03182663</text:p>
          </table:table-cell>
          <table:table-cell office:value-type="float" office:value="11.65565" calcext:value-type="float">
            <text:p>11.65565</text:p>
          </table:table-cell>
          <table:table-cell office:value-type="float" office:value="14.42157" calcext:value-type="float">
            <text:p>14.42157</text:p>
          </table:table-cell>
          <table:table-cell office:value-type="float" office:value="11.81617" calcext:value-type="float">
            <text:p>11.81617</text:p>
          </table:table-cell>
          <table:table-cell office:value-type="float" office:value="11.80776" calcext:value-type="float">
            <text:p>11.80776</text:p>
          </table:table-cell>
          <table:table-cell office:value-type="float" office:value="13.24364" calcext:value-type="float">
            <text:p>13.24364</text:p>
          </table:table-cell>
          <table:table-cell office:value-type="float" office:value="13.37378" calcext:value-type="float">
            <text:p>13.37378</text:p>
          </table:table-cell>
          <table:table-cell office:value-type="float" office:value="11.33102" calcext:value-type="float">
            <text:p>11.33102</text:p>
          </table:table-cell>
          <table:table-cell office:value-type="float" office:value="9.081771" calcext:value-type="float">
            <text:p>9.081771</text:p>
          </table:table-cell>
          <table:table-cell office:value-type="float" office:value="1809.658" calcext:value-type="float">
            <text:p>1809.658</text:p>
          </table:table-cell>
          <table:table-cell office:value-type="float" office:value="0" calcext:value-type="float">
            <text:p>0</text:p>
          </table:table-cell>
          <table:table-cell office:value-type="float" office:value="-0.7886105" calcext:value-type="float">
            <text:p>-0.78861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4.855906" calcext:value-type="float">
            <text:p>4.855906</text:p>
          </table:table-cell>
          <table:table-cell office:value-type="float" office:value="451.4742" calcext:value-type="float">
            <text:p>451.4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7133" calcext:value-type="float">
            <text:p>0.2277133</text:p>
          </table:table-cell>
          <table:table-cell office:value-type="float" office:value="12.39521" calcext:value-type="float">
            <text:p>12.39521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09949264" calcext:value-type="float">
            <text:p>0.009949264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143596" calcext:value-type="float">
            <text:p>3.143596</text:p>
          </table:table-cell>
          <table:table-cell office:value-type="float" office:value="-0.2947147" calcext:value-type="float">
            <text:p>-0.2947147</text:p>
          </table:table-cell>
          <table:table-cell office:value-type="float" office:value="-0.1782912" calcext:value-type="float">
            <text:p>-0.1782912</text:p>
          </table:table-cell>
          <table:table-cell office:value-type="float" office:value="0.0000002757392" calcext:value-type="float">
            <text:p>2.757392E-07</text:p>
          </table:table-cell>
          <table:table-cell office:value-type="float" office:value="5.967943" calcext:value-type="float">
            <text:p>5.967943</text:p>
          </table:table-cell>
          <table:table-cell office:value-type="float" office:value="5.107441" calcext:value-type="float">
            <text:p>5.107441</text:p>
          </table:table-cell>
          <table:table-cell office:value-type="float" office:value="2.093624" calcext:value-type="float">
            <text:p>2.093624</text:p>
          </table:table-cell>
          <table:table-cell office:value-type="float" office:value="0.6220059" calcext:value-type="float">
            <text:p>0.6220059</text:p>
          </table:table-cell>
          <table:table-cell office:value-type="float" office:value="0.2317064" calcext:value-type="float">
            <text:p>0.2317064</text:p>
          </table:table-cell>
          <table:table-cell office:value-type="float" office:value="0.1405407" calcext:value-type="float">
            <text:p>0.1405407</text:p>
          </table:table-cell>
          <table:table-cell office:value-type="float" office:value="0.08872973" calcext:value-type="float">
            <text:p>0.08872973</text:p>
          </table:table-cell>
          <table:table-cell office:value-type="float" office:value="0.0797245" calcext:value-type="float">
            <text:p>0.0797245</text:p>
          </table:table-cell>
          <table:table-cell office:value-type="float" office:value="0.03095391" calcext:value-type="float">
            <text:p>0.03095391</text:p>
          </table:table-cell>
          <table:table-cell office:value-type="float" office:value="18.52283" calcext:value-type="float">
            <text:p>18.52283</text:p>
          </table:table-cell>
          <table:table-cell office:value-type="float" office:value="12.67045" calcext:value-type="float">
            <text:p>12.67045</text:p>
          </table:table-cell>
          <table:table-cell office:value-type="float" office:value="11.82704" calcext:value-type="float">
            <text:p>11.82704</text:p>
          </table:table-cell>
          <table:table-cell office:value-type="float" office:value="11.75476" calcext:value-type="float">
            <text:p>11.75476</text:p>
          </table:table-cell>
          <table:table-cell office:value-type="float" office:value="13.17168" calcext:value-type="float">
            <text:p>13.17168</text:p>
          </table:table-cell>
          <table:table-cell office:value-type="float" office:value="13.26031" calcext:value-type="float">
            <text:p>13.26031</text:p>
          </table:table-cell>
          <table:table-cell office:value-type="float" office:value="11.13766" calcext:value-type="float">
            <text:p>11.13766</text:p>
          </table:table-cell>
          <table:table-cell office:value-type="float" office:value="8.826606" calcext:value-type="float">
            <text:p>8.826606</text:p>
          </table:table-cell>
          <table:table-cell office:value-type="float" office:value="1816.458" calcext:value-type="float">
            <text:p>1816.458</text:p>
          </table:table-cell>
          <table:table-cell office:value-type="float" office:value="0" calcext:value-type="float">
            <text:p>0</text:p>
          </table:table-cell>
          <table:table-cell office:value-type="float" office:value="-0.7886314" calcext:value-type="float">
            <text:p>-0.78863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4.847396" calcext:value-type="float">
            <text:p>4.847396</text:p>
          </table:table-cell>
          <table:table-cell office:value-type="float" office:value="451.4696" calcext:value-type="float">
            <text:p>451.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2048" calcext:value-type="float">
            <text:p>0.1912048</text:p>
          </table:table-cell>
          <table:table-cell office:value-type="float" office:value="12.38289" calcext:value-type="float">
            <text:p>12.38289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07762" calcext:value-type="float">
            <text:p>0.01007762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232635" calcext:value-type="float">
            <text:p>3.232635</text:p>
          </table:table-cell>
          <table:table-cell office:value-type="float" office:value="-0.2970056" calcext:value-type="float">
            <text:p>-0.2970056</text:p>
          </table:table-cell>
          <table:table-cell office:value-type="float" office:value="-0.1889589" calcext:value-type="float">
            <text:p>-0.1889589</text:p>
          </table:table-cell>
          <table:table-cell office:value-type="float" office:value="0.0000002757402" calcext:value-type="float">
            <text:p>2.757402E-07</text:p>
          </table:table-cell>
          <table:table-cell office:value-type="float" office:value="5.968286" calcext:value-type="float">
            <text:p>5.968286</text:p>
          </table:table-cell>
          <table:table-cell office:value-type="float" office:value="4.703693" calcext:value-type="float">
            <text:p>4.703693</text:p>
          </table:table-cell>
          <table:table-cell office:value-type="float" office:value="1.54271" calcext:value-type="float">
            <text:p>1.54271</text:p>
          </table:table-cell>
          <table:table-cell office:value-type="float" office:value="0.4556555" calcext:value-type="float">
            <text:p>0.4556555</text:p>
          </table:table-cell>
          <table:table-cell office:value-type="float" office:value="0.1683538" calcext:value-type="float">
            <text:p>0.1683538</text:p>
          </table:table-cell>
          <table:table-cell office:value-type="float" office:value="0.09705141" calcext:value-type="float">
            <text:p>0.09705141</text:p>
          </table:table-cell>
          <table:table-cell office:value-type="float" office:value="0.06115272" calcext:value-type="float">
            <text:p>0.06115272</text:p>
          </table:table-cell>
          <table:table-cell office:value-type="float" office:value="0.07053164" calcext:value-type="float">
            <text:p>0.07053164</text:p>
          </table:table-cell>
          <table:table-cell office:value-type="float" office:value="0.03002916" calcext:value-type="float">
            <text:p>0.03002916</text:p>
          </table:table-cell>
          <table:table-cell office:value-type="float" office:value="20.10808" calcext:value-type="float">
            <text:p>20.10808</text:p>
          </table:table-cell>
          <table:table-cell office:value-type="float" office:value="15.16315" calcext:value-type="float">
            <text:p>15.16315</text:p>
          </table:table-cell>
          <table:table-cell office:value-type="float" office:value="11.81016" calcext:value-type="float">
            <text:p>11.81016</text:p>
          </table:table-cell>
          <table:table-cell office:value-type="float" office:value="11.64318" calcext:value-type="float">
            <text:p>11.64318</text:p>
          </table:table-cell>
          <table:table-cell office:value-type="float" office:value="12.92437" calcext:value-type="float">
            <text:p>12.92437</text:p>
          </table:table-cell>
          <table:table-cell office:value-type="float" office:value="12.88927" calcext:value-type="float">
            <text:p>12.88927</text:p>
          </table:table-cell>
          <table:table-cell office:value-type="float" office:value="10.89239" calcext:value-type="float">
            <text:p>10.89239</text:p>
          </table:table-cell>
          <table:table-cell office:value-type="float" office:value="8.646002" calcext:value-type="float">
            <text:p>8.646002</text:p>
          </table:table-cell>
          <table:table-cell office:value-type="float" office:value="1979.319" calcext:value-type="float">
            <text:p>1979.319</text:p>
          </table:table-cell>
          <table:table-cell office:value-type="float" office:value="0" calcext:value-type="float">
            <text:p>0</text:p>
          </table:table-cell>
          <table:table-cell office:value-type="float" office:value="-0.7886469" calcext:value-type="float">
            <text:p>-0.78864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4.841839" calcext:value-type="float">
            <text:p>4.841839</text:p>
          </table:table-cell>
          <table:table-cell office:value-type="float" office:value="451.4672" calcext:value-type="float">
            <text:p>451.4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144" calcext:value-type="float">
            <text:p>0.147144</text:p>
          </table:table-cell>
          <table:table-cell office:value-type="float" office:value="12.37854" calcext:value-type="float">
            <text:p>12.37854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24842" calcext:value-type="float">
            <text:p>0.01024842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342527" calcext:value-type="float">
            <text:p>3.342527</text:p>
          </table:table-cell>
          <table:table-cell office:value-type="float" office:value="-0.2983368" calcext:value-type="float">
            <text:p>-0.2983368</text:p>
          </table:table-cell>
          <table:table-cell office:value-type="float" office:value="-0.1918782" calcext:value-type="float">
            <text:p>-0.1918782</text:p>
          </table:table-cell>
          <table:table-cell office:value-type="float" office:value="0.000000276082" calcext:value-type="float">
            <text:p>2.76082E-07</text:p>
          </table:table-cell>
          <table:table-cell office:value-type="float" office:value="5.978791" calcext:value-type="float">
            <text:p>5.978791</text:p>
          </table:table-cell>
          <table:table-cell office:value-type="float" office:value="3.07211" calcext:value-type="float">
            <text:p>3.07211</text:p>
          </table:table-cell>
          <table:table-cell office:value-type="float" office:value="1.090132" calcext:value-type="float">
            <text:p>1.090132</text:p>
          </table:table-cell>
          <table:table-cell office:value-type="float" office:value="0.3276969" calcext:value-type="float">
            <text:p>0.3276969</text:p>
          </table:table-cell>
          <table:table-cell office:value-type="float" office:value="0.123908" calcext:value-type="float">
            <text:p>0.123908</text:p>
          </table:table-cell>
          <table:table-cell office:value-type="float" office:value="0.07248677" calcext:value-type="float">
            <text:p>0.07248677</text:p>
          </table:table-cell>
          <table:table-cell office:value-type="float" office:value="0.04568528" calcext:value-type="float">
            <text:p>0.04568528</text:p>
          </table:table-cell>
          <table:table-cell office:value-type="float" office:value="0.06120964" calcext:value-type="float">
            <text:p>0.06120964</text:p>
          </table:table-cell>
          <table:table-cell office:value-type="float" office:value="0.02894708" calcext:value-type="float">
            <text:p>0.02894708</text:p>
          </table:table-cell>
          <table:table-cell office:value-type="float" office:value="6.812706" calcext:value-type="float">
            <text:p>6.812706</text:p>
          </table:table-cell>
          <table:table-cell office:value-type="float" office:value="9.254758" calcext:value-type="float">
            <text:p>9.254758</text:p>
          </table:table-cell>
          <table:table-cell office:value-type="float" office:value="13.13592" calcext:value-type="float">
            <text:p>13.13592</text:p>
          </table:table-cell>
          <table:table-cell office:value-type="float" office:value="13.3707" calcext:value-type="float">
            <text:p>13.3707</text:p>
          </table:table-cell>
          <table:table-cell office:value-type="float" office:value="13.9766" calcext:value-type="float">
            <text:p>13.9766</text:p>
          </table:table-cell>
          <table:table-cell office:value-type="float" office:value="13.58772" calcext:value-type="float">
            <text:p>13.58772</text:p>
          </table:table-cell>
          <table:table-cell office:value-type="float" office:value="10.81513" calcext:value-type="float">
            <text:p>10.81513</text:p>
          </table:table-cell>
          <table:table-cell office:value-type="float" office:value="8.518812" calcext:value-type="float">
            <text:p>8.518812</text:p>
          </table:table-cell>
          <table:table-cell office:value-type="float" office:value="1802.868" calcext:value-type="float">
            <text:p>1802.868</text:p>
          </table:table-cell>
          <table:table-cell office:value-type="float" office:value="0" calcext:value-type="float">
            <text:p>0</text:p>
          </table:table-cell>
          <table:table-cell office:value-type="float" office:value="-0.7887263" calcext:value-type="float">
            <text:p>-0.78872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4.837416" calcext:value-type="float">
            <text:p>4.837416</text:p>
          </table:table-cell>
          <table:table-cell office:value-type="float" office:value="451.4629" calcext:value-type="float">
            <text:p>451.4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5782" calcext:value-type="float">
            <text:p>0.1175782</text:p>
          </table:table-cell>
          <table:table-cell office:value-type="float" office:value="12.32991" calcext:value-type="float">
            <text:p>12.32991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4004" calcext:value-type="float">
            <text:p>0.0104004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449262" calcext:value-type="float">
            <text:p>3.449262</text:p>
          </table:table-cell>
          <table:table-cell office:value-type="float" office:value="-0.2994407" calcext:value-type="float">
            <text:p>-0.2994407</text:p>
          </table:table-cell>
          <table:table-cell office:value-type="float" office:value="-0.1935199" calcext:value-type="float">
            <text:p>-0.1935199</text:p>
          </table:table-cell>
          <table:table-cell office:value-type="float" office:value="0.000000276082" calcext:value-type="float">
            <text:p>2.76082E-07</text:p>
          </table:table-cell>
          <table:table-cell office:value-type="float" office:value="5.986189" calcext:value-type="float">
            <text:p>5.986189</text:p>
          </table:table-cell>
          <table:table-cell office:value-type="float" office:value="2.231342" calcext:value-type="float">
            <text:p>2.231342</text:p>
          </table:table-cell>
          <table:table-cell office:value-type="float" office:value="0.7961317" calcext:value-type="float">
            <text:p>0.7961317</text:p>
          </table:table-cell>
          <table:table-cell office:value-type="float" office:value="0.2396586" calcext:value-type="float">
            <text:p>0.2396586</text:p>
          </table:table-cell>
          <table:table-cell office:value-type="float" office:value="0.09104061" calcext:value-type="float">
            <text:p>0.09104061</text:p>
          </table:table-cell>
          <table:table-cell office:value-type="float" office:value="0.05399082" calcext:value-type="float">
            <text:p>0.05399082</text:p>
          </table:table-cell>
          <table:table-cell office:value-type="float" office:value="0.03448866" calcext:value-type="float">
            <text:p>0.03448866</text:p>
          </table:table-cell>
          <table:table-cell office:value-type="float" office:value="0.05377323" calcext:value-type="float">
            <text:p>0.05377323</text:p>
          </table:table-cell>
          <table:table-cell office:value-type="float" office:value="0.02791161" calcext:value-type="float">
            <text:p>0.02791161</text:p>
          </table:table-cell>
          <table:table-cell office:value-type="float" office:value="12.088" calcext:value-type="float">
            <text:p>12.088</text:p>
          </table:table-cell>
          <table:table-cell office:value-type="float" office:value="9.401745" calcext:value-type="float">
            <text:p>9.401745</text:p>
          </table:table-cell>
          <table:table-cell office:value-type="float" office:value="12.21943" calcext:value-type="float">
            <text:p>12.21943</text:p>
          </table:table-cell>
          <table:table-cell office:value-type="float" office:value="12.74605" calcext:value-type="float">
            <text:p>12.74605</text:p>
          </table:table-cell>
          <table:table-cell office:value-type="float" office:value="13.60293" calcext:value-type="float">
            <text:p>13.60293</text:p>
          </table:table-cell>
          <table:table-cell office:value-type="float" office:value="13.53653" calcext:value-type="float">
            <text:p>13.53653</text:p>
          </table:table-cell>
          <table:table-cell office:value-type="float" office:value="10.89734" calcext:value-type="float">
            <text:p>10.89734</text:p>
          </table:table-cell>
          <table:table-cell office:value-type="float" office:value="8.45062" calcext:value-type="float">
            <text:p>8.45062</text:p>
          </table:table-cell>
          <table:table-cell office:value-type="float" office:value="1620.939" calcext:value-type="float">
            <text:p>1620.939</text:p>
          </table:table-cell>
          <table:table-cell office:value-type="float" office:value="0" calcext:value-type="float">
            <text:p>0</text:p>
          </table:table-cell>
          <table:table-cell office:value-type="float" office:value="-0.7887281" calcext:value-type="float">
            <text:p>-0.78872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4.832139" calcext:value-type="float">
            <text:p>4.832139</text:p>
          </table:table-cell>
          <table:table-cell office:value-type="float" office:value="451.4563" calcext:value-type="float">
            <text:p>451.4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23112" calcext:value-type="float">
            <text:p>0.09923112</text:p>
          </table:table-cell>
          <table:table-cell office:value-type="float" office:value="12.30423" calcext:value-type="float">
            <text:p>12.30423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49787" calcext:value-type="float">
            <text:p>0.01049787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514697" calcext:value-type="float">
            <text:p>3.514697</text:p>
          </table:table-cell>
          <table:table-cell office:value-type="float" office:value="-0.3002878" calcext:value-type="float">
            <text:p>-0.3002878</text:p>
          </table:table-cell>
          <table:table-cell office:value-type="float" office:value="-0.1953878" calcext:value-type="float">
            <text:p>-0.1953878</text:p>
          </table:table-cell>
          <table:table-cell office:value-type="float" office:value="0.0000002760825" calcext:value-type="float">
            <text:p>2.760825E-07</text:p>
          </table:table-cell>
          <table:table-cell office:value-type="float" office:value="5.990715" calcext:value-type="float">
            <text:p>5.990715</text:p>
          </table:table-cell>
          <table:table-cell office:value-type="float" office:value="1.710687" calcext:value-type="float">
            <text:p>1.710687</text:p>
          </table:table-cell>
          <table:table-cell office:value-type="float" office:value="0.59377" calcext:value-type="float">
            <text:p>0.59377</text:p>
          </table:table-cell>
          <table:table-cell office:value-type="float" office:value="0.1785282" calcext:value-type="float">
            <text:p>0.1785282</text:p>
          </table:table-cell>
          <table:table-cell office:value-type="float" office:value="0.06800099" calcext:value-type="float">
            <text:p>0.06800099</text:p>
          </table:table-cell>
          <table:table-cell office:value-type="float" office:value="0.04049272" calcext:value-type="float">
            <text:p>0.04049272</text:p>
          </table:table-cell>
          <table:table-cell office:value-type="float" office:value="0.02645461" calcext:value-type="float">
            <text:p>0.02645461</text:p>
          </table:table-cell>
          <table:table-cell office:value-type="float" office:value="0.04733044" calcext:value-type="float">
            <text:p>0.04733044</text:p>
          </table:table-cell>
          <table:table-cell office:value-type="float" office:value="0.026939" calcext:value-type="float">
            <text:p>0.026939</text:p>
          </table:table-cell>
          <table:table-cell office:value-type="float" office:value="15.52293" calcext:value-type="float">
            <text:p>15.52293</text:p>
          </table:table-cell>
          <table:table-cell office:value-type="float" office:value="10.28501" calcext:value-type="float">
            <text:p>10.28501</text:p>
          </table:table-cell>
          <table:table-cell office:value-type="float" office:value="11.90878" calcext:value-type="float">
            <text:p>11.90878</text:p>
          </table:table-cell>
          <table:table-cell office:value-type="float" office:value="12.49643" calcext:value-type="float">
            <text:p>12.49643</text:p>
          </table:table-cell>
          <table:table-cell office:value-type="float" office:value="13.34103" calcext:value-type="float">
            <text:p>13.34103</text:p>
          </table:table-cell>
          <table:table-cell office:value-type="float" office:value="13.24638" calcext:value-type="float">
            <text:p>13.24638</text:p>
          </table:table-cell>
          <table:table-cell office:value-type="float" office:value="10.75612" calcext:value-type="float">
            <text:p>10.75612</text:p>
          </table:table-cell>
          <table:table-cell office:value-type="float" office:value="8.393422" calcext:value-type="float">
            <text:p>8.393422</text:p>
          </table:table-cell>
          <table:table-cell office:value-type="float" office:value="1665.85" calcext:value-type="float">
            <text:p>1665.85</text:p>
          </table:table-cell>
          <table:table-cell office:value-type="float" office:value="0" calcext:value-type="float">
            <text:p>0</text:p>
          </table:table-cell>
          <table:table-cell office:value-type="float" office:value="-0.7887284" calcext:value-type="float">
            <text:p>-0.78872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4.826091" calcext:value-type="float">
            <text:p>4.826091</text:p>
          </table:table-cell>
          <table:table-cell office:value-type="float" office:value="451.4487" calcext:value-type="float">
            <text:p>451.4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9885" calcext:value-type="float">
            <text:p>0.0849885</text:p>
          </table:table-cell>
          <table:table-cell office:value-type="float" office:value="12.2826" calcext:value-type="float">
            <text:p>12.2826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60396" calcext:value-type="float">
            <text:p>0.01060396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574251" calcext:value-type="float">
            <text:p>3.574251</text:p>
          </table:table-cell>
          <table:table-cell office:value-type="float" office:value="-0.3009037" calcext:value-type="float">
            <text:p>-0.3009037</text:p>
          </table:table-cell>
          <table:table-cell office:value-type="float" office:value="-0.1961269" calcext:value-type="float">
            <text:p>-0.1961269</text:p>
          </table:table-cell>
          <table:table-cell office:value-type="float" office:value="0.0000002763119" calcext:value-type="float">
            <text:p>2.763119E-07</text:p>
          </table:table-cell>
          <table:table-cell office:value-type="float" office:value="5.991629" calcext:value-type="float">
            <text:p>5.991629</text:p>
          </table:table-cell>
          <table:table-cell office:value-type="float" office:value="1.289991" calcext:value-type="float">
            <text:p>1.289991</text:p>
          </table:table-cell>
          <table:table-cell office:value-type="float" office:value="0.4351678" calcext:value-type="float">
            <text:p>0.4351678</text:p>
          </table:table-cell>
          <table:table-cell office:value-type="float" office:value="0.1332731" calcext:value-type="float">
            <text:p>0.1332731</text:p>
          </table:table-cell>
          <table:table-cell office:value-type="float" office:value="0.05157099" calcext:value-type="float">
            <text:p>0.05157099</text:p>
          </table:table-cell>
          <table:table-cell office:value-type="float" office:value="0.03113935" calcext:value-type="float">
            <text:p>0.03113935</text:p>
          </table:table-cell>
          <table:table-cell office:value-type="float" office:value="0.02101806" calcext:value-type="float">
            <text:p>0.02101806</text:p>
          </table:table-cell>
          <table:table-cell office:value-type="float" office:value="0.04159682" calcext:value-type="float">
            <text:p>0.04159682</text:p>
          </table:table-cell>
          <table:table-cell office:value-type="float" office:value="0.02597242" calcext:value-type="float">
            <text:p>0.02597242</text:p>
          </table:table-cell>
          <table:table-cell office:value-type="float" office:value="10.34254" calcext:value-type="float">
            <text:p>10.34254</text:p>
          </table:table-cell>
          <table:table-cell office:value-type="float" office:value="10.33647" calcext:value-type="float">
            <text:p>10.33647</text:p>
          </table:table-cell>
          <table:table-cell office:value-type="float" office:value="12.37733" calcext:value-type="float">
            <text:p>12.37733</text:p>
          </table:table-cell>
          <table:table-cell office:value-type="float" office:value="12.92454" calcext:value-type="float">
            <text:p>12.92454</text:p>
          </table:table-cell>
          <table:table-cell office:value-type="float" office:value="13.46305" calcext:value-type="float">
            <text:p>13.46305</text:p>
          </table:table-cell>
          <table:table-cell office:value-type="float" office:value="13.13705" calcext:value-type="float">
            <text:p>13.13705</text:p>
          </table:table-cell>
          <table:table-cell office:value-type="float" office:value="10.63068" calcext:value-type="float">
            <text:p>10.63068</text:p>
          </table:table-cell>
          <table:table-cell office:value-type="float" office:value="8.340112" calcext:value-type="float">
            <text:p>8.340112</text:p>
          </table:table-cell>
          <table:table-cell office:value-type="float" office:value="1652.545" calcext:value-type="float">
            <text:p>1652.545</text:p>
          </table:table-cell>
          <table:table-cell office:value-type="float" office:value="0" calcext:value-type="float">
            <text:p>0</text:p>
          </table:table-cell>
          <table:table-cell office:value-type="float" office:value="-0.7887304" calcext:value-type="float">
            <text:p>-0.78873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4.820023" calcext:value-type="float">
            <text:p>4.820023</text:p>
          </table:table-cell>
          <table:table-cell office:value-type="float" office:value="451.4402" calcext:value-type="float">
            <text:p>451.4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39485" calcext:value-type="float">
            <text:p>0.07539485</text:p>
          </table:table-cell>
          <table:table-cell office:value-type="float" office:value="12.26301" calcext:value-type="float">
            <text:p>12.26301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6805" calcext:value-type="float">
            <text:p>0.0106805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16855" calcext:value-type="float">
            <text:p>3.616855</text:p>
          </table:table-cell>
          <table:table-cell office:value-type="float" office:value="-0.301923" calcext:value-type="float">
            <text:p>-0.301923</text:p>
          </table:table-cell>
          <table:table-cell office:value-type="float" office:value="-0.1964518" calcext:value-type="float">
            <text:p>-0.1964518</text:p>
          </table:table-cell>
          <table:table-cell office:value-type="float" office:value="0.0000002763119" calcext:value-type="float">
            <text:p>2.763119E-07</text:p>
          </table:table-cell>
          <table:table-cell office:value-type="float" office:value="5.990799" calcext:value-type="float">
            <text:p>5.990799</text:p>
          </table:table-cell>
          <table:table-cell office:value-type="float" office:value="1.017951" calcext:value-type="float">
            <text:p>1.017951</text:p>
          </table:table-cell>
          <table:table-cell office:value-type="float" office:value="0.3270425" calcext:value-type="float">
            <text:p>0.3270425</text:p>
          </table:table-cell>
          <table:table-cell office:value-type="float" office:value="0.1005739" calcext:value-type="float">
            <text:p>0.1005739</text:p>
          </table:table-cell>
          <table:table-cell office:value-type="float" office:value="0.03951149" calcext:value-type="float">
            <text:p>0.03951149</text:p>
          </table:table-cell>
          <table:table-cell office:value-type="float" office:value="0.02454432" calcext:value-type="float">
            <text:p>0.02454432</text:p>
          </table:table-cell>
          <table:table-cell office:value-type="float" office:value="0.01755787" calcext:value-type="float">
            <text:p>0.01755787</text:p>
          </table:table-cell>
          <table:table-cell office:value-type="float" office:value="0.03676486" calcext:value-type="float">
            <text:p>0.03676486</text:p>
          </table:table-cell>
          <table:table-cell office:value-type="float" office:value="0.02503339" calcext:value-type="float">
            <text:p>0.02503339</text:p>
          </table:table-cell>
          <table:table-cell office:value-type="float" office:value="12.84862" calcext:value-type="float">
            <text:p>12.84862</text:p>
          </table:table-cell>
          <table:table-cell office:value-type="float" office:value="10.45681" calcext:value-type="float">
            <text:p>10.45681</text:p>
          </table:table-cell>
          <table:table-cell office:value-type="float" office:value="11.96603" calcext:value-type="float">
            <text:p>11.96603</text:p>
          </table:table-cell>
          <table:table-cell office:value-type="float" office:value="12.70948" calcext:value-type="float">
            <text:p>12.70948</text:p>
          </table:table-cell>
          <table:table-cell office:value-type="float" office:value="13.40142" calcext:value-type="float">
            <text:p>13.40142</text:p>
          </table:table-cell>
          <table:table-cell office:value-type="float" office:value="13.09502" calcext:value-type="float">
            <text:p>13.09502</text:p>
          </table:table-cell>
          <table:table-cell office:value-type="float" office:value="10.57313" calcext:value-type="float">
            <text:p>10.57313</text:p>
          </table:table-cell>
          <table:table-cell office:value-type="float" office:value="8.291181" calcext:value-type="float">
            <text:p>8.291181</text:p>
          </table:table-cell>
          <table:table-cell office:value-type="float" office:value="1699.352" calcext:value-type="float">
            <text:p>1699.352</text:p>
          </table:table-cell>
          <table:table-cell office:value-type="float" office:value="0" calcext:value-type="float">
            <text:p>0</text:p>
          </table:table-cell>
          <table:table-cell office:value-type="float" office:value="-0.7891054" calcext:value-type="float">
            <text:p>-0.78910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4.809637" calcext:value-type="float">
            <text:p>4.809637</text:p>
          </table:table-cell>
          <table:table-cell office:value-type="float" office:value="451.429" calcext:value-type="float">
            <text:p>451.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0563" calcext:value-type="float">
            <text:p>0.07620563</text:p>
          </table:table-cell>
          <table:table-cell office:value-type="float" office:value="12.26032" calcext:value-type="float">
            <text:p>12.26032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7321" calcext:value-type="float">
            <text:p>0.0107321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36596" calcext:value-type="float">
            <text:p>3.636596</text:p>
          </table:table-cell>
          <table:table-cell office:value-type="float" office:value="-0.3032387" calcext:value-type="float">
            <text:p>-0.3032387</text:p>
          </table:table-cell>
          <table:table-cell office:value-type="float" office:value="-0.196588" calcext:value-type="float">
            <text:p>-0.196588</text:p>
          </table:table-cell>
          <table:table-cell office:value-type="float" office:value="0.0000002763125" calcext:value-type="float">
            <text:p>2.763125E-07</text:p>
          </table:table-cell>
          <table:table-cell office:value-type="float" office:value="5.975776" calcext:value-type="float">
            <text:p>5.975776</text:p>
          </table:table-cell>
          <table:table-cell office:value-type="float" office:value="1.366211" calcext:value-type="float">
            <text:p>1.366211</text:p>
          </table:table-cell>
          <table:table-cell office:value-type="float" office:value="0.2491986" calcext:value-type="float">
            <text:p>0.2491986</text:p>
          </table:table-cell>
          <table:table-cell office:value-type="float" office:value="0.07625413" calcext:value-type="float">
            <text:p>0.07625413</text:p>
          </table:table-cell>
          <table:table-cell office:value-type="float" office:value="0.03046958" calcext:value-type="float">
            <text:p>0.03046958</text:p>
          </table:table-cell>
          <table:table-cell office:value-type="float" office:value="0.01979872" calcext:value-type="float">
            <text:p>0.01979872</text:p>
          </table:table-cell>
          <table:table-cell office:value-type="float" office:value="0.01552524" calcext:value-type="float">
            <text:p>0.01552524</text:p>
          </table:table-cell>
          <table:table-cell office:value-type="float" office:value="0.03271214" calcext:value-type="float">
            <text:p>0.03271214</text:p>
          </table:table-cell>
          <table:table-cell office:value-type="float" office:value="0.02414516" calcext:value-type="float">
            <text:p>0.02414516</text:p>
          </table:table-cell>
          <table:table-cell office:value-type="float" office:value="11.13516" calcext:value-type="float">
            <text:p>11.13516</text:p>
          </table:table-cell>
          <table:table-cell office:value-type="float" office:value="12.16817" calcext:value-type="float">
            <text:p>12.16817</text:p>
          </table:table-cell>
          <table:table-cell office:value-type="float" office:value="12.03257" calcext:value-type="float">
            <text:p>12.03257</text:p>
          </table:table-cell>
          <table:table-cell office:value-type="float" office:value="12.68788" calcext:value-type="float">
            <text:p>12.68788</text:p>
          </table:table-cell>
          <table:table-cell office:value-type="float" office:value="13.34049" calcext:value-type="float">
            <text:p>13.34049</text:p>
          </table:table-cell>
          <table:table-cell office:value-type="float" office:value="12.99521" calcext:value-type="float">
            <text:p>12.99521</text:p>
          </table:table-cell>
          <table:table-cell office:value-type="float" office:value="10.51446" calcext:value-type="float">
            <text:p>10.51446</text:p>
          </table:table-cell>
          <table:table-cell office:value-type="float" office:value="8.247925" calcext:value-type="float">
            <text:p>8.247925</text:p>
          </table:table-cell>
          <table:table-cell office:value-type="float" office:value="1855.976" calcext:value-type="float">
            <text:p>1855.976</text:p>
          </table:table-cell>
          <table:table-cell office:value-type="float" office:value="0" calcext:value-type="float">
            <text:p>0</text:p>
          </table:table-cell>
          <table:table-cell office:value-type="float" office:value="-0.789354" calcext:value-type="float">
            <text:p>-0.7893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4.795763" calcext:value-type="float">
            <text:p>4.795763</text:p>
          </table:table-cell>
          <table:table-cell office:value-type="float" office:value="451.415" calcext:value-type="float">
            <text:p>451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01621" calcext:value-type="float">
            <text:p>0.08001621</text:p>
          </table:table-cell>
          <table:table-cell office:value-type="float" office:value="12.26907" calcext:value-type="float">
            <text:p>12.26907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77845" calcext:value-type="float">
            <text:p>0.01077845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49047" calcext:value-type="float">
            <text:p>3.649047</text:p>
          </table:table-cell>
          <table:table-cell office:value-type="float" office:value="-0.3039218" calcext:value-type="float">
            <text:p>-0.3039218</text:p>
          </table:table-cell>
          <table:table-cell office:value-type="float" office:value="-0.1966972" calcext:value-type="float">
            <text:p>-0.1966972</text:p>
          </table:table-cell>
          <table:table-cell office:value-type="float" office:value="0.0000002763148" calcext:value-type="float">
            <text:p>2.763148E-07</text:p>
          </table:table-cell>
          <table:table-cell office:value-type="float" office:value="5.953363" calcext:value-type="float">
            <text:p>5.953363</text:p>
          </table:table-cell>
          <table:table-cell office:value-type="float" office:value="1.920316" calcext:value-type="float">
            <text:p>1.920316</text:p>
          </table:table-cell>
          <table:table-cell office:value-type="float" office:value="0.1909264" calcext:value-type="float">
            <text:p>0.1909264</text:p>
          </table:table-cell>
          <table:table-cell office:value-type="float" office:value="0.05827366" calcext:value-type="float">
            <text:p>0.05827366</text:p>
          </table:table-cell>
          <table:table-cell office:value-type="float" office:value="0.02388063" calcext:value-type="float">
            <text:p>0.02388063</text:p>
          </table:table-cell>
          <table:table-cell office:value-type="float" office:value="0.01639866" calcext:value-type="float">
            <text:p>0.01639866</text:p>
          </table:table-cell>
          <table:table-cell office:value-type="float" office:value="0.01424278" calcext:value-type="float">
            <text:p>0.01424278</text:p>
          </table:table-cell>
          <table:table-cell office:value-type="float" office:value="0.02893399" calcext:value-type="float">
            <text:p>0.02893399</text:p>
          </table:table-cell>
          <table:table-cell office:value-type="float" office:value="0.02324244" calcext:value-type="float">
            <text:p>0.02324244</text:p>
          </table:table-cell>
          <table:table-cell office:value-type="float" office:value="9.065448" calcext:value-type="float">
            <text:p>9.065448</text:p>
          </table:table-cell>
          <table:table-cell office:value-type="float" office:value="13.74783" calcext:value-type="float">
            <text:p>13.74783</text:p>
          </table:table-cell>
          <table:table-cell office:value-type="float" office:value="12.16432" calcext:value-type="float">
            <text:p>12.16432</text:p>
          </table:table-cell>
          <table:table-cell office:value-type="float" office:value="12.74848" calcext:value-type="float">
            <text:p>12.74848</text:p>
          </table:table-cell>
          <table:table-cell office:value-type="float" office:value="13.34233" calcext:value-type="float">
            <text:p>13.34233</text:p>
          </table:table-cell>
          <table:table-cell office:value-type="float" office:value="12.93456" calcext:value-type="float">
            <text:p>12.93456</text:p>
          </table:table-cell>
          <table:table-cell office:value-type="float" office:value="10.47498" calcext:value-type="float">
            <text:p>10.47498</text:p>
          </table:table-cell>
          <table:table-cell office:value-type="float" office:value="8.209081" calcext:value-type="float">
            <text:p>8.209081</text:p>
          </table:table-cell>
          <table:table-cell office:value-type="float" office:value="1934.433" calcext:value-type="float">
            <text:p>1934.433</text:p>
          </table:table-cell>
          <table:table-cell office:value-type="float" office:value="0" calcext:value-type="float">
            <text:p>0</text:p>
          </table:table-cell>
          <table:table-cell office:value-type="float" office:value="-0.7893919" calcext:value-type="float">
            <text:p>-0.78939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4.785748" calcext:value-type="float">
            <text:p>4.785748</text:p>
          </table:table-cell>
          <table:table-cell office:value-type="float" office:value="451.4029" calcext:value-type="float">
            <text:p>451.4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84592" calcext:value-type="float">
            <text:p>0.07184592</text:p>
          </table:table-cell>
          <table:table-cell office:value-type="float" office:value="12.28954" calcext:value-type="float">
            <text:p>12.28954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81958" calcext:value-type="float">
            <text:p>0.01081958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56426" calcext:value-type="float">
            <text:p>3.656426</text:p>
          </table:table-cell>
          <table:table-cell office:value-type="float" office:value="-0.3044335" calcext:value-type="float">
            <text:p>-0.3044335</text:p>
          </table:table-cell>
          <table:table-cell office:value-type="float" office:value="-0.1967845" calcext:value-type="float">
            <text:p>-0.1967845</text:p>
          </table:table-cell>
          <table:table-cell office:value-type="float" office:value="0.0000002763153" calcext:value-type="float">
            <text:p>2.763153E-07</text:p>
          </table:table-cell>
          <table:table-cell office:value-type="float" office:value="5.943063" calcext:value-type="float">
            <text:p>5.943063</text:p>
          </table:table-cell>
          <table:table-cell office:value-type="float" office:value="1.452613" calcext:value-type="float">
            <text:p>1.452613</text:p>
          </table:table-cell>
          <table:table-cell office:value-type="float" office:value="0.1430219" calcext:value-type="float">
            <text:p>0.1430219</text:p>
          </table:table-cell>
          <table:table-cell office:value-type="float" office:value="0.04506751" calcext:value-type="float">
            <text:p>0.04506751</text:p>
          </table:table-cell>
          <table:table-cell office:value-type="float" office:value="0.01942968" calcext:value-type="float">
            <text:p>0.01942968</text:p>
          </table:table-cell>
          <table:table-cell office:value-type="float" office:value="0.01450384" calcext:value-type="float">
            <text:p>0.01450384</text:p>
          </table:table-cell>
          <table:table-cell office:value-type="float" office:value="0.01362165" calcext:value-type="float">
            <text:p>0.01362165</text:p>
          </table:table-cell>
          <table:table-cell office:value-type="float" office:value="0.02570065" calcext:value-type="float">
            <text:p>0.02570065</text:p>
          </table:table-cell>
          <table:table-cell office:value-type="float" office:value="0.02230614" calcext:value-type="float">
            <text:p>0.02230614</text:p>
          </table:table-cell>
          <table:table-cell office:value-type="float" office:value="8.868608" calcext:value-type="float">
            <text:p>8.868608</text:p>
          </table:table-cell>
          <table:table-cell office:value-type="float" office:value="14.47378" calcext:value-type="float">
            <text:p>14.47378</text:p>
          </table:table-cell>
          <table:table-cell office:value-type="float" office:value="12.28187" calcext:value-type="float">
            <text:p>12.28187</text:p>
          </table:table-cell>
          <table:table-cell office:value-type="float" office:value="12.80386" calcext:value-type="float">
            <text:p>12.80386</text:p>
          </table:table-cell>
          <table:table-cell office:value-type="float" office:value="13.35683" calcext:value-type="float">
            <text:p>13.35683</text:p>
          </table:table-cell>
          <table:table-cell office:value-type="float" office:value="12.9067" calcext:value-type="float">
            <text:p>12.9067</text:p>
          </table:table-cell>
          <table:table-cell office:value-type="float" office:value="10.44821" calcext:value-type="float">
            <text:p>10.44821</text:p>
          </table:table-cell>
          <table:table-cell office:value-type="float" office:value="8.17557" calcext:value-type="float">
            <text:p>8.17557</text:p>
          </table:table-cell>
          <table:table-cell office:value-type="float" office:value="2028.451" calcext:value-type="float">
            <text:p>2028.451</text:p>
          </table:table-cell>
          <table:table-cell office:value-type="float" office:value="0" calcext:value-type="float">
            <text:p>0</text:p>
          </table:table-cell>
          <table:table-cell office:value-type="float" office:value="-0.7894032" calcext:value-type="float">
            <text:p>-0.78940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4.773699" calcext:value-type="float">
            <text:p>4.773699</text:p>
          </table:table-cell>
          <table:table-cell office:value-type="float" office:value="451.3888" calcext:value-type="float">
            <text:p>451.3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13463" calcext:value-type="float">
            <text:p>0.07413463</text:p>
          </table:table-cell>
          <table:table-cell office:value-type="float" office:value="12.30556" calcext:value-type="float">
            <text:p>12.30556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85806" calcext:value-type="float">
            <text:p>0.01085806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0734" calcext:value-type="float">
            <text:p>3.660734</text:p>
          </table:table-cell>
          <table:table-cell office:value-type="float" office:value="-0.3050955" calcext:value-type="float">
            <text:p>-0.3050955</text:p>
          </table:table-cell>
          <table:table-cell office:value-type="float" office:value="-0.1968759" calcext:value-type="float">
            <text:p>-0.1968759</text:p>
          </table:table-cell>
          <table:table-cell office:value-type="float" office:value="0.0000002763164" calcext:value-type="float">
            <text:p>2.763164E-07</text:p>
          </table:table-cell>
          <table:table-cell office:value-type="float" office:value="5.929167" calcext:value-type="float">
            <text:p>5.929167</text:p>
          </table:table-cell>
          <table:table-cell office:value-type="float" office:value="1.777102" calcext:value-type="float">
            <text:p>1.777102</text:p>
          </table:table-cell>
          <table:table-cell office:value-type="float" office:value="0.1110738" calcext:value-type="float">
            <text:p>0.1110738</text:p>
          </table:table-cell>
          <table:table-cell office:value-type="float" office:value="0.03550587" calcext:value-type="float">
            <text:p>0.03550587</text:p>
          </table:table-cell>
          <table:table-cell office:value-type="float" office:value="0.0162426" calcext:value-type="float">
            <text:p>0.0162426</text:p>
          </table:table-cell>
          <table:table-cell office:value-type="float" office:value="0.0134122" calcext:value-type="float">
            <text:p>0.0134122</text:p>
          </table:table-cell>
          <table:table-cell office:value-type="float" office:value="0.01322013" calcext:value-type="float">
            <text:p>0.01322013</text:p>
          </table:table-cell>
          <table:table-cell office:value-type="float" office:value="0.02302529" calcext:value-type="float">
            <text:p>0.02302529</text:p>
          </table:table-cell>
          <table:table-cell office:value-type="float" office:value="0.02140524" calcext:value-type="float">
            <text:p>0.02140524</text:p>
          </table:table-cell>
          <table:table-cell office:value-type="float" office:value="7.757596" calcext:value-type="float">
            <text:p>7.757596</text:p>
          </table:table-cell>
          <table:table-cell office:value-type="float" office:value="15.28152" calcext:value-type="float">
            <text:p>15.28152</text:p>
          </table:table-cell>
          <table:table-cell office:value-type="float" office:value="12.42288" calcext:value-type="float">
            <text:p>12.42288</text:p>
          </table:table-cell>
          <table:table-cell office:value-type="float" office:value="12.87372" calcext:value-type="float">
            <text:p>12.87372</text:p>
          </table:table-cell>
          <table:table-cell office:value-type="float" office:value="13.38104" calcext:value-type="float">
            <text:p>13.38104</text:p>
          </table:table-cell>
          <table:table-cell office:value-type="float" office:value="12.89118" calcext:value-type="float">
            <text:p>12.89118</text:p>
          </table:table-cell>
          <table:table-cell office:value-type="float" office:value="10.43305" calcext:value-type="float">
            <text:p>10.43305</text:p>
          </table:table-cell>
          <table:table-cell office:value-type="float" office:value="8.145609" calcext:value-type="float">
            <text:p>8.145609</text:p>
          </table:table-cell>
          <table:table-cell office:value-type="float" office:value="2090.454" calcext:value-type="float">
            <text:p>2090.454</text:p>
          </table:table-cell>
          <table:table-cell office:value-type="float" office:value="0" calcext:value-type="float">
            <text:p>0</text:p>
          </table:table-cell>
          <table:table-cell office:value-type="float" office:value="-0.7894337" calcext:value-type="float">
            <text:p>-0.78943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4.765165" calcext:value-type="float">
            <text:p>4.765165</text:p>
          </table:table-cell>
          <table:table-cell office:value-type="float" office:value="451.3776" calcext:value-type="float">
            <text:p>451.3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67566" calcext:value-type="float">
            <text:p>0.06267566</text:p>
          </table:table-cell>
          <table:table-cell office:value-type="float" office:value="12.33447" calcext:value-type="float">
            <text:p>12.33447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89494" calcext:value-type="float">
            <text:p>0.01089494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3104" calcext:value-type="float">
            <text:p>3.663104</text:p>
          </table:table-cell>
          <table:table-cell office:value-type="float" office:value="-0.3054784" calcext:value-type="float">
            <text:p>-0.3054784</text:p>
          </table:table-cell>
          <table:table-cell office:value-type="float" office:value="-0.1970218" calcext:value-type="float">
            <text:p>-0.1970218</text:p>
          </table:table-cell>
          <table:table-cell office:value-type="float" office:value="0.0000002763168" calcext:value-type="float">
            <text:p>2.763168E-07</text:p>
          </table:table-cell>
          <table:table-cell office:value-type="float" office:value="5.926313" calcext:value-type="float">
            <text:p>5.926313</text:p>
          </table:table-cell>
          <table:table-cell office:value-type="float" office:value="1.025054" calcext:value-type="float">
            <text:p>1.025054</text:p>
          </table:table-cell>
          <table:table-cell office:value-type="float" office:value="0.08204227" calcext:value-type="float">
            <text:p>0.08204227</text:p>
          </table:table-cell>
          <table:table-cell office:value-type="float" office:value="0.02854045" calcext:value-type="float">
            <text:p>0.02854045</text:p>
          </table:table-cell>
          <table:table-cell office:value-type="float" office:value="0.01406396" calcext:value-type="float">
            <text:p>0.01406396</text:p>
          </table:table-cell>
          <table:table-cell office:value-type="float" office:value="0.01298454" calcext:value-type="float">
            <text:p>0.01298454</text:p>
          </table:table-cell>
          <table:table-cell office:value-type="float" office:value="0.01310375" calcext:value-type="float">
            <text:p>0.01310375</text:p>
          </table:table-cell>
          <table:table-cell office:value-type="float" office:value="0.02091531" calcext:value-type="float">
            <text:p>0.02091531</text:p>
          </table:table-cell>
          <table:table-cell office:value-type="float" office:value="0.02053751" calcext:value-type="float">
            <text:p>0.02053751</text:p>
          </table:table-cell>
          <table:table-cell office:value-type="float" office:value="9.7882" calcext:value-type="float">
            <text:p>9.7882</text:p>
          </table:table-cell>
          <table:table-cell office:value-type="float" office:value="14.91152" calcext:value-type="float">
            <text:p>14.91152</text:p>
          </table:table-cell>
          <table:table-cell office:value-type="float" office:value="12.48574" calcext:value-type="float">
            <text:p>12.48574</text:p>
          </table:table-cell>
          <table:table-cell office:value-type="float" office:value="12.92494" calcext:value-type="float">
            <text:p>12.92494</text:p>
          </table:table-cell>
          <table:table-cell office:value-type="float" office:value="13.40584" calcext:value-type="float">
            <text:p>13.40584</text:p>
          </table:table-cell>
          <table:table-cell office:value-type="float" office:value="12.88345" calcext:value-type="float">
            <text:p>12.88345</text:p>
          </table:table-cell>
          <table:table-cell office:value-type="float" office:value="10.42108" calcext:value-type="float">
            <text:p>10.42108</text:p>
          </table:table-cell>
          <table:table-cell office:value-type="float" office:value="8.119908" calcext:value-type="float">
            <text:p>8.119908</text:p>
          </table:table-cell>
          <table:table-cell office:value-type="float" office:value="2075.029" calcext:value-type="float">
            <text:p>2075.029</text:p>
          </table:table-cell>
          <table:table-cell office:value-type="float" office:value="0" calcext:value-type="float">
            <text:p>0</text:p>
          </table:table-cell>
          <table:table-cell office:value-type="float" office:value="-0.7894349" calcext:value-type="float">
            <text:p>-0.78943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4.755702" calcext:value-type="float">
            <text:p>4.755702</text:p>
          </table:table-cell>
          <table:table-cell office:value-type="float" office:value="451.3659" calcext:value-type="float">
            <text:p>451.3659</text:p>
          </table:table-cell>
          <table:table-cell office:value-type="float" office:value="0" calcext:value-type="float">
            <text:p>0</text:p>
          </table:table-cell>
          <table:table-cell office:value-type="float" office:value="-0.0000795049" calcext:value-type="float">
            <text:p>-7.95049E-05</text:p>
          </table:table-cell>
          <table:table-cell office:value-type="float" office:value="0.0631216" calcext:value-type="float">
            <text:p>0.0631216</text:p>
          </table:table-cell>
          <table:table-cell office:value-type="float" office:value="12.35227" calcext:value-type="float">
            <text:p>12.35227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93017" calcext:value-type="float">
            <text:p>0.01093017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3342" calcext:value-type="float">
            <text:p>3.663342</text:p>
          </table:table-cell>
          <table:table-cell office:value-type="float" office:value="-0.3057936" calcext:value-type="float">
            <text:p>-0.3057936</text:p>
          </table:table-cell>
          <table:table-cell office:value-type="float" office:value="-0.1971418" calcext:value-type="float">
            <text:p>-0.1971418</text:p>
          </table:table-cell>
          <table:table-cell office:value-type="float" office:value="0.0000002764112" calcext:value-type="float">
            <text:p>2.764112E-07</text:p>
          </table:table-cell>
          <table:table-cell office:value-type="float" office:value="5.920148" calcext:value-type="float">
            <text:p>5.920148</text:p>
          </table:table-cell>
          <table:table-cell office:value-type="float" office:value="1.125314" calcext:value-type="float">
            <text:p>1.125314</text:p>
          </table:table-cell>
          <table:table-cell office:value-type="float" office:value="0.06487375" calcext:value-type="float">
            <text:p>0.06487375</text:p>
          </table:table-cell>
          <table:table-cell office:value-type="float" office:value="0.02334295" calcext:value-type="float">
            <text:p>0.02334295</text:p>
          </table:table-cell>
          <table:table-cell office:value-type="float" office:value="0.01278596" calcext:value-type="float">
            <text:p>0.01278596</text:p>
          </table:table-cell>
          <table:table-cell office:value-type="float" office:value="0.01276993" calcext:value-type="float">
            <text:p>0.01276993</text:p>
          </table:table-cell>
          <table:table-cell office:value-type="float" office:value="0.01306572" calcext:value-type="float">
            <text:p>0.01306572</text:p>
          </table:table-cell>
          <table:table-cell office:value-type="float" office:value="0.01934238" calcext:value-type="float">
            <text:p>0.01934238</text:p>
          </table:table-cell>
          <table:table-cell office:value-type="float" office:value="0.01976731" calcext:value-type="float">
            <text:p>0.01976731</text:p>
          </table:table-cell>
          <table:table-cell office:value-type="float" office:value="10.98258" calcext:value-type="float">
            <text:p>10.98258</text:p>
          </table:table-cell>
          <table:table-cell office:value-type="float" office:value="15.25889" calcext:value-type="float">
            <text:p>15.25889</text:p>
          </table:table-cell>
          <table:table-cell office:value-type="float" office:value="12.4815" calcext:value-type="float">
            <text:p>12.4815</text:p>
          </table:table-cell>
          <table:table-cell office:value-type="float" office:value="12.87128" calcext:value-type="float">
            <text:p>12.87128</text:p>
          </table:table-cell>
          <table:table-cell office:value-type="float" office:value="13.37796" calcext:value-type="float">
            <text:p>13.37796</text:p>
          </table:table-cell>
          <table:table-cell office:value-type="float" office:value="12.85645" calcext:value-type="float">
            <text:p>12.85645</text:p>
          </table:table-cell>
          <table:table-cell office:value-type="float" office:value="10.4122" calcext:value-type="float">
            <text:p>10.4122</text:p>
          </table:table-cell>
          <table:table-cell office:value-type="float" office:value="8.097759" calcext:value-type="float">
            <text:p>8.097759</text:p>
          </table:table-cell>
          <table:table-cell office:value-type="float" office:value="2149.727" calcext:value-type="float">
            <text:p>2149.727</text:p>
          </table:table-cell>
          <table:table-cell office:value-type="float" office:value="0" calcext:value-type="float">
            <text:p>0</text:p>
          </table:table-cell>
          <table:table-cell office:value-type="float" office:value="-0.7894372" calcext:value-type="float">
            <text:p>-0.78943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4.738469" calcext:value-type="float">
            <text:p>4.738469</text:p>
          </table:table-cell>
          <table:table-cell office:value-type="float" office:value="451.3484" calcext:value-type="float">
            <text:p>451.3484</text:p>
          </table:table-cell>
          <table:table-cell office:value-type="float" office:value="0" calcext:value-type="float">
            <text:p>0</text:p>
          </table:table-cell>
          <table:table-cell office:value-type="float" office:value="-0.0002081419" calcext:value-type="float">
            <text:p>-0.0002081419</text:p>
          </table:table-cell>
          <table:table-cell office:value-type="float" office:value="0.07060909" calcext:value-type="float">
            <text:p>0.07060909</text:p>
          </table:table-cell>
          <table:table-cell office:value-type="float" office:value="12.37788" calcext:value-type="float">
            <text:p>12.37788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96408" calcext:value-type="float">
            <text:p>0.01096408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1683" calcext:value-type="float">
            <text:p>3.661683</text:p>
          </table:table-cell>
          <table:table-cell office:value-type="float" office:value="-0.3061127" calcext:value-type="float">
            <text:p>-0.3061127</text:p>
          </table:table-cell>
          <table:table-cell office:value-type="float" office:value="-0.1972235" calcext:value-type="float">
            <text:p>-0.1972235</text:p>
          </table:table-cell>
          <table:table-cell office:value-type="float" office:value="0.0000002764122" calcext:value-type="float">
            <text:p>2.764122E-07</text:p>
          </table:table-cell>
          <table:table-cell office:value-type="float" office:value="5.898181" calcext:value-type="float">
            <text:p>5.898181</text:p>
          </table:table-cell>
          <table:table-cell office:value-type="float" office:value="1.732884" calcext:value-type="float">
            <text:p>1.732884</text:p>
          </table:table-cell>
          <table:table-cell office:value-type="float" office:value="0.05542371" calcext:value-type="float">
            <text:p>0.05542371</text:p>
          </table:table-cell>
          <table:table-cell office:value-type="float" office:value="0.01996248" calcext:value-type="float">
            <text:p>0.01996248</text:p>
          </table:table-cell>
          <table:table-cell office:value-type="float" office:value="0.01214896" calcext:value-type="float">
            <text:p>0.01214896</text:p>
          </table:table-cell>
          <table:table-cell office:value-type="float" office:value="0.01248201" calcext:value-type="float">
            <text:p>0.01248201</text:p>
          </table:table-cell>
          <table:table-cell office:value-type="float" office:value="0.01286524" calcext:value-type="float">
            <text:p>0.01286524</text:p>
          </table:table-cell>
          <table:table-cell office:value-type="float" office:value="0.01790873" calcext:value-type="float">
            <text:p>0.01790873</text:p>
          </table:table-cell>
          <table:table-cell office:value-type="float" office:value="0.01903043" calcext:value-type="float">
            <text:p>0.01903043</text:p>
          </table:table-cell>
          <table:table-cell office:value-type="float" office:value="9.096736" calcext:value-type="float">
            <text:p>9.096736</text:p>
          </table:table-cell>
          <table:table-cell office:value-type="float" office:value="16.63421" calcext:value-type="float">
            <text:p>16.63421</text:p>
          </table:table-cell>
          <table:table-cell office:value-type="float" office:value="12.7215" calcext:value-type="float">
            <text:p>12.7215</text:p>
          </table:table-cell>
          <table:table-cell office:value-type="float" office:value="12.95746" calcext:value-type="float">
            <text:p>12.95746</text:p>
          </table:table-cell>
          <table:table-cell office:value-type="float" office:value="13.37152" calcext:value-type="float">
            <text:p>13.37152</text:p>
          </table:table-cell>
          <table:table-cell office:value-type="float" office:value="12.83019" calcext:value-type="float">
            <text:p>12.83019</text:p>
          </table:table-cell>
          <table:table-cell office:value-type="float" office:value="10.40918" calcext:value-type="float">
            <text:p>10.40918</text:p>
          </table:table-cell>
          <table:table-cell office:value-type="float" office:value="8.078821" calcext:value-type="float">
            <text:p>8.078821</text:p>
          </table:table-cell>
          <table:table-cell office:value-type="float" office:value="2276.39" calcext:value-type="float">
            <text:p>2276.39</text:p>
          </table:table-cell>
          <table:table-cell office:value-type="float" office:value="0" calcext:value-type="float">
            <text:p>0</text:p>
          </table:table-cell>
          <table:table-cell office:value-type="float" office:value="-0.7894423" calcext:value-type="float">
            <text:p>-0.78944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4.722512" calcext:value-type="float">
            <text:p>4.722512</text:p>
          </table:table-cell>
          <table:table-cell office:value-type="float" office:value="451.3306" calcext:value-type="float">
            <text:p>451.3306</text:p>
          </table:table-cell>
          <table:table-cell office:value-type="float" office:value="0" calcext:value-type="float">
            <text:p>0</text:p>
          </table:table-cell>
          <table:table-cell office:value-type="float" office:value="-0.0007609358" calcext:value-type="float">
            <text:p>-0.0007609358</text:p>
          </table:table-cell>
          <table:table-cell office:value-type="float" office:value="0.07422838" calcext:value-type="float">
            <text:p>0.07422838</text:p>
          </table:table-cell>
          <table:table-cell office:value-type="float" office:value="12.40735" calcext:value-type="float">
            <text:p>12.40735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099794" calcext:value-type="float">
            <text:p>0.01099794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59463" calcext:value-type="float">
            <text:p>3.659463</text:p>
          </table:table-cell>
          <table:table-cell office:value-type="float" office:value="-0.3065101" calcext:value-type="float">
            <text:p>-0.3065101</text:p>
          </table:table-cell>
          <table:table-cell office:value-type="float" office:value="-0.197344" calcext:value-type="float">
            <text:p>-0.197344</text:p>
          </table:table-cell>
          <table:table-cell office:value-type="float" office:value="0.0000002764122" calcext:value-type="float">
            <text:p>2.764122E-07</text:p>
          </table:table-cell>
          <table:table-cell office:value-type="float" office:value="5.884202" calcext:value-type="float">
            <text:p>5.884202</text:p>
          </table:table-cell>
          <table:table-cell office:value-type="float" office:value="2.054658" calcext:value-type="float">
            <text:p>2.054658</text:p>
          </table:table-cell>
          <table:table-cell office:value-type="float" office:value="0.04537863" calcext:value-type="float">
            <text:p>0.04537863</text:p>
          </table:table-cell>
          <table:table-cell office:value-type="float" office:value="0.01783154" calcext:value-type="float">
            <text:p>0.01783154</text:p>
          </table:table-cell>
          <table:table-cell office:value-type="float" office:value="0.01202796" calcext:value-type="float">
            <text:p>0.01202796</text:p>
          </table:table-cell>
          <table:table-cell office:value-type="float" office:value="0.01229189" calcext:value-type="float">
            <text:p>0.01229189</text:p>
          </table:table-cell>
          <table:table-cell office:value-type="float" office:value="0.01273004" calcext:value-type="float">
            <text:p>0.01273004</text:p>
          </table:table-cell>
          <table:table-cell office:value-type="float" office:value="0.01665091" calcext:value-type="float">
            <text:p>0.01665091</text:p>
          </table:table-cell>
          <table:table-cell office:value-type="float" office:value="0.01825045" calcext:value-type="float">
            <text:p>0.01825045</text:p>
          </table:table-cell>
          <table:table-cell office:value-type="float" office:value="8.243345" calcext:value-type="float">
            <text:p>8.243345</text:p>
          </table:table-cell>
          <table:table-cell office:value-type="float" office:value="17.35017" calcext:value-type="float">
            <text:p>17.35017</text:p>
          </table:table-cell>
          <table:table-cell office:value-type="float" office:value="12.94669" calcext:value-type="float">
            <text:p>12.94669</text:p>
          </table:table-cell>
          <table:table-cell office:value-type="float" office:value="13.05706" calcext:value-type="float">
            <text:p>13.05706</text:p>
          </table:table-cell>
          <table:table-cell office:value-type="float" office:value="13.3919" calcext:value-type="float">
            <text:p>13.3919</text:p>
          </table:table-cell>
          <table:table-cell office:value-type="float" office:value="12.82291" calcext:value-type="float">
            <text:p>12.82291</text:p>
          </table:table-cell>
          <table:table-cell office:value-type="float" office:value="10.4095" calcext:value-type="float">
            <text:p>10.4095</text:p>
          </table:table-cell>
          <table:table-cell office:value-type="float" office:value="8.061933" calcext:value-type="float">
            <text:p>8.061933</text:p>
          </table:table-cell>
          <table:table-cell office:value-type="float" office:value="2356.901" calcext:value-type="float">
            <text:p>2356.901</text:p>
          </table:table-cell>
          <table:table-cell office:value-type="float" office:value="0" calcext:value-type="float">
            <text:p>0</text:p>
          </table:table-cell>
          <table:table-cell office:value-type="float" office:value="-0.7894687" calcext:value-type="float">
            <text:p>-0.78946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4.710885" calcext:value-type="float">
            <text:p>4.710885</text:p>
          </table:table-cell>
          <table:table-cell office:value-type="float" office:value="451.3161" calcext:value-type="float">
            <text:p>451.3161</text:p>
          </table:table-cell>
          <table:table-cell office:value-type="float" office:value="0" calcext:value-type="float">
            <text:p>0</text:p>
          </table:table-cell>
          <table:table-cell office:value-type="float" office:value="-0.003936173" calcext:value-type="float">
            <text:p>-0.003936173</text:p>
          </table:table-cell>
          <table:table-cell office:value-type="float" office:value="0.06908548" calcext:value-type="float">
            <text:p>0.06908548</text:p>
          </table:table-cell>
          <table:table-cell office:value-type="float" office:value="12.43147" calcext:value-type="float">
            <text:p>12.43147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03226" calcext:value-type="float">
            <text:p>0.01103226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57267" calcext:value-type="float">
            <text:p>3.657267</text:p>
          </table:table-cell>
          <table:table-cell office:value-type="float" office:value="-0.3093527" calcext:value-type="float">
            <text:p>-0.3093527</text:p>
          </table:table-cell>
          <table:table-cell office:value-type="float" office:value="-0.1974849" calcext:value-type="float">
            <text:p>-0.1974849</text:p>
          </table:table-cell>
          <table:table-cell office:value-type="float" office:value="0.0000002764122" calcext:value-type="float">
            <text:p>2.764122E-07</text:p>
          </table:table-cell>
          <table:table-cell office:value-type="float" office:value="5.881433" calcext:value-type="float">
            <text:p>5.881433</text:p>
          </table:table-cell>
          <table:table-cell office:value-type="float" office:value="1.71092" calcext:value-type="float">
            <text:p>1.71092</text:p>
          </table:table-cell>
          <table:table-cell office:value-type="float" office:value="0.03654588" calcext:value-type="float">
            <text:p>0.03654588</text:p>
          </table:table-cell>
          <table:table-cell office:value-type="float" office:value="0.01555122" calcext:value-type="float">
            <text:p>0.01555122</text:p>
          </table:table-cell>
          <table:table-cell office:value-type="float" office:value="0.01212027" calcext:value-type="float">
            <text:p>0.01212027</text:p>
          </table:table-cell>
          <table:table-cell office:value-type="float" office:value="0.01225878" calcext:value-type="float">
            <text:p>0.01225878</text:p>
          </table:table-cell>
          <table:table-cell office:value-type="float" office:value="0.0126801" calcext:value-type="float">
            <text:p>0.0126801</text:p>
          </table:table-cell>
          <table:table-cell office:value-type="float" office:value="0.01571402" calcext:value-type="float">
            <text:p>0.01571402</text:p>
          </table:table-cell>
          <table:table-cell office:value-type="float" office:value="0.01748438" calcext:value-type="float">
            <text:p>0.01748438</text:p>
          </table:table-cell>
          <table:table-cell office:value-type="float" office:value="8.728523" calcext:value-type="float">
            <text:p>8.728523</text:p>
          </table:table-cell>
          <table:table-cell office:value-type="float" office:value="17.41002" calcext:value-type="float">
            <text:p>17.41002</text:p>
          </table:table-cell>
          <table:table-cell office:value-type="float" office:value="13.09008" calcext:value-type="float">
            <text:p>13.09008</text:p>
          </table:table-cell>
          <table:table-cell office:value-type="float" office:value="13.10604" calcext:value-type="float">
            <text:p>13.10604</text:p>
          </table:table-cell>
          <table:table-cell office:value-type="float" office:value="13.38986" calcext:value-type="float">
            <text:p>13.38986</text:p>
          </table:table-cell>
          <table:table-cell office:value-type="float" office:value="12.81629" calcext:value-type="float">
            <text:p>12.81629</text:p>
          </table:table-cell>
          <table:table-cell office:value-type="float" office:value="10.41238" calcext:value-type="float">
            <text:p>10.41238</text:p>
          </table:table-cell>
          <table:table-cell office:value-type="float" office:value="8.04682" calcext:value-type="float">
            <text:p>8.04682</text:p>
          </table:table-cell>
          <table:table-cell office:value-type="float" office:value="2377.378" calcext:value-type="float">
            <text:p>2377.378</text:p>
          </table:table-cell>
          <table:table-cell office:value-type="float" office:value="0" calcext:value-type="float">
            <text:p>0</text:p>
          </table:table-cell>
          <table:table-cell office:value-type="float" office:value="-0.7900061" calcext:value-type="float">
            <text:p>-0.79000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4.696971" calcext:value-type="float">
            <text:p>4.696971</text:p>
          </table:table-cell>
          <table:table-cell office:value-type="float" office:value="451.3002" calcext:value-type="float">
            <text:p>451.3002</text:p>
          </table:table-cell>
          <table:table-cell office:value-type="float" office:value="0" calcext:value-type="float">
            <text:p>0</text:p>
          </table:table-cell>
          <table:table-cell office:value-type="float" office:value="-0.0109149" calcext:value-type="float">
            <text:p>-0.0109149</text:p>
          </table:table-cell>
          <table:table-cell office:value-type="float" office:value="0.07124447" calcext:value-type="float">
            <text:p>0.07124447</text:p>
          </table:table-cell>
          <table:table-cell office:value-type="float" office:value="12.45181" calcext:value-type="float">
            <text:p>12.45181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06623" calcext:value-type="float">
            <text:p>0.01106623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54639" calcext:value-type="float">
            <text:p>3.654639</text:p>
          </table:table-cell>
          <table:table-cell office:value-type="float" office:value="-0.3096292" calcext:value-type="float">
            <text:p>-0.3096292</text:p>
          </table:table-cell>
          <table:table-cell office:value-type="float" office:value="-0.1975856" calcext:value-type="float">
            <text:p>-0.1975856</text:p>
          </table:table-cell>
          <table:table-cell office:value-type="float" office:value="0.0000002764122" calcext:value-type="float">
            <text:p>2.764122E-07</text:p>
          </table:table-cell>
          <table:table-cell office:value-type="float" office:value="5.872198" calcext:value-type="float">
            <text:p>5.872198</text:p>
          </table:table-cell>
          <table:table-cell office:value-type="float" office:value="1.903142" calcext:value-type="float">
            <text:p>1.903142</text:p>
          </table:table-cell>
          <table:table-cell office:value-type="float" office:value="0.0330664" calcext:value-type="float">
            <text:p>0.0330664</text:p>
          </table:table-cell>
          <table:table-cell office:value-type="float" office:value="0.0149657" calcext:value-type="float">
            <text:p>0.0149657</text:p>
          </table:table-cell>
          <table:table-cell office:value-type="float" office:value="0.01228086" calcext:value-type="float">
            <text:p>0.01228086</text:p>
          </table:table-cell>
          <table:table-cell office:value-type="float" office:value="0.01220468" calcext:value-type="float">
            <text:p>0.01220468</text:p>
          </table:table-cell>
          <table:table-cell office:value-type="float" office:value="0.01260387" calcext:value-type="float">
            <text:p>0.01260387</text:p>
          </table:table-cell>
          <table:table-cell office:value-type="float" office:value="0.01497645" calcext:value-type="float">
            <text:p>0.01497645</text:p>
          </table:table-cell>
          <table:table-cell office:value-type="float" office:value="0.01680733" calcext:value-type="float">
            <text:p>0.01680733</text:p>
          </table:table-cell>
          <table:table-cell office:value-type="float" office:value="7.692152" calcext:value-type="float">
            <text:p>7.692152</text:p>
          </table:table-cell>
          <table:table-cell office:value-type="float" office:value="18.10925" calcext:value-type="float">
            <text:p>18.10925</text:p>
          </table:table-cell>
          <table:table-cell office:value-type="float" office:value="13.29369" calcext:value-type="float">
            <text:p>13.29369</text:p>
          </table:table-cell>
          <table:table-cell office:value-type="float" office:value="13.16617" calcext:value-type="float">
            <text:p>13.16617</text:p>
          </table:table-cell>
          <table:table-cell office:value-type="float" office:value="13.37692" calcext:value-type="float">
            <text:p>13.37692</text:p>
          </table:table-cell>
          <table:table-cell office:value-type="float" office:value="12.7971" calcext:value-type="float">
            <text:p>12.7971</text:p>
          </table:table-cell>
          <table:table-cell office:value-type="float" office:value="10.41328" calcext:value-type="float">
            <text:p>10.41328</text:p>
          </table:table-cell>
          <table:table-cell office:value-type="float" office:value="8.032783" calcext:value-type="float">
            <text:p>8.032783</text:p>
          </table:table-cell>
          <table:table-cell office:value-type="float" office:value="2439.85" calcext:value-type="float">
            <text:p>2439.85</text:p>
          </table:table-cell>
          <table:table-cell office:value-type="float" office:value="0" calcext:value-type="float">
            <text:p>0</text:p>
          </table:table-cell>
          <table:table-cell office:value-type="float" office:value="-0.790009" calcext:value-type="float">
            <text:p>-0.7900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4.6801" calcext:value-type="float">
            <text:p>4.6801</text:p>
          </table:table-cell>
          <table:table-cell office:value-type="float" office:value="451.2815" calcext:value-type="float">
            <text:p>451.2815</text:p>
          </table:table-cell>
          <table:table-cell office:value-type="float" office:value="0" calcext:value-type="float">
            <text:p>0</text:p>
          </table:table-cell>
          <table:table-cell office:value-type="float" office:value="-0.02298361" calcext:value-type="float">
            <text:p>-0.02298361</text:p>
          </table:table-cell>
          <table:table-cell office:value-type="float" office:value="0.07403003" calcext:value-type="float">
            <text:p>0.07403003</text:p>
          </table:table-cell>
          <table:table-cell office:value-type="float" office:value="12.46984" calcext:value-type="float">
            <text:p>12.46984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10002" calcext:value-type="float">
            <text:p>0.01110002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54283" calcext:value-type="float">
            <text:p>3.654283</text:p>
          </table:table-cell>
          <table:table-cell office:value-type="float" office:value="-0.3098871" calcext:value-type="float">
            <text:p>-0.3098871</text:p>
          </table:table-cell>
          <table:table-cell office:value-type="float" office:value="-0.1977075" calcext:value-type="float">
            <text:p>-0.1977075</text:p>
          </table:table-cell>
          <table:table-cell office:value-type="float" office:value="0.0000002764122" calcext:value-type="float">
            <text:p>2.764122E-07</text:p>
          </table:table-cell>
          <table:table-cell office:value-type="float" office:value="5.861448" calcext:value-type="float">
            <text:p>5.861448</text:p>
          </table:table-cell>
          <table:table-cell office:value-type="float" office:value="2.122837" calcext:value-type="float">
            <text:p>2.122837</text:p>
          </table:table-cell>
          <table:table-cell office:value-type="float" office:value="0.03378233" calcext:value-type="float">
            <text:p>0.03378233</text:p>
          </table:table-cell>
          <table:table-cell office:value-type="float" office:value="0.01575632" calcext:value-type="float">
            <text:p>0.01575632</text:p>
          </table:table-cell>
          <table:table-cell office:value-type="float" office:value="0.01259128" calcext:value-type="float">
            <text:p>0.01259128</text:p>
          </table:table-cell>
          <table:table-cell office:value-type="float" office:value="0.01214157" calcext:value-type="float">
            <text:p>0.01214157</text:p>
          </table:table-cell>
          <table:table-cell office:value-type="float" office:value="0.0124912" calcext:value-type="float">
            <text:p>0.0124912</text:p>
          </table:table-cell>
          <table:table-cell office:value-type="float" office:value="0.01433859" calcext:value-type="float">
            <text:p>0.01433859</text:p>
          </table:table-cell>
          <table:table-cell office:value-type="float" office:value="0.01613804" calcext:value-type="float">
            <text:p>0.01613804</text:p>
          </table:table-cell>
          <table:table-cell office:value-type="float" office:value="6.963844" calcext:value-type="float">
            <text:p>6.963844</text:p>
          </table:table-cell>
          <table:table-cell office:value-type="float" office:value="18.64936" calcext:value-type="float">
            <text:p>18.64936</text:p>
          </table:table-cell>
          <table:table-cell office:value-type="float" office:value="13.50417" calcext:value-type="float">
            <text:p>13.50417</text:p>
          </table:table-cell>
          <table:table-cell office:value-type="float" office:value="13.21214" calcext:value-type="float">
            <text:p>13.21214</text:p>
          </table:table-cell>
          <table:table-cell office:value-type="float" office:value="13.36159" calcext:value-type="float">
            <text:p>13.36159</text:p>
          </table:table-cell>
          <table:table-cell office:value-type="float" office:value="12.77773" calcext:value-type="float">
            <text:p>12.77773</text:p>
          </table:table-cell>
          <table:table-cell office:value-type="float" office:value="10.41222" calcext:value-type="float">
            <text:p>10.41222</text:p>
          </table:table-cell>
          <table:table-cell office:value-type="float" office:value="8.018548" calcext:value-type="float">
            <text:p>8.018548</text:p>
          </table:table-cell>
          <table:table-cell office:value-type="float" office:value="2522.801" calcext:value-type="float">
            <text:p>2522.801</text:p>
          </table:table-cell>
          <table:table-cell office:value-type="float" office:value="0" calcext:value-type="float">
            <text:p>0</text:p>
          </table:table-cell>
          <table:table-cell office:value-type="float" office:value="-0.790013" calcext:value-type="float">
            <text:p>-0.7900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4.65941" calcext:value-type="float">
            <text:p>4.65941</text:p>
          </table:table-cell>
          <table:table-cell office:value-type="float" office:value="451.2601" calcext:value-type="float">
            <text:p>451.2601</text:p>
          </table:table-cell>
          <table:table-cell office:value-type="float" office:value="0" calcext:value-type="float">
            <text:p>0</text:p>
          </table:table-cell>
          <table:table-cell office:value-type="float" office:value="-0.04369459" calcext:value-type="float">
            <text:p>-0.04369459</text:p>
          </table:table-cell>
          <table:table-cell office:value-type="float" office:value="0.07840349" calcext:value-type="float">
            <text:p>0.07840349</text:p>
          </table:table-cell>
          <table:table-cell office:value-type="float" office:value="12.48119" calcext:value-type="float">
            <text:p>12.48119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13375" calcext:value-type="float">
            <text:p>0.01113375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56635" calcext:value-type="float">
            <text:p>3.656635</text:p>
          </table:table-cell>
          <table:table-cell office:value-type="float" office:value="-0.3101125" calcext:value-type="float">
            <text:p>-0.3101125</text:p>
          </table:table-cell>
          <table:table-cell office:value-type="float" office:value="-0.1978442" calcext:value-type="float">
            <text:p>-0.1978442</text:p>
          </table:table-cell>
          <table:table-cell office:value-type="float" office:value="0.0000002764122" calcext:value-type="float">
            <text:p>2.764122E-07</text:p>
          </table:table-cell>
          <table:table-cell office:value-type="float" office:value="5.848384" calcext:value-type="float">
            <text:p>5.848384</text:p>
          </table:table-cell>
          <table:table-cell office:value-type="float" office:value="2.312993" calcext:value-type="float">
            <text:p>2.312993</text:p>
          </table:table-cell>
          <table:table-cell office:value-type="float" office:value="0.03692768" calcext:value-type="float">
            <text:p>0.03692768</text:p>
          </table:table-cell>
          <table:table-cell office:value-type="float" office:value="0.01768625" calcext:value-type="float">
            <text:p>0.01768625</text:p>
          </table:table-cell>
          <table:table-cell office:value-type="float" office:value="0.01312735" calcext:value-type="float">
            <text:p>0.01312735</text:p>
          </table:table-cell>
          <table:table-cell office:value-type="float" office:value="0.01210216" calcext:value-type="float">
            <text:p>0.01210216</text:p>
          </table:table-cell>
          <table:table-cell office:value-type="float" office:value="0.01238693" calcext:value-type="float">
            <text:p>0.01238693</text:p>
          </table:table-cell>
          <table:table-cell office:value-type="float" office:value="0.01376576" calcext:value-type="float">
            <text:p>0.01376576</text:p>
          </table:table-cell>
          <table:table-cell office:value-type="float" office:value="0.01544074" calcext:value-type="float">
            <text:p>0.01544074</text:p>
          </table:table-cell>
          <table:table-cell office:value-type="float" office:value="6.474015" calcext:value-type="float">
            <text:p>6.474015</text:p>
          </table:table-cell>
          <table:table-cell office:value-type="float" office:value="19.04752" calcext:value-type="float">
            <text:p>19.04752</text:p>
          </table:table-cell>
          <table:table-cell office:value-type="float" office:value="13.71538" calcext:value-type="float">
            <text:p>13.71538</text:p>
          </table:table-cell>
          <table:table-cell office:value-type="float" office:value="13.21432" calcext:value-type="float">
            <text:p>13.21432</text:p>
          </table:table-cell>
          <table:table-cell office:value-type="float" office:value="13.32869" calcext:value-type="float">
            <text:p>13.32869</text:p>
          </table:table-cell>
          <table:table-cell office:value-type="float" office:value="12.75724" calcext:value-type="float">
            <text:p>12.75724</text:p>
          </table:table-cell>
          <table:table-cell office:value-type="float" office:value="10.41021" calcext:value-type="float">
            <text:p>10.41021</text:p>
          </table:table-cell>
          <table:table-cell office:value-type="float" office:value="8.003232" calcext:value-type="float">
            <text:p>8.003232</text:p>
          </table:table-cell>
          <table:table-cell office:value-type="float" office:value="2889.44" calcext:value-type="float">
            <text:p>2889.44</text:p>
          </table:table-cell>
          <table:table-cell office:value-type="float" office:value="0" calcext:value-type="float">
            <text:p>0</text:p>
          </table:table-cell>
          <table:table-cell office:value-type="float" office:value="-0.7900173" calcext:value-type="float">
            <text:p>-0.79001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4.642518" calcext:value-type="float">
            <text:p>4.642518</text:p>
          </table:table-cell>
          <table:table-cell office:value-type="float" office:value="451.2391" calcext:value-type="float">
            <text:p>451.2391</text:p>
          </table:table-cell>
          <table:table-cell office:value-type="float" office:value="0" calcext:value-type="float">
            <text:p>0</text:p>
          </table:table-cell>
          <table:table-cell office:value-type="float" office:value="-0.07047362" calcext:value-type="float">
            <text:p>-0.07047362</text:p>
          </table:table-cell>
          <table:table-cell office:value-type="float" office:value="0.0786387" calcext:value-type="float">
            <text:p>0.0786387</text:p>
          </table:table-cell>
          <table:table-cell office:value-type="float" office:value="12.48705" calcext:value-type="float">
            <text:p>12.48705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16743" calcext:value-type="float">
            <text:p>0.01116743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58891" calcext:value-type="float">
            <text:p>3.658891</text:p>
          </table:table-cell>
          <table:table-cell office:value-type="float" office:value="-0.3103206" calcext:value-type="float">
            <text:p>-0.3103206</text:p>
          </table:table-cell>
          <table:table-cell office:value-type="float" office:value="-0.1979771" calcext:value-type="float">
            <text:p>-0.1979771</text:p>
          </table:table-cell>
          <table:table-cell office:value-type="float" office:value="0.0000002764122" calcext:value-type="float">
            <text:p>2.764122E-07</text:p>
          </table:table-cell>
          <table:table-cell office:value-type="float" office:value="5.84614" calcext:value-type="float">
            <text:p>5.84614</text:p>
          </table:table-cell>
          <table:table-cell office:value-type="float" office:value="2.341665" calcext:value-type="float">
            <text:p>2.341665</text:p>
          </table:table-cell>
          <table:table-cell office:value-type="float" office:value="0.03660318" calcext:value-type="float">
            <text:p>0.03660318</text:p>
          </table:table-cell>
          <table:table-cell office:value-type="float" office:value="0.01798417" calcext:value-type="float">
            <text:p>0.01798417</text:p>
          </table:table-cell>
          <table:table-cell office:value-type="float" office:value="0.01343556" calcext:value-type="float">
            <text:p>0.01343556</text:p>
          </table:table-cell>
          <table:table-cell office:value-type="float" office:value="0.01212356" calcext:value-type="float">
            <text:p>0.01212356</text:p>
          </table:table-cell>
          <table:table-cell office:value-type="float" office:value="0.01235666" calcext:value-type="float">
            <text:p>0.01235666</text:p>
          </table:table-cell>
          <table:table-cell office:value-type="float" office:value="0.01332149" calcext:value-type="float">
            <text:p>0.01332149</text:p>
          </table:table-cell>
          <table:table-cell office:value-type="float" office:value="0.01475193" calcext:value-type="float">
            <text:p>0.01475193</text:p>
          </table:table-cell>
          <table:table-cell office:value-type="float" office:value="6.240263" calcext:value-type="float">
            <text:p>6.240263</text:p>
          </table:table-cell>
          <table:table-cell office:value-type="float" office:value="19.23236" calcext:value-type="float">
            <text:p>19.23236</text:p>
          </table:table-cell>
          <table:table-cell office:value-type="float" office:value="13.90368" calcext:value-type="float">
            <text:p>13.90368</text:p>
          </table:table-cell>
          <table:table-cell office:value-type="float" office:value="13.20399" calcext:value-type="float">
            <text:p>13.20399</text:p>
          </table:table-cell>
          <table:table-cell office:value-type="float" office:value="13.26877" calcext:value-type="float">
            <text:p>13.26877</text:p>
          </table:table-cell>
          <table:table-cell office:value-type="float" office:value="12.73162" calcext:value-type="float">
            <text:p>12.73162</text:p>
          </table:table-cell>
          <table:table-cell office:value-type="float" office:value="10.40611" calcext:value-type="float">
            <text:p>10.40611</text:p>
          </table:table-cell>
          <table:table-cell office:value-type="float" office:value="7.986763" calcext:value-type="float">
            <text:p>7.986763</text:p>
          </table:table-cell>
          <table:table-cell office:value-type="float" office:value="2973.441" calcext:value-type="float">
            <text:p>2973.441</text:p>
          </table:table-cell>
          <table:table-cell office:value-type="float" office:value="0" calcext:value-type="float">
            <text:p>0</text:p>
          </table:table-cell>
          <table:table-cell office:value-type="float" office:value="-0.7900212" calcext:value-type="float">
            <text:p>-0.79002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4.630595" calcext:value-type="float">
            <text:p>4.630595</text:p>
          </table:table-cell>
          <table:table-cell office:value-type="float" office:value="451.2227" calcext:value-type="float">
            <text:p>451.2227</text:p>
          </table:table-cell>
          <table:table-cell office:value-type="float" office:value="0" calcext:value-type="float">
            <text:p>0</text:p>
          </table:table-cell>
          <table:table-cell office:value-type="float" office:value="-0.09705138" calcext:value-type="float">
            <text:p>-0.09705138</text:p>
          </table:table-cell>
          <table:table-cell office:value-type="float" office:value="0.06663874" calcext:value-type="float">
            <text:p>0.06663874</text:p>
          </table:table-cell>
          <table:table-cell office:value-type="float" office:value="12.49914" calcext:value-type="float">
            <text:p>12.49914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20098" calcext:value-type="float">
            <text:p>0.01120098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1056" calcext:value-type="float">
            <text:p>3.661056</text:p>
          </table:table-cell>
          <table:table-cell office:value-type="float" office:value="-0.3104974" calcext:value-type="float">
            <text:p>-0.3104974</text:p>
          </table:table-cell>
          <table:table-cell office:value-type="float" office:value="-0.1980675" calcext:value-type="float">
            <text:p>-0.1980675</text:p>
          </table:table-cell>
          <table:table-cell office:value-type="float" office:value="0.0000002764122" calcext:value-type="float">
            <text:p>2.764122E-07</text:p>
          </table:table-cell>
          <table:table-cell office:value-type="float" office:value="5.84976" calcext:value-type="float">
            <text:p>5.84976</text:p>
          </table:table-cell>
          <table:table-cell office:value-type="float" office:value="1.416316" calcext:value-type="float">
            <text:p>1.416316</text:p>
          </table:table-cell>
          <table:table-cell office:value-type="float" office:value="0.0251452" calcext:value-type="float">
            <text:p>0.0251452</text:p>
          </table:table-cell>
          <table:table-cell office:value-type="float" office:value="0.01638633" calcext:value-type="float">
            <text:p>0.01638633</text:p>
          </table:table-cell>
          <table:table-cell office:value-type="float" office:value="0.01351928" calcext:value-type="float">
            <text:p>0.01351928</text:p>
          </table:table-cell>
          <table:table-cell office:value-type="float" office:value="0.01227819" calcext:value-type="float">
            <text:p>0.01227819</text:p>
          </table:table-cell>
          <table:table-cell office:value-type="float" office:value="0.0124218" calcext:value-type="float">
            <text:p>0.0124218</text:p>
          </table:table-cell>
          <table:table-cell office:value-type="float" office:value="0.01307766" calcext:value-type="float">
            <text:p>0.01307766</text:p>
          </table:table-cell>
          <table:table-cell office:value-type="float" office:value="0.01414655" calcext:value-type="float">
            <text:p>0.01414655</text:p>
          </table:table-cell>
          <table:table-cell office:value-type="float" office:value="10.25351" calcext:value-type="float">
            <text:p>10.25351</text:p>
          </table:table-cell>
          <table:table-cell office:value-type="float" office:value="17.77672" calcext:value-type="float">
            <text:p>17.77672</text:p>
          </table:table-cell>
          <table:table-cell office:value-type="float" office:value="13.90574" calcext:value-type="float">
            <text:p>13.90574</text:p>
          </table:table-cell>
          <table:table-cell office:value-type="float" office:value="13.13589" calcext:value-type="float">
            <text:p>13.13589</text:p>
          </table:table-cell>
          <table:table-cell office:value-type="float" office:value="13.21457" calcext:value-type="float">
            <text:p>13.21457</text:p>
          </table:table-cell>
          <table:table-cell office:value-type="float" office:value="12.69198" calcext:value-type="float">
            <text:p>12.69198</text:p>
          </table:table-cell>
          <table:table-cell office:value-type="float" office:value="10.39813" calcext:value-type="float">
            <text:p>10.39813</text:p>
          </table:table-cell>
          <table:table-cell office:value-type="float" office:value="7.971056" calcext:value-type="float">
            <text:p>7.971056</text:p>
          </table:table-cell>
          <table:table-cell office:value-type="float" office:value="3058.494" calcext:value-type="float">
            <text:p>3058.494</text:p>
          </table:table-cell>
          <table:table-cell office:value-type="float" office:value="0" calcext:value-type="float">
            <text:p>0</text:p>
          </table:table-cell>
          <table:table-cell office:value-type="float" office:value="-0.7900212" calcext:value-type="float">
            <text:p>-0.79002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4.617828" calcext:value-type="float">
            <text:p>4.617828</text:p>
          </table:table-cell>
          <table:table-cell office:value-type="float" office:value="451.2064" calcext:value-type="float">
            <text:p>451.2064</text:p>
          </table:table-cell>
          <table:table-cell office:value-type="float" office:value="0" calcext:value-type="float">
            <text:p>0</text:p>
          </table:table-cell>
          <table:table-cell office:value-type="float" office:value="-0.125927" calcext:value-type="float">
            <text:p>-0.125927</text:p>
          </table:table-cell>
          <table:table-cell office:value-type="float" office:value="0.06587496" calcext:value-type="float">
            <text:p>0.06587496</text:p>
          </table:table-cell>
          <table:table-cell office:value-type="float" office:value="12.49646" calcext:value-type="float">
            <text:p>12.49646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23431" calcext:value-type="float">
            <text:p>0.01123431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2889" calcext:value-type="float">
            <text:p>3.662889</text:p>
          </table:table-cell>
          <table:table-cell office:value-type="float" office:value="-0.3106753" calcext:value-type="float">
            <text:p>-0.3106753</text:p>
          </table:table-cell>
          <table:table-cell office:value-type="float" office:value="-0.1981293" calcext:value-type="float">
            <text:p>-0.1981293</text:p>
          </table:table-cell>
          <table:table-cell office:value-type="float" office:value="0.0000002764723" calcext:value-type="float">
            <text:p>2.764723E-07</text:p>
          </table:table-cell>
          <table:table-cell office:value-type="float" office:value="5.853456" calcext:value-type="float">
            <text:p>5.853456</text:p>
          </table:table-cell>
          <table:table-cell office:value-type="float" office:value="1.283358" calcext:value-type="float">
            <text:p>1.283358</text:p>
          </table:table-cell>
          <table:table-cell office:value-type="float" office:value="0.02382388" calcext:value-type="float">
            <text:p>0.02382388</text:p>
          </table:table-cell>
          <table:table-cell office:value-type="float" office:value="0.01651921" calcext:value-type="float">
            <text:p>0.01651921</text:p>
          </table:table-cell>
          <table:table-cell office:value-type="float" office:value="0.01382059" calcext:value-type="float">
            <text:p>0.01382059</text:p>
          </table:table-cell>
          <table:table-cell office:value-type="float" office:value="0.01233899" calcext:value-type="float">
            <text:p>0.01233899</text:p>
          </table:table-cell>
          <table:table-cell office:value-type="float" office:value="0.0124957" calcext:value-type="float">
            <text:p>0.0124957</text:p>
          </table:table-cell>
          <table:table-cell office:value-type="float" office:value="0.01295147" calcext:value-type="float">
            <text:p>0.01295147</text:p>
          </table:table-cell>
          <table:table-cell office:value-type="float" office:value="0.01368026" calcext:value-type="float">
            <text:p>0.01368026</text:p>
          </table:table-cell>
          <table:table-cell office:value-type="float" office:value="11.73946" calcext:value-type="float">
            <text:p>11.73946</text:p>
          </table:table-cell>
          <table:table-cell office:value-type="float" office:value="17.51126" calcext:value-type="float">
            <text:p>17.51126</text:p>
          </table:table-cell>
          <table:table-cell office:value-type="float" office:value="13.91564" calcext:value-type="float">
            <text:p>13.91564</text:p>
          </table:table-cell>
          <table:table-cell office:value-type="float" office:value="13.03281" calcext:value-type="float">
            <text:p>13.03281</text:p>
          </table:table-cell>
          <table:table-cell office:value-type="float" office:value="13.12802" calcext:value-type="float">
            <text:p>13.12802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0.38955" calcext:value-type="float">
            <text:p>10.38955</text:p>
          </table:table-cell>
          <table:table-cell office:value-type="float" office:value="7.956447" calcext:value-type="float">
            <text:p>7.956447</text:p>
          </table:table-cell>
          <table:table-cell office:value-type="float" office:value="3309.606" calcext:value-type="float">
            <text:p>3309.606</text:p>
          </table:table-cell>
          <table:table-cell office:value-type="float" office:value="0" calcext:value-type="float">
            <text:p>0</text:p>
          </table:table-cell>
          <table:table-cell office:value-type="float" office:value="-0.7900216" calcext:value-type="float">
            <text:p>-0.79002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4.60074" calcext:value-type="float">
            <text:p>4.60074</text:p>
          </table:table-cell>
          <table:table-cell office:value-type="float" office:value="451.1859" calcext:value-type="float">
            <text:p>451.1859</text:p>
          </table:table-cell>
          <table:table-cell office:value-type="float" office:value="0" calcext:value-type="float">
            <text:p>0</text:p>
          </table:table-cell>
          <table:table-cell office:value-type="float" office:value="-0.1618791" calcext:value-type="float">
            <text:p>-0.1618791</text:p>
          </table:table-cell>
          <table:table-cell office:value-type="float" office:value="0.0682473" calcext:value-type="float">
            <text:p>0.0682473</text:p>
          </table:table-cell>
          <table:table-cell office:value-type="float" office:value="12.49265" calcext:value-type="float">
            <text:p>12.49265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26724" calcext:value-type="float">
            <text:p>0.01126724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437" calcext:value-type="float">
            <text:p>3.66437</text:p>
          </table:table-cell>
          <table:table-cell office:value-type="float" office:value="-0.3108289" calcext:value-type="float">
            <text:p>-0.3108289</text:p>
          </table:table-cell>
          <table:table-cell office:value-type="float" office:value="-0.1981649" calcext:value-type="float">
            <text:p>-0.1981649</text:p>
          </table:table-cell>
          <table:table-cell office:value-type="float" office:value="0.0000002764723" calcext:value-type="float">
            <text:p>2.764723E-07</text:p>
          </table:table-cell>
          <table:table-cell office:value-type="float" office:value="5.849918" calcext:value-type="float">
            <text:p>5.849918</text:p>
          </table:table-cell>
          <table:table-cell office:value-type="float" office:value="1.453636" calcext:value-type="float">
            <text:p>1.453636</text:p>
          </table:table-cell>
          <table:table-cell office:value-type="float" office:value="0.02655842" calcext:value-type="float">
            <text:p>0.02655842</text:p>
          </table:table-cell>
          <table:table-cell office:value-type="float" office:value="0.01781958" calcext:value-type="float">
            <text:p>0.01781958</text:p>
          </table:table-cell>
          <table:table-cell office:value-type="float" office:value="0.01419015" calcext:value-type="float">
            <text:p>0.01419015</text:p>
          </table:table-cell>
          <table:table-cell office:value-type="float" office:value="0.01240262" calcext:value-type="float">
            <text:p>0.01240262</text:p>
          </table:table-cell>
          <table:table-cell office:value-type="float" office:value="0.0125207" calcext:value-type="float">
            <text:p>0.0125207</text:p>
          </table:table-cell>
          <table:table-cell office:value-type="float" office:value="0.01278072" calcext:value-type="float">
            <text:p>0.01278072</text:p>
          </table:table-cell>
          <table:table-cell office:value-type="float" office:value="0.01326472" calcext:value-type="float">
            <text:p>0.01326472</text:p>
          </table:table-cell>
          <table:table-cell office:value-type="float" office:value="9.899841" calcext:value-type="float">
            <text:p>9.899841</text:p>
          </table:table-cell>
          <table:table-cell office:value-type="float" office:value="18.77692" calcext:value-type="float">
            <text:p>18.77692</text:p>
          </table:table-cell>
          <table:table-cell office:value-type="float" office:value="14.11256" calcext:value-type="float">
            <text:p>14.11256</text:p>
          </table:table-cell>
          <table:table-cell office:value-type="float" office:value="12.99032" calcext:value-type="float">
            <text:p>12.99032</text:p>
          </table:table-cell>
          <table:table-cell office:value-type="float" office:value="13.0122" calcext:value-type="float">
            <text:p>13.0122</text:p>
          </table:table-cell>
          <table:table-cell office:value-type="float" office:value="12.54796" calcext:value-type="float">
            <text:p>12.54796</text:p>
          </table:table-cell>
          <table:table-cell office:value-type="float" office:value="10.37184" calcext:value-type="float">
            <text:p>10.37184</text:p>
          </table:table-cell>
          <table:table-cell office:value-type="float" office:value="7.941488" calcext:value-type="float">
            <text:p>7.941488</text:p>
          </table:table-cell>
          <table:table-cell office:value-type="float" office:value="3426.326" calcext:value-type="float">
            <text:p>3426.326</text:p>
          </table:table-cell>
          <table:table-cell office:value-type="float" office:value="0" calcext:value-type="float">
            <text:p>0</text:p>
          </table:table-cell>
          <table:table-cell office:value-type="float" office:value="-0.7900248" calcext:value-type="float">
            <text:p>-0.79002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4.577102" calcext:value-type="float">
            <text:p>4.577102</text:p>
          </table:table-cell>
          <table:table-cell office:value-type="float" office:value="451.1622" calcext:value-type="float">
            <text:p>451.1622</text:p>
          </table:table-cell>
          <table:table-cell office:value-type="float" office:value="0" calcext:value-type="float">
            <text:p>0</text:p>
          </table:table-cell>
          <table:table-cell office:value-type="float" office:value="-0.2112129" calcext:value-type="float">
            <text:p>-0.2112129</text:p>
          </table:table-cell>
          <table:table-cell office:value-type="float" office:value="0.07360163" calcext:value-type="float">
            <text:p>0.07360163</text:p>
          </table:table-cell>
          <table:table-cell office:value-type="float" office:value="12.48241" calcext:value-type="float">
            <text:p>12.48241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29998" calcext:value-type="float">
            <text:p>0.01129998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5565" calcext:value-type="float">
            <text:p>3.665565</text:p>
          </table:table-cell>
          <table:table-cell office:value-type="float" office:value="-0.310976" calcext:value-type="float">
            <text:p>-0.310976</text:p>
          </table:table-cell>
          <table:table-cell office:value-type="float" office:value="-0.1982444" calcext:value-type="float">
            <text:p>-0.1982444</text:p>
          </table:table-cell>
          <table:table-cell office:value-type="float" office:value="0.0000002764723" calcext:value-type="float">
            <text:p>2.764723E-07</text:p>
          </table:table-cell>
          <table:table-cell office:value-type="float" office:value="5.838489" calcext:value-type="float">
            <text:p>5.838489</text:p>
          </table:table-cell>
          <table:table-cell office:value-type="float" office:value="1.620356" calcext:value-type="float">
            <text:p>1.620356</text:p>
          </table:table-cell>
          <table:table-cell office:value-type="float" office:value="0.0323473" calcext:value-type="float">
            <text:p>0.0323473</text:p>
          </table:table-cell>
          <table:table-cell office:value-type="float" office:value="0.02018638" calcext:value-type="float">
            <text:p>0.02018638</text:p>
          </table:table-cell>
          <table:table-cell office:value-type="float" office:value="0.01498536" calcext:value-type="float">
            <text:p>0.01498536</text:p>
          </table:table-cell>
          <table:table-cell office:value-type="float" office:value="0.01260429" calcext:value-type="float">
            <text:p>0.01260429</text:p>
          </table:table-cell>
          <table:table-cell office:value-type="float" office:value="0.01252948" calcext:value-type="float">
            <text:p>0.01252948</text:p>
          </table:table-cell>
          <table:table-cell office:value-type="float" office:value="0.01260412" calcext:value-type="float">
            <text:p>0.01260412</text:p>
          </table:table-cell>
          <table:table-cell office:value-type="float" office:value="0.01285669" calcext:value-type="float">
            <text:p>0.01285669</text:p>
          </table:table-cell>
          <table:table-cell office:value-type="float" office:value="8.385516" calcext:value-type="float">
            <text:p>8.385516</text:p>
          </table:table-cell>
          <table:table-cell office:value-type="float" office:value="19.76297" calcext:value-type="float">
            <text:p>19.76297</text:p>
          </table:table-cell>
          <table:table-cell office:value-type="float" office:value="14.31596" calcext:value-type="float">
            <text:p>14.31596</text:p>
          </table:table-cell>
          <table:table-cell office:value-type="float" office:value="12.87961" calcext:value-type="float">
            <text:p>12.87961</text:p>
          </table:table-cell>
          <table:table-cell office:value-type="float" office:value="12.91045" calcext:value-type="float">
            <text:p>12.91045</text:p>
          </table:table-cell>
          <table:table-cell office:value-type="float" office:value="12.45934" calcext:value-type="float">
            <text:p>12.45934</text:p>
          </table:table-cell>
          <table:table-cell office:value-type="float" office:value="10.34774" calcext:value-type="float">
            <text:p>10.34774</text:p>
          </table:table-cell>
          <table:table-cell office:value-type="float" office:value="7.924567" calcext:value-type="float">
            <text:p>7.924567</text:p>
          </table:table-cell>
          <table:table-cell office:value-type="float" office:value="4043.714" calcext:value-type="float">
            <text:p>4043.714</text:p>
          </table:table-cell>
          <table:table-cell office:value-type="float" office:value="0" calcext:value-type="float">
            <text:p>0</text:p>
          </table:table-cell>
          <table:table-cell office:value-type="float" office:value="-0.7900289" calcext:value-type="float">
            <text:p>-0.79002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4.555432" calcext:value-type="float">
            <text:p>4.555432</text:p>
          </table:table-cell>
          <table:table-cell office:value-type="float" office:value="451.1366" calcext:value-type="float">
            <text:p>451.1366</text:p>
          </table:table-cell>
          <table:table-cell office:value-type="float" office:value="0" calcext:value-type="float">
            <text:p>0</text:p>
          </table:table-cell>
          <table:table-cell office:value-type="float" office:value="-0.2681193" calcext:value-type="float">
            <text:p>-0.2681193</text:p>
          </table:table-cell>
          <table:table-cell office:value-type="float" office:value="0.07617295" calcext:value-type="float">
            <text:p>0.07617295</text:p>
          </table:table-cell>
          <table:table-cell office:value-type="float" office:value="12.46799" calcext:value-type="float">
            <text:p>12.46799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33244" calcext:value-type="float">
            <text:p>0.01133244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6474" calcext:value-type="float">
            <text:p>3.666474</text:p>
          </table:table-cell>
          <table:table-cell office:value-type="float" office:value="-0.3111278" calcext:value-type="float">
            <text:p>-0.3111278</text:p>
          </table:table-cell>
          <table:table-cell office:value-type="float" office:value="-0.1983383" calcext:value-type="float">
            <text:p>-0.1983383</text:p>
          </table:table-cell>
          <table:table-cell office:value-type="float" office:value="0.0000002764723" calcext:value-type="float">
            <text:p>2.764723E-07</text:p>
          </table:table-cell>
          <table:table-cell office:value-type="float" office:value="5.834061" calcext:value-type="float">
            <text:p>5.834061</text:p>
          </table:table-cell>
          <table:table-cell office:value-type="float" office:value="1.693243" calcext:value-type="float">
            <text:p>1.693243</text:p>
          </table:table-cell>
          <table:table-cell office:value-type="float" office:value="0.03540159" calcext:value-type="float">
            <text:p>0.03540159</text:p>
          </table:table-cell>
          <table:table-cell office:value-type="float" office:value="0.02178978" calcext:value-type="float">
            <text:p>0.02178978</text:p>
          </table:table-cell>
          <table:table-cell office:value-type="float" office:value="0.01578612" calcext:value-type="float">
            <text:p>0.01578612</text:p>
          </table:table-cell>
          <table:table-cell office:value-type="float" office:value="0.01269649" calcext:value-type="float">
            <text:p>0.01269649</text:p>
          </table:table-cell>
          <table:table-cell office:value-type="float" office:value="0.01254117" calcext:value-type="float">
            <text:p>0.01254117</text:p>
          </table:table-cell>
          <table:table-cell office:value-type="float" office:value="0.0124638" calcext:value-type="float">
            <text:p>0.0124638</text:p>
          </table:table-cell>
          <table:table-cell office:value-type="float" office:value="0.01245701" calcext:value-type="float">
            <text:p>0.01245701</text:p>
          </table:table-cell>
          <table:table-cell office:value-type="float" office:value="7.532533" calcext:value-type="float">
            <text:p>7.532533</text:p>
          </table:table-cell>
          <table:table-cell office:value-type="float" office:value="20.27612" calcext:value-type="float">
            <text:p>20.27612</text:p>
          </table:table-cell>
          <table:table-cell office:value-type="float" office:value="14.52094" calcext:value-type="float">
            <text:p>14.52094</text:p>
          </table:table-cell>
          <table:table-cell office:value-type="float" office:value="12.79651" calcext:value-type="float">
            <text:p>12.79651</text:p>
          </table:table-cell>
          <table:table-cell office:value-type="float" office:value="12.77801" calcext:value-type="float">
            <text:p>12.77801</text:p>
          </table:table-cell>
          <table:table-cell office:value-type="float" office:value="12.33689" calcext:value-type="float">
            <text:p>12.33689</text:p>
          </table:table-cell>
          <table:table-cell office:value-type="float" office:value="10.32112" calcext:value-type="float">
            <text:p>10.32112</text:p>
          </table:table-cell>
          <table:table-cell office:value-type="float" office:value="7.904114" calcext:value-type="float">
            <text:p>7.904114</text:p>
          </table:table-cell>
          <table:table-cell office:value-type="float" office:value="4421.772" calcext:value-type="float">
            <text:p>4421.772</text:p>
          </table:table-cell>
          <table:table-cell office:value-type="float" office:value="0" calcext:value-type="float">
            <text:p>0</text:p>
          </table:table-cell>
          <table:table-cell office:value-type="float" office:value="-0.7900329" calcext:value-type="float">
            <text:p>-0.79003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4.537045" calcext:value-type="float">
            <text:p>4.537045</text:p>
          </table:table-cell>
          <table:table-cell office:value-type="float" office:value="451.1116" calcext:value-type="float">
            <text:p>451.1116</text:p>
          </table:table-cell>
          <table:table-cell office:value-type="float" office:value="0" calcext:value-type="float">
            <text:p>0</text:p>
          </table:table-cell>
          <table:table-cell office:value-type="float" office:value="-0.3355761" calcext:value-type="float">
            <text:p>-0.3355761</text:p>
          </table:table-cell>
          <table:table-cell office:value-type="float" office:value="0.07608495" calcext:value-type="float">
            <text:p>0.07608495</text:p>
          </table:table-cell>
          <table:table-cell office:value-type="float" office:value="12.44283" calcext:value-type="float">
            <text:p>12.44283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36481" calcext:value-type="float">
            <text:p>0.01136481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7204" calcext:value-type="float">
            <text:p>3.667204</text:p>
          </table:table-cell>
          <table:table-cell office:value-type="float" office:value="-0.3112631" calcext:value-type="float">
            <text:p>-0.3112631</text:p>
          </table:table-cell>
          <table:table-cell office:value-type="float" office:value="-0.19843" calcext:value-type="float">
            <text:p>-0.19843</text:p>
          </table:table-cell>
          <table:table-cell office:value-type="float" office:value="0.0000002764723" calcext:value-type="float">
            <text:p>2.764723E-07</text:p>
          </table:table-cell>
          <table:table-cell office:value-type="float" office:value="5.835278" calcext:value-type="float">
            <text:p>5.835278</text:p>
          </table:table-cell>
          <table:table-cell office:value-type="float" office:value="1.694061" calcext:value-type="float">
            <text:p>1.694061</text:p>
          </table:table-cell>
          <table:table-cell office:value-type="float" office:value="0.03557612" calcext:value-type="float">
            <text:p>0.03557612</text:p>
          </table:table-cell>
          <table:table-cell office:value-type="float" office:value="0.02197545" calcext:value-type="float">
            <text:p>0.02197545</text:p>
          </table:table-cell>
          <table:table-cell office:value-type="float" office:value="0.01592418" calcext:value-type="float">
            <text:p>0.01592418</text:p>
          </table:table-cell>
          <table:table-cell office:value-type="float" office:value="0.01278621" calcext:value-type="float">
            <text:p>0.01278621</text:p>
          </table:table-cell>
          <table:table-cell office:value-type="float" office:value="0.0125642" calcext:value-type="float">
            <text:p>0.0125642</text:p>
          </table:table-cell>
          <table:table-cell office:value-type="float" office:value="0.01235626" calcext:value-type="float">
            <text:p>0.01235626</text:p>
          </table:table-cell>
          <table:table-cell office:value-type="float" office:value="0.01209962" calcext:value-type="float">
            <text:p>0.01209962</text:p>
          </table:table-cell>
          <table:table-cell office:value-type="float" office:value="7.114033" calcext:value-type="float">
            <text:p>7.114033</text:p>
          </table:table-cell>
          <table:table-cell office:value-type="float" office:value="20.47168" calcext:value-type="float">
            <text:p>20.47168</text:p>
          </table:table-cell>
          <table:table-cell office:value-type="float" office:value="14.6736" calcext:value-type="float">
            <text:p>14.6736</text:p>
          </table:table-cell>
          <table:table-cell office:value-type="float" office:value="12.669" calcext:value-type="float">
            <text:p>12.669</text:p>
          </table:table-cell>
          <table:table-cell office:value-type="float" office:value="12.62544" calcext:value-type="float">
            <text:p>12.62544</text:p>
          </table:table-cell>
          <table:table-cell office:value-type="float" office:value="12.19588" calcext:value-type="float">
            <text:p>12.19588</text:p>
          </table:table-cell>
          <table:table-cell office:value-type="float" office:value="10.28944" calcext:value-type="float">
            <text:p>10.28944</text:p>
          </table:table-cell>
          <table:table-cell office:value-type="float" office:value="7.880024" calcext:value-type="float">
            <text:p>7.880024</text:p>
          </table:table-cell>
          <table:table-cell office:value-type="float" office:value="4528.921" calcext:value-type="float">
            <text:p>4528.921</text:p>
          </table:table-cell>
          <table:table-cell office:value-type="float" office:value="0" calcext:value-type="float">
            <text:p>0</text:p>
          </table:table-cell>
          <table:table-cell office:value-type="float" office:value="-0.7900369" calcext:value-type="float">
            <text:p>-0.79003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4.519736" calcext:value-type="float">
            <text:p>4.519736</text:p>
          </table:table-cell>
          <table:table-cell office:value-type="float" office:value="451.087" calcext:value-type="float">
            <text:p>451.087</text:p>
          </table:table-cell>
          <table:table-cell office:value-type="float" office:value="0" calcext:value-type="float">
            <text:p>0</text:p>
          </table:table-cell>
          <table:table-cell office:value-type="float" office:value="-0.412964" calcext:value-type="float">
            <text:p>-0.412964</text:p>
          </table:table-cell>
          <table:table-cell office:value-type="float" office:value="0.07494473" calcext:value-type="float">
            <text:p>0.07494473</text:p>
          </table:table-cell>
          <table:table-cell office:value-type="float" office:value="12.4079" calcext:value-type="float">
            <text:p>12.4079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39709" calcext:value-type="float">
            <text:p>0.01139709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78" calcext:value-type="float">
            <text:p>3.6678</text:p>
          </table:table-cell>
          <table:table-cell office:value-type="float" office:value="-0.3113896" calcext:value-type="float">
            <text:p>-0.3113896</text:p>
          </table:table-cell>
          <table:table-cell office:value-type="float" office:value="-0.198519" calcext:value-type="float">
            <text:p>-0.198519</text:p>
          </table:table-cell>
          <table:table-cell office:value-type="float" office:value="0.0000002766764" calcext:value-type="float">
            <text:p>2.766764E-07</text:p>
          </table:table-cell>
          <table:table-cell office:value-type="float" office:value="5.837115" calcext:value-type="float">
            <text:p>5.837115</text:p>
          </table:table-cell>
          <table:table-cell office:value-type="float" office:value="1.663464" calcext:value-type="float">
            <text:p>1.663464</text:p>
          </table:table-cell>
          <table:table-cell office:value-type="float" office:value="0.03495214" calcext:value-type="float">
            <text:p>0.03495214</text:p>
          </table:table-cell>
          <table:table-cell office:value-type="float" office:value="0.02179372" calcext:value-type="float">
            <text:p>0.02179372</text:p>
          </table:table-cell>
          <table:table-cell office:value-type="float" office:value="0.01599835" calcext:value-type="float">
            <text:p>0.01599835</text:p>
          </table:table-cell>
          <table:table-cell office:value-type="float" office:value="0.01280244" calcext:value-type="float">
            <text:p>0.01280244</text:p>
          </table:table-cell>
          <table:table-cell office:value-type="float" office:value="0.01255796" calcext:value-type="float">
            <text:p>0.01255796</text:p>
          </table:table-cell>
          <table:table-cell office:value-type="float" office:value="0.01227579" calcext:value-type="float">
            <text:p>0.01227579</text:p>
          </table:table-cell>
          <table:table-cell office:value-type="float" office:value="0.01181067" calcext:value-type="float">
            <text:p>0.01181067</text:p>
          </table:table-cell>
          <table:table-cell office:value-type="float" office:value="6.914622" calcext:value-type="float">
            <text:p>6.914622</text:p>
          </table:table-cell>
          <table:table-cell office:value-type="float" office:value="20.52234" calcext:value-type="float">
            <text:p>20.52234</text:p>
          </table:table-cell>
          <table:table-cell office:value-type="float" office:value="14.7674" calcext:value-type="float">
            <text:p>14.7674</text:p>
          </table:table-cell>
          <table:table-cell office:value-type="float" office:value="12.51263" calcext:value-type="float">
            <text:p>12.51263</text:p>
          </table:table-cell>
          <table:table-cell office:value-type="float" office:value="12.45975" calcext:value-type="float">
            <text:p>12.45975</text:p>
          </table:table-cell>
          <table:table-cell office:value-type="float" office:value="12.0362" calcext:value-type="float">
            <text:p>12.0362</text:p>
          </table:table-cell>
          <table:table-cell office:value-type="float" office:value="10.24378" calcext:value-type="float">
            <text:p>10.24378</text:p>
          </table:table-cell>
          <table:table-cell office:value-type="float" office:value="7.855358" calcext:value-type="float">
            <text:p>7.855358</text:p>
          </table:table-cell>
          <table:table-cell office:value-type="float" office:value="4528.584" calcext:value-type="float">
            <text:p>4528.584</text:p>
          </table:table-cell>
          <table:table-cell office:value-type="float" office:value="0" calcext:value-type="float">
            <text:p>0</text:p>
          </table:table-cell>
          <table:table-cell office:value-type="float" office:value="-0.7900406" calcext:value-type="float">
            <text:p>-0.79004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4.499731" calcext:value-type="float">
            <text:p>4.499731</text:p>
          </table:table-cell>
          <table:table-cell office:value-type="float" office:value="451.0603" calcext:value-type="float">
            <text:p>451.0603</text:p>
          </table:table-cell>
          <table:table-cell office:value-type="float" office:value="0" calcext:value-type="float">
            <text:p>0</text:p>
          </table:table-cell>
          <table:table-cell office:value-type="float" office:value="-0.5045007" calcext:value-type="float">
            <text:p>-0.5045007</text:p>
          </table:table-cell>
          <table:table-cell office:value-type="float" office:value="0.07522864" calcext:value-type="float">
            <text:p>0.07522864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42928" calcext:value-type="float">
            <text:p>0.01142928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8253" calcext:value-type="float">
            <text:p>3.668253</text:p>
          </table:table-cell>
          <table:table-cell office:value-type="float" office:value="-0.3115155" calcext:value-type="float">
            <text:p>-0.3115155</text:p>
          </table:table-cell>
          <table:table-cell office:value-type="float" office:value="-0.1986089" calcext:value-type="float">
            <text:p>-0.1986089</text:p>
          </table:table-cell>
          <table:table-cell office:value-type="float" office:value="0.0000002778495" calcext:value-type="float">
            <text:p>2.778495E-07</text:p>
          </table:table-cell>
          <table:table-cell office:value-type="float" office:value="5.836096" calcext:value-type="float">
            <text:p>5.836096</text:p>
          </table:table-cell>
          <table:table-cell office:value-type="float" office:value="1.650684" calcext:value-type="float">
            <text:p>1.650684</text:p>
          </table:table-cell>
          <table:table-cell office:value-type="float" office:value="0.03734864" calcext:value-type="float">
            <text:p>0.03734864</text:p>
          </table:table-cell>
          <table:table-cell office:value-type="float" office:value="0.02363919" calcext:value-type="float">
            <text:p>0.02363919</text:p>
          </table:table-cell>
          <table:table-cell office:value-type="float" office:value="0.0169325" calcext:value-type="float">
            <text:p>0.0169325</text:p>
          </table:table-cell>
          <table:table-cell office:value-type="float" office:value="0.01293052" calcext:value-type="float">
            <text:p>0.01293052</text:p>
          </table:table-cell>
          <table:table-cell office:value-type="float" office:value="0.01262076" calcext:value-type="float">
            <text:p>0.01262076</text:p>
          </table:table-cell>
          <table:table-cell office:value-type="float" office:value="0.01218719" calcext:value-type="float">
            <text:p>0.01218719</text:p>
          </table:table-cell>
          <table:table-cell office:value-type="float" office:value="0.01155211" calcext:value-type="float">
            <text:p>0.01155211</text:p>
          </table:table-cell>
          <table:table-cell office:value-type="float" office:value="6.720442" calcext:value-type="float">
            <text:p>6.720442</text:p>
          </table:table-cell>
          <table:table-cell office:value-type="float" office:value="20.5479" calcext:value-type="float">
            <text:p>20.5479</text:p>
          </table:table-cell>
          <table:table-cell office:value-type="float" office:value="14.85146" calcext:value-type="float">
            <text:p>14.85146</text:p>
          </table:table-cell>
          <table:table-cell office:value-type="float" office:value="12.34328" calcext:value-type="float">
            <text:p>12.34328</text:p>
          </table:table-cell>
          <table:table-cell office:value-type="float" office:value="12.25063" calcext:value-type="float">
            <text:p>12.25063</text:p>
          </table:table-cell>
          <table:table-cell office:value-type="float" office:value="11.84745" calcext:value-type="float">
            <text:p>11.84745</text:p>
          </table:table-cell>
          <table:table-cell office:value-type="float" office:value="10.19432" calcext:value-type="float">
            <text:p>10.19432</text:p>
          </table:table-cell>
          <table:table-cell office:value-type="float" office:value="7.826355" calcext:value-type="float">
            <text:p>7.826355</text:p>
          </table:table-cell>
          <table:table-cell office:value-type="float" office:value="4705.553" calcext:value-type="float">
            <text:p>4705.553</text:p>
          </table:table-cell>
          <table:table-cell office:value-type="float" office:value="0" calcext:value-type="float">
            <text:p>0</text:p>
          </table:table-cell>
          <table:table-cell office:value-type="float" office:value="-0.7900448" calcext:value-type="float">
            <text:p>-0.79004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4.480501" calcext:value-type="float">
            <text:p>4.480501</text:p>
          </table:table-cell>
          <table:table-cell office:value-type="float" office:value="451.0326" calcext:value-type="float">
            <text:p>451.0326</text:p>
          </table:table-cell>
          <table:table-cell office:value-type="float" office:value="0" calcext:value-type="float">
            <text:p>0</text:p>
          </table:table-cell>
          <table:table-cell office:value-type="float" office:value="-0.6140012" calcext:value-type="float">
            <text:p>-0.6140012</text:p>
          </table:table-cell>
          <table:table-cell office:value-type="float" office:value="0.07449497" calcext:value-type="float">
            <text:p>0.07449497</text:p>
          </table:table-cell>
          <table:table-cell office:value-type="float" office:value="12.3045" calcext:value-type="float">
            <text:p>12.3045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46133" calcext:value-type="float">
            <text:p>0.01146133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8535" calcext:value-type="float">
            <text:p>3.668535</text:p>
          </table:table-cell>
          <table:table-cell office:value-type="float" office:value="-0.3116313" calcext:value-type="float">
            <text:p>-0.3116313</text:p>
          </table:table-cell>
          <table:table-cell office:value-type="float" office:value="-0.198694" calcext:value-type="float">
            <text:p>-0.198694</text:p>
          </table:table-cell>
          <table:table-cell office:value-type="float" office:value="0.0000002800718" calcext:value-type="float">
            <text:p>2.800718E-07</text:p>
          </table:table-cell>
          <table:table-cell office:value-type="float" office:value="5.837774" calcext:value-type="float">
            <text:p>5.837774</text:p>
          </table:table-cell>
          <table:table-cell office:value-type="float" office:value="1.608063" calcext:value-type="float">
            <text:p>1.608063</text:p>
          </table:table-cell>
          <table:table-cell office:value-type="float" office:value="0.03721535" calcext:value-type="float">
            <text:p>0.03721535</text:p>
          </table:table-cell>
          <table:table-cell office:value-type="float" office:value="0.02415599" calcext:value-type="float">
            <text:p>0.02415599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298258" calcext:value-type="float">
            <text:p>0.01298258</text:p>
          </table:table-cell>
          <table:table-cell office:value-type="float" office:value="0.01266301" calcext:value-type="float">
            <text:p>0.01266301</text:p>
          </table:table-cell>
          <table:table-cell office:value-type="float" office:value="0.0121037" calcext:value-type="float">
            <text:p>0.0121037</text:p>
          </table:table-cell>
          <table:table-cell office:value-type="float" office:value="0.01131083" calcext:value-type="float">
            <text:p>0.01131083</text:p>
          </table:table-cell>
          <table:table-cell office:value-type="float" office:value="6.654843" calcext:value-type="float">
            <text:p>6.654843</text:p>
          </table:table-cell>
          <table:table-cell office:value-type="float" office:value="20.46598" calcext:value-type="float">
            <text:p>20.46598</text:p>
          </table:table-cell>
          <table:table-cell office:value-type="float" office:value="14.88431" calcext:value-type="float">
            <text:p>14.88431</text:p>
          </table:table-cell>
          <table:table-cell office:value-type="float" office:value="12.08711" calcext:value-type="float">
            <text:p>12.08711</text:p>
          </table:table-cell>
          <table:table-cell office:value-type="float" office:value="12.02543" calcext:value-type="float">
            <text:p>12.02543</text:p>
          </table:table-cell>
          <table:table-cell office:value-type="float" office:value="11.63711" calcext:value-type="float">
            <text:p>11.63711</text:p>
          </table:table-cell>
          <table:table-cell office:value-type="float" office:value="10.12721" calcext:value-type="float">
            <text:p>10.12721</text:p>
          </table:table-cell>
          <table:table-cell office:value-type="float" office:value="7.792962" calcext:value-type="float">
            <text:p>7.792962</text:p>
          </table:table-cell>
          <table:table-cell office:value-type="float" office:value="4801.37" calcext:value-type="float">
            <text:p>4801.37</text:p>
          </table:table-cell>
          <table:table-cell office:value-type="float" office:value="0" calcext:value-type="float">
            <text:p>0</text:p>
          </table:table-cell>
          <table:table-cell office:value-type="float" office:value="-0.7900489" calcext:value-type="float">
            <text:p>-0.79004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4.460031" calcext:value-type="float">
            <text:p>4.460031</text:p>
          </table:table-cell>
          <table:table-cell office:value-type="float" office:value="451.0034" calcext:value-type="float">
            <text:p>451.0034</text:p>
          </table:table-cell>
          <table:table-cell office:value-type="float" office:value="0" calcext:value-type="float">
            <text:p>0</text:p>
          </table:table-cell>
          <table:table-cell office:value-type="float" office:value="-0.7345417" calcext:value-type="float">
            <text:p>-0.7345417</text:p>
          </table:table-cell>
          <table:table-cell office:value-type="float" office:value="0.07419638" calcext:value-type="float">
            <text:p>0.07419638</text:p>
          </table:table-cell>
          <table:table-cell office:value-type="float" office:value="12.23839" calcext:value-type="float">
            <text:p>12.23839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49323" calcext:value-type="float">
            <text:p>0.01149323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8667" calcext:value-type="float">
            <text:p>3.668667</text:p>
          </table:table-cell>
          <table:table-cell office:value-type="float" office:value="-0.3117483" calcext:value-type="float">
            <text:p>-0.3117483</text:p>
          </table:table-cell>
          <table:table-cell office:value-type="float" office:value="-0.1987766" calcext:value-type="float">
            <text:p>-0.1987766</text:p>
          </table:table-cell>
          <table:table-cell office:value-type="float" office:value="0.0000002833824" calcext:value-type="float">
            <text:p>2.833824E-07</text:p>
          </table:table-cell>
          <table:table-cell office:value-type="float" office:value="5.837775" calcext:value-type="float">
            <text:p>5.837775</text:p>
          </table:table-cell>
          <table:table-cell office:value-type="float" office:value="1.566288" calcext:value-type="float">
            <text:p>1.566288</text:p>
          </table:table-cell>
          <table:table-cell office:value-type="float" office:value="0.03821498" calcext:value-type="float">
            <text:p>0.03821498</text:p>
          </table:table-cell>
          <table:table-cell office:value-type="float" office:value="0.02535157" calcext:value-type="float">
            <text:p>0.02535157</text:p>
          </table:table-cell>
          <table:table-cell office:value-type="float" office:value="0.01811207" calcext:value-type="float">
            <text:p>0.01811207</text:p>
          </table:table-cell>
          <table:table-cell office:value-type="float" office:value="0.01311957" calcext:value-type="float">
            <text:p>0.01311957</text:p>
          </table:table-cell>
          <table:table-cell office:value-type="float" office:value="0.01273665" calcext:value-type="float">
            <text:p>0.01273665</text:p>
          </table:table-cell>
          <table:table-cell office:value-type="float" office:value="0.01202374" calcext:value-type="float">
            <text:p>0.01202374</text:p>
          </table:table-cell>
          <table:table-cell office:value-type="float" office:value="0.01109175" calcext:value-type="float">
            <text:p>0.01109175</text:p>
          </table:table-cell>
          <table:table-cell office:value-type="float" office:value="6.635865" calcext:value-type="float">
            <text:p>6.635865</text:p>
          </table:table-cell>
          <table:table-cell office:value-type="float" office:value="20.37362" calcext:value-type="float">
            <text:p>20.37362</text:p>
          </table:table-cell>
          <table:table-cell office:value-type="float" office:value="14.9004" calcext:value-type="float">
            <text:p>14.9004</text:p>
          </table:table-cell>
          <table:table-cell office:value-type="float" office:value="11.84589" calcext:value-type="float">
            <text:p>11.84589</text:p>
          </table:table-cell>
          <table:table-cell office:value-type="float" office:value="11.76509" calcext:value-type="float">
            <text:p>11.76509</text:p>
          </table:table-cell>
          <table:table-cell office:value-type="float" office:value="11.41348" calcext:value-type="float">
            <text:p>11.41348</text:p>
          </table:table-cell>
          <table:table-cell office:value-type="float" office:value="10.05233" calcext:value-type="float">
            <text:p>10.05233</text:p>
          </table:table-cell>
          <table:table-cell office:value-type="float" office:value="7.751921" calcext:value-type="float">
            <text:p>7.751921</text:p>
          </table:table-cell>
          <table:table-cell office:value-type="float" office:value="4959.482" calcext:value-type="float">
            <text:p>4959.482</text:p>
          </table:table-cell>
          <table:table-cell office:value-type="float" office:value="0" calcext:value-type="float">
            <text:p>0</text:p>
          </table:table-cell>
          <table:table-cell office:value-type="float" office:value="-0.7900532" calcext:value-type="float">
            <text:p>-0.79005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4.439628" calcext:value-type="float">
            <text:p>4.439628</text:p>
          </table:table-cell>
          <table:table-cell office:value-type="float" office:value="450.9735" calcext:value-type="float">
            <text:p>450.9735</text:p>
          </table:table-cell>
          <table:table-cell office:value-type="float" office:value="0" calcext:value-type="float">
            <text:p>0</text:p>
          </table:table-cell>
          <table:table-cell office:value-type="float" office:value="-0.8777243" calcext:value-type="float">
            <text:p>-0.8777243</text:p>
          </table:table-cell>
          <table:table-cell office:value-type="float" office:value="0.07328923" calcext:value-type="float">
            <text:p>0.07328923</text:p>
          </table:table-cell>
          <table:table-cell office:value-type="float" office:value="12.15373" calcext:value-type="float">
            <text:p>12.15373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5249" calcext:value-type="float">
            <text:p>0.0115249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8591" calcext:value-type="float">
            <text:p>3.668591</text:p>
          </table:table-cell>
          <table:table-cell office:value-type="float" office:value="-0.3118644" calcext:value-type="float">
            <text:p>-0.3118644</text:p>
          </table:table-cell>
          <table:table-cell office:value-type="float" office:value="-0.198857" calcext:value-type="float">
            <text:p>-0.198857</text:p>
          </table:table-cell>
          <table:table-cell office:value-type="float" office:value="0.0000002884399" calcext:value-type="float">
            <text:p>2.884399E-07</text:p>
          </table:table-cell>
          <table:table-cell office:value-type="float" office:value="5.837929" calcext:value-type="float">
            <text:p>5.837929</text:p>
          </table:table-cell>
          <table:table-cell office:value-type="float" office:value="1.518778" calcext:value-type="float">
            <text:p>1.518778</text:p>
          </table:table-cell>
          <table:table-cell office:value-type="float" office:value="0.04010299" calcext:value-type="float">
            <text:p>0.04010299</text:p>
          </table:table-cell>
          <table:table-cell office:value-type="float" office:value="0.02695026" calcext:value-type="float">
            <text:p>0.02695026</text:p>
          </table:table-cell>
          <table:table-cell office:value-type="float" office:value="0.01896047" calcext:value-type="float">
            <text:p>0.01896047</text:p>
          </table:table-cell>
          <table:table-cell office:value-type="float" office:value="0.01316323" calcext:value-type="float">
            <text:p>0.01316323</text:p>
          </table:table-cell>
          <table:table-cell office:value-type="float" office:value="0.01281487" calcext:value-type="float">
            <text:p>0.01281487</text:p>
          </table:table-cell>
          <table:table-cell office:value-type="float" office:value="0.01197067" calcext:value-type="float">
            <text:p>0.01197067</text:p>
          </table:table-cell>
          <table:table-cell office:value-type="float" office:value="0.01089731" calcext:value-type="float">
            <text:p>0.01089731</text:p>
          </table:table-cell>
          <table:table-cell office:value-type="float" office:value="6.695984" calcext:value-type="float">
            <text:p>6.695984</text:p>
          </table:table-cell>
          <table:table-cell office:value-type="float" office:value="20.22493" calcext:value-type="float">
            <text:p>20.22493</text:p>
          </table:table-cell>
          <table:table-cell office:value-type="float" office:value="14.84182" calcext:value-type="float">
            <text:p>14.84182</text:p>
          </table:table-cell>
          <table:table-cell office:value-type="float" office:value="11.51968" calcext:value-type="float">
            <text:p>11.51968</text:p>
          </table:table-cell>
          <table:table-cell office:value-type="float" office:value="11.47" calcext:value-type="float">
            <text:p>11.47</text:p>
          </table:table-cell>
          <table:table-cell office:value-type="float" office:value="11.16677" calcext:value-type="float">
            <text:p>11.16677</text:p>
          </table:table-cell>
          <table:table-cell office:value-type="float" office:value="9.959537" calcext:value-type="float">
            <text:p>9.959537</text:p>
          </table:table-cell>
          <table:table-cell office:value-type="float" office:value="7.705953" calcext:value-type="float">
            <text:p>7.705953</text:p>
          </table:table-cell>
          <table:table-cell office:value-type="float" office:value="5004.365" calcext:value-type="float">
            <text:p>5004.365</text:p>
          </table:table-cell>
          <table:table-cell office:value-type="float" office:value="0" calcext:value-type="float">
            <text:p>0</text:p>
          </table:table-cell>
          <table:table-cell office:value-type="float" office:value="-0.7900581" calcext:value-type="float">
            <text:p>-0.79005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4.412333" calcext:value-type="float">
            <text:p>4.412333</text:p>
          </table:table-cell>
          <table:table-cell office:value-type="float" office:value="450.9392" calcext:value-type="float">
            <text:p>450.9392</text:p>
          </table:table-cell>
          <table:table-cell office:value-type="float" office:value="0" calcext:value-type="float">
            <text:p>0</text:p>
          </table:table-cell>
          <table:table-cell office:value-type="float" office:value="-1.036089" calcext:value-type="float">
            <text:p>-1.036089</text:p>
          </table:table-cell>
          <table:table-cell office:value-type="float" office:value="0.075936" calcext:value-type="float">
            <text:p>0.075936</text:p>
          </table:table-cell>
          <table:table-cell office:value-type="float" office:value="12.06422" calcext:value-type="float">
            <text:p>12.06422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55632" calcext:value-type="float">
            <text:p>0.01155632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8272" calcext:value-type="float">
            <text:p>3.668272</text:p>
          </table:table-cell>
          <table:table-cell office:value-type="float" office:value="-0.3119802" calcext:value-type="float">
            <text:p>-0.3119802</text:p>
          </table:table-cell>
          <table:table-cell office:value-type="float" office:value="-0.1989383" calcext:value-type="float">
            <text:p>-0.1989383</text:p>
          </table:table-cell>
          <table:table-cell office:value-type="float" office:value="0.0000002955229" calcext:value-type="float">
            <text:p>2.955229E-07</text:p>
          </table:table-cell>
          <table:table-cell office:value-type="float" office:value="5.827532" calcext:value-type="float">
            <text:p>5.827532</text:p>
          </table:table-cell>
          <table:table-cell office:value-type="float" office:value="1.49211" calcext:value-type="float">
            <text:p>1.49211</text:p>
          </table:table-cell>
          <table:table-cell office:value-type="float" office:value="0.04627902" calcext:value-type="float">
            <text:p>0.04627902</text:p>
          </table:table-cell>
          <table:table-cell office:value-type="float" office:value="0.03095852" calcext:value-type="float">
            <text:p>0.03095852</text:p>
          </table:table-cell>
          <table:table-cell office:value-type="float" office:value="0.02132226" calcext:value-type="float">
            <text:p>0.02132226</text:p>
          </table:table-cell>
          <table:table-cell office:value-type="float" office:value="0.01345485" calcext:value-type="float">
            <text:p>0.01345485</text:p>
          </table:table-cell>
          <table:table-cell office:value-type="float" office:value="0.01296101" calcext:value-type="float">
            <text:p>0.01296101</text:p>
          </table:table-cell>
          <table:table-cell office:value-type="float" office:value="0.01193223" calcext:value-type="float">
            <text:p>0.01193223</text:p>
          </table:table-cell>
          <table:table-cell office:value-type="float" office:value="0.01072266" calcext:value-type="float">
            <text:p>0.01072266</text:p>
          </table:table-cell>
          <table:table-cell office:value-type="float" office:value="6.65054" calcext:value-type="float">
            <text:p>6.65054</text:p>
          </table:table-cell>
          <table:table-cell office:value-type="float" office:value="20.15552" calcext:value-type="float">
            <text:p>20.15552</text:p>
          </table:table-cell>
          <table:table-cell office:value-type="float" office:value="14.81838" calcext:value-type="float">
            <text:p>14.81838</text:p>
          </table:table-cell>
          <table:table-cell office:value-type="float" office:value="11.20744" calcext:value-type="float">
            <text:p>11.20744</text:p>
          </table:table-cell>
          <table:table-cell office:value-type="float" office:value="11.14655" calcext:value-type="float">
            <text:p>11.14655</text:p>
          </table:table-cell>
          <table:table-cell office:value-type="float" office:value="10.89901" calcext:value-type="float">
            <text:p>10.89901</text:p>
          </table:table-cell>
          <table:table-cell office:value-type="float" office:value="9.848836" calcext:value-type="float">
            <text:p>9.848836</text:p>
          </table:table-cell>
          <table:table-cell office:value-type="float" office:value="7.653591" calcext:value-type="float">
            <text:p>7.653591</text:p>
          </table:table-cell>
          <table:table-cell office:value-type="float" office:value="5683.815" calcext:value-type="float">
            <text:p>5683.815</text:p>
          </table:table-cell>
          <table:table-cell office:value-type="float" office:value="0" calcext:value-type="float">
            <text:p>0</text:p>
          </table:table-cell>
          <table:table-cell office:value-type="float" office:value="-0.7900648" calcext:value-type="float">
            <text:p>-0.79006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4.390879" calcext:value-type="float">
            <text:p>4.390879</text:p>
          </table:table-cell>
          <table:table-cell office:value-type="float" office:value="450.9037" calcext:value-type="float">
            <text:p>450.9037</text:p>
          </table:table-cell>
          <table:table-cell office:value-type="float" office:value="0" calcext:value-type="float">
            <text:p>0</text:p>
          </table:table-cell>
          <table:table-cell office:value-type="float" office:value="-1.210416" calcext:value-type="float">
            <text:p>-1.210416</text:p>
          </table:table-cell>
          <table:table-cell office:value-type="float" office:value="0.07451548" calcext:value-type="float">
            <text:p>0.07451548</text:p>
          </table:table-cell>
          <table:table-cell office:value-type="float" office:value="11.96032" calcext:value-type="float">
            <text:p>11.96032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58753" calcext:value-type="float">
            <text:p>0.01158753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768" calcext:value-type="float">
            <text:p>3.66768</text:p>
          </table:table-cell>
          <table:table-cell office:value-type="float" office:value="-0.3120916" calcext:value-type="float">
            <text:p>-0.3120916</text:p>
          </table:table-cell>
          <table:table-cell office:value-type="float" office:value="-0.1990134" calcext:value-type="float">
            <text:p>-0.1990134</text:p>
          </table:table-cell>
          <table:table-cell office:value-type="float" office:value="0.0000003048415" calcext:value-type="float">
            <text:p>3.048415E-07</text:p>
          </table:table-cell>
          <table:table-cell office:value-type="float" office:value="5.830807" calcext:value-type="float">
            <text:p>5.830807</text:p>
          </table:table-cell>
          <table:table-cell office:value-type="float" office:value="1.424759" calcext:value-type="float">
            <text:p>1.424759</text:p>
          </table:table-cell>
          <table:table-cell office:value-type="float" office:value="0.0442145" calcext:value-type="float">
            <text:p>0.0442145</text:p>
          </table:table-cell>
          <table:table-cell office:value-type="float" office:value="0.03088378" calcext:value-type="float">
            <text:p>0.03088378</text:p>
          </table:table-cell>
          <table:table-cell office:value-type="float" office:value="0.02153289" calcext:value-type="float">
            <text:p>0.02153289</text:p>
          </table:table-cell>
          <table:table-cell office:value-type="float" office:value="0.01348771" calcext:value-type="float">
            <text:p>0.01348771</text:p>
          </table:table-cell>
          <table:table-cell office:value-type="float" office:value="0.01306791" calcext:value-type="float">
            <text:p>0.01306791</text:p>
          </table:table-cell>
          <table:table-cell office:value-type="float" office:value="0.0119187" calcext:value-type="float">
            <text:p>0.0119187</text:p>
          </table:table-cell>
          <table:table-cell office:value-type="float" office:value="0.01057349" calcext:value-type="float">
            <text:p>0.01057349</text:p>
          </table:table-cell>
          <table:table-cell office:value-type="float" office:value="6.713098" calcext:value-type="float">
            <text:p>6.713098</text:p>
          </table:table-cell>
          <table:table-cell office:value-type="float" office:value="19.97326" calcext:value-type="float">
            <text:p>19.97326</text:p>
          </table:table-cell>
          <table:table-cell office:value-type="float" office:value="14.70257" calcext:value-type="float">
            <text:p>14.70257</text:p>
          </table:table-cell>
          <table:table-cell office:value-type="float" office:value="10.84987" calcext:value-type="float">
            <text:p>10.84987</text:p>
          </table:table-cell>
          <table:table-cell office:value-type="float" office:value="10.80078" calcext:value-type="float">
            <text:p>10.80078</text:p>
          </table:table-cell>
          <table:table-cell office:value-type="float" office:value="10.62802" calcext:value-type="float">
            <text:p>10.62802</text:p>
          </table:table-cell>
          <table:table-cell office:value-type="float" office:value="9.728444" calcext:value-type="float">
            <text:p>9.728444</text:p>
          </table:table-cell>
          <table:table-cell office:value-type="float" office:value="7.595385" calcext:value-type="float">
            <text:p>7.595385</text:p>
          </table:table-cell>
          <table:table-cell office:value-type="float" office:value="5736.155" calcext:value-type="float">
            <text:p>5736.155</text:p>
          </table:table-cell>
          <table:table-cell office:value-type="float" office:value="0" calcext:value-type="float">
            <text:p>0</text:p>
          </table:table-cell>
          <table:table-cell office:value-type="float" office:value="-0.7900718" calcext:value-type="float">
            <text:p>-0.79007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4.373986" calcext:value-type="float">
            <text:p>4.373986</text:p>
          </table:table-cell>
          <table:table-cell office:value-type="float" office:value="450.873" calcext:value-type="float">
            <text:p>450.873</text:p>
          </table:table-cell>
          <table:table-cell office:value-type="float" office:value="0" calcext:value-type="float">
            <text:p>0</text:p>
          </table:table-cell>
          <table:table-cell office:value-type="float" office:value="-1.394363" calcext:value-type="float">
            <text:p>-1.394363</text:p>
          </table:table-cell>
          <table:table-cell office:value-type="float" office:value="0.06591549" calcext:value-type="float">
            <text:p>0.06591549</text:p>
          </table:table-cell>
          <table:table-cell office:value-type="float" office:value="11.85883" calcext:value-type="float">
            <text:p>11.85883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61855" calcext:value-type="float">
            <text:p>0.01161855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6976" calcext:value-type="float">
            <text:p>3.666976</text:p>
          </table:table-cell>
          <table:table-cell office:value-type="float" office:value="-0.31218" calcext:value-type="float">
            <text:p>-0.31218</text:p>
          </table:table-cell>
          <table:table-cell office:value-type="float" office:value="-0.1990634" calcext:value-type="float">
            <text:p>-0.1990634</text:p>
          </table:table-cell>
          <table:table-cell office:value-type="float" office:value="0.0000003170884" calcext:value-type="float">
            <text:p>3.170884E-07</text:p>
          </table:table-cell>
          <table:table-cell office:value-type="float" office:value="5.837429" calcext:value-type="float">
            <text:p>5.837429</text:p>
          </table:table-cell>
          <table:table-cell office:value-type="float" office:value="0.8737729" calcext:value-type="float">
            <text:p>0.8737729</text:p>
          </table:table-cell>
          <table:table-cell office:value-type="float" office:value="0.04260706" calcext:value-type="float">
            <text:p>0.04260706</text:p>
          </table:table-cell>
          <table:table-cell office:value-type="float" office:value="0.027322" calcext:value-type="float">
            <text:p>0.027322</text:p>
          </table:table-cell>
          <table:table-cell office:value-type="float" office:value="0.01903522" calcext:value-type="float">
            <text:p>0.01903522</text:p>
          </table:table-cell>
          <table:table-cell office:value-type="float" office:value="0.01318355" calcext:value-type="float">
            <text:p>0.01318355</text:p>
          </table:table-cell>
          <table:table-cell office:value-type="float" office:value="0.01284809" calcext:value-type="float">
            <text:p>0.01284809</text:p>
          </table:table-cell>
          <table:table-cell office:value-type="float" office:value="0.01186282" calcext:value-type="float">
            <text:p>0.01186282</text:p>
          </table:table-cell>
          <table:table-cell office:value-type="float" office:value="0.01046071" calcext:value-type="float">
            <text:p>0.01046071</text:p>
          </table:table-cell>
          <table:table-cell office:value-type="float" office:value="4.466104" calcext:value-type="float">
            <text:p>4.466104</text:p>
          </table:table-cell>
          <table:table-cell office:value-type="float" office:value="11.43901" calcext:value-type="float">
            <text:p>11.43901</text:p>
          </table:table-cell>
          <table:table-cell office:value-type="float" office:value="16.92878" calcext:value-type="float">
            <text:p>16.92878</text:p>
          </table:table-cell>
          <table:table-cell office:value-type="float" office:value="11.23923" calcext:value-type="float">
            <text:p>11.23923</text:p>
          </table:table-cell>
          <table:table-cell office:value-type="float" office:value="10.49664" calcext:value-type="float">
            <text:p>10.49664</text:p>
          </table:table-cell>
          <table:table-cell office:value-type="float" office:value="10.32713" calcext:value-type="float">
            <text:p>10.32713</text:p>
          </table:table-cell>
          <table:table-cell office:value-type="float" office:value="9.57888" calcext:value-type="float">
            <text:p>9.57888</text:p>
          </table:table-cell>
          <table:table-cell office:value-type="float" office:value="7.532423" calcext:value-type="float">
            <text:p>7.532423</text:p>
          </table:table-cell>
          <table:table-cell office:value-type="float" office:value="5617.633" calcext:value-type="float">
            <text:p>5617.633</text:p>
          </table:table-cell>
          <table:table-cell office:value-type="float" office:value="0" calcext:value-type="float">
            <text:p>0</text:p>
          </table:table-cell>
          <table:table-cell office:value-type="float" office:value="-0.7900764" calcext:value-type="float">
            <text:p>-0.79007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4.360963" calcext:value-type="float">
            <text:p>4.360963</text:p>
          </table:table-cell>
          <table:table-cell office:value-type="float" office:value="450.8482" calcext:value-type="float">
            <text:p>450.8482</text:p>
          </table:table-cell>
          <table:table-cell office:value-type="float" office:value="0" calcext:value-type="float">
            <text:p>0</text:p>
          </table:table-cell>
          <table:table-cell office:value-type="float" office:value="-1.598847" calcext:value-type="float">
            <text:p>-1.598847</text:p>
          </table:table-cell>
          <table:table-cell office:value-type="float" office:value="0.06112803" calcext:value-type="float">
            <text:p>0.06112803</text:p>
          </table:table-cell>
          <table:table-cell office:value-type="float" office:value="11.71747" calcext:value-type="float">
            <text:p>11.71747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64951" calcext:value-type="float">
            <text:p>0.01164951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6217" calcext:value-type="float">
            <text:p>3.666217</text:p>
          </table:table-cell>
          <table:table-cell office:value-type="float" office:value="-0.3122647" calcext:value-type="float">
            <text:p>-0.3122647</text:p>
          </table:table-cell>
          <table:table-cell office:value-type="float" office:value="-0.1990819" calcext:value-type="float">
            <text:p>-0.1990819</text:p>
          </table:table-cell>
          <table:table-cell office:value-type="float" office:value="0.0000003313123" calcext:value-type="float">
            <text:p>3.313123E-07</text:p>
          </table:table-cell>
          <table:table-cell office:value-type="float" office:value="5.844896" calcext:value-type="float">
            <text:p>5.844896</text:p>
          </table:table-cell>
          <table:table-cell office:value-type="float" office:value="0.65551" calcext:value-type="float">
            <text:p>0.65551</text:p>
          </table:table-cell>
          <table:table-cell office:value-type="float" office:value="0.03250502" calcext:value-type="float">
            <text:p>0.03250502</text:p>
          </table:table-cell>
          <table:table-cell office:value-type="float" office:value="0.02424611" calcext:value-type="float">
            <text:p>0.02424611</text:p>
          </table:table-cell>
          <table:table-cell office:value-type="float" office:value="0.01835067" calcext:value-type="float">
            <text:p>0.01835067</text:p>
          </table:table-cell>
          <table:table-cell office:value-type="float" office:value="0.013273" calcext:value-type="float">
            <text:p>0.013273</text:p>
          </table:table-cell>
          <table:table-cell office:value-type="float" office:value="0.01278315" calcext:value-type="float">
            <text:p>0.01278315</text:p>
          </table:table-cell>
          <table:table-cell office:value-type="float" office:value="0.01177864" calcext:value-type="float">
            <text:p>0.01177864</text:p>
          </table:table-cell>
          <table:table-cell office:value-type="float" office:value="0.01039185" calcext:value-type="float">
            <text:p>0.01039185</text:p>
          </table:table-cell>
          <table:table-cell office:value-type="float" office:value="8.098866" calcext:value-type="float">
            <text:p>8.098866</text:p>
          </table:table-cell>
          <table:table-cell office:value-type="float" office:value="10.19753" calcext:value-type="float">
            <text:p>10.19753</text:p>
          </table:table-cell>
          <table:table-cell office:value-type="float" office:value="14.20099" calcext:value-type="float">
            <text:p>14.20099</text:p>
          </table:table-cell>
          <table:table-cell office:value-type="float" office:value="11.69394" calcext:value-type="float">
            <text:p>11.69394</text:p>
          </table:table-cell>
          <table:table-cell office:value-type="float" office:value="10.76589" calcext:value-type="float">
            <text:p>10.76589</text:p>
          </table:table-cell>
          <table:table-cell office:value-type="float" office:value="10.35996" calcext:value-type="float">
            <text:p>10.35996</text:p>
          </table:table-cell>
          <table:table-cell office:value-type="float" office:value="9.449011" calcext:value-type="float">
            <text:p>9.449011</text:p>
          </table:table-cell>
          <table:table-cell office:value-type="float" office:value="7.465815" calcext:value-type="float">
            <text:p>7.465815</text:p>
          </table:table-cell>
          <table:table-cell office:value-type="float" office:value="5396.463" calcext:value-type="float">
            <text:p>5396.463</text:p>
          </table:table-cell>
          <table:table-cell office:value-type="float" office:value="0" calcext:value-type="float">
            <text:p>0</text:p>
          </table:table-cell>
          <table:table-cell office:value-type="float" office:value="-0.7900764" calcext:value-type="float">
            <text:p>-0.79007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4.348416" calcext:value-type="float">
            <text:p>4.348416</text:p>
          </table:table-cell>
          <table:table-cell office:value-type="float" office:value="450.8238" calcext:value-type="float">
            <text:p>450.8238</text:p>
          </table:table-cell>
          <table:table-cell office:value-type="float" office:value="0" calcext:value-type="float">
            <text:p>0</text:p>
          </table:table-cell>
          <table:table-cell office:value-type="float" office:value="-1.840642" calcext:value-type="float">
            <text:p>-1.840642</text:p>
          </table:table-cell>
          <table:table-cell office:value-type="float" office:value="0.06033462" calcext:value-type="float">
            <text:p>0.06033462</text:p>
          </table:table-cell>
          <table:table-cell office:value-type="float" office:value="11.53929" calcext:value-type="float">
            <text:p>11.53929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68034" calcext:value-type="float">
            <text:p>0.01168034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5323" calcext:value-type="float">
            <text:p>3.665323</text:p>
          </table:table-cell>
          <table:table-cell office:value-type="float" office:value="-0.3123397" calcext:value-type="float">
            <text:p>-0.3123397</text:p>
          </table:table-cell>
          <table:table-cell office:value-type="float" office:value="-0.1990878" calcext:value-type="float">
            <text:p>-0.1990878</text:p>
          </table:table-cell>
          <table:table-cell office:value-type="float" office:value="0.0000003480509" calcext:value-type="float">
            <text:p>3.480509E-07</text:p>
          </table:table-cell>
          <table:table-cell office:value-type="float" office:value="5.844378" calcext:value-type="float">
            <text:p>5.844378</text:p>
          </table:table-cell>
          <table:table-cell office:value-type="float" office:value="0.7053165" calcext:value-type="float">
            <text:p>0.7053165</text:p>
          </table:table-cell>
          <table:table-cell office:value-type="float" office:value="0.02947524" calcext:value-type="float">
            <text:p>0.02947524</text:p>
          </table:table-cell>
          <table:table-cell office:value-type="float" office:value="0.02305798" calcext:value-type="float">
            <text:p>0.02305798</text:p>
          </table:table-cell>
          <table:table-cell office:value-type="float" office:value="0.01772632" calcext:value-type="float">
            <text:p>0.01772632</text:p>
          </table:table-cell>
          <table:table-cell office:value-type="float" office:value="0.01313281" calcext:value-type="float">
            <text:p>0.01313281</text:p>
          </table:table-cell>
          <table:table-cell office:value-type="float" office:value="0.01274267" calcext:value-type="float">
            <text:p>0.01274267</text:p>
          </table:table-cell>
          <table:table-cell office:value-type="float" office:value="0.01171431" calcext:value-type="float">
            <text:p>0.01171431</text:p>
          </table:table-cell>
          <table:table-cell office:value-type="float" office:value="0.0103524" calcext:value-type="float">
            <text:p>0.0103524</text:p>
          </table:table-cell>
          <table:table-cell office:value-type="float" office:value="6.519384" calcext:value-type="float">
            <text:p>6.519384</text:p>
          </table:table-cell>
          <table:table-cell office:value-type="float" office:value="10.94787" calcext:value-type="float">
            <text:p>10.94787</text:p>
          </table:table-cell>
          <table:table-cell office:value-type="float" office:value="13.42714" calcext:value-type="float">
            <text:p>13.42714</text:p>
          </table:table-cell>
          <table:table-cell office:value-type="float" office:value="11.01554" calcext:value-type="float">
            <text:p>11.01554</text:p>
          </table:table-cell>
          <table:table-cell office:value-type="float" office:value="10.33234" calcext:value-type="float">
            <text:p>10.33234</text:p>
          </table:table-cell>
          <table:table-cell office:value-type="float" office:value="10.16519" calcext:value-type="float">
            <text:p>10.16519</text:p>
          </table:table-cell>
          <table:table-cell office:value-type="float" office:value="9.353834" calcext:value-type="float">
            <text:p>9.353834</text:p>
          </table:table-cell>
          <table:table-cell office:value-type="float" office:value="7.390393" calcext:value-type="float">
            <text:p>7.390393</text:p>
          </table:table-cell>
          <table:table-cell office:value-type="float" office:value="5233.773" calcext:value-type="float">
            <text:p>5233.773</text:p>
          </table:table-cell>
          <table:table-cell office:value-type="float" office:value="0" calcext:value-type="float">
            <text:p>0</text:p>
          </table:table-cell>
          <table:table-cell office:value-type="float" office:value="-0.7900766" calcext:value-type="float">
            <text:p>-0.79007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4.336224" calcext:value-type="float">
            <text:p>4.336224</text:p>
          </table:table-cell>
          <table:table-cell office:value-type="float" office:value="450.7993" calcext:value-type="float">
            <text:p>450.7993</text:p>
          </table:table-cell>
          <table:table-cell office:value-type="float" office:value="0" calcext:value-type="float">
            <text:p>0</text:p>
          </table:table-cell>
          <table:table-cell office:value-type="float" office:value="-2.132535" calcext:value-type="float">
            <text:p>-2.132535</text:p>
          </table:table-cell>
          <table:table-cell office:value-type="float" office:value="0.0595798" calcext:value-type="float">
            <text:p>0.0595798</text:p>
          </table:table-cell>
          <table:table-cell office:value-type="float" office:value="11.31791" calcext:value-type="float">
            <text:p>11.31791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71101" calcext:value-type="float">
            <text:p>0.01171101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4301" calcext:value-type="float">
            <text:p>3.664301</text:p>
          </table:table-cell>
          <table:table-cell office:value-type="float" office:value="-0.3124003" calcext:value-type="float">
            <text:p>-0.3124003</text:p>
          </table:table-cell>
          <table:table-cell office:value-type="float" office:value="-0.1991066" calcext:value-type="float">
            <text:p>-0.1991066</text:p>
          </table:table-cell>
          <table:table-cell office:value-type="float" office:value="0.0000003680537" calcext:value-type="float">
            <text:p>3.680537E-07</text:p>
          </table:table-cell>
          <table:table-cell office:value-type="float" office:value="5.842846" calcext:value-type="float">
            <text:p>5.842846</text:p>
          </table:table-cell>
          <table:table-cell office:value-type="float" office:value="0.7334454" calcext:value-type="float">
            <text:p>0.7334454</text:p>
          </table:table-cell>
          <table:table-cell office:value-type="float" office:value="0.02878382" calcext:value-type="float">
            <text:p>0.02878382</text:p>
          </table:table-cell>
          <table:table-cell office:value-type="float" office:value="0.02274459" calcext:value-type="float">
            <text:p>0.02274459</text:p>
          </table:table-cell>
          <table:table-cell office:value-type="float" office:value="0.01743467" calcext:value-type="float">
            <text:p>0.01743467</text:p>
          </table:table-cell>
          <table:table-cell office:value-type="float" office:value="0.01293377" calcext:value-type="float">
            <text:p>0.01293377</text:p>
          </table:table-cell>
          <table:table-cell office:value-type="float" office:value="0.01263548" calcext:value-type="float">
            <text:p>0.01263548</text:p>
          </table:table-cell>
          <table:table-cell office:value-type="float" office:value="0.01163435" calcext:value-type="float">
            <text:p>0.01163435</text:p>
          </table:table-cell>
          <table:table-cell office:value-type="float" office:value="0.01031618" calcext:value-type="float">
            <text:p>0.01031618</text:p>
          </table:table-cell>
          <table:table-cell office:value-type="float" office:value="5.554893" calcext:value-type="float">
            <text:p>5.554893</text:p>
          </table:table-cell>
          <table:table-cell office:value-type="float" office:value="11.11544" calcext:value-type="float">
            <text:p>11.11544</text:p>
          </table:table-cell>
          <table:table-cell office:value-type="float" office:value="12.65256" calcext:value-type="float">
            <text:p>12.65256</text:p>
          </table:table-cell>
          <table:table-cell office:value-type="float" office:value="10.22196" calcext:value-type="float">
            <text:p>10.22196</text:p>
          </table:table-cell>
          <table:table-cell office:value-type="float" office:value="9.722593" calcext:value-type="float">
            <text:p>9.722593</text:p>
          </table:table-cell>
          <table:table-cell office:value-type="float" office:value="9.779116" calcext:value-type="float">
            <text:p>9.779116</text:p>
          </table:table-cell>
          <table:table-cell office:value-type="float" office:value="9.207444" calcext:value-type="float">
            <text:p>9.207444</text:p>
          </table:table-cell>
          <table:table-cell office:value-type="float" office:value="7.307569" calcext:value-type="float">
            <text:p>7.307569</text:p>
          </table:table-cell>
          <table:table-cell office:value-type="float" office:value="5112.597" calcext:value-type="float">
            <text:p>5112.597</text:p>
          </table:table-cell>
          <table:table-cell office:value-type="float" office:value="0" calcext:value-type="float">
            <text:p>0</text:p>
          </table:table-cell>
          <table:table-cell office:value-type="float" office:value="-0.7900782" calcext:value-type="float">
            <text:p>-0.790078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4.322797" calcext:value-type="float">
            <text:p>4.322797</text:p>
          </table:table-cell>
          <table:table-cell office:value-type="float" office:value="450.772" calcext:value-type="float">
            <text:p>450.772</text:p>
          </table:table-cell>
          <table:table-cell office:value-type="float" office:value="0" calcext:value-type="float">
            <text:p>0</text:p>
          </table:table-cell>
          <table:table-cell office:value-type="float" office:value="-2.473897" calcext:value-type="float">
            <text:p>-2.473897</text:p>
          </table:table-cell>
          <table:table-cell office:value-type="float" office:value="0.05916176" calcext:value-type="float">
            <text:p>0.05916176</text:p>
          </table:table-cell>
          <table:table-cell office:value-type="float" office:value="11.06489" calcext:value-type="float">
            <text:p>11.06489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74159" calcext:value-type="float">
            <text:p>0.01174159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63182" calcext:value-type="float">
            <text:p>3.663182</text:p>
          </table:table-cell>
          <table:table-cell office:value-type="float" office:value="-0.3124864" calcext:value-type="float">
            <text:p>-0.3124864</text:p>
          </table:table-cell>
          <table:table-cell office:value-type="float" office:value="-0.1991338" calcext:value-type="float">
            <text:p>-0.1991338</text:p>
          </table:table-cell>
          <table:table-cell office:value-type="float" office:value="0.0000003914191" calcext:value-type="float">
            <text:p>3.914191E-07</text:p>
          </table:table-cell>
          <table:table-cell office:value-type="float" office:value="5.840897" calcext:value-type="float">
            <text:p>5.840897</text:p>
          </table:table-cell>
          <table:table-cell office:value-type="float" office:value="0.6544872" calcext:value-type="float">
            <text:p>0.6544872</text:p>
          </table:table-cell>
          <table:table-cell office:value-type="float" office:value="0.07562853" calcext:value-type="float">
            <text:p>0.07562853</text:p>
          </table:table-cell>
          <table:table-cell office:value-type="float" office:value="0.02491268" calcext:value-type="float">
            <text:p>0.02491268</text:p>
          </table:table-cell>
          <table:table-cell office:value-type="float" office:value="0.01798093" calcext:value-type="float">
            <text:p>0.01798093</text:p>
          </table:table-cell>
          <table:table-cell office:value-type="float" office:value="0.0129385" calcext:value-type="float">
            <text:p>0.0129385</text:p>
          </table:table-cell>
          <table:table-cell office:value-type="float" office:value="0.01260799" calcext:value-type="float">
            <text:p>0.01260799</text:p>
          </table:table-cell>
          <table:table-cell office:value-type="float" office:value="0.01155052" calcext:value-type="float">
            <text:p>0.01155052</text:p>
          </table:table-cell>
          <table:table-cell office:value-type="float" office:value="0.01028755" calcext:value-type="float">
            <text:p>0.01028755</text:p>
          </table:table-cell>
          <table:table-cell office:value-type="float" office:value="3.900711" calcext:value-type="float">
            <text:p>3.900711</text:p>
          </table:table-cell>
          <table:table-cell office:value-type="float" office:value="11.49065" calcext:value-type="float">
            <text:p>11.49065</text:p>
          </table:table-cell>
          <table:table-cell office:value-type="float" office:value="11.90854" calcext:value-type="float">
            <text:p>11.90854</text:p>
          </table:table-cell>
          <table:table-cell office:value-type="float" office:value="9.362853" calcext:value-type="float">
            <text:p>9.362853</text:p>
          </table:table-cell>
          <table:table-cell office:value-type="float" office:value="9.020025" calcext:value-type="float">
            <text:p>9.020025</text:p>
          </table:table-cell>
          <table:table-cell office:value-type="float" office:value="9.277511" calcext:value-type="float">
            <text:p>9.277511</text:p>
          </table:table-cell>
          <table:table-cell office:value-type="float" office:value="8.998698" calcext:value-type="float">
            <text:p>8.998698</text:p>
          </table:table-cell>
          <table:table-cell office:value-type="float" office:value="7.217464" calcext:value-type="float">
            <text:p>7.217464</text:p>
          </table:table-cell>
          <table:table-cell office:value-type="float" office:value="5117.747" calcext:value-type="float">
            <text:p>5117.747</text:p>
          </table:table-cell>
          <table:table-cell office:value-type="float" office:value="0" calcext:value-type="float">
            <text:p>0</text:p>
          </table:table-cell>
          <table:table-cell office:value-type="float" office:value="-0.7900903" calcext:value-type="float">
            <text:p>-0.79009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4.313923" calcext:value-type="float">
            <text:p>4.313923</text:p>
          </table:table-cell>
          <table:table-cell office:value-type="float" office:value="450.7487" calcext:value-type="float">
            <text:p>450.7487</text:p>
          </table:table-cell>
          <table:table-cell office:value-type="float" office:value="0" calcext:value-type="float">
            <text:p>0</text:p>
          </table:table-cell>
          <table:table-cell office:value-type="float" office:value="-2.807028" calcext:value-type="float">
            <text:p>-2.807028</text:p>
          </table:table-cell>
          <table:table-cell office:value-type="float" office:value="0.04073834" calcext:value-type="float">
            <text:p>0.04073834</text:p>
          </table:table-cell>
          <table:table-cell office:value-type="float" office:value="10.80586" calcext:value-type="float">
            <text:p>10.80586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18613" calcext:value-type="float">
            <text:p>0.0118613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693093" calcext:value-type="float">
            <text:p>3.693093</text:p>
          </table:table-cell>
          <table:table-cell office:value-type="float" office:value="-0.3125764" calcext:value-type="float">
            <text:p>-0.3125764</text:p>
          </table:table-cell>
          <table:table-cell office:value-type="float" office:value="-0.1991466" calcext:value-type="float">
            <text:p>-0.1991466</text:p>
          </table:table-cell>
          <table:table-cell office:value-type="float" office:value="0.0000004187157" calcext:value-type="float">
            <text:p>4.187157E-07</text:p>
          </table:table-cell>
          <table:table-cell office:value-type="float" office:value="5.85154" calcext:value-type="float">
            <text:p>5.85154</text:p>
          </table:table-cell>
          <table:table-cell office:value-type="float" office:value="0.4568133" calcext:value-type="float">
            <text:p>0.4568133</text:p>
          </table:table-cell>
          <table:table-cell office:value-type="float" office:value="0.04484332" calcext:value-type="float">
            <text:p>0.04484332</text:p>
          </table:table-cell>
          <table:table-cell office:value-type="float" office:value="0.02411783" calcext:value-type="float">
            <text:p>0.02411783</text:p>
          </table:table-cell>
          <table:table-cell office:value-type="float" office:value="0.01799625" calcext:value-type="float">
            <text:p>0.01799625</text:p>
          </table:table-cell>
          <table:table-cell office:value-type="float" office:value="0.01323422" calcext:value-type="float">
            <text:p>0.01323422</text:p>
          </table:table-cell>
          <table:table-cell office:value-type="float" office:value="0.01280415" calcext:value-type="float">
            <text:p>0.01280415</text:p>
          </table:table-cell>
          <table:table-cell office:value-type="float" office:value="0.01190644" calcext:value-type="float">
            <text:p>0.01190644</text:p>
          </table:table-cell>
          <table:table-cell office:value-type="float" office:value="0.01028615" calcext:value-type="float">
            <text:p>0.01028615</text:p>
          </table:table-cell>
          <table:table-cell office:value-type="float" office:value="10.3432" calcext:value-type="float">
            <text:p>10.3432</text:p>
          </table:table-cell>
          <table:table-cell office:value-type="float" office:value="6.802113" calcext:value-type="float">
            <text:p>6.802113</text:p>
          </table:table-cell>
          <table:table-cell office:value-type="float" office:value="9.77149" calcext:value-type="float">
            <text:p>9.77149</text:p>
          </table:table-cell>
          <table:table-cell office:value-type="float" office:value="9.924685" calcext:value-type="float">
            <text:p>9.924685</text:p>
          </table:table-cell>
          <table:table-cell office:value-type="float" office:value="9.421342" calcext:value-type="float">
            <text:p>9.421342</text:p>
          </table:table-cell>
          <table:table-cell office:value-type="float" office:value="9.43291" calcext:value-type="float">
            <text:p>9.43291</text:p>
          </table:table-cell>
          <table:table-cell office:value-type="float" office:value="8.539763" calcext:value-type="float">
            <text:p>8.539763</text:p>
          </table:table-cell>
          <table:table-cell office:value-type="float" office:value="7.148755" calcext:value-type="float">
            <text:p>7.148755</text:p>
          </table:table-cell>
          <table:table-cell office:value-type="float" office:value="1503.18" calcext:value-type="float">
            <text:p>1503.18</text:p>
          </table:table-cell>
          <table:table-cell office:value-type="float" office:value="0" calcext:value-type="float">
            <text:p>0</text:p>
          </table:table-cell>
          <table:table-cell office:value-type="float" office:value="-0.7901357" calcext:value-type="float">
            <text:p>-0.79013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4.308522" calcext:value-type="float">
            <text:p>4.308522</text:p>
          </table:table-cell>
          <table:table-cell office:value-type="float" office:value="450.7284" calcext:value-type="float">
            <text:p>450.7284</text:p>
          </table:table-cell>
          <table:table-cell office:value-type="float" office:value="0" calcext:value-type="float">
            <text:p>0</text:p>
          </table:table-cell>
          <table:table-cell office:value-type="float" office:value="-3.15267" calcext:value-type="float">
            <text:p>-3.15267</text:p>
          </table:table-cell>
          <table:table-cell office:value-type="float" office:value="0.03845901" calcext:value-type="float">
            <text:p>0.03845901</text:p>
          </table:table-cell>
          <table:table-cell office:value-type="float" office:value="10.5001" calcext:value-type="float">
            <text:p>10.5001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200164" calcext:value-type="float">
            <text:p>0.01200164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737576" calcext:value-type="float">
            <text:p>3.737576</text:p>
          </table:table-cell>
          <table:table-cell office:value-type="float" office:value="-0.3126186" calcext:value-type="float">
            <text:p>-0.3126186</text:p>
          </table:table-cell>
          <table:table-cell office:value-type="float" office:value="-0.199146" calcext:value-type="float">
            <text:p>-0.199146</text:p>
          </table:table-cell>
          <table:table-cell office:value-type="float" office:value="0.000000448406" calcext:value-type="float">
            <text:p>4.48406E-07</text:p>
          </table:table-cell>
          <table:table-cell office:value-type="float" office:value="5.855618" calcext:value-type="float">
            <text:p>5.855618</text:p>
          </table:table-cell>
          <table:table-cell office:value-type="float" office:value="0.3333034" calcext:value-type="float">
            <text:p>0.3333034</text:p>
          </table:table-cell>
          <table:table-cell office:value-type="float" office:value="0.03567011" calcext:value-type="float">
            <text:p>0.03567011</text:p>
          </table:table-cell>
          <table:table-cell office:value-type="float" office:value="0.02255577" calcext:value-type="float">
            <text:p>0.02255577</text:p>
          </table:table-cell>
          <table:table-cell office:value-type="float" office:value="0.0174906" calcext:value-type="float">
            <text:p>0.0174906</text:p>
          </table:table-cell>
          <table:table-cell office:value-type="float" office:value="0.01288494" calcext:value-type="float">
            <text:p>0.01288494</text:p>
          </table:table-cell>
          <table:table-cell office:value-type="float" office:value="0.01259186" calcext:value-type="float">
            <text:p>0.01259186</text:p>
          </table:table-cell>
          <table:table-cell office:value-type="float" office:value="0.01186019" calcext:value-type="float">
            <text:p>0.01186019</text:p>
          </table:table-cell>
          <table:table-cell office:value-type="float" office:value="0.01030592" calcext:value-type="float">
            <text:p>0.01030592</text:p>
          </table:table-cell>
          <table:table-cell office:value-type="float" office:value="4.11497" calcext:value-type="float">
            <text:p>4.11497</text:p>
          </table:table-cell>
          <table:table-cell office:value-type="float" office:value="6.403198" calcext:value-type="float">
            <text:p>6.403198</text:p>
          </table:table-cell>
          <table:table-cell office:value-type="float" office:value="9.053226" calcext:value-type="float">
            <text:p>9.053226</text:p>
          </table:table-cell>
          <table:table-cell office:value-type="float" office:value="9.362268" calcext:value-type="float">
            <text:p>9.362268</text:p>
          </table:table-cell>
          <table:table-cell office:value-type="float" office:value="8.772883" calcext:value-type="float">
            <text:p>8.772883</text:p>
          </table:table-cell>
          <table:table-cell office:value-type="float" office:value="8.968447" calcext:value-type="float">
            <text:p>8.968447</text:p>
          </table:table-cell>
          <table:table-cell office:value-type="float" office:value="8.297234" calcext:value-type="float">
            <text:p>8.297234</text:p>
          </table:table-cell>
          <table:table-cell office:value-type="float" office:value="7.066432" calcext:value-type="float">
            <text:p>7.066432</text:p>
          </table:table-cell>
          <table:table-cell office:value-type="float" office:value="1438.158" calcext:value-type="float">
            <text:p>1438.158</text:p>
          </table:table-cell>
          <table:table-cell office:value-type="float" office:value="0" calcext:value-type="float">
            <text:p>0</text:p>
          </table:table-cell>
          <table:table-cell office:value-type="float" office:value="-0.7901375" calcext:value-type="float">
            <text:p>-0.79013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4.30185" calcext:value-type="float">
            <text:p>4.30185</text:p>
          </table:table-cell>
          <table:table-cell office:value-type="float" office:value="450.7071" calcext:value-type="float">
            <text:p>450.7071</text:p>
          </table:table-cell>
          <table:table-cell office:value-type="float" office:value="0" calcext:value-type="float">
            <text:p>0</text:p>
          </table:table-cell>
          <table:table-cell office:value-type="float" office:value="-3.533915" calcext:value-type="float">
            <text:p>-3.533915</text:p>
          </table:table-cell>
          <table:table-cell office:value-type="float" office:value="0.03754178" calcext:value-type="float">
            <text:p>0.03754178</text:p>
          </table:table-cell>
          <table:table-cell office:value-type="float" office:value="10.16533" calcext:value-type="float">
            <text:p>10.16533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212488" calcext:value-type="float">
            <text:p>0.01212488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773849" calcext:value-type="float">
            <text:p>3.773849</text:p>
          </table:table-cell>
          <table:table-cell office:value-type="float" office:value="-0.312994" calcext:value-type="float">
            <text:p>-0.312994</text:p>
          </table:table-cell>
          <table:table-cell office:value-type="float" office:value="-0.1991436" calcext:value-type="float">
            <text:p>-0.1991436</text:p>
          </table:table-cell>
          <table:table-cell office:value-type="float" office:value="0.0000004808693" calcext:value-type="float">
            <text:p>4.808693E-07</text:p>
          </table:table-cell>
          <table:table-cell office:value-type="float" office:value="5.858356" calcext:value-type="float">
            <text:p>5.858356</text:p>
          </table:table-cell>
          <table:table-cell office:value-type="float" office:value="0.2945589" calcext:value-type="float">
            <text:p>0.2945589</text:p>
          </table:table-cell>
          <table:table-cell office:value-type="float" office:value="0.02954698" calcext:value-type="float">
            <text:p>0.02954698</text:p>
          </table:table-cell>
          <table:table-cell office:value-type="float" office:value="0.02136168" calcext:value-type="float">
            <text:p>0.02136168</text:p>
          </table:table-cell>
          <table:table-cell office:value-type="float" office:value="0.01712949" calcext:value-type="float">
            <text:p>0.01712949</text:p>
          </table:table-cell>
          <table:table-cell office:value-type="float" office:value="0.01281373" calcext:value-type="float">
            <text:p>0.01281373</text:p>
          </table:table-cell>
          <table:table-cell office:value-type="float" office:value="0.0125501" calcext:value-type="float">
            <text:p>0.0125501</text:p>
          </table:table-cell>
          <table:table-cell office:value-type="float" office:value="0.01179597" calcext:value-type="float">
            <text:p>0.01179597</text:p>
          </table:table-cell>
          <table:table-cell office:value-type="float" office:value="0.01033028" calcext:value-type="float">
            <text:p>0.01033028</text:p>
          </table:table-cell>
          <table:table-cell office:value-type="float" office:value="5.304237" calcext:value-type="float">
            <text:p>5.304237</text:p>
          </table:table-cell>
          <table:table-cell office:value-type="float" office:value="5.664512" calcext:value-type="float">
            <text:p>5.664512</text:p>
          </table:table-cell>
          <table:table-cell office:value-type="float" office:value="7.34464" calcext:value-type="float">
            <text:p>7.34464</text:p>
          </table:table-cell>
          <table:table-cell office:value-type="float" office:value="8.075181" calcext:value-type="float">
            <text:p>8.075181</text:p>
          </table:table-cell>
          <table:table-cell office:value-type="float" office:value="8.037987" calcext:value-type="float">
            <text:p>8.037987</text:p>
          </table:table-cell>
          <table:table-cell office:value-type="float" office:value="8.512938" calcext:value-type="float">
            <text:p>8.512938</text:p>
          </table:table-cell>
          <table:table-cell office:value-type="float" office:value="8.064256" calcext:value-type="float">
            <text:p>8.064256</text:p>
          </table:table-cell>
          <table:table-cell office:value-type="float" office:value="6.980819" calcext:value-type="float">
            <text:p>6.980819</text:p>
          </table:table-cell>
          <table:table-cell office:value-type="float" office:value="1419.005" calcext:value-type="float">
            <text:p>1419.005</text:p>
          </table:table-cell>
          <table:table-cell office:value-type="float" office:value="0" calcext:value-type="float">
            <text:p>0</text:p>
          </table:table-cell>
          <table:table-cell office:value-type="float" office:value="-0.7903567" calcext:value-type="float">
            <text:p>-0.79035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4.294433" calcext:value-type="float">
            <text:p>4.294433</text:p>
          </table:table-cell>
          <table:table-cell office:value-type="float" office:value="450.6844" calcext:value-type="float">
            <text:p>450.6844</text:p>
          </table:table-cell>
          <table:table-cell office:value-type="float" office:value="0" calcext:value-type="float">
            <text:p>0</text:p>
          </table:table-cell>
          <table:table-cell office:value-type="float" office:value="-3.951528" calcext:value-type="float">
            <text:p>-3.951528</text:p>
          </table:table-cell>
          <table:table-cell office:value-type="float" office:value="0.0384495" calcext:value-type="float">
            <text:p>0.0384495</text:p>
          </table:table-cell>
          <table:table-cell office:value-type="float" office:value="9.826915" calcext:value-type="float">
            <text:p>9.826915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217763" calcext:value-type="float">
            <text:p>0.01217763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783706" calcext:value-type="float">
            <text:p>3.783706</text:p>
          </table:table-cell>
          <table:table-cell office:value-type="float" office:value="-0.3131375" calcext:value-type="float">
            <text:p>-0.3131375</text:p>
          </table:table-cell>
          <table:table-cell office:value-type="float" office:value="-0.1991508" calcext:value-type="float">
            <text:p>-0.1991508</text:p>
          </table:table-cell>
          <table:table-cell office:value-type="float" office:value="0.0000005159278" calcext:value-type="float">
            <text:p>5.159278E-07</text:p>
          </table:table-cell>
          <table:table-cell office:value-type="float" office:value="5.853796" calcext:value-type="float">
            <text:p>5.853796</text:p>
          </table:table-cell>
          <table:table-cell office:value-type="float" office:value="0.3784572" calcext:value-type="float">
            <text:p>0.3784572</text:p>
          </table:table-cell>
          <table:table-cell office:value-type="float" office:value="0.0283473" calcext:value-type="float">
            <text:p>0.0283473</text:p>
          </table:table-cell>
          <table:table-cell office:value-type="float" office:value="0.02158967" calcext:value-type="float">
            <text:p>0.02158967</text:p>
          </table:table-cell>
          <table:table-cell office:value-type="float" office:value="0.01691702" calcext:value-type="float">
            <text:p>0.01691702</text:p>
          </table:table-cell>
          <table:table-cell office:value-type="float" office:value="0.01268593" calcext:value-type="float">
            <text:p>0.01268593</text:p>
          </table:table-cell>
          <table:table-cell office:value-type="float" office:value="0.01243333" calcext:value-type="float">
            <text:p>0.01243333</text:p>
          </table:table-cell>
          <table:table-cell office:value-type="float" office:value="0.01169422" calcext:value-type="float">
            <text:p>0.01169422</text:p>
          </table:table-cell>
          <table:table-cell office:value-type="float" office:value="0.01034877" calcext:value-type="float">
            <text:p>0.01034877</text:p>
          </table:table-cell>
          <table:table-cell office:value-type="float" office:value="4.49601" calcext:value-type="float">
            <text:p>4.49601</text:p>
          </table:table-cell>
          <table:table-cell office:value-type="float" office:value="5.641106" calcext:value-type="float">
            <text:p>5.641106</text:p>
          </table:table-cell>
          <table:table-cell office:value-type="float" office:value="6.227701" calcext:value-type="float">
            <text:p>6.227701</text:p>
          </table:table-cell>
          <table:table-cell office:value-type="float" office:value="6.960234" calcext:value-type="float">
            <text:p>6.960234</text:p>
          </table:table-cell>
          <table:table-cell office:value-type="float" office:value="7.103444" calcext:value-type="float">
            <text:p>7.103444</text:p>
          </table:table-cell>
          <table:table-cell office:value-type="float" office:value="7.839379" calcext:value-type="float">
            <text:p>7.839379</text:p>
          </table:table-cell>
          <table:table-cell office:value-type="float" office:value="7.777348" calcext:value-type="float">
            <text:p>7.777348</text:p>
          </table:table-cell>
          <table:table-cell office:value-type="float" office:value="6.884391" calcext:value-type="float">
            <text:p>6.884391</text:p>
          </table:table-cell>
          <table:table-cell office:value-type="float" office:value="1423.025" calcext:value-type="float">
            <text:p>1423.025</text:p>
          </table:table-cell>
          <table:table-cell office:value-type="float" office:value="0" calcext:value-type="float">
            <text:p>0</text:p>
          </table:table-cell>
          <table:table-cell office:value-type="float" office:value="-0.7903958" calcext:value-type="float">
            <text:p>-0.79039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4.287687" calcext:value-type="float">
            <text:p>4.287687</text:p>
          </table:table-cell>
          <table:table-cell office:value-type="float" office:value="450.66" calcext:value-type="float">
            <text:p>450.66</text:p>
          </table:table-cell>
          <table:table-cell office:value-type="float" office:value="0" calcext:value-type="float">
            <text:p>0</text:p>
          </table:table-cell>
          <table:table-cell office:value-type="float" office:value="-4.366748" calcext:value-type="float">
            <text:p>-4.366748</text:p>
          </table:table-cell>
          <table:table-cell office:value-type="float" office:value="0.03672102" calcext:value-type="float">
            <text:p>0.03672102</text:p>
          </table:table-cell>
          <table:table-cell office:value-type="float" office:value="9.512144" calcext:value-type="float">
            <text:p>9.512144</text:p>
          </table:table-cell>
          <table:table-cell office:value-type="float" office:value="0.05018991" calcext:value-type="float">
            <text:p>0.05018991</text:p>
          </table:table-cell>
          <table:table-cell office:value-type="float" office:value="0.01221136" calcext:value-type="float">
            <text:p>0.01221136</text:p>
          </table:table-cell>
          <table:table-cell office:value-type="float" office:value="0.5322224" calcext:value-type="float">
            <text:p>0.5322224</text:p>
          </table:table-cell>
          <table:table-cell office:value-type="float" office:value="3.785354" calcext:value-type="float">
            <text:p>3.785354</text:p>
          </table:table-cell>
          <table:table-cell office:value-type="float" office:value="-0.3133633" calcext:value-type="float">
            <text:p>-0.3133633</text:p>
          </table:table-cell>
          <table:table-cell office:value-type="float" office:value="-0.199155" calcext:value-type="float">
            <text:p>-0.199155</text:p>
          </table:table-cell>
          <table:table-cell office:value-type="float" office:value="0.0000005543649" calcext:value-type="float">
            <text:p>5.543649E-07</text:p>
          </table:table-cell>
          <table:table-cell office:value-type="float" office:value="5.859346" calcext:value-type="float">
            <text:p>5.859346</text:p>
          </table:table-cell>
          <table:table-cell office:value-type="float" office:value="0.2324511" calcext:value-type="float">
            <text:p>0.2324511</text:p>
          </table:table-cell>
          <table:table-cell office:value-type="float" office:value="0.02921164" calcext:value-type="float">
            <text:p>0.02921164</text:p>
          </table:table-cell>
          <table:table-cell office:value-type="float" office:value="0.02307949" calcext:value-type="float">
            <text:p>0.02307949</text:p>
          </table:table-cell>
          <table:table-cell office:value-type="float" office:value="0.01743416" calcext:value-type="float">
            <text:p>0.01743416</text:p>
          </table:table-cell>
          <table:table-cell office:value-type="float" office:value="0.01279144" calcext:value-type="float">
            <text:p>0.01279144</text:p>
          </table:table-cell>
          <table:table-cell office:value-type="float" office:value="0.01250365" calcext:value-type="float">
            <text:p>0.01250365</text:p>
          </table:table-cell>
          <table:table-cell office:value-type="float" office:value="0.01158909" calcext:value-type="float">
            <text:p>0.01158909</text:p>
          </table:table-cell>
          <table:table-cell office:value-type="float" office:value="0.0103602" calcext:value-type="float">
            <text:p>0.0103602</text:p>
          </table:table-cell>
          <table:table-cell office:value-type="float" office:value="3.959585" calcext:value-type="float">
            <text:p>3.959585</text:p>
          </table:table-cell>
          <table:table-cell office:value-type="float" office:value="5.211176" calcext:value-type="float">
            <text:p>5.211176</text:p>
          </table:table-cell>
          <table:table-cell office:value-type="float" office:value="5.485532" calcext:value-type="float">
            <text:p>5.485532</text:p>
          </table:table-cell>
          <table:table-cell office:value-type="float" office:value="6.14185" calcext:value-type="float">
            <text:p>6.14185</text:p>
          </table:table-cell>
          <table:table-cell office:value-type="float" office:value="6.1695" calcext:value-type="float">
            <text:p>6.1695</text:p>
          </table:table-cell>
          <table:table-cell office:value-type="float" office:value="7.158516" calcext:value-type="float">
            <text:p>7.158516</text:p>
          </table:table-cell>
          <table:table-cell office:value-type="float" office:value="7.446505" calcext:value-type="float">
            <text:p>7.446505</text:p>
          </table:table-cell>
          <table:table-cell office:value-type="float" office:value="6.778822" calcext:value-type="float">
            <text:p>6.778822</text:p>
          </table:table-cell>
          <table:table-cell office:value-type="float" office:value="1453.238" calcext:value-type="float">
            <text:p>1453.238</text:p>
          </table:table-cell>
          <table:table-cell office:value-type="float" office:value="0" calcext:value-type="float">
            <text:p>0</text:p>
          </table:table-cell>
          <table:table-cell office:value-type="float" office:value="-0.7904786" calcext:value-type="float">
            <text:p>-0.790478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4.282325" calcext:value-type="float">
            <text:p>4.282325</text:p>
          </table:table-cell>
          <table:table-cell office:value-type="float" office:value="450.636" calcext:value-type="float">
            <text:p>450.636</text:p>
          </table:table-cell>
          <table:table-cell office:value-type="float" office:value="0" calcext:value-type="float">
            <text:p>0</text:p>
          </table:table-cell>
          <table:table-cell office:value-type="float" office:value="-4.800666" calcext:value-type="float">
            <text:p>-4.800666</text:p>
          </table:table-cell>
          <table:table-cell office:value-type="float" office:value="0.03196048" calcext:value-type="float">
            <text:p>0.03196048</text:p>
          </table:table-cell>
          <table:table-cell office:value-type="float" office:value="9.152222" calcext:value-type="float">
            <text:p>9.15222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43379" calcext:value-type="float">
            <text:p>0.0124337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24255" calcext:value-type="float">
            <text:p>3.824255</text:p>
          </table:table-cell>
          <table:table-cell office:value-type="float" office:value="-0.3134123" calcext:value-type="float">
            <text:p>-0.3134123</text:p>
          </table:table-cell>
          <table:table-cell office:value-type="float" office:value="-0.1991611" calcext:value-type="float">
            <text:p>-0.1991611</text:p>
          </table:table-cell>
          <table:table-cell office:value-type="float" office:value="0.0000005958707" calcext:value-type="float">
            <text:p>5.958707E-07</text:p>
          </table:table-cell>
          <table:table-cell office:value-type="float" office:value="5.871107" calcext:value-type="float">
            <text:p>5.871107</text:p>
          </table:table-cell>
          <table:table-cell office:value-type="float" office:value="0.1696343" calcext:value-type="float">
            <text:p>0.1696343</text:p>
          </table:table-cell>
          <table:table-cell office:value-type="float" office:value="0.03006483" calcext:value-type="float">
            <text:p>0.03006483</text:p>
          </table:table-cell>
          <table:table-cell office:value-type="float" office:value="0.02293136" calcext:value-type="float">
            <text:p>0.02293136</text:p>
          </table:table-cell>
          <table:table-cell office:value-type="float" office:value="0.01779556" calcext:value-type="float">
            <text:p>0.01779556</text:p>
          </table:table-cell>
          <table:table-cell office:value-type="float" office:value="0.01333232" calcext:value-type="float">
            <text:p>0.01333232</text:p>
          </table:table-cell>
          <table:table-cell office:value-type="float" office:value="0.01296341" calcext:value-type="float">
            <text:p>0.01296341</text:p>
          </table:table-cell>
          <table:table-cell office:value-type="float" office:value="0.01188629" calcext:value-type="float">
            <text:p>0.01188629</text:p>
          </table:table-cell>
          <table:table-cell office:value-type="float" office:value="0.01038443" calcext:value-type="float">
            <text:p>0.01038443</text:p>
          </table:table-cell>
          <table:table-cell office:value-type="float" office:value="2.73804" calcext:value-type="float">
            <text:p>2.73804</text:p>
          </table:table-cell>
          <table:table-cell office:value-type="float" office:value="2.363473" calcext:value-type="float">
            <text:p>2.363473</text:p>
          </table:table-cell>
          <table:table-cell office:value-type="float" office:value="3.968918" calcext:value-type="float">
            <text:p>3.968918</text:p>
          </table:table-cell>
          <table:table-cell office:value-type="float" office:value="5.557799" calcext:value-type="float">
            <text:p>5.557799</text:p>
          </table:table-cell>
          <table:table-cell office:value-type="float" office:value="5.976197" calcext:value-type="float">
            <text:p>5.976197</text:p>
          </table:table-cell>
          <table:table-cell office:value-type="float" office:value="7.093735" calcext:value-type="float">
            <text:p>7.093735</text:p>
          </table:table-cell>
          <table:table-cell office:value-type="float" office:value="6.889516" calcext:value-type="float">
            <text:p>6.889516</text:p>
          </table:table-cell>
          <table:table-cell office:value-type="float" office:value="6.689602" calcext:value-type="float">
            <text:p>6.689602</text:p>
          </table:table-cell>
          <table:table-cell office:value-type="float" office:value="382.7491" calcext:value-type="float">
            <text:p>382.7491</text:p>
          </table:table-cell>
          <table:table-cell office:value-type="float" office:value="0" calcext:value-type="float">
            <text:p>0</text:p>
          </table:table-cell>
          <table:table-cell office:value-type="float" office:value="-0.7906498" calcext:value-type="float">
            <text:p>-0.79064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4.276853" calcext:value-type="float">
            <text:p>4.276853</text:p>
          </table:table-cell>
          <table:table-cell office:value-type="float" office:value="450.6122" calcext:value-type="float">
            <text:p>450.6122</text:p>
          </table:table-cell>
          <table:table-cell office:value-type="float" office:value="0" calcext:value-type="float">
            <text:p>0</text:p>
          </table:table-cell>
          <table:table-cell office:value-type="float" office:value="-5.269172" calcext:value-type="float">
            <text:p>-5.269172</text:p>
          </table:table-cell>
          <table:table-cell office:value-type="float" office:value="0.0327596" calcext:value-type="float">
            <text:p>0.0327596</text:p>
          </table:table-cell>
          <table:table-cell office:value-type="float" office:value="8.758092" calcext:value-type="float">
            <text:p>8.75809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55942" calcext:value-type="float">
            <text:p>0.0125594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4969" calcext:value-type="float">
            <text:p>3.84969</text:p>
          </table:table-cell>
          <table:table-cell office:value-type="float" office:value="-0.313853" calcext:value-type="float">
            <text:p>-0.313853</text:p>
          </table:table-cell>
          <table:table-cell office:value-type="float" office:value="-0.1991591" calcext:value-type="float">
            <text:p>-0.1991591</text:p>
          </table:table-cell>
          <table:table-cell office:value-type="float" office:value="0.0000006373202" calcext:value-type="float">
            <text:p>6.373202E-07</text:p>
          </table:table-cell>
          <table:table-cell office:value-type="float" office:value="5.872523" calcext:value-type="float">
            <text:p>5.872523</text:p>
          </table:table-cell>
          <table:table-cell office:value-type="float" office:value="0.2018289" calcext:value-type="float">
            <text:p>0.2018289</text:p>
          </table:table-cell>
          <table:table-cell office:value-type="float" office:value="0.02761525" calcext:value-type="float">
            <text:p>0.02761525</text:p>
          </table:table-cell>
          <table:table-cell office:value-type="float" office:value="0.02253771" calcext:value-type="float">
            <text:p>0.02253771</text:p>
          </table:table-cell>
          <table:table-cell office:value-type="float" office:value="0.01726373" calcext:value-type="float">
            <text:p>0.01726373</text:p>
          </table:table-cell>
          <table:table-cell office:value-type="float" office:value="0.01287743" calcext:value-type="float">
            <text:p>0.01287743</text:p>
          </table:table-cell>
          <table:table-cell office:value-type="float" office:value="0.01273261" calcext:value-type="float">
            <text:p>0.01273261</text:p>
          </table:table-cell>
          <table:table-cell office:value-type="float" office:value="0.0118251" calcext:value-type="float">
            <text:p>0.0118251</text:p>
          </table:table-cell>
          <table:table-cell office:value-type="float" office:value="0.0104094" calcext:value-type="float">
            <text:p>0.0104094</text:p>
          </table:table-cell>
          <table:table-cell office:value-type="float" office:value="2.761147" calcext:value-type="float">
            <text:p>2.761147</text:p>
          </table:table-cell>
          <table:table-cell office:value-type="float" office:value="2.076249" calcext:value-type="float">
            <text:p>2.076249</text:p>
          </table:table-cell>
          <table:table-cell office:value-type="float" office:value="2.849307" calcext:value-type="float">
            <text:p>2.849307</text:p>
          </table:table-cell>
          <table:table-cell office:value-type="float" office:value="4.458243" calcext:value-type="float">
            <text:p>4.458243</text:p>
          </table:table-cell>
          <table:table-cell office:value-type="float" office:value="5.117658" calcext:value-type="float">
            <text:p>5.117658</text:p>
          </table:table-cell>
          <table:table-cell office:value-type="float" office:value="6.152155" calcext:value-type="float">
            <text:p>6.152155</text:p>
          </table:table-cell>
          <table:table-cell office:value-type="float" office:value="6.504385" calcext:value-type="float">
            <text:p>6.504385</text:p>
          </table:table-cell>
          <table:table-cell office:value-type="float" office:value="6.583341" calcext:value-type="float">
            <text:p>6.583341</text:p>
          </table:table-cell>
          <table:table-cell office:value-type="float" office:value="548.2432" calcext:value-type="float">
            <text:p>548.2432</text:p>
          </table:table-cell>
          <table:table-cell office:value-type="float" office:value="0" calcext:value-type="float">
            <text:p>0</text:p>
          </table:table-cell>
          <table:table-cell office:value-type="float" office:value="-0.7908988" calcext:value-type="float">
            <text:p>-0.79089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4.2711" calcext:value-type="float">
            <text:p>4.2711</text:p>
          </table:table-cell>
          <table:table-cell office:value-type="float" office:value="450.5885" calcext:value-type="float">
            <text:p>450.5885</text:p>
          </table:table-cell>
          <table:table-cell office:value-type="float" office:value="0" calcext:value-type="float">
            <text:p>0</text:p>
          </table:table-cell>
          <table:table-cell office:value-type="float" office:value="-5.794027" calcext:value-type="float">
            <text:p>-5.794027</text:p>
          </table:table-cell>
          <table:table-cell office:value-type="float" office:value="0.0350038" calcext:value-type="float">
            <text:p>0.0350038</text:p>
          </table:table-cell>
          <table:table-cell office:value-type="float" office:value="8.33216" calcext:value-type="float">
            <text:p>8.3321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61279" calcext:value-type="float">
            <text:p>0.0126127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57554" calcext:value-type="float">
            <text:p>3.857554</text:p>
          </table:table-cell>
          <table:table-cell office:value-type="float" office:value="-0.3138866" calcext:value-type="float">
            <text:p>-0.3138866</text:p>
          </table:table-cell>
          <table:table-cell office:value-type="float" office:value="-0.1991706" calcext:value-type="float">
            <text:p>-0.1991706</text:p>
          </table:table-cell>
          <table:table-cell office:value-type="float" office:value="0.0000006805512" calcext:value-type="float">
            <text:p>6.805512E-07</text:p>
          </table:table-cell>
          <table:table-cell office:value-type="float" office:value="5.865132" calcext:value-type="float">
            <text:p>5.865132</text:p>
          </table:table-cell>
          <table:table-cell office:value-type="float" office:value="0.3423714" calcext:value-type="float">
            <text:p>0.3423714</text:p>
          </table:table-cell>
          <table:table-cell office:value-type="float" office:value="0.0282912" calcext:value-type="float">
            <text:p>0.0282912</text:p>
          </table:table-cell>
          <table:table-cell office:value-type="float" office:value="0.0229522" calcext:value-type="float">
            <text:p>0.0229522</text:p>
          </table:table-cell>
          <table:table-cell office:value-type="float" office:value="0.01741385" calcext:value-type="float">
            <text:p>0.01741385</text:p>
          </table:table-cell>
          <table:table-cell office:value-type="float" office:value="0.01254468" calcext:value-type="float">
            <text:p>0.01254468</text:p>
          </table:table-cell>
          <table:table-cell office:value-type="float" office:value="0.01248682" calcext:value-type="float">
            <text:p>0.01248682</text:p>
          </table:table-cell>
          <table:table-cell office:value-type="float" office:value="0.01166834" calcext:value-type="float">
            <text:p>0.01166834</text:p>
          </table:table-cell>
          <table:table-cell office:value-type="float" office:value="0.0104222" calcext:value-type="float">
            <text:p>0.0104222</text:p>
          </table:table-cell>
          <table:table-cell office:value-type="float" office:value="2.177775" calcext:value-type="float">
            <text:p>2.177775</text:p>
          </table:table-cell>
          <table:table-cell office:value-type="float" office:value="1.77674" calcext:value-type="float">
            <text:p>1.77674</text:p>
          </table:table-cell>
          <table:table-cell office:value-type="float" office:value="1.697736" calcext:value-type="float">
            <text:p>1.697736</text:p>
          </table:table-cell>
          <table:table-cell office:value-type="float" office:value="3.431551" calcext:value-type="float">
            <text:p>3.431551</text:p>
          </table:table-cell>
          <table:table-cell office:value-type="float" office:value="4.323744" calcext:value-type="float">
            <text:p>4.323744</text:p>
          </table:table-cell>
          <table:table-cell office:value-type="float" office:value="5.243852" calcext:value-type="float">
            <text:p>5.243852</text:p>
          </table:table-cell>
          <table:table-cell office:value-type="float" office:value="6.082415" calcext:value-type="float">
            <text:p>6.082415</text:p>
          </table:table-cell>
          <table:table-cell office:value-type="float" office:value="6.458493" calcext:value-type="float">
            <text:p>6.458493</text:p>
          </table:table-cell>
          <table:table-cell office:value-type="float" office:value="697.9967" calcext:value-type="float">
            <text:p>697.9967</text:p>
          </table:table-cell>
          <table:table-cell office:value-type="float" office:value="0" calcext:value-type="float">
            <text:p>0</text:p>
          </table:table-cell>
          <table:table-cell office:value-type="float" office:value="-0.7909339" calcext:value-type="float">
            <text:p>-0.79093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4.262355" calcext:value-type="float">
            <text:p>4.262355</text:p>
          </table:table-cell>
          <table:table-cell office:value-type="float" office:value="450.5604" calcext:value-type="float">
            <text:p>450.5604</text:p>
          </table:table-cell>
          <table:table-cell office:value-type="float" office:value="0" calcext:value-type="float">
            <text:p>0</text:p>
          </table:table-cell>
          <table:table-cell office:value-type="float" office:value="-6.406869" calcext:value-type="float">
            <text:p>-6.406869</text:p>
          </table:table-cell>
          <table:table-cell office:value-type="float" office:value="0.03837691" calcext:value-type="float">
            <text:p>0.03837691</text:p>
          </table:table-cell>
          <table:table-cell office:value-type="float" office:value="7.834873" calcext:value-type="float">
            <text:p>7.83487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64626" calcext:value-type="float">
            <text:p>0.0126462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59613" calcext:value-type="float">
            <text:p>3.859613</text:p>
          </table:table-cell>
          <table:table-cell office:value-type="float" office:value="-0.3140994" calcext:value-type="float">
            <text:p>-0.3140994</text:p>
          </table:table-cell>
          <table:table-cell office:value-type="float" office:value="-0.1991971" calcext:value-type="float">
            <text:p>-0.1991971</text:p>
          </table:table-cell>
          <table:table-cell office:value-type="float" office:value="0.0000007255324" calcext:value-type="float">
            <text:p>7.255324E-07</text:p>
          </table:table-cell>
          <table:table-cell office:value-type="float" office:value="5.855156" calcext:value-type="float">
            <text:p>5.855156</text:p>
          </table:table-cell>
          <table:table-cell office:value-type="float" office:value="0.5213684" calcext:value-type="float">
            <text:p>0.5213684</text:p>
          </table:table-cell>
          <table:table-cell office:value-type="float" office:value="0.03397407" calcext:value-type="float">
            <text:p>0.03397407</text:p>
          </table:table-cell>
          <table:table-cell office:value-type="float" office:value="0.02684062" calcext:value-type="float">
            <text:p>0.02684062</text:p>
          </table:table-cell>
          <table:table-cell office:value-type="float" office:value="0.01965107" calcext:value-type="float">
            <text:p>0.01965107</text:p>
          </table:table-cell>
          <table:table-cell office:value-type="float" office:value="0.0126149" calcext:value-type="float">
            <text:p>0.0126149</text:p>
          </table:table-cell>
          <table:table-cell office:value-type="float" office:value="0.01251788" calcext:value-type="float">
            <text:p>0.01251788</text:p>
          </table:table-cell>
          <table:table-cell office:value-type="float" office:value="0.01150187" calcext:value-type="float">
            <text:p>0.01150187</text:p>
          </table:table-cell>
          <table:table-cell office:value-type="float" office:value="0.01041901" calcext:value-type="float">
            <text:p>0.01041901</text:p>
          </table:table-cell>
          <table:table-cell office:value-type="float" office:value="1.699991" calcext:value-type="float">
            <text:p>1.699991</text:p>
          </table:table-cell>
          <table:table-cell office:value-type="float" office:value="1.172348" calcext:value-type="float">
            <text:p>1.172348</text:p>
          </table:table-cell>
          <table:table-cell office:value-type="float" office:value="0.3129738" calcext:value-type="float">
            <text:p>0.3129738</text:p>
          </table:table-cell>
          <table:table-cell office:value-type="float" office:value="2.255591" calcext:value-type="float">
            <text:p>2.255591</text:p>
          </table:table-cell>
          <table:table-cell office:value-type="float" office:value="3.424442" calcext:value-type="float">
            <text:p>3.424442</text:p>
          </table:table-cell>
          <table:table-cell office:value-type="float" office:value="4.324978" calcext:value-type="float">
            <text:p>4.324978</text:p>
          </table:table-cell>
          <table:table-cell office:value-type="float" office:value="5.644322" calcext:value-type="float">
            <text:p>5.644322</text:p>
          </table:table-cell>
          <table:table-cell office:value-type="float" office:value="6.318986" calcext:value-type="float">
            <text:p>6.318986</text:p>
          </table:table-cell>
          <table:table-cell office:value-type="float" office:value="904.1852" calcext:value-type="float">
            <text:p>904.1852</text:p>
          </table:table-cell>
          <table:table-cell office:value-type="float" office:value="0" calcext:value-type="float">
            <text:p>0</text:p>
          </table:table-cell>
          <table:table-cell office:value-type="float" office:value="-0.7909915" calcext:value-type="float">
            <text:p>-0.79099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4.255302" calcext:value-type="float">
            <text:p>4.255302</text:p>
          </table:table-cell>
          <table:table-cell office:value-type="float" office:value="450.5291" calcext:value-type="float">
            <text:p>450.5291</text:p>
          </table:table-cell>
          <table:table-cell office:value-type="float" office:value="0" calcext:value-type="float">
            <text:p>0</text:p>
          </table:table-cell>
          <table:table-cell office:value-type="float" office:value="-6.985781" calcext:value-type="float">
            <text:p>-6.985781</text:p>
          </table:table-cell>
          <table:table-cell office:value-type="float" office:value="0.04064873" calcext:value-type="float">
            <text:p>0.04064873</text:p>
          </table:table-cell>
          <table:table-cell office:value-type="float" office:value="7.375825" calcext:value-type="float">
            <text:p>7.37582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67759" calcext:value-type="float">
            <text:p>0.0126775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60752" calcext:value-type="float">
            <text:p>3.860752</text:p>
          </table:table-cell>
          <table:table-cell office:value-type="float" office:value="-0.3141318" calcext:value-type="float">
            <text:p>-0.3141318</text:p>
          </table:table-cell>
          <table:table-cell office:value-type="float" office:value="-0.1992317" calcext:value-type="float">
            <text:p>-0.1992317</text:p>
          </table:table-cell>
          <table:table-cell office:value-type="float" office:value="0.0000007726385" calcext:value-type="float">
            <text:p>7.726385E-07</text:p>
          </table:table-cell>
          <table:table-cell office:value-type="float" office:value="5.847705" calcext:value-type="float">
            <text:p>5.847705</text:p>
          </table:table-cell>
          <table:table-cell office:value-type="float" office:value="0.6465534" calcext:value-type="float">
            <text:p>0.6465534</text:p>
          </table:table-cell>
          <table:table-cell office:value-type="float" office:value="0.03519378" calcext:value-type="float">
            <text:p>0.03519378</text:p>
          </table:table-cell>
          <table:table-cell office:value-type="float" office:value="0.02849511" calcext:value-type="float">
            <text:p>0.02849511</text:p>
          </table:table-cell>
          <table:table-cell office:value-type="float" office:value="0.02071502" calcext:value-type="float">
            <text:p>0.02071502</text:p>
          </table:table-cell>
          <table:table-cell office:value-type="float" office:value="0.01259625" calcext:value-type="float">
            <text:p>0.01259625</text:p>
          </table:table-cell>
          <table:table-cell office:value-type="float" office:value="0.01242358" calcext:value-type="float">
            <text:p>0.01242358</text:p>
          </table:table-cell>
          <table:table-cell office:value-type="float" office:value="0.01137246" calcext:value-type="float">
            <text:p>0.01137246</text:p>
          </table:table-cell>
          <table:table-cell office:value-type="float" office:value="0.01040601" calcext:value-type="float">
            <text:p>0.01040601</text:p>
          </table:table-cell>
          <table:table-cell office:value-type="float" office:value="1.280243" calcext:value-type="float">
            <text:p>1.280243</text:p>
          </table:table-cell>
          <table:table-cell office:value-type="float" office:value="0.4963519" calcext:value-type="float">
            <text:p>0.4963519</text:p>
          </table:table-cell>
          <table:table-cell office:value-type="float" office:value="0.02656275" calcext:value-type="float">
            <text:p>0.02656275</text:p>
          </table:table-cell>
          <table:table-cell office:value-type="float" office:value="1.064242" calcext:value-type="float">
            <text:p>1.064242</text:p>
          </table:table-cell>
          <table:table-cell office:value-type="float" office:value="2.459297" calcext:value-type="float">
            <text:p>2.459297</text:p>
          </table:table-cell>
          <table:table-cell office:value-type="float" office:value="3.612085" calcext:value-type="float">
            <text:p>3.612085</text:p>
          </table:table-cell>
          <table:table-cell office:value-type="float" office:value="5.166625" calcext:value-type="float">
            <text:p>5.166625</text:p>
          </table:table-cell>
          <table:table-cell office:value-type="float" office:value="6.161259" calcext:value-type="float">
            <text:p>6.161259</text:p>
          </table:table-cell>
          <table:table-cell office:value-type="float" office:value="1088.26" calcext:value-type="float">
            <text:p>1088.26</text:p>
          </table:table-cell>
          <table:table-cell office:value-type="float" office:value="0" calcext:value-type="float">
            <text:p>0</text:p>
          </table:table-cell>
          <table:table-cell office:value-type="float" office:value="-0.791055" calcext:value-type="float">
            <text:p>-0.7910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4.25101" calcext:value-type="float">
            <text:p>4.25101</text:p>
          </table:table-cell>
          <table:table-cell office:value-type="float" office:value="450.4992" calcext:value-type="float">
            <text:p>450.4992</text:p>
          </table:table-cell>
          <table:table-cell office:value-type="float" office:value="0" calcext:value-type="float">
            <text:p>0</text:p>
          </table:table-cell>
          <table:table-cell office:value-type="float" office:value="-7.557992" calcext:value-type="float">
            <text:p>-7.557992</text:p>
          </table:table-cell>
          <table:table-cell office:value-type="float" office:value="0.04210045" calcext:value-type="float">
            <text:p>0.04210045</text:p>
          </table:table-cell>
          <table:table-cell office:value-type="float" office:value="6.926002" calcext:value-type="float">
            <text:p>6.92600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70834" calcext:value-type="float">
            <text:p>0.0127083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61885" calcext:value-type="float">
            <text:p>3.861885</text:p>
          </table:table-cell>
          <table:table-cell office:value-type="float" office:value="-0.3141508" calcext:value-type="float">
            <text:p>-0.3141508</text:p>
          </table:table-cell>
          <table:table-cell office:value-type="float" office:value="-0.1992683" calcext:value-type="float">
            <text:p>-0.1992683</text:p>
          </table:table-cell>
          <table:table-cell office:value-type="float" office:value="0.0000008220852" calcext:value-type="float">
            <text:p>8.220852E-07</text:p>
          </table:table-cell>
          <table:table-cell office:value-type="float" office:value="5.839829" calcext:value-type="float">
            <text:p>5.839829</text:p>
          </table:table-cell>
          <table:table-cell office:value-type="float" office:value="0.7290813" calcext:value-type="float">
            <text:p>0.7290813</text:p>
          </table:table-cell>
          <table:table-cell office:value-type="float" office:value="0.03610544" calcext:value-type="float">
            <text:p>0.03610544</text:p>
          </table:table-cell>
          <table:table-cell office:value-type="float" office:value="0.0294416" calcext:value-type="float">
            <text:p>0.0294416</text:p>
          </table:table-cell>
          <table:table-cell office:value-type="float" office:value="0.02107855" calcext:value-type="float">
            <text:p>0.02107855</text:p>
          </table:table-cell>
          <table:table-cell office:value-type="float" office:value="0.01234578" calcext:value-type="float">
            <text:p>0.01234578</text:p>
          </table:table-cell>
          <table:table-cell office:value-type="float" office:value="0.0121669" calcext:value-type="float">
            <text:p>0.0121669</text:p>
          </table:table-cell>
          <table:table-cell office:value-type="float" office:value="0.01121024" calcext:value-type="float">
            <text:p>0.01121024</text:p>
          </table:table-cell>
          <table:table-cell office:value-type="float" office:value="0.01038411" calcext:value-type="float">
            <text:p>0.01038411</text:p>
          </table:table-cell>
          <table:table-cell office:value-type="float" office:value="0.9382422" calcext:value-type="float">
            <text:p>0.9382422</text:p>
          </table:table-cell>
          <table:table-cell office:value-type="float" office:value="0.03409224" calcext:value-type="float">
            <text:p>0.03409224</text:p>
          </table:table-cell>
          <table:table-cell office:value-type="float" office:value="0.02145702" calcext:value-type="float">
            <text:p>0.02145702</text:p>
          </table:table-cell>
          <table:table-cell office:value-type="float" office:value="0.02720347" calcext:value-type="float">
            <text:p>0.02720347</text:p>
          </table:table-cell>
          <table:table-cell office:value-type="float" office:value="1.482447" calcext:value-type="float">
            <text:p>1.482447</text:p>
          </table:table-cell>
          <table:table-cell office:value-type="float" office:value="2.912208" calcext:value-type="float">
            <text:p>2.912208</text:p>
          </table:table-cell>
          <table:table-cell office:value-type="float" office:value="4.691301" calcext:value-type="float">
            <text:p>4.691301</text:p>
          </table:table-cell>
          <table:table-cell office:value-type="float" office:value="5.987838" calcext:value-type="float">
            <text:p>5.987838</text:p>
          </table:table-cell>
          <table:table-cell office:value-type="float" office:value="1231.435" calcext:value-type="float">
            <text:p>1231.435</text:p>
          </table:table-cell>
          <table:table-cell office:value-type="float" office:value="0" calcext:value-type="float">
            <text:p>0</text:p>
          </table:table-cell>
          <table:table-cell office:value-type="float" office:value="-0.7911183" calcext:value-type="float">
            <text:p>-0.79111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4.247108" calcext:value-type="float">
            <text:p>4.247108</text:p>
          </table:table-cell>
          <table:table-cell office:value-type="float" office:value="450.4675" calcext:value-type="float">
            <text:p>450.4675</text:p>
          </table:table-cell>
          <table:table-cell office:value-type="float" office:value="0" calcext:value-type="float">
            <text:p>0</text:p>
          </table:table-cell>
          <table:table-cell office:value-type="float" office:value="-8.050277" calcext:value-type="float">
            <text:p>-8.050277</text:p>
          </table:table-cell>
          <table:table-cell office:value-type="float" office:value="0.04347331" calcext:value-type="float">
            <text:p>0.04347331</text:p>
          </table:table-cell>
          <table:table-cell office:value-type="float" office:value="6.565087" calcext:value-type="float">
            <text:p>6.56508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7385" calcext:value-type="float">
            <text:p>0.012738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6296" calcext:value-type="float">
            <text:p>3.86296</text:p>
          </table:table-cell>
          <table:table-cell office:value-type="float" office:value="-0.3141936" calcext:value-type="float">
            <text:p>-0.3141936</text:p>
          </table:table-cell>
          <table:table-cell office:value-type="float" office:value="-0.1993062" calcext:value-type="float">
            <text:p>-0.1993062</text:p>
          </table:table-cell>
          <table:table-cell office:value-type="float" office:value="0.00000087391" calcext:value-type="float">
            <text:p>8.7391E-07</text:p>
          </table:table-cell>
          <table:table-cell office:value-type="float" office:value="5.828946" calcext:value-type="float">
            <text:p>5.828946</text:p>
          </table:table-cell>
          <table:table-cell office:value-type="float" office:value="0.7842988" calcext:value-type="float">
            <text:p>0.7842988</text:p>
          </table:table-cell>
          <table:table-cell office:value-type="float" office:value="0.03980603" calcext:value-type="float">
            <text:p>0.03980603</text:p>
          </table:table-cell>
          <table:table-cell office:value-type="float" office:value="0.03158455" calcext:value-type="float">
            <text:p>0.03158455</text:p>
          </table:table-cell>
          <table:table-cell office:value-type="float" office:value="0.02275579" calcext:value-type="float">
            <text:p>0.02275579</text:p>
          </table:table-cell>
          <table:table-cell office:value-type="float" office:value="0.01226334" calcext:value-type="float">
            <text:p>0.01226334</text:p>
          </table:table-cell>
          <table:table-cell office:value-type="float" office:value="0.0119839" calcext:value-type="float">
            <text:p>0.0119839</text:p>
          </table:table-cell>
          <table:table-cell office:value-type="float" office:value="0.01105402" calcext:value-type="float">
            <text:p>0.01105402</text:p>
          </table:table-cell>
          <table:table-cell office:value-type="float" office:value="0.01035184" calcext:value-type="float">
            <text:p>0.01035184</text:p>
          </table:table-cell>
          <table:table-cell office:value-type="float" office:value="0.6646617" calcext:value-type="float">
            <text:p>0.6646617</text:p>
          </table:table-cell>
          <table:table-cell office:value-type="float" office:value="0.02662299" calcext:value-type="float">
            <text:p>0.02662299</text:p>
          </table:table-cell>
          <table:table-cell office:value-type="float" office:value="0.01928039" calcext:value-type="float">
            <text:p>0.01928039</text:p>
          </table:table-cell>
          <table:table-cell office:value-type="float" office:value="0.01851878" calcext:value-type="float">
            <text:p>0.01851878</text:p>
          </table:table-cell>
          <table:table-cell office:value-type="float" office:value="0.4482398" calcext:value-type="float">
            <text:p>0.4482398</text:p>
          </table:table-cell>
          <table:table-cell office:value-type="float" office:value="2.142974" calcext:value-type="float">
            <text:p>2.142974</text:p>
          </table:table-cell>
          <table:table-cell office:value-type="float" office:value="4.203367" calcext:value-type="float">
            <text:p>4.203367</text:p>
          </table:table-cell>
          <table:table-cell office:value-type="float" office:value="5.802186" calcext:value-type="float">
            <text:p>5.802186</text:p>
          </table:table-cell>
          <table:table-cell office:value-type="float" office:value="1395.534" calcext:value-type="float">
            <text:p>1395.534</text:p>
          </table:table-cell>
          <table:table-cell office:value-type="float" office:value="0" calcext:value-type="float">
            <text:p>0</text:p>
          </table:table-cell>
          <table:table-cell office:value-type="float" office:value="-0.7911991" calcext:value-type="float">
            <text:p>-0.79119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4.243901" calcext:value-type="float">
            <text:p>4.243901</text:p>
          </table:table-cell>
          <table:table-cell office:value-type="float" office:value="450.4338" calcext:value-type="float">
            <text:p>450.4338</text:p>
          </table:table-cell>
          <table:table-cell office:value-type="float" office:value="0" calcext:value-type="float">
            <text:p>0</text:p>
          </table:table-cell>
          <table:table-cell office:value-type="float" office:value="-8.42244" calcext:value-type="float">
            <text:p>-8.42244</text:p>
          </table:table-cell>
          <table:table-cell office:value-type="float" office:value="0.04460111" calcext:value-type="float">
            <text:p>0.04460111</text:p>
          </table:table-cell>
          <table:table-cell office:value-type="float" office:value="6.330596" calcext:value-type="float">
            <text:p>6.33059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76832" calcext:value-type="float">
            <text:p>0.0127683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6403" calcext:value-type="float">
            <text:p>3.86403</text:p>
          </table:table-cell>
          <table:table-cell office:value-type="float" office:value="-0.3142283" calcext:value-type="float">
            <text:p>-0.3142283</text:p>
          </table:table-cell>
          <table:table-cell office:value-type="float" office:value="-0.1993431" calcext:value-type="float">
            <text:p>-0.1993431</text:p>
          </table:table-cell>
          <table:table-cell office:value-type="float" office:value="0.0000009303811" calcext:value-type="float">
            <text:p>9.303811E-07</text:p>
          </table:table-cell>
          <table:table-cell office:value-type="float" office:value="5.814411" calcext:value-type="float">
            <text:p>5.814411</text:p>
          </table:table-cell>
          <table:table-cell office:value-type="float" office:value="0.8156044" calcext:value-type="float">
            <text:p>0.8156044</text:p>
          </table:table-cell>
          <table:table-cell office:value-type="float" office:value="0.04368219" calcext:value-type="float">
            <text:p>0.04368219</text:p>
          </table:table-cell>
          <table:table-cell office:value-type="float" office:value="0.03366433" calcext:value-type="float">
            <text:p>0.03366433</text:p>
          </table:table-cell>
          <table:table-cell office:value-type="float" office:value="0.02435709" calcext:value-type="float">
            <text:p>0.02435709</text:p>
          </table:table-cell>
          <table:table-cell office:value-type="float" office:value="0.01288573" calcext:value-type="float">
            <text:p>0.01288573</text:p>
          </table:table-cell>
          <table:table-cell office:value-type="float" office:value="0.01185199" calcext:value-type="float">
            <text:p>0.01185199</text:p>
          </table:table-cell>
          <table:table-cell office:value-type="float" office:value="0.01091464" calcext:value-type="float">
            <text:p>0.01091464</text:p>
          </table:table-cell>
          <table:table-cell office:value-type="float" office:value="0.01031414" calcext:value-type="float">
            <text:p>0.01031414</text:p>
          </table:table-cell>
          <table:table-cell office:value-type="float" office:value="0.4595532" calcext:value-type="float">
            <text:p>0.4595532</text:p>
          </table:table-cell>
          <table:table-cell office:value-type="float" office:value="0.02075254" calcext:value-type="float">
            <text:p>0.02075254</text:p>
          </table:table-cell>
          <table:table-cell office:value-type="float" office:value="0.01762108" calcext:value-type="float">
            <text:p>0.01762108</text:p>
          </table:table-cell>
          <table:table-cell office:value-type="float" office:value="0.01588728" calcext:value-type="float">
            <text:p>0.01588728</text:p>
          </table:table-cell>
          <table:table-cell office:value-type="float" office:value="0.01834396" calcext:value-type="float">
            <text:p>0.01834396</text:p>
          </table:table-cell>
          <table:table-cell office:value-type="float" office:value="1.330574" calcext:value-type="float">
            <text:p>1.330574</text:p>
          </table:table-cell>
          <table:table-cell office:value-type="float" office:value="3.693936" calcext:value-type="float">
            <text:p>3.693936</text:p>
          </table:table-cell>
          <table:table-cell office:value-type="float" office:value="5.604117" calcext:value-type="float">
            <text:p>5.604117</text:p>
          </table:table-cell>
          <table:table-cell office:value-type="float" office:value="1571.485" calcext:value-type="float">
            <text:p>1571.485</text:p>
          </table:table-cell>
          <table:table-cell office:value-type="float" office:value="0" calcext:value-type="float">
            <text:p>0</text:p>
          </table:table-cell>
          <table:table-cell office:value-type="float" office:value="-0.7912998" calcext:value-type="float">
            <text:p>-0.79129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4.241514" calcext:value-type="float">
            <text:p>4.241514</text:p>
          </table:table-cell>
          <table:table-cell office:value-type="float" office:value="450.3992" calcext:value-type="float">
            <text:p>450.3992</text:p>
          </table:table-cell>
          <table:table-cell office:value-type="float" office:value="0" calcext:value-type="float">
            <text:p>0</text:p>
          </table:table-cell>
          <table:table-cell office:value-type="float" office:value="-8.754529" calcext:value-type="float">
            <text:p>-8.754529</text:p>
          </table:table-cell>
          <table:table-cell office:value-type="float" office:value="0.07194262" calcext:value-type="float">
            <text:p>0.07194262</text:p>
          </table:table-cell>
          <table:table-cell office:value-type="float" office:value="6.141993" calcext:value-type="float">
            <text:p>6.14199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79806" calcext:value-type="float">
            <text:p>0.0127980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65087" calcext:value-type="float">
            <text:p>3.865087</text:p>
          </table:table-cell>
          <table:table-cell office:value-type="float" office:value="-0.3142588" calcext:value-type="float">
            <text:p>-0.3142588</text:p>
          </table:table-cell>
          <table:table-cell office:value-type="float" office:value="-0.2231246" calcext:value-type="float">
            <text:p>-0.2231246</text:p>
          </table:table-cell>
          <table:table-cell office:value-type="float" office:value="0.0000009910195" calcext:value-type="float">
            <text:p>9.910195E-07</text:p>
          </table:table-cell>
          <table:table-cell office:value-type="float" office:value="5.795508" calcext:value-type="float">
            <text:p>5.795508</text:p>
          </table:table-cell>
          <table:table-cell office:value-type="float" office:value="1.294685" calcext:value-type="float">
            <text:p>1.294685</text:p>
          </table:table-cell>
          <table:table-cell office:value-type="float" office:value="0.09441242" calcext:value-type="float">
            <text:p>0.09441242</text:p>
          </table:table-cell>
          <table:table-cell office:value-type="float" office:value="0.04697073" calcext:value-type="float">
            <text:p>0.04697073</text:p>
          </table:table-cell>
          <table:table-cell office:value-type="float" office:value="0.02665904" calcext:value-type="float">
            <text:p>0.02665904</text:p>
          </table:table-cell>
          <table:table-cell office:value-type="float" office:value="0.01361842" calcext:value-type="float">
            <text:p>0.01361842</text:p>
          </table:table-cell>
          <table:table-cell office:value-type="float" office:value="0.01173105" calcext:value-type="float">
            <text:p>0.01173105</text:p>
          </table:table-cell>
          <table:table-cell office:value-type="float" office:value="0.01078045" calcext:value-type="float">
            <text:p>0.01078045</text:p>
          </table:table-cell>
          <table:table-cell office:value-type="float" office:value="0.01027258" calcext:value-type="float">
            <text:p>0.01027258</text:p>
          </table:table-cell>
          <table:table-cell office:value-type="float" office:value="0.3012111" calcext:value-type="float">
            <text:p>0.3012111</text:p>
          </table:table-cell>
          <table:table-cell office:value-type="float" office:value="0.01521715" calcext:value-type="float">
            <text:p>0.01521715</text:p>
          </table:table-cell>
          <table:table-cell office:value-type="float" office:value="0.01607107" calcext:value-type="float">
            <text:p>0.01607107</text:p>
          </table:table-cell>
          <table:table-cell office:value-type="float" office:value="0.01429429" calcext:value-type="float">
            <text:p>0.01429429</text:p>
          </table:table-cell>
          <table:table-cell office:value-type="float" office:value="0.01550411" calcext:value-type="float">
            <text:p>0.01550411</text:p>
          </table:table-cell>
          <table:table-cell office:value-type="float" office:value="0.5118236" calcext:value-type="float">
            <text:p>0.5118236</text:p>
          </table:table-cell>
          <table:table-cell office:value-type="float" office:value="3.172539" calcext:value-type="float">
            <text:p>3.172539</text:p>
          </table:table-cell>
          <table:table-cell office:value-type="float" office:value="5.393476" calcext:value-type="float">
            <text:p>5.393476</text:p>
          </table:table-cell>
          <table:table-cell office:value-type="float" office:value="1736.112" calcext:value-type="float">
            <text:p>1736.112</text:p>
          </table:table-cell>
          <table:table-cell office:value-type="float" office:value="0" calcext:value-type="float">
            <text:p>0</text:p>
          </table:table-cell>
          <table:table-cell office:value-type="float" office:value="-0.7913914" calcext:value-type="float">
            <text:p>-0.79139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4.240113" calcext:value-type="float">
            <text:p>4.240113</text:p>
          </table:table-cell>
          <table:table-cell office:value-type="float" office:value="450.3646" calcext:value-type="float">
            <text:p>450.3646</text:p>
          </table:table-cell>
          <table:table-cell office:value-type="float" office:value="0" calcext:value-type="float">
            <text:p>0</text:p>
          </table:table-cell>
          <table:table-cell office:value-type="float" office:value="-9.086499" calcext:value-type="float">
            <text:p>-9.086499</text:p>
          </table:table-cell>
          <table:table-cell office:value-type="float" office:value="0.05206822" calcext:value-type="float">
            <text:p>0.05206822</text:p>
          </table:table-cell>
          <table:table-cell office:value-type="float" office:value="5.971882" calcext:value-type="float">
            <text:p>5.97188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82774" calcext:value-type="float">
            <text:p>0.0128277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66126" calcext:value-type="float">
            <text:p>3.866126</text:p>
          </table:table-cell>
          <table:table-cell office:value-type="float" office:value="-0.3143341" calcext:value-type="float">
            <text:p>-0.3143341</text:p>
          </table:table-cell>
          <table:table-cell office:value-type="float" office:value="-0.2231466" calcext:value-type="float">
            <text:p>-0.2231466</text:p>
          </table:table-cell>
          <table:table-cell office:value-type="float" office:value="0.000001054992" calcext:value-type="float">
            <text:p>1.054992E-06</text:p>
          </table:table-cell>
          <table:table-cell office:value-type="float" office:value="5.772995" calcext:value-type="float">
            <text:p>5.772995</text:p>
          </table:table-cell>
          <table:table-cell office:value-type="float" office:value="1.297917" calcext:value-type="float">
            <text:p>1.297917</text:p>
          </table:table-cell>
          <table:table-cell office:value-type="float" office:value="0.06022371" calcext:value-type="float">
            <text:p>0.06022371</text:p>
          </table:table-cell>
          <table:table-cell office:value-type="float" office:value="0.03801205" calcext:value-type="float">
            <text:p>0.03801205</text:p>
          </table:table-cell>
          <table:table-cell office:value-type="float" office:value="0.02621805" calcext:value-type="float">
            <text:p>0.02621805</text:p>
          </table:table-cell>
          <table:table-cell office:value-type="float" office:value="0.01388214" calcext:value-type="float">
            <text:p>0.01388214</text:p>
          </table:table-cell>
          <table:table-cell office:value-type="float" office:value="0.01176152" calcext:value-type="float">
            <text:p>0.01176152</text:p>
          </table:table-cell>
          <table:table-cell office:value-type="float" office:value="0.01063883" calcext:value-type="float">
            <text:p>0.01063883</text:p>
          </table:table-cell>
          <table:table-cell office:value-type="float" office:value="0.01023225" calcext:value-type="float">
            <text:p>0.01023225</text:p>
          </table:table-cell>
          <table:table-cell office:value-type="float" office:value="0.1878347" calcext:value-type="float">
            <text:p>0.1878347</text:p>
          </table:table-cell>
          <table:table-cell office:value-type="float" office:value="0.01446376" calcext:value-type="float">
            <text:p>0.01446376</text:p>
          </table:table-cell>
          <table:table-cell office:value-type="float" office:value="0.01477796" calcext:value-type="float">
            <text:p>0.01477796</text:p>
          </table:table-cell>
          <table:table-cell office:value-type="float" office:value="0.01321399" calcext:value-type="float">
            <text:p>0.01321399</text:p>
          </table:table-cell>
          <table:table-cell office:value-type="float" office:value="0.01352472" calcext:value-type="float">
            <text:p>0.01352472</text:p>
          </table:table-cell>
          <table:table-cell office:value-type="float" office:value="0.02019637" calcext:value-type="float">
            <text:p>0.02019637</text:p>
          </table:table-cell>
          <table:table-cell office:value-type="float" office:value="2.659835" calcext:value-type="float">
            <text:p>2.659835</text:p>
          </table:table-cell>
          <table:table-cell office:value-type="float" office:value="5.172408" calcext:value-type="float">
            <text:p>5.172408</text:p>
          </table:table-cell>
          <table:table-cell office:value-type="float" office:value="1880.095" calcext:value-type="float">
            <text:p>1880.095</text:p>
          </table:table-cell>
          <table:table-cell office:value-type="float" office:value="0" calcext:value-type="float">
            <text:p>0</text:p>
          </table:table-cell>
          <table:table-cell office:value-type="float" office:value="-0.791495" calcext:value-type="float">
            <text:p>-0.79149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4.242657" calcext:value-type="float">
            <text:p>4.242657</text:p>
          </table:table-cell>
          <table:table-cell office:value-type="float" office:value="450.3322" calcext:value-type="float">
            <text:p>450.3322</text:p>
          </table:table-cell>
          <table:table-cell office:value-type="float" office:value="0" calcext:value-type="float">
            <text:p>0</text:p>
          </table:table-cell>
          <table:table-cell office:value-type="float" office:value="-9.36375" calcext:value-type="float">
            <text:p>-9.36375</text:p>
          </table:table-cell>
          <table:table-cell office:value-type="float" office:value="0.04961097" calcext:value-type="float">
            <text:p>0.04961097</text:p>
          </table:table-cell>
          <table:table-cell office:value-type="float" office:value="5.845276" calcext:value-type="float">
            <text:p>5.84527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85755" calcext:value-type="float">
            <text:p>0.0128575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67439" calcext:value-type="float">
            <text:p>3.867439</text:p>
          </table:table-cell>
          <table:table-cell office:value-type="float" office:value="-0.3144433" calcext:value-type="float">
            <text:p>-0.3144433</text:p>
          </table:table-cell>
          <table:table-cell office:value-type="float" office:value="-0.2231083" calcext:value-type="float">
            <text:p>-0.2231083</text:p>
          </table:table-cell>
          <table:table-cell office:value-type="float" office:value="0.000001122223" calcext:value-type="float">
            <text:p>1.122223E-06</text:p>
          </table:table-cell>
          <table:table-cell office:value-type="float" office:value="5.754257" calcext:value-type="float">
            <text:p>5.754257</text:p>
          </table:table-cell>
          <table:table-cell office:value-type="float" office:value="1.143604" calcext:value-type="float">
            <text:p>1.143604</text:p>
          </table:table-cell>
          <table:table-cell office:value-type="float" office:value="0.05479731" calcext:value-type="float">
            <text:p>0.05479731</text:p>
          </table:table-cell>
          <table:table-cell office:value-type="float" office:value="0.03428741" calcext:value-type="float">
            <text:p>0.03428741</text:p>
          </table:table-cell>
          <table:table-cell office:value-type="float" office:value="0.02476939" calcext:value-type="float">
            <text:p>0.02476939</text:p>
          </table:table-cell>
          <table:table-cell office:value-type="float" office:value="0.01353957" calcext:value-type="float">
            <text:p>0.01353957</text:p>
          </table:table-cell>
          <table:table-cell office:value-type="float" office:value="0.01146028" calcext:value-type="float">
            <text:p>0.01146028</text:p>
          </table:table-cell>
          <table:table-cell office:value-type="float" office:value="0.01047272" calcext:value-type="float">
            <text:p>0.01047272</text:p>
          </table:table-cell>
          <table:table-cell office:value-type="float" office:value="0.01019355" calcext:value-type="float">
            <text:p>0.01019355</text:p>
          </table:table-cell>
          <table:table-cell office:value-type="float" office:value="0.1756419" calcext:value-type="float">
            <text:p>0.1756419</text:p>
          </table:table-cell>
          <table:table-cell office:value-type="float" office:value="0.01116198" calcext:value-type="float">
            <text:p>0.01116198</text:p>
          </table:table-cell>
          <table:table-cell office:value-type="float" office:value="0.01355943" calcext:value-type="float">
            <text:p>0.01355943</text:p>
          </table:table-cell>
          <table:table-cell office:value-type="float" office:value="0.01257805" calcext:value-type="float">
            <text:p>0.01257805</text:p>
          </table:table-cell>
          <table:table-cell office:value-type="float" office:value="0.01316819" calcext:value-type="float">
            <text:p>0.01316819</text:p>
          </table:table-cell>
          <table:table-cell office:value-type="float" office:value="0.0192214" calcext:value-type="float">
            <text:p>0.0192214</text:p>
          </table:table-cell>
          <table:table-cell office:value-type="float" office:value="2.286236" calcext:value-type="float">
            <text:p>2.286236</text:p>
          </table:table-cell>
          <table:table-cell office:value-type="float" office:value="4.946892" calcext:value-type="float">
            <text:p>4.946892</text:p>
          </table:table-cell>
          <table:table-cell office:value-type="float" office:value="1926.511" calcext:value-type="float">
            <text:p>1926.511</text:p>
          </table:table-cell>
          <table:table-cell office:value-type="float" office:value="0" calcext:value-type="float">
            <text:p>0</text:p>
          </table:table-cell>
          <table:table-cell office:value-type="float" office:value="-0.7916014" calcext:value-type="float">
            <text:p>-0.79160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4.249063" calcext:value-type="float">
            <text:p>4.249063</text:p>
          </table:table-cell>
          <table:table-cell office:value-type="float" office:value="450.3042" calcext:value-type="float">
            <text:p>450.3042</text:p>
          </table:table-cell>
          <table:table-cell office:value-type="float" office:value="0" calcext:value-type="float">
            <text:p>0</text:p>
          </table:table-cell>
          <table:table-cell office:value-type="float" office:value="-9.664416" calcext:value-type="float">
            <text:p>-9.664416</text:p>
          </table:table-cell>
          <table:table-cell office:value-type="float" office:value="0.0386116" calcext:value-type="float">
            <text:p>0.0386116</text:p>
          </table:table-cell>
          <table:table-cell office:value-type="float" office:value="5.718143" calcext:value-type="float">
            <text:p>5.71814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89599" calcext:value-type="float">
            <text:p>0.0128959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69142" calcext:value-type="float">
            <text:p>3.869142</text:p>
          </table:table-cell>
          <table:table-cell office:value-type="float" office:value="-0.3144691" calcext:value-type="float">
            <text:p>-0.3144691</text:p>
          </table:table-cell>
          <table:table-cell office:value-type="float" office:value="-0.2231065" calcext:value-type="float">
            <text:p>-0.2231065</text:p>
          </table:table-cell>
          <table:table-cell office:value-type="float" office:value="0.000001192441" calcext:value-type="float">
            <text:p>1.192441E-06</text:p>
          </table:table-cell>
          <table:table-cell office:value-type="float" office:value="5.752758" calcext:value-type="float">
            <text:p>5.752758</text:p>
          </table:table-cell>
          <table:table-cell office:value-type="float" office:value="0.6283925" calcext:value-type="float">
            <text:p>0.6283925</text:p>
          </table:table-cell>
          <table:table-cell office:value-type="float" office:value="0.05138241" calcext:value-type="float">
            <text:p>0.05138241</text:p>
          </table:table-cell>
          <table:table-cell office:value-type="float" office:value="0.03199257" calcext:value-type="float">
            <text:p>0.03199257</text:p>
          </table:table-cell>
          <table:table-cell office:value-type="float" office:value="0.02303152" calcext:value-type="float">
            <text:p>0.02303152</text:p>
          </table:table-cell>
          <table:table-cell office:value-type="float" office:value="0.01301163" calcext:value-type="float">
            <text:p>0.01301163</text:p>
          </table:table-cell>
          <table:table-cell office:value-type="float" office:value="0.0111192" calcext:value-type="float">
            <text:p>0.0111192</text:p>
          </table:table-cell>
          <table:table-cell office:value-type="float" office:value="0.01071707" calcext:value-type="float">
            <text:p>0.01071707</text:p>
          </table:table-cell>
          <table:table-cell office:value-type="float" office:value="0.01016362" calcext:value-type="float">
            <text:p>0.01016362</text:p>
          </table:table-cell>
          <table:table-cell office:value-type="float" office:value="0.632621" calcext:value-type="float">
            <text:p>0.632621</text:p>
          </table:table-cell>
          <table:table-cell office:value-type="float" office:value="0.08576954" calcext:value-type="float">
            <text:p>0.08576954</text:p>
          </table:table-cell>
          <table:table-cell office:value-type="float" office:value="0.03052565" calcext:value-type="float">
            <text:p>0.03052565</text:p>
          </table:table-cell>
          <table:table-cell office:value-type="float" office:value="0.012264" calcext:value-type="float">
            <text:p>0.012264</text:p>
          </table:table-cell>
          <table:table-cell office:value-type="float" office:value="0.0128169" calcext:value-type="float">
            <text:p>0.0128169</text:p>
          </table:table-cell>
          <table:table-cell office:value-type="float" office:value="0.02149439" calcext:value-type="float">
            <text:p>0.02149439</text:p>
          </table:table-cell>
          <table:table-cell office:value-type="float" office:value="2.009188" calcext:value-type="float">
            <text:p>2.009188</text:p>
          </table:table-cell>
          <table:table-cell office:value-type="float" office:value="4.731333" calcext:value-type="float">
            <text:p>4.731333</text:p>
          </table:table-cell>
          <table:table-cell office:value-type="float" office:value="530.353" calcext:value-type="float">
            <text:p>530.353</text:p>
          </table:table-cell>
          <table:table-cell office:value-type="float" office:value="0" calcext:value-type="float">
            <text:p>0</text:p>
          </table:table-cell>
          <table:table-cell office:value-type="float" office:value="-0.7917295" calcext:value-type="float">
            <text:p>-0.791729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4.258877" calcext:value-type="float">
            <text:p>4.258877</text:p>
          </table:table-cell>
          <table:table-cell office:value-type="float" office:value="450.2815" calcext:value-type="float">
            <text:p>450.2815</text:p>
          </table:table-cell>
          <table:table-cell office:value-type="float" office:value="0" calcext:value-type="float">
            <text:p>0</text:p>
          </table:table-cell>
          <table:table-cell office:value-type="float" office:value="-9.935859" calcext:value-type="float">
            <text:p>-9.935859</text:p>
          </table:table-cell>
          <table:table-cell office:value-type="float" office:value="0.03527248" calcext:value-type="float">
            <text:p>0.03527248</text:p>
          </table:table-cell>
          <table:table-cell office:value-type="float" office:value="5.59728" calcext:value-type="float">
            <text:p>5.5972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92562" calcext:value-type="float">
            <text:p>0.0129256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70215" calcext:value-type="float">
            <text:p>3.870215</text:p>
          </table:table-cell>
          <table:table-cell office:value-type="float" office:value="-0.3144732" calcext:value-type="float">
            <text:p>-0.3144732</text:p>
          </table:table-cell>
          <table:table-cell office:value-type="float" office:value="-0.2231012" calcext:value-type="float">
            <text:p>-0.2231012</text:p>
          </table:table-cell>
          <table:table-cell office:value-type="float" office:value="0.000001263742" calcext:value-type="float">
            <text:p>1.263742E-06</text:p>
          </table:table-cell>
          <table:table-cell office:value-type="float" office:value="5.755734" calcext:value-type="float">
            <text:p>5.755734</text:p>
          </table:table-cell>
          <table:table-cell office:value-type="float" office:value="0.4208832" calcext:value-type="float">
            <text:p>0.4208832</text:p>
          </table:table-cell>
          <table:table-cell office:value-type="float" office:value="0.03585984" calcext:value-type="float">
            <text:p>0.03585984</text:p>
          </table:table-cell>
          <table:table-cell office:value-type="float" office:value="0.02592052" calcext:value-type="float">
            <text:p>0.02592052</text:p>
          </table:table-cell>
          <table:table-cell office:value-type="float" office:value="0.02004869" calcext:value-type="float">
            <text:p>0.02004869</text:p>
          </table:table-cell>
          <table:table-cell office:value-type="float" office:value="0.01162168" calcext:value-type="float">
            <text:p>0.01162168</text:p>
          </table:table-cell>
          <table:table-cell office:value-type="float" office:value="0.01056115" calcext:value-type="float">
            <text:p>0.01056115</text:p>
          </table:table-cell>
          <table:table-cell office:value-type="float" office:value="0.01061389" calcext:value-type="float">
            <text:p>0.01061389</text:p>
          </table:table-cell>
          <table:table-cell office:value-type="float" office:value="0.0101588" calcext:value-type="float">
            <text:p>0.0101588</text:p>
          </table:table-cell>
          <table:table-cell office:value-type="float" office:value="0.3835327" calcext:value-type="float">
            <text:p>0.3835327</text:p>
          </table:table-cell>
          <table:table-cell office:value-type="float" office:value="0.02341824" calcext:value-type="float">
            <text:p>0.02341824</text:p>
          </table:table-cell>
          <table:table-cell office:value-type="float" office:value="0.02185131" calcext:value-type="float">
            <text:p>0.02185131</text:p>
          </table:table-cell>
          <table:table-cell office:value-type="float" office:value="0.01288107" calcext:value-type="float">
            <text:p>0.01288107</text:p>
          </table:table-cell>
          <table:table-cell office:value-type="float" office:value="0.01368843" calcext:value-type="float">
            <text:p>0.01368843</text:p>
          </table:table-cell>
          <table:table-cell office:value-type="float" office:value="0.0200116" calcext:value-type="float">
            <text:p>0.0200116</text:p>
          </table:table-cell>
          <table:table-cell office:value-type="float" office:value="1.704155" calcext:value-type="float">
            <text:p>1.704155</text:p>
          </table:table-cell>
          <table:table-cell office:value-type="float" office:value="4.524485" calcext:value-type="float">
            <text:p>4.524485</text:p>
          </table:table-cell>
          <table:table-cell office:value-type="float" office:value="651.7789" calcext:value-type="float">
            <text:p>651.7789</text:p>
          </table:table-cell>
          <table:table-cell office:value-type="float" office:value="0" calcext:value-type="float">
            <text:p>0</text:p>
          </table:table-cell>
          <table:table-cell office:value-type="float" office:value="-0.791799" calcext:value-type="float">
            <text:p>-0.7917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4.268657" calcext:value-type="float">
            <text:p>4.268657</text:p>
          </table:table-cell>
          <table:table-cell office:value-type="float" office:value="450.2605" calcext:value-type="float">
            <text:p>450.2605</text:p>
          </table:table-cell>
          <table:table-cell office:value-type="float" office:value="0" calcext:value-type="float">
            <text:p>0</text:p>
          </table:table-cell>
          <table:table-cell office:value-type="float" office:value="-10.2166" calcext:value-type="float">
            <text:p>-10.2166</text:p>
          </table:table-cell>
          <table:table-cell office:value-type="float" office:value="0.03378605" calcext:value-type="float">
            <text:p>0.03378605</text:p>
          </table:table-cell>
          <table:table-cell office:value-type="float" office:value="5.479985" calcext:value-type="float">
            <text:p>5.47998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95529" calcext:value-type="float">
            <text:p>0.0129552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71387" calcext:value-type="float">
            <text:p>3.871387</text:p>
          </table:table-cell>
          <table:table-cell office:value-type="float" office:value="-0.3144658" calcext:value-type="float">
            <text:p>-0.3144658</text:p>
          </table:table-cell>
          <table:table-cell office:value-type="float" office:value="-0.2230925" calcext:value-type="float">
            <text:p>-0.2230925</text:p>
          </table:table-cell>
          <table:table-cell office:value-type="float" office:value="0.000001336143" calcext:value-type="float">
            <text:p>1.336143E-06</text:p>
          </table:table-cell>
          <table:table-cell office:value-type="float" office:value="5.759071" calcext:value-type="float">
            <text:p>5.759071</text:p>
          </table:table-cell>
          <table:table-cell office:value-type="float" office:value="0.3007131" calcext:value-type="float">
            <text:p>0.3007131</text:p>
          </table:table-cell>
          <table:table-cell office:value-type="float" office:value="0.03091017" calcext:value-type="float">
            <text:p>0.03091017</text:p>
          </table:table-cell>
          <table:table-cell office:value-type="float" office:value="0.02464254" calcext:value-type="float">
            <text:p>0.02464254</text:p>
          </table:table-cell>
          <table:table-cell office:value-type="float" office:value="0.01939589" calcext:value-type="float">
            <text:p>0.01939589</text:p>
          </table:table-cell>
          <table:table-cell office:value-type="float" office:value="0.01117979" calcext:value-type="float">
            <text:p>0.01117979</text:p>
          </table:table-cell>
          <table:table-cell office:value-type="float" office:value="0.01024132" calcext:value-type="float">
            <text:p>0.01024132</text:p>
          </table:table-cell>
          <table:table-cell office:value-type="float" office:value="0.01045813" calcext:value-type="float">
            <text:p>0.01045813</text:p>
          </table:table-cell>
          <table:table-cell office:value-type="float" office:value="0.01015096" calcext:value-type="float">
            <text:p>0.01015096</text:p>
          </table:table-cell>
          <table:table-cell office:value-type="float" office:value="0.1730772" calcext:value-type="float">
            <text:p>0.1730772</text:p>
          </table:table-cell>
          <table:table-cell office:value-type="float" office:value="0.01474042" calcext:value-type="float">
            <text:p>0.01474042</text:p>
          </table:table-cell>
          <table:table-cell office:value-type="float" office:value="0.01680217" calcext:value-type="float">
            <text:p>0.01680217</text:p>
          </table:table-cell>
          <table:table-cell office:value-type="float" office:value="0.01267569" calcext:value-type="float">
            <text:p>0.01267569</text:p>
          </table:table-cell>
          <table:table-cell office:value-type="float" office:value="0.01328476" calcext:value-type="float">
            <text:p>0.01328476</text:p>
          </table:table-cell>
          <table:table-cell office:value-type="float" office:value="0.01828505" calcext:value-type="float">
            <text:p>0.01828505</text:p>
          </table:table-cell>
          <table:table-cell office:value-type="float" office:value="1.43705" calcext:value-type="float">
            <text:p>1.43705</text:p>
          </table:table-cell>
          <table:table-cell office:value-type="float" office:value="4.315175" calcext:value-type="float">
            <text:p>4.315175</text:p>
          </table:table-cell>
          <table:table-cell office:value-type="float" office:value="785.306" calcext:value-type="float">
            <text:p>785.306</text:p>
          </table:table-cell>
          <table:table-cell office:value-type="float" office:value="0" calcext:value-type="float">
            <text:p>0</text:p>
          </table:table-cell>
          <table:table-cell office:value-type="float" office:value="-0.7918564" calcext:value-type="float">
            <text:p>-0.791856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4.278307" calcext:value-type="float">
            <text:p>4.278307</text:p>
          </table:table-cell>
          <table:table-cell office:value-type="float" office:value="450.2384" calcext:value-type="float">
            <text:p>450.2384</text:p>
          </table:table-cell>
          <table:table-cell office:value-type="float" office:value="0" calcext:value-type="float">
            <text:p>0</text:p>
          </table:table-cell>
          <table:table-cell office:value-type="float" office:value="-10.528" calcext:value-type="float">
            <text:p>-10.528</text:p>
          </table:table-cell>
          <table:table-cell office:value-type="float" office:value="0.03331981" calcext:value-type="float">
            <text:p>0.03331981</text:p>
          </table:table-cell>
          <table:table-cell office:value-type="float" office:value="5.359882" calcext:value-type="float">
            <text:p>5.35988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298491" calcext:value-type="float">
            <text:p>0.0129849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72594" calcext:value-type="float">
            <text:p>3.872594</text:p>
          </table:table-cell>
          <table:table-cell office:value-type="float" office:value="-0.3144467" calcext:value-type="float">
            <text:p>-0.3144467</text:p>
          </table:table-cell>
          <table:table-cell office:value-type="float" office:value="-0.2230703" calcext:value-type="float">
            <text:p>-0.2230703</text:p>
          </table:table-cell>
          <table:table-cell office:value-type="float" office:value="0.00000140895" calcext:value-type="float">
            <text:p>1.40895E-06</text:p>
          </table:table-cell>
          <table:table-cell office:value-type="float" office:value="5.759728" calcext:value-type="float">
            <text:p>5.759728</text:p>
          </table:table-cell>
          <table:table-cell office:value-type="float" office:value="0.2558041" calcext:value-type="float">
            <text:p>0.2558041</text:p>
          </table:table-cell>
          <table:table-cell office:value-type="float" office:value="0.02857937" calcext:value-type="float">
            <text:p>0.02857937</text:p>
          </table:table-cell>
          <table:table-cell office:value-type="float" office:value="0.02398442" calcext:value-type="float">
            <text:p>0.02398442</text:p>
          </table:table-cell>
          <table:table-cell office:value-type="float" office:value="0.01902972" calcext:value-type="float">
            <text:p>0.01902972</text:p>
          </table:table-cell>
          <table:table-cell office:value-type="float" office:value="0.0110114" calcext:value-type="float">
            <text:p>0.0110114</text:p>
          </table:table-cell>
          <table:table-cell office:value-type="float" office:value="0.009984773" calcext:value-type="float">
            <text:p>0.009984773</text:p>
          </table:table-cell>
          <table:table-cell office:value-type="float" office:value="0.01026321" calcext:value-type="float">
            <text:p>0.01026321</text:p>
          </table:table-cell>
          <table:table-cell office:value-type="float" office:value="0.01012274" calcext:value-type="float">
            <text:p>0.01012274</text:p>
          </table:table-cell>
          <table:table-cell office:value-type="float" office:value="0.06649438" calcext:value-type="float">
            <text:p>0.06649438</text:p>
          </table:table-cell>
          <table:table-cell office:value-type="float" office:value="0.01128627" calcext:value-type="float">
            <text:p>0.01128627</text:p>
          </table:table-cell>
          <table:table-cell office:value-type="float" office:value="0.0141834" calcext:value-type="float">
            <text:p>0.0141834</text:p>
          </table:table-cell>
          <table:table-cell office:value-type="float" office:value="0.01224413" calcext:value-type="float">
            <text:p>0.01224413</text:p>
          </table:table-cell>
          <table:table-cell office:value-type="float" office:value="0.01265915" calcext:value-type="float">
            <text:p>0.01265915</text:p>
          </table:table-cell>
          <table:table-cell office:value-type="float" office:value="0.01736217" calcext:value-type="float">
            <text:p>0.01736217</text:p>
          </table:table-cell>
          <table:table-cell office:value-type="float" office:value="1.169397" calcext:value-type="float">
            <text:p>1.169397</text:p>
          </table:table-cell>
          <table:table-cell office:value-type="float" office:value="4.099422" calcext:value-type="float">
            <text:p>4.099422</text:p>
          </table:table-cell>
          <table:table-cell office:value-type="float" office:value="903.4887" calcext:value-type="float">
            <text:p>903.4887</text:p>
          </table:table-cell>
          <table:table-cell office:value-type="float" office:value="0" calcext:value-type="float">
            <text:p>0</text:p>
          </table:table-cell>
          <table:table-cell office:value-type="float" office:value="-0.7919146" calcext:value-type="float">
            <text:p>-0.79191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4.287904" calcext:value-type="float">
            <text:p>4.287904</text:p>
          </table:table-cell>
          <table:table-cell office:value-type="float" office:value="450.2155" calcext:value-type="float">
            <text:p>450.2155</text:p>
          </table:table-cell>
          <table:table-cell office:value-type="float" office:value="0" calcext:value-type="float">
            <text:p>0</text:p>
          </table:table-cell>
          <table:table-cell office:value-type="float" office:value="-10.87373" calcext:value-type="float">
            <text:p>-10.87373</text:p>
          </table:table-cell>
          <table:table-cell office:value-type="float" office:value="0.03388858" calcext:value-type="float">
            <text:p>0.03388858</text:p>
          </table:table-cell>
          <table:table-cell office:value-type="float" office:value="5.236185" calcext:value-type="float">
            <text:p>5.23618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01447" calcext:value-type="float">
            <text:p>0.0130144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73851" calcext:value-type="float">
            <text:p>3.873851</text:p>
          </table:table-cell>
          <table:table-cell office:value-type="float" office:value="-0.3144223" calcext:value-type="float">
            <text:p>-0.3144223</text:p>
          </table:table-cell>
          <table:table-cell office:value-type="float" office:value="-0.2230332" calcext:value-type="float">
            <text:p>-0.2230332</text:p>
          </table:table-cell>
          <table:table-cell office:value-type="float" office:value="0.000001483228" calcext:value-type="float">
            <text:p>1.483228E-06</text:p>
          </table:table-cell>
          <table:table-cell office:value-type="float" office:value="5.752703" calcext:value-type="float">
            <text:p>5.752703</text:p>
          </table:table-cell>
          <table:table-cell office:value-type="float" office:value="0.284485" calcext:value-type="float">
            <text:p>0.284485</text:p>
          </table:table-cell>
          <table:table-cell office:value-type="float" office:value="0.02838793" calcext:value-type="float">
            <text:p>0.02838793</text:p>
          </table:table-cell>
          <table:table-cell office:value-type="float" office:value="0.02410749" calcext:value-type="float">
            <text:p>0.02410749</text:p>
          </table:table-cell>
          <table:table-cell office:value-type="float" office:value="0.01903628" calcext:value-type="float">
            <text:p>0.01903628</text:p>
          </table:table-cell>
          <table:table-cell office:value-type="float" office:value="0.0110217" calcext:value-type="float">
            <text:p>0.0110217</text:p>
          </table:table-cell>
          <table:table-cell office:value-type="float" office:value="0.009936538" calcext:value-type="float">
            <text:p>0.009936538</text:p>
          </table:table-cell>
          <table:table-cell office:value-type="float" office:value="0.01006489" calcext:value-type="float">
            <text:p>0.01006489</text:p>
          </table:table-cell>
          <table:table-cell office:value-type="float" office:value="0.01007213" calcext:value-type="float">
            <text:p>0.01007213</text:p>
          </table:table-cell>
          <table:table-cell office:value-type="float" office:value="0.07467242" calcext:value-type="float">
            <text:p>0.07467242</text:p>
          </table:table-cell>
          <table:table-cell office:value-type="float" office:value="0.01019432" calcext:value-type="float">
            <text:p>0.01019432</text:p>
          </table:table-cell>
          <table:table-cell office:value-type="float" office:value="0.01284147" calcext:value-type="float">
            <text:p>0.01284147</text:p>
          </table:table-cell>
          <table:table-cell office:value-type="float" office:value="0.01171036" calcext:value-type="float">
            <text:p>0.01171036</text:p>
          </table:table-cell>
          <table:table-cell office:value-type="float" office:value="0.01218522" calcext:value-type="float">
            <text:p>0.01218522</text:p>
          </table:table-cell>
          <table:table-cell office:value-type="float" office:value="0.01629267" calcext:value-type="float">
            <text:p>0.01629267</text:p>
          </table:table-cell>
          <table:table-cell office:value-type="float" office:value="0.8950298" calcext:value-type="float">
            <text:p>0.8950298</text:p>
          </table:table-cell>
          <table:table-cell office:value-type="float" office:value="3.874834" calcext:value-type="float">
            <text:p>3.874834</text:p>
          </table:table-cell>
          <table:table-cell office:value-type="float" office:value="1014.574" calcext:value-type="float">
            <text:p>1014.574</text:p>
          </table:table-cell>
          <table:table-cell office:value-type="float" office:value="0" calcext:value-type="float">
            <text:p>0</text:p>
          </table:table-cell>
          <table:table-cell office:value-type="float" office:value="-0.7919766" calcext:value-type="float">
            <text:p>-0.79197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4.300322" calcext:value-type="float">
            <text:p>4.300322</text:p>
          </table:table-cell>
          <table:table-cell office:value-type="float" office:value="450.194" calcext:value-type="float">
            <text:p>450.194</text:p>
          </table:table-cell>
          <table:table-cell office:value-type="float" office:value="0" calcext:value-type="float">
            <text:p>0</text:p>
          </table:table-cell>
          <table:table-cell office:value-type="float" office:value="-11.25321" calcext:value-type="float">
            <text:p>-11.25321</text:p>
          </table:table-cell>
          <table:table-cell office:value-type="float" office:value="0.03310462" calcext:value-type="float">
            <text:p>0.03310462</text:p>
          </table:table-cell>
          <table:table-cell office:value-type="float" office:value="5.111934" calcext:value-type="float">
            <text:p>5.11193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04397" calcext:value-type="float">
            <text:p>0.0130439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75248" calcext:value-type="float">
            <text:p>3.875248</text:p>
          </table:table-cell>
          <table:table-cell office:value-type="float" office:value="-0.314404" calcext:value-type="float">
            <text:p>-0.314404</text:p>
          </table:table-cell>
          <table:table-cell office:value-type="float" office:value="-0.223005" calcext:value-type="float">
            <text:p>-0.223005</text:p>
          </table:table-cell>
          <table:table-cell office:value-type="float" office:value="0.000001559825" calcext:value-type="float">
            <text:p>1.559825E-06</text:p>
          </table:table-cell>
          <table:table-cell office:value-type="float" office:value="5.746" calcext:value-type="float">
            <text:p>5.746</text:p>
          </table:table-cell>
          <table:table-cell office:value-type="float" office:value="0.2366892" calcext:value-type="float">
            <text:p>0.2366892</text:p>
          </table:table-cell>
          <table:table-cell office:value-type="float" office:value="0.0298036" calcext:value-type="float">
            <text:p>0.0298036</text:p>
          </table:table-cell>
          <table:table-cell office:value-type="float" office:value="0.02214409" calcext:value-type="float">
            <text:p>0.02214409</text:p>
          </table:table-cell>
          <table:table-cell office:value-type="float" office:value="0.01775681" calcext:value-type="float">
            <text:p>0.01775681</text:p>
          </table:table-cell>
          <table:table-cell office:value-type="float" office:value="0.01046665" calcext:value-type="float">
            <text:p>0.01046665</text:p>
          </table:table-cell>
          <table:table-cell office:value-type="float" office:value="0.009575973" calcext:value-type="float">
            <text:p>0.009575973</text:p>
          </table:table-cell>
          <table:table-cell office:value-type="float" office:value="0.009896345" calcext:value-type="float">
            <text:p>0.009896345</text:p>
          </table:table-cell>
          <table:table-cell office:value-type="float" office:value="0.01000633" calcext:value-type="float">
            <text:p>0.01000633</text:p>
          </table:table-cell>
          <table:table-cell office:value-type="float" office:value="0.3004843" calcext:value-type="float">
            <text:p>0.3004843</text:p>
          </table:table-cell>
          <table:table-cell office:value-type="float" office:value="0.04492838" calcext:value-type="float">
            <text:p>0.04492838</text:p>
          </table:table-cell>
          <table:table-cell office:value-type="float" office:value="0.01286769" calcext:value-type="float">
            <text:p>0.01286769</text:p>
          </table:table-cell>
          <table:table-cell office:value-type="float" office:value="0.0115834" calcext:value-type="float">
            <text:p>0.0115834</text:p>
          </table:table-cell>
          <table:table-cell office:value-type="float" office:value="0.01234499" calcext:value-type="float">
            <text:p>0.01234499</text:p>
          </table:table-cell>
          <table:table-cell office:value-type="float" office:value="0.01583468" calcext:value-type="float">
            <text:p>0.01583468</text:p>
          </table:table-cell>
          <table:table-cell office:value-type="float" office:value="0.6200479" calcext:value-type="float">
            <text:p>0.6200479</text:p>
          </table:table-cell>
          <table:table-cell office:value-type="float" office:value="3.641888" calcext:value-type="float">
            <text:p>3.641888</text:p>
          </table:table-cell>
          <table:table-cell office:value-type="float" office:value="1071.044" calcext:value-type="float">
            <text:p>1071.044</text:p>
          </table:table-cell>
          <table:table-cell office:value-type="float" office:value="0" calcext:value-type="float">
            <text:p>0</text:p>
          </table:table-cell>
          <table:table-cell office:value-type="float" office:value="-0.7920417" calcext:value-type="float">
            <text:p>-0.79204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4.31585" calcext:value-type="float">
            <text:p>4.31585</text:p>
          </table:table-cell>
          <table:table-cell office:value-type="float" office:value="450.1747" calcext:value-type="float">
            <text:p>450.1747</text:p>
          </table:table-cell>
          <table:table-cell office:value-type="float" office:value="0" calcext:value-type="float">
            <text:p>0</text:p>
          </table:table-cell>
          <table:table-cell office:value-type="float" office:value="-11.65653" calcext:value-type="float">
            <text:p>-11.65653</text:p>
          </table:table-cell>
          <table:table-cell office:value-type="float" office:value="0.03179398" calcext:value-type="float">
            <text:p>0.03179398</text:p>
          </table:table-cell>
          <table:table-cell office:value-type="float" office:value="4.981649" calcext:value-type="float">
            <text:p>4.98164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07347" calcext:value-type="float">
            <text:p>0.0130734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76822" calcext:value-type="float">
            <text:p>3.876822</text:p>
          </table:table-cell>
          <table:table-cell office:value-type="float" office:value="-0.3143911" calcext:value-type="float">
            <text:p>-0.3143911</text:p>
          </table:table-cell>
          <table:table-cell office:value-type="float" office:value="-0.2230005" calcext:value-type="float">
            <text:p>-0.2230005</text:p>
          </table:table-cell>
          <table:table-cell office:value-type="float" office:value="0.000001639873" calcext:value-type="float">
            <text:p>1.639873E-06</text:p>
          </table:table-cell>
          <table:table-cell office:value-type="float" office:value="5.746955" calcext:value-type="float">
            <text:p>5.746955</text:p>
          </table:table-cell>
          <table:table-cell office:value-type="float" office:value="0.1377458" calcext:value-type="float">
            <text:p>0.1377458</text:p>
          </table:table-cell>
          <table:table-cell office:value-type="float" office:value="0.02656734" calcext:value-type="float">
            <text:p>0.02656734</text:p>
          </table:table-cell>
          <table:table-cell office:value-type="float" office:value="0.02208798" calcext:value-type="float">
            <text:p>0.02208798</text:p>
          </table:table-cell>
          <table:table-cell office:value-type="float" office:value="0.01746204" calcext:value-type="float">
            <text:p>0.01746204</text:p>
          </table:table-cell>
          <table:table-cell office:value-type="float" office:value="0.01020008" calcext:value-type="float">
            <text:p>0.01020008</text:p>
          </table:table-cell>
          <table:table-cell office:value-type="float" office:value="0.00936755" calcext:value-type="float">
            <text:p>0.00936755</text:p>
          </table:table-cell>
          <table:table-cell office:value-type="float" office:value="0.009803356" calcext:value-type="float">
            <text:p>0.009803356</text:p>
          </table:table-cell>
          <table:table-cell office:value-type="float" office:value="0.009929669" calcext:value-type="float">
            <text:p>0.009929669</text:p>
          </table:table-cell>
          <table:table-cell office:value-type="float" office:value="0.1026059" calcext:value-type="float">
            <text:p>0.1026059</text:p>
          </table:table-cell>
          <table:table-cell office:value-type="float" office:value="0.01370323" calcext:value-type="float">
            <text:p>0.01370323</text:p>
          </table:table-cell>
          <table:table-cell office:value-type="float" office:value="0.01296253" calcext:value-type="float">
            <text:p>0.01296253</text:p>
          </table:table-cell>
          <table:table-cell office:value-type="float" office:value="0.01136048" calcext:value-type="float">
            <text:p>0.01136048</text:p>
          </table:table-cell>
          <table:table-cell office:value-type="float" office:value="0.01232691" calcext:value-type="float">
            <text:p>0.01232691</text:p>
          </table:table-cell>
          <table:table-cell office:value-type="float" office:value="0.0153121" calcext:value-type="float">
            <text:p>0.0153121</text:p>
          </table:table-cell>
          <table:table-cell office:value-type="float" office:value="0.3572634" calcext:value-type="float">
            <text:p>0.3572634</text:p>
          </table:table-cell>
          <table:table-cell office:value-type="float" office:value="3.408989" calcext:value-type="float">
            <text:p>3.408989</text:p>
          </table:table-cell>
          <table:table-cell office:value-type="float" office:value="1128.223" calcext:value-type="float">
            <text:p>1128.223</text:p>
          </table:table-cell>
          <table:table-cell office:value-type="float" office:value="0" calcext:value-type="float">
            <text:p>0</text:p>
          </table:table-cell>
          <table:table-cell office:value-type="float" office:value="-0.7921111" calcext:value-type="float">
            <text:p>-0.79211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4.33355" calcext:value-type="float">
            <text:p>4.33355</text:p>
          </table:table-cell>
          <table:table-cell office:value-type="float" office:value="450.1547" calcext:value-type="float">
            <text:p>450.1547</text:p>
          </table:table-cell>
          <table:table-cell office:value-type="float" office:value="0" calcext:value-type="float">
            <text:p>0</text:p>
          </table:table-cell>
          <table:table-cell office:value-type="float" office:value="-12.08392" calcext:value-type="float">
            <text:p>-12.08392</text:p>
          </table:table-cell>
          <table:table-cell office:value-type="float" office:value="0.03151299" calcext:value-type="float">
            <text:p>0.03151299</text:p>
          </table:table-cell>
          <table:table-cell office:value-type="float" office:value="4.85306" calcext:value-type="float">
            <text:p>4.8530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10294" calcext:value-type="float">
            <text:p>0.0131029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78353" calcext:value-type="float">
            <text:p>3.878353</text:p>
          </table:table-cell>
          <table:table-cell office:value-type="float" office:value="-0.3145828" calcext:value-type="float">
            <text:p>-0.3145828</text:p>
          </table:table-cell>
          <table:table-cell office:value-type="float" office:value="-0.2229848" calcext:value-type="float">
            <text:p>-0.2229848</text:p>
          </table:table-cell>
          <table:table-cell office:value-type="float" office:value="0.000001720008" calcext:value-type="float">
            <text:p>1.720008E-06</text:p>
          </table:table-cell>
          <table:table-cell office:value-type="float" office:value="5.746042" calcext:value-type="float">
            <text:p>5.746042</text:p>
          </table:table-cell>
          <table:table-cell office:value-type="float" office:value="0.1104312" calcext:value-type="float">
            <text:p>0.1104312</text:p>
          </table:table-cell>
          <table:table-cell office:value-type="float" office:value="0.02576643" calcext:value-type="float">
            <text:p>0.02576643</text:p>
          </table:table-cell>
          <table:table-cell office:value-type="float" office:value="0.02239876" calcext:value-type="float">
            <text:p>0.02239876</text:p>
          </table:table-cell>
          <table:table-cell office:value-type="float" office:value="0.01756496" calcext:value-type="float">
            <text:p>0.01756496</text:p>
          </table:table-cell>
          <table:table-cell office:value-type="float" office:value="0.01018902" calcext:value-type="float">
            <text:p>0.01018902</text:p>
          </table:table-cell>
          <table:table-cell office:value-type="float" office:value="0.009348905" calcext:value-type="float">
            <text:p>0.009348905</text:p>
          </table:table-cell>
          <table:table-cell office:value-type="float" office:value="0.009659444" calcext:value-type="float">
            <text:p>0.009659444</text:p>
          </table:table-cell>
          <table:table-cell office:value-type="float" office:value="0.00984257" calcext:value-type="float">
            <text:p>0.00984257</text:p>
          </table:table-cell>
          <table:table-cell office:value-type="float" office:value="0.01919588" calcext:value-type="float">
            <text:p>0.01919588</text:p>
          </table:table-cell>
          <table:table-cell office:value-type="float" office:value="0.008701783" calcext:value-type="float">
            <text:p>0.008701783</text:p>
          </table:table-cell>
          <table:table-cell office:value-type="float" office:value="0.01209235" calcext:value-type="float">
            <text:p>0.01209235</text:p>
          </table:table-cell>
          <table:table-cell office:value-type="float" office:value="0.01083264" calcext:value-type="float">
            <text:p>0.01083264</text:p>
          </table:table-cell>
          <table:table-cell office:value-type="float" office:value="0.01166012" calcext:value-type="float">
            <text:p>0.01166012</text:p>
          </table:table-cell>
          <table:table-cell office:value-type="float" office:value="0.01445301" calcext:value-type="float">
            <text:p>0.01445301</text:p>
          </table:table-cell>
          <table:table-cell office:value-type="float" office:value="0.1038391" calcext:value-type="float">
            <text:p>0.1038391</text:p>
          </table:table-cell>
          <table:table-cell office:value-type="float" office:value="3.172801" calcext:value-type="float">
            <text:p>3.172801</text:p>
          </table:table-cell>
          <table:table-cell office:value-type="float" office:value="1190.115" calcext:value-type="float">
            <text:p>1190.115</text:p>
          </table:table-cell>
          <table:table-cell office:value-type="float" office:value="0" calcext:value-type="float">
            <text:p>0</text:p>
          </table:table-cell>
          <table:table-cell office:value-type="float" office:value="-0.7923386" calcext:value-type="float">
            <text:p>-0.792338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4.351739" calcext:value-type="float">
            <text:p>4.351739</text:p>
          </table:table-cell>
          <table:table-cell office:value-type="float" office:value="450.1326" calcext:value-type="float">
            <text:p>450.1326</text:p>
          </table:table-cell>
          <table:table-cell office:value-type="float" office:value="0" calcext:value-type="float">
            <text:p>0</text:p>
          </table:table-cell>
          <table:table-cell office:value-type="float" office:value="-12.52276" calcext:value-type="float">
            <text:p>-12.52276</text:p>
          </table:table-cell>
          <table:table-cell office:value-type="float" office:value="0.03317635" calcext:value-type="float">
            <text:p>0.03317635</text:p>
          </table:table-cell>
          <table:table-cell office:value-type="float" office:value="4.738618" calcext:value-type="float">
            <text:p>4.73861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13232" calcext:value-type="float">
            <text:p>0.0131323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79858" calcext:value-type="float">
            <text:p>3.879858</text:p>
          </table:table-cell>
          <table:table-cell office:value-type="float" office:value="-0.3147692" calcext:value-type="float">
            <text:p>-0.3147692</text:p>
          </table:table-cell>
          <table:table-cell office:value-type="float" office:value="-0.2229514" calcext:value-type="float">
            <text:p>-0.2229514</text:p>
          </table:table-cell>
          <table:table-cell office:value-type="float" office:value="0.000001802276" calcext:value-type="float">
            <text:p>1.802276E-06</text:p>
          </table:table-cell>
          <table:table-cell office:value-type="float" office:value="5.73236" calcext:value-type="float">
            <text:p>5.73236</text:p>
          </table:table-cell>
          <table:table-cell office:value-type="float" office:value="0.200679" calcext:value-type="float">
            <text:p>0.200679</text:p>
          </table:table-cell>
          <table:table-cell office:value-type="float" office:value="0.03088697" calcext:value-type="float">
            <text:p>0.03088697</text:p>
          </table:table-cell>
          <table:table-cell office:value-type="float" office:value="0.02474301" calcext:value-type="float">
            <text:p>0.02474301</text:p>
          </table:table-cell>
          <table:table-cell office:value-type="float" office:value="0.0188749" calcext:value-type="float">
            <text:p>0.0188749</text:p>
          </table:table-cell>
          <table:table-cell office:value-type="float" office:value="0.01071519" calcext:value-type="float">
            <text:p>0.01071519</text:p>
          </table:table-cell>
          <table:table-cell office:value-type="float" office:value="0.009724841" calcext:value-type="float">
            <text:p>0.009724841</text:p>
          </table:table-cell>
          <table:table-cell office:value-type="float" office:value="0.009462883" calcext:value-type="float">
            <text:p>0.009462883</text:p>
          </table:table-cell>
          <table:table-cell office:value-type="float" office:value="0.009740777" calcext:value-type="float">
            <text:p>0.009740777</text:p>
          </table:table-cell>
          <table:table-cell office:value-type="float" office:value="0.01038444" calcext:value-type="float">
            <text:p>0.01038444</text:p>
          </table:table-cell>
          <table:table-cell office:value-type="float" office:value="0.007114169" calcext:value-type="float">
            <text:p>0.007114169</text:p>
          </table:table-cell>
          <table:table-cell office:value-type="float" office:value="0.01075849" calcext:value-type="float">
            <text:p>0.01075849</text:p>
          </table:table-cell>
          <table:table-cell office:value-type="float" office:value="0.01002371" calcext:value-type="float">
            <text:p>0.01002371</text:p>
          </table:table-cell>
          <table:table-cell office:value-type="float" office:value="0.01057656" calcext:value-type="float">
            <text:p>0.01057656</text:p>
          </table:table-cell>
          <table:table-cell office:value-type="float" office:value="0.01315891" calcext:value-type="float">
            <text:p>0.01315891</text:p>
          </table:table-cell>
          <table:table-cell office:value-type="float" office:value="0.01740987" calcext:value-type="float">
            <text:p>0.01740987</text:p>
          </table:table-cell>
          <table:table-cell office:value-type="float" office:value="2.927829" calcext:value-type="float">
            <text:p>2.927829</text:p>
          </table:table-cell>
          <table:table-cell office:value-type="float" office:value="1292.456" calcext:value-type="float">
            <text:p>1292.456</text:p>
          </table:table-cell>
          <table:table-cell office:value-type="float" office:value="0" calcext:value-type="float">
            <text:p>0</text:p>
          </table:table-cell>
          <table:table-cell office:value-type="float" office:value="-0.7925282" calcext:value-type="float">
            <text:p>-0.792528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4.371995" calcext:value-type="float">
            <text:p>4.371995</text:p>
          </table:table-cell>
          <table:table-cell office:value-type="float" office:value="450.1056" calcext:value-type="float">
            <text:p>450.1056</text:p>
          </table:table-cell>
          <table:table-cell office:value-type="float" office:value="0" calcext:value-type="float">
            <text:p>0</text:p>
          </table:table-cell>
          <table:table-cell office:value-type="float" office:value="-12.97" calcext:value-type="float">
            <text:p>-12.97</text:p>
          </table:table-cell>
          <table:table-cell office:value-type="float" office:value="0.03517323" calcext:value-type="float">
            <text:p>0.03517323</text:p>
          </table:table-cell>
          <table:table-cell office:value-type="float" office:value="4.626962" calcext:value-type="float">
            <text:p>4.62696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16161" calcext:value-type="float">
            <text:p>0.0131616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81377" calcext:value-type="float">
            <text:p>3.881377</text:p>
          </table:table-cell>
          <table:table-cell office:value-type="float" office:value="-0.3147427" calcext:value-type="float">
            <text:p>-0.3147427</text:p>
          </table:table-cell>
          <table:table-cell office:value-type="float" office:value="-0.2229103" calcext:value-type="float">
            <text:p>-0.2229103</text:p>
          </table:table-cell>
          <table:table-cell office:value-type="float" office:value="0.000001887168" calcext:value-type="float">
            <text:p>1.887168E-06</text:p>
          </table:table-cell>
          <table:table-cell office:value-type="float" office:value="5.706223" calcext:value-type="float">
            <text:p>5.706223</text:p>
          </table:table-cell>
          <table:table-cell office:value-type="float" office:value="0.2875845" calcext:value-type="float">
            <text:p>0.2875845</text:p>
          </table:table-cell>
          <table:table-cell office:value-type="float" office:value="0.0431676" calcext:value-type="float">
            <text:p>0.0431676</text:p>
          </table:table-cell>
          <table:table-cell office:value-type="float" office:value="0.02793089" calcext:value-type="float">
            <text:p>0.02793089</text:p>
          </table:table-cell>
          <table:table-cell office:value-type="float" office:value="0.02079955" calcext:value-type="float">
            <text:p>0.02079955</text:p>
          </table:table-cell>
          <table:table-cell office:value-type="float" office:value="0.01157153" calcext:value-type="float">
            <text:p>0.01157153</text:p>
          </table:table-cell>
          <table:table-cell office:value-type="float" office:value="0.01053301" calcext:value-type="float">
            <text:p>0.01053301</text:p>
          </table:table-cell>
          <table:table-cell office:value-type="float" office:value="0.009285148" calcext:value-type="float">
            <text:p>0.009285148</text:p>
          </table:table-cell>
          <table:table-cell office:value-type="float" office:value="0.009633239" calcext:value-type="float">
            <text:p>0.009633239</text:p>
          </table:table-cell>
          <table:table-cell office:value-type="float" office:value="0.01400946" calcext:value-type="float">
            <text:p>0.01400946</text:p>
          </table:table-cell>
          <table:table-cell office:value-type="float" office:value="0.006485382" calcext:value-type="float">
            <text:p>0.006485382</text:p>
          </table:table-cell>
          <table:table-cell office:value-type="float" office:value="0.009996402" calcext:value-type="float">
            <text:p>0.009996402</text:p>
          </table:table-cell>
          <table:table-cell office:value-type="float" office:value="0.009381323" calcext:value-type="float">
            <text:p>0.009381323</text:p>
          </table:table-cell>
          <table:table-cell office:value-type="float" office:value="0.00953122" calcext:value-type="float">
            <text:p>0.00953122</text:p>
          </table:table-cell>
          <table:table-cell office:value-type="float" office:value="0.0117366" calcext:value-type="float">
            <text:p>0.0117366</text:p>
          </table:table-cell>
          <table:table-cell office:value-type="float" office:value="0.01601333" calcext:value-type="float">
            <text:p>0.01601333</text:p>
          </table:table-cell>
          <table:table-cell office:value-type="float" office:value="2.665673" calcext:value-type="float">
            <text:p>2.665673</text:p>
          </table:table-cell>
          <table:table-cell office:value-type="float" office:value="1442.337" calcext:value-type="float">
            <text:p>1442.337</text:p>
          </table:table-cell>
          <table:table-cell office:value-type="float" office:value="0" calcext:value-type="float">
            <text:p>0</text:p>
          </table:table-cell>
          <table:table-cell office:value-type="float" office:value="-0.7925866" calcext:value-type="float">
            <text:p>-0.79258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4.395909" calcext:value-type="float">
            <text:p>4.395909</text:p>
          </table:table-cell>
          <table:table-cell office:value-type="float" office:value="450.0778" calcext:value-type="float">
            <text:p>450.0778</text:p>
          </table:table-cell>
          <table:table-cell office:value-type="float" office:value="0" calcext:value-type="float">
            <text:p>0</text:p>
          </table:table-cell>
          <table:table-cell office:value-type="float" office:value="-13.42809" calcext:value-type="float">
            <text:p>-13.42809</text:p>
          </table:table-cell>
          <table:table-cell office:value-type="float" office:value="0.03355004" calcext:value-type="float">
            <text:p>0.03355004</text:p>
          </table:table-cell>
          <table:table-cell office:value-type="float" office:value="4.506971" calcext:value-type="float">
            <text:p>4.50697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19211" calcext:value-type="float">
            <text:p>0.0131921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8299" calcext:value-type="float">
            <text:p>3.88299</text:p>
          </table:table-cell>
          <table:table-cell office:value-type="float" office:value="-0.3147241" calcext:value-type="float">
            <text:p>-0.3147241</text:p>
          </table:table-cell>
          <table:table-cell office:value-type="float" office:value="-0.2228803" calcext:value-type="float">
            <text:p>-0.2228803</text:p>
          </table:table-cell>
          <table:table-cell office:value-type="float" office:value="0.000001978715" calcext:value-type="float">
            <text:p>1.978715E-06</text:p>
          </table:table-cell>
          <table:table-cell office:value-type="float" office:value="5.682168" calcext:value-type="float">
            <text:p>5.682168</text:p>
          </table:table-cell>
          <table:table-cell office:value-type="float" office:value="0.2027895" calcext:value-type="float">
            <text:p>0.2027895</text:p>
          </table:table-cell>
          <table:table-cell office:value-type="float" office:value="0.04370706" calcext:value-type="float">
            <text:p>0.04370706</text:p>
          </table:table-cell>
          <table:table-cell office:value-type="float" office:value="0.02927009" calcext:value-type="float">
            <text:p>0.02927009</text:p>
          </table:table-cell>
          <table:table-cell office:value-type="float" office:value="0.02155693" calcext:value-type="float">
            <text:p>0.02155693</text:p>
          </table:table-cell>
          <table:table-cell office:value-type="float" office:value="0.01196024" calcext:value-type="float">
            <text:p>0.01196024</text:p>
          </table:table-cell>
          <table:table-cell office:value-type="float" office:value="0.01100285" calcext:value-type="float">
            <text:p>0.01100285</text:p>
          </table:table-cell>
          <table:table-cell office:value-type="float" office:value="0.009174138" calcext:value-type="float">
            <text:p>0.009174138</text:p>
          </table:table-cell>
          <table:table-cell office:value-type="float" office:value="0.009527386" calcext:value-type="float">
            <text:p>0.009527386</text:p>
          </table:table-cell>
          <table:table-cell office:value-type="float" office:value="0.8520408" calcext:value-type="float">
            <text:p>0.8520408</text:p>
          </table:table-cell>
          <table:table-cell office:value-type="float" office:value="0.04168495" calcext:value-type="float">
            <text:p>0.04168495</text:p>
          </table:table-cell>
          <table:table-cell office:value-type="float" office:value="0.009598809" calcext:value-type="float">
            <text:p>0.009598809</text:p>
          </table:table-cell>
          <table:table-cell office:value-type="float" office:value="0.009006464" calcext:value-type="float">
            <text:p>0.009006464</text:p>
          </table:table-cell>
          <table:table-cell office:value-type="float" office:value="0.009087494" calcext:value-type="float">
            <text:p>0.009087494</text:p>
          </table:table-cell>
          <table:table-cell office:value-type="float" office:value="0.01109676" calcext:value-type="float">
            <text:p>0.01109676</text:p>
          </table:table-cell>
          <table:table-cell office:value-type="float" office:value="0.01537101" calcext:value-type="float">
            <text:p>0.01537101</text:p>
          </table:table-cell>
          <table:table-cell office:value-type="float" office:value="2.386974" calcext:value-type="float">
            <text:p>2.386974</text:p>
          </table:table-cell>
          <table:table-cell office:value-type="float" office:value="1190.533" calcext:value-type="float">
            <text:p>1190.533</text:p>
          </table:table-cell>
          <table:table-cell office:value-type="float" office:value="0" calcext:value-type="float">
            <text:p>0</text:p>
          </table:table-cell>
          <table:table-cell office:value-type="float" office:value="-0.7926492" calcext:value-type="float">
            <text:p>-0.79264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4.423751" calcext:value-type="float">
            <text:p>4.423751</text:p>
          </table:table-cell>
          <table:table-cell office:value-type="float" office:value="450.0517" calcext:value-type="float">
            <text:p>450.0517</text:p>
          </table:table-cell>
          <table:table-cell office:value-type="float" office:value="0" calcext:value-type="float">
            <text:p>0</text:p>
          </table:table-cell>
          <table:table-cell office:value-type="float" office:value="-13.8826" calcext:value-type="float">
            <text:p>-13.8826</text:p>
          </table:table-cell>
          <table:table-cell office:value-type="float" office:value="0.03109967" calcext:value-type="float">
            <text:p>0.03109967</text:p>
          </table:table-cell>
          <table:table-cell office:value-type="float" office:value="4.377334" calcext:value-type="float">
            <text:p>4.37733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23026" calcext:value-type="float">
            <text:p>0.0132302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84793" calcext:value-type="float">
            <text:p>3.884793</text:p>
          </table:table-cell>
          <table:table-cell office:value-type="float" office:value="-0.3147234" calcext:value-type="float">
            <text:p>-0.3147234</text:p>
          </table:table-cell>
          <table:table-cell office:value-type="float" office:value="-0.2228773" calcext:value-type="float">
            <text:p>-0.2228773</text:p>
          </table:table-cell>
          <table:table-cell office:value-type="float" office:value="0.000002071451" calcext:value-type="float">
            <text:p>2.071451E-06</text:p>
          </table:table-cell>
          <table:table-cell office:value-type="float" office:value="5.678442" calcext:value-type="float">
            <text:p>5.678442</text:p>
          </table:table-cell>
          <table:table-cell office:value-type="float" office:value="0.171457" calcext:value-type="float">
            <text:p>0.171457</text:p>
          </table:table-cell>
          <table:table-cell office:value-type="float" office:value="0.04519318" calcext:value-type="float">
            <text:p>0.04519318</text:p>
          </table:table-cell>
          <table:table-cell office:value-type="float" office:value="0.03181858" calcext:value-type="float">
            <text:p>0.03181858</text:p>
          </table:table-cell>
          <table:table-cell office:value-type="float" office:value="0.02205112" calcext:value-type="float">
            <text:p>0.02205112</text:p>
          </table:table-cell>
          <table:table-cell office:value-type="float" office:value="0.01225832" calcext:value-type="float">
            <text:p>0.01225832</text:p>
          </table:table-cell>
          <table:table-cell office:value-type="float" office:value="0.011367" calcext:value-type="float">
            <text:p>0.011367</text:p>
          </table:table-cell>
          <table:table-cell office:value-type="float" office:value="0.009479866" calcext:value-type="float">
            <text:p>0.009479866</text:p>
          </table:table-cell>
          <table:table-cell office:value-type="float" office:value="0.009438696" calcext:value-type="float">
            <text:p>0.009438696</text:p>
          </table:table-cell>
          <table:table-cell office:value-type="float" office:value="0.2188523" calcext:value-type="float">
            <text:p>0.2188523</text:p>
          </table:table-cell>
          <table:table-cell office:value-type="float" office:value="0.04694641" calcext:value-type="float">
            <text:p>0.04694641</text:p>
          </table:table-cell>
          <table:table-cell office:value-type="float" office:value="0.02145365" calcext:value-type="float">
            <text:p>0.02145365</text:p>
          </table:table-cell>
          <table:table-cell office:value-type="float" office:value="0.008914282" calcext:value-type="float">
            <text:p>0.008914282</text:p>
          </table:table-cell>
          <table:table-cell office:value-type="float" office:value="0.008980745" calcext:value-type="float">
            <text:p>0.008980745</text:p>
          </table:table-cell>
          <table:table-cell office:value-type="float" office:value="0.01094775" calcext:value-type="float">
            <text:p>0.01094775</text:p>
          </table:table-cell>
          <table:table-cell office:value-type="float" office:value="0.01560391" calcext:value-type="float">
            <text:p>0.01560391</text:p>
          </table:table-cell>
          <table:table-cell office:value-type="float" office:value="2.100402" calcext:value-type="float">
            <text:p>2.100402</text:p>
          </table:table-cell>
          <table:table-cell office:value-type="float" office:value="245.6082" calcext:value-type="float">
            <text:p>245.6082</text:p>
          </table:table-cell>
          <table:table-cell office:value-type="float" office:value="0" calcext:value-type="float">
            <text:p>0</text:p>
          </table:table-cell>
          <table:table-cell office:value-type="float" office:value="-0.7929016" calcext:value-type="float">
            <text:p>-0.79290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4.450798" calcext:value-type="float">
            <text:p>4.450798</text:p>
          </table:table-cell>
          <table:table-cell office:value-type="float" office:value="450.0259" calcext:value-type="float">
            <text:p>450.0259</text:p>
          </table:table-cell>
          <table:table-cell office:value-type="float" office:value="0" calcext:value-type="float">
            <text:p>0</text:p>
          </table:table-cell>
          <table:table-cell office:value-type="float" office:value="-14.27162" calcext:value-type="float">
            <text:p>-14.27162</text:p>
          </table:table-cell>
          <table:table-cell office:value-type="float" office:value="0.03176113" calcext:value-type="float">
            <text:p>0.03176113</text:p>
          </table:table-cell>
          <table:table-cell office:value-type="float" office:value="4.256492" calcext:value-type="float">
            <text:p>4.25649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25933" calcext:value-type="float">
            <text:p>0.0132593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8648" calcext:value-type="float">
            <text:p>3.88648</text:p>
          </table:table-cell>
          <table:table-cell office:value-type="float" office:value="-0.3147284" calcext:value-type="float">
            <text:p>-0.3147284</text:p>
          </table:table-cell>
          <table:table-cell office:value-type="float" office:value="-0.2228732" calcext:value-type="float">
            <text:p>-0.2228732</text:p>
          </table:table-cell>
          <table:table-cell office:value-type="float" office:value="0.000002166349" calcext:value-type="float">
            <text:p>2.166349E-06</text:p>
          </table:table-cell>
          <table:table-cell office:value-type="float" office:value="5.672984" calcext:value-type="float">
            <text:p>5.672984</text:p>
          </table:table-cell>
          <table:table-cell office:value-type="float" office:value="0.1010001" calcext:value-type="float">
            <text:p>0.1010001</text:p>
          </table:table-cell>
          <table:table-cell office:value-type="float" office:value="0.03856126" calcext:value-type="float">
            <text:p>0.03856126</text:p>
          </table:table-cell>
          <table:table-cell office:value-type="float" office:value="0.04898585" calcext:value-type="float">
            <text:p>0.04898585</text:p>
          </table:table-cell>
          <table:table-cell office:value-type="float" office:value="0.02205156" calcext:value-type="float">
            <text:p>0.02205156</text:p>
          </table:table-cell>
          <table:table-cell office:value-type="float" office:value="0.01238356" calcext:value-type="float">
            <text:p>0.01238356</text:p>
          </table:table-cell>
          <table:table-cell office:value-type="float" office:value="0.01158174" calcext:value-type="float">
            <text:p>0.01158174</text:p>
          </table:table-cell>
          <table:table-cell office:value-type="float" office:value="0.009675928" calcext:value-type="float">
            <text:p>0.009675928</text:p>
          </table:table-cell>
          <table:table-cell office:value-type="float" office:value="0.009382118" calcext:value-type="float">
            <text:p>0.009382118</text:p>
          </table:table-cell>
          <table:table-cell office:value-type="float" office:value="0.08488627" calcext:value-type="float">
            <text:p>0.08488627</text:p>
          </table:table-cell>
          <table:table-cell office:value-type="float" office:value="0.01834479" calcext:value-type="float">
            <text:p>0.01834479</text:p>
          </table:table-cell>
          <table:table-cell office:value-type="float" office:value="0.01823034" calcext:value-type="float">
            <text:p>0.01823034</text:p>
          </table:table-cell>
          <table:table-cell office:value-type="float" office:value="0.008928214" calcext:value-type="float">
            <text:p>0.008928214</text:p>
          </table:table-cell>
          <table:table-cell office:value-type="float" office:value="0.008995472" calcext:value-type="float">
            <text:p>0.008995472</text:p>
          </table:table-cell>
          <table:table-cell office:value-type="float" office:value="0.01106733" calcext:value-type="float">
            <text:p>0.01106733</text:p>
          </table:table-cell>
          <table:table-cell office:value-type="float" office:value="0.01552692" calcext:value-type="float">
            <text:p>0.01552692</text:p>
          </table:table-cell>
          <table:table-cell office:value-type="float" office:value="1.814236" calcext:value-type="float">
            <text:p>1.814236</text:p>
          </table:table-cell>
          <table:table-cell office:value-type="float" office:value="506.8859" calcext:value-type="float">
            <text:p>506.8859</text:p>
          </table:table-cell>
          <table:table-cell office:value-type="float" office:value="0" calcext:value-type="float">
            <text:p>0</text:p>
          </table:table-cell>
          <table:table-cell office:value-type="float" office:value="-0.7934936" calcext:value-type="float">
            <text:p>-0.79349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4.47536" calcext:value-type="float">
            <text:p>4.47536</text:p>
          </table:table-cell>
          <table:table-cell office:value-type="float" office:value="450.0015" calcext:value-type="float">
            <text:p>450.0015</text:p>
          </table:table-cell>
          <table:table-cell office:value-type="float" office:value="0" calcext:value-type="float">
            <text:p>0</text:p>
          </table:table-cell>
          <table:table-cell office:value-type="float" office:value="-14.62756" calcext:value-type="float">
            <text:p>-14.62756</text:p>
          </table:table-cell>
          <table:table-cell office:value-type="float" office:value="0.03121628" calcext:value-type="float">
            <text:p>0.03121628</text:p>
          </table:table-cell>
          <table:table-cell office:value-type="float" office:value="4.142433" calcext:value-type="float">
            <text:p>4.14243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28862" calcext:value-type="float">
            <text:p>0.0132886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88262" calcext:value-type="float">
            <text:p>3.888262</text:p>
          </table:table-cell>
          <table:table-cell office:value-type="float" office:value="-0.3147433" calcext:value-type="float">
            <text:p>-0.3147433</text:p>
          </table:table-cell>
          <table:table-cell office:value-type="float" office:value="-0.2228684" calcext:value-type="float">
            <text:p>-0.2228684</text:p>
          </table:table-cell>
          <table:table-cell office:value-type="float" office:value="0.000002263345" calcext:value-type="float">
            <text:p>2.263345E-06</text:p>
          </table:table-cell>
          <table:table-cell office:value-type="float" office:value="5.670399" calcext:value-type="float">
            <text:p>5.670399</text:p>
          </table:table-cell>
          <table:table-cell office:value-type="float" office:value="0.06967993" calcext:value-type="float">
            <text:p>0.06967993</text:p>
          </table:table-cell>
          <table:table-cell office:value-type="float" office:value="0.03512408" calcext:value-type="float">
            <text:p>0.03512408</text:p>
          </table:table-cell>
          <table:table-cell office:value-type="float" office:value="0.03985556" calcext:value-type="float">
            <text:p>0.03985556</text:p>
          </table:table-cell>
          <table:table-cell office:value-type="float" office:value="0.02214929" calcext:value-type="float">
            <text:p>0.02214929</text:p>
          </table:table-cell>
          <table:table-cell office:value-type="float" office:value="0.01251931" calcext:value-type="float">
            <text:p>0.01251931</text:p>
          </table:table-cell>
          <table:table-cell office:value-type="float" office:value="0.01178207" calcext:value-type="float">
            <text:p>0.01178207</text:p>
          </table:table-cell>
          <table:table-cell office:value-type="float" office:value="0.009754408" calcext:value-type="float">
            <text:p>0.009754408</text:p>
          </table:table-cell>
          <table:table-cell office:value-type="float" office:value="0.009357912" calcext:value-type="float">
            <text:p>0.009357912</text:p>
          </table:table-cell>
          <table:table-cell office:value-type="float" office:value="0.03233717" calcext:value-type="float">
            <text:p>0.03233717</text:p>
          </table:table-cell>
          <table:table-cell office:value-type="float" office:value="0.01239205" calcext:value-type="float">
            <text:p>0.01239205</text:p>
          </table:table-cell>
          <table:table-cell office:value-type="float" office:value="0.01458589" calcext:value-type="float">
            <text:p>0.01458589</text:p>
          </table:table-cell>
          <table:table-cell office:value-type="float" office:value="0.008716807" calcext:value-type="float">
            <text:p>0.008716807</text:p>
          </table:table-cell>
          <table:table-cell office:value-type="float" office:value="0.00871501" calcext:value-type="float">
            <text:p>0.00871501</text:p>
          </table:table-cell>
          <table:table-cell office:value-type="float" office:value="0.01080791" calcext:value-type="float">
            <text:p>0.01080791</text:p>
          </table:table-cell>
          <table:table-cell office:value-type="float" office:value="0.01537936" calcext:value-type="float">
            <text:p>0.01537936</text:p>
          </table:table-cell>
          <table:table-cell office:value-type="float" office:value="1.540771" calcext:value-type="float">
            <text:p>1.540771</text:p>
          </table:table-cell>
          <table:table-cell office:value-type="float" office:value="732.2239" calcext:value-type="float">
            <text:p>732.2239</text:p>
          </table:table-cell>
          <table:table-cell office:value-type="float" office:value="0" calcext:value-type="float">
            <text:p>0</text:p>
          </table:table-cell>
          <table:table-cell office:value-type="float" office:value="-0.794628" calcext:value-type="float">
            <text:p>-0.79462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4.501154" calcext:value-type="float">
            <text:p>4.501154</text:p>
          </table:table-cell>
          <table:table-cell office:value-type="float" office:value="449.976" calcext:value-type="float">
            <text:p>449.976</text:p>
          </table:table-cell>
          <table:table-cell office:value-type="float" office:value="0" calcext:value-type="float">
            <text:p>0</text:p>
          </table:table-cell>
          <table:table-cell office:value-type="float" office:value="-15.01528" calcext:value-type="float">
            <text:p>-15.01528</text:p>
          </table:table-cell>
          <table:table-cell office:value-type="float" office:value="0.03104436" calcext:value-type="float">
            <text:p>0.03104436</text:p>
          </table:table-cell>
          <table:table-cell office:value-type="float" office:value="4.043264" calcext:value-type="float">
            <text:p>4.04326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31792" calcext:value-type="float">
            <text:p>0.0133179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90123" calcext:value-type="float">
            <text:p>3.890123</text:p>
          </table:table-cell>
          <table:table-cell office:value-type="float" office:value="-0.3147293" calcext:value-type="float">
            <text:p>-0.3147293</text:p>
          </table:table-cell>
          <table:table-cell office:value-type="float" office:value="-0.2228622" calcext:value-type="float">
            <text:p>-0.2228622</text:p>
          </table:table-cell>
          <table:table-cell office:value-type="float" office:value="0.000002366243" calcext:value-type="float">
            <text:p>2.366243E-06</text:p>
          </table:table-cell>
          <table:table-cell office:value-type="float" office:value="5.677258" calcext:value-type="float">
            <text:p>5.677258</text:p>
          </table:table-cell>
          <table:table-cell office:value-type="float" office:value="0.06281527" calcext:value-type="float">
            <text:p>0.06281527</text:p>
          </table:table-cell>
          <table:table-cell office:value-type="float" office:value="0.03388434" calcext:value-type="float">
            <text:p>0.03388434</text:p>
          </table:table-cell>
          <table:table-cell office:value-type="float" office:value="0.03374957" calcext:value-type="float">
            <text:p>0.03374957</text:p>
          </table:table-cell>
          <table:table-cell office:value-type="float" office:value="0.02171894" calcext:value-type="float">
            <text:p>0.02171894</text:p>
          </table:table-cell>
          <table:table-cell office:value-type="float" office:value="0.01242219" calcext:value-type="float">
            <text:p>0.01242219</text:p>
          </table:table-cell>
          <table:table-cell office:value-type="float" office:value="0.01180233" calcext:value-type="float">
            <text:p>0.01180233</text:p>
          </table:table-cell>
          <table:table-cell office:value-type="float" office:value="0.009739811" calcext:value-type="float">
            <text:p>0.009739811</text:p>
          </table:table-cell>
          <table:table-cell office:value-type="float" office:value="0.009343046" calcext:value-type="float">
            <text:p>0.009343046</text:p>
          </table:table-cell>
          <table:table-cell office:value-type="float" office:value="0.09505782" calcext:value-type="float">
            <text:p>0.09505782</text:p>
          </table:table-cell>
          <table:table-cell office:value-type="float" office:value="0.02159382" calcext:value-type="float">
            <text:p>0.02159382</text:p>
          </table:table-cell>
          <table:table-cell office:value-type="float" office:value="0.01663982" calcext:value-type="float">
            <text:p>0.01663982</text:p>
          </table:table-cell>
          <table:table-cell office:value-type="float" office:value="0.00863611" calcext:value-type="float">
            <text:p>0.00863611</text:p>
          </table:table-cell>
          <table:table-cell office:value-type="float" office:value="0.008629669" calcext:value-type="float">
            <text:p>0.008629669</text:p>
          </table:table-cell>
          <table:table-cell office:value-type="float" office:value="0.01070583" calcext:value-type="float">
            <text:p>0.01070583</text:p>
          </table:table-cell>
          <table:table-cell office:value-type="float" office:value="0.01518282" calcext:value-type="float">
            <text:p>0.01518282</text:p>
          </table:table-cell>
          <table:table-cell office:value-type="float" office:value="1.316611" calcext:value-type="float">
            <text:p>1.316611</text:p>
          </table:table-cell>
          <table:table-cell office:value-type="float" office:value="915.3765" calcext:value-type="float">
            <text:p>915.3765</text:p>
          </table:table-cell>
          <table:table-cell office:value-type="float" office:value="0" calcext:value-type="float">
            <text:p>0</text:p>
          </table:table-cell>
          <table:table-cell office:value-type="float" office:value="-0.7948111" calcext:value-type="float">
            <text:p>-0.79481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4.526929" calcext:value-type="float">
            <text:p>4.526929</text:p>
          </table:table-cell>
          <table:table-cell office:value-type="float" office:value="449.9524" calcext:value-type="float">
            <text:p>449.9524</text:p>
          </table:table-cell>
          <table:table-cell office:value-type="float" office:value="0" calcext:value-type="float">
            <text:p>0</text:p>
          </table:table-cell>
          <table:table-cell office:value-type="float" office:value="-15.37927" calcext:value-type="float">
            <text:p>-15.37927</text:p>
          </table:table-cell>
          <table:table-cell office:value-type="float" office:value="0.03034118" calcext:value-type="float">
            <text:p>0.03034118</text:p>
          </table:table-cell>
          <table:table-cell office:value-type="float" office:value="3.965836" calcext:value-type="float">
            <text:p>3.96583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34733" calcext:value-type="float">
            <text:p>0.0133473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9208" calcext:value-type="float">
            <text:p>3.89208</text:p>
          </table:table-cell>
          <table:table-cell office:value-type="float" office:value="-0.3146998" calcext:value-type="float">
            <text:p>-0.3146998</text:p>
          </table:table-cell>
          <table:table-cell office:value-type="float" office:value="-0.2228548" calcext:value-type="float">
            <text:p>-0.2228548</text:p>
          </table:table-cell>
          <table:table-cell office:value-type="float" office:value="0.000002471731" calcext:value-type="float">
            <text:p>2.471731E-06</text:p>
          </table:table-cell>
          <table:table-cell office:value-type="float" office:value="5.682026" calcext:value-type="float">
            <text:p>5.682026</text:p>
          </table:table-cell>
          <table:table-cell office:value-type="float" office:value="0.03767926" calcext:value-type="float">
            <text:p>0.03767926</text:p>
          </table:table-cell>
          <table:table-cell office:value-type="float" office:value="0.02915255" calcext:value-type="float">
            <text:p>0.02915255</text:p>
          </table:table-cell>
          <table:table-cell office:value-type="float" office:value="0.02837369" calcext:value-type="float">
            <text:p>0.02837369</text:p>
          </table:table-cell>
          <table:table-cell office:value-type="float" office:value="0.02025556" calcext:value-type="float">
            <text:p>0.02025556</text:p>
          </table:table-cell>
          <table:table-cell office:value-type="float" office:value="0.01186814" calcext:value-type="float">
            <text:p>0.01186814</text:p>
          </table:table-cell>
          <table:table-cell office:value-type="float" office:value="0.01141972" calcext:value-type="float">
            <text:p>0.01141972</text:p>
          </table:table-cell>
          <table:table-cell office:value-type="float" office:value="0.009641314" calcext:value-type="float">
            <text:p>0.009641314</text:p>
          </table:table-cell>
          <table:table-cell office:value-type="float" office:value="0.009314485" calcext:value-type="float">
            <text:p>0.009314485</text:p>
          </table:table-cell>
          <table:table-cell office:value-type="float" office:value="0.02562419" calcext:value-type="float">
            <text:p>0.02562419</text:p>
          </table:table-cell>
          <table:table-cell office:value-type="float" office:value="0.01065712" calcext:value-type="float">
            <text:p>0.01065712</text:p>
          </table:table-cell>
          <table:table-cell office:value-type="float" office:value="0.01440914" calcext:value-type="float">
            <text:p>0.01440914</text:p>
          </table:table-cell>
          <table:table-cell office:value-type="float" office:value="0.008577382" calcext:value-type="float">
            <text:p>0.008577382</text:p>
          </table:table-cell>
          <table:table-cell office:value-type="float" office:value="0.008658597" calcext:value-type="float">
            <text:p>0.008658597</text:p>
          </table:table-cell>
          <table:table-cell office:value-type="float" office:value="0.01074534" calcext:value-type="float">
            <text:p>0.01074534</text:p>
          </table:table-cell>
          <table:table-cell office:value-type="float" office:value="0.01495077" calcext:value-type="float">
            <text:p>0.01495077</text:p>
          </table:table-cell>
          <table:table-cell office:value-type="float" office:value="1.174157" calcext:value-type="float">
            <text:p>1.174157</text:p>
          </table:table-cell>
          <table:table-cell office:value-type="float" office:value="1035.164" calcext:value-type="float">
            <text:p>1035.164</text:p>
          </table:table-cell>
          <table:table-cell office:value-type="float" office:value="0" calcext:value-type="float">
            <text:p>0</text:p>
          </table:table-cell>
          <table:table-cell office:value-type="float" office:value="-0.7948988" calcext:value-type="float">
            <text:p>-0.79489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4.552383" calcext:value-type="float">
            <text:p>4.552383</text:p>
          </table:table-cell>
          <table:table-cell office:value-type="float" office:value="449.9338" calcext:value-type="float">
            <text:p>449.9338</text:p>
          </table:table-cell>
          <table:table-cell office:value-type="float" office:value="0" calcext:value-type="float">
            <text:p>0</text:p>
          </table:table-cell>
          <table:table-cell office:value-type="float" office:value="-15.74149" calcext:value-type="float">
            <text:p>-15.74149</text:p>
          </table:table-cell>
          <table:table-cell office:value-type="float" office:value="0.02948387" calcext:value-type="float">
            <text:p>0.02948387</text:p>
          </table:table-cell>
          <table:table-cell office:value-type="float" office:value="3.900262" calcext:value-type="float">
            <text:p>3.90026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37674" calcext:value-type="float">
            <text:p>0.0133767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94102" calcext:value-type="float">
            <text:p>3.894102</text:p>
          </table:table-cell>
          <table:table-cell office:value-type="float" office:value="-0.3146671" calcext:value-type="float">
            <text:p>-0.3146671</text:p>
          </table:table-cell>
          <table:table-cell office:value-type="float" office:value="-0.2228435" calcext:value-type="float">
            <text:p>-0.2228435</text:p>
          </table:table-cell>
          <table:table-cell office:value-type="float" office:value="0.000002576172" calcext:value-type="float">
            <text:p>2.576172E-06</text:p>
          </table:table-cell>
          <table:table-cell office:value-type="float" office:value="5.683974" calcext:value-type="float">
            <text:p>5.683974</text:p>
          </table:table-cell>
          <table:table-cell office:value-type="float" office:value="0.02873337" calcext:value-type="float">
            <text:p>0.02873337</text:p>
          </table:table-cell>
          <table:table-cell office:value-type="float" office:value="0.02436078" calcext:value-type="float">
            <text:p>0.02436078</text:p>
          </table:table-cell>
          <table:table-cell office:value-type="float" office:value="0.02319082" calcext:value-type="float">
            <text:p>0.02319082</text:p>
          </table:table-cell>
          <table:table-cell office:value-type="float" office:value="0.01752914" calcext:value-type="float">
            <text:p>0.01752914</text:p>
          </table:table-cell>
          <table:table-cell office:value-type="float" office:value="0.01051461" calcext:value-type="float">
            <text:p>0.01051461</text:p>
          </table:table-cell>
          <table:table-cell office:value-type="float" office:value="0.0102746" calcext:value-type="float">
            <text:p>0.0102746</text:p>
          </table:table-cell>
          <table:table-cell office:value-type="float" office:value="0.009470603" calcext:value-type="float">
            <text:p>0.009470603</text:p>
          </table:table-cell>
          <table:table-cell office:value-type="float" office:value="0.009257238" calcext:value-type="float">
            <text:p>0.009257238</text:p>
          </table:table-cell>
          <table:table-cell office:value-type="float" office:value="0.0213146" calcext:value-type="float">
            <text:p>0.0213146</text:p>
          </table:table-cell>
          <table:table-cell office:value-type="float" office:value="0.009629486" calcext:value-type="float">
            <text:p>0.009629486</text:p>
          </table:table-cell>
          <table:table-cell office:value-type="float" office:value="0.01341412" calcext:value-type="float">
            <text:p>0.01341412</text:p>
          </table:table-cell>
          <table:table-cell office:value-type="float" office:value="0.008864704" calcext:value-type="float">
            <text:p>0.008864704</text:p>
          </table:table-cell>
          <table:table-cell office:value-type="float" office:value="0.009293988" calcext:value-type="float">
            <text:p>0.009293988</text:p>
          </table:table-cell>
          <table:table-cell office:value-type="float" office:value="0.01157837" calcext:value-type="float">
            <text:p>0.01157837</text:p>
          </table:table-cell>
          <table:table-cell office:value-type="float" office:value="0.01480676" calcext:value-type="float">
            <text:p>0.01480676</text:p>
          </table:table-cell>
          <table:table-cell office:value-type="float" office:value="1.050452" calcext:value-type="float">
            <text:p>1.050452</text:p>
          </table:table-cell>
          <table:table-cell office:value-type="float" office:value="1070.337" calcext:value-type="float">
            <text:p>1070.337</text:p>
          </table:table-cell>
          <table:table-cell office:value-type="float" office:value="0" calcext:value-type="float">
            <text:p>0</text:p>
          </table:table-cell>
          <table:table-cell office:value-type="float" office:value="-0.7949518" calcext:value-type="float">
            <text:p>-0.79495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4.577022" calcext:value-type="float">
            <text:p>4.577022</text:p>
          </table:table-cell>
          <table:table-cell office:value-type="float" office:value="449.9166" calcext:value-type="float">
            <text:p>449.9166</text:p>
          </table:table-cell>
          <table:table-cell office:value-type="float" office:value="0" calcext:value-type="float">
            <text:p>0</text:p>
          </table:table-cell>
          <table:table-cell office:value-type="float" office:value="-16.12317" calcext:value-type="float">
            <text:p>-16.12317</text:p>
          </table:table-cell>
          <table:table-cell office:value-type="float" office:value="0.02925305" calcext:value-type="float">
            <text:p>0.02925305</text:p>
          </table:table-cell>
          <table:table-cell office:value-type="float" office:value="3.845233" calcext:value-type="float">
            <text:p>3.84523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40612" calcext:value-type="float">
            <text:p>0.0134061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9621" calcext:value-type="float">
            <text:p>3.89621</text:p>
          </table:table-cell>
          <table:table-cell office:value-type="float" office:value="-0.3147285" calcext:value-type="float">
            <text:p>-0.3147285</text:p>
          </table:table-cell>
          <table:table-cell office:value-type="float" office:value="-0.2228264" calcext:value-type="float">
            <text:p>-0.2228264</text:p>
          </table:table-cell>
          <table:table-cell office:value-type="float" office:value="0.000002683234" calcext:value-type="float">
            <text:p>2.683234E-06</text:p>
          </table:table-cell>
          <table:table-cell office:value-type="float" office:value="5.684008" calcext:value-type="float">
            <text:p>5.684008</text:p>
          </table:table-cell>
          <table:table-cell office:value-type="float" office:value="0.02425106" calcext:value-type="float">
            <text:p>0.02425106</text:p>
          </table:table-cell>
          <table:table-cell office:value-type="float" office:value="0.02374239" calcext:value-type="float">
            <text:p>0.02374239</text:p>
          </table:table-cell>
          <table:table-cell office:value-type="float" office:value="0.02194508" calcext:value-type="float">
            <text:p>0.02194508</text:p>
          </table:table-cell>
          <table:table-cell office:value-type="float" office:value="0.01671251" calcext:value-type="float">
            <text:p>0.01671251</text:p>
          </table:table-cell>
          <table:table-cell office:value-type="float" office:value="0.009968753" calcext:value-type="float">
            <text:p>0.009968753</text:p>
          </table:table-cell>
          <table:table-cell office:value-type="float" office:value="0.009680992" calcext:value-type="float">
            <text:p>0.009680992</text:p>
          </table:table-cell>
          <table:table-cell office:value-type="float" office:value="0.009273636" calcext:value-type="float">
            <text:p>0.009273636</text:p>
          </table:table-cell>
          <table:table-cell office:value-type="float" office:value="0.009176286" calcext:value-type="float">
            <text:p>0.009176286</text:p>
          </table:table-cell>
          <table:table-cell office:value-type="float" office:value="0.0099169" calcext:value-type="float">
            <text:p>0.0099169</text:p>
          </table:table-cell>
          <table:table-cell office:value-type="float" office:value="0.007884146" calcext:value-type="float">
            <text:p>0.007884146</text:p>
          </table:table-cell>
          <table:table-cell office:value-type="float" office:value="0.01148587" calcext:value-type="float">
            <text:p>0.01148587</text:p>
          </table:table-cell>
          <table:table-cell office:value-type="float" office:value="0.008611395" calcext:value-type="float">
            <text:p>0.008611395</text:p>
          </table:table-cell>
          <table:table-cell office:value-type="float" office:value="0.009159048" calcext:value-type="float">
            <text:p>0.009159048</text:p>
          </table:table-cell>
          <table:table-cell office:value-type="float" office:value="0.01156139" calcext:value-type="float">
            <text:p>0.01156139</text:p>
          </table:table-cell>
          <table:table-cell office:value-type="float" office:value="0.01451832" calcext:value-type="float">
            <text:p>0.01451832</text:p>
          </table:table-cell>
          <table:table-cell office:value-type="float" office:value="0.9287761" calcext:value-type="float">
            <text:p>0.9287761</text:p>
          </table:table-cell>
          <table:table-cell office:value-type="float" office:value="1128.327" calcext:value-type="float">
            <text:p>1128.327</text:p>
          </table:table-cell>
          <table:table-cell office:value-type="float" office:value="0" calcext:value-type="float">
            <text:p>0</text:p>
          </table:table-cell>
          <table:table-cell office:value-type="float" office:value="-0.7950808" calcext:value-type="float">
            <text:p>-0.79508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4.601662" calcext:value-type="float">
            <text:p>4.601662</text:p>
          </table:table-cell>
          <table:table-cell office:value-type="float" office:value="449.898" calcext:value-type="float">
            <text:p>449.898</text:p>
          </table:table-cell>
          <table:table-cell office:value-type="float" office:value="0" calcext:value-type="float">
            <text:p>0</text:p>
          </table:table-cell>
          <table:table-cell office:value-type="float" office:value="-16.51729" calcext:value-type="float">
            <text:p>-16.51729</text:p>
          </table:table-cell>
          <table:table-cell office:value-type="float" office:value="0.02937617" calcext:value-type="float">
            <text:p>0.02937617</text:p>
          </table:table-cell>
          <table:table-cell office:value-type="float" office:value="3.800149" calcext:value-type="float">
            <text:p>3.80014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4354" calcext:value-type="float">
            <text:p>0.013435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898338" calcext:value-type="float">
            <text:p>3.898338</text:p>
          </table:table-cell>
          <table:table-cell office:value-type="float" office:value="-0.3148567" calcext:value-type="float">
            <text:p>-0.3148567</text:p>
          </table:table-cell>
          <table:table-cell office:value-type="float" office:value="-0.2228002" calcext:value-type="float">
            <text:p>-0.2228002</text:p>
          </table:table-cell>
          <table:table-cell office:value-type="float" office:value="0.000002796727" calcext:value-type="float">
            <text:p>2.796727E-06</text:p>
          </table:table-cell>
          <table:table-cell office:value-type="float" office:value="5.677369" calcext:value-type="float">
            <text:p>5.677369</text:p>
          </table:table-cell>
          <table:table-cell office:value-type="float" office:value="0.03017591" calcext:value-type="float">
            <text:p>0.03017591</text:p>
          </table:table-cell>
          <table:table-cell office:value-type="float" office:value="0.02386955" calcext:value-type="float">
            <text:p>0.02386955</text:p>
          </table:table-cell>
          <table:table-cell office:value-type="float" office:value="0.02187457" calcext:value-type="float">
            <text:p>0.02187457</text:p>
          </table:table-cell>
          <table:table-cell office:value-type="float" office:value="0.01672795" calcext:value-type="float">
            <text:p>0.01672795</text:p>
          </table:table-cell>
          <table:table-cell office:value-type="float" office:value="0.009931257" calcext:value-type="float">
            <text:p>0.009931257</text:p>
          </table:table-cell>
          <table:table-cell office:value-type="float" office:value="0.009598148" calcext:value-type="float">
            <text:p>0.009598148</text:p>
          </table:table-cell>
          <table:table-cell office:value-type="float" office:value="0.009094854" calcext:value-type="float">
            <text:p>0.009094854</text:p>
          </table:table-cell>
          <table:table-cell office:value-type="float" office:value="0.009077423" calcext:value-type="float">
            <text:p>0.009077423</text:p>
          </table:table-cell>
          <table:table-cell office:value-type="float" office:value="0.002575658" calcext:value-type="float">
            <text:p>0.002575658</text:p>
          </table:table-cell>
          <table:table-cell office:value-type="float" office:value="0.006781573" calcext:value-type="float">
            <text:p>0.006781573</text:p>
          </table:table-cell>
          <table:table-cell office:value-type="float" office:value="0.01001904" calcext:value-type="float">
            <text:p>0.01001904</text:p>
          </table:table-cell>
          <table:table-cell office:value-type="float" office:value="0.008332873" calcext:value-type="float">
            <text:p>0.008332873</text:p>
          </table:table-cell>
          <table:table-cell office:value-type="float" office:value="0.008756245" calcext:value-type="float">
            <text:p>0.008756245</text:p>
          </table:table-cell>
          <table:table-cell office:value-type="float" office:value="0.01093746" calcext:value-type="float">
            <text:p>0.01093746</text:p>
          </table:table-cell>
          <table:table-cell office:value-type="float" office:value="0.01417259" calcext:value-type="float">
            <text:p>0.01417259</text:p>
          </table:table-cell>
          <table:table-cell office:value-type="float" office:value="0.8020118" calcext:value-type="float">
            <text:p>0.8020118</text:p>
          </table:table-cell>
          <table:table-cell office:value-type="float" office:value="1199.661" calcext:value-type="float">
            <text:p>1199.661</text:p>
          </table:table-cell>
          <table:table-cell office:value-type="float" office:value="0" calcext:value-type="float">
            <text:p>0</text:p>
          </table:table-cell>
          <table:table-cell office:value-type="float" office:value="-0.7952365" calcext:value-type="float">
            <text:p>-0.795236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4.625794" calcext:value-type="float">
            <text:p>4.625794</text:p>
          </table:table-cell>
          <table:table-cell office:value-type="float" office:value="449.8776" calcext:value-type="float">
            <text:p>449.8776</text:p>
          </table:table-cell>
          <table:table-cell office:value-type="float" office:value="0" calcext:value-type="float">
            <text:p>0</text:p>
          </table:table-cell>
          <table:table-cell office:value-type="float" office:value="-16.91802" calcext:value-type="float">
            <text:p>-16.91802</text:p>
          </table:table-cell>
          <table:table-cell office:value-type="float" office:value="0.03006708" calcext:value-type="float">
            <text:p>0.03006708</text:p>
          </table:table-cell>
          <table:table-cell office:value-type="float" office:value="3.761481" calcext:value-type="float">
            <text:p>3.76148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46457" calcext:value-type="float">
            <text:p>0.0134645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00442" calcext:value-type="float">
            <text:p>3.900442</text:p>
          </table:table-cell>
          <table:table-cell office:value-type="float" office:value="-0.3148474" calcext:value-type="float">
            <text:p>-0.3148474</text:p>
          </table:table-cell>
          <table:table-cell office:value-type="float" office:value="-0.2227622" calcext:value-type="float">
            <text:p>-0.2227622</text:p>
          </table:table-cell>
          <table:table-cell office:value-type="float" office:value="0.000002916448" calcext:value-type="float">
            <text:p>2.916448E-06</text:p>
          </table:table-cell>
          <table:table-cell office:value-type="float" office:value="5.658556" calcext:value-type="float">
            <text:p>5.658556</text:p>
          </table:table-cell>
          <table:table-cell office:value-type="float" office:value="0.06328715" calcext:value-type="float">
            <text:p>0.06328715</text:p>
          </table:table-cell>
          <table:table-cell office:value-type="float" office:value="0.02985574" calcext:value-type="float">
            <text:p>0.02985574</text:p>
          </table:table-cell>
          <table:table-cell office:value-type="float" office:value="0.02256992" calcext:value-type="float">
            <text:p>0.02256992</text:p>
          </table:table-cell>
          <table:table-cell office:value-type="float" office:value="0.01718358" calcext:value-type="float">
            <text:p>0.01718358</text:p>
          </table:table-cell>
          <table:table-cell office:value-type="float" office:value="0.01008796" calcext:value-type="float">
            <text:p>0.01008796</text:p>
          </table:table-cell>
          <table:table-cell office:value-type="float" office:value="0.009678859" calcext:value-type="float">
            <text:p>0.009678859</text:p>
          </table:table-cell>
          <table:table-cell office:value-type="float" office:value="0.008883612" calcext:value-type="float">
            <text:p>0.008883612</text:p>
          </table:table-cell>
          <table:table-cell office:value-type="float" office:value="0.00897242" calcext:value-type="float">
            <text:p>0.00897242</text:p>
          </table:table-cell>
          <table:table-cell office:value-type="float" office:value="0.0041478" calcext:value-type="float">
            <text:p>0.0041478</text:p>
          </table:table-cell>
          <table:table-cell office:value-type="float" office:value="0.006204816" calcext:value-type="float">
            <text:p>0.006204816</text:p>
          </table:table-cell>
          <table:table-cell office:value-type="float" office:value="0.008707424" calcext:value-type="float">
            <text:p>0.008707424</text:p>
          </table:table-cell>
          <table:table-cell office:value-type="float" office:value="0.007909182" calcext:value-type="float">
            <text:p>0.007909182</text:p>
          </table:table-cell>
          <table:table-cell office:value-type="float" office:value="0.008261696" calcext:value-type="float">
            <text:p>0.008261696</text:p>
          </table:table-cell>
          <table:table-cell office:value-type="float" office:value="0.01021956" calcext:value-type="float">
            <text:p>0.01021956</text:p>
          </table:table-cell>
          <table:table-cell office:value-type="float" office:value="0.01376296" calcext:value-type="float">
            <text:p>0.01376296</text:p>
          </table:table-cell>
          <table:table-cell office:value-type="float" office:value="0.6693971" calcext:value-type="float">
            <text:p>0.6693971</text:p>
          </table:table-cell>
          <table:table-cell office:value-type="float" office:value="1283.404" calcext:value-type="float">
            <text:p>1283.404</text:p>
          </table:table-cell>
          <table:table-cell office:value-type="float" office:value="0" calcext:value-type="float">
            <text:p>0</text:p>
          </table:table-cell>
          <table:table-cell office:value-type="float" office:value="-0.7953069" calcext:value-type="float">
            <text:p>-0.795306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4.651503" calcext:value-type="float">
            <text:p>4.651503</text:p>
          </table:table-cell>
          <table:table-cell office:value-type="float" office:value="449.8549" calcext:value-type="float">
            <text:p>449.8549</text:p>
          </table:table-cell>
          <table:table-cell office:value-type="float" office:value="0" calcext:value-type="float">
            <text:p>0</text:p>
          </table:table-cell>
          <table:table-cell office:value-type="float" office:value="-17.32411" calcext:value-type="float">
            <text:p>-17.32411</text:p>
          </table:table-cell>
          <table:table-cell office:value-type="float" office:value="0.03044214" calcext:value-type="float">
            <text:p>0.03044214</text:p>
          </table:table-cell>
          <table:table-cell office:value-type="float" office:value="3.723566" calcext:value-type="float">
            <text:p>3.72356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49355" calcext:value-type="float">
            <text:p>0.0134935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02552" calcext:value-type="float">
            <text:p>3.902552</text:p>
          </table:table-cell>
          <table:table-cell office:value-type="float" office:value="-0.314826" calcext:value-type="float">
            <text:p>-0.314826</text:p>
          </table:table-cell>
          <table:table-cell office:value-type="float" office:value="-0.2227221" calcext:value-type="float">
            <text:p>-0.2227221</text:p>
          </table:table-cell>
          <table:table-cell office:value-type="float" office:value="0.000003040309" calcext:value-type="float">
            <text:p>3.040309E-06</text:p>
          </table:table-cell>
          <table:table-cell office:value-type="float" office:value="5.632918" calcext:value-type="float">
            <text:p>5.632918</text:p>
          </table:table-cell>
          <table:table-cell office:value-type="float" office:value="0.0682646" calcext:value-type="float">
            <text:p>0.0682646</text:p>
          </table:table-cell>
          <table:table-cell office:value-type="float" office:value="0.03648712" calcext:value-type="float">
            <text:p>0.03648712</text:p>
          </table:table-cell>
          <table:table-cell office:value-type="float" office:value="0.02346053" calcext:value-type="float">
            <text:p>0.02346053</text:p>
          </table:table-cell>
          <table:table-cell office:value-type="float" office:value="0.01768343" calcext:value-type="float">
            <text:p>0.01768343</text:p>
          </table:table-cell>
          <table:table-cell office:value-type="float" office:value="0.01031699" calcext:value-type="float">
            <text:p>0.01031699</text:p>
          </table:table-cell>
          <table:table-cell office:value-type="float" office:value="0.009866803" calcext:value-type="float">
            <text:p>0.009866803</text:p>
          </table:table-cell>
          <table:table-cell office:value-type="float" office:value="0.008659751" calcext:value-type="float">
            <text:p>0.008659751</text:p>
          </table:table-cell>
          <table:table-cell office:value-type="float" office:value="0.0088672" calcext:value-type="float">
            <text:p>0.0088672</text:p>
          </table:table-cell>
          <table:table-cell office:value-type="float" office:value="0.00446659" calcext:value-type="float">
            <text:p>0.00446659</text:p>
          </table:table-cell>
          <table:table-cell office:value-type="float" office:value="0.006219104" calcext:value-type="float">
            <text:p>0.006219104</text:p>
          </table:table-cell>
          <table:table-cell office:value-type="float" office:value="0.007985262" calcext:value-type="float">
            <text:p>0.007985262</text:p>
          </table:table-cell>
          <table:table-cell office:value-type="float" office:value="0.007587366" calcext:value-type="float">
            <text:p>0.007587366</text:p>
          </table:table-cell>
          <table:table-cell office:value-type="float" office:value="0.007835263" calcext:value-type="float">
            <text:p>0.007835263</text:p>
          </table:table-cell>
          <table:table-cell office:value-type="float" office:value="0.009489862" calcext:value-type="float">
            <text:p>0.009489862</text:p>
          </table:table-cell>
          <table:table-cell office:value-type="float" office:value="0.01332022" calcext:value-type="float">
            <text:p>0.01332022</text:p>
          </table:table-cell>
          <table:table-cell office:value-type="float" office:value="0.5307606" calcext:value-type="float">
            <text:p>0.5307606</text:p>
          </table:table-cell>
          <table:table-cell office:value-type="float" office:value="1372.412" calcext:value-type="float">
            <text:p>1372.412</text:p>
          </table:table-cell>
          <table:table-cell office:value-type="float" office:value="0" calcext:value-type="float">
            <text:p>0</text:p>
          </table:table-cell>
          <table:table-cell office:value-type="float" office:value="-0.7953669" calcext:value-type="float">
            <text:p>-0.79536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4.678123" calcext:value-type="float">
            <text:p>4.678123</text:p>
          </table:table-cell>
          <table:table-cell office:value-type="float" office:value="449.8303" calcext:value-type="float">
            <text:p>449.8303</text:p>
          </table:table-cell>
          <table:table-cell office:value-type="float" office:value="0" calcext:value-type="float">
            <text:p>0</text:p>
          </table:table-cell>
          <table:table-cell office:value-type="float" office:value="-17.73037" calcext:value-type="float">
            <text:p>-17.73037</text:p>
          </table:table-cell>
          <table:table-cell office:value-type="float" office:value="0.0310308" calcext:value-type="float">
            <text:p>0.0310308</text:p>
          </table:table-cell>
          <table:table-cell office:value-type="float" office:value="3.684789" calcext:value-type="float">
            <text:p>3.68478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52228" calcext:value-type="float">
            <text:p>0.0135222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04641" calcext:value-type="float">
            <text:p>3.904641</text:p>
          </table:table-cell>
          <table:table-cell office:value-type="float" office:value="-0.3435816" calcext:value-type="float">
            <text:p>-0.3435816</text:p>
          </table:table-cell>
          <table:table-cell office:value-type="float" office:value="-0.2226821" calcext:value-type="float">
            <text:p>-0.2226821</text:p>
          </table:table-cell>
          <table:table-cell office:value-type="float" office:value="0.000003167977" calcext:value-type="float">
            <text:p>3.167977E-06</text:p>
          </table:table-cell>
          <table:table-cell office:value-type="float" office:value="5.601511" calcext:value-type="float">
            <text:p>5.601511</text:p>
          </table:table-cell>
          <table:table-cell office:value-type="float" office:value="0.07434914" calcext:value-type="float">
            <text:p>0.07434914</text:p>
          </table:table-cell>
          <table:table-cell office:value-type="float" office:value="0.04184142" calcext:value-type="float">
            <text:p>0.04184142</text:p>
          </table:table-cell>
          <table:table-cell office:value-type="float" office:value="0.02583156" calcext:value-type="float">
            <text:p>0.02583156</text:p>
          </table:table-cell>
          <table:table-cell office:value-type="float" office:value="0.01891642" calcext:value-type="float">
            <text:p>0.01891642</text:p>
          </table:table-cell>
          <table:table-cell office:value-type="float" office:value="0.01082227" calcext:value-type="float">
            <text:p>0.01082227</text:p>
          </table:table-cell>
          <table:table-cell office:value-type="float" office:value="0.01022721" calcext:value-type="float">
            <text:p>0.01022721</text:p>
          </table:table-cell>
          <table:table-cell office:value-type="float" office:value="0.00842372" calcext:value-type="float">
            <text:p>0.00842372</text:p>
          </table:table-cell>
          <table:table-cell office:value-type="float" office:value="0.008757646" calcext:value-type="float">
            <text:p>0.008757646</text:p>
          </table:table-cell>
          <table:table-cell office:value-type="float" office:value="0.005024358" calcext:value-type="float">
            <text:p>0.005024358</text:p>
          </table:table-cell>
          <table:table-cell office:value-type="float" office:value="0.005419511" calcext:value-type="float">
            <text:p>0.005419511</text:p>
          </table:table-cell>
          <table:table-cell office:value-type="float" office:value="0.00773087" calcext:value-type="float">
            <text:p>0.00773087</text:p>
          </table:table-cell>
          <table:table-cell office:value-type="float" office:value="0.007316647" calcext:value-type="float">
            <text:p>0.007316647</text:p>
          </table:table-cell>
          <table:table-cell office:value-type="float" office:value="0.007410145" calcext:value-type="float">
            <text:p>0.007410145</text:p>
          </table:table-cell>
          <table:table-cell office:value-type="float" office:value="0.008770549" calcext:value-type="float">
            <text:p>0.008770549</text:p>
          </table:table-cell>
          <table:table-cell office:value-type="float" office:value="0.01283591" calcext:value-type="float">
            <text:p>0.01283591</text:p>
          </table:table-cell>
          <table:table-cell office:value-type="float" office:value="0.3874236" calcext:value-type="float">
            <text:p>0.3874236</text:p>
          </table:table-cell>
          <table:table-cell office:value-type="float" office:value="1495.192" calcext:value-type="float">
            <text:p>1495.192</text:p>
          </table:table-cell>
          <table:table-cell office:value-type="float" office:value="0" calcext:value-type="float">
            <text:p>0</text:p>
          </table:table-cell>
          <table:table-cell office:value-type="float" office:value="-0.795504" calcext:value-type="float">
            <text:p>-0.7955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4.705686" calcext:value-type="float">
            <text:p>4.705686</text:p>
          </table:table-cell>
          <table:table-cell office:value-type="float" office:value="449.8041" calcext:value-type="float">
            <text:p>449.8041</text:p>
          </table:table-cell>
          <table:table-cell office:value-type="float" office:value="0" calcext:value-type="float">
            <text:p>0</text:p>
          </table:table-cell>
          <table:table-cell office:value-type="float" office:value="-18.12519" calcext:value-type="float">
            <text:p>-18.12519</text:p>
          </table:table-cell>
          <table:table-cell office:value-type="float" office:value="0.03145351" calcext:value-type="float">
            <text:p>0.03145351</text:p>
          </table:table-cell>
          <table:table-cell office:value-type="float" office:value="3.64524" calcext:value-type="float">
            <text:p>3.6452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55076" calcext:value-type="float">
            <text:p>0.0135507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06698" calcext:value-type="float">
            <text:p>3.906698</text:p>
          </table:table-cell>
          <table:table-cell office:value-type="float" office:value="-0.3336991" calcext:value-type="float">
            <text:p>-0.3336991</text:p>
          </table:table-cell>
          <table:table-cell office:value-type="float" office:value="-0.2226422" calcext:value-type="float">
            <text:p>-0.2226422</text:p>
          </table:table-cell>
          <table:table-cell office:value-type="float" office:value="0.0000033037" calcext:value-type="float">
            <text:p>3.3037E-06</text:p>
          </table:table-cell>
          <table:table-cell office:value-type="float" office:value="5.565309" calcext:value-type="float">
            <text:p>5.565309</text:p>
          </table:table-cell>
          <table:table-cell office:value-type="float" office:value="0.07540794" calcext:value-type="float">
            <text:p>0.07540794</text:p>
          </table:table-cell>
          <table:table-cell office:value-type="float" office:value="0.04585192" calcext:value-type="float">
            <text:p>0.04585192</text:p>
          </table:table-cell>
          <table:table-cell office:value-type="float" office:value="0.02749937" calcext:value-type="float">
            <text:p>0.02749937</text:p>
          </table:table-cell>
          <table:table-cell office:value-type="float" office:value="0.01981342" calcext:value-type="float">
            <text:p>0.01981342</text:p>
          </table:table-cell>
          <table:table-cell office:value-type="float" office:value="0.01126107" calcext:value-type="float">
            <text:p>0.01126107</text:p>
          </table:table-cell>
          <table:table-cell office:value-type="float" office:value="0.01056763" calcext:value-type="float">
            <text:p>0.01056763</text:p>
          </table:table-cell>
          <table:table-cell office:value-type="float" office:value="0.00817565" calcext:value-type="float">
            <text:p>0.00817565</text:p>
          </table:table-cell>
          <table:table-cell office:value-type="float" office:value="0.008649813" calcext:value-type="float">
            <text:p>0.008649813</text:p>
          </table:table-cell>
          <table:table-cell office:value-type="float" office:value="0.005598175" calcext:value-type="float">
            <text:p>0.005598175</text:p>
          </table:table-cell>
          <table:table-cell office:value-type="float" office:value="0.005038648" calcext:value-type="float">
            <text:p>0.005038648</text:p>
          </table:table-cell>
          <table:table-cell office:value-type="float" office:value="0.007573486" calcext:value-type="float">
            <text:p>0.007573486</text:p>
          </table:table-cell>
          <table:table-cell office:value-type="float" office:value="0.007095413" calcext:value-type="float">
            <text:p>0.007095413</text:p>
          </table:table-cell>
          <table:table-cell office:value-type="float" office:value="0.007096272" calcext:value-type="float">
            <text:p>0.007096272</text:p>
          </table:table-cell>
          <table:table-cell office:value-type="float" office:value="0.008194056" calcext:value-type="float">
            <text:p>0.008194056</text:p>
          </table:table-cell>
          <table:table-cell office:value-type="float" office:value="0.01230175" calcext:value-type="float">
            <text:p>0.01230175</text:p>
          </table:table-cell>
          <table:table-cell office:value-type="float" office:value="0.24082" calcext:value-type="float">
            <text:p>0.24082</text:p>
          </table:table-cell>
          <table:table-cell office:value-type="float" office:value="1619.445" calcext:value-type="float">
            <text:p>1619.445</text:p>
          </table:table-cell>
          <table:table-cell office:value-type="float" office:value="0" calcext:value-type="float">
            <text:p>0</text:p>
          </table:table-cell>
          <table:table-cell office:value-type="float" office:value="-0.7955189" calcext:value-type="float">
            <text:p>-0.795518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4.733654" calcext:value-type="float">
            <text:p>4.733654</text:p>
          </table:table-cell>
          <table:table-cell office:value-type="float" office:value="449.7756" calcext:value-type="float">
            <text:p>449.7756</text:p>
          </table:table-cell>
          <table:table-cell office:value-type="float" office:value="0" calcext:value-type="float">
            <text:p>0</text:p>
          </table:table-cell>
          <table:table-cell office:value-type="float" office:value="-18.50077" calcext:value-type="float">
            <text:p>-18.50077</text:p>
          </table:table-cell>
          <table:table-cell office:value-type="float" office:value="0.03204333" calcext:value-type="float">
            <text:p>0.03204333</text:p>
          </table:table-cell>
          <table:table-cell office:value-type="float" office:value="3.606936" calcext:value-type="float">
            <text:p>3.60693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57893" calcext:value-type="float">
            <text:p>0.0135789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08726" calcext:value-type="float">
            <text:p>3.908726</text:p>
          </table:table-cell>
          <table:table-cell office:value-type="float" office:value="-0.3241372" calcext:value-type="float">
            <text:p>-0.3241372</text:p>
          </table:table-cell>
          <table:table-cell office:value-type="float" office:value="-0.222604" calcext:value-type="float">
            <text:p>-0.222604</text:p>
          </table:table-cell>
          <table:table-cell office:value-type="float" office:value="0.000003441583" calcext:value-type="float">
            <text:p>3.441583E-06</text:p>
          </table:table-cell>
          <table:table-cell office:value-type="float" office:value="5.525226" calcext:value-type="float">
            <text:p>5.525226</text:p>
          </table:table-cell>
          <table:table-cell office:value-type="float" office:value="0.08443349" calcext:value-type="float">
            <text:p>0.08443349</text:p>
          </table:table-cell>
          <table:table-cell office:value-type="float" office:value="0.04957544" calcext:value-type="float">
            <text:p>0.04957544</text:p>
          </table:table-cell>
          <table:table-cell office:value-type="float" office:value="0.02928476" calcext:value-type="float">
            <text:p>0.02928476</text:p>
          </table:table-cell>
          <table:table-cell office:value-type="float" office:value="0.02093367" calcext:value-type="float">
            <text:p>0.02093367</text:p>
          </table:table-cell>
          <table:table-cell office:value-type="float" office:value="0.01182601" calcext:value-type="float">
            <text:p>0.01182601</text:p>
          </table:table-cell>
          <table:table-cell office:value-type="float" office:value="0.0110683" calcext:value-type="float">
            <text:p>0.0110683</text:p>
          </table:table-cell>
          <table:table-cell office:value-type="float" office:value="0.007947532" calcext:value-type="float">
            <text:p>0.007947532</text:p>
          </table:table-cell>
          <table:table-cell office:value-type="float" office:value="0.008543999" calcext:value-type="float">
            <text:p>0.008543999</text:p>
          </table:table-cell>
          <table:table-cell office:value-type="float" office:value="0.006903208" calcext:value-type="float">
            <text:p>0.006903208</text:p>
          </table:table-cell>
          <table:table-cell office:value-type="float" office:value="0.004531798" calcext:value-type="float">
            <text:p>0.004531798</text:p>
          </table:table-cell>
          <table:table-cell office:value-type="float" office:value="0.007500964" calcext:value-type="float">
            <text:p>0.007500964</text:p>
          </table:table-cell>
          <table:table-cell office:value-type="float" office:value="0.006965116" calcext:value-type="float">
            <text:p>0.006965116</text:p>
          </table:table-cell>
          <table:table-cell office:value-type="float" office:value="0.006859392" calcext:value-type="float">
            <text:p>0.006859392</text:p>
          </table:table-cell>
          <table:table-cell office:value-type="float" office:value="0.007764438" calcext:value-type="float">
            <text:p>0.007764438</text:p>
          </table:table-cell>
          <table:table-cell office:value-type="float" office:value="0.01178992" calcext:value-type="float">
            <text:p>0.01178992</text:p>
          </table:table-cell>
          <table:table-cell office:value-type="float" office:value="0.09859583" calcext:value-type="float">
            <text:p>0.09859583</text:p>
          </table:table-cell>
          <table:table-cell office:value-type="float" office:value="1764.216" calcext:value-type="float">
            <text:p>1764.216</text:p>
          </table:table-cell>
          <table:table-cell office:value-type="float" office:value="0" calcext:value-type="float">
            <text:p>0</text:p>
          </table:table-cell>
          <table:table-cell office:value-type="float" office:value="-0.7955291" calcext:value-type="float">
            <text:p>-0.79552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4.764474" calcext:value-type="float">
            <text:p>4.764474</text:p>
          </table:table-cell>
          <table:table-cell office:value-type="float" office:value="449.7504" calcext:value-type="float">
            <text:p>449.7504</text:p>
          </table:table-cell>
          <table:table-cell office:value-type="float" office:value="0" calcext:value-type="float">
            <text:p>0</text:p>
          </table:table-cell>
          <table:table-cell office:value-type="float" office:value="-18.83247" calcext:value-type="float">
            <text:p>-18.83247</text:p>
          </table:table-cell>
          <table:table-cell office:value-type="float" office:value="0.03131657" calcext:value-type="float">
            <text:p>0.03131657</text:p>
          </table:table-cell>
          <table:table-cell office:value-type="float" office:value="3.58472" calcext:value-type="float">
            <text:p>3.5847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607" calcext:value-type="float">
            <text:p>0.01360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1072" calcext:value-type="float">
            <text:p>3.91072</text:p>
          </table:table-cell>
          <table:table-cell office:value-type="float" office:value="-0.3201953" calcext:value-type="float">
            <text:p>-0.3201953</text:p>
          </table:table-cell>
          <table:table-cell office:value-type="float" office:value="-0.2225878" calcext:value-type="float">
            <text:p>-0.2225878</text:p>
          </table:table-cell>
          <table:table-cell office:value-type="float" office:value="0.000003586376" calcext:value-type="float">
            <text:p>3.586376E-06</text:p>
          </table:table-cell>
          <table:table-cell office:value-type="float" office:value="5.507951" calcext:value-type="float">
            <text:p>5.507951</text:p>
          </table:table-cell>
          <table:table-cell office:value-type="float" office:value="0.05320993" calcext:value-type="float">
            <text:p>0.05320993</text:p>
          </table:table-cell>
          <table:table-cell office:value-type="float" office:value="0.03757083" calcext:value-type="float">
            <text:p>0.03757083</text:p>
          </table:table-cell>
          <table:table-cell office:value-type="float" office:value="0.02798775" calcext:value-type="float">
            <text:p>0.02798775</text:p>
          </table:table-cell>
          <table:table-cell office:value-type="float" office:value="0.02044504" calcext:value-type="float">
            <text:p>0.02044504</text:p>
          </table:table-cell>
          <table:table-cell office:value-type="float" office:value="0.01171464" calcext:value-type="float">
            <text:p>0.01171464</text:p>
          </table:table-cell>
          <table:table-cell office:value-type="float" office:value="0.01107403" calcext:value-type="float">
            <text:p>0.01107403</text:p>
          </table:table-cell>
          <table:table-cell office:value-type="float" office:value="0.007780903" calcext:value-type="float">
            <text:p>0.007780903</text:p>
          </table:table-cell>
          <table:table-cell office:value-type="float" office:value="0.008447676" calcext:value-type="float">
            <text:p>0.008447676</text:p>
          </table:table-cell>
          <table:table-cell office:value-type="float" office:value="0.02482293" calcext:value-type="float">
            <text:p>0.02482293</text:p>
          </table:table-cell>
          <table:table-cell office:value-type="float" office:value="0.005168327" calcext:value-type="float">
            <text:p>0.005168327</text:p>
          </table:table-cell>
          <table:table-cell office:value-type="float" office:value="0.007377181" calcext:value-type="float">
            <text:p>0.007377181</text:p>
          </table:table-cell>
          <table:table-cell office:value-type="float" office:value="0.006948892" calcext:value-type="float">
            <text:p>0.006948892</text:p>
          </table:table-cell>
          <table:table-cell office:value-type="float" office:value="0.006914761" calcext:value-type="float">
            <text:p>0.006914761</text:p>
          </table:table-cell>
          <table:table-cell office:value-type="float" office:value="0.007733029" calcext:value-type="float">
            <text:p>0.007733029</text:p>
          </table:table-cell>
          <table:table-cell office:value-type="float" office:value="0.01149714" calcext:value-type="float">
            <text:p>0.01149714</text:p>
          </table:table-cell>
          <table:table-cell office:value-type="float" office:value="0.01709415" calcext:value-type="float">
            <text:p>0.01709415</text:p>
          </table:table-cell>
          <table:table-cell office:value-type="float" office:value="1831.441" calcext:value-type="float">
            <text:p>1831.441</text:p>
          </table:table-cell>
          <table:table-cell office:value-type="float" office:value="0" calcext:value-type="float">
            <text:p>0</text:p>
          </table:table-cell>
          <table:table-cell office:value-type="float" office:value="-0.7955382" calcext:value-type="float">
            <text:p>-0.79553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4.793341" calcext:value-type="float">
            <text:p>4.793341</text:p>
          </table:table-cell>
          <table:table-cell office:value-type="float" office:value="449.7261" calcext:value-type="float">
            <text:p>449.7261</text:p>
          </table:table-cell>
          <table:table-cell office:value-type="float" office:value="0" calcext:value-type="float">
            <text:p>0</text:p>
          </table:table-cell>
          <table:table-cell office:value-type="float" office:value="-19.11586" calcext:value-type="float">
            <text:p>-19.11586</text:p>
          </table:table-cell>
          <table:table-cell office:value-type="float" office:value="0.03102151" calcext:value-type="float">
            <text:p>0.03102151</text:p>
          </table:table-cell>
          <table:table-cell office:value-type="float" office:value="3.582575" calcext:value-type="float">
            <text:p>3.58257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63507" calcext:value-type="float">
            <text:p>0.0136350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12698" calcext:value-type="float">
            <text:p>3.912698</text:p>
          </table:table-cell>
          <table:table-cell office:value-type="float" office:value="-0.3336186" calcext:value-type="float">
            <text:p>-0.3336186</text:p>
          </table:table-cell>
          <table:table-cell office:value-type="float" office:value="-0.222568" calcext:value-type="float">
            <text:p>-0.222568</text:p>
          </table:table-cell>
          <table:table-cell office:value-type="float" office:value="0.000003736239" calcext:value-type="float">
            <text:p>3.736239E-06</text:p>
          </table:table-cell>
          <table:table-cell office:value-type="float" office:value="5.493976" calcext:value-type="float">
            <text:p>5.493976</text:p>
          </table:table-cell>
          <table:table-cell office:value-type="float" office:value="0.04145228" calcext:value-type="float">
            <text:p>0.04145228</text:p>
          </table:table-cell>
          <table:table-cell office:value-type="float" office:value="0.03901267" calcext:value-type="float">
            <text:p>0.03901267</text:p>
          </table:table-cell>
          <table:table-cell office:value-type="float" office:value="0.02630613" calcext:value-type="float">
            <text:p>0.02630613</text:p>
          </table:table-cell>
          <table:table-cell office:value-type="float" office:value="0.01971624" calcext:value-type="float">
            <text:p>0.01971624</text:p>
          </table:table-cell>
          <table:table-cell office:value-type="float" office:value="0.01149448" calcext:value-type="float">
            <text:p>0.01149448</text:p>
          </table:table-cell>
          <table:table-cell office:value-type="float" office:value="0.01102544" calcext:value-type="float">
            <text:p>0.01102544</text:p>
          </table:table-cell>
          <table:table-cell office:value-type="float" office:value="0.007616937" calcext:value-type="float">
            <text:p>0.007616937</text:p>
          </table:table-cell>
          <table:table-cell office:value-type="float" office:value="0.008356707" calcext:value-type="float">
            <text:p>0.008356707</text:p>
          </table:table-cell>
          <table:table-cell office:value-type="float" office:value="0.01070093" calcext:value-type="float">
            <text:p>0.01070093</text:p>
          </table:table-cell>
          <table:table-cell office:value-type="float" office:value="0.004026492" calcext:value-type="float">
            <text:p>0.004026492</text:p>
          </table:table-cell>
          <table:table-cell office:value-type="float" office:value="0.007182724" calcext:value-type="float">
            <text:p>0.007182724</text:p>
          </table:table-cell>
          <table:table-cell office:value-type="float" office:value="0.006863486" calcext:value-type="float">
            <text:p>0.006863486</text:p>
          </table:table-cell>
          <table:table-cell office:value-type="float" office:value="0.006854605" calcext:value-type="float">
            <text:p>0.006854605</text:p>
          </table:table-cell>
          <table:table-cell office:value-type="float" office:value="0.007597682" calcext:value-type="float">
            <text:p>0.007597682</text:p>
          </table:table-cell>
          <table:table-cell office:value-type="float" office:value="0.01120257" calcext:value-type="float">
            <text:p>0.01120257</text:p>
          </table:table-cell>
          <table:table-cell office:value-type="float" office:value="0.01458508" calcext:value-type="float">
            <text:p>0.01458508</text:p>
          </table:table-cell>
          <table:table-cell office:value-type="float" office:value="1886.41" calcext:value-type="float">
            <text:p>1886.41</text:p>
          </table:table-cell>
          <table:table-cell office:value-type="float" office:value="0" calcext:value-type="float">
            <text:p>0</text:p>
          </table:table-cell>
          <table:table-cell office:value-type="float" office:value="-0.7956968" calcext:value-type="float">
            <text:p>-0.79569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4.81741" calcext:value-type="float">
            <text:p>4.81741</text:p>
          </table:table-cell>
          <table:table-cell office:value-type="float" office:value="449.7037" calcext:value-type="float">
            <text:p>449.7037</text:p>
          </table:table-cell>
          <table:table-cell office:value-type="float" office:value="0" calcext:value-type="float">
            <text:p>0</text:p>
          </table:table-cell>
          <table:table-cell office:value-type="float" office:value="-19.40024" calcext:value-type="float">
            <text:p>-19.40024</text:p>
          </table:table-cell>
          <table:table-cell office:value-type="float" office:value="0.03071553" calcext:value-type="float">
            <text:p>0.03071553</text:p>
          </table:table-cell>
          <table:table-cell office:value-type="float" office:value="3.581137" calcext:value-type="float">
            <text:p>3.58113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66295" calcext:value-type="float">
            <text:p>0.0136629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14652" calcext:value-type="float">
            <text:p>3.914652</text:p>
          </table:table-cell>
          <table:table-cell office:value-type="float" office:value="-0.3239969" calcext:value-type="float">
            <text:p>-0.3239969</text:p>
          </table:table-cell>
          <table:table-cell office:value-type="float" office:value="-0.2225291" calcext:value-type="float">
            <text:p>-0.2225291</text:p>
          </table:table-cell>
          <table:table-cell office:value-type="float" office:value="0.000003889746" calcext:value-type="float">
            <text:p>3.889746E-06</text:p>
          </table:table-cell>
          <table:table-cell office:value-type="float" office:value="5.469381" calcext:value-type="float">
            <text:p>5.469381</text:p>
          </table:table-cell>
          <table:table-cell office:value-type="float" office:value="0.04764781" calcext:value-type="float">
            <text:p>0.04764781</text:p>
          </table:table-cell>
          <table:table-cell office:value-type="float" office:value="0.03729378" calcext:value-type="float">
            <text:p>0.03729378</text:p>
          </table:table-cell>
          <table:table-cell office:value-type="float" office:value="0.02446322" calcext:value-type="float">
            <text:p>0.02446322</text:p>
          </table:table-cell>
          <table:table-cell office:value-type="float" office:value="0.01856391" calcext:value-type="float">
            <text:p>0.01856391</text:p>
          </table:table-cell>
          <table:table-cell office:value-type="float" office:value="0.0109349" calcext:value-type="float">
            <text:p>0.0109349</text:p>
          </table:table-cell>
          <table:table-cell office:value-type="float" office:value="0.01059124" calcext:value-type="float">
            <text:p>0.01059124</text:p>
          </table:table-cell>
          <table:table-cell office:value-type="float" office:value="0.007385042" calcext:value-type="float">
            <text:p>0.007385042</text:p>
          </table:table-cell>
          <table:table-cell office:value-type="float" office:value="0.00825149" calcext:value-type="float">
            <text:p>0.00825149</text:p>
          </table:table-cell>
          <table:table-cell office:value-type="float" office:value="0.007885394" calcext:value-type="float">
            <text:p>0.007885394</text:p>
          </table:table-cell>
          <table:table-cell office:value-type="float" office:value="0.003779202" calcext:value-type="float">
            <text:p>0.003779202</text:p>
          </table:table-cell>
          <table:table-cell office:value-type="float" office:value="0.007000045" calcext:value-type="float">
            <text:p>0.007000045</text:p>
          </table:table-cell>
          <table:table-cell office:value-type="float" office:value="0.006741924" calcext:value-type="float">
            <text:p>0.006741924</text:p>
          </table:table-cell>
          <table:table-cell office:value-type="float" office:value="0.006845042" calcext:value-type="float">
            <text:p>0.006845042</text:p>
          </table:table-cell>
          <table:table-cell office:value-type="float" office:value="0.007550558" calcext:value-type="float">
            <text:p>0.007550558</text:p>
          </table:table-cell>
          <table:table-cell office:value-type="float" office:value="0.01083966" calcext:value-type="float">
            <text:p>0.01083966</text:p>
          </table:table-cell>
          <table:table-cell office:value-type="float" office:value="0.01435677" calcext:value-type="float">
            <text:p>0.01435677</text:p>
          </table:table-cell>
          <table:table-cell office:value-type="float" office:value="1891.739" calcext:value-type="float">
            <text:p>1891.739</text:p>
          </table:table-cell>
          <table:table-cell office:value-type="float" office:value="0" calcext:value-type="float">
            <text:p>0</text:p>
          </table:table-cell>
          <table:table-cell office:value-type="float" office:value="-0.7957315" calcext:value-type="float">
            <text:p>-0.79573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4.838291" calcext:value-type="float">
            <text:p>4.838291</text:p>
          </table:table-cell>
          <table:table-cell office:value-type="float" office:value="449.6803" calcext:value-type="float">
            <text:p>449.6803</text:p>
          </table:table-cell>
          <table:table-cell office:value-type="float" office:value="0" calcext:value-type="float">
            <text:p>0</text:p>
          </table:table-cell>
          <table:table-cell office:value-type="float" office:value="-19.70104" calcext:value-type="float">
            <text:p>-19.70104</text:p>
          </table:table-cell>
          <table:table-cell office:value-type="float" office:value="0.03100153" calcext:value-type="float">
            <text:p>0.03100153</text:p>
          </table:table-cell>
          <table:table-cell office:value-type="float" office:value="3.579735" calcext:value-type="float">
            <text:p>3.57973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69056" calcext:value-type="float">
            <text:p>0.0136905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16556" calcext:value-type="float">
            <text:p>3.916556</text:p>
          </table:table-cell>
          <table:table-cell office:value-type="float" office:value="-0.3423037" calcext:value-type="float">
            <text:p>-0.3423037</text:p>
          </table:table-cell>
          <table:table-cell office:value-type="float" office:value="-0.222489" calcext:value-type="float">
            <text:p>-0.222489</text:p>
          </table:table-cell>
          <table:table-cell office:value-type="float" office:value="0.000004046037" calcext:value-type="float">
            <text:p>4.046037E-06</text:p>
          </table:table-cell>
          <table:table-cell office:value-type="float" office:value="5.438485" calcext:value-type="float">
            <text:p>5.438485</text:p>
          </table:table-cell>
          <table:table-cell office:value-type="float" office:value="0.05166212" calcext:value-type="float">
            <text:p>0.05166212</text:p>
          </table:table-cell>
          <table:table-cell office:value-type="float" office:value="0.04254604" calcext:value-type="float">
            <text:p>0.04254604</text:p>
          </table:table-cell>
          <table:table-cell office:value-type="float" office:value="0.02549212" calcext:value-type="float">
            <text:p>0.02549212</text:p>
          </table:table-cell>
          <table:table-cell office:value-type="float" office:value="0.01897328" calcext:value-type="float">
            <text:p>0.01897328</text:p>
          </table:table-cell>
          <table:table-cell office:value-type="float" office:value="0.01101951" calcext:value-type="float">
            <text:p>0.01101951</text:p>
          </table:table-cell>
          <table:table-cell office:value-type="float" office:value="0.01060509" calcext:value-type="float">
            <text:p>0.01060509</text:p>
          </table:table-cell>
          <table:table-cell office:value-type="float" office:value="0.007213319" calcext:value-type="float">
            <text:p>0.007213319</text:p>
          </table:table-cell>
          <table:table-cell office:value-type="float" office:value="0.008131352" calcext:value-type="float">
            <text:p>0.008131352</text:p>
          </table:table-cell>
          <table:table-cell office:value-type="float" office:value="0.007872444" calcext:value-type="float">
            <text:p>0.007872444</text:p>
          </table:table-cell>
          <table:table-cell office:value-type="float" office:value="0.003151635" calcext:value-type="float">
            <text:p>0.003151635</text:p>
          </table:table-cell>
          <table:table-cell office:value-type="float" office:value="0.00697712" calcext:value-type="float">
            <text:p>0.00697712</text:p>
          </table:table-cell>
          <table:table-cell office:value-type="float" office:value="0.006604338" calcext:value-type="float">
            <text:p>0.006604338</text:p>
          </table:table-cell>
          <table:table-cell office:value-type="float" office:value="0.006636312" calcext:value-type="float">
            <text:p>0.006636312</text:p>
          </table:table-cell>
          <table:table-cell office:value-type="float" office:value="0.007308979" calcext:value-type="float">
            <text:p>0.007308979</text:p>
          </table:table-cell>
          <table:table-cell office:value-type="float" office:value="0.01051657" calcext:value-type="float">
            <text:p>0.01051657</text:p>
          </table:table-cell>
          <table:table-cell office:value-type="float" office:value="0.01412599" calcext:value-type="float">
            <text:p>0.01412599</text:p>
          </table:table-cell>
          <table:table-cell office:value-type="float" office:value="1975.971" calcext:value-type="float">
            <text:p>1975.971</text:p>
          </table:table-cell>
          <table:table-cell office:value-type="float" office:value="0" calcext:value-type="float">
            <text:p>0</text:p>
          </table:table-cell>
          <table:table-cell office:value-type="float" office:value="-0.7958109" calcext:value-type="float">
            <text:p>-0.79581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4.858765" calcext:value-type="float">
            <text:p>4.858765</text:p>
          </table:table-cell>
          <table:table-cell office:value-type="float" office:value="449.6542" calcext:value-type="float">
            <text:p>449.6542</text:p>
          </table:table-cell>
          <table:table-cell office:value-type="float" office:value="0" calcext:value-type="float">
            <text:p>0</text:p>
          </table:table-cell>
          <table:table-cell office:value-type="float" office:value="-20.00379" calcext:value-type="float">
            <text:p>-20.00379</text:p>
          </table:table-cell>
          <table:table-cell office:value-type="float" office:value="0.03121566" calcext:value-type="float">
            <text:p>0.03121566</text:p>
          </table:table-cell>
          <table:table-cell office:value-type="float" office:value="3.578389" calcext:value-type="float">
            <text:p>3.57838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7179" calcext:value-type="float">
            <text:p>0.013717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18389" calcext:value-type="float">
            <text:p>3.918389</text:p>
          </table:table-cell>
          <table:table-cell office:value-type="float" office:value="-0.3324919" calcext:value-type="float">
            <text:p>-0.3324919</text:p>
          </table:table-cell>
          <table:table-cell office:value-type="float" office:value="-0.2224492" calcext:value-type="float">
            <text:p>-0.2224492</text:p>
          </table:table-cell>
          <table:table-cell office:value-type="float" office:value="0.000004204908" calcext:value-type="float">
            <text:p>4.204908E-06</text:p>
          </table:table-cell>
          <table:table-cell office:value-type="float" office:value="5.403669" calcext:value-type="float">
            <text:p>5.403669</text:p>
          </table:table-cell>
          <table:table-cell office:value-type="float" office:value="0.05111723" calcext:value-type="float">
            <text:p>0.05111723</text:p>
          </table:table-cell>
          <table:table-cell office:value-type="float" office:value="0.03879568" calcext:value-type="float">
            <text:p>0.03879568</text:p>
          </table:table-cell>
          <table:table-cell office:value-type="float" office:value="0.02682409" calcext:value-type="float">
            <text:p>0.02682409</text:p>
          </table:table-cell>
          <table:table-cell office:value-type="float" office:value="0.01986596" calcext:value-type="float">
            <text:p>0.01986596</text:p>
          </table:table-cell>
          <table:table-cell office:value-type="float" office:value="0.01142975" calcext:value-type="float">
            <text:p>0.01142975</text:p>
          </table:table-cell>
          <table:table-cell office:value-type="float" office:value="0.01096213" calcext:value-type="float">
            <text:p>0.01096213</text:p>
          </table:table-cell>
          <table:table-cell office:value-type="float" office:value="0.007123804" calcext:value-type="float">
            <text:p>0.007123804</text:p>
          </table:table-cell>
          <table:table-cell office:value-type="float" office:value="0.008004489" calcext:value-type="float">
            <text:p>0.008004489</text:p>
          </table:table-cell>
          <table:table-cell office:value-type="float" office:value="0.007432152" calcext:value-type="float">
            <text:p>0.007432152</text:p>
          </table:table-cell>
          <table:table-cell office:value-type="float" office:value="0.003067033" calcext:value-type="float">
            <text:p>0.003067033</text:p>
          </table:table-cell>
          <table:table-cell office:value-type="float" office:value="0.006923813" calcext:value-type="float">
            <text:p>0.006923813</text:p>
          </table:table-cell>
          <table:table-cell office:value-type="float" office:value="0.006498784" calcext:value-type="float">
            <text:p>0.006498784</text:p>
          </table:table-cell>
          <table:table-cell office:value-type="float" office:value="0.006423623" calcext:value-type="float">
            <text:p>0.006423623</text:p>
          </table:table-cell>
          <table:table-cell office:value-type="float" office:value="0.007041712" calcext:value-type="float">
            <text:p>0.007041712</text:p>
          </table:table-cell>
          <table:table-cell office:value-type="float" office:value="0.01027931" calcext:value-type="float">
            <text:p>0.01027931</text:p>
          </table:table-cell>
          <table:table-cell office:value-type="float" office:value="0.01387961" calcext:value-type="float">
            <text:p>0.01387961</text:p>
          </table:table-cell>
          <table:table-cell office:value-type="float" office:value="2098.927" calcext:value-type="float">
            <text:p>2098.927</text:p>
          </table:table-cell>
          <table:table-cell office:value-type="float" office:value="0" calcext:value-type="float">
            <text:p>0</text:p>
          </table:table-cell>
          <table:table-cell office:value-type="float" office:value="-0.7958654" calcext:value-type="float">
            <text:p>-0.795865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4.881883" calcext:value-type="float">
            <text:p>4.881883</text:p>
          </table:table-cell>
          <table:table-cell office:value-type="float" office:value="449.6286" calcext:value-type="float">
            <text:p>449.6286</text:p>
          </table:table-cell>
          <table:table-cell office:value-type="float" office:value="0" calcext:value-type="float">
            <text:p>0</text:p>
          </table:table-cell>
          <table:table-cell office:value-type="float" office:value="-20.2929" calcext:value-type="float">
            <text:p>-20.2929</text:p>
          </table:table-cell>
          <table:table-cell office:value-type="float" office:value="0.03122406" calcext:value-type="float">
            <text:p>0.03122406</text:p>
          </table:table-cell>
          <table:table-cell office:value-type="float" office:value="3.57712" calcext:value-type="float">
            <text:p>3.5771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74498" calcext:value-type="float">
            <text:p>0.0137449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20165" calcext:value-type="float">
            <text:p>3.920165</text:p>
          </table:table-cell>
          <table:table-cell office:value-type="float" office:value="-0.3226036" calcext:value-type="float">
            <text:p>-0.3226036</text:p>
          </table:table-cell>
          <table:table-cell office:value-type="float" office:value="-0.2224092" calcext:value-type="float">
            <text:p>-0.2224092</text:p>
          </table:table-cell>
          <table:table-cell office:value-type="float" office:value="0.000004367697" calcext:value-type="float">
            <text:p>4.367697E-06</text:p>
          </table:table-cell>
          <table:table-cell office:value-type="float" office:value="5.373384" calcext:value-type="float">
            <text:p>5.373384</text:p>
          </table:table-cell>
          <table:table-cell office:value-type="float" office:value="0.04872203" calcext:value-type="float">
            <text:p>0.04872203</text:p>
          </table:table-cell>
          <table:table-cell office:value-type="float" office:value="0.04362988" calcext:value-type="float">
            <text:p>0.04362988</text:p>
          </table:table-cell>
          <table:table-cell office:value-type="float" office:value="0.02609424" calcext:value-type="float">
            <text:p>0.02609424</text:p>
          </table:table-cell>
          <table:table-cell office:value-type="float" office:value="0.01955317" calcext:value-type="float">
            <text:p>0.01955317</text:p>
          </table:table-cell>
          <table:table-cell office:value-type="float" office:value="0.01136334" calcext:value-type="float">
            <text:p>0.01136334</text:p>
          </table:table-cell>
          <table:table-cell office:value-type="float" office:value="0.01096714" calcext:value-type="float">
            <text:p>0.01096714</text:p>
          </table:table-cell>
          <table:table-cell office:value-type="float" office:value="0.007041093" calcext:value-type="float">
            <text:p>0.007041093</text:p>
          </table:table-cell>
          <table:table-cell office:value-type="float" office:value="0.007888816" calcext:value-type="float">
            <text:p>0.007888816</text:p>
          </table:table-cell>
          <table:table-cell office:value-type="float" office:value="0.007786564" calcext:value-type="float">
            <text:p>0.007786564</text:p>
          </table:table-cell>
          <table:table-cell office:value-type="float" office:value="0.003081136" calcext:value-type="float">
            <text:p>0.003081136</text:p>
          </table:table-cell>
          <table:table-cell office:value-type="float" office:value="0.006783952" calcext:value-type="float">
            <text:p>0.006783952</text:p>
          </table:table-cell>
          <table:table-cell office:value-type="float" office:value="0.006437207" calcext:value-type="float">
            <text:p>0.006437207</text:p>
          </table:table-cell>
          <table:table-cell office:value-type="float" office:value="0.006408438" calcext:value-type="float">
            <text:p>0.006408438</text:p>
          </table:table-cell>
          <table:table-cell office:value-type="float" office:value="0.006973464" calcext:value-type="float">
            <text:p>0.006973464</text:p>
          </table:table-cell>
          <table:table-cell office:value-type="float" office:value="0.01012192" calcext:value-type="float">
            <text:p>0.01012192</text:p>
          </table:table-cell>
          <table:table-cell office:value-type="float" office:value="0.01363443" calcext:value-type="float">
            <text:p>0.01363443</text:p>
          </table:table-cell>
          <table:table-cell office:value-type="float" office:value="2170.016" calcext:value-type="float">
            <text:p>2170.016</text:p>
          </table:table-cell>
          <table:table-cell office:value-type="float" office:value="0" calcext:value-type="float">
            <text:p>0</text:p>
          </table:table-cell>
          <table:table-cell office:value-type="float" office:value="-0.7958698" calcext:value-type="float">
            <text:p>-0.79586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4.904586" calcext:value-type="float">
            <text:p>4.904586</text:p>
          </table:table-cell>
          <table:table-cell office:value-type="float" office:value="449.6028" calcext:value-type="float">
            <text:p>449.6028</text:p>
          </table:table-cell>
          <table:table-cell office:value-type="float" office:value="0" calcext:value-type="float">
            <text:p>0</text:p>
          </table:table-cell>
          <table:table-cell office:value-type="float" office:value="-20.57506" calcext:value-type="float">
            <text:p>-20.57506</text:p>
          </table:table-cell>
          <table:table-cell office:value-type="float" office:value="0.03123797" calcext:value-type="float">
            <text:p>0.03123797</text:p>
          </table:table-cell>
          <table:table-cell office:value-type="float" office:value="3.575893" calcext:value-type="float">
            <text:p>3.57589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77185" calcext:value-type="float">
            <text:p>0.0137718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2191" calcext:value-type="float">
            <text:p>3.92191</text:p>
          </table:table-cell>
          <table:table-cell office:value-type="float" office:value="-0.3444454" calcext:value-type="float">
            <text:p>-0.3444454</text:p>
          </table:table-cell>
          <table:table-cell office:value-type="float" office:value="-0.2223703" calcext:value-type="float">
            <text:p>-0.2223703</text:p>
          </table:table-cell>
          <table:table-cell office:value-type="float" office:value="0.000004534558" calcext:value-type="float">
            <text:p>4.534558E-06</text:p>
          </table:table-cell>
          <table:table-cell office:value-type="float" office:value="5.344415" calcext:value-type="float">
            <text:p>5.344415</text:p>
          </table:table-cell>
          <table:table-cell office:value-type="float" office:value="0.04331051" calcext:value-type="float">
            <text:p>0.04331051</text:p>
          </table:table-cell>
          <table:table-cell office:value-type="float" office:value="0.03685278" calcext:value-type="float">
            <text:p>0.03685278</text:p>
          </table:table-cell>
          <table:table-cell office:value-type="float" office:value="0.02673164" calcext:value-type="float">
            <text:p>0.02673164</text:p>
          </table:table-cell>
          <table:table-cell office:value-type="float" office:value="0.02007248" calcext:value-type="float">
            <text:p>0.02007248</text:p>
          </table:table-cell>
          <table:table-cell office:value-type="float" office:value="0.01163682" calcext:value-type="float">
            <text:p>0.01163682</text:p>
          </table:table-cell>
          <table:table-cell office:value-type="float" office:value="0.01119562" calcext:value-type="float">
            <text:p>0.01119562</text:p>
          </table:table-cell>
          <table:table-cell office:value-type="float" office:value="0.006997182" calcext:value-type="float">
            <text:p>0.006997182</text:p>
          </table:table-cell>
          <table:table-cell office:value-type="float" office:value="0.007782084" calcext:value-type="float">
            <text:p>0.007782084</text:p>
          </table:table-cell>
          <table:table-cell office:value-type="float" office:value="0.007681659" calcext:value-type="float">
            <text:p>0.007681659</text:p>
          </table:table-cell>
          <table:table-cell office:value-type="float" office:value="0.00393371" calcext:value-type="float">
            <text:p>0.00393371</text:p>
          </table:table-cell>
          <table:table-cell office:value-type="float" office:value="0.006758865" calcext:value-type="float">
            <text:p>0.006758865</text:p>
          </table:table-cell>
          <table:table-cell office:value-type="float" office:value="0.006390809" calcext:value-type="float">
            <text:p>0.006390809</text:p>
          </table:table-cell>
          <table:table-cell office:value-type="float" office:value="0.006326237" calcext:value-type="float">
            <text:p>0.006326237</text:p>
          </table:table-cell>
          <table:table-cell office:value-type="float" office:value="0.006871267" calcext:value-type="float">
            <text:p>0.006871267</text:p>
          </table:table-cell>
          <table:table-cell office:value-type="float" office:value="0.0100278" calcext:value-type="float">
            <text:p>0.0100278</text:p>
          </table:table-cell>
          <table:table-cell office:value-type="float" office:value="0.01340105" calcext:value-type="float">
            <text:p>0.01340105</text:p>
          </table:table-cell>
          <table:table-cell office:value-type="float" office:value="2292.435" calcext:value-type="float">
            <text:p>2292.435</text:p>
          </table:table-cell>
          <table:table-cell office:value-type="float" office:value="0" calcext:value-type="float">
            <text:p>0</text:p>
          </table:table-cell>
          <table:table-cell office:value-type="float" office:value="-0.7959794" calcext:value-type="float">
            <text:p>-0.79597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4.926443" calcext:value-type="float">
            <text:p>4.926443</text:p>
          </table:table-cell>
          <table:table-cell office:value-type="float" office:value="449.5785" calcext:value-type="float">
            <text:p>449.5785</text:p>
          </table:table-cell>
          <table:table-cell office:value-type="float" office:value="0" calcext:value-type="float">
            <text:p>0</text:p>
          </table:table-cell>
          <table:table-cell office:value-type="float" office:value="-20.84503" calcext:value-type="float">
            <text:p>-20.84503</text:p>
          </table:table-cell>
          <table:table-cell office:value-type="float" office:value="0.03087811" calcext:value-type="float">
            <text:p>0.03087811</text:p>
          </table:table-cell>
          <table:table-cell office:value-type="float" office:value="3.574621" calcext:value-type="float">
            <text:p>3.57462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79861" calcext:value-type="float">
            <text:p>0.0137986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23615" calcext:value-type="float">
            <text:p>3.923615</text:p>
          </table:table-cell>
          <table:table-cell office:value-type="float" office:value="-0.3346224" calcext:value-type="float">
            <text:p>-0.3346224</text:p>
          </table:table-cell>
          <table:table-cell office:value-type="float" office:value="-0.2223309" calcext:value-type="float">
            <text:p>-0.2223309</text:p>
          </table:table-cell>
          <table:table-cell office:value-type="float" office:value="0.000004706016" calcext:value-type="float">
            <text:p>4.706016E-06</text:p>
          </table:table-cell>
          <table:table-cell office:value-type="float" office:value="5.321107" calcext:value-type="float">
            <text:p>5.321107</text:p>
          </table:table-cell>
          <table:table-cell office:value-type="float" office:value="0.04002064" calcext:value-type="float">
            <text:p>0.04002064</text:p>
          </table:table-cell>
          <table:table-cell office:value-type="float" office:value="0.03502265" calcext:value-type="float">
            <text:p>0.03502265</text:p>
          </table:table-cell>
          <table:table-cell office:value-type="float" office:value="0.02450997" calcext:value-type="float">
            <text:p>0.02450997</text:p>
          </table:table-cell>
          <table:table-cell office:value-type="float" office:value="0.01896562" calcext:value-type="float">
            <text:p>0.01896562</text:p>
          </table:table-cell>
          <table:table-cell office:value-type="float" office:value="0.01123616" calcext:value-type="float">
            <text:p>0.01123616</text:p>
          </table:table-cell>
          <table:table-cell office:value-type="float" office:value="0.01092696" calcext:value-type="float">
            <text:p>0.01092696</text:p>
          </table:table-cell>
          <table:table-cell office:value-type="float" office:value="0.006923698" calcext:value-type="float">
            <text:p>0.006923698</text:p>
          </table:table-cell>
          <table:table-cell office:value-type="float" office:value="0.007685061" calcext:value-type="float">
            <text:p>0.007685061</text:p>
          </table:table-cell>
          <table:table-cell office:value-type="float" office:value="0.006510808" calcext:value-type="float">
            <text:p>0.006510808</text:p>
          </table:table-cell>
          <table:table-cell office:value-type="float" office:value="0.003197163" calcext:value-type="float">
            <text:p>0.003197163</text:p>
          </table:table-cell>
          <table:table-cell office:value-type="float" office:value="0.006571562" calcext:value-type="float">
            <text:p>0.006571562</text:p>
          </table:table-cell>
          <table:table-cell office:value-type="float" office:value="0.006306555" calcext:value-type="float">
            <text:p>0.006306555</text:p>
          </table:table-cell>
          <table:table-cell office:value-type="float" office:value="0.006323346" calcext:value-type="float">
            <text:p>0.006323346</text:p>
          </table:table-cell>
          <table:table-cell office:value-type="float" office:value="0.00684322" calcext:value-type="float">
            <text:p>0.00684322</text:p>
          </table:table-cell>
          <table:table-cell office:value-type="float" office:value="0.009931169" calcext:value-type="float">
            <text:p>0.009931169</text:p>
          </table:table-cell>
          <table:table-cell office:value-type="float" office:value="0.013173" calcext:value-type="float">
            <text:p>0.013173</text:p>
          </table:table-cell>
          <table:table-cell office:value-type="float" office:value="2328.656" calcext:value-type="float">
            <text:p>2328.656</text:p>
          </table:table-cell>
          <table:table-cell office:value-type="float" office:value="0" calcext:value-type="float">
            <text:p>0</text:p>
          </table:table-cell>
          <table:table-cell office:value-type="float" office:value="-0.7959903" calcext:value-type="float">
            <text:p>-0.79599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4.946723" calcext:value-type="float">
            <text:p>4.946723</text:p>
          </table:table-cell>
          <table:table-cell office:value-type="float" office:value="449.5572" calcext:value-type="float">
            <text:p>449.5572</text:p>
          </table:table-cell>
          <table:table-cell office:value-type="float" office:value="0" calcext:value-type="float">
            <text:p>0</text:p>
          </table:table-cell>
          <table:table-cell office:value-type="float" office:value="-21.12072" calcext:value-type="float">
            <text:p>-21.12072</text:p>
          </table:table-cell>
          <table:table-cell office:value-type="float" office:value="0.03060512" calcext:value-type="float">
            <text:p>0.03060512</text:p>
          </table:table-cell>
          <table:table-cell office:value-type="float" office:value="3.573368" calcext:value-type="float">
            <text:p>3.57336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82528" calcext:value-type="float">
            <text:p>0.0138252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25282" calcext:value-type="float">
            <text:p>3.925282</text:p>
          </table:table-cell>
          <table:table-cell office:value-type="float" office:value="-0.3247731" calcext:value-type="float">
            <text:p>-0.3247731</text:p>
          </table:table-cell>
          <table:table-cell office:value-type="float" office:value="-0.222291" calcext:value-type="float">
            <text:p>-0.222291</text:p>
          </table:table-cell>
          <table:table-cell office:value-type="float" office:value="0.00000487979" calcext:value-type="float">
            <text:p>4.87979E-06</text:p>
          </table:table-cell>
          <table:table-cell office:value-type="float" office:value="5.301003" calcext:value-type="float">
            <text:p>5.301003</text:p>
          </table:table-cell>
          <table:table-cell office:value-type="float" office:value="0.0389046" calcext:value-type="float">
            <text:p>0.0389046</text:p>
          </table:table-cell>
          <table:table-cell office:value-type="float" office:value="0.03527822" calcext:value-type="float">
            <text:p>0.03527822</text:p>
          </table:table-cell>
          <table:table-cell office:value-type="float" office:value="0.02337127" calcext:value-type="float">
            <text:p>0.02337127</text:p>
          </table:table-cell>
          <table:table-cell office:value-type="float" office:value="0.01801387" calcext:value-type="float">
            <text:p>0.01801387</text:p>
          </table:table-cell>
          <table:table-cell office:value-type="float" office:value="0.01071368" calcext:value-type="float">
            <text:p>0.01071368</text:p>
          </table:table-cell>
          <table:table-cell office:value-type="float" office:value="0.01042989" calcext:value-type="float">
            <text:p>0.01042989</text:p>
          </table:table-cell>
          <table:table-cell office:value-type="float" office:value="0.006814749" calcext:value-type="float">
            <text:p>0.006814749</text:p>
          </table:table-cell>
          <table:table-cell office:value-type="float" office:value="0.007573507" calcext:value-type="float">
            <text:p>0.007573507</text:p>
          </table:table-cell>
          <table:table-cell office:value-type="float" office:value="0.0067564" calcext:value-type="float">
            <text:p>0.0067564</text:p>
          </table:table-cell>
          <table:table-cell office:value-type="float" office:value="0.002772981" calcext:value-type="float">
            <text:p>0.002772981</text:p>
          </table:table-cell>
          <table:table-cell office:value-type="float" office:value="0.006480343" calcext:value-type="float">
            <text:p>0.006480343</text:p>
          </table:table-cell>
          <table:table-cell office:value-type="float" office:value="0.006249428" calcext:value-type="float">
            <text:p>0.006249428</text:p>
          </table:table-cell>
          <table:table-cell office:value-type="float" office:value="0.006356318" calcext:value-type="float">
            <text:p>0.006356318</text:p>
          </table:table-cell>
          <table:table-cell office:value-type="float" office:value="0.006880645" calcext:value-type="float">
            <text:p>0.006880645</text:p>
          </table:table-cell>
          <table:table-cell office:value-type="float" office:value="0.009809304" calcext:value-type="float">
            <text:p>0.009809304</text:p>
          </table:table-cell>
          <table:table-cell office:value-type="float" office:value="0.01294293" calcext:value-type="float">
            <text:p>0.01294293</text:p>
          </table:table-cell>
          <table:table-cell office:value-type="float" office:value="2343.622" calcext:value-type="float">
            <text:p>2343.622</text:p>
          </table:table-cell>
          <table:table-cell office:value-type="float" office:value="0" calcext:value-type="float">
            <text:p>0</text:p>
          </table:table-cell>
          <table:table-cell office:value-type="float" office:value="-0.7959939" calcext:value-type="float">
            <text:p>-0.795993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4.965964" calcext:value-type="float">
            <text:p>4.965964</text:p>
          </table:table-cell>
          <table:table-cell office:value-type="float" office:value="449.5353" calcext:value-type="float">
            <text:p>449.5353</text:p>
          </table:table-cell>
          <table:table-cell office:value-type="float" office:value="0" calcext:value-type="float">
            <text:p>0</text:p>
          </table:table-cell>
          <table:table-cell office:value-type="float" office:value="-21.40754" calcext:value-type="float">
            <text:p>-21.40754</text:p>
          </table:table-cell>
          <table:table-cell office:value-type="float" office:value="0.03030107" calcext:value-type="float">
            <text:p>0.03030107</text:p>
          </table:table-cell>
          <table:table-cell office:value-type="float" office:value="3.572137" calcext:value-type="float">
            <text:p>3.57213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85174" calcext:value-type="float">
            <text:p>0.0138517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26925" calcext:value-type="float">
            <text:p>3.926925</text:p>
          </table:table-cell>
          <table:table-cell office:value-type="float" office:value="-0.3511177" calcext:value-type="float">
            <text:p>-0.3511177</text:p>
          </table:table-cell>
          <table:table-cell office:value-type="float" office:value="-0.2222501" calcext:value-type="float">
            <text:p>-0.2222501</text:p>
          </table:table-cell>
          <table:table-cell office:value-type="float" office:value="0.000005055473" calcext:value-type="float">
            <text:p>5.055473E-06</text:p>
          </table:table-cell>
          <table:table-cell office:value-type="float" office:value="5.280926" calcext:value-type="float">
            <text:p>5.280926</text:p>
          </table:table-cell>
          <table:table-cell office:value-type="float" office:value="0.03502" calcext:value-type="float">
            <text:p>0.03502</text:p>
          </table:table-cell>
          <table:table-cell office:value-type="float" office:value="0.03163689" calcext:value-type="float">
            <text:p>0.03163689</text:p>
          </table:table-cell>
          <table:table-cell office:value-type="float" office:value="0.02234315" calcext:value-type="float">
            <text:p>0.02234315</text:p>
          </table:table-cell>
          <table:table-cell office:value-type="float" office:value="0.01748216" calcext:value-type="float">
            <text:p>0.01748216</text:p>
          </table:table-cell>
          <table:table-cell office:value-type="float" office:value="0.01048215" calcext:value-type="float">
            <text:p>0.01048215</text:p>
          </table:table-cell>
          <table:table-cell office:value-type="float" office:value="0.0102251" calcext:value-type="float">
            <text:p>0.0102251</text:p>
          </table:table-cell>
          <table:table-cell office:value-type="float" office:value="0.006753678" calcext:value-type="float">
            <text:p>0.006753678</text:p>
          </table:table-cell>
          <table:table-cell office:value-type="float" office:value="0.007450692" calcext:value-type="float">
            <text:p>0.007450692</text:p>
          </table:table-cell>
          <table:table-cell office:value-type="float" office:value="0.006245865" calcext:value-type="float">
            <text:p>0.006245865</text:p>
          </table:table-cell>
          <table:table-cell office:value-type="float" office:value="0.002728829" calcext:value-type="float">
            <text:p>0.002728829</text:p>
          </table:table-cell>
          <table:table-cell office:value-type="float" office:value="0.00639499" calcext:value-type="float">
            <text:p>0.00639499</text:p>
          </table:table-cell>
          <table:table-cell office:value-type="float" office:value="0.006180473" calcext:value-type="float">
            <text:p>0.006180473</text:p>
          </table:table-cell>
          <table:table-cell office:value-type="float" office:value="0.006280435" calcext:value-type="float">
            <text:p>0.006280435</text:p>
          </table:table-cell>
          <table:table-cell office:value-type="float" office:value="0.006794463" calcext:value-type="float">
            <text:p>0.006794463</text:p>
          </table:table-cell>
          <table:table-cell office:value-type="float" office:value="0.009729447" calcext:value-type="float">
            <text:p>0.009729447</text:p>
          </table:table-cell>
          <table:table-cell office:value-type="float" office:value="0.0127023" calcext:value-type="float">
            <text:p>0.0127023</text:p>
          </table:table-cell>
          <table:table-cell office:value-type="float" office:value="2363.218" calcext:value-type="float">
            <text:p>2363.218</text:p>
          </table:table-cell>
          <table:table-cell office:value-type="float" office:value="0" calcext:value-type="float">
            <text:p>0</text:p>
          </table:table-cell>
          <table:table-cell office:value-type="float" office:value="-0.7961895" calcext:value-type="float">
            <text:p>-0.79618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4.984607" calcext:value-type="float">
            <text:p>4.984607</text:p>
          </table:table-cell>
          <table:table-cell office:value-type="float" office:value="449.5154" calcext:value-type="float">
            <text:p>449.5154</text:p>
          </table:table-cell>
          <table:table-cell office:value-type="float" office:value="0" calcext:value-type="float">
            <text:p>0</text:p>
          </table:table-cell>
          <table:table-cell office:value-type="float" office:value="-21.69916" calcext:value-type="float">
            <text:p>-21.69916</text:p>
          </table:table-cell>
          <table:table-cell office:value-type="float" office:value="0.02992266" calcext:value-type="float">
            <text:p>0.02992266</text:p>
          </table:table-cell>
          <table:table-cell office:value-type="float" office:value="3.570912" calcext:value-type="float">
            <text:p>3.57091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878" calcext:value-type="float">
            <text:p>0.01387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28534" calcext:value-type="float">
            <text:p>3.928534</text:p>
          </table:table-cell>
          <table:table-cell office:value-type="float" office:value="-0.3409689" calcext:value-type="float">
            <text:p>-0.3409689</text:p>
          </table:table-cell>
          <table:table-cell office:value-type="float" office:value="-0.2222091" calcext:value-type="float">
            <text:p>-0.2222091</text:p>
          </table:table-cell>
          <table:table-cell office:value-type="float" office:value="0.000005233194" calcext:value-type="float">
            <text:p>5.233194E-06</text:p>
          </table:table-cell>
          <table:table-cell office:value-type="float" office:value="5.263607" calcext:value-type="float">
            <text:p>5.263607</text:p>
          </table:table-cell>
          <table:table-cell office:value-type="float" office:value="0.03156912" calcext:value-type="float">
            <text:p>0.03156912</text:p>
          </table:table-cell>
          <table:table-cell office:value-type="float" office:value="0.02902497" calcext:value-type="float">
            <text:p>0.02902497</text:p>
          </table:table-cell>
          <table:table-cell office:value-type="float" office:value="0.02103781" calcext:value-type="float">
            <text:p>0.02103781</text:p>
          </table:table-cell>
          <table:table-cell office:value-type="float" office:value="0.01665491" calcext:value-type="float">
            <text:p>0.01665491</text:p>
          </table:table-cell>
          <table:table-cell office:value-type="float" office:value="0.01006162" calcext:value-type="float">
            <text:p>0.01006162</text:p>
          </table:table-cell>
          <table:table-cell office:value-type="float" office:value="0.009843709" calcext:value-type="float">
            <text:p>0.009843709</text:p>
          </table:table-cell>
          <table:table-cell office:value-type="float" office:value="0.006676367" calcext:value-type="float">
            <text:p>0.006676367</text:p>
          </table:table-cell>
          <table:table-cell office:value-type="float" office:value="0.007325367" calcext:value-type="float">
            <text:p>0.007325367</text:p>
          </table:table-cell>
          <table:table-cell office:value-type="float" office:value="0.005979932" calcext:value-type="float">
            <text:p>0.005979932</text:p>
          </table:table-cell>
          <table:table-cell office:value-type="float" office:value="0.002841992" calcext:value-type="float">
            <text:p>0.002841992</text:p>
          </table:table-cell>
          <table:table-cell office:value-type="float" office:value="0.006315927" calcext:value-type="float">
            <text:p>0.006315927</text:p>
          </table:table-cell>
          <table:table-cell office:value-type="float" office:value="0.006134223" calcext:value-type="float">
            <text:p>0.006134223</text:p>
          </table:table-cell>
          <table:table-cell office:value-type="float" office:value="0.006293175" calcext:value-type="float">
            <text:p>0.006293175</text:p>
          </table:table-cell>
          <table:table-cell office:value-type="float" office:value="0.006805191" calcext:value-type="float">
            <text:p>0.006805191</text:p>
          </table:table-cell>
          <table:table-cell office:value-type="float" office:value="0.009646838" calcext:value-type="float">
            <text:p>0.009646838</text:p>
          </table:table-cell>
          <table:table-cell office:value-type="float" office:value="0.01245884" calcext:value-type="float">
            <text:p>0.01245884</text:p>
          </table:table-cell>
          <table:table-cell office:value-type="float" office:value="2356.145" calcext:value-type="float">
            <text:p>2356.145</text:p>
          </table:table-cell>
          <table:table-cell office:value-type="float" office:value="0" calcext:value-type="float">
            <text:p>0</text:p>
          </table:table-cell>
          <table:table-cell office:value-type="float" office:value="-0.7962058" calcext:value-type="float">
            <text:p>-0.79620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5.002472" calcext:value-type="float">
            <text:p>5.002472</text:p>
          </table:table-cell>
          <table:table-cell office:value-type="float" office:value="449.4962" calcext:value-type="float">
            <text:p>449.4962</text:p>
          </table:table-cell>
          <table:table-cell office:value-type="float" office:value="0" calcext:value-type="float">
            <text:p>0</text:p>
          </table:table-cell>
          <table:table-cell office:value-type="float" office:value="-22.00027" calcext:value-type="float">
            <text:p>-22.00027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3.5697" calcext:value-type="float">
            <text:p>3.569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90412" calcext:value-type="float">
            <text:p>0.0139041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30104" calcext:value-type="float">
            <text:p>3.930104</text:p>
          </table:table-cell>
          <table:table-cell office:value-type="float" office:value="-0.3312086" calcext:value-type="float">
            <text:p>-0.3312086</text:p>
          </table:table-cell>
          <table:table-cell office:value-type="float" office:value="-0.2221696" calcext:value-type="float">
            <text:p>-0.2221696</text:p>
          </table:table-cell>
          <table:table-cell office:value-type="float" office:value="0.000005410858" calcext:value-type="float">
            <text:p>5.410858E-06</text:p>
          </table:table-cell>
          <table:table-cell office:value-type="float" office:value="5.246402" calcext:value-type="float">
            <text:p>5.246402</text:p>
          </table:table-cell>
          <table:table-cell office:value-type="float" office:value="0.03017248" calcext:value-type="float">
            <text:p>0.03017248</text:p>
          </table:table-cell>
          <table:table-cell office:value-type="float" office:value="0.0290793" calcext:value-type="float">
            <text:p>0.0290793</text:p>
          </table:table-cell>
          <table:table-cell office:value-type="float" office:value="0.02133843" calcext:value-type="float">
            <text:p>0.02133843</text:p>
          </table:table-cell>
          <table:table-cell office:value-type="float" office:value="0.01661144" calcext:value-type="float">
            <text:p>0.01661144</text:p>
          </table:table-cell>
          <table:table-cell office:value-type="float" office:value="0.009940295" calcext:value-type="float">
            <text:p>0.009940295</text:p>
          </table:table-cell>
          <table:table-cell office:value-type="float" office:value="0.009639512" calcext:value-type="float">
            <text:p>0.009639512</text:p>
          </table:table-cell>
          <table:table-cell office:value-type="float" office:value="0.006618224" calcext:value-type="float">
            <text:p>0.006618224</text:p>
          </table:table-cell>
          <table:table-cell office:value-type="float" office:value="0.007190871" calcext:value-type="float">
            <text:p>0.007190871</text:p>
          </table:table-cell>
          <table:table-cell office:value-type="float" office:value="0.006328792" calcext:value-type="float">
            <text:p>0.006328792</text:p>
          </table:table-cell>
          <table:table-cell office:value-type="float" office:value="0.002356404" calcext:value-type="float">
            <text:p>0.002356404</text:p>
          </table:table-cell>
          <table:table-cell office:value-type="float" office:value="0.006295104" calcext:value-type="float">
            <text:p>0.006295104</text:p>
          </table:table-cell>
          <table:table-cell office:value-type="float" office:value="0.006096584" calcext:value-type="float">
            <text:p>0.006096584</text:p>
          </table:table-cell>
          <table:table-cell office:value-type="float" office:value="0.00627789" calcext:value-type="float">
            <text:p>0.00627789</text:p>
          </table:table-cell>
          <table:table-cell office:value-type="float" office:value="0.006796605" calcext:value-type="float">
            <text:p>0.006796605</text:p>
          </table:table-cell>
          <table:table-cell office:value-type="float" office:value="0.009585299" calcext:value-type="float">
            <text:p>0.009585299</text:p>
          </table:table-cell>
          <table:table-cell office:value-type="float" office:value="0.0122147" calcext:value-type="float">
            <text:p>0.0122147</text:p>
          </table:table-cell>
          <table:table-cell office:value-type="float" office:value="2380.177" calcext:value-type="float">
            <text:p>2380.177</text:p>
          </table:table-cell>
          <table:table-cell office:value-type="float" office:value="0" calcext:value-type="float">
            <text:p>0</text:p>
          </table:table-cell>
          <table:table-cell office:value-type="float" office:value="-0.7962093" calcext:value-type="float">
            <text:p>-0.796209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5.019714" calcext:value-type="float">
            <text:p>5.019714</text:p>
          </table:table-cell>
          <table:table-cell office:value-type="float" office:value="449.4739" calcext:value-type="float">
            <text:p>449.4739</text:p>
          </table:table-cell>
          <table:table-cell office:value-type="float" office:value="0" calcext:value-type="float">
            <text:p>0</text:p>
          </table:table-cell>
          <table:table-cell office:value-type="float" office:value="-22.30618" calcext:value-type="float">
            <text:p>-22.30618</text:p>
          </table:table-cell>
          <table:table-cell office:value-type="float" office:value="0.03024685" calcext:value-type="float">
            <text:p>0.03024685</text:p>
          </table:table-cell>
          <table:table-cell office:value-type="float" office:value="3.568474" calcext:value-type="float">
            <text:p>3.56847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9301" calcext:value-type="float">
            <text:p>0.013930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31647" calcext:value-type="float">
            <text:p>3.931647</text:p>
          </table:table-cell>
          <table:table-cell office:value-type="float" office:value="-0.3216651" calcext:value-type="float">
            <text:p>-0.3216651</text:p>
          </table:table-cell>
          <table:table-cell office:value-type="float" office:value="-0.2221308" calcext:value-type="float">
            <text:p>-0.2221308</text:p>
          </table:table-cell>
          <table:table-cell office:value-type="float" office:value="0.000005589276" calcext:value-type="float">
            <text:p>5.589276E-06</text:p>
          </table:table-cell>
          <table:table-cell office:value-type="float" office:value="5.224816" calcext:value-type="float">
            <text:p>5.224816</text:p>
          </table:table-cell>
          <table:table-cell office:value-type="float" office:value="0.02930884" calcext:value-type="float">
            <text:p>0.02930884</text:p>
          </table:table-cell>
          <table:table-cell office:value-type="float" office:value="0.03259723" calcext:value-type="float">
            <text:p>0.03259723</text:p>
          </table:table-cell>
          <table:table-cell office:value-type="float" office:value="0.02309917" calcext:value-type="float">
            <text:p>0.02309917</text:p>
          </table:table-cell>
          <table:table-cell office:value-type="float" office:value="0.01776609" calcext:value-type="float">
            <text:p>0.01776609</text:p>
          </table:table-cell>
          <table:table-cell office:value-type="float" office:value="0.01048966" calcext:value-type="float">
            <text:p>0.01048966</text:p>
          </table:table-cell>
          <table:table-cell office:value-type="float" office:value="0.01005515" calcext:value-type="float">
            <text:p>0.01005515</text:p>
          </table:table-cell>
          <table:table-cell office:value-type="float" office:value="0.006643802" calcext:value-type="float">
            <text:p>0.006643802</text:p>
          </table:table-cell>
          <table:table-cell office:value-type="float" office:value="0.007070377" calcext:value-type="float">
            <text:p>0.007070377</text:p>
          </table:table-cell>
          <table:table-cell office:value-type="float" office:value="0.006309119" calcext:value-type="float">
            <text:p>0.006309119</text:p>
          </table:table-cell>
          <table:table-cell office:value-type="float" office:value="0.002048869" calcext:value-type="float">
            <text:p>0.002048869</text:p>
          </table:table-cell>
          <table:table-cell office:value-type="float" office:value="0.006304161" calcext:value-type="float">
            <text:p>0.006304161</text:p>
          </table:table-cell>
          <table:table-cell office:value-type="float" office:value="0.006017528" calcext:value-type="float">
            <text:p>0.006017528</text:p>
          </table:table-cell>
          <table:table-cell office:value-type="float" office:value="0.006072982" calcext:value-type="float">
            <text:p>0.006072982</text:p>
          </table:table-cell>
          <table:table-cell office:value-type="float" office:value="0.006579525" calcext:value-type="float">
            <text:p>0.006579525</text:p>
          </table:table-cell>
          <table:table-cell office:value-type="float" office:value="0.009576594" calcext:value-type="float">
            <text:p>0.009576594</text:p>
          </table:table-cell>
          <table:table-cell office:value-type="float" office:value="0.01196546" calcext:value-type="float">
            <text:p>0.01196546</text:p>
          </table:table-cell>
          <table:table-cell office:value-type="float" office:value="2497.628" calcext:value-type="float">
            <text:p>2497.628</text:p>
          </table:table-cell>
          <table:table-cell office:value-type="float" office:value="0" calcext:value-type="float">
            <text:p>0</text:p>
          </table:table-cell>
          <table:table-cell office:value-type="float" office:value="-0.7962123" calcext:value-type="float">
            <text:p>-0.79621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5.036541" calcext:value-type="float">
            <text:p>5.036541</text:p>
          </table:table-cell>
          <table:table-cell office:value-type="float" office:value="449.45" calcext:value-type="float">
            <text:p>449.45</text:p>
          </table:table-cell>
          <table:table-cell office:value-type="float" office:value="0" calcext:value-type="float">
            <text:p>0</text:p>
          </table:table-cell>
          <table:table-cell office:value-type="float" office:value="-22.60095" calcext:value-type="float">
            <text:p>-22.60095</text:p>
          </table:table-cell>
          <table:table-cell office:value-type="float" office:value="0.03061675" calcext:value-type="float">
            <text:p>0.03061675</text:p>
          </table:table-cell>
          <table:table-cell office:value-type="float" office:value="3.567264" calcext:value-type="float">
            <text:p>3.56726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95595" calcext:value-type="float">
            <text:p>0.0139559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33167" calcext:value-type="float">
            <text:p>3.933167</text:p>
          </table:table-cell>
          <table:table-cell office:value-type="float" office:value="-0.3409763" calcext:value-type="float">
            <text:p>-0.3409763</text:p>
          </table:table-cell>
          <table:table-cell office:value-type="float" office:value="-0.2220916" calcext:value-type="float">
            <text:p>-0.2220916</text:p>
          </table:table-cell>
          <table:table-cell office:value-type="float" office:value="0.000005771385" calcext:value-type="float">
            <text:p>5.771385E-06</text:p>
          </table:table-cell>
          <table:table-cell office:value-type="float" office:value="5.201822" calcext:value-type="float">
            <text:p>5.201822</text:p>
          </table:table-cell>
          <table:table-cell office:value-type="float" office:value="0.02851966" calcext:value-type="float">
            <text:p>0.02851966</text:p>
          </table:table-cell>
          <table:table-cell office:value-type="float" office:value="0.03346394" calcext:value-type="float">
            <text:p>0.03346394</text:p>
          </table:table-cell>
          <table:table-cell office:value-type="float" office:value="0.02454577" calcext:value-type="float">
            <text:p>0.02454577</text:p>
          </table:table-cell>
          <table:table-cell office:value-type="float" office:value="0.01878049" calcext:value-type="float">
            <text:p>0.01878049</text:p>
          </table:table-cell>
          <table:table-cell office:value-type="float" office:value="0.01101529" calcext:value-type="float">
            <text:p>0.01101529</text:p>
          </table:table-cell>
          <table:table-cell office:value-type="float" office:value="0.01050467" calcext:value-type="float">
            <text:p>0.01050467</text:p>
          </table:table-cell>
          <table:table-cell office:value-type="float" office:value="0.006687707" calcext:value-type="float">
            <text:p>0.006687707</text:p>
          </table:table-cell>
          <table:table-cell office:value-type="float" office:value="0.006991312" calcext:value-type="float">
            <text:p>0.006991312</text:p>
          </table:table-cell>
          <table:table-cell office:value-type="float" office:value="0.006253406" calcext:value-type="float">
            <text:p>0.006253406</text:p>
          </table:table-cell>
          <table:table-cell office:value-type="float" office:value="0.001902214" calcext:value-type="float">
            <text:p>0.001902214</text:p>
          </table:table-cell>
          <table:table-cell office:value-type="float" office:value="0.006277964" calcext:value-type="float">
            <text:p>0.006277964</text:p>
          </table:table-cell>
          <table:table-cell office:value-type="float" office:value="0.005962856" calcext:value-type="float">
            <text:p>0.005962856</text:p>
          </table:table-cell>
          <table:table-cell office:value-type="float" office:value="0.005953044" calcext:value-type="float">
            <text:p>0.005953044</text:p>
          </table:table-cell>
          <table:table-cell office:value-type="float" office:value="0.00643641" calcext:value-type="float">
            <text:p>0.00643641</text:p>
          </table:table-cell>
          <table:table-cell office:value-type="float" office:value="0.009589374" calcext:value-type="float">
            <text:p>0.009589374</text:p>
          </table:table-cell>
          <table:table-cell office:value-type="float" office:value="0.01172416" calcext:value-type="float">
            <text:p>0.01172416</text:p>
          </table:table-cell>
          <table:table-cell office:value-type="float" office:value="2643.546" calcext:value-type="float">
            <text:p>2643.546</text:p>
          </table:table-cell>
          <table:table-cell office:value-type="float" office:value="0" calcext:value-type="float">
            <text:p>0</text:p>
          </table:table-cell>
          <table:table-cell office:value-type="float" office:value="-0.7963075" calcext:value-type="float">
            <text:p>-0.79630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5.054977" calcext:value-type="float">
            <text:p>5.054977</text:p>
          </table:table-cell>
          <table:table-cell office:value-type="float" office:value="449.4249" calcext:value-type="float">
            <text:p>449.4249</text:p>
          </table:table-cell>
          <table:table-cell office:value-type="float" office:value="0" calcext:value-type="float">
            <text:p>0</text:p>
          </table:table-cell>
          <table:table-cell office:value-type="float" office:value="-22.88147" calcext:value-type="float">
            <text:p>-22.88147</text:p>
          </table:table-cell>
          <table:table-cell office:value-type="float" office:value="0.03087705" calcext:value-type="float">
            <text:p>0.03087705</text:p>
          </table:table-cell>
          <table:table-cell office:value-type="float" office:value="3.566438" calcext:value-type="float">
            <text:p>3.56643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398159" calcext:value-type="float">
            <text:p>0.0139815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34652" calcext:value-type="float">
            <text:p>3.934652</text:p>
          </table:table-cell>
          <table:table-cell office:value-type="float" office:value="-0.3310964" calcext:value-type="float">
            <text:p>-0.3310964</text:p>
          </table:table-cell>
          <table:table-cell office:value-type="float" office:value="-0.2220517" calcext:value-type="float">
            <text:p>-0.2220517</text:p>
          </table:table-cell>
          <table:table-cell office:value-type="float" office:value="0.000005955875" calcext:value-type="float">
            <text:p>5.955875E-06</text:p>
          </table:table-cell>
          <table:table-cell office:value-type="float" office:value="5.178761" calcext:value-type="float">
            <text:p>5.178761</text:p>
          </table:table-cell>
          <table:table-cell office:value-type="float" office:value="0.02824106" calcext:value-type="float">
            <text:p>0.02824106</text:p>
          </table:table-cell>
          <table:table-cell office:value-type="float" office:value="0.03439311" calcext:value-type="float">
            <text:p>0.03439311</text:p>
          </table:table-cell>
          <table:table-cell office:value-type="float" office:value="0.02632489" calcext:value-type="float">
            <text:p>0.02632489</text:p>
          </table:table-cell>
          <table:table-cell office:value-type="float" office:value="0.01991329" calcext:value-type="float">
            <text:p>0.01991329</text:p>
          </table:table-cell>
          <table:table-cell office:value-type="float" office:value="0.01156174" calcext:value-type="float">
            <text:p>0.01156174</text:p>
          </table:table-cell>
          <table:table-cell office:value-type="float" office:value="0.01095302" calcext:value-type="float">
            <text:p>0.01095302</text:p>
          </table:table-cell>
          <table:table-cell office:value-type="float" office:value="0.006735847" calcext:value-type="float">
            <text:p>0.006735847</text:p>
          </table:table-cell>
          <table:table-cell office:value-type="float" office:value="0.006947941" calcext:value-type="float">
            <text:p>0.006947941</text:p>
          </table:table-cell>
          <table:table-cell office:value-type="float" office:value="0.004191011" calcext:value-type="float">
            <text:p>0.004191011</text:p>
          </table:table-cell>
          <table:table-cell office:value-type="float" office:value="0.002687687" calcext:value-type="float">
            <text:p>0.002687687</text:p>
          </table:table-cell>
          <table:table-cell office:value-type="float" office:value="0.006270323" calcext:value-type="float">
            <text:p>0.006270323</text:p>
          </table:table-cell>
          <table:table-cell office:value-type="float" office:value="0.005917196" calcext:value-type="float">
            <text:p>0.005917196</text:p>
          </table:table-cell>
          <table:table-cell office:value-type="float" office:value="0.005859806" calcext:value-type="float">
            <text:p>0.005859806</text:p>
          </table:table-cell>
          <table:table-cell office:value-type="float" office:value="0.006321487" calcext:value-type="float">
            <text:p>0.006321487</text:p>
          </table:table-cell>
          <table:table-cell office:value-type="float" office:value="0.009602615" calcext:value-type="float">
            <text:p>0.009602615</text:p>
          </table:table-cell>
          <table:table-cell office:value-type="float" office:value="0.01150315" calcext:value-type="float">
            <text:p>0.01150315</text:p>
          </table:table-cell>
          <table:table-cell office:value-type="float" office:value="2430.055" calcext:value-type="float">
            <text:p>2430.055</text:p>
          </table:table-cell>
          <table:table-cell office:value-type="float" office:value="0" calcext:value-type="float">
            <text:p>0</text:p>
          </table:table-cell>
          <table:table-cell office:value-type="float" office:value="-0.796311" calcext:value-type="float">
            <text:p>-0.7963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5.072511" calcext:value-type="float">
            <text:p>5.072511</text:p>
          </table:table-cell>
          <table:table-cell office:value-type="float" office:value="449.4015" calcext:value-type="float">
            <text:p>449.4015</text:p>
          </table:table-cell>
          <table:table-cell office:value-type="float" office:value="0" calcext:value-type="float">
            <text:p>0</text:p>
          </table:table-cell>
          <table:table-cell office:value-type="float" office:value="-23.14649" calcext:value-type="float">
            <text:p>-23.14649</text:p>
          </table:table-cell>
          <table:table-cell office:value-type="float" office:value="0.02993413" calcext:value-type="float">
            <text:p>0.02993413</text:p>
          </table:table-cell>
          <table:table-cell office:value-type="float" office:value="3.565469" calcext:value-type="float">
            <text:p>3.56546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00729" calcext:value-type="float">
            <text:p>0.0140072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36109" calcext:value-type="float">
            <text:p>3.936109</text:p>
          </table:table-cell>
          <table:table-cell office:value-type="float" office:value="-0.3218379" calcext:value-type="float">
            <text:p>-0.3218379</text:p>
          </table:table-cell>
          <table:table-cell office:value-type="float" office:value="-0.2220143" calcext:value-type="float">
            <text:p>-0.2220143</text:p>
          </table:table-cell>
          <table:table-cell office:value-type="float" office:value="0.000006144045" calcext:value-type="float">
            <text:p>6.144045E-06</text:p>
          </table:table-cell>
          <table:table-cell office:value-type="float" office:value="5.163253" calcext:value-type="float">
            <text:p>5.163253</text:p>
          </table:table-cell>
          <table:table-cell office:value-type="float" office:value="0.02431745" calcext:value-type="float">
            <text:p>0.02431745</text:p>
          </table:table-cell>
          <table:table-cell office:value-type="float" office:value="0.02790809" calcext:value-type="float">
            <text:p>0.02790809</text:p>
          </table:table-cell>
          <table:table-cell office:value-type="float" office:value="0.02339595" calcext:value-type="float">
            <text:p>0.02339595</text:p>
          </table:table-cell>
          <table:table-cell office:value-type="float" office:value="0.01845588" calcext:value-type="float">
            <text:p>0.01845588</text:p>
          </table:table-cell>
          <table:table-cell office:value-type="float" office:value="0.01108801" calcext:value-type="float">
            <text:p>0.01108801</text:p>
          </table:table-cell>
          <table:table-cell office:value-type="float" office:value="0.01069351" calcext:value-type="float">
            <text:p>0.01069351</text:p>
          </table:table-cell>
          <table:table-cell office:value-type="float" office:value="0.006750484" calcext:value-type="float">
            <text:p>0.006750484</text:p>
          </table:table-cell>
          <table:table-cell office:value-type="float" office:value="0.006948196" calcext:value-type="float">
            <text:p>0.006948196</text:p>
          </table:table-cell>
          <table:table-cell office:value-type="float" office:value="0.004547873" calcext:value-type="float">
            <text:p>0.004547873</text:p>
          </table:table-cell>
          <table:table-cell office:value-type="float" office:value="0.002176638" calcext:value-type="float">
            <text:p>0.002176638</text:p>
          </table:table-cell>
          <table:table-cell office:value-type="float" office:value="0.006188454" calcext:value-type="float">
            <text:p>0.006188454</text:p>
          </table:table-cell>
          <table:table-cell office:value-type="float" office:value="0.005953117" calcext:value-type="float">
            <text:p>0.005953117</text:p>
          </table:table-cell>
          <table:table-cell office:value-type="float" office:value="0.005980725" calcext:value-type="float">
            <text:p>0.005980725</text:p>
          </table:table-cell>
          <table:table-cell office:value-type="float" office:value="0.006393485" calcext:value-type="float">
            <text:p>0.006393485</text:p>
          </table:table-cell>
          <table:table-cell office:value-type="float" office:value="0.009662041" calcext:value-type="float">
            <text:p>0.009662041</text:p>
          </table:table-cell>
          <table:table-cell office:value-type="float" office:value="0.0113777" calcext:value-type="float">
            <text:p>0.0113777</text:p>
          </table:table-cell>
          <table:table-cell office:value-type="float" office:value="2199.535" calcext:value-type="float">
            <text:p>2199.535</text:p>
          </table:table-cell>
          <table:table-cell office:value-type="float" office:value="0" calcext:value-type="float">
            <text:p>0</text:p>
          </table:table-cell>
          <table:table-cell office:value-type="float" office:value="-0.7963157" calcext:value-type="float">
            <text:p>-0.79631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5.089316" calcext:value-type="float">
            <text:p>5.089316</text:p>
          </table:table-cell>
          <table:table-cell office:value-type="float" office:value="449.3823" calcext:value-type="float">
            <text:p>449.3823</text:p>
          </table:table-cell>
          <table:table-cell office:value-type="float" office:value="0" calcext:value-type="float">
            <text:p>0</text:p>
          </table:table-cell>
          <table:table-cell office:value-type="float" office:value="-23.4082" calcext:value-type="float">
            <text:p>-23.4082</text:p>
          </table:table-cell>
          <table:table-cell office:value-type="float" office:value="0.02921812" calcext:value-type="float">
            <text:p>0.02921812</text:p>
          </table:table-cell>
          <table:table-cell office:value-type="float" office:value="3.564044" calcext:value-type="float">
            <text:p>3.56404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03313" calcext:value-type="float">
            <text:p>0.0140331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37575" calcext:value-type="float">
            <text:p>3.937575</text:p>
          </table:table-cell>
          <table:table-cell office:value-type="float" office:value="-0.3482743" calcext:value-type="float">
            <text:p>-0.3482743</text:p>
          </table:table-cell>
          <table:table-cell office:value-type="float" office:value="-0.2219744" calcext:value-type="float">
            <text:p>-0.2219744</text:p>
          </table:table-cell>
          <table:table-cell office:value-type="float" office:value="0.000006331312" calcext:value-type="float">
            <text:p>6.331312E-06</text:p>
          </table:table-cell>
          <table:table-cell office:value-type="float" office:value="5.151712" calcext:value-type="float">
            <text:p>5.151712</text:p>
          </table:table-cell>
          <table:table-cell office:value-type="float" office:value="0.02260271" calcext:value-type="float">
            <text:p>0.02260271</text:p>
          </table:table-cell>
          <table:table-cell office:value-type="float" office:value="0.02843351" calcext:value-type="float">
            <text:p>0.02843351</text:p>
          </table:table-cell>
          <table:table-cell office:value-type="float" office:value="0.02190655" calcext:value-type="float">
            <text:p>0.02190655</text:p>
          </table:table-cell>
          <table:table-cell office:value-type="float" office:value="0.01733669" calcext:value-type="float">
            <text:p>0.01733669</text:p>
          </table:table-cell>
          <table:table-cell office:value-type="float" office:value="0.0105015" calcext:value-type="float">
            <text:p>0.0105015</text:p>
          </table:table-cell>
          <table:table-cell office:value-type="float" office:value="0.01014165" calcext:value-type="float">
            <text:p>0.01014165</text:p>
          </table:table-cell>
          <table:table-cell office:value-type="float" office:value="0.006678445" calcext:value-type="float">
            <text:p>0.006678445</text:p>
          </table:table-cell>
          <table:table-cell office:value-type="float" office:value="0.006928469" calcext:value-type="float">
            <text:p>0.006928469</text:p>
          </table:table-cell>
          <table:table-cell office:value-type="float" office:value="0.003972549" calcext:value-type="float">
            <text:p>0.003972549</text:p>
          </table:table-cell>
          <table:table-cell office:value-type="float" office:value="0.001888953" calcext:value-type="float">
            <text:p>0.001888953</text:p>
          </table:table-cell>
          <table:table-cell office:value-type="float" office:value="0.006066403" calcext:value-type="float">
            <text:p>0.006066403</text:p>
          </table:table-cell>
          <table:table-cell office:value-type="float" office:value="0.005909503" calcext:value-type="float">
            <text:p>0.005909503</text:p>
          </table:table-cell>
          <table:table-cell office:value-type="float" office:value="0.006051683" calcext:value-type="float">
            <text:p>0.006051683</text:p>
          </table:table-cell>
          <table:table-cell office:value-type="float" office:value="0.006491947" calcext:value-type="float">
            <text:p>0.006491947</text:p>
          </table:table-cell>
          <table:table-cell office:value-type="float" office:value="0.009612596" calcext:value-type="float">
            <text:p>0.009612596</text:p>
          </table:table-cell>
          <table:table-cell office:value-type="float" office:value="0.01123738" calcext:value-type="float">
            <text:p>0.01123738</text:p>
          </table:table-cell>
          <table:table-cell office:value-type="float" office:value="1954.518" calcext:value-type="float">
            <text:p>1954.518</text:p>
          </table:table-cell>
          <table:table-cell office:value-type="float" office:value="0" calcext:value-type="float">
            <text:p>0</text:p>
          </table:table-cell>
          <table:table-cell office:value-type="float" office:value="-0.7964069" calcext:value-type="float">
            <text:p>-0.796406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5.116596" calcext:value-type="float">
            <text:p>5.116596</text:p>
          </table:table-cell>
          <table:table-cell office:value-type="float" office:value="449.3666" calcext:value-type="float">
            <text:p>449.3666</text:p>
          </table:table-cell>
          <table:table-cell office:value-type="float" office:value="0" calcext:value-type="float">
            <text:p>0</text:p>
          </table:table-cell>
          <table:table-cell office:value-type="float" office:value="-23.7092" calcext:value-type="float">
            <text:p>-23.7092</text:p>
          </table:table-cell>
          <table:table-cell office:value-type="float" office:value="0.02849185" calcext:value-type="float">
            <text:p>0.02849185</text:p>
          </table:table-cell>
          <table:table-cell office:value-type="float" office:value="3.532855" calcext:value-type="float">
            <text:p>3.53285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06111" calcext:value-type="float">
            <text:p>0.0140611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39037" calcext:value-type="float">
            <text:p>3.939037</text:p>
          </table:table-cell>
          <table:table-cell office:value-type="float" office:value="-0.3466807" calcext:value-type="float">
            <text:p>-0.3466807</text:p>
          </table:table-cell>
          <table:table-cell office:value-type="float" office:value="-0.2219675" calcext:value-type="float">
            <text:p>-0.2219675</text:p>
          </table:table-cell>
          <table:table-cell office:value-type="float" office:value="0.000006521478" calcext:value-type="float">
            <text:p>6.521478E-06</text:p>
          </table:table-cell>
          <table:table-cell office:value-type="float" office:value="5.15363" calcext:value-type="float">
            <text:p>5.15363</text:p>
          </table:table-cell>
          <table:table-cell office:value-type="float" office:value="0.0277558" calcext:value-type="float">
            <text:p>0.0277558</text:p>
          </table:table-cell>
          <table:table-cell office:value-type="float" office:value="0.02340289" calcext:value-type="float">
            <text:p>0.02340289</text:p>
          </table:table-cell>
          <table:table-cell office:value-type="float" office:value="0.02022647" calcext:value-type="float">
            <text:p>0.02022647</text:p>
          </table:table-cell>
          <table:table-cell office:value-type="float" office:value="0.01593622" calcext:value-type="float">
            <text:p>0.01593622</text:p>
          </table:table-cell>
          <table:table-cell office:value-type="float" office:value="0.00980108" calcext:value-type="float">
            <text:p>0.00980108</text:p>
          </table:table-cell>
          <table:table-cell office:value-type="float" office:value="0.009518242" calcext:value-type="float">
            <text:p>0.009518242</text:p>
          </table:table-cell>
          <table:table-cell office:value-type="float" office:value="0.006686102" calcext:value-type="float">
            <text:p>0.006686102</text:p>
          </table:table-cell>
          <table:table-cell office:value-type="float" office:value="0.006879688" calcext:value-type="float">
            <text:p>0.006879688</text:p>
          </table:table-cell>
          <table:table-cell office:value-type="float" office:value="0.0256877" calcext:value-type="float">
            <text:p>0.0256877</text:p>
          </table:table-cell>
          <table:table-cell office:value-type="float" office:value="0.01781416" calcext:value-type="float">
            <text:p>0.01781416</text:p>
          </table:table-cell>
          <table:table-cell office:value-type="float" office:value="0.008543298" calcext:value-type="float">
            <text:p>0.008543298</text:p>
          </table:table-cell>
          <table:table-cell office:value-type="float" office:value="0.006132327" calcext:value-type="float">
            <text:p>0.006132327</text:p>
          </table:table-cell>
          <table:table-cell office:value-type="float" office:value="0.006300389" calcext:value-type="float">
            <text:p>0.006300389</text:p>
          </table:table-cell>
          <table:table-cell office:value-type="float" office:value="0.006702272" calcext:value-type="float">
            <text:p>0.006702272</text:p>
          </table:table-cell>
          <table:table-cell office:value-type="float" office:value="0.009682373" calcext:value-type="float">
            <text:p>0.009682373</text:p>
          </table:table-cell>
          <table:table-cell office:value-type="float" office:value="0.01118265" calcext:value-type="float">
            <text:p>0.01118265</text:p>
          </table:table-cell>
          <table:table-cell office:value-type="float" office:value="1096.009" calcext:value-type="float">
            <text:p>1096.009</text:p>
          </table:table-cell>
          <table:table-cell office:value-type="float" office:value="0" calcext:value-type="float">
            <text:p>0</text:p>
          </table:table-cell>
          <table:table-cell office:value-type="float" office:value="-0.7964802" calcext:value-type="float">
            <text:p>-0.796480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5.161869" calcext:value-type="float">
            <text:p>5.161869</text:p>
          </table:table-cell>
          <table:table-cell office:value-type="float" office:value="449.3523" calcext:value-type="float">
            <text:p>449.3523</text:p>
          </table:table-cell>
          <table:table-cell office:value-type="float" office:value="0" calcext:value-type="float">
            <text:p>0</text:p>
          </table:table-cell>
          <table:table-cell office:value-type="float" office:value="-23.95204" calcext:value-type="float">
            <text:p>-23.95204</text:p>
          </table:table-cell>
          <table:table-cell office:value-type="float" office:value="0.02811416" calcext:value-type="float">
            <text:p>0.02811416</text:p>
          </table:table-cell>
          <table:table-cell office:value-type="float" office:value="3.531168" calcext:value-type="float">
            <text:p>3.53116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08788" calcext:value-type="float">
            <text:p>0.0140878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40571" calcext:value-type="float">
            <text:p>3.940571</text:p>
          </table:table-cell>
          <table:table-cell office:value-type="float" office:value="-0.3452757" calcext:value-type="float">
            <text:p>-0.3452757</text:p>
          </table:table-cell>
          <table:table-cell office:value-type="float" office:value="-0.2219605" calcext:value-type="float">
            <text:p>-0.2219605</text:p>
          </table:table-cell>
          <table:table-cell office:value-type="float" office:value="0.000006716526" calcext:value-type="float">
            <text:p>6.716526E-06</text:p>
          </table:table-cell>
          <table:table-cell office:value-type="float" office:value="5.159282" calcext:value-type="float">
            <text:p>5.159282</text:p>
          </table:table-cell>
          <table:table-cell office:value-type="float" office:value="0.02009536" calcext:value-type="float">
            <text:p>0.02009536</text:p>
          </table:table-cell>
          <table:table-cell office:value-type="float" office:value="0.01905704" calcext:value-type="float">
            <text:p>0.01905704</text:p>
          </table:table-cell>
          <table:table-cell office:value-type="float" office:value="0.01920952" calcext:value-type="float">
            <text:p>0.01920952</text:p>
          </table:table-cell>
          <table:table-cell office:value-type="float" office:value="0.01529321" calcext:value-type="float">
            <text:p>0.01529321</text:p>
          </table:table-cell>
          <table:table-cell office:value-type="float" office:value="0.009458597" calcext:value-type="float">
            <text:p>0.009458597</text:p>
          </table:table-cell>
          <table:table-cell office:value-type="float" office:value="0.00915755" calcext:value-type="float">
            <text:p>0.00915755</text:p>
          </table:table-cell>
          <table:table-cell office:value-type="float" office:value="0.006700664" calcext:value-type="float">
            <text:p>0.006700664</text:p>
          </table:table-cell>
          <table:table-cell office:value-type="float" office:value="0.006825124" calcext:value-type="float">
            <text:p>0.006825124</text:p>
          </table:table-cell>
          <table:table-cell office:value-type="float" office:value="0.0188299" calcext:value-type="float">
            <text:p>0.0188299</text:p>
          </table:table-cell>
          <table:table-cell office:value-type="float" office:value="0.009901088" calcext:value-type="float">
            <text:p>0.009901088</text:p>
          </table:table-cell>
          <table:table-cell office:value-type="float" office:value="0.007860187" calcext:value-type="float">
            <text:p>0.007860187</text:p>
          </table:table-cell>
          <table:table-cell office:value-type="float" office:value="0.006252875" calcext:value-type="float">
            <text:p>0.006252875</text:p>
          </table:table-cell>
          <table:table-cell office:value-type="float" office:value="0.006444044" calcext:value-type="float">
            <text:p>0.006444044</text:p>
          </table:table-cell>
          <table:table-cell office:value-type="float" office:value="0.006844876" calcext:value-type="float">
            <text:p>0.006844876</text:p>
          </table:table-cell>
          <table:table-cell office:value-type="float" office:value="0.009710908" calcext:value-type="float">
            <text:p>0.009710908</text:p>
          </table:table-cell>
          <table:table-cell office:value-type="float" office:value="0.01110272" calcext:value-type="float">
            <text:p>0.01110272</text:p>
          </table:table-cell>
          <table:table-cell office:value-type="float" office:value="529.8592" calcext:value-type="float">
            <text:p>529.8592</text:p>
          </table:table-cell>
          <table:table-cell office:value-type="float" office:value="0" calcext:value-type="float">
            <text:p>0</text:p>
          </table:table-cell>
          <table:table-cell office:value-type="float" office:value="-0.7964851" calcext:value-type="float">
            <text:p>-0.79648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5.178153" calcext:value-type="float">
            <text:p>5.178153</text:p>
          </table:table-cell>
          <table:table-cell office:value-type="float" office:value="449.3378" calcext:value-type="float">
            <text:p>449.3378</text:p>
          </table:table-cell>
          <table:table-cell office:value-type="float" office:value="0" calcext:value-type="float">
            <text:p>0</text:p>
          </table:table-cell>
          <table:table-cell office:value-type="float" office:value="-24.25292" calcext:value-type="float">
            <text:p>-24.25292</text:p>
          </table:table-cell>
          <table:table-cell office:value-type="float" office:value="0.02808802" calcext:value-type="float">
            <text:p>0.02808802</text:p>
          </table:table-cell>
          <table:table-cell office:value-type="float" office:value="3.529746" calcext:value-type="float">
            <text:p>3.52974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11505" calcext:value-type="float">
            <text:p>0.0141150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42169" calcext:value-type="float">
            <text:p>3.942169</text:p>
          </table:table-cell>
          <table:table-cell office:value-type="float" office:value="-0.3426879" calcext:value-type="float">
            <text:p>-0.3426879</text:p>
          </table:table-cell>
          <table:table-cell office:value-type="float" office:value="-0.2219496" calcext:value-type="float">
            <text:p>-0.2219496</text:p>
          </table:table-cell>
          <table:table-cell office:value-type="float" office:value="0.000006908861" calcext:value-type="float">
            <text:p>6.908861E-06</text:p>
          </table:table-cell>
          <table:table-cell office:value-type="float" office:value="5.164529" calcext:value-type="float">
            <text:p>5.164529</text:p>
          </table:table-cell>
          <table:table-cell office:value-type="float" office:value="0.02288917" calcext:value-type="float">
            <text:p>0.02288917</text:p>
          </table:table-cell>
          <table:table-cell office:value-type="float" office:value="0.02004176" calcext:value-type="float">
            <text:p>0.02004176</text:p>
          </table:table-cell>
          <table:table-cell office:value-type="float" office:value="0.01897582" calcext:value-type="float">
            <text:p>0.01897582</text:p>
          </table:table-cell>
          <table:table-cell office:value-type="float" office:value="0.0151188" calcext:value-type="float">
            <text:p>0.0151188</text:p>
          </table:table-cell>
          <table:table-cell office:value-type="float" office:value="0.009343323" calcext:value-type="float">
            <text:p>0.009343323</text:p>
          </table:table-cell>
          <table:table-cell office:value-type="float" office:value="0.009009024" calcext:value-type="float">
            <text:p>0.009009024</text:p>
          </table:table-cell>
          <table:table-cell office:value-type="float" office:value="0.006682858" calcext:value-type="float">
            <text:p>0.006682858</text:p>
          </table:table-cell>
          <table:table-cell office:value-type="float" office:value="0.006767918" calcext:value-type="float">
            <text:p>0.006767918</text:p>
          </table:table-cell>
          <table:table-cell office:value-type="float" office:value="0.02718604" calcext:value-type="float">
            <text:p>0.02718604</text:p>
          </table:table-cell>
          <table:table-cell office:value-type="float" office:value="0.01792919" calcext:value-type="float">
            <text:p>0.01792919</text:p>
          </table:table-cell>
          <table:table-cell office:value-type="float" office:value="0.00701711" calcext:value-type="float">
            <text:p>0.00701711</text:p>
          </table:table-cell>
          <table:table-cell office:value-type="float" office:value="0.006134019" calcext:value-type="float">
            <text:p>0.006134019</text:p>
          </table:table-cell>
          <table:table-cell office:value-type="float" office:value="0.006308102" calcext:value-type="float">
            <text:p>0.006308102</text:p>
          </table:table-cell>
          <table:table-cell office:value-type="float" office:value="0.006689301" calcext:value-type="float">
            <text:p>0.006689301</text:p>
          </table:table-cell>
          <table:table-cell office:value-type="float" office:value="0.009763256" calcext:value-type="float">
            <text:p>0.009763256</text:p>
          </table:table-cell>
          <table:table-cell office:value-type="float" office:value="0.01101365" calcext:value-type="float">
            <text:p>0.01101365</text:p>
          </table:table-cell>
          <table:table-cell office:value-type="float" office:value="523.7599" calcext:value-type="float">
            <text:p>523.7599</text:p>
          </table:table-cell>
          <table:table-cell office:value-type="float" office:value="0" calcext:value-type="float">
            <text:p>0</text:p>
          </table:table-cell>
          <table:table-cell office:value-type="float" office:value="-0.7964888" calcext:value-type="float">
            <text:p>-0.79648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5.195179" calcext:value-type="float">
            <text:p>5.195179</text:p>
          </table:table-cell>
          <table:table-cell office:value-type="float" office:value="449.3212" calcext:value-type="float">
            <text:p>449.3212</text:p>
          </table:table-cell>
          <table:table-cell office:value-type="float" office:value="0" calcext:value-type="float">
            <text:p>0</text:p>
          </table:table-cell>
          <table:table-cell office:value-type="float" office:value="-24.57399" calcext:value-type="float">
            <text:p>-24.57399</text:p>
          </table:table-cell>
          <table:table-cell office:value-type="float" office:value="0.02828214" calcext:value-type="float">
            <text:p>0.02828214</text:p>
          </table:table-cell>
          <table:table-cell office:value-type="float" office:value="3.527662" calcext:value-type="float">
            <text:p>3.52766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1426" calcext:value-type="float">
            <text:p>0.014142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43817" calcext:value-type="float">
            <text:p>3.943817</text:p>
          </table:table-cell>
          <table:table-cell office:value-type="float" office:value="-0.3418477" calcext:value-type="float">
            <text:p>-0.3418477</text:p>
          </table:table-cell>
          <table:table-cell office:value-type="float" office:value="-0.2219446" calcext:value-type="float">
            <text:p>-0.2219446</text:p>
          </table:table-cell>
          <table:table-cell office:value-type="float" office:value="0.000007103441" calcext:value-type="float">
            <text:p>7.103441E-06</text:p>
          </table:table-cell>
          <table:table-cell office:value-type="float" office:value="5.172404" calcext:value-type="float">
            <text:p>5.172404</text:p>
          </table:table-cell>
          <table:table-cell office:value-type="float" office:value="0.01802941" calcext:value-type="float">
            <text:p>0.01802941</text:p>
          </table:table-cell>
          <table:table-cell office:value-type="float" office:value="0.0204771" calcext:value-type="float">
            <text:p>0.0204771</text:p>
          </table:table-cell>
          <table:table-cell office:value-type="float" office:value="0.02117579" calcext:value-type="float">
            <text:p>0.02117579</text:p>
          </table:table-cell>
          <table:table-cell office:value-type="float" office:value="0.01653034" calcext:value-type="float">
            <text:p>0.01653034</text:p>
          </table:table-cell>
          <table:table-cell office:value-type="float" office:value="0.01004755" calcext:value-type="float">
            <text:p>0.01004755</text:p>
          </table:table-cell>
          <table:table-cell office:value-type="float" office:value="0.00953395" calcext:value-type="float">
            <text:p>0.00953395</text:p>
          </table:table-cell>
          <table:table-cell office:value-type="float" office:value="0.006772731" calcext:value-type="float">
            <text:p>0.006772731</text:p>
          </table:table-cell>
          <table:table-cell office:value-type="float" office:value="0.006715502" calcext:value-type="float">
            <text:p>0.006715502</text:p>
          </table:table-cell>
          <table:table-cell office:value-type="float" office:value="0.02000164" calcext:value-type="float">
            <text:p>0.02000164</text:p>
          </table:table-cell>
          <table:table-cell office:value-type="float" office:value="0.01135462" calcext:value-type="float">
            <text:p>0.01135462</text:p>
          </table:table-cell>
          <table:table-cell office:value-type="float" office:value="0.00662864" calcext:value-type="float">
            <text:p>0.00662864</text:p>
          </table:table-cell>
          <table:table-cell office:value-type="float" office:value="0.005931114" calcext:value-type="float">
            <text:p>0.005931114</text:p>
          </table:table-cell>
          <table:table-cell office:value-type="float" office:value="0.005960366" calcext:value-type="float">
            <text:p>0.005960366</text:p>
          </table:table-cell>
          <table:table-cell office:value-type="float" office:value="0.006286584" calcext:value-type="float">
            <text:p>0.006286584</text:p>
          </table:table-cell>
          <table:table-cell office:value-type="float" office:value="0.009852946" calcext:value-type="float">
            <text:p>0.009852946</text:p>
          </table:table-cell>
          <table:table-cell office:value-type="float" office:value="0.01093752" calcext:value-type="float">
            <text:p>0.01093752</text:p>
          </table:table-cell>
          <table:table-cell office:value-type="float" office:value="512.5829" calcext:value-type="float">
            <text:p>512.5829</text:p>
          </table:table-cell>
          <table:table-cell office:value-type="float" office:value="0" calcext:value-type="float">
            <text:p>0</text:p>
          </table:table-cell>
          <table:table-cell office:value-type="float" office:value="-0.7965516" calcext:value-type="float">
            <text:p>-0.79655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5.24525" calcext:value-type="float">
            <text:p>5.24525</text:p>
          </table:table-cell>
          <table:table-cell office:value-type="float" office:value="449.3055" calcext:value-type="float">
            <text:p>449.3055</text:p>
          </table:table-cell>
          <table:table-cell office:value-type="float" office:value="0" calcext:value-type="float">
            <text:p>0</text:p>
          </table:table-cell>
          <table:table-cell office:value-type="float" office:value="-24.8602" calcext:value-type="float">
            <text:p>-24.8602</text:p>
          </table:table-cell>
          <table:table-cell office:value-type="float" office:value="0.02787519" calcext:value-type="float">
            <text:p>0.02787519</text:p>
          </table:table-cell>
          <table:table-cell office:value-type="float" office:value="3.525704" calcext:value-type="float">
            <text:p>3.52570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17057" calcext:value-type="float">
            <text:p>0.0141705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45493" calcext:value-type="float">
            <text:p>3.945493</text:p>
          </table:table-cell>
          <table:table-cell office:value-type="float" office:value="-0.3389773" calcext:value-type="float">
            <text:p>-0.3389773</text:p>
          </table:table-cell>
          <table:table-cell office:value-type="float" office:value="-0.2219321" calcext:value-type="float">
            <text:p>-0.2219321</text:p>
          </table:table-cell>
          <table:table-cell office:value-type="float" office:value="0.000007297931" calcext:value-type="float">
            <text:p>7.297931E-06</text:p>
          </table:table-cell>
          <table:table-cell office:value-type="float" office:value="5.177992" calcext:value-type="float">
            <text:p>5.177992</text:p>
          </table:table-cell>
          <table:table-cell office:value-type="float" office:value="0.01371732" calcext:value-type="float">
            <text:p>0.01371732</text:p>
          </table:table-cell>
          <table:table-cell office:value-type="float" office:value="0.01667146" calcext:value-type="float">
            <text:p>0.01667146</text:p>
          </table:table-cell>
          <table:table-cell office:value-type="float" office:value="0.01895295" calcext:value-type="float">
            <text:p>0.01895295</text:p>
          </table:table-cell>
          <table:table-cell office:value-type="float" office:value="0.01535828" calcext:value-type="float">
            <text:p>0.01535828</text:p>
          </table:table-cell>
          <table:table-cell office:value-type="float" office:value="0.009601118" calcext:value-type="float">
            <text:p>0.009601118</text:p>
          </table:table-cell>
          <table:table-cell office:value-type="float" office:value="0.009273407" calcext:value-type="float">
            <text:p>0.009273407</text:p>
          </table:table-cell>
          <table:table-cell office:value-type="float" office:value="0.006771425" calcext:value-type="float">
            <text:p>0.006771425</text:p>
          </table:table-cell>
          <table:table-cell office:value-type="float" office:value="0.006714121" calcext:value-type="float">
            <text:p>0.006714121</text:p>
          </table:table-cell>
          <table:table-cell office:value-type="float" office:value="0.01255288" calcext:value-type="float">
            <text:p>0.01255288</text:p>
          </table:table-cell>
          <table:table-cell office:value-type="float" office:value="0.00672617" calcext:value-type="float">
            <text:p>0.00672617</text:p>
          </table:table-cell>
          <table:table-cell office:value-type="float" office:value="0.006388412" calcext:value-type="float">
            <text:p>0.006388412</text:p>
          </table:table-cell>
          <table:table-cell office:value-type="float" office:value="0.006020406" calcext:value-type="float">
            <text:p>0.006020406</text:p>
          </table:table-cell>
          <table:table-cell office:value-type="float" office:value="0.00616997" calcext:value-type="float">
            <text:p>0.00616997</text:p>
          </table:table-cell>
          <table:table-cell office:value-type="float" office:value="0.006483522" calcext:value-type="float">
            <text:p>0.006483522</text:p>
          </table:table-cell>
          <table:table-cell office:value-type="float" office:value="0.009901622" calcext:value-type="float">
            <text:p>0.009901622</text:p>
          </table:table-cell>
          <table:table-cell office:value-type="float" office:value="0.01088246" calcext:value-type="float">
            <text:p>0.01088246</text:p>
          </table:table-cell>
          <table:table-cell office:value-type="float" office:value="321.5984" calcext:value-type="float">
            <text:p>321.5984</text:p>
          </table:table-cell>
          <table:table-cell office:value-type="float" office:value="0" calcext:value-type="float">
            <text:p>0</text:p>
          </table:table-cell>
          <table:table-cell office:value-type="float" office:value="-0.7965635" calcext:value-type="float">
            <text:p>-0.79656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5.26663" calcext:value-type="float">
            <text:p>5.26663</text:p>
          </table:table-cell>
          <table:table-cell office:value-type="float" office:value="449.292" calcext:value-type="float">
            <text:p>449.292</text:p>
          </table:table-cell>
          <table:table-cell office:value-type="float" office:value="0" calcext:value-type="float">
            <text:p>0</text:p>
          </table:table-cell>
          <table:table-cell office:value-type="float" office:value="-25.18157" calcext:value-type="float">
            <text:p>-25.18157</text:p>
          </table:table-cell>
          <table:table-cell office:value-type="float" office:value="0.02763067" calcext:value-type="float">
            <text:p>0.02763067</text:p>
          </table:table-cell>
          <table:table-cell office:value-type="float" office:value="3.523747" calcext:value-type="float">
            <text:p>3.52374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19859" calcext:value-type="float">
            <text:p>0.0141985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47172" calcext:value-type="float">
            <text:p>3.947172</text:p>
          </table:table-cell>
          <table:table-cell office:value-type="float" office:value="-0.3326856" calcext:value-type="float">
            <text:p>-0.3326856</text:p>
          </table:table-cell>
          <table:table-cell office:value-type="float" office:value="-0.2219065" calcext:value-type="float">
            <text:p>-0.2219065</text:p>
          </table:table-cell>
          <table:table-cell office:value-type="float" office:value="0.000007492987" calcext:value-type="float">
            <text:p>7.492987E-06</text:p>
          </table:table-cell>
          <table:table-cell office:value-type="float" office:value="5.178345" calcext:value-type="float">
            <text:p>5.178345</text:p>
          </table:table-cell>
          <table:table-cell office:value-type="float" office:value="0.01215005" calcext:value-type="float">
            <text:p>0.01215005</text:p>
          </table:table-cell>
          <table:table-cell office:value-type="float" office:value="0.01461946" calcext:value-type="float">
            <text:p>0.01461946</text:p>
          </table:table-cell>
          <table:table-cell office:value-type="float" office:value="0.01770947" calcext:value-type="float">
            <text:p>0.01770947</text:p>
          </table:table-cell>
          <table:table-cell office:value-type="float" office:value="0.01445143" calcext:value-type="float">
            <text:p>0.01445143</text:p>
          </table:table-cell>
          <table:table-cell office:value-type="float" office:value="0.009096111" calcext:value-type="float">
            <text:p>0.009096111</text:p>
          </table:table-cell>
          <table:table-cell office:value-type="float" office:value="0.008829718" calcext:value-type="float">
            <text:p>0.008829718</text:p>
          </table:table-cell>
          <table:table-cell office:value-type="float" office:value="0.006704674" calcext:value-type="float">
            <text:p>0.006704674</text:p>
          </table:table-cell>
          <table:table-cell office:value-type="float" office:value="0.006681098" calcext:value-type="float">
            <text:p>0.006681098</text:p>
          </table:table-cell>
          <table:table-cell office:value-type="float" office:value="0.0007749218" calcext:value-type="float">
            <text:p>0.0007749218</text:p>
          </table:table-cell>
          <table:table-cell office:value-type="float" office:value="0.004706144" calcext:value-type="float">
            <text:p>0.004706144</text:p>
          </table:table-cell>
          <table:table-cell office:value-type="float" office:value="0.006167174" calcext:value-type="float">
            <text:p>0.006167174</text:p>
          </table:table-cell>
          <table:table-cell office:value-type="float" office:value="0.006060742" calcext:value-type="float">
            <text:p>0.006060742</text:p>
          </table:table-cell>
          <table:table-cell office:value-type="float" office:value="0.006416001" calcext:value-type="float">
            <text:p>0.006416001</text:p>
          </table:table-cell>
          <table:table-cell office:value-type="float" office:value="0.006805893" calcext:value-type="float">
            <text:p>0.006805893</text:p>
          </table:table-cell>
          <table:table-cell office:value-type="float" office:value="0.009883448" calcext:value-type="float">
            <text:p>0.009883448</text:p>
          </table:table-cell>
          <table:table-cell office:value-type="float" office:value="0.0108309" calcext:value-type="float">
            <text:p>0.0108309</text:p>
          </table:table-cell>
          <table:table-cell office:value-type="float" office:value="313.7133" calcext:value-type="float">
            <text:p>313.7133</text:p>
          </table:table-cell>
          <table:table-cell office:value-type="float" office:value="0" calcext:value-type="float">
            <text:p>0</text:p>
          </table:table-cell>
          <table:table-cell office:value-type="float" office:value="-0.7966269" calcext:value-type="float">
            <text:p>-0.796626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5.286435" calcext:value-type="float">
            <text:p>5.286435</text:p>
          </table:table-cell>
          <table:table-cell office:value-type="float" office:value="449.2769" calcext:value-type="float">
            <text:p>449.2769</text:p>
          </table:table-cell>
          <table:table-cell office:value-type="float" office:value="0" calcext:value-type="float">
            <text:p>0</text:p>
          </table:table-cell>
          <table:table-cell office:value-type="float" office:value="-25.52127" calcext:value-type="float">
            <text:p>-25.52127</text:p>
          </table:table-cell>
          <table:table-cell office:value-type="float" office:value="0.02774968" calcext:value-type="float">
            <text:p>0.02774968</text:p>
          </table:table-cell>
          <table:table-cell office:value-type="float" office:value="3.521835" calcext:value-type="float">
            <text:p>3.52183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22644" calcext:value-type="float">
            <text:p>0.0142264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48845" calcext:value-type="float">
            <text:p>3.948845</text:p>
          </table:table-cell>
          <table:table-cell office:value-type="float" office:value="-0.3236369" calcext:value-type="float">
            <text:p>-0.3236369</text:p>
          </table:table-cell>
          <table:table-cell office:value-type="float" office:value="-0.2218697" calcext:value-type="float">
            <text:p>-0.2218697</text:p>
          </table:table-cell>
          <table:table-cell office:value-type="float" office:value="0.000007689543" calcext:value-type="float">
            <text:p>7.689543E-06</text:p>
          </table:table-cell>
          <table:table-cell office:value-type="float" office:value="5.171321" calcext:value-type="float">
            <text:p>5.171321</text:p>
          </table:table-cell>
          <table:table-cell office:value-type="float" office:value="0.01607698" calcext:value-type="float">
            <text:p>0.01607698</text:p>
          </table:table-cell>
          <table:table-cell office:value-type="float" office:value="0.01787798" calcext:value-type="float">
            <text:p>0.01787798</text:p>
          </table:table-cell>
          <table:table-cell office:value-type="float" office:value="0.01795357" calcext:value-type="float">
            <text:p>0.01795357</text:p>
          </table:table-cell>
          <table:table-cell office:value-type="float" office:value="0.01452097" calcext:value-type="float">
            <text:p>0.01452097</text:p>
          </table:table-cell>
          <table:table-cell office:value-type="float" office:value="0.009089025" calcext:value-type="float">
            <text:p>0.009089025</text:p>
          </table:table-cell>
          <table:table-cell office:value-type="float" office:value="0.008761168" calcext:value-type="float">
            <text:p>0.008761168</text:p>
          </table:table-cell>
          <table:table-cell office:value-type="float" office:value="0.006654697" calcext:value-type="float">
            <text:p>0.006654697</text:p>
          </table:table-cell>
          <table:table-cell office:value-type="float" office:value="0.006629454" calcext:value-type="float">
            <text:p>0.006629454</text:p>
          </table:table-cell>
          <table:table-cell office:value-type="float" office:value="0.001247233" calcext:value-type="float">
            <text:p>0.001247233</text:p>
          </table:table-cell>
          <table:table-cell office:value-type="float" office:value="0.00337077" calcext:value-type="float">
            <text:p>0.00337077</text:p>
          </table:table-cell>
          <table:table-cell office:value-type="float" office:value="0.005855276" calcext:value-type="float">
            <text:p>0.005855276</text:p>
          </table:table-cell>
          <table:table-cell office:value-type="float" office:value="0.00579873" calcext:value-type="float">
            <text:p>0.00579873</text:p>
          </table:table-cell>
          <table:table-cell office:value-type="float" office:value="0.006171342" calcext:value-type="float">
            <text:p>0.006171342</text:p>
          </table:table-cell>
          <table:table-cell office:value-type="float" office:value="0.006622815" calcext:value-type="float">
            <text:p>0.006622815</text:p>
          </table:table-cell>
          <table:table-cell office:value-type="float" office:value="0.009817783" calcext:value-type="float">
            <text:p>0.009817783</text:p>
          </table:table-cell>
          <table:table-cell office:value-type="float" office:value="0.01073645" calcext:value-type="float">
            <text:p>0.01073645</text:p>
          </table:table-cell>
          <table:table-cell office:value-type="float" office:value="313.2232" calcext:value-type="float">
            <text:p>313.2232</text:p>
          </table:table-cell>
          <table:table-cell office:value-type="float" office:value="0" calcext:value-type="float">
            <text:p>0</text:p>
          </table:table-cell>
          <table:table-cell office:value-type="float" office:value="-0.7966344" calcext:value-type="float">
            <text:p>-0.79663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5.311693" calcext:value-type="float">
            <text:p>5.311693</text:p>
          </table:table-cell>
          <table:table-cell office:value-type="float" office:value="449.2603" calcext:value-type="float">
            <text:p>449.2603</text:p>
          </table:table-cell>
          <table:table-cell office:value-type="float" office:value="0" calcext:value-type="float">
            <text:p>0</text:p>
          </table:table-cell>
          <table:table-cell office:value-type="float" office:value="-25.86882" calcext:value-type="float">
            <text:p>-25.86882</text:p>
          </table:table-cell>
          <table:table-cell office:value-type="float" office:value="0.02793159" calcext:value-type="float">
            <text:p>0.02793159</text:p>
          </table:table-cell>
          <table:table-cell office:value-type="float" office:value="3.519906" calcext:value-type="float">
            <text:p>3.51990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25392" calcext:value-type="float">
            <text:p>0.0142539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50499" calcext:value-type="float">
            <text:p>3.950499</text:p>
          </table:table-cell>
          <table:table-cell office:value-type="float" office:value="-0.3436164" calcext:value-type="float">
            <text:p>-0.3436164</text:p>
          </table:table-cell>
          <table:table-cell office:value-type="float" office:value="-0.2218302" calcext:value-type="float">
            <text:p>-0.2218302</text:p>
          </table:table-cell>
          <table:table-cell office:value-type="float" office:value="0.000007885336" calcext:value-type="float">
            <text:p>7.885336E-06</text:p>
          </table:table-cell>
          <table:table-cell office:value-type="float" office:value="5.160545" calcext:value-type="float">
            <text:p>5.160545</text:p>
          </table:table-cell>
          <table:table-cell office:value-type="float" office:value="0.01975843" calcext:value-type="float">
            <text:p>0.01975843</text:p>
          </table:table-cell>
          <table:table-cell office:value-type="float" office:value="0.02316658" calcext:value-type="float">
            <text:p>0.02316658</text:p>
          </table:table-cell>
          <table:table-cell office:value-type="float" office:value="0.01837369" calcext:value-type="float">
            <text:p>0.01837369</text:p>
          </table:table-cell>
          <table:table-cell office:value-type="float" office:value="0.01466072" calcext:value-type="float">
            <text:p>0.01466072</text:p>
          </table:table-cell>
          <table:table-cell office:value-type="float" office:value="0.009149418" calcext:value-type="float">
            <text:p>0.009149418</text:p>
          </table:table-cell>
          <table:table-cell office:value-type="float" office:value="0.008793813" calcext:value-type="float">
            <text:p>0.008793813</text:p>
          </table:table-cell>
          <table:table-cell office:value-type="float" office:value="0.006611013" calcext:value-type="float">
            <text:p>0.006611013</text:p>
          </table:table-cell>
          <table:table-cell office:value-type="float" office:value="0.006601442" calcext:value-type="float">
            <text:p>0.006601442</text:p>
          </table:table-cell>
          <table:table-cell office:value-type="float" office:value="0.001359663" calcext:value-type="float">
            <text:p>0.001359663</text:p>
          </table:table-cell>
          <table:table-cell office:value-type="float" office:value="0.002167561" calcext:value-type="float">
            <text:p>0.002167561</text:p>
          </table:table-cell>
          <table:table-cell office:value-type="float" office:value="0.005651309" calcext:value-type="float">
            <text:p>0.005651309</text:p>
          </table:table-cell>
          <table:table-cell office:value-type="float" office:value="0.005508127" calcext:value-type="float">
            <text:p>0.005508127</text:p>
          </table:table-cell>
          <table:table-cell office:value-type="float" office:value="0.00578649" calcext:value-type="float">
            <text:p>0.00578649</text:p>
          </table:table-cell>
          <table:table-cell office:value-type="float" office:value="0.006203713" calcext:value-type="float">
            <text:p>0.006203713</text:p>
          </table:table-cell>
          <table:table-cell office:value-type="float" office:value="0.009739628" calcext:value-type="float">
            <text:p>0.009739628</text:p>
          </table:table-cell>
          <table:table-cell office:value-type="float" office:value="0.01063204" calcext:value-type="float">
            <text:p>0.01063204</text:p>
          </table:table-cell>
          <table:table-cell office:value-type="float" office:value="300.2575" calcext:value-type="float">
            <text:p>300.2575</text:p>
          </table:table-cell>
          <table:table-cell office:value-type="float" office:value="0" calcext:value-type="float">
            <text:p>0</text:p>
          </table:table-cell>
          <table:table-cell office:value-type="float" office:value="-0.7967264" calcext:value-type="float">
            <text:p>-0.79672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5.359388" calcext:value-type="float">
            <text:p>5.359388</text:p>
          </table:table-cell>
          <table:table-cell office:value-type="float" office:value="449.246" calcext:value-type="float">
            <text:p>449.246</text:p>
          </table:table-cell>
          <table:table-cell office:value-type="float" office:value="0" calcext:value-type="float">
            <text:p>0</text:p>
          </table:table-cell>
          <table:table-cell office:value-type="float" office:value="-26.21474" calcext:value-type="float">
            <text:p>-26.21474</text:p>
          </table:table-cell>
          <table:table-cell office:value-type="float" office:value="0.02709865" calcext:value-type="float">
            <text:p>0.02709865</text:p>
          </table:table-cell>
          <table:table-cell office:value-type="float" office:value="3.516815" calcext:value-type="float">
            <text:p>3.51681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28859" calcext:value-type="float">
            <text:p>0.0142885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52149" calcext:value-type="float">
            <text:p>3.952149</text:p>
          </table:table-cell>
          <table:table-cell office:value-type="float" office:value="-0.3399426" calcext:value-type="float">
            <text:p>-0.3399426</text:p>
          </table:table-cell>
          <table:table-cell office:value-type="float" office:value="-0.2218155" calcext:value-type="float">
            <text:p>-0.2218155</text:p>
          </table:table-cell>
          <table:table-cell office:value-type="float" office:value="0.000008083351" calcext:value-type="float">
            <text:p>8.083351E-06</text:p>
          </table:table-cell>
          <table:table-cell office:value-type="float" office:value="5.163496" calcext:value-type="float">
            <text:p>5.163496</text:p>
          </table:table-cell>
          <table:table-cell office:value-type="float" office:value="0.02747625" calcext:value-type="float">
            <text:p>0.02747625</text:p>
          </table:table-cell>
          <table:table-cell office:value-type="float" office:value="0.02117252" calcext:value-type="float">
            <text:p>0.02117252</text:p>
          </table:table-cell>
          <table:table-cell office:value-type="float" office:value="0.01801286" calcext:value-type="float">
            <text:p>0.01801286</text:p>
          </table:table-cell>
          <table:table-cell office:value-type="float" office:value="0.01369764" calcext:value-type="float">
            <text:p>0.01369764</text:p>
          </table:table-cell>
          <table:table-cell office:value-type="float" office:value="0.008756509" calcext:value-type="float">
            <text:p>0.008756509</text:p>
          </table:table-cell>
          <table:table-cell office:value-type="float" office:value="0.008549073" calcext:value-type="float">
            <text:p>0.008549073</text:p>
          </table:table-cell>
          <table:table-cell office:value-type="float" office:value="0.006802746" calcext:value-type="float">
            <text:p>0.006802746</text:p>
          </table:table-cell>
          <table:table-cell office:value-type="float" office:value="0.006591522" calcext:value-type="float">
            <text:p>0.006591522</text:p>
          </table:table-cell>
          <table:table-cell office:value-type="float" office:value="0.02448832" calcext:value-type="float">
            <text:p>0.02448832</text:p>
          </table:table-cell>
          <table:table-cell office:value-type="float" office:value="0.01519692" calcext:value-type="float">
            <text:p>0.01519692</text:p>
          </table:table-cell>
          <table:table-cell office:value-type="float" office:value="0.01122863" calcext:value-type="float">
            <text:p>0.01122863</text:p>
          </table:table-cell>
          <table:table-cell office:value-type="float" office:value="0.005655952" calcext:value-type="float">
            <text:p>0.005655952</text:p>
          </table:table-cell>
          <table:table-cell office:value-type="float" office:value="0.005891618" calcext:value-type="float">
            <text:p>0.005891618</text:p>
          </table:table-cell>
          <table:table-cell office:value-type="float" office:value="0.006246941" calcext:value-type="float">
            <text:p>0.006246941</text:p>
          </table:table-cell>
          <table:table-cell office:value-type="float" office:value="0.01035921" calcext:value-type="float">
            <text:p>0.01035921</text:p>
          </table:table-cell>
          <table:table-cell office:value-type="float" office:value="0.01060903" calcext:value-type="float">
            <text:p>0.01060903</text:p>
          </table:table-cell>
          <table:table-cell office:value-type="float" office:value="161.4926" calcext:value-type="float">
            <text:p>161.4926</text:p>
          </table:table-cell>
          <table:table-cell office:value-type="float" office:value="0" calcext:value-type="float">
            <text:p>0</text:p>
          </table:table-cell>
          <table:table-cell office:value-type="float" office:value="-0.7967446" calcext:value-type="float">
            <text:p>-0.79674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5.391463" calcext:value-type="float">
            <text:p>5.391463</text:p>
          </table:table-cell>
          <table:table-cell office:value-type="float" office:value="449.2351" calcext:value-type="float">
            <text:p>449.2351</text:p>
          </table:table-cell>
          <table:table-cell office:value-type="float" office:value="0" calcext:value-type="float">
            <text:p>0</text:p>
          </table:table-cell>
          <table:table-cell office:value-type="float" office:value="-26.54918" calcext:value-type="float">
            <text:p>-26.54918</text:p>
          </table:table-cell>
          <table:table-cell office:value-type="float" office:value="0.02665006" calcext:value-type="float">
            <text:p>0.02665006</text:p>
          </table:table-cell>
          <table:table-cell office:value-type="float" office:value="3.515089" calcext:value-type="float">
            <text:p>3.51508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31839" calcext:value-type="float">
            <text:p>0.0143183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53779" calcext:value-type="float">
            <text:p>3.953779</text:p>
          </table:table-cell>
          <table:table-cell office:value-type="float" office:value="-0.3390353" calcext:value-type="float">
            <text:p>-0.3390353</text:p>
          </table:table-cell>
          <table:table-cell office:value-type="float" office:value="-0.2218106" calcext:value-type="float">
            <text:p>-0.2218106</text:p>
          </table:table-cell>
          <table:table-cell office:value-type="float" office:value="0.000008284062" calcext:value-type="float">
            <text:p>8.284062E-06</text:p>
          </table:table-cell>
          <table:table-cell office:value-type="float" office:value="5.177469" calcext:value-type="float">
            <text:p>5.177469</text:p>
          </table:table-cell>
          <table:table-cell office:value-type="float" office:value="0.02211578" calcext:value-type="float">
            <text:p>0.02211578</text:p>
          </table:table-cell>
          <table:table-cell office:value-type="float" office:value="0.01913344" calcext:value-type="float">
            <text:p>0.01913344</text:p>
          </table:table-cell>
          <table:table-cell office:value-type="float" office:value="0.01862461" calcext:value-type="float">
            <text:p>0.01862461</text:p>
          </table:table-cell>
          <table:table-cell office:value-type="float" office:value="0.01331685" calcext:value-type="float">
            <text:p>0.01331685</text:p>
          </table:table-cell>
          <table:table-cell office:value-type="float" office:value="0.008532512" calcext:value-type="float">
            <text:p>0.008532512</text:p>
          </table:table-cell>
          <table:table-cell office:value-type="float" office:value="0.008330558" calcext:value-type="float">
            <text:p>0.008330558</text:p>
          </table:table-cell>
          <table:table-cell office:value-type="float" office:value="0.00695356" calcext:value-type="float">
            <text:p>0.00695356</text:p>
          </table:table-cell>
          <table:table-cell office:value-type="float" office:value="0.006561622" calcext:value-type="float">
            <text:p>0.006561622</text:p>
          </table:table-cell>
          <table:table-cell office:value-type="float" office:value="0.02094155" calcext:value-type="float">
            <text:p>0.02094155</text:p>
          </table:table-cell>
          <table:table-cell office:value-type="float" office:value="0.01228971" calcext:value-type="float">
            <text:p>0.01228971</text:p>
          </table:table-cell>
          <table:table-cell office:value-type="float" office:value="0.0146582" calcext:value-type="float">
            <text:p>0.0146582</text:p>
          </table:table-cell>
          <table:table-cell office:value-type="float" office:value="0.005872497" calcext:value-type="float">
            <text:p>0.005872497</text:p>
          </table:table-cell>
          <table:table-cell office:value-type="float" office:value="0.006138128" calcext:value-type="float">
            <text:p>0.006138128</text:p>
          </table:table-cell>
          <table:table-cell office:value-type="float" office:value="0.006515957" calcext:value-type="float">
            <text:p>0.006515957</text:p>
          </table:table-cell>
          <table:table-cell office:value-type="float" office:value="0.01058717" calcext:value-type="float">
            <text:p>0.01058717</text:p>
          </table:table-cell>
          <table:table-cell office:value-type="float" office:value="0.01058832" calcext:value-type="float">
            <text:p>0.01058832</text:p>
          </table:table-cell>
          <table:table-cell office:value-type="float" office:value="121.6089" calcext:value-type="float">
            <text:p>121.6089</text:p>
          </table:table-cell>
          <table:table-cell office:value-type="float" office:value="0" calcext:value-type="float">
            <text:p>0</text:p>
          </table:table-cell>
          <table:table-cell office:value-type="float" office:value="-0.7967684" calcext:value-type="float">
            <text:p>-0.79676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5.419435" calcext:value-type="float">
            <text:p>5.419435</text:p>
          </table:table-cell>
          <table:table-cell office:value-type="float" office:value="449.2239" calcext:value-type="float">
            <text:p>449.2239</text:p>
          </table:table-cell>
          <table:table-cell office:value-type="float" office:value="0" calcext:value-type="float">
            <text:p>0</text:p>
          </table:table-cell>
          <table:table-cell office:value-type="float" office:value="-26.86212" calcext:value-type="float">
            <text:p>-26.86212</text:p>
          </table:table-cell>
          <table:table-cell office:value-type="float" office:value="0.02645527" calcext:value-type="float">
            <text:p>0.02645527</text:p>
          </table:table-cell>
          <table:table-cell office:value-type="float" office:value="3.513337" calcext:value-type="float">
            <text:p>3.51333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34665" calcext:value-type="float">
            <text:p>0.0143466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55449" calcext:value-type="float">
            <text:p>3.955449</text:p>
          </table:table-cell>
          <table:table-cell office:value-type="float" office:value="-0.3382954" calcext:value-type="float">
            <text:p>-0.3382954</text:p>
          </table:table-cell>
          <table:table-cell office:value-type="float" office:value="-0.2218063" calcext:value-type="float">
            <text:p>-0.2218063</text:p>
          </table:table-cell>
          <table:table-cell office:value-type="float" office:value="0.000008479125" calcext:value-type="float">
            <text:p>8.479125E-06</text:p>
          </table:table-cell>
          <table:table-cell office:value-type="float" office:value="5.191421" calcext:value-type="float">
            <text:p>5.191421</text:p>
          </table:table-cell>
          <table:table-cell office:value-type="float" office:value="0.0195762" calcext:value-type="float">
            <text:p>0.0195762</text:p>
          </table:table-cell>
          <table:table-cell office:value-type="float" office:value="0.01863022" calcext:value-type="float">
            <text:p>0.01863022</text:p>
          </table:table-cell>
          <table:table-cell office:value-type="float" office:value="0.01962148" calcext:value-type="float">
            <text:p>0.01962148</text:p>
          </table:table-cell>
          <table:table-cell office:value-type="float" office:value="0.01331919" calcext:value-type="float">
            <text:p>0.01331919</text:p>
          </table:table-cell>
          <table:table-cell office:value-type="float" office:value="0.008511147" calcext:value-type="float">
            <text:p>0.008511147</text:p>
          </table:table-cell>
          <table:table-cell office:value-type="float" office:value="0.00827489" calcext:value-type="float">
            <text:p>0.00827489</text:p>
          </table:table-cell>
          <table:table-cell office:value-type="float" office:value="0.007062298" calcext:value-type="float">
            <text:p>0.007062298</text:p>
          </table:table-cell>
          <table:table-cell office:value-type="float" office:value="0.006532653" calcext:value-type="float">
            <text:p>0.006532653</text:p>
          </table:table-cell>
          <table:table-cell office:value-type="float" office:value="0.02135443" calcext:value-type="float">
            <text:p>0.02135443</text:p>
          </table:table-cell>
          <table:table-cell office:value-type="float" office:value="0.0132832" calcext:value-type="float">
            <text:p>0.0132832</text:p>
          </table:table-cell>
          <table:table-cell office:value-type="float" office:value="0.01678427" calcext:value-type="float">
            <text:p>0.01678427</text:p>
          </table:table-cell>
          <table:table-cell office:value-type="float" office:value="0.006144573" calcext:value-type="float">
            <text:p>0.006144573</text:p>
          </table:table-cell>
          <table:table-cell office:value-type="float" office:value="0.006387067" calcext:value-type="float">
            <text:p>0.006387067</text:p>
          </table:table-cell>
          <table:table-cell office:value-type="float" office:value="0.00680982" calcext:value-type="float">
            <text:p>0.00680982</text:p>
          </table:table-cell>
          <table:table-cell office:value-type="float" office:value="0.01068572" calcext:value-type="float">
            <text:p>0.01068572</text:p>
          </table:table-cell>
          <table:table-cell office:value-type="float" office:value="0.01056769" calcext:value-type="float">
            <text:p>0.01056769</text:p>
          </table:table-cell>
          <table:table-cell office:value-type="float" office:value="100.4336" calcext:value-type="float">
            <text:p>100.4336</text:p>
          </table:table-cell>
          <table:table-cell office:value-type="float" office:value="0" calcext:value-type="float">
            <text:p>0</text:p>
          </table:table-cell>
          <table:table-cell office:value-type="float" office:value="-0.7969631" calcext:value-type="float">
            <text:p>-0.79696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5.447429" calcext:value-type="float">
            <text:p>5.447429</text:p>
          </table:table-cell>
          <table:table-cell office:value-type="float" office:value="449.2121" calcext:value-type="float">
            <text:p>449.2121</text:p>
          </table:table-cell>
          <table:table-cell office:value-type="float" office:value="0" calcext:value-type="float">
            <text:p>0</text:p>
          </table:table-cell>
          <table:table-cell office:value-type="float" office:value="-27.17723" calcext:value-type="float">
            <text:p>-27.17723</text:p>
          </table:table-cell>
          <table:table-cell office:value-type="float" office:value="0.02622945" calcext:value-type="float">
            <text:p>0.02622945</text:p>
          </table:table-cell>
          <table:table-cell office:value-type="float" office:value="3.511117" calcext:value-type="float">
            <text:p>3.51111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37534" calcext:value-type="float">
            <text:p>0.0143753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57171" calcext:value-type="float">
            <text:p>3.957171</text:p>
          </table:table-cell>
          <table:table-cell office:value-type="float" office:value="-0.3372449" calcext:value-type="float">
            <text:p>-0.3372449</text:p>
          </table:table-cell>
          <table:table-cell office:value-type="float" office:value="-0.2218006" calcext:value-type="float">
            <text:p>-0.2218006</text:p>
          </table:table-cell>
          <table:table-cell office:value-type="float" office:value="0.000008672485" calcext:value-type="float">
            <text:p>8.672485E-06</text:p>
          </table:table-cell>
          <table:table-cell office:value-type="float" office:value="5.207944" calcext:value-type="float">
            <text:p>5.207944</text:p>
          </table:table-cell>
          <table:table-cell office:value-type="float" office:value="0.01640205" calcext:value-type="float">
            <text:p>0.01640205</text:p>
          </table:table-cell>
          <table:table-cell office:value-type="float" office:value="0.01780603" calcext:value-type="float">
            <text:p>0.01780603</text:p>
          </table:table-cell>
          <table:table-cell office:value-type="float" office:value="0.01920568" calcext:value-type="float">
            <text:p>0.01920568</text:p>
          </table:table-cell>
          <table:table-cell office:value-type="float" office:value="0.01351477" calcext:value-type="float">
            <text:p>0.01351477</text:p>
          </table:table-cell>
          <table:table-cell office:value-type="float" office:value="0.008589793" calcext:value-type="float">
            <text:p>0.008589793</text:p>
          </table:table-cell>
          <table:table-cell office:value-type="float" office:value="0.008301629" calcext:value-type="float">
            <text:p>0.008301629</text:p>
          </table:table-cell>
          <table:table-cell office:value-type="float" office:value="0.007134579" calcext:value-type="float">
            <text:p>0.007134579</text:p>
          </table:table-cell>
          <table:table-cell office:value-type="float" office:value="0.006525864" calcext:value-type="float">
            <text:p>0.006525864</text:p>
          </table:table-cell>
          <table:table-cell office:value-type="float" office:value="0.01930376" calcext:value-type="float">
            <text:p>0.01930376</text:p>
          </table:table-cell>
          <table:table-cell office:value-type="float" office:value="0.01103223" calcext:value-type="float">
            <text:p>0.01103223</text:p>
          </table:table-cell>
          <table:table-cell office:value-type="float" office:value="0.01412221" calcext:value-type="float">
            <text:p>0.01412221</text:p>
          </table:table-cell>
          <table:table-cell office:value-type="float" office:value="0.006374186" calcext:value-type="float">
            <text:p>0.006374186</text:p>
          </table:table-cell>
          <table:table-cell office:value-type="float" office:value="0.006631587" calcext:value-type="float">
            <text:p>0.006631587</text:p>
          </table:table-cell>
          <table:table-cell office:value-type="float" office:value="0.007106061" calcext:value-type="float">
            <text:p>0.007106061</text:p>
          </table:table-cell>
          <table:table-cell office:value-type="float" office:value="0.01072037" calcext:value-type="float">
            <text:p>0.01072037</text:p>
          </table:table-cell>
          <table:table-cell office:value-type="float" office:value="0.01054588" calcext:value-type="float">
            <text:p>0.01054588</text:p>
          </table:table-cell>
          <table:table-cell office:value-type="float" office:value="83.05706" calcext:value-type="float">
            <text:p>83.05706</text:p>
          </table:table-cell>
          <table:table-cell office:value-type="float" office:value="0" calcext:value-type="float">
            <text:p>0</text:p>
          </table:table-cell>
          <table:table-cell office:value-type="float" office:value="-0.7970848" calcext:value-type="float">
            <text:p>-0.79708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5.519419" calcext:value-type="float">
            <text:p>5.519419</text:p>
          </table:table-cell>
          <table:table-cell office:value-type="float" office:value="449.2" calcext:value-type="float">
            <text:p>449.2</text:p>
          </table:table-cell>
          <table:table-cell office:value-type="float" office:value="0" calcext:value-type="float">
            <text:p>0</text:p>
          </table:table-cell>
          <table:table-cell office:value-type="float" office:value="-27.44637" calcext:value-type="float">
            <text:p>-27.44637</text:p>
          </table:table-cell>
          <table:table-cell office:value-type="float" office:value="0.02605313" calcext:value-type="float">
            <text:p>0.02605313</text:p>
          </table:table-cell>
          <table:table-cell office:value-type="float" office:value="3.508827" calcext:value-type="float">
            <text:p>3.50882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4043" calcext:value-type="float">
            <text:p>0.014404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58928" calcext:value-type="float">
            <text:p>3.958928</text:p>
          </table:table-cell>
          <table:table-cell office:value-type="float" office:value="-0.335319" calcext:value-type="float">
            <text:p>-0.335319</text:p>
          </table:table-cell>
          <table:table-cell office:value-type="float" office:value="-0.2217918" calcext:value-type="float">
            <text:p>-0.2217918</text:p>
          </table:table-cell>
          <table:table-cell office:value-type="float" office:value="0.000008867891" calcext:value-type="float">
            <text:p>8.867891E-06</text:p>
          </table:table-cell>
          <table:table-cell office:value-type="float" office:value="5.224157" calcext:value-type="float">
            <text:p>5.224157</text:p>
          </table:table-cell>
          <table:table-cell office:value-type="float" office:value="0.01435087" calcext:value-type="float">
            <text:p>0.01435087</text:p>
          </table:table-cell>
          <table:table-cell office:value-type="float" office:value="0.0169688" calcext:value-type="float">
            <text:p>0.0169688</text:p>
          </table:table-cell>
          <table:table-cell office:value-type="float" office:value="0.01872789" calcext:value-type="float">
            <text:p>0.01872789</text:p>
          </table:table-cell>
          <table:table-cell office:value-type="float" office:value="0.0135908" calcext:value-type="float">
            <text:p>0.0135908</text:p>
          </table:table-cell>
          <table:table-cell office:value-type="float" office:value="0.00863731" calcext:value-type="float">
            <text:p>0.00863731</text:p>
          </table:table-cell>
          <table:table-cell office:value-type="float" office:value="0.008322763" calcext:value-type="float">
            <text:p>0.008322763</text:p>
          </table:table-cell>
          <table:table-cell office:value-type="float" office:value="0.00716441" calcext:value-type="float">
            <text:p>0.00716441</text:p>
          </table:table-cell>
          <table:table-cell office:value-type="float" office:value="0.006529194" calcext:value-type="float">
            <text:p>0.006529194</text:p>
          </table:table-cell>
          <table:table-cell office:value-type="float" office:value="0.01618041" calcext:value-type="float">
            <text:p>0.01618041</text:p>
          </table:table-cell>
          <table:table-cell office:value-type="float" office:value="0.009107016" calcext:value-type="float">
            <text:p>0.009107016</text:p>
          </table:table-cell>
          <table:table-cell office:value-type="float" office:value="0.01132783" calcext:value-type="float">
            <text:p>0.01132783</text:p>
          </table:table-cell>
          <table:table-cell office:value-type="float" office:value="0.006557363" calcext:value-type="float">
            <text:p>0.006557363</text:p>
          </table:table-cell>
          <table:table-cell office:value-type="float" office:value="0.006844127" calcext:value-type="float">
            <text:p>0.006844127</text:p>
          </table:table-cell>
          <table:table-cell office:value-type="float" office:value="0.007339396" calcext:value-type="float">
            <text:p>0.007339396</text:p>
          </table:table-cell>
          <table:table-cell office:value-type="float" office:value="0.01073918" calcext:value-type="float">
            <text:p>0.01073918</text:p>
          </table:table-cell>
          <table:table-cell office:value-type="float" office:value="0.01053358" calcext:value-type="float">
            <text:p>0.01053358</text:p>
          </table:table-cell>
          <table:table-cell office:value-type="float" office:value="50.68169" calcext:value-type="float">
            <text:p>50.68169</text:p>
          </table:table-cell>
          <table:table-cell office:value-type="float" office:value="0" calcext:value-type="float">
            <text:p>0</text:p>
          </table:table-cell>
          <table:table-cell office:value-type="float" office:value="-0.7970892" calcext:value-type="float">
            <text:p>-0.79708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5.592234" calcext:value-type="float">
            <text:p>5.592234</text:p>
          </table:table-cell>
          <table:table-cell office:value-type="float" office:value="449.1876" calcext:value-type="float">
            <text:p>449.1876</text:p>
          </table:table-cell>
          <table:table-cell office:value-type="float" office:value="0" calcext:value-type="float">
            <text:p>0</text:p>
          </table:table-cell>
          <table:table-cell office:value-type="float" office:value="-27.7115" calcext:value-type="float">
            <text:p>-27.7115</text:p>
          </table:table-cell>
          <table:table-cell office:value-type="float" office:value="0.02598667" calcext:value-type="float">
            <text:p>0.02598667</text:p>
          </table:table-cell>
          <table:table-cell office:value-type="float" office:value="3.506547" calcext:value-type="float">
            <text:p>3.50654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43344" calcext:value-type="float">
            <text:p>0.0144334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60708" calcext:value-type="float">
            <text:p>3.960708</text:p>
          </table:table-cell>
          <table:table-cell office:value-type="float" office:value="-0.3322947" calcext:value-type="float">
            <text:p>-0.3322947</text:p>
          </table:table-cell>
          <table:table-cell office:value-type="float" office:value="-0.2217786" calcext:value-type="float">
            <text:p>-0.2217786</text:p>
          </table:table-cell>
          <table:table-cell office:value-type="float" office:value="0.000009326942" calcext:value-type="float">
            <text:p>9.326942E-06</text:p>
          </table:table-cell>
          <table:table-cell office:value-type="float" office:value="5.240046" calcext:value-type="float">
            <text:p>5.240046</text:p>
          </table:table-cell>
          <table:table-cell office:value-type="float" office:value="0.01326293" calcext:value-type="float">
            <text:p>0.01326293</text:p>
          </table:table-cell>
          <table:table-cell office:value-type="float" office:value="0.01678266" calcext:value-type="float">
            <text:p>0.01678266</text:p>
          </table:table-cell>
          <table:table-cell office:value-type="float" office:value="0.01867618" calcext:value-type="float">
            <text:p>0.01867618</text:p>
          </table:table-cell>
          <table:table-cell office:value-type="float" office:value="0.0137955" calcext:value-type="float">
            <text:p>0.0137955</text:p>
          </table:table-cell>
          <table:table-cell office:value-type="float" office:value="0.008724238" calcext:value-type="float">
            <text:p>0.008724238</text:p>
          </table:table-cell>
          <table:table-cell office:value-type="float" office:value="0.00836119" calcext:value-type="float">
            <text:p>0.00836119</text:p>
          </table:table-cell>
          <table:table-cell office:value-type="float" office:value="0.00715461" calcext:value-type="float">
            <text:p>0.00715461</text:p>
          </table:table-cell>
          <table:table-cell office:value-type="float" office:value="0.006531901" calcext:value-type="float">
            <text:p>0.006531901</text:p>
          </table:table-cell>
          <table:table-cell office:value-type="float" office:value="0.01209414" calcext:value-type="float">
            <text:p>0.01209414</text:p>
          </table:table-cell>
          <table:table-cell office:value-type="float" office:value="0.007410537" calcext:value-type="float">
            <text:p>0.007410537</text:p>
          </table:table-cell>
          <table:table-cell office:value-type="float" office:value="0.009580671" calcext:value-type="float">
            <text:p>0.009580671</text:p>
          </table:table-cell>
          <table:table-cell office:value-type="float" office:value="0.00664072" calcext:value-type="float">
            <text:p>0.00664072</text:p>
          </table:table-cell>
          <table:table-cell office:value-type="float" office:value="0.007004649" calcext:value-type="float">
            <text:p>0.007004649</text:p>
          </table:table-cell>
          <table:table-cell office:value-type="float" office:value="0.007521299" calcext:value-type="float">
            <text:p>0.007521299</text:p>
          </table:table-cell>
          <table:table-cell office:value-type="float" office:value="0.01073855" calcext:value-type="float">
            <text:p>0.01073855</text:p>
          </table:table-cell>
          <table:table-cell office:value-type="float" office:value="0.01052905" calcext:value-type="float">
            <text:p>0.01052905</text:p>
          </table:table-cell>
          <table:table-cell office:value-type="float" office:value="34.53352" calcext:value-type="float">
            <text:p>34.53352</text:p>
          </table:table-cell>
          <table:table-cell office:value-type="float" office:value="0" calcext:value-type="float">
            <text:p>0</text:p>
          </table:table-cell>
          <table:table-cell office:value-type="float" office:value="-0.7970936" calcext:value-type="float">
            <text:p>-0.797093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5.62421" calcext:value-type="float">
            <text:p>5.62421</text:p>
          </table:table-cell>
          <table:table-cell office:value-type="float" office:value="449.1746" calcext:value-type="float">
            <text:p>449.1746</text:p>
          </table:table-cell>
          <table:table-cell office:value-type="float" office:value="0" calcext:value-type="float">
            <text:p>0</text:p>
          </table:table-cell>
          <table:table-cell office:value-type="float" office:value="-28.02971" calcext:value-type="float">
            <text:p>-28.02971</text:p>
          </table:table-cell>
          <table:table-cell office:value-type="float" office:value="0.02610535" calcext:value-type="float">
            <text:p>0.02610535</text:p>
          </table:table-cell>
          <table:table-cell office:value-type="float" office:value="3.504959" calcext:value-type="float">
            <text:p>3.50495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47028" calcext:value-type="float">
            <text:p>0.0144702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62537" calcext:value-type="float">
            <text:p>3.962537</text:p>
          </table:table-cell>
          <table:table-cell office:value-type="float" office:value="-0.3294733" calcext:value-type="float">
            <text:p>-0.3294733</text:p>
          </table:table-cell>
          <table:table-cell office:value-type="float" office:value="-0.2217672" calcext:value-type="float">
            <text:p>-0.2217672</text:p>
          </table:table-cell>
          <table:table-cell office:value-type="float" office:value="0.000009718846" calcext:value-type="float">
            <text:p>9.718846E-06</text:p>
          </table:table-cell>
          <table:table-cell office:value-type="float" office:value="5.256614" calcext:value-type="float">
            <text:p>5.256614</text:p>
          </table:table-cell>
          <table:table-cell office:value-type="float" office:value="0.02096148" calcext:value-type="float">
            <text:p>0.02096148</text:p>
          </table:table-cell>
          <table:table-cell office:value-type="float" office:value="0.01958372" calcext:value-type="float">
            <text:p>0.01958372</text:p>
          </table:table-cell>
          <table:table-cell office:value-type="float" office:value="0.02001022" calcext:value-type="float">
            <text:p>0.02001022</text:p>
          </table:table-cell>
          <table:table-cell office:value-type="float" office:value="0.01403412" calcext:value-type="float">
            <text:p>0.01403412</text:p>
          </table:table-cell>
          <table:table-cell office:value-type="float" office:value="0.008891923" calcext:value-type="float">
            <text:p>0.008891923</text:p>
          </table:table-cell>
          <table:table-cell office:value-type="float" office:value="0.008505386" calcext:value-type="float">
            <text:p>0.008505386</text:p>
          </table:table-cell>
          <table:table-cell office:value-type="float" office:value="0.007401773" calcext:value-type="float">
            <text:p>0.007401773</text:p>
          </table:table-cell>
          <table:table-cell office:value-type="float" office:value="0.00653688" calcext:value-type="float">
            <text:p>0.00653688</text:p>
          </table:table-cell>
          <table:table-cell office:value-type="float" office:value="0.01899863" calcext:value-type="float">
            <text:p>0.01899863</text:p>
          </table:table-cell>
          <table:table-cell office:value-type="float" office:value="0.01452922" calcext:value-type="float">
            <text:p>0.01452922</text:p>
          </table:table-cell>
          <table:table-cell office:value-type="float" office:value="0.01344379" calcext:value-type="float">
            <text:p>0.01344379</text:p>
          </table:table-cell>
          <table:table-cell office:value-type="float" office:value="0.006755196" calcext:value-type="float">
            <text:p>0.006755196</text:p>
          </table:table-cell>
          <table:table-cell office:value-type="float" office:value="0.007058085" calcext:value-type="float">
            <text:p>0.007058085</text:p>
          </table:table-cell>
          <table:table-cell office:value-type="float" office:value="0.007564178" calcext:value-type="float">
            <text:p>0.007564178</text:p>
          </table:table-cell>
          <table:table-cell office:value-type="float" office:value="0.01143363" calcext:value-type="float">
            <text:p>0.01143363</text:p>
          </table:table-cell>
          <table:table-cell office:value-type="float" office:value="0.01053911" calcext:value-type="float">
            <text:p>0.01053911</text:p>
          </table:table-cell>
          <table:table-cell office:value-type="float" office:value="23.91038" calcext:value-type="float">
            <text:p>23.91038</text:p>
          </table:table-cell>
          <table:table-cell office:value-type="float" office:value="0" calcext:value-type="float">
            <text:p>0</text:p>
          </table:table-cell>
          <table:table-cell office:value-type="float" office:value="-0.7971145" calcext:value-type="float">
            <text:p>-0.79711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5.656331" calcext:value-type="float">
            <text:p>5.656331</text:p>
          </table:table-cell>
          <table:table-cell office:value-type="float" office:value="449.1621" calcext:value-type="float">
            <text:p>449.1621</text:p>
          </table:table-cell>
          <table:table-cell office:value-type="float" office:value="0" calcext:value-type="float">
            <text:p>0</text:p>
          </table:table-cell>
          <table:table-cell office:value-type="float" office:value="-28.32855" calcext:value-type="float">
            <text:p>-28.32855</text:p>
          </table:table-cell>
          <table:table-cell office:value-type="float" office:value="0.0260192" calcext:value-type="float">
            <text:p>0.0260192</text:p>
          </table:table-cell>
          <table:table-cell office:value-type="float" office:value="3.50279" calcext:value-type="float">
            <text:p>3.5027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5003" calcext:value-type="float">
            <text:p>0.014500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64326" calcext:value-type="float">
            <text:p>3.964326</text:p>
          </table:table-cell>
          <table:table-cell office:value-type="float" office:value="-0.3281498" calcext:value-type="float">
            <text:p>-0.3281498</text:p>
          </table:table-cell>
          <table:table-cell office:value-type="float" office:value="-0.2217604" calcext:value-type="float">
            <text:p>-0.2217604</text:p>
          </table:table-cell>
          <table:table-cell office:value-type="float" office:value="0.00001138381" calcext:value-type="float">
            <text:p>1.138381E-05</text:p>
          </table:table-cell>
          <table:table-cell office:value-type="float" office:value="5.275178" calcext:value-type="float">
            <text:p>5.275178</text:p>
          </table:table-cell>
          <table:table-cell office:value-type="float" office:value="0.01741829" calcext:value-type="float">
            <text:p>0.01741829</text:p>
          </table:table-cell>
          <table:table-cell office:value-type="float" office:value="0.01894417" calcext:value-type="float">
            <text:p>0.01894417</text:p>
          </table:table-cell>
          <table:table-cell office:value-type="float" office:value="0.01986054" calcext:value-type="float">
            <text:p>0.01986054</text:p>
          </table:table-cell>
          <table:table-cell office:value-type="float" office:value="0.01403006" calcext:value-type="float">
            <text:p>0.01403006</text:p>
          </table:table-cell>
          <table:table-cell office:value-type="float" office:value="0.008896213" calcext:value-type="float">
            <text:p>0.008896213</text:p>
          </table:table-cell>
          <table:table-cell office:value-type="float" office:value="0.008514194" calcext:value-type="float">
            <text:p>0.008514194</text:p>
          </table:table-cell>
          <table:table-cell office:value-type="float" office:value="0.007586215" calcext:value-type="float">
            <text:p>0.007586215</text:p>
          </table:table-cell>
          <table:table-cell office:value-type="float" office:value="0.00654534" calcext:value-type="float">
            <text:p>0.00654534</text:p>
          </table:table-cell>
          <table:table-cell office:value-type="float" office:value="0.01782237" calcext:value-type="float">
            <text:p>0.01782237</text:p>
          </table:table-cell>
          <table:table-cell office:value-type="float" office:value="0.01066416" calcext:value-type="float">
            <text:p>0.01066416</text:p>
          </table:table-cell>
          <table:table-cell office:value-type="float" office:value="0.01290444" calcext:value-type="float">
            <text:p>0.01290444</text:p>
          </table:table-cell>
          <table:table-cell office:value-type="float" office:value="0.006956178" calcext:value-type="float">
            <text:p>0.006956178</text:p>
          </table:table-cell>
          <table:table-cell office:value-type="float" office:value="0.007249695" calcext:value-type="float">
            <text:p>0.007249695</text:p>
          </table:table-cell>
          <table:table-cell office:value-type="float" office:value="0.007768708" calcext:value-type="float">
            <text:p>0.007768708</text:p>
          </table:table-cell>
          <table:table-cell office:value-type="float" office:value="0.01162615" calcext:value-type="float">
            <text:p>0.01162615</text:p>
          </table:table-cell>
          <table:table-cell office:value-type="float" office:value="0.01055084" calcext:value-type="float">
            <text:p>0.01055084</text:p>
          </table:table-cell>
          <table:table-cell office:value-type="float" office:value="20.37707" calcext:value-type="float">
            <text:p>20.37707</text:p>
          </table:table-cell>
          <table:table-cell office:value-type="float" office:value="0" calcext:value-type="float">
            <text:p>0</text:p>
          </table:table-cell>
          <table:table-cell office:value-type="float" office:value="-0.7971221" calcext:value-type="float">
            <text:p>-0.797122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5.689608" calcext:value-type="float">
            <text:p>5.689608</text:p>
          </table:table-cell>
          <table:table-cell office:value-type="float" office:value="449.1494" calcext:value-type="float">
            <text:p>449.1494</text:p>
          </table:table-cell>
          <table:table-cell office:value-type="float" office:value="0" calcext:value-type="float">
            <text:p>0</text:p>
          </table:table-cell>
          <table:table-cell office:value-type="float" office:value="-28.62503" calcext:value-type="float">
            <text:p>-28.62503</text:p>
          </table:table-cell>
          <table:table-cell office:value-type="float" office:value="0.0260156" calcext:value-type="float">
            <text:p>0.0260156</text:p>
          </table:table-cell>
          <table:table-cell office:value-type="float" office:value="3.500538" calcext:value-type="float">
            <text:p>3.50053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52986" calcext:value-type="float">
            <text:p>0.0145298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66145" calcext:value-type="float">
            <text:p>3.966145</text:p>
          </table:table-cell>
          <table:table-cell office:value-type="float" office:value="-0.3264171" calcext:value-type="float">
            <text:p>-0.3264171</text:p>
          </table:table-cell>
          <table:table-cell office:value-type="float" office:value="-0.2217525" calcext:value-type="float">
            <text:p>-0.2217525</text:p>
          </table:table-cell>
          <table:table-cell office:value-type="float" office:value="0.00001354843" calcext:value-type="float">
            <text:p>1.354843E-05</text:p>
          </table:table-cell>
          <table:table-cell office:value-type="float" office:value="5.294703" calcext:value-type="float">
            <text:p>5.294703</text:p>
          </table:table-cell>
          <table:table-cell office:value-type="float" office:value="0.0159266" calcext:value-type="float">
            <text:p>0.0159266</text:p>
          </table:table-cell>
          <table:table-cell office:value-type="float" office:value="0.01870381" calcext:value-type="float">
            <text:p>0.01870381</text:p>
          </table:table-cell>
          <table:table-cell office:value-type="float" office:value="0.01992442" calcext:value-type="float">
            <text:p>0.01992442</text:p>
          </table:table-cell>
          <table:table-cell office:value-type="float" office:value="0.01421385" calcext:value-type="float">
            <text:p>0.01421385</text:p>
          </table:table-cell>
          <table:table-cell office:value-type="float" office:value="0.009012726" calcext:value-type="float">
            <text:p>0.009012726</text:p>
          </table:table-cell>
          <table:table-cell office:value-type="float" office:value="0.008610548" calcext:value-type="float">
            <text:p>0.008610548</text:p>
          </table:table-cell>
          <table:table-cell office:value-type="float" office:value="0.007683347" calcext:value-type="float">
            <text:p>0.007683347</text:p>
          </table:table-cell>
          <table:table-cell office:value-type="float" office:value="0.006560578" calcext:value-type="float">
            <text:p>0.006560578</text:p>
          </table:table-cell>
          <table:table-cell office:value-type="float" office:value="0.01553498" calcext:value-type="float">
            <text:p>0.01553498</text:p>
          </table:table-cell>
          <table:table-cell office:value-type="float" office:value="0.009479171" calcext:value-type="float">
            <text:p>0.009479171</text:p>
          </table:table-cell>
          <table:table-cell office:value-type="float" office:value="0.01168804" calcext:value-type="float">
            <text:p>0.01168804</text:p>
          </table:table-cell>
          <table:table-cell office:value-type="float" office:value="0.007058379" calcext:value-type="float">
            <text:p>0.007058379</text:p>
          </table:table-cell>
          <table:table-cell office:value-type="float" office:value="0.0073075" calcext:value-type="float">
            <text:p>0.0073075</text:p>
          </table:table-cell>
          <table:table-cell office:value-type="float" office:value="0.007837852" calcext:value-type="float">
            <text:p>0.007837852</text:p>
          </table:table-cell>
          <table:table-cell office:value-type="float" office:value="0.01170446" calcext:value-type="float">
            <text:p>0.01170446</text:p>
          </table:table-cell>
          <table:table-cell office:value-type="float" office:value="0.01056029" calcext:value-type="float">
            <text:p>0.01056029</text:p>
          </table:table-cell>
          <table:table-cell office:value-type="float" office:value="17.57842" calcext:value-type="float">
            <text:p>17.57842</text:p>
          </table:table-cell>
          <table:table-cell office:value-type="float" office:value="0" calcext:value-type="float">
            <text:p>0</text:p>
          </table:table-cell>
          <table:table-cell office:value-type="float" office:value="-0.7971273" calcext:value-type="float">
            <text:p>-0.79712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5.724021" calcext:value-type="float">
            <text:p>5.724021</text:p>
          </table:table-cell>
          <table:table-cell office:value-type="float" office:value="449.1367" calcext:value-type="float">
            <text:p>449.1367</text:p>
          </table:table-cell>
          <table:table-cell office:value-type="float" office:value="0" calcext:value-type="float">
            <text:p>0</text:p>
          </table:table-cell>
          <table:table-cell office:value-type="float" office:value="-28.92256" calcext:value-type="float">
            <text:p>-28.92256</text:p>
          </table:table-cell>
          <table:table-cell office:value-type="float" office:value="0.0259309" calcext:value-type="float">
            <text:p>0.0259309</text:p>
          </table:table-cell>
          <table:table-cell office:value-type="float" office:value="3.498208" calcext:value-type="float">
            <text:p>3.49820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55955" calcext:value-type="float">
            <text:p>0.0145595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67994" calcext:value-type="float">
            <text:p>3.967994</text:p>
          </table:table-cell>
          <table:table-cell office:value-type="float" office:value="-0.3238608" calcext:value-type="float">
            <text:p>-0.3238608</text:p>
          </table:table-cell>
          <table:table-cell office:value-type="float" office:value="-0.2217411" calcext:value-type="float">
            <text:p>-0.2217411</text:p>
          </table:table-cell>
          <table:table-cell office:value-type="float" office:value="0.00001615139" calcext:value-type="float">
            <text:p>1.615139E-05</text:p>
          </table:table-cell>
          <table:table-cell office:value-type="float" office:value="5.313894" calcext:value-type="float">
            <text:p>5.313894</text:p>
          </table:table-cell>
          <table:table-cell office:value-type="float" office:value="0.01416028" calcext:value-type="float">
            <text:p>0.01416028</text:p>
          </table:table-cell>
          <table:table-cell office:value-type="float" office:value="0.01767045" calcext:value-type="float">
            <text:p>0.01767045</text:p>
          </table:table-cell>
          <table:table-cell office:value-type="float" office:value="0.01923372" calcext:value-type="float">
            <text:p>0.01923372</text:p>
          </table:table-cell>
          <table:table-cell office:value-type="float" office:value="0.0141184" calcext:value-type="float">
            <text:p>0.0141184</text:p>
          </table:table-cell>
          <table:table-cell office:value-type="float" office:value="0.009056033" calcext:value-type="float">
            <text:p>0.009056033</text:p>
          </table:table-cell>
          <table:table-cell office:value-type="float" office:value="0.008680118" calcext:value-type="float">
            <text:p>0.008680118</text:p>
          </table:table-cell>
          <table:table-cell office:value-type="float" office:value="0.00770362" calcext:value-type="float">
            <text:p>0.00770362</text:p>
          </table:table-cell>
          <table:table-cell office:value-type="float" office:value="0.006582502" calcext:value-type="float">
            <text:p>0.006582502</text:p>
          </table:table-cell>
          <table:table-cell office:value-type="float" office:value="0.01304611" calcext:value-type="float">
            <text:p>0.01304611</text:p>
          </table:table-cell>
          <table:table-cell office:value-type="float" office:value="0.008130803" calcext:value-type="float">
            <text:p>0.008130803</text:p>
          </table:table-cell>
          <table:table-cell office:value-type="float" office:value="0.01017117" calcext:value-type="float">
            <text:p>0.01017117</text:p>
          </table:table-cell>
          <table:table-cell office:value-type="float" office:value="0.007061555" calcext:value-type="float">
            <text:p>0.007061555</text:p>
          </table:table-cell>
          <table:table-cell office:value-type="float" office:value="0.007331729" calcext:value-type="float">
            <text:p>0.007331729</text:p>
          </table:table-cell>
          <table:table-cell office:value-type="float" office:value="0.007860946" calcext:value-type="float">
            <text:p>0.007860946</text:p>
          </table:table-cell>
          <table:table-cell office:value-type="float" office:value="0.01169543" calcext:value-type="float">
            <text:p>0.01169543</text:p>
          </table:table-cell>
          <table:table-cell office:value-type="float" office:value="0.0105737" calcext:value-type="float">
            <text:p>0.0105737</text:p>
          </table:table-cell>
          <table:table-cell office:value-type="float" office:value="15.51026" calcext:value-type="float">
            <text:p>15.51026</text:p>
          </table:table-cell>
          <table:table-cell office:value-type="float" office:value="0" calcext:value-type="float">
            <text:p>0</text:p>
          </table:table-cell>
          <table:table-cell office:value-type="float" office:value="-0.7971278" calcext:value-type="float">
            <text:p>-0.79712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5.75983" calcext:value-type="float">
            <text:p>5.75983</text:p>
          </table:table-cell>
          <table:table-cell office:value-type="float" office:value="449.1241" calcext:value-type="float">
            <text:p>449.1241</text:p>
          </table:table-cell>
          <table:table-cell office:value-type="float" office:value="0" calcext:value-type="float">
            <text:p>0</text:p>
          </table:table-cell>
          <table:table-cell office:value-type="float" office:value="-29.22822" calcext:value-type="float">
            <text:p>-29.22822</text:p>
          </table:table-cell>
          <table:table-cell office:value-type="float" office:value="0.02591812" calcext:value-type="float">
            <text:p>0.02591812</text:p>
          </table:table-cell>
          <table:table-cell office:value-type="float" office:value="3.495914" calcext:value-type="float">
            <text:p>3.49591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58932" calcext:value-type="float">
            <text:p>0.0145893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69876" calcext:value-type="float">
            <text:p>3.969876</text:p>
          </table:table-cell>
          <table:table-cell office:value-type="float" office:value="-0.3204411" calcext:value-type="float">
            <text:p>-0.3204411</text:p>
          </table:table-cell>
          <table:table-cell office:value-type="float" office:value="-0.2217267" calcext:value-type="float">
            <text:p>-0.2217267</text:p>
          </table:table-cell>
          <table:table-cell office:value-type="float" office:value="0.00001890173" calcext:value-type="float">
            <text:p>1.890173E-05</text:p>
          </table:table-cell>
          <table:table-cell office:value-type="float" office:value="5.331784" calcext:value-type="float">
            <text:p>5.331784</text:p>
          </table:table-cell>
          <table:table-cell office:value-type="float" office:value="0.0137128" calcext:value-type="float">
            <text:p>0.0137128</text:p>
          </table:table-cell>
          <table:table-cell office:value-type="float" office:value="0.01745992" calcext:value-type="float">
            <text:p>0.01745992</text:p>
          </table:table-cell>
          <table:table-cell office:value-type="float" office:value="0.01903264" calcext:value-type="float">
            <text:p>0.01903264</text:p>
          </table:table-cell>
          <table:table-cell office:value-type="float" office:value="0.01411704" calcext:value-type="float">
            <text:p>0.01411704</text:p>
          </table:table-cell>
          <table:table-cell office:value-type="float" office:value="0.009077745" calcext:value-type="float">
            <text:p>0.009077745</text:p>
          </table:table-cell>
          <table:table-cell office:value-type="float" office:value="0.008693891" calcext:value-type="float">
            <text:p>0.008693891</text:p>
          </table:table-cell>
          <table:table-cell office:value-type="float" office:value="0.007678387" calcext:value-type="float">
            <text:p>0.007678387</text:p>
          </table:table-cell>
          <table:table-cell office:value-type="float" office:value="0.00660032" calcext:value-type="float">
            <text:p>0.00660032</text:p>
          </table:table-cell>
          <table:table-cell office:value-type="float" office:value="0.01103714" calcext:value-type="float">
            <text:p>0.01103714</text:p>
          </table:table-cell>
          <table:table-cell office:value-type="float" office:value="0.007175065" calcext:value-type="float">
            <text:p>0.007175065</text:p>
          </table:table-cell>
          <table:table-cell office:value-type="float" office:value="0.009184754" calcext:value-type="float">
            <text:p>0.009184754</text:p>
          </table:table-cell>
          <table:table-cell office:value-type="float" office:value="0.007117987" calcext:value-type="float">
            <text:p>0.007117987</text:p>
          </table:table-cell>
          <table:table-cell office:value-type="float" office:value="0.00742314" calcext:value-type="float">
            <text:p>0.00742314</text:p>
          </table:table-cell>
          <table:table-cell office:value-type="float" office:value="0.007961315" calcext:value-type="float">
            <text:p>0.007961315</text:p>
          </table:table-cell>
          <table:table-cell office:value-type="float" office:value="0.01167246" calcext:value-type="float">
            <text:p>0.01167246</text:p>
          </table:table-cell>
          <table:table-cell office:value-type="float" office:value="0.01059523" calcext:value-type="float">
            <text:p>0.01059523</text:p>
          </table:table-cell>
          <table:table-cell office:value-type="float" office:value="14.08647" calcext:value-type="float">
            <text:p>14.08647</text:p>
          </table:table-cell>
          <table:table-cell office:value-type="float" office:value="0" calcext:value-type="float">
            <text:p>0</text:p>
          </table:table-cell>
          <table:table-cell office:value-type="float" office:value="-0.7971344" calcext:value-type="float">
            <text:p>-0.797134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5.797363" calcext:value-type="float">
            <text:p>5.797363</text:p>
          </table:table-cell>
          <table:table-cell office:value-type="float" office:value="449.1111" calcext:value-type="float">
            <text:p>449.1111</text:p>
          </table:table-cell>
          <table:table-cell office:value-type="float" office:value="0" calcext:value-type="float">
            <text:p>0</text:p>
          </table:table-cell>
          <table:table-cell office:value-type="float" office:value="-29.54099" calcext:value-type="float">
            <text:p>-29.54099</text:p>
          </table:table-cell>
          <table:table-cell office:value-type="float" office:value="0.0259614" calcext:value-type="float">
            <text:p>0.0259614</text:p>
          </table:table-cell>
          <table:table-cell office:value-type="float" office:value="3.493533" calcext:value-type="float">
            <text:p>3.49353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61915" calcext:value-type="float">
            <text:p>0.0146191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71761" calcext:value-type="float">
            <text:p>3.971761</text:p>
          </table:table-cell>
          <table:table-cell office:value-type="float" office:value="-0.3167397" calcext:value-type="float">
            <text:p>-0.3167397</text:p>
          </table:table-cell>
          <table:table-cell office:value-type="float" office:value="-0.2217089" calcext:value-type="float">
            <text:p>-0.2217089</text:p>
          </table:table-cell>
          <table:table-cell office:value-type="float" office:value="0.0000210386" calcext:value-type="float">
            <text:p>2.10386E-05</text:p>
          </table:table-cell>
          <table:table-cell office:value-type="float" office:value="5.346575" calcext:value-type="float">
            <text:p>5.346575</text:p>
          </table:table-cell>
          <table:table-cell office:value-type="float" office:value="0.01335788" calcext:value-type="float">
            <text:p>0.01335788</text:p>
          </table:table-cell>
          <table:table-cell office:value-type="float" office:value="0.01753886" calcext:value-type="float">
            <text:p>0.01753886</text:p>
          </table:table-cell>
          <table:table-cell office:value-type="float" office:value="0.01914423" calcext:value-type="float">
            <text:p>0.01914423</text:p>
          </table:table-cell>
          <table:table-cell office:value-type="float" office:value="0.01428192" calcext:value-type="float">
            <text:p>0.01428192</text:p>
          </table:table-cell>
          <table:table-cell office:value-type="float" office:value="0.00920638" calcext:value-type="float">
            <text:p>0.00920638</text:p>
          </table:table-cell>
          <table:table-cell office:value-type="float" office:value="0.008786776" calcext:value-type="float">
            <text:p>0.008786776</text:p>
          </table:table-cell>
          <table:table-cell office:value-type="float" office:value="0.007639057" calcext:value-type="float">
            <text:p>0.007639057</text:p>
          </table:table-cell>
          <table:table-cell office:value-type="float" office:value="0.006615864" calcext:value-type="float">
            <text:p>0.006615864</text:p>
          </table:table-cell>
          <table:table-cell office:value-type="float" office:value="0.005291831" calcext:value-type="float">
            <text:p>0.005291831</text:p>
          </table:table-cell>
          <table:table-cell office:value-type="float" office:value="0.006230786" calcext:value-type="float">
            <text:p>0.006230786</text:p>
          </table:table-cell>
          <table:table-cell office:value-type="float" office:value="0.008271778" calcext:value-type="float">
            <text:p>0.008271778</text:p>
          </table:table-cell>
          <table:table-cell office:value-type="float" office:value="0.007047447" calcext:value-type="float">
            <text:p>0.007047447</text:p>
          </table:table-cell>
          <table:table-cell office:value-type="float" office:value="0.007391322" calcext:value-type="float">
            <text:p>0.007391322</text:p>
          </table:table-cell>
          <table:table-cell office:value-type="float" office:value="0.007939731" calcext:value-type="float">
            <text:p>0.007939731</text:p>
          </table:table-cell>
          <table:table-cell office:value-type="float" office:value="0.01162555" calcext:value-type="float">
            <text:p>0.01162555</text:p>
          </table:table-cell>
          <table:table-cell office:value-type="float" office:value="0.01061782" calcext:value-type="float">
            <text:p>0.01061782</text:p>
          </table:table-cell>
          <table:table-cell office:value-type="float" office:value="13.1194" calcext:value-type="float">
            <text:p>13.1194</text:p>
          </table:table-cell>
          <table:table-cell office:value-type="float" office:value="0" calcext:value-type="float">
            <text:p>0</text:p>
          </table:table-cell>
          <table:table-cell office:value-type="float" office:value="-0.797181" calcext:value-type="float">
            <text:p>-0.7971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5.838198" calcext:value-type="float">
            <text:p>5.838198</text:p>
          </table:table-cell>
          <table:table-cell office:value-type="float" office:value="449.0978" calcext:value-type="float">
            <text:p>449.0978</text:p>
          </table:table-cell>
          <table:table-cell office:value-type="float" office:value="0" calcext:value-type="float">
            <text:p>0</text:p>
          </table:table-cell>
          <table:table-cell office:value-type="float" office:value="-29.86963" calcext:value-type="float">
            <text:p>-29.86963</text:p>
          </table:table-cell>
          <table:table-cell office:value-type="float" office:value="0.02608843" calcext:value-type="float">
            <text:p>0.02608843</text:p>
          </table:table-cell>
          <table:table-cell office:value-type="float" office:value="3.491769" calcext:value-type="float">
            <text:p>3.49176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6535" calcext:value-type="float">
            <text:p>0.014653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73665" calcext:value-type="float">
            <text:p>3.973665</text:p>
          </table:table-cell>
          <table:table-cell office:value-type="float" office:value="-0.3156025" calcext:value-type="float">
            <text:p>-0.3156025</text:p>
          </table:table-cell>
          <table:table-cell office:value-type="float" office:value="-0.221698" calcext:value-type="float">
            <text:p>-0.221698</text:p>
          </table:table-cell>
          <table:table-cell office:value-type="float" office:value="0.00002363835" calcext:value-type="float">
            <text:p>2.363835E-05</text:p>
          </table:table-cell>
          <table:table-cell office:value-type="float" office:value="5.364509" calcext:value-type="float">
            <text:p>5.364509</text:p>
          </table:table-cell>
          <table:table-cell office:value-type="float" office:value="0.01923036" calcext:value-type="float">
            <text:p>0.01923036</text:p>
          </table:table-cell>
          <table:table-cell office:value-type="float" office:value="0.01942903" calcext:value-type="float">
            <text:p>0.01942903</text:p>
          </table:table-cell>
          <table:table-cell office:value-type="float" office:value="0.01876639" calcext:value-type="float">
            <text:p>0.01876639</text:p>
          </table:table-cell>
          <table:table-cell office:value-type="float" office:value="0.01399157" calcext:value-type="float">
            <text:p>0.01399157</text:p>
          </table:table-cell>
          <table:table-cell office:value-type="float" office:value="0.009198754" calcext:value-type="float">
            <text:p>0.009198754</text:p>
          </table:table-cell>
          <table:table-cell office:value-type="float" office:value="0.008849784" calcext:value-type="float">
            <text:p>0.008849784</text:p>
          </table:table-cell>
          <table:table-cell office:value-type="float" office:value="0.007799165" calcext:value-type="float">
            <text:p>0.007799165</text:p>
          </table:table-cell>
          <table:table-cell office:value-type="float" office:value="0.00663842" calcext:value-type="float">
            <text:p>0.00663842</text:p>
          </table:table-cell>
          <table:table-cell office:value-type="float" office:value="0.0182502" calcext:value-type="float">
            <text:p>0.0182502</text:p>
          </table:table-cell>
          <table:table-cell office:value-type="float" office:value="0.01406396" calcext:value-type="float">
            <text:p>0.01406396</text:p>
          </table:table-cell>
          <table:table-cell office:value-type="float" office:value="0.009724676" calcext:value-type="float">
            <text:p>0.009724676</text:p>
          </table:table-cell>
          <table:table-cell office:value-type="float" office:value="0.007140954" calcext:value-type="float">
            <text:p>0.007140954</text:p>
          </table:table-cell>
          <table:table-cell office:value-type="float" office:value="0.007425822" calcext:value-type="float">
            <text:p>0.007425822</text:p>
          </table:table-cell>
          <table:table-cell office:value-type="float" office:value="0.007945484" calcext:value-type="float">
            <text:p>0.007945484</text:p>
          </table:table-cell>
          <table:table-cell office:value-type="float" office:value="0.01200841" calcext:value-type="float">
            <text:p>0.01200841</text:p>
          </table:table-cell>
          <table:table-cell office:value-type="float" office:value="0.01064944" calcext:value-type="float">
            <text:p>0.01064944</text:p>
          </table:table-cell>
          <table:table-cell office:value-type="float" office:value="13.28014" calcext:value-type="float">
            <text:p>13.28014</text:p>
          </table:table-cell>
          <table:table-cell office:value-type="float" office:value="0" calcext:value-type="float">
            <text:p>0</text:p>
          </table:table-cell>
          <table:table-cell office:value-type="float" office:value="-0.7972302" calcext:value-type="float">
            <text:p>-0.79723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5.8784" calcext:value-type="float">
            <text:p>5.8784</text:p>
          </table:table-cell>
          <table:table-cell office:value-type="float" office:value="449.0878" calcext:value-type="float">
            <text:p>449.0878</text:p>
          </table:table-cell>
          <table:table-cell office:value-type="float" office:value="0" calcext:value-type="float">
            <text:p>0</text:p>
          </table:table-cell>
          <table:table-cell office:value-type="float" office:value="-30.17941" calcext:value-type="float">
            <text:p>-30.17941</text:p>
          </table:table-cell>
          <table:table-cell office:value-type="float" office:value="0.02551713" calcext:value-type="float">
            <text:p>0.02551713</text:p>
          </table:table-cell>
          <table:table-cell office:value-type="float" office:value="3.489699" calcext:value-type="float">
            <text:p>3.48969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68355" calcext:value-type="float">
            <text:p>0.0146835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75568" calcext:value-type="float">
            <text:p>3.975568</text:p>
          </table:table-cell>
          <table:table-cell office:value-type="float" office:value="-0.315531" calcext:value-type="float">
            <text:p>-0.315531</text:p>
          </table:table-cell>
          <table:table-cell office:value-type="float" office:value="-0.2216883" calcext:value-type="float">
            <text:p>-0.2216883</text:p>
          </table:table-cell>
          <table:table-cell office:value-type="float" office:value="0.00002708079" calcext:value-type="float">
            <text:p>2.708079E-05</text:p>
          </table:table-cell>
          <table:table-cell office:value-type="float" office:value="5.379056" calcext:value-type="float">
            <text:p>5.379056</text:p>
          </table:table-cell>
          <table:table-cell office:value-type="float" office:value="0.014329" calcext:value-type="float">
            <text:p>0.014329</text:p>
          </table:table-cell>
          <table:table-cell office:value-type="float" office:value="0.01502908" calcext:value-type="float">
            <text:p>0.01502908</text:p>
          </table:table-cell>
          <table:table-cell office:value-type="float" office:value="0.01576114" calcext:value-type="float">
            <text:p>0.01576114</text:p>
          </table:table-cell>
          <table:table-cell office:value-type="float" office:value="0.0119662" calcext:value-type="float">
            <text:p>0.0119662</text:p>
          </table:table-cell>
          <table:table-cell office:value-type="float" office:value="0.008144916" calcext:value-type="float">
            <text:p>0.008144916</text:p>
          </table:table-cell>
          <table:table-cell office:value-type="float" office:value="0.008046084" calcext:value-type="float">
            <text:p>0.008046084</text:p>
          </table:table-cell>
          <table:table-cell office:value-type="float" office:value="0.007818277" calcext:value-type="float">
            <text:p>0.007818277</text:p>
          </table:table-cell>
          <table:table-cell office:value-type="float" office:value="0.006658328" calcext:value-type="float">
            <text:p>0.006658328</text:p>
          </table:table-cell>
          <table:table-cell office:value-type="float" office:value="0.01558765" calcext:value-type="float">
            <text:p>0.01558765</text:p>
          </table:table-cell>
          <table:table-cell office:value-type="float" office:value="0.009560399" calcext:value-type="float">
            <text:p>0.009560399</text:p>
          </table:table-cell>
          <table:table-cell office:value-type="float" office:value="0.01130355" calcext:value-type="float">
            <text:p>0.01130355</text:p>
          </table:table-cell>
          <table:table-cell office:value-type="float" office:value="0.007790447" calcext:value-type="float">
            <text:p>0.007790447</text:p>
          </table:table-cell>
          <table:table-cell office:value-type="float" office:value="0.00839832" calcext:value-type="float">
            <text:p>0.00839832</text:p>
          </table:table-cell>
          <table:table-cell office:value-type="float" office:value="0.008861287" calcext:value-type="float">
            <text:p>0.008861287</text:p>
          </table:table-cell>
          <table:table-cell office:value-type="float" office:value="0.01203158" calcext:value-type="float">
            <text:p>0.01203158</text:p>
          </table:table-cell>
          <table:table-cell office:value-type="float" office:value="0.01067172" calcext:value-type="float">
            <text:p>0.01067172</text:p>
          </table:table-cell>
          <table:table-cell office:value-type="float" office:value="11.60177" calcext:value-type="float">
            <text:p>11.60177</text:p>
          </table:table-cell>
          <table:table-cell office:value-type="float" office:value="0" calcext:value-type="float">
            <text:p>0</text:p>
          </table:table-cell>
          <table:table-cell office:value-type="float" office:value="-0.7972699" calcext:value-type="float">
            <text:p>-0.79726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5.91933" calcext:value-type="float">
            <text:p>5.91933</text:p>
          </table:table-cell>
          <table:table-cell office:value-type="float" office:value="449.0797" calcext:value-type="float">
            <text:p>449.0797</text:p>
          </table:table-cell>
          <table:table-cell office:value-type="float" office:value="0" calcext:value-type="float">
            <text:p>0</text:p>
          </table:table-cell>
          <table:table-cell office:value-type="float" office:value="-30.50087" calcext:value-type="float">
            <text:p>-30.50087</text:p>
          </table:table-cell>
          <table:table-cell office:value-type="float" office:value="0.02524706" calcext:value-type="float">
            <text:p>0.02524706</text:p>
          </table:table-cell>
          <table:table-cell office:value-type="float" office:value="3.487156" calcext:value-type="float">
            <text:p>3.48715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71369" calcext:value-type="float">
            <text:p>0.0147136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77693" calcext:value-type="float">
            <text:p>3.977693</text:p>
          </table:table-cell>
          <table:table-cell office:value-type="float" office:value="-0.3154903" calcext:value-type="float">
            <text:p>-0.3154903</text:p>
          </table:table-cell>
          <table:table-cell office:value-type="float" office:value="-0.2216729" calcext:value-type="float">
            <text:p>-0.2216729</text:p>
          </table:table-cell>
          <table:table-cell office:value-type="float" office:value="0.00003102053" calcext:value-type="float">
            <text:p>3.102053E-05</text:p>
          </table:table-cell>
          <table:table-cell office:value-type="float" office:value="5.391911" calcext:value-type="float">
            <text:p>5.391911</text:p>
          </table:table-cell>
          <table:table-cell office:value-type="float" office:value="0.01230915" calcext:value-type="float">
            <text:p>0.01230915</text:p>
          </table:table-cell>
          <table:table-cell office:value-type="float" office:value="0.0135072" calcext:value-type="float">
            <text:p>0.0135072</text:p>
          </table:table-cell>
          <table:table-cell office:value-type="float" office:value="0.01451158" calcext:value-type="float">
            <text:p>0.01451158</text:p>
          </table:table-cell>
          <table:table-cell office:value-type="float" office:value="0.01110268" calcext:value-type="float">
            <text:p>0.01110268</text:p>
          </table:table-cell>
          <table:table-cell office:value-type="float" office:value="0.007551411" calcext:value-type="float">
            <text:p>0.007551411</text:p>
          </table:table-cell>
          <table:table-cell office:value-type="float" office:value="0.007437191" calcext:value-type="float">
            <text:p>0.007437191</text:p>
          </table:table-cell>
          <table:table-cell office:value-type="float" office:value="0.007660312" calcext:value-type="float">
            <text:p>0.007660312</text:p>
          </table:table-cell>
          <table:table-cell office:value-type="float" office:value="0.006640395" calcext:value-type="float">
            <text:p>0.006640395</text:p>
          </table:table-cell>
          <table:table-cell office:value-type="float" office:value="0.01133376" calcext:value-type="float">
            <text:p>0.01133376</text:p>
          </table:table-cell>
          <table:table-cell office:value-type="float" office:value="0.007870977" calcext:value-type="float">
            <text:p>0.007870977</text:p>
          </table:table-cell>
          <table:table-cell office:value-type="float" office:value="0.01030344" calcext:value-type="float">
            <text:p>0.01030344</text:p>
          </table:table-cell>
          <table:table-cell office:value-type="float" office:value="0.008016562" calcext:value-type="float">
            <text:p>0.008016562</text:p>
          </table:table-cell>
          <table:table-cell office:value-type="float" office:value="0.009160135" calcext:value-type="float">
            <text:p>0.009160135</text:p>
          </table:table-cell>
          <table:table-cell office:value-type="float" office:value="0.00975659" calcext:value-type="float">
            <text:p>0.00975659</text:p>
          </table:table-cell>
          <table:table-cell office:value-type="float" office:value="0.01193279" calcext:value-type="float">
            <text:p>0.01193279</text:p>
          </table:table-cell>
          <table:table-cell office:value-type="float" office:value="0.01068167" calcext:value-type="float">
            <text:p>0.01068167</text:p>
          </table:table-cell>
          <table:table-cell office:value-type="float" office:value="10.43673" calcext:value-type="float">
            <text:p>10.43673</text:p>
          </table:table-cell>
          <table:table-cell office:value-type="float" office:value="0" calcext:value-type="float">
            <text:p>0</text:p>
          </table:table-cell>
          <table:table-cell office:value-type="float" office:value="-0.7973309" calcext:value-type="float">
            <text:p>-0.797330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5.965595" calcext:value-type="float">
            <text:p>5.965595</text:p>
          </table:table-cell>
          <table:table-cell office:value-type="float" office:value="449.0701" calcext:value-type="float">
            <text:p>449.0701</text:p>
          </table:table-cell>
          <table:table-cell office:value-type="float" office:value="0" calcext:value-type="float">
            <text:p>0</text:p>
          </table:table-cell>
          <table:table-cell office:value-type="float" office:value="-30.84462" calcext:value-type="float">
            <text:p>-30.84462</text:p>
          </table:table-cell>
          <table:table-cell office:value-type="float" office:value="0.02528542" calcext:value-type="float">
            <text:p>0.02528542</text:p>
          </table:table-cell>
          <table:table-cell office:value-type="float" office:value="3.484393" calcext:value-type="float">
            <text:p>3.48439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74382" calcext:value-type="float">
            <text:p>0.0147438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79767" calcext:value-type="float">
            <text:p>3.979767</text:p>
          </table:table-cell>
          <table:table-cell office:value-type="float" office:value="-0.3155185" calcext:value-type="float">
            <text:p>-0.3155185</text:p>
          </table:table-cell>
          <table:table-cell office:value-type="float" office:value="-0.2216519" calcext:value-type="float">
            <text:p>-0.2216519</text:p>
          </table:table-cell>
          <table:table-cell office:value-type="float" office:value="0.00003373285" calcext:value-type="float">
            <text:p>3.373285E-05</text:p>
          </table:table-cell>
          <table:table-cell office:value-type="float" office:value="5.40227" calcext:value-type="float">
            <text:p>5.40227</text:p>
          </table:table-cell>
          <table:table-cell office:value-type="float" office:value="0.01290488" calcext:value-type="float">
            <text:p>0.01290488</text:p>
          </table:table-cell>
          <table:table-cell office:value-type="float" office:value="0.0136717" calcext:value-type="float">
            <text:p>0.0136717</text:p>
          </table:table-cell>
          <table:table-cell office:value-type="float" office:value="0.01473578" calcext:value-type="float">
            <text:p>0.01473578</text:p>
          </table:table-cell>
          <table:table-cell office:value-type="float" office:value="0.01128869" calcext:value-type="float">
            <text:p>0.01128869</text:p>
          </table:table-cell>
          <table:table-cell office:value-type="float" office:value="0.007609713" calcext:value-type="float">
            <text:p>0.007609713</text:p>
          </table:table-cell>
          <table:table-cell office:value-type="float" office:value="0.007406516" calcext:value-type="float">
            <text:p>0.007406516</text:p>
          </table:table-cell>
          <table:table-cell office:value-type="float" office:value="0.007534758" calcext:value-type="float">
            <text:p>0.007534758</text:p>
          </table:table-cell>
          <table:table-cell office:value-type="float" office:value="0.006606825" calcext:value-type="float">
            <text:p>0.006606825</text:p>
          </table:table-cell>
          <table:table-cell office:value-type="float" office:value="0.002270128" calcext:value-type="float">
            <text:p>0.002270128</text:p>
          </table:table-cell>
          <table:table-cell office:value-type="float" office:value="0.006317253" calcext:value-type="float">
            <text:p>0.006317253</text:p>
          </table:table-cell>
          <table:table-cell office:value-type="float" office:value="0.00860199" calcext:value-type="float">
            <text:p>0.00860199</text:p>
          </table:table-cell>
          <table:table-cell office:value-type="float" office:value="0.007657983" calcext:value-type="float">
            <text:p>0.007657983</text:p>
          </table:table-cell>
          <table:table-cell office:value-type="float" office:value="0.008810721" calcext:value-type="float">
            <text:p>0.008810721</text:p>
          </table:table-cell>
          <table:table-cell office:value-type="float" office:value="0.009564974" calcext:value-type="float">
            <text:p>0.009564974</text:p>
          </table:table-cell>
          <table:table-cell office:value-type="float" office:value="0.01177625" calcext:value-type="float">
            <text:p>0.01177625</text:p>
          </table:table-cell>
          <table:table-cell office:value-type="float" office:value="0.01068633" calcext:value-type="float">
            <text:p>0.01068633</text:p>
          </table:table-cell>
          <table:table-cell office:value-type="float" office:value="9.630255" calcext:value-type="float">
            <text:p>9.630255</text:p>
          </table:table-cell>
          <table:table-cell office:value-type="float" office:value="0" calcext:value-type="float">
            <text:p>0</text:p>
          </table:table-cell>
          <table:table-cell office:value-type="float" office:value="-0.7974383" calcext:value-type="float">
            <text:p>-0.79743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6.014374" calcext:value-type="float">
            <text:p>6.014374</text:p>
          </table:table-cell>
          <table:table-cell office:value-type="float" office:value="449.059" calcext:value-type="float">
            <text:p>449.059</text:p>
          </table:table-cell>
          <table:table-cell office:value-type="float" office:value="0" calcext:value-type="float">
            <text:p>0</text:p>
          </table:table-cell>
          <table:table-cell office:value-type="float" office:value="-31.20436" calcext:value-type="float">
            <text:p>-31.20436</text:p>
          </table:table-cell>
          <table:table-cell office:value-type="float" office:value="0.02542349" calcext:value-type="float">
            <text:p>0.02542349</text:p>
          </table:table-cell>
          <table:table-cell office:value-type="float" office:value="3.48178" calcext:value-type="float">
            <text:p>3.4817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77512" calcext:value-type="float">
            <text:p>0.0147751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82002" calcext:value-type="float">
            <text:p>3.982002</text:p>
          </table:table-cell>
          <table:table-cell office:value-type="float" office:value="-0.3155898" calcext:value-type="float">
            <text:p>-0.3155898</text:p>
          </table:table-cell>
          <table:table-cell office:value-type="float" office:value="-0.221627" calcext:value-type="float">
            <text:p>-0.221627</text:p>
          </table:table-cell>
          <table:table-cell office:value-type="float" office:value="0.00003521306" calcext:value-type="float">
            <text:p>3.521306E-05</text:p>
          </table:table-cell>
          <table:table-cell office:value-type="float" office:value="5.411166" calcext:value-type="float">
            <text:p>5.411166</text:p>
          </table:table-cell>
          <table:table-cell office:value-type="float" office:value="0.01412677" calcext:value-type="float">
            <text:p>0.01412677</text:p>
          </table:table-cell>
          <table:table-cell office:value-type="float" office:value="0.0142701" calcext:value-type="float">
            <text:p>0.0142701</text:p>
          </table:table-cell>
          <table:table-cell office:value-type="float" office:value="0.01533555" calcext:value-type="float">
            <text:p>0.01533555</text:p>
          </table:table-cell>
          <table:table-cell office:value-type="float" office:value="0.01170324" calcext:value-type="float">
            <text:p>0.01170324</text:p>
          </table:table-cell>
          <table:table-cell office:value-type="float" office:value="0.007848381" calcext:value-type="float">
            <text:p>0.007848381</text:p>
          </table:table-cell>
          <table:table-cell office:value-type="float" office:value="0.007566663" calcext:value-type="float">
            <text:p>0.007566663</text:p>
          </table:table-cell>
          <table:table-cell office:value-type="float" office:value="0.007568028" calcext:value-type="float">
            <text:p>0.007568028</text:p>
          </table:table-cell>
          <table:table-cell office:value-type="float" office:value="0.006590766" calcext:value-type="float">
            <text:p>0.006590766</text:p>
          </table:table-cell>
          <table:table-cell office:value-type="float" office:value="0.007542502" calcext:value-type="float">
            <text:p>0.007542502</text:p>
          </table:table-cell>
          <table:table-cell office:value-type="float" office:value="0.006026214" calcext:value-type="float">
            <text:p>0.006026214</text:p>
          </table:table-cell>
          <table:table-cell office:value-type="float" office:value="0.008160954" calcext:value-type="float">
            <text:p>0.008160954</text:p>
          </table:table-cell>
          <table:table-cell office:value-type="float" office:value="0.007650223" calcext:value-type="float">
            <text:p>0.007650223</text:p>
          </table:table-cell>
          <table:table-cell office:value-type="float" office:value="0.008563311" calcext:value-type="float">
            <text:p>0.008563311</text:p>
          </table:table-cell>
          <table:table-cell office:value-type="float" office:value="0.009354519" calcext:value-type="float">
            <text:p>0.009354519</text:p>
          </table:table-cell>
          <table:table-cell office:value-type="float" office:value="0.01176139" calcext:value-type="float">
            <text:p>0.01176139</text:p>
          </table:table-cell>
          <table:table-cell office:value-type="float" office:value="0.01069813" calcext:value-type="float">
            <text:p>0.01069813</text:p>
          </table:table-cell>
          <table:table-cell office:value-type="float" office:value="9.139109" calcext:value-type="float">
            <text:p>9.139109</text:p>
          </table:table-cell>
          <table:table-cell office:value-type="float" office:value="0" calcext:value-type="float">
            <text:p>0</text:p>
          </table:table-cell>
          <table:table-cell office:value-type="float" office:value="-0.7975657" calcext:value-type="float">
            <text:p>-0.79756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6.072548" calcext:value-type="float">
            <text:p>6.072548</text:p>
          </table:table-cell>
          <table:table-cell office:value-type="float" office:value="449.0471" calcext:value-type="float">
            <text:p>449.0471</text:p>
          </table:table-cell>
          <table:table-cell office:value-type="float" office:value="0" calcext:value-type="float">
            <text:p>0</text:p>
          </table:table-cell>
          <table:table-cell office:value-type="float" office:value="-31.55122" calcext:value-type="float">
            <text:p>-31.55122</text:p>
          </table:table-cell>
          <table:table-cell office:value-type="float" office:value="0.02542397" calcext:value-type="float">
            <text:p>0.02542397</text:p>
          </table:table-cell>
          <table:table-cell office:value-type="float" office:value="3.479176" calcext:value-type="float">
            <text:p>3.47917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80525" calcext:value-type="float">
            <text:p>0.0148052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84115" calcext:value-type="float">
            <text:p>3.984115</text:p>
          </table:table-cell>
          <table:table-cell office:value-type="float" office:value="-0.3156012" calcext:value-type="float">
            <text:p>-0.3156012</text:p>
          </table:table-cell>
          <table:table-cell office:value-type="float" office:value="-0.2216019" calcext:value-type="float">
            <text:p>-0.2216019</text:p>
          </table:table-cell>
          <table:table-cell office:value-type="float" office:value="0.00003728077" calcext:value-type="float">
            <text:p>3.728077E-05</text:p>
          </table:table-cell>
          <table:table-cell office:value-type="float" office:value="5.419852" calcext:value-type="float">
            <text:p>5.419852</text:p>
          </table:table-cell>
          <table:table-cell office:value-type="float" office:value="0.01356239" calcext:value-type="float">
            <text:p>0.01356239</text:p>
          </table:table-cell>
          <table:table-cell office:value-type="float" office:value="0.01361711" calcext:value-type="float">
            <text:p>0.01361711</text:p>
          </table:table-cell>
          <table:table-cell office:value-type="float" office:value="0.01497352" calcext:value-type="float">
            <text:p>0.01497352</text:p>
          </table:table-cell>
          <table:table-cell office:value-type="float" office:value="0.01169795" calcext:value-type="float">
            <text:p>0.01169795</text:p>
          </table:table-cell>
          <table:table-cell office:value-type="float" office:value="0.007961045" calcext:value-type="float">
            <text:p>0.007961045</text:p>
          </table:table-cell>
          <table:table-cell office:value-type="float" office:value="0.007702254" calcext:value-type="float">
            <text:p>0.007702254</text:p>
          </table:table-cell>
          <table:table-cell office:value-type="float" office:value="0.007577786" calcext:value-type="float">
            <text:p>0.007577786</text:p>
          </table:table-cell>
          <table:table-cell office:value-type="float" office:value="0.006601059" calcext:value-type="float">
            <text:p>0.006601059</text:p>
          </table:table-cell>
          <table:table-cell office:value-type="float" office:value="0.00104979" calcext:value-type="float">
            <text:p>0.00104979</text:p>
          </table:table-cell>
          <table:table-cell office:value-type="float" office:value="0.005662156" calcext:value-type="float">
            <text:p>0.005662156</text:p>
          </table:table-cell>
          <table:table-cell office:value-type="float" office:value="0.007820411" calcext:value-type="float">
            <text:p>0.007820411</text:p>
          </table:table-cell>
          <table:table-cell office:value-type="float" office:value="0.007680611" calcext:value-type="float">
            <text:p>0.007680611</text:p>
          </table:table-cell>
          <table:table-cell office:value-type="float" office:value="0.008545709" calcext:value-type="float">
            <text:p>0.008545709</text:p>
          </table:table-cell>
          <table:table-cell office:value-type="float" office:value="0.009278478" calcext:value-type="float">
            <text:p>0.009278478</text:p>
          </table:table-cell>
          <table:table-cell office:value-type="float" office:value="0.0117422" calcext:value-type="float">
            <text:p>0.0117422</text:p>
          </table:table-cell>
          <table:table-cell office:value-type="float" office:value="0.0107135" calcext:value-type="float">
            <text:p>0.0107135</text:p>
          </table:table-cell>
          <table:table-cell office:value-type="float" office:value="8.303425" calcext:value-type="float">
            <text:p>8.303425</text:p>
          </table:table-cell>
          <table:table-cell office:value-type="float" office:value="0" calcext:value-type="float">
            <text:p>0</text:p>
          </table:table-cell>
          <table:table-cell office:value-type="float" office:value="-0.7976621" calcext:value-type="float">
            <text:p>-0.79766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6.134945" calcext:value-type="float">
            <text:p>6.134945</text:p>
          </table:table-cell>
          <table:table-cell office:value-type="float" office:value="449.0351" calcext:value-type="float">
            <text:p>449.0351</text:p>
          </table:table-cell>
          <table:table-cell office:value-type="float" office:value="0" calcext:value-type="float">
            <text:p>0</text:p>
          </table:table-cell>
          <table:table-cell office:value-type="float" office:value="-31.89348" calcext:value-type="float">
            <text:p>-31.89348</text:p>
          </table:table-cell>
          <table:table-cell office:value-type="float" office:value="0.02551621" calcext:value-type="float">
            <text:p>0.02551621</text:p>
          </table:table-cell>
          <table:table-cell office:value-type="float" office:value="3.476804" calcext:value-type="float">
            <text:p>3.47680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83531" calcext:value-type="float">
            <text:p>0.0148353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86093" calcext:value-type="float">
            <text:p>3.986093</text:p>
          </table:table-cell>
          <table:table-cell office:value-type="float" office:value="-0.3155585" calcext:value-type="float">
            <text:p>-0.3155585</text:p>
          </table:table-cell>
          <table:table-cell office:value-type="float" office:value="-0.2215713" calcext:value-type="float">
            <text:p>-0.2215713</text:p>
          </table:table-cell>
          <table:table-cell office:value-type="float" office:value="0.00003763982" calcext:value-type="float">
            <text:p>3.763982E-05</text:p>
          </table:table-cell>
          <table:table-cell office:value-type="float" office:value="5.42291" calcext:value-type="float">
            <text:p>5.42291</text:p>
          </table:table-cell>
          <table:table-cell office:value-type="float" office:value="0.0196476" calcext:value-type="float">
            <text:p>0.0196476</text:p>
          </table:table-cell>
          <table:table-cell office:value-type="float" office:value="0.01380502" calcext:value-type="float">
            <text:p>0.01380502</text:p>
          </table:table-cell>
          <table:table-cell office:value-type="float" office:value="0.01481561" calcext:value-type="float">
            <text:p>0.01481561</text:p>
          </table:table-cell>
          <table:table-cell office:value-type="float" office:value="0.01162597" calcext:value-type="float">
            <text:p>0.01162597</text:p>
          </table:table-cell>
          <table:table-cell office:value-type="float" office:value="0.007939879" calcext:value-type="float">
            <text:p>0.007939879</text:p>
          </table:table-cell>
          <table:table-cell office:value-type="float" office:value="0.007666243" calcext:value-type="float">
            <text:p>0.007666243</text:p>
          </table:table-cell>
          <table:table-cell office:value-type="float" office:value="0.007520779" calcext:value-type="float">
            <text:p>0.007520779</text:p>
          </table:table-cell>
          <table:table-cell office:value-type="float" office:value="0.006624111" calcext:value-type="float">
            <text:p>0.006624111</text:p>
          </table:table-cell>
          <table:table-cell office:value-type="float" office:value="0.0009127682" calcext:value-type="float">
            <text:p>0.0009127682</text:p>
          </table:table-cell>
          <table:table-cell office:value-type="float" office:value="0.005189272" calcext:value-type="float">
            <text:p>0.005189272</text:p>
          </table:table-cell>
          <table:table-cell office:value-type="float" office:value="0.007317364" calcext:value-type="float">
            <text:p>0.007317364</text:p>
          </table:table-cell>
          <table:table-cell office:value-type="float" office:value="0.007532299" calcext:value-type="float">
            <text:p>0.007532299</text:p>
          </table:table-cell>
          <table:table-cell office:value-type="float" office:value="0.008652219" calcext:value-type="float">
            <text:p>0.008652219</text:p>
          </table:table-cell>
          <table:table-cell office:value-type="float" office:value="0.009447828" calcext:value-type="float">
            <text:p>0.009447828</text:p>
          </table:table-cell>
          <table:table-cell office:value-type="float" office:value="0.0116379" calcext:value-type="float">
            <text:p>0.0116379</text:p>
          </table:table-cell>
          <table:table-cell office:value-type="float" office:value="0.01072542" calcext:value-type="float">
            <text:p>0.01072542</text:p>
          </table:table-cell>
          <table:table-cell office:value-type="float" office:value="7.549211" calcext:value-type="float">
            <text:p>7.549211</text:p>
          </table:table-cell>
          <table:table-cell office:value-type="float" office:value="0" calcext:value-type="float">
            <text:p>0</text:p>
          </table:table-cell>
          <table:table-cell office:value-type="float" office:value="-0.7977252" calcext:value-type="float">
            <text:p>-0.79772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6.200203" calcext:value-type="float">
            <text:p>6.200203</text:p>
          </table:table-cell>
          <table:table-cell office:value-type="float" office:value="449.022" calcext:value-type="float">
            <text:p>449.022</text:p>
          </table:table-cell>
          <table:table-cell office:value-type="float" office:value="0" calcext:value-type="float">
            <text:p>0</text:p>
          </table:table-cell>
          <table:table-cell office:value-type="float" office:value="-32.24427" calcext:value-type="float">
            <text:p>-32.24427</text:p>
          </table:table-cell>
          <table:table-cell office:value-type="float" office:value="0.02655102" calcext:value-type="float">
            <text:p>0.02655102</text:p>
          </table:table-cell>
          <table:table-cell office:value-type="float" office:value="3.474526" calcext:value-type="float">
            <text:p>3.47452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86523" calcext:value-type="float">
            <text:p>0.0148652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87991" calcext:value-type="float">
            <text:p>3.987991</text:p>
          </table:table-cell>
          <table:table-cell office:value-type="float" office:value="-0.3155178" calcext:value-type="float">
            <text:p>-0.3155178</text:p>
          </table:table-cell>
          <table:table-cell office:value-type="float" office:value="-0.221536" calcext:value-type="float">
            <text:p>-0.221536</text:p>
          </table:table-cell>
          <table:table-cell office:value-type="float" office:value="0.00003781854" calcext:value-type="float">
            <text:p>3.781854E-05</text:p>
          </table:table-cell>
          <table:table-cell office:value-type="float" office:value="5.418908" calcext:value-type="float">
            <text:p>5.418908</text:p>
          </table:table-cell>
          <table:table-cell office:value-type="float" office:value="0.02738727" calcext:value-type="float">
            <text:p>0.02738727</text:p>
          </table:table-cell>
          <table:table-cell office:value-type="float" office:value="0.01717924" calcext:value-type="float">
            <text:p>0.01717924</text:p>
          </table:table-cell>
          <table:table-cell office:value-type="float" office:value="0.01565207" calcext:value-type="float">
            <text:p>0.01565207</text:p>
          </table:table-cell>
          <table:table-cell office:value-type="float" office:value="0.01191592" calcext:value-type="float">
            <text:p>0.01191592</text:p>
          </table:table-cell>
          <table:table-cell office:value-type="float" office:value="0.008070046" calcext:value-type="float">
            <text:p>0.008070046</text:p>
          </table:table-cell>
          <table:table-cell office:value-type="float" office:value="0.007726923" calcext:value-type="float">
            <text:p>0.007726923</text:p>
          </table:table-cell>
          <table:table-cell office:value-type="float" office:value="0.007444613" calcext:value-type="float">
            <text:p>0.007444613</text:p>
          </table:table-cell>
          <table:table-cell office:value-type="float" office:value="0.006649257" calcext:value-type="float">
            <text:p>0.006649257</text:p>
          </table:table-cell>
          <table:table-cell office:value-type="float" office:value="0.002741847" calcext:value-type="float">
            <text:p>0.002741847</text:p>
          </table:table-cell>
          <table:table-cell office:value-type="float" office:value="0.005484488" calcext:value-type="float">
            <text:p>0.005484488</text:p>
          </table:table-cell>
          <table:table-cell office:value-type="float" office:value="0.006906359" calcext:value-type="float">
            <text:p>0.006906359</text:p>
          </table:table-cell>
          <table:table-cell office:value-type="float" office:value="0.007236564" calcext:value-type="float">
            <text:p>0.007236564</text:p>
          </table:table-cell>
          <table:table-cell office:value-type="float" office:value="0.008435153" calcext:value-type="float">
            <text:p>0.008435153</text:p>
          </table:table-cell>
          <table:table-cell office:value-type="float" office:value="0.009286379" calcext:value-type="float">
            <text:p>0.009286379</text:p>
          </table:table-cell>
          <table:table-cell office:value-type="float" office:value="0.01149799" calcext:value-type="float">
            <text:p>0.01149799</text:p>
          </table:table-cell>
          <table:table-cell office:value-type="float" office:value="0.01073748" calcext:value-type="float">
            <text:p>0.01073748</text:p>
          </table:table-cell>
          <table:table-cell office:value-type="float" office:value="36.99925" calcext:value-type="float">
            <text:p>36.99925</text:p>
          </table:table-cell>
          <table:table-cell office:value-type="float" office:value="0" calcext:value-type="float">
            <text:p>0</text:p>
          </table:table-cell>
          <table:table-cell office:value-type="float" office:value="-0.7977781" calcext:value-type="float">
            <text:p>-0.797778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6.267551" calcext:value-type="float">
            <text:p>6.267551</text:p>
          </table:table-cell>
          <table:table-cell office:value-type="float" office:value="449.0067" calcext:value-type="float">
            <text:p>449.0067</text:p>
          </table:table-cell>
          <table:table-cell office:value-type="float" office:value="0" calcext:value-type="float">
            <text:p>0</text:p>
          </table:table-cell>
          <table:table-cell office:value-type="float" office:value="-32.60688" calcext:value-type="float">
            <text:p>-32.60688</text:p>
          </table:table-cell>
          <table:table-cell office:value-type="float" office:value="0.02777014" calcext:value-type="float">
            <text:p>0.02777014</text:p>
          </table:table-cell>
          <table:table-cell office:value-type="float" office:value="3.472543" calcext:value-type="float">
            <text:p>3.47254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89502" calcext:value-type="float">
            <text:p>0.0148950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89848" calcext:value-type="float">
            <text:p>3.989848</text:p>
          </table:table-cell>
          <table:table-cell office:value-type="float" office:value="-0.3154847" calcext:value-type="float">
            <text:p>-0.3154847</text:p>
          </table:table-cell>
          <table:table-cell office:value-type="float" office:value="-0.2214997" calcext:value-type="float">
            <text:p>-0.2214997</text:p>
          </table:table-cell>
          <table:table-cell office:value-type="float" office:value="0.00003803996" calcext:value-type="float">
            <text:p>3.803996E-05</text:p>
          </table:table-cell>
          <table:table-cell office:value-type="float" office:value="5.413245" calcext:value-type="float">
            <text:p>5.413245</text:p>
          </table:table-cell>
          <table:table-cell office:value-type="float" office:value="0.03753145" calcext:value-type="float">
            <text:p>0.03753145</text:p>
          </table:table-cell>
          <table:table-cell office:value-type="float" office:value="0.01829931" calcext:value-type="float">
            <text:p>0.01829931</text:p>
          </table:table-cell>
          <table:table-cell office:value-type="float" office:value="0.01632398" calcext:value-type="float">
            <text:p>0.01632398</text:p>
          </table:table-cell>
          <table:table-cell office:value-type="float" office:value="0.01233367" calcext:value-type="float">
            <text:p>0.01233367</text:p>
          </table:table-cell>
          <table:table-cell office:value-type="float" office:value="0.008374761" calcext:value-type="float">
            <text:p>0.008374761</text:p>
          </table:table-cell>
          <table:table-cell office:value-type="float" office:value="0.007989699" calcext:value-type="float">
            <text:p>0.007989699</text:p>
          </table:table-cell>
          <table:table-cell office:value-type="float" office:value="0.007395017" calcext:value-type="float">
            <text:p>0.007395017</text:p>
          </table:table-cell>
          <table:table-cell office:value-type="float" office:value="0.006690293" calcext:value-type="float">
            <text:p>0.006690293</text:p>
          </table:table-cell>
          <table:table-cell office:value-type="float" office:value="0.02351497" calcext:value-type="float">
            <text:p>0.02351497</text:p>
          </table:table-cell>
          <table:table-cell office:value-type="float" office:value="0.005276429" calcext:value-type="float">
            <text:p>0.005276429</text:p>
          </table:table-cell>
          <table:table-cell office:value-type="float" office:value="0.006694711" calcext:value-type="float">
            <text:p>0.006694711</text:p>
          </table:table-cell>
          <table:table-cell office:value-type="float" office:value="0.006972939" calcext:value-type="float">
            <text:p>0.006972939</text:p>
          </table:table-cell>
          <table:table-cell office:value-type="float" office:value="0.007986319" calcext:value-type="float">
            <text:p>0.007986319</text:p>
          </table:table-cell>
          <table:table-cell office:value-type="float" office:value="0.008787004" calcext:value-type="float">
            <text:p>0.008787004</text:p>
          </table:table-cell>
          <table:table-cell office:value-type="float" office:value="0.01135932" calcext:value-type="float">
            <text:p>0.01135932</text:p>
          </table:table-cell>
          <table:table-cell office:value-type="float" office:value="0.01075599" calcext:value-type="float">
            <text:p>0.01075599</text:p>
          </table:table-cell>
          <table:table-cell office:value-type="float" office:value="67.70321" calcext:value-type="float">
            <text:p>67.70321</text:p>
          </table:table-cell>
          <table:table-cell office:value-type="float" office:value="0" calcext:value-type="float">
            <text:p>0</text:p>
          </table:table-cell>
          <table:table-cell office:value-type="float" office:value="-0.7978339" calcext:value-type="float">
            <text:p>-0.79783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6.345351" calcext:value-type="float">
            <text:p>6.345351</text:p>
          </table:table-cell>
          <table:table-cell office:value-type="float" office:value="448.9939" calcext:value-type="float">
            <text:p>448.9939</text:p>
          </table:table-cell>
          <table:table-cell office:value-type="float" office:value="0" calcext:value-type="float">
            <text:p>0</text:p>
          </table:table-cell>
          <table:table-cell office:value-type="float" office:value="-32.96922" calcext:value-type="float">
            <text:p>-32.96922</text:p>
          </table:table-cell>
          <table:table-cell office:value-type="float" office:value="0.02754392" calcext:value-type="float">
            <text:p>0.02754392</text:p>
          </table:table-cell>
          <table:table-cell office:value-type="float" office:value="3.470686" calcext:value-type="float">
            <text:p>3.47068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92662" calcext:value-type="float">
            <text:p>0.0149266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91695" calcext:value-type="float">
            <text:p>3.991695</text:p>
          </table:table-cell>
          <table:table-cell office:value-type="float" office:value="-0.3155176" calcext:value-type="float">
            <text:p>-0.3155176</text:p>
          </table:table-cell>
          <table:table-cell office:value-type="float" office:value="-0.2214873" calcext:value-type="float">
            <text:p>-0.2214873</text:p>
          </table:table-cell>
          <table:table-cell office:value-type="float" office:value="0.00004662877" calcext:value-type="float">
            <text:p>4.662877E-05</text:p>
          </table:table-cell>
          <table:table-cell office:value-type="float" office:value="5.43297" calcext:value-type="float">
            <text:p>5.43297</text:p>
          </table:table-cell>
          <table:table-cell office:value-type="float" office:value="0.02886884" calcext:value-type="float">
            <text:p>0.02886884</text:p>
          </table:table-cell>
          <table:table-cell office:value-type="float" office:value="0.02000476" calcext:value-type="float">
            <text:p>0.02000476</text:p>
          </table:table-cell>
          <table:table-cell office:value-type="float" office:value="0.01673198" calcext:value-type="float">
            <text:p>0.01673198</text:p>
          </table:table-cell>
          <table:table-cell office:value-type="float" office:value="0.01245276" calcext:value-type="float">
            <text:p>0.01245276</text:p>
          </table:table-cell>
          <table:table-cell office:value-type="float" office:value="0.008496812" calcext:value-type="float">
            <text:p>0.008496812</text:p>
          </table:table-cell>
          <table:table-cell office:value-type="float" office:value="0.008119595" calcext:value-type="float">
            <text:p>0.008119595</text:p>
          </table:table-cell>
          <table:table-cell office:value-type="float" office:value="0.007423559" calcext:value-type="float">
            <text:p>0.007423559</text:p>
          </table:table-cell>
          <table:table-cell office:value-type="float" office:value="0.006747836" calcext:value-type="float">
            <text:p>0.006747836</text:p>
          </table:table-cell>
          <table:table-cell office:value-type="float" office:value="0.01936626" calcext:value-type="float">
            <text:p>0.01936626</text:p>
          </table:table-cell>
          <table:table-cell office:value-type="float" office:value="0.01679186" calcext:value-type="float">
            <text:p>0.01679186</text:p>
          </table:table-cell>
          <table:table-cell office:value-type="float" office:value="0.00888059" calcext:value-type="float">
            <text:p>0.00888059</text:p>
          </table:table-cell>
          <table:table-cell office:value-type="float" office:value="0.00709398" calcext:value-type="float">
            <text:p>0.00709398</text:p>
          </table:table-cell>
          <table:table-cell office:value-type="float" office:value="0.0080401" calcext:value-type="float">
            <text:p>0.0080401</text:p>
          </table:table-cell>
          <table:table-cell office:value-type="float" office:value="0.008803786" calcext:value-type="float">
            <text:p>0.008803786</text:p>
          </table:table-cell>
          <table:table-cell office:value-type="float" office:value="0.01141008" calcext:value-type="float">
            <text:p>0.01141008</text:p>
          </table:table-cell>
          <table:table-cell office:value-type="float" office:value="0.01080083" calcext:value-type="float">
            <text:p>0.01080083</text:p>
          </table:table-cell>
          <table:table-cell office:value-type="float" office:value="54.31934" calcext:value-type="float">
            <text:p>54.31934</text:p>
          </table:table-cell>
          <table:table-cell office:value-type="float" office:value="0" calcext:value-type="float">
            <text:p>0</text:p>
          </table:table-cell>
          <table:table-cell office:value-type="float" office:value="-0.7979395" calcext:value-type="float">
            <text:p>-0.797939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6.439531" calcext:value-type="float">
            <text:p>6.439531</text:p>
          </table:table-cell>
          <table:table-cell office:value-type="float" office:value="448.9814" calcext:value-type="float">
            <text:p>448.9814</text:p>
          </table:table-cell>
          <table:table-cell office:value-type="float" office:value="0" calcext:value-type="float">
            <text:p>0</text:p>
          </table:table-cell>
          <table:table-cell office:value-type="float" office:value="-33.30036" calcext:value-type="float">
            <text:p>-33.30036</text:p>
          </table:table-cell>
          <table:table-cell office:value-type="float" office:value="0.02744455" calcext:value-type="float">
            <text:p>0.02744455</text:p>
          </table:table-cell>
          <table:table-cell office:value-type="float" office:value="3.468638" calcext:value-type="float">
            <text:p>3.46863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95808" calcext:value-type="float">
            <text:p>0.0149580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93544" calcext:value-type="float">
            <text:p>3.993544</text:p>
          </table:table-cell>
          <table:table-cell office:value-type="float" office:value="-0.3154824" calcext:value-type="float">
            <text:p>-0.3154824</text:p>
          </table:table-cell>
          <table:table-cell office:value-type="float" office:value="-0.2214814" calcext:value-type="float">
            <text:p>-0.2214814</text:p>
          </table:table-cell>
          <table:table-cell office:value-type="float" office:value="0.00006076244" calcext:value-type="float">
            <text:p>6.076244E-05</text:p>
          </table:table-cell>
          <table:table-cell office:value-type="float" office:value="5.461377" calcext:value-type="float">
            <text:p>5.461377</text:p>
          </table:table-cell>
          <table:table-cell office:value-type="float" office:value="0.02232556" calcext:value-type="float">
            <text:p>0.02232556</text:p>
          </table:table-cell>
          <table:table-cell office:value-type="float" office:value="0.01921579" calcext:value-type="float">
            <text:p>0.01921579</text:p>
          </table:table-cell>
          <table:table-cell office:value-type="float" office:value="0.01844509" calcext:value-type="float">
            <text:p>0.01844509</text:p>
          </table:table-cell>
          <table:table-cell office:value-type="float" office:value="0.01303705" calcext:value-type="float">
            <text:p>0.01303705</text:p>
          </table:table-cell>
          <table:table-cell office:value-type="float" office:value="0.008886031" calcext:value-type="float">
            <text:p>0.008886031</text:p>
          </table:table-cell>
          <table:table-cell office:value-type="float" office:value="0.008437268" calcext:value-type="float">
            <text:p>0.008437268</text:p>
          </table:table-cell>
          <table:table-cell office:value-type="float" office:value="0.007570521" calcext:value-type="float">
            <text:p>0.007570521</text:p>
          </table:table-cell>
          <table:table-cell office:value-type="float" office:value="0.006814577" calcext:value-type="float">
            <text:p>0.006814577</text:p>
          </table:table-cell>
          <table:table-cell office:value-type="float" office:value="0.01510862" calcext:value-type="float">
            <text:p>0.01510862</text:p>
          </table:table-cell>
          <table:table-cell office:value-type="float" office:value="0.01091454" calcext:value-type="float">
            <text:p>0.01091454</text:p>
          </table:table-cell>
          <table:table-cell office:value-type="float" office:value="0.01269671" calcext:value-type="float">
            <text:p>0.01269671</text:p>
          </table:table-cell>
          <table:table-cell office:value-type="float" office:value="0.007156649" calcext:value-type="float">
            <text:p>0.007156649</text:p>
          </table:table-cell>
          <table:table-cell office:value-type="float" office:value="0.007936445" calcext:value-type="float">
            <text:p>0.007936445</text:p>
          </table:table-cell>
          <table:table-cell office:value-type="float" office:value="0.008714229" calcext:value-type="float">
            <text:p>0.008714229</text:p>
          </table:table-cell>
          <table:table-cell office:value-type="float" office:value="0.01154384" calcext:value-type="float">
            <text:p>0.01154384</text:p>
          </table:table-cell>
          <table:table-cell office:value-type="float" office:value="0.01084491" calcext:value-type="float">
            <text:p>0.01084491</text:p>
          </table:table-cell>
          <table:table-cell office:value-type="float" office:value="40.29478" calcext:value-type="float">
            <text:p>40.29478</text:p>
          </table:table-cell>
          <table:table-cell office:value-type="float" office:value="0" calcext:value-type="float">
            <text:p>0</text:p>
          </table:table-cell>
          <table:table-cell office:value-type="float" office:value="-0.7980334" calcext:value-type="float">
            <text:p>-0.79803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6.525469" calcext:value-type="float">
            <text:p>6.525469</text:p>
          </table:table-cell>
          <table:table-cell office:value-type="float" office:value="448.9691" calcext:value-type="float">
            <text:p>448.9691</text:p>
          </table:table-cell>
          <table:table-cell office:value-type="float" office:value="0" calcext:value-type="float">
            <text:p>0</text:p>
          </table:table-cell>
          <table:table-cell office:value-type="float" office:value="-33.62807" calcext:value-type="float">
            <text:p>-33.62807</text:p>
          </table:table-cell>
          <table:table-cell office:value-type="float" office:value="0.02722297" calcext:value-type="float">
            <text:p>0.02722297</text:p>
          </table:table-cell>
          <table:table-cell office:value-type="float" office:value="3.466171" calcext:value-type="float">
            <text:p>3.46617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498803" calcext:value-type="float">
            <text:p>0.0149880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95678" calcext:value-type="float">
            <text:p>3.995678</text:p>
          </table:table-cell>
          <table:table-cell office:value-type="float" office:value="-0.3154344" calcext:value-type="float">
            <text:p>-0.3154344</text:p>
          </table:table-cell>
          <table:table-cell office:value-type="float" office:value="-0.2214728" calcext:value-type="float">
            <text:p>-0.2214728</text:p>
          </table:table-cell>
          <table:table-cell office:value-type="float" office:value="0.00007244082" calcext:value-type="float">
            <text:p>7.244082E-05</text:p>
          </table:table-cell>
          <table:table-cell office:value-type="float" office:value="5.486533" calcext:value-type="float">
            <text:p>5.486533</text:p>
          </table:table-cell>
          <table:table-cell office:value-type="float" office:value="0.01820377" calcext:value-type="float">
            <text:p>0.01820377</text:p>
          </table:table-cell>
          <table:table-cell office:value-type="float" office:value="0.01843597" calcext:value-type="float">
            <text:p>0.01843597</text:p>
          </table:table-cell>
          <table:table-cell office:value-type="float" office:value="0.01817579" calcext:value-type="float">
            <text:p>0.01817579</text:p>
          </table:table-cell>
          <table:table-cell office:value-type="float" office:value="0.01299653" calcext:value-type="float">
            <text:p>0.01299653</text:p>
          </table:table-cell>
          <table:table-cell office:value-type="float" office:value="0.008904791" calcext:value-type="float">
            <text:p>0.008904791</text:p>
          </table:table-cell>
          <table:table-cell office:value-type="float" office:value="0.008486015" calcext:value-type="float">
            <text:p>0.008486015</text:p>
          </table:table-cell>
          <table:table-cell office:value-type="float" office:value="0.007639847" calcext:value-type="float">
            <text:p>0.007639847</text:p>
          </table:table-cell>
          <table:table-cell office:value-type="float" office:value="0.006886707" calcext:value-type="float">
            <text:p>0.006886707</text:p>
          </table:table-cell>
          <table:table-cell office:value-type="float" office:value="0.01522434" calcext:value-type="float">
            <text:p>0.01522434</text:p>
          </table:table-cell>
          <table:table-cell office:value-type="float" office:value="0.009873766" calcext:value-type="float">
            <text:p>0.009873766</text:p>
          </table:table-cell>
          <table:table-cell office:value-type="float" office:value="0.01223084" calcext:value-type="float">
            <text:p>0.01223084</text:p>
          </table:table-cell>
          <table:table-cell office:value-type="float" office:value="0.007383736" calcext:value-type="float">
            <text:p>0.007383736</text:p>
          </table:table-cell>
          <table:table-cell office:value-type="float" office:value="0.008129866" calcext:value-type="float">
            <text:p>0.008129866</text:p>
          </table:table-cell>
          <table:table-cell office:value-type="float" office:value="0.008889245" calcext:value-type="float">
            <text:p>0.008889245</text:p>
          </table:table-cell>
          <table:table-cell office:value-type="float" office:value="0.01158983" calcext:value-type="float">
            <text:p>0.01158983</text:p>
          </table:table-cell>
          <table:table-cell office:value-type="float" office:value="0.01089283" calcext:value-type="float">
            <text:p>0.01089283</text:p>
          </table:table-cell>
          <table:table-cell office:value-type="float" office:value="31.12668" calcext:value-type="float">
            <text:p>31.12668</text:p>
          </table:table-cell>
          <table:table-cell office:value-type="float" office:value="0" calcext:value-type="float">
            <text:p>0</text:p>
          </table:table-cell>
          <table:table-cell office:value-type="float" office:value="-0.7980915" calcext:value-type="float">
            <text:p>-0.79809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6.623739" calcext:value-type="float">
            <text:p>6.623739</text:p>
          </table:table-cell>
          <table:table-cell office:value-type="float" office:value="448.957" calcext:value-type="float">
            <text:p>448.957</text:p>
          </table:table-cell>
          <table:table-cell office:value-type="float" office:value="0" calcext:value-type="float">
            <text:p>0</text:p>
          </table:table-cell>
          <table:table-cell office:value-type="float" office:value="-33.93682" calcext:value-type="float">
            <text:p>-33.93682</text:p>
          </table:table-cell>
          <table:table-cell office:value-type="float" office:value="0.02707108" calcext:value-type="float">
            <text:p>0.02707108</text:p>
          </table:table-cell>
          <table:table-cell office:value-type="float" office:value="3.463605" calcext:value-type="float">
            <text:p>3.46360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01809" calcext:value-type="float">
            <text:p>0.0150180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97797" calcext:value-type="float">
            <text:p>3.997797</text:p>
          </table:table-cell>
          <table:table-cell office:value-type="float" office:value="-0.3153827" calcext:value-type="float">
            <text:p>-0.3153827</text:p>
          </table:table-cell>
          <table:table-cell office:value-type="float" office:value="-0.2214616" calcext:value-type="float">
            <text:p>-0.2214616</text:p>
          </table:table-cell>
          <table:table-cell office:value-type="float" office:value="0.00008478479" calcext:value-type="float">
            <text:p>8.478479E-05</text:p>
          </table:table-cell>
          <table:table-cell office:value-type="float" office:value="5.512129" calcext:value-type="float">
            <text:p>5.512129</text:p>
          </table:table-cell>
          <table:table-cell office:value-type="float" office:value="0.0156124" calcext:value-type="float">
            <text:p>0.0156124</text:p>
          </table:table-cell>
          <table:table-cell office:value-type="float" office:value="0.0177619" calcext:value-type="float">
            <text:p>0.0177619</text:p>
          </table:table-cell>
          <table:table-cell office:value-type="float" office:value="0.0178536" calcext:value-type="float">
            <text:p>0.0178536</text:p>
          </table:table-cell>
          <table:table-cell office:value-type="float" office:value="0.01306135" calcext:value-type="float">
            <text:p>0.01306135</text:p>
          </table:table-cell>
          <table:table-cell office:value-type="float" office:value="0.008981299" calcext:value-type="float">
            <text:p>0.008981299</text:p>
          </table:table-cell>
          <table:table-cell office:value-type="float" office:value="0.008554891" calcext:value-type="float">
            <text:p>0.008554891</text:p>
          </table:table-cell>
          <table:table-cell office:value-type="float" office:value="0.007664964" calcext:value-type="float">
            <text:p>0.007664964</text:p>
          </table:table-cell>
          <table:table-cell office:value-type="float" office:value="0.006930791" calcext:value-type="float">
            <text:p>0.006930791</text:p>
          </table:table-cell>
          <table:table-cell office:value-type="float" office:value="0.01347359" calcext:value-type="float">
            <text:p>0.01347359</text:p>
          </table:table-cell>
          <table:table-cell office:value-type="float" office:value="0.008784246" calcext:value-type="float">
            <text:p>0.008784246</text:p>
          </table:table-cell>
          <table:table-cell office:value-type="float" office:value="0.01104945" calcext:value-type="float">
            <text:p>0.01104945</text:p>
          </table:table-cell>
          <table:table-cell office:value-type="float" office:value="0.007473234" calcext:value-type="float">
            <text:p>0.007473234</text:p>
          </table:table-cell>
          <table:table-cell office:value-type="float" office:value="0.00820253" calcext:value-type="float">
            <text:p>0.00820253</text:p>
          </table:table-cell>
          <table:table-cell office:value-type="float" office:value="0.008978331" calcext:value-type="float">
            <text:p>0.008978331</text:p>
          </table:table-cell>
          <table:table-cell office:value-type="float" office:value="0.01159185" calcext:value-type="float">
            <text:p>0.01159185</text:p>
          </table:table-cell>
          <table:table-cell office:value-type="float" office:value="0.01093518" calcext:value-type="float">
            <text:p>0.01093518</text:p>
          </table:table-cell>
          <table:table-cell office:value-type="float" office:value="23.99386" calcext:value-type="float">
            <text:p>23.99386</text:p>
          </table:table-cell>
          <table:table-cell office:value-type="float" office:value="0" calcext:value-type="float">
            <text:p>0</text:p>
          </table:table-cell>
          <table:table-cell office:value-type="float" office:value="-0.7981535" calcext:value-type="float">
            <text:p>-0.79815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6.717308" calcext:value-type="float">
            <text:p>6.717308</text:p>
          </table:table-cell>
          <table:table-cell office:value-type="float" office:value="448.9453" calcext:value-type="float">
            <text:p>448.9453</text:p>
          </table:table-cell>
          <table:table-cell office:value-type="float" office:value="0" calcext:value-type="float">
            <text:p>0</text:p>
          </table:table-cell>
          <table:table-cell office:value-type="float" office:value="-34.25434" calcext:value-type="float">
            <text:p>-34.25434</text:p>
          </table:table-cell>
          <table:table-cell office:value-type="float" office:value="0.02695434" calcext:value-type="float">
            <text:p>0.02695434</text:p>
          </table:table-cell>
          <table:table-cell office:value-type="float" office:value="3.461047" calcext:value-type="float">
            <text:p>3.46104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04822" calcext:value-type="float">
            <text:p>0.0150482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3.999953" calcext:value-type="float">
            <text:p>3.999953</text:p>
          </table:table-cell>
          <table:table-cell office:value-type="float" office:value="-0.3153291" calcext:value-type="float">
            <text:p>-0.3153291</text:p>
          </table:table-cell>
          <table:table-cell office:value-type="float" office:value="-0.221448" calcext:value-type="float">
            <text:p>-0.221448</text:p>
          </table:table-cell>
          <table:table-cell office:value-type="float" office:value="0.00009651528" calcext:value-type="float">
            <text:p>9.651528E-05</text:p>
          </table:table-cell>
          <table:table-cell office:value-type="float" office:value="5.536592" calcext:value-type="float">
            <text:p>5.536592</text:p>
          </table:table-cell>
          <table:table-cell office:value-type="float" office:value="0.01423038" calcext:value-type="float">
            <text:p>0.01423038</text:p>
          </table:table-cell>
          <table:table-cell office:value-type="float" office:value="0.01739993" calcext:value-type="float">
            <text:p>0.01739993</text:p>
          </table:table-cell>
          <table:table-cell office:value-type="float" office:value="0.01752411" calcext:value-type="float">
            <text:p>0.01752411</text:p>
          </table:table-cell>
          <table:table-cell office:value-type="float" office:value="0.01300412" calcext:value-type="float">
            <text:p>0.01300412</text:p>
          </table:table-cell>
          <table:table-cell office:value-type="float" office:value="0.008948714" calcext:value-type="float">
            <text:p>0.008948714</text:p>
          </table:table-cell>
          <table:table-cell office:value-type="float" office:value="0.008520076" calcext:value-type="float">
            <text:p>0.008520076</text:p>
          </table:table-cell>
          <table:table-cell office:value-type="float" office:value="0.007658871" calcext:value-type="float">
            <text:p>0.007658871</text:p>
          </table:table-cell>
          <table:table-cell office:value-type="float" office:value="0.00695376" calcext:value-type="float">
            <text:p>0.00695376</text:p>
          </table:table-cell>
          <table:table-cell office:value-type="float" office:value="0.01192052" calcext:value-type="float">
            <text:p>0.01192052</text:p>
          </table:table-cell>
          <table:table-cell office:value-type="float" office:value="0.007937645" calcext:value-type="float">
            <text:p>0.007937645</text:p>
          </table:table-cell>
          <table:table-cell office:value-type="float" office:value="0.0103069" calcext:value-type="float">
            <text:p>0.0103069</text:p>
          </table:table-cell>
          <table:table-cell office:value-type="float" office:value="0.007655239" calcext:value-type="float">
            <text:p>0.007655239</text:p>
          </table:table-cell>
          <table:table-cell office:value-type="float" office:value="0.008352321" calcext:value-type="float">
            <text:p>0.008352321</text:p>
          </table:table-cell>
          <table:table-cell office:value-type="float" office:value="0.009138176" calcext:value-type="float">
            <text:p>0.009138176</text:p>
          </table:table-cell>
          <table:table-cell office:value-type="float" office:value="0.01159486" calcext:value-type="float">
            <text:p>0.01159486</text:p>
          </table:table-cell>
          <table:table-cell office:value-type="float" office:value="0.01097177" calcext:value-type="float">
            <text:p>0.01097177</text:p>
          </table:table-cell>
          <table:table-cell office:value-type="float" office:value="19.34775" calcext:value-type="float">
            <text:p>19.34775</text:p>
          </table:table-cell>
          <table:table-cell office:value-type="float" office:value="0" calcext:value-type="float">
            <text:p>0</text:p>
          </table:table-cell>
          <table:table-cell office:value-type="float" office:value="-0.7982186" calcext:value-type="float">
            <text:p>-0.79821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6.804537" calcext:value-type="float">
            <text:p>6.804537</text:p>
          </table:table-cell>
          <table:table-cell office:value-type="float" office:value="448.9335" calcext:value-type="float">
            <text:p>448.9335</text:p>
          </table:table-cell>
          <table:table-cell office:value-type="float" office:value="0" calcext:value-type="float">
            <text:p>0</text:p>
          </table:table-cell>
          <table:table-cell office:value-type="float" office:value="-34.58981" calcext:value-type="float">
            <text:p>-34.58981</text:p>
          </table:table-cell>
          <table:table-cell office:value-type="float" office:value="0.02666677" calcext:value-type="float">
            <text:p>0.02666677</text:p>
          </table:table-cell>
          <table:table-cell office:value-type="float" office:value="3.458536" calcext:value-type="float">
            <text:p>3.45853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07835" calcext:value-type="float">
            <text:p>0.0150783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01982" calcext:value-type="float">
            <text:p>4.001982</text:p>
          </table:table-cell>
          <table:table-cell office:value-type="float" office:value="-0.3153199" calcext:value-type="float">
            <text:p>-0.3153199</text:p>
          </table:table-cell>
          <table:table-cell office:value-type="float" office:value="-0.2214298" calcext:value-type="float">
            <text:p>-0.2214298</text:p>
          </table:table-cell>
          <table:table-cell office:value-type="float" office:value="0.0001032922" calcext:value-type="float">
            <text:p>0.0001032922</text:p>
          </table:table-cell>
          <table:table-cell office:value-type="float" office:value="5.554422" calcext:value-type="float">
            <text:p>5.554422</text:p>
          </table:table-cell>
          <table:table-cell office:value-type="float" office:value="0.01225823" calcext:value-type="float">
            <text:p>0.01225823</text:p>
          </table:table-cell>
          <table:table-cell office:value-type="float" office:value="0.01526556" calcext:value-type="float">
            <text:p>0.01526556</text:p>
          </table:table-cell>
          <table:table-cell office:value-type="float" office:value="0.01585408" calcext:value-type="float">
            <text:p>0.01585408</text:p>
          </table:table-cell>
          <table:table-cell office:value-type="float" office:value="0.01223327" calcext:value-type="float">
            <text:p>0.01223327</text:p>
          </table:table-cell>
          <table:table-cell office:value-type="float" office:value="0.008567679" calcext:value-type="float">
            <text:p>0.008567679</text:p>
          </table:table-cell>
          <table:table-cell office:value-type="float" office:value="0.008254587" calcext:value-type="float">
            <text:p>0.008254587</text:p>
          </table:table-cell>
          <table:table-cell office:value-type="float" office:value="0.007621423" calcext:value-type="float">
            <text:p>0.007621423</text:p>
          </table:table-cell>
          <table:table-cell office:value-type="float" office:value="0.006964839" calcext:value-type="float">
            <text:p>0.006964839</text:p>
          </table:table-cell>
          <table:table-cell office:value-type="float" office:value="0.006447033" calcext:value-type="float">
            <text:p>0.006447033</text:p>
          </table:table-cell>
          <table:table-cell office:value-type="float" office:value="0.007066013" calcext:value-type="float">
            <text:p>0.007066013</text:p>
          </table:table-cell>
          <table:table-cell office:value-type="float" office:value="0.009699191" calcext:value-type="float">
            <text:p>0.009699191</text:p>
          </table:table-cell>
          <table:table-cell office:value-type="float" office:value="0.007934366" calcext:value-type="float">
            <text:p>0.007934366</text:p>
          </table:table-cell>
          <table:table-cell office:value-type="float" office:value="0.00868382" calcext:value-type="float">
            <text:p>0.00868382</text:p>
          </table:table-cell>
          <table:table-cell office:value-type="float" office:value="0.009447937" calcext:value-type="float">
            <text:p>0.009447937</text:p>
          </table:table-cell>
          <table:table-cell office:value-type="float" office:value="0.01156547" calcext:value-type="float">
            <text:p>0.01156547</text:p>
          </table:table-cell>
          <table:table-cell office:value-type="float" office:value="0.01100386" calcext:value-type="float">
            <text:p>0.01100386</text:p>
          </table:table-cell>
          <table:table-cell office:value-type="float" office:value="16.50314" calcext:value-type="float">
            <text:p>16.50314</text:p>
          </table:table-cell>
          <table:table-cell office:value-type="float" office:value="0" calcext:value-type="float">
            <text:p>0</text:p>
          </table:table-cell>
          <table:table-cell office:value-type="float" office:value="-0.7983189" calcext:value-type="float">
            <text:p>-0.798318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6.902753" calcext:value-type="float">
            <text:p>6.902753</text:p>
          </table:table-cell>
          <table:table-cell office:value-type="float" office:value="448.924" calcext:value-type="float">
            <text:p>448.924</text:p>
          </table:table-cell>
          <table:table-cell office:value-type="float" office:value="0" calcext:value-type="float">
            <text:p>0</text:p>
          </table:table-cell>
          <table:table-cell office:value-type="float" office:value="-34.94182" calcext:value-type="float">
            <text:p>-34.94182</text:p>
          </table:table-cell>
          <table:table-cell office:value-type="float" office:value="0.02691319" calcext:value-type="float">
            <text:p>0.02691319</text:p>
          </table:table-cell>
          <table:table-cell office:value-type="float" office:value="3.456726" calcext:value-type="float">
            <text:p>3.45672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11088" calcext:value-type="float">
            <text:p>0.0151108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03937" calcext:value-type="float">
            <text:p>4.003937</text:p>
          </table:table-cell>
          <table:table-cell office:value-type="float" office:value="-0.3153192" calcext:value-type="float">
            <text:p>-0.3153192</text:p>
          </table:table-cell>
          <table:table-cell office:value-type="float" office:value="-0.2214156" calcext:value-type="float">
            <text:p>-0.2214156</text:p>
          </table:table-cell>
          <table:table-cell office:value-type="float" office:value="0.0001103007" calcext:value-type="float">
            <text:p>0.0001103007</text:p>
          </table:table-cell>
          <table:table-cell office:value-type="float" office:value="5.574111" calcext:value-type="float">
            <text:p>5.574111</text:p>
          </table:table-cell>
          <table:table-cell office:value-type="float" office:value="0.01928375" calcext:value-type="float">
            <text:p>0.01928375</text:p>
          </table:table-cell>
          <table:table-cell office:value-type="float" office:value="0.01862187" calcext:value-type="float">
            <text:p>0.01862187</text:p>
          </table:table-cell>
          <table:table-cell office:value-type="float" office:value="0.01636915" calcext:value-type="float">
            <text:p>0.01636915</text:p>
          </table:table-cell>
          <table:table-cell office:value-type="float" office:value="0.0120766" calcext:value-type="float">
            <text:p>0.0120766</text:p>
          </table:table-cell>
          <table:table-cell office:value-type="float" office:value="0.008305022" calcext:value-type="float">
            <text:p>0.008305022</text:p>
          </table:table-cell>
          <table:table-cell office:value-type="float" office:value="0.007929032" calcext:value-type="float">
            <text:p>0.007929032</text:p>
          </table:table-cell>
          <table:table-cell office:value-type="float" office:value="0.007585924" calcext:value-type="float">
            <text:p>0.007585924</text:p>
          </table:table-cell>
          <table:table-cell office:value-type="float" office:value="0.006961802" calcext:value-type="float">
            <text:p>0.006961802</text:p>
          </table:table-cell>
          <table:table-cell office:value-type="float" office:value="0.0173892" calcext:value-type="float">
            <text:p>0.0173892</text:p>
          </table:table-cell>
          <table:table-cell office:value-type="float" office:value="0.01561771" calcext:value-type="float">
            <text:p>0.01561771</text:p>
          </table:table-cell>
          <table:table-cell office:value-type="float" office:value="0.0115014" calcext:value-type="float">
            <text:p>0.0115014</text:p>
          </table:table-cell>
          <table:table-cell office:value-type="float" office:value="0.008266432" calcext:value-type="float">
            <text:p>0.008266432</text:p>
          </table:table-cell>
          <table:table-cell office:value-type="float" office:value="0.009333638" calcext:value-type="float">
            <text:p>0.009333638</text:p>
          </table:table-cell>
          <table:table-cell office:value-type="float" office:value="0.01017782" calcext:value-type="float">
            <text:p>0.01017782</text:p>
          </table:table-cell>
          <table:table-cell office:value-type="float" office:value="0.01159525" calcext:value-type="float">
            <text:p>0.01159525</text:p>
          </table:table-cell>
          <table:table-cell office:value-type="float" office:value="0.01103243" calcext:value-type="float">
            <text:p>0.01103243</text:p>
          </table:table-cell>
          <table:table-cell office:value-type="float" office:value="16.51732" calcext:value-type="float">
            <text:p>16.51732</text:p>
          </table:table-cell>
          <table:table-cell office:value-type="float" office:value="0" calcext:value-type="float">
            <text:p>0</text:p>
          </table:table-cell>
          <table:table-cell office:value-type="float" office:value="-0.798432" calcext:value-type="float">
            <text:p>-0.7984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7.008857" calcext:value-type="float">
            <text:p>7.008857</text:p>
          </table:table-cell>
          <table:table-cell office:value-type="float" office:value="448.9137" calcext:value-type="float">
            <text:p>448.9137</text:p>
          </table:table-cell>
          <table:table-cell office:value-type="float" office:value="0" calcext:value-type="float">
            <text:p>0</text:p>
          </table:table-cell>
          <table:table-cell office:value-type="float" office:value="-35.29848" calcext:value-type="float">
            <text:p>-35.29848</text:p>
          </table:table-cell>
          <table:table-cell office:value-type="float" office:value="0.02685304" calcext:value-type="float">
            <text:p>0.02685304</text:p>
          </table:table-cell>
          <table:table-cell office:value-type="float" office:value="3.454248" calcext:value-type="float">
            <text:p>3.45424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14107" calcext:value-type="float">
            <text:p>0.0151410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05929" calcext:value-type="float">
            <text:p>4.005929</text:p>
          </table:table-cell>
          <table:table-cell office:value-type="float" office:value="-0.3152723" calcext:value-type="float">
            <text:p>-0.3152723</text:p>
          </table:table-cell>
          <table:table-cell office:value-type="float" office:value="-0.2214064" calcext:value-type="float">
            <text:p>-0.2214064</text:p>
          </table:table-cell>
          <table:table-cell office:value-type="float" office:value="0.0001289397" calcext:value-type="float">
            <text:p>0.0001289397</text:p>
          </table:table-cell>
          <table:table-cell office:value-type="float" office:value="5.603123" calcext:value-type="float">
            <text:p>5.603123</text:p>
          </table:table-cell>
          <table:table-cell office:value-type="float" office:value="0.01605085" calcext:value-type="float">
            <text:p>0.01605085</text:p>
          </table:table-cell>
          <table:table-cell office:value-type="float" office:value="0.0174801" calcext:value-type="float">
            <text:p>0.0174801</text:p>
          </table:table-cell>
          <table:table-cell office:value-type="float" office:value="0.01679105" calcext:value-type="float">
            <text:p>0.01679105</text:p>
          </table:table-cell>
          <table:table-cell office:value-type="float" office:value="0.01230695" calcext:value-type="float">
            <text:p>0.01230695</text:p>
          </table:table-cell>
          <table:table-cell office:value-type="float" office:value="0.008473173" calcext:value-type="float">
            <text:p>0.008473173</text:p>
          </table:table-cell>
          <table:table-cell office:value-type="float" office:value="0.008054415" calcext:value-type="float">
            <text:p>0.008054415</text:p>
          </table:table-cell>
          <table:table-cell office:value-type="float" office:value="0.007632816" calcext:value-type="float">
            <text:p>0.007632816</text:p>
          </table:table-cell>
          <table:table-cell office:value-type="float" office:value="0.006981677" calcext:value-type="float">
            <text:p>0.006981677</text:p>
          </table:table-cell>
          <table:table-cell office:value-type="float" office:value="0.01424099" calcext:value-type="float">
            <text:p>0.01424099</text:p>
          </table:table-cell>
          <table:table-cell office:value-type="float" office:value="0.01000961" calcext:value-type="float">
            <text:p>0.01000961</text:p>
          </table:table-cell>
          <table:table-cell office:value-type="float" office:value="0.01228111" calcext:value-type="float">
            <text:p>0.01228111</text:p>
          </table:table-cell>
          <table:table-cell office:value-type="float" office:value="0.008232639" calcext:value-type="float">
            <text:p>0.008232639</text:p>
          </table:table-cell>
          <table:table-cell office:value-type="float" office:value="0.009046691" calcext:value-type="float">
            <text:p>0.009046691</text:p>
          </table:table-cell>
          <table:table-cell office:value-type="float" office:value="0.00992516" calcext:value-type="float">
            <text:p>0.00992516</text:p>
          </table:table-cell>
          <table:table-cell office:value-type="float" office:value="0.01160424" calcext:value-type="float">
            <text:p>0.01160424</text:p>
          </table:table-cell>
          <table:table-cell office:value-type="float" office:value="0.01105902" calcext:value-type="float">
            <text:p>0.01105902</text:p>
          </table:table-cell>
          <table:table-cell office:value-type="float" office:value="13.23501" calcext:value-type="float">
            <text:p>13.23501</text:p>
          </table:table-cell>
          <table:table-cell office:value-type="float" office:value="0" calcext:value-type="float">
            <text:p>0</text:p>
          </table:table-cell>
          <table:table-cell office:value-type="float" office:value="-0.7985067" calcext:value-type="float">
            <text:p>-0.79850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7.115021" calcext:value-type="float">
            <text:p>7.115021</text:p>
          </table:table-cell>
          <table:table-cell office:value-type="float" office:value="448.9033" calcext:value-type="float">
            <text:p>448.9033</text:p>
          </table:table-cell>
          <table:table-cell office:value-type="float" office:value="0" calcext:value-type="float">
            <text:p>0</text:p>
          </table:table-cell>
          <table:table-cell office:value-type="float" office:value="-35.66793" calcext:value-type="float">
            <text:p>-35.66793</text:p>
          </table:table-cell>
          <table:table-cell office:value-type="float" office:value="0.02733375" calcext:value-type="float">
            <text:p>0.02733375</text:p>
          </table:table-cell>
          <table:table-cell office:value-type="float" office:value="3.452572" calcext:value-type="float">
            <text:p>3.45257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17136" calcext:value-type="float">
            <text:p>0.0151713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08191" calcext:value-type="float">
            <text:p>4.008191</text:p>
          </table:table-cell>
          <table:table-cell office:value-type="float" office:value="-0.3152309" calcext:value-type="float">
            <text:p>-0.3152309</text:p>
          </table:table-cell>
          <table:table-cell office:value-type="float" office:value="-0.2213972" calcext:value-type="float">
            <text:p>-0.2213972</text:p>
          </table:table-cell>
          <table:table-cell office:value-type="float" office:value="0.0001448518" calcext:value-type="float">
            <text:p>0.0001448518</text:p>
          </table:table-cell>
          <table:table-cell office:value-type="float" office:value="5.636338" calcext:value-type="float">
            <text:p>5.636338</text:p>
          </table:table-cell>
          <table:table-cell office:value-type="float" office:value="0.02983563" calcext:value-type="float">
            <text:p>0.02983563</text:p>
          </table:table-cell>
          <table:table-cell office:value-type="float" office:value="0.02135781" calcext:value-type="float">
            <text:p>0.02135781</text:p>
          </table:table-cell>
          <table:table-cell office:value-type="float" office:value="0.01808817" calcext:value-type="float">
            <text:p>0.01808817</text:p>
          </table:table-cell>
          <table:table-cell office:value-type="float" office:value="0.01255617" calcext:value-type="float">
            <text:p>0.01255617</text:p>
          </table:table-cell>
          <table:table-cell office:value-type="float" office:value="0.008616906" calcext:value-type="float">
            <text:p>0.008616906</text:p>
          </table:table-cell>
          <table:table-cell office:value-type="float" office:value="0.008157805" calcext:value-type="float">
            <text:p>0.008157805</text:p>
          </table:table-cell>
          <table:table-cell office:value-type="float" office:value="0.007676151" calcext:value-type="float">
            <text:p>0.007676151</text:p>
          </table:table-cell>
          <table:table-cell office:value-type="float" office:value="0.007000551" calcext:value-type="float">
            <text:p>0.007000551</text:p>
          </table:table-cell>
          <table:table-cell office:value-type="float" office:value="0.04627394" calcext:value-type="float">
            <text:p>0.04627394</text:p>
          </table:table-cell>
          <table:table-cell office:value-type="float" office:value="0.02327651" calcext:value-type="float">
            <text:p>0.02327651</text:p>
          </table:table-cell>
          <table:table-cell office:value-type="float" office:value="0.01543623" calcext:value-type="float">
            <text:p>0.01543623</text:p>
          </table:table-cell>
          <table:table-cell office:value-type="float" office:value="0.008446011" calcext:value-type="float">
            <text:p>0.008446011</text:p>
          </table:table-cell>
          <table:table-cell office:value-type="float" office:value="0.009111812" calcext:value-type="float">
            <text:p>0.009111812</text:p>
          </table:table-cell>
          <table:table-cell office:value-type="float" office:value="0.009952751" calcext:value-type="float">
            <text:p>0.009952751</text:p>
          </table:table-cell>
          <table:table-cell office:value-type="float" office:value="0.01166238" calcext:value-type="float">
            <text:p>0.01166238</text:p>
          </table:table-cell>
          <table:table-cell office:value-type="float" office:value="0.0110874" calcext:value-type="float">
            <text:p>0.0110874</text:p>
          </table:table-cell>
          <table:table-cell office:value-type="float" office:value="13.37978" calcext:value-type="float">
            <text:p>13.37978</text:p>
          </table:table-cell>
          <table:table-cell office:value-type="float" office:value="0" calcext:value-type="float">
            <text:p>0</text:p>
          </table:table-cell>
          <table:table-cell office:value-type="float" office:value="-0.798575" calcext:value-type="float">
            <text:p>-0.7985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7.196866" calcext:value-type="float">
            <text:p>7.196866</text:p>
          </table:table-cell>
          <table:table-cell office:value-type="float" office:value="448.8947" calcext:value-type="float">
            <text:p>448.8947</text:p>
          </table:table-cell>
          <table:table-cell office:value-type="float" office:value="0" calcext:value-type="float">
            <text:p>0</text:p>
          </table:table-cell>
          <table:table-cell office:value-type="float" office:value="-36.01895" calcext:value-type="float">
            <text:p>-36.01895</text:p>
          </table:table-cell>
          <table:table-cell office:value-type="float" office:value="0.02711736" calcext:value-type="float">
            <text:p>0.02711736</text:p>
          </table:table-cell>
          <table:table-cell office:value-type="float" office:value="3.45021" calcext:value-type="float">
            <text:p>3.4502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20175" calcext:value-type="float">
            <text:p>0.0152017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10505" calcext:value-type="float">
            <text:p>4.010505</text:p>
          </table:table-cell>
          <table:table-cell office:value-type="float" office:value="-0.3152215" calcext:value-type="float">
            <text:p>-0.3152215</text:p>
          </table:table-cell>
          <table:table-cell office:value-type="float" office:value="-0.2213939" calcext:value-type="float">
            <text:p>-0.2213939</text:p>
          </table:table-cell>
          <table:table-cell office:value-type="float" office:value="0.0001539056" calcext:value-type="float">
            <text:p>0.0001539056</text:p>
          </table:table-cell>
          <table:table-cell office:value-type="float" office:value="5.664002" calcext:value-type="float">
            <text:p>5.664002</text:p>
          </table:table-cell>
          <table:table-cell office:value-type="float" office:value="0.0197929" calcext:value-type="float">
            <text:p>0.0197929</text:p>
          </table:table-cell>
          <table:table-cell office:value-type="float" office:value="0.01705353" calcext:value-type="float">
            <text:p>0.01705353</text:p>
          </table:table-cell>
          <table:table-cell office:value-type="float" office:value="0.01702044" calcext:value-type="float">
            <text:p>0.01702044</text:p>
          </table:table-cell>
          <table:table-cell office:value-type="float" office:value="0.01363281" calcext:value-type="float">
            <text:p>0.01363281</text:p>
          </table:table-cell>
          <table:table-cell office:value-type="float" office:value="0.00803917" calcext:value-type="float">
            <text:p>0.00803917</text:p>
          </table:table-cell>
          <table:table-cell office:value-type="float" office:value="0.007779157" calcext:value-type="float">
            <text:p>0.007779157</text:p>
          </table:table-cell>
          <table:table-cell office:value-type="float" office:value="0.007738296" calcext:value-type="float">
            <text:p>0.007738296</text:p>
          </table:table-cell>
          <table:table-cell office:value-type="float" office:value="0.007031518" calcext:value-type="float">
            <text:p>0.007031518</text:p>
          </table:table-cell>
          <table:table-cell office:value-type="float" office:value="0.01746627" calcext:value-type="float">
            <text:p>0.01746627</text:p>
          </table:table-cell>
          <table:table-cell office:value-type="float" office:value="0.01518156" calcext:value-type="float">
            <text:p>0.01518156</text:p>
          </table:table-cell>
          <table:table-cell office:value-type="float" office:value="0.01808297" calcext:value-type="float">
            <text:p>0.01808297</text:p>
          </table:table-cell>
          <table:table-cell office:value-type="float" office:value="0.01928867" calcext:value-type="float">
            <text:p>0.01928867</text:p>
          </table:table-cell>
          <table:table-cell office:value-type="float" office:value="0.01008223" calcext:value-type="float">
            <text:p>0.01008223</text:p>
          </table:table-cell>
          <table:table-cell office:value-type="float" office:value="0.01058556" calcext:value-type="float">
            <text:p>0.01058556</text:p>
          </table:table-cell>
          <table:table-cell office:value-type="float" office:value="0.01173312" calcext:value-type="float">
            <text:p>0.01173312</text:p>
          </table:table-cell>
          <table:table-cell office:value-type="float" office:value="0.01111491" calcext:value-type="float">
            <text:p>0.01111491</text:p>
          </table:table-cell>
          <table:table-cell office:value-type="float" office:value="12.78871" calcext:value-type="float">
            <text:p>12.78871</text:p>
          </table:table-cell>
          <table:table-cell office:value-type="float" office:value="0" calcext:value-type="float">
            <text:p>0</text:p>
          </table:table-cell>
          <table:table-cell office:value-type="float" office:value="-0.7990199" calcext:value-type="float">
            <text:p>-0.799019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7.259759" calcext:value-type="float">
            <text:p>7.259759</text:p>
          </table:table-cell>
          <table:table-cell office:value-type="float" office:value="448.8884" calcext:value-type="float">
            <text:p>448.8884</text:p>
          </table:table-cell>
          <table:table-cell office:value-type="float" office:value="0" calcext:value-type="float">
            <text:p>0</text:p>
          </table:table-cell>
          <table:table-cell office:value-type="float" office:value="-36.38943" calcext:value-type="float">
            <text:p>-36.38943</text:p>
          </table:table-cell>
          <table:table-cell office:value-type="float" office:value="0.02672585" calcext:value-type="float">
            <text:p>0.02672585</text:p>
          </table:table-cell>
          <table:table-cell office:value-type="float" office:value="3.447602" calcext:value-type="float">
            <text:p>3.44760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23216" calcext:value-type="float">
            <text:p>0.0152321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12784" calcext:value-type="float">
            <text:p>4.012784</text:p>
          </table:table-cell>
          <table:table-cell office:value-type="float" office:value="-0.3151915" calcext:value-type="float">
            <text:p>-0.3151915</text:p>
          </table:table-cell>
          <table:table-cell office:value-type="float" office:value="-0.2213882" calcext:value-type="float">
            <text:p>-0.2213882</text:p>
          </table:table-cell>
          <table:table-cell office:value-type="float" office:value="0.0001634965" calcext:value-type="float">
            <text:p>0.0001634965</text:p>
          </table:table-cell>
          <table:table-cell office:value-type="float" office:value="5.683953" calcext:value-type="float">
            <text:p>5.683953</text:p>
          </table:table-cell>
          <table:table-cell office:value-type="float" office:value="0.01611142" calcext:value-type="float">
            <text:p>0.01611142</text:p>
          </table:table-cell>
          <table:table-cell office:value-type="float" office:value="0.01472639" calcext:value-type="float">
            <text:p>0.01472639</text:p>
          </table:table-cell>
          <table:table-cell office:value-type="float" office:value="0.01476656" calcext:value-type="float">
            <text:p>0.01476656</text:p>
          </table:table-cell>
          <table:table-cell office:value-type="float" office:value="0.0129415" calcext:value-type="float">
            <text:p>0.0129415</text:p>
          </table:table-cell>
          <table:table-cell office:value-type="float" office:value="0.007490801" calcext:value-type="float">
            <text:p>0.007490801</text:p>
          </table:table-cell>
          <table:table-cell office:value-type="float" office:value="0.007328976" calcext:value-type="float">
            <text:p>0.007328976</text:p>
          </table:table-cell>
          <table:table-cell office:value-type="float" office:value="0.007718614" calcext:value-type="float">
            <text:p>0.007718614</text:p>
          </table:table-cell>
          <table:table-cell office:value-type="float" office:value="0.007054159" calcext:value-type="float">
            <text:p>0.007054159</text:p>
          </table:table-cell>
          <table:table-cell office:value-type="float" office:value="0.01936585" calcext:value-type="float">
            <text:p>0.01936585</text:p>
          </table:table-cell>
          <table:table-cell office:value-type="float" office:value="0.01528244" calcext:value-type="float">
            <text:p>0.01528244</text:p>
          </table:table-cell>
          <table:table-cell office:value-type="float" office:value="0.0190658" calcext:value-type="float">
            <text:p>0.0190658</text:p>
          </table:table-cell>
          <table:table-cell office:value-type="float" office:value="0.01920518" calcext:value-type="float">
            <text:p>0.01920518</text:p>
          </table:table-cell>
          <table:table-cell office:value-type="float" office:value="0.01045294" calcext:value-type="float">
            <text:p>0.01045294</text:p>
          </table:table-cell>
          <table:table-cell office:value-type="float" office:value="0.01053344" calcext:value-type="float">
            <text:p>0.01053344</text:p>
          </table:table-cell>
          <table:table-cell office:value-type="float" office:value="0.01172124" calcext:value-type="float">
            <text:p>0.01172124</text:p>
          </table:table-cell>
          <table:table-cell office:value-type="float" office:value="0.01113522" calcext:value-type="float">
            <text:p>0.01113522</text:p>
          </table:table-cell>
          <table:table-cell office:value-type="float" office:value="10.86147" calcext:value-type="float">
            <text:p>10.86147</text:p>
          </table:table-cell>
          <table:table-cell office:value-type="float" office:value="0" calcext:value-type="float">
            <text:p>0</text:p>
          </table:table-cell>
          <table:table-cell office:value-type="float" office:value="-0.7991023" calcext:value-type="float">
            <text:p>-0.79910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7.298082" calcext:value-type="float">
            <text:p>7.298082</text:p>
          </table:table-cell>
          <table:table-cell office:value-type="float" office:value="448.8829" calcext:value-type="float">
            <text:p>448.8829</text:p>
          </table:table-cell>
          <table:table-cell office:value-type="float" office:value="0" calcext:value-type="float">
            <text:p>0</text:p>
          </table:table-cell>
          <table:table-cell office:value-type="float" office:value="-36.39922" calcext:value-type="float">
            <text:p>-36.39922</text:p>
          </table:table-cell>
          <table:table-cell office:value-type="float" office:value="0.02660671" calcext:value-type="float">
            <text:p>0.02660671</text:p>
          </table:table-cell>
          <table:table-cell office:value-type="float" office:value="3.444806" calcext:value-type="float">
            <text:p>3.44480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26263" calcext:value-type="float">
            <text:p>0.0152626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15037" calcext:value-type="float">
            <text:p>4.015037</text:p>
          </table:table-cell>
          <table:table-cell office:value-type="float" office:value="-0.3151631" calcext:value-type="float">
            <text:p>-0.3151631</text:p>
          </table:table-cell>
          <table:table-cell office:value-type="float" office:value="-0.2213816" calcext:value-type="float">
            <text:p>-0.2213816</text:p>
          </table:table-cell>
          <table:table-cell office:value-type="float" office:value="0.0001808583" calcext:value-type="float">
            <text:p>0.0001808583</text:p>
          </table:table-cell>
          <table:table-cell office:value-type="float" office:value="5.708309" calcext:value-type="float">
            <text:p>5.708309</text:p>
          </table:table-cell>
          <table:table-cell office:value-type="float" office:value="0.01498395" calcext:value-type="float">
            <text:p>0.01498395</text:p>
          </table:table-cell>
          <table:table-cell office:value-type="float" office:value="0.01490266" calcext:value-type="float">
            <text:p>0.01490266</text:p>
          </table:table-cell>
          <table:table-cell office:value-type="float" office:value="0.01435672" calcext:value-type="float">
            <text:p>0.01435672</text:p>
          </table:table-cell>
          <table:table-cell office:value-type="float" office:value="0.01265261" calcext:value-type="float">
            <text:p>0.01265261</text:p>
          </table:table-cell>
          <table:table-cell office:value-type="float" office:value="0.007348252" calcext:value-type="float">
            <text:p>0.007348252</text:p>
          </table:table-cell>
          <table:table-cell office:value-type="float" office:value="0.007126121" calcext:value-type="float">
            <text:p>0.007126121</text:p>
          </table:table-cell>
          <table:table-cell office:value-type="float" office:value="0.007673396" calcext:value-type="float">
            <text:p>0.007673396</text:p>
          </table:table-cell>
          <table:table-cell office:value-type="float" office:value="0.007053215" calcext:value-type="float">
            <text:p>0.007053215</text:p>
          </table:table-cell>
          <table:table-cell office:value-type="float" office:value="0.0195393" calcext:value-type="float">
            <text:p>0.0195393</text:p>
          </table:table-cell>
          <table:table-cell office:value-type="float" office:value="0.01425371" calcext:value-type="float">
            <text:p>0.01425371</text:p>
          </table:table-cell>
          <table:table-cell office:value-type="float" office:value="0.0185669" calcext:value-type="float">
            <text:p>0.0185669</text:p>
          </table:table-cell>
          <table:table-cell office:value-type="float" office:value="0.01880979" calcext:value-type="float">
            <text:p>0.01880979</text:p>
          </table:table-cell>
          <table:table-cell office:value-type="float" office:value="0.01070192" calcext:value-type="float">
            <text:p>0.01070192</text:p>
          </table:table-cell>
          <table:table-cell office:value-type="float" office:value="0.01051051" calcext:value-type="float">
            <text:p>0.01051051</text:p>
          </table:table-cell>
          <table:table-cell office:value-type="float" office:value="0.01169991" calcext:value-type="float">
            <text:p>0.01169991</text:p>
          </table:table-cell>
          <table:table-cell office:value-type="float" office:value="0.01114175" calcext:value-type="float">
            <text:p>0.01114175</text:p>
          </table:table-cell>
          <table:table-cell office:value-type="float" office:value="9.553406" calcext:value-type="float">
            <text:p>9.553406</text:p>
          </table:table-cell>
          <table:table-cell office:value-type="float" office:value="0" calcext:value-type="float">
            <text:p>0</text:p>
          </table:table-cell>
          <table:table-cell office:value-type="float" office:value="-0.7991498" calcext:value-type="float">
            <text:p>-0.79914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7.33661" calcext:value-type="float">
            <text:p>7.33661</text:p>
          </table:table-cell>
          <table:table-cell office:value-type="float" office:value="448.8767" calcext:value-type="float">
            <text:p>448.8767</text:p>
          </table:table-cell>
          <table:table-cell office:value-type="float" office:value="0" calcext:value-type="float">
            <text:p>0</text:p>
          </table:table-cell>
          <table:table-cell office:value-type="float" office:value="-36.37986" calcext:value-type="float">
            <text:p>-36.37986</text:p>
          </table:table-cell>
          <table:table-cell office:value-type="float" office:value="0.02655753" calcext:value-type="float">
            <text:p>0.02655753</text:p>
          </table:table-cell>
          <table:table-cell office:value-type="float" office:value="3.442218" calcext:value-type="float">
            <text:p>3.44221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29311" calcext:value-type="float">
            <text:p>0.0152931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17278" calcext:value-type="float">
            <text:p>4.017278</text:p>
          </table:table-cell>
          <table:table-cell office:value-type="float" office:value="-0.3151376" calcext:value-type="float">
            <text:p>-0.3151376</text:p>
          </table:table-cell>
          <table:table-cell office:value-type="float" office:value="-0.2213761" calcext:value-type="float">
            <text:p>-0.2213761</text:p>
          </table:table-cell>
          <table:table-cell office:value-type="float" office:value="0.0001968075" calcext:value-type="float">
            <text:p>0.0001968075</text:p>
          </table:table-cell>
          <table:table-cell office:value-type="float" office:value="5.736564" calcext:value-type="float">
            <text:p>5.736564</text:p>
          </table:table-cell>
          <table:table-cell office:value-type="float" office:value="0.01487222" calcext:value-type="float">
            <text:p>0.01487222</text:p>
          </table:table-cell>
          <table:table-cell office:value-type="float" office:value="0.01433774" calcext:value-type="float">
            <text:p>0.01433774</text:p>
          </table:table-cell>
          <table:table-cell office:value-type="float" office:value="0.01388263" calcext:value-type="float">
            <text:p>0.01388263</text:p>
          </table:table-cell>
          <table:table-cell office:value-type="float" office:value="0.01269176" calcext:value-type="float">
            <text:p>0.01269176</text:p>
          </table:table-cell>
          <table:table-cell office:value-type="float" office:value="0.007359775" calcext:value-type="float">
            <text:p>0.007359775</text:p>
          </table:table-cell>
          <table:table-cell office:value-type="float" office:value="0.007091255" calcext:value-type="float">
            <text:p>0.007091255</text:p>
          </table:table-cell>
          <table:table-cell office:value-type="float" office:value="0.007671096" calcext:value-type="float">
            <text:p>0.007671096</text:p>
          </table:table-cell>
          <table:table-cell office:value-type="float" office:value="0.007043848" calcext:value-type="float">
            <text:p>0.007043848</text:p>
          </table:table-cell>
          <table:table-cell office:value-type="float" office:value="0.01839842" calcext:value-type="float">
            <text:p>0.01839842</text:p>
          </table:table-cell>
          <table:table-cell office:value-type="float" office:value="0.01457652" calcext:value-type="float">
            <text:p>0.01457652</text:p>
          </table:table-cell>
          <table:table-cell office:value-type="float" office:value="0.01928003" calcext:value-type="float">
            <text:p>0.01928003</text:p>
          </table:table-cell>
          <table:table-cell office:value-type="float" office:value="0.01971764" calcext:value-type="float">
            <text:p>0.01971764</text:p>
          </table:table-cell>
          <table:table-cell office:value-type="float" office:value="0.0110539" calcext:value-type="float">
            <text:p>0.0110539</text:p>
          </table:table-cell>
          <table:table-cell office:value-type="float" office:value="0.01067088" calcext:value-type="float">
            <text:p>0.01067088</text:p>
          </table:table-cell>
          <table:table-cell office:value-type="float" office:value="0.01171198" calcext:value-type="float">
            <text:p>0.01171198</text:p>
          </table:table-cell>
          <table:table-cell office:value-type="float" office:value="0.01115467" calcext:value-type="float">
            <text:p>0.01115467</text:p>
          </table:table-cell>
          <table:table-cell office:value-type="float" office:value="8.791336" calcext:value-type="float">
            <text:p>8.791336</text:p>
          </table:table-cell>
          <table:table-cell office:value-type="float" office:value="0" calcext:value-type="float">
            <text:p>0</text:p>
          </table:table-cell>
          <table:table-cell office:value-type="float" office:value="-0.7991999" calcext:value-type="float">
            <text:p>-0.79919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7.36873" calcext:value-type="float">
            <text:p>7.36873</text:p>
          </table:table-cell>
          <table:table-cell office:value-type="float" office:value="448.8716" calcext:value-type="float">
            <text:p>448.8716</text:p>
          </table:table-cell>
          <table:table-cell office:value-type="float" office:value="0" calcext:value-type="float">
            <text:p>0</text:p>
          </table:table-cell>
          <table:table-cell office:value-type="float" office:value="-36.36182" calcext:value-type="float">
            <text:p>-36.36182</text:p>
          </table:table-cell>
          <table:table-cell office:value-type="float" office:value="0.02638164" calcext:value-type="float">
            <text:p>0.02638164</text:p>
          </table:table-cell>
          <table:table-cell office:value-type="float" office:value="3.439426" calcext:value-type="float">
            <text:p>3.43942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3236" calcext:value-type="float">
            <text:p>0.015323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19536" calcext:value-type="float">
            <text:p>4.019536</text:p>
          </table:table-cell>
          <table:table-cell office:value-type="float" office:value="-0.3151092" calcext:value-type="float">
            <text:p>-0.3151092</text:p>
          </table:table-cell>
          <table:table-cell office:value-type="float" office:value="-0.2213692" calcext:value-type="float">
            <text:p>-0.2213692</text:p>
          </table:table-cell>
          <table:table-cell office:value-type="float" office:value="0.000209807" calcext:value-type="float">
            <text:p>0.000209807</text:p>
          </table:table-cell>
          <table:table-cell office:value-type="float" office:value="5.756192" calcext:value-type="float">
            <text:p>5.756192</text:p>
          </table:table-cell>
          <table:table-cell office:value-type="float" office:value="0.01372205" calcext:value-type="float">
            <text:p>0.01372205</text:p>
          </table:table-cell>
          <table:table-cell office:value-type="float" office:value="0.01340987" calcext:value-type="float">
            <text:p>0.01340987</text:p>
          </table:table-cell>
          <table:table-cell office:value-type="float" office:value="0.01300921" calcext:value-type="float">
            <text:p>0.01300921</text:p>
          </table:table-cell>
          <table:table-cell office:value-type="float" office:value="0.01206731" calcext:value-type="float">
            <text:p>0.01206731</text:p>
          </table:table-cell>
          <table:table-cell office:value-type="float" office:value="0.007222954" calcext:value-type="float">
            <text:p>0.007222954</text:p>
          </table:table-cell>
          <table:table-cell office:value-type="float" office:value="0.006905756" calcext:value-type="float">
            <text:p>0.006905756</text:p>
          </table:table-cell>
          <table:table-cell office:value-type="float" office:value="0.007613192" calcext:value-type="float">
            <text:p>0.007613192</text:p>
          </table:table-cell>
          <table:table-cell office:value-type="float" office:value="0.007030273" calcext:value-type="float">
            <text:p>0.007030273</text:p>
          </table:table-cell>
          <table:table-cell office:value-type="float" office:value="0.01932722" calcext:value-type="float">
            <text:p>0.01932722</text:p>
          </table:table-cell>
          <table:table-cell office:value-type="float" office:value="0.01465841" calcext:value-type="float">
            <text:p>0.01465841</text:p>
          </table:table-cell>
          <table:table-cell office:value-type="float" office:value="0.01854432" calcext:value-type="float">
            <text:p>0.01854432</text:p>
          </table:table-cell>
          <table:table-cell office:value-type="float" office:value="0.01870457" calcext:value-type="float">
            <text:p>0.01870457</text:p>
          </table:table-cell>
          <table:table-cell office:value-type="float" office:value="0.01113294" calcext:value-type="float">
            <text:p>0.01113294</text:p>
          </table:table-cell>
          <table:table-cell office:value-type="float" office:value="0.01054034" calcext:value-type="float">
            <text:p>0.01054034</text:p>
          </table:table-cell>
          <table:table-cell office:value-type="float" office:value="0.01170752" calcext:value-type="float">
            <text:p>0.01170752</text:p>
          </table:table-cell>
          <table:table-cell office:value-type="float" office:value="0.01116781" calcext:value-type="float">
            <text:p>0.01116781</text:p>
          </table:table-cell>
          <table:table-cell office:value-type="float" office:value="7.81703" calcext:value-type="float">
            <text:p>7.81703</text:p>
          </table:table-cell>
          <table:table-cell office:value-type="float" office:value="0" calcext:value-type="float">
            <text:p>0</text:p>
          </table:table-cell>
          <table:table-cell office:value-type="float" office:value="-0.799242" calcext:value-type="float">
            <text:p>-0.7992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7.400137" calcext:value-type="float">
            <text:p>7.400137</text:p>
          </table:table-cell>
          <table:table-cell office:value-type="float" office:value="448.8668" calcext:value-type="float">
            <text:p>448.8668</text:p>
          </table:table-cell>
          <table:table-cell office:value-type="float" office:value="0" calcext:value-type="float">
            <text:p>0</text:p>
          </table:table-cell>
          <table:table-cell office:value-type="float" office:value="-36.34473" calcext:value-type="float">
            <text:p>-36.34473</text:p>
          </table:table-cell>
          <table:table-cell office:value-type="float" office:value="0.02641897" calcext:value-type="float">
            <text:p>0.02641897</text:p>
          </table:table-cell>
          <table:table-cell office:value-type="float" office:value="3.436785" calcext:value-type="float">
            <text:p>3.43678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35418" calcext:value-type="float">
            <text:p>0.0153541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21811" calcext:value-type="float">
            <text:p>4.021811</text:p>
          </table:table-cell>
          <table:table-cell office:value-type="float" office:value="-0.315082" calcext:value-type="float">
            <text:p>-0.315082</text:p>
          </table:table-cell>
          <table:table-cell office:value-type="float" office:value="-0.2213625" calcext:value-type="float">
            <text:p>-0.2213625</text:p>
          </table:table-cell>
          <table:table-cell office:value-type="float" office:value="0.0002288046" calcext:value-type="float">
            <text:p>0.0002288046</text:p>
          </table:table-cell>
          <table:table-cell office:value-type="float" office:value="5.782744" calcext:value-type="float">
            <text:p>5.782744</text:p>
          </table:table-cell>
          <table:table-cell office:value-type="float" office:value="0.01381139" calcext:value-type="float">
            <text:p>0.01381139</text:p>
          </table:table-cell>
          <table:table-cell office:value-type="float" office:value="0.0140328" calcext:value-type="float">
            <text:p>0.0140328</text:p>
          </table:table-cell>
          <table:table-cell office:value-type="float" office:value="0.01329397" calcext:value-type="float">
            <text:p>0.01329397</text:p>
          </table:table-cell>
          <table:table-cell office:value-type="float" office:value="0.01215478" calcext:value-type="float">
            <text:p>0.01215478</text:p>
          </table:table-cell>
          <table:table-cell office:value-type="float" office:value="0.007383668" calcext:value-type="float">
            <text:p>0.007383668</text:p>
          </table:table-cell>
          <table:table-cell office:value-type="float" office:value="0.006924576" calcext:value-type="float">
            <text:p>0.006924576</text:p>
          </table:table-cell>
          <table:table-cell office:value-type="float" office:value="0.007578004" calcext:value-type="float">
            <text:p>0.007578004</text:p>
          </table:table-cell>
          <table:table-cell office:value-type="float" office:value="0.007002937" calcext:value-type="float">
            <text:p>0.007002937</text:p>
          </table:table-cell>
          <table:table-cell office:value-type="float" office:value="0.01761848" calcext:value-type="float">
            <text:p>0.01761848</text:p>
          </table:table-cell>
          <table:table-cell office:value-type="float" office:value="0.01445303" calcext:value-type="float">
            <text:p>0.01445303</text:p>
          </table:table-cell>
          <table:table-cell office:value-type="float" office:value="0.01890364" calcext:value-type="float">
            <text:p>0.01890364</text:p>
          </table:table-cell>
          <table:table-cell office:value-type="float" office:value="0.0189736" calcext:value-type="float">
            <text:p>0.0189736</text:p>
          </table:table-cell>
          <table:table-cell office:value-type="float" office:value="0.01153128" calcext:value-type="float">
            <text:p>0.01153128</text:p>
          </table:table-cell>
          <table:table-cell office:value-type="float" office:value="0.01066509" calcext:value-type="float">
            <text:p>0.01066509</text:p>
          </table:table-cell>
          <table:table-cell office:value-type="float" office:value="0.01170851" calcext:value-type="float">
            <text:p>0.01170851</text:p>
          </table:table-cell>
          <table:table-cell office:value-type="float" office:value="0.01118022" calcext:value-type="float">
            <text:p>0.01118022</text:p>
          </table:table-cell>
          <table:table-cell office:value-type="float" office:value="7.173872" calcext:value-type="float">
            <text:p>7.173872</text:p>
          </table:table-cell>
          <table:table-cell office:value-type="float" office:value="0" calcext:value-type="float">
            <text:p>0</text:p>
          </table:table-cell>
          <table:table-cell office:value-type="float" office:value="-0.7992904" calcext:value-type="float">
            <text:p>-0.799290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7.428782" calcext:value-type="float">
            <text:p>7.428782</text:p>
          </table:table-cell>
          <table:table-cell office:value-type="float" office:value="448.8614" calcext:value-type="float">
            <text:p>448.8614</text:p>
          </table:table-cell>
          <table:table-cell office:value-type="float" office:value="0" calcext:value-type="float">
            <text:p>0</text:p>
          </table:table-cell>
          <table:table-cell office:value-type="float" office:value="-36.32707" calcext:value-type="float">
            <text:p>-36.32707</text:p>
          </table:table-cell>
          <table:table-cell office:value-type="float" office:value="0.02637603" calcext:value-type="float">
            <text:p>0.02637603</text:p>
          </table:table-cell>
          <table:table-cell office:value-type="float" office:value="3.434103" calcext:value-type="float">
            <text:p>3.43410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38476" calcext:value-type="float">
            <text:p>0.0153847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24088" calcext:value-type="float">
            <text:p>4.024088</text:p>
          </table:table-cell>
          <table:table-cell office:value-type="float" office:value="-0.3150513" calcext:value-type="float">
            <text:p>-0.3150513</text:p>
          </table:table-cell>
          <table:table-cell office:value-type="float" office:value="-0.2213553" calcext:value-type="float">
            <text:p>-0.2213553</text:p>
          </table:table-cell>
          <table:table-cell office:value-type="float" office:value="0.0002501709" calcext:value-type="float">
            <text:p>0.0002501709</text:p>
          </table:table-cell>
          <table:table-cell office:value-type="float" office:value="5.808623" calcext:value-type="float">
            <text:p>5.808623</text:p>
          </table:table-cell>
          <table:table-cell office:value-type="float" office:value="0.01318019" calcext:value-type="float">
            <text:p>0.01318019</text:p>
          </table:table-cell>
          <table:table-cell office:value-type="float" office:value="0.01337193" calcext:value-type="float">
            <text:p>0.01337193</text:p>
          </table:table-cell>
          <table:table-cell office:value-type="float" office:value="0.01292528" calcext:value-type="float">
            <text:p>0.01292528</text:p>
          </table:table-cell>
          <table:table-cell office:value-type="float" office:value="0.01198735" calcext:value-type="float">
            <text:p>0.01198735</text:p>
          </table:table-cell>
          <table:table-cell office:value-type="float" office:value="0.007628424" calcext:value-type="float">
            <text:p>0.007628424</text:p>
          </table:table-cell>
          <table:table-cell office:value-type="float" office:value="0.007002382" calcext:value-type="float">
            <text:p>0.007002382</text:p>
          </table:table-cell>
          <table:table-cell office:value-type="float" office:value="0.007575971" calcext:value-type="float">
            <text:p>0.007575971</text:p>
          </table:table-cell>
          <table:table-cell office:value-type="float" office:value="0.006983674" calcext:value-type="float">
            <text:p>0.006983674</text:p>
          </table:table-cell>
          <table:table-cell office:value-type="float" office:value="0.01853466" calcext:value-type="float">
            <text:p>0.01853466</text:p>
          </table:table-cell>
          <table:table-cell office:value-type="float" office:value="0.01355932" calcext:value-type="float">
            <text:p>0.01355932</text:p>
          </table:table-cell>
          <table:table-cell office:value-type="float" office:value="0.01853123" calcext:value-type="float">
            <text:p>0.01853123</text:p>
          </table:table-cell>
          <table:table-cell office:value-type="float" office:value="0.01841408" calcext:value-type="float">
            <text:p>0.01841408</text:p>
          </table:table-cell>
          <table:table-cell office:value-type="float" office:value="0.01213725" calcext:value-type="float">
            <text:p>0.01213725</text:p>
          </table:table-cell>
          <table:table-cell office:value-type="float" office:value="0.01086877" calcext:value-type="float">
            <text:p>0.01086877</text:p>
          </table:table-cell>
          <table:table-cell office:value-type="float" office:value="0.01172447" calcext:value-type="float">
            <text:p>0.01172447</text:p>
          </table:table-cell>
          <table:table-cell office:value-type="float" office:value="0.01119241" calcext:value-type="float">
            <text:p>0.01119241</text:p>
          </table:table-cell>
          <table:table-cell office:value-type="float" office:value="6.483974" calcext:value-type="float">
            <text:p>6.483974</text:p>
          </table:table-cell>
          <table:table-cell office:value-type="float" office:value="0" calcext:value-type="float">
            <text:p>0</text:p>
          </table:table-cell>
          <table:table-cell office:value-type="float" office:value="-0.799342" calcext:value-type="float">
            <text:p>-0.7993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7.455237" calcext:value-type="float">
            <text:p>7.455237</text:p>
          </table:table-cell>
          <table:table-cell office:value-type="float" office:value="448.8569" calcext:value-type="float">
            <text:p>448.8569</text:p>
          </table:table-cell>
          <table:table-cell office:value-type="float" office:value="0" calcext:value-type="float">
            <text:p>0</text:p>
          </table:table-cell>
          <table:table-cell office:value-type="float" office:value="-36.31068" calcext:value-type="float">
            <text:p>-36.31068</text:p>
          </table:table-cell>
          <table:table-cell office:value-type="float" office:value="0.02633462" calcext:value-type="float">
            <text:p>0.02633462</text:p>
          </table:table-cell>
          <table:table-cell office:value-type="float" office:value="3.43137" calcext:value-type="float">
            <text:p>3.4313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41535" calcext:value-type="float">
            <text:p>0.0154153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26352" calcext:value-type="float">
            <text:p>4.026352</text:p>
          </table:table-cell>
          <table:table-cell office:value-type="float" office:value="-0.3150203" calcext:value-type="float">
            <text:p>-0.3150203</text:p>
          </table:table-cell>
          <table:table-cell office:value-type="float" office:value="-0.2213473" calcext:value-type="float">
            <text:p>-0.2213473</text:p>
          </table:table-cell>
          <table:table-cell office:value-type="float" office:value="0.0002722582" calcext:value-type="float">
            <text:p>0.0002722582</text:p>
          </table:table-cell>
          <table:table-cell office:value-type="float" office:value="5.832926" calcext:value-type="float">
            <text:p>5.832926</text:p>
          </table:table-cell>
          <table:table-cell office:value-type="float" office:value="0.0128174" calcext:value-type="float">
            <text:p>0.0128174</text:p>
          </table:table-cell>
          <table:table-cell office:value-type="float" office:value="0.01311109" calcext:value-type="float">
            <text:p>0.01311109</text:p>
          </table:table-cell>
          <table:table-cell office:value-type="float" office:value="0.01259822" calcext:value-type="float">
            <text:p>0.01259822</text:p>
          </table:table-cell>
          <table:table-cell office:value-type="float" office:value="0.01159683" calcext:value-type="float">
            <text:p>0.01159683</text:p>
          </table:table-cell>
          <table:table-cell office:value-type="float" office:value="0.007883842" calcext:value-type="float">
            <text:p>0.007883842</text:p>
          </table:table-cell>
          <table:table-cell office:value-type="float" office:value="0.00700033" calcext:value-type="float">
            <text:p>0.00700033</text:p>
          </table:table-cell>
          <table:table-cell office:value-type="float" office:value="0.007541893" calcext:value-type="float">
            <text:p>0.007541893</text:p>
          </table:table-cell>
          <table:table-cell office:value-type="float" office:value="0.006969721" calcext:value-type="float">
            <text:p>0.006969721</text:p>
          </table:table-cell>
          <table:table-cell office:value-type="float" office:value="0.01818098" calcext:value-type="float">
            <text:p>0.01818098</text:p>
          </table:table-cell>
          <table:table-cell office:value-type="float" office:value="0.01317696" calcext:value-type="float">
            <text:p>0.01317696</text:p>
          </table:table-cell>
          <table:table-cell office:value-type="float" office:value="0.01775536" calcext:value-type="float">
            <text:p>0.01775536</text:p>
          </table:table-cell>
          <table:table-cell office:value-type="float" office:value="0.01746521" calcext:value-type="float">
            <text:p>0.01746521</text:p>
          </table:table-cell>
          <table:table-cell office:value-type="float" office:value="0.01289873" calcext:value-type="float">
            <text:p>0.01289873</text:p>
          </table:table-cell>
          <table:table-cell office:value-type="float" office:value="0.01096091" calcext:value-type="float">
            <text:p>0.01096091</text:p>
          </table:table-cell>
          <table:table-cell office:value-type="float" office:value="0.01174045" calcext:value-type="float">
            <text:p>0.01174045</text:p>
          </table:table-cell>
          <table:table-cell office:value-type="float" office:value="0.01120419" calcext:value-type="float">
            <text:p>0.01120419</text:p>
          </table:table-cell>
          <table:table-cell office:value-type="float" office:value="5.922576" calcext:value-type="float">
            <text:p>5.922576</text:p>
          </table:table-cell>
          <table:table-cell office:value-type="float" office:value="0" calcext:value-type="float">
            <text:p>0</text:p>
          </table:table-cell>
          <table:table-cell office:value-type="float" office:value="-0.7993891" calcext:value-type="float">
            <text:p>-0.79938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7.480155" calcext:value-type="float">
            <text:p>7.480155</text:p>
          </table:table-cell>
          <table:table-cell office:value-type="float" office:value="448.8524" calcext:value-type="float">
            <text:p>448.8524</text:p>
          </table:table-cell>
          <table:table-cell office:value-type="float" office:value="0" calcext:value-type="float">
            <text:p>0</text:p>
          </table:table-cell>
          <table:table-cell office:value-type="float" office:value="-36.29449" calcext:value-type="float">
            <text:p>-36.29449</text:p>
          </table:table-cell>
          <table:table-cell office:value-type="float" office:value="0.02645058" calcext:value-type="float">
            <text:p>0.02645058</text:p>
          </table:table-cell>
          <table:table-cell office:value-type="float" office:value="3.428647" calcext:value-type="float">
            <text:p>3.42864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44602" calcext:value-type="float">
            <text:p>0.0154460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28593" calcext:value-type="float">
            <text:p>4.028593</text:p>
          </table:table-cell>
          <table:table-cell office:value-type="float" office:value="-0.3149862" calcext:value-type="float">
            <text:p>-0.3149862</text:p>
          </table:table-cell>
          <table:table-cell office:value-type="float" office:value="-0.221338" calcext:value-type="float">
            <text:p>-0.221338</text:p>
          </table:table-cell>
          <table:table-cell office:value-type="float" office:value="0.0003033226" calcext:value-type="float">
            <text:p>0.0003033226</text:p>
          </table:table-cell>
          <table:table-cell office:value-type="float" office:value="5.864149" calcext:value-type="float">
            <text:p>5.864149</text:p>
          </table:table-cell>
          <table:table-cell office:value-type="float" office:value="0.01285056" calcext:value-type="float">
            <text:p>0.01285056</text:p>
          </table:table-cell>
          <table:table-cell office:value-type="float" office:value="0.01402941" calcext:value-type="float">
            <text:p>0.01402941</text:p>
          </table:table-cell>
          <table:table-cell office:value-type="float" office:value="0.01316962" calcext:value-type="float">
            <text:p>0.01316962</text:p>
          </table:table-cell>
          <table:table-cell office:value-type="float" office:value="0.01156209" calcext:value-type="float">
            <text:p>0.01156209</text:p>
          </table:table-cell>
          <table:table-cell office:value-type="float" office:value="0.008603912" calcext:value-type="float">
            <text:p>0.008603912</text:p>
          </table:table-cell>
          <table:table-cell office:value-type="float" office:value="0.007186266" calcext:value-type="float">
            <text:p>0.007186266</text:p>
          </table:table-cell>
          <table:table-cell office:value-type="float" office:value="0.00754226" calcext:value-type="float">
            <text:p>0.00754226</text:p>
          </table:table-cell>
          <table:table-cell office:value-type="float" office:value="0.006953322" calcext:value-type="float">
            <text:p>0.006953322</text:p>
          </table:table-cell>
          <table:table-cell office:value-type="float" office:value="0.01670989" calcext:value-type="float">
            <text:p>0.01670989</text:p>
          </table:table-cell>
          <table:table-cell office:value-type="float" office:value="0.01168317" calcext:value-type="float">
            <text:p>0.01168317</text:p>
          </table:table-cell>
          <table:table-cell office:value-type="float" office:value="0.0163489" calcext:value-type="float">
            <text:p>0.0163489</text:p>
          </table:table-cell>
          <table:table-cell office:value-type="float" office:value="0.01662026" calcext:value-type="float">
            <text:p>0.01662026</text:p>
          </table:table-cell>
          <table:table-cell office:value-type="float" office:value="0.0145765" calcext:value-type="float">
            <text:p>0.0145765</text:p>
          </table:table-cell>
          <table:table-cell office:value-type="float" office:value="0.0113156" calcext:value-type="float">
            <text:p>0.0113156</text:p>
          </table:table-cell>
          <table:table-cell office:value-type="float" office:value="0.01176837" calcext:value-type="float">
            <text:p>0.01176837</text:p>
          </table:table-cell>
          <table:table-cell office:value-type="float" office:value="0.0112173" calcext:value-type="float">
            <text:p>0.0112173</text:p>
          </table:table-cell>
          <table:table-cell office:value-type="float" office:value="5.478263" calcext:value-type="float">
            <text:p>5.478263</text:p>
          </table:table-cell>
          <table:table-cell office:value-type="float" office:value="0" calcext:value-type="float">
            <text:p>0</text:p>
          </table:table-cell>
          <table:table-cell office:value-type="float" office:value="-0.7994444" calcext:value-type="float">
            <text:p>-0.79944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7.514111" calcext:value-type="float">
            <text:p>7.514111</text:p>
          </table:table-cell>
          <table:table-cell office:value-type="float" office:value="448.8478" calcext:value-type="float">
            <text:p>448.8478</text:p>
          </table:table-cell>
          <table:table-cell office:value-type="float" office:value="0" calcext:value-type="float">
            <text:p>0</text:p>
          </table:table-cell>
          <table:table-cell office:value-type="float" office:value="-36.28524" calcext:value-type="float">
            <text:p>-36.28524</text:p>
          </table:table-cell>
          <table:table-cell office:value-type="float" office:value="0.02702612" calcext:value-type="float">
            <text:p>0.02702612</text:p>
          </table:table-cell>
          <table:table-cell office:value-type="float" office:value="3.427303" calcext:value-type="float">
            <text:p>3.42730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48391" calcext:value-type="float">
            <text:p>0.0154839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30453" calcext:value-type="float">
            <text:p>4.030453</text:p>
          </table:table-cell>
          <table:table-cell office:value-type="float" office:value="-0.3149815" calcext:value-type="float">
            <text:p>-0.3149815</text:p>
          </table:table-cell>
          <table:table-cell office:value-type="float" office:value="-0.2213359" calcext:value-type="float">
            <text:p>-0.2213359</text:p>
          </table:table-cell>
          <table:table-cell office:value-type="float" office:value="0.0003355642" calcext:value-type="float">
            <text:p>0.0003355642</text:p>
          </table:table-cell>
          <table:table-cell office:value-type="float" office:value="5.905834" calcext:value-type="float">
            <text:p>5.905834</text:p>
          </table:table-cell>
          <table:table-cell office:value-type="float" office:value="0.01886356" calcext:value-type="float">
            <text:p>0.01886356</text:p>
          </table:table-cell>
          <table:table-cell office:value-type="float" office:value="0.01625561" calcext:value-type="float">
            <text:p>0.01625561</text:p>
          </table:table-cell>
          <table:table-cell office:value-type="float" office:value="0.01430479" calcext:value-type="float">
            <text:p>0.01430479</text:p>
          </table:table-cell>
          <table:table-cell office:value-type="float" office:value="0.01279023" calcext:value-type="float">
            <text:p>0.01279023</text:p>
          </table:table-cell>
          <table:table-cell office:value-type="float" office:value="0.01059975" calcext:value-type="float">
            <text:p>0.01059975</text:p>
          </table:table-cell>
          <table:table-cell office:value-type="float" office:value="0.007428396" calcext:value-type="float">
            <text:p>0.007428396</text:p>
          </table:table-cell>
          <table:table-cell office:value-type="float" office:value="0.007869236" calcext:value-type="float">
            <text:p>0.007869236</text:p>
          </table:table-cell>
          <table:table-cell office:value-type="float" office:value="0.006953075" calcext:value-type="float">
            <text:p>0.006953075</text:p>
          </table:table-cell>
          <table:table-cell office:value-type="float" office:value="0.0160997" calcext:value-type="float">
            <text:p>0.0160997</text:p>
          </table:table-cell>
          <table:table-cell office:value-type="float" office:value="0.01369032" calcext:value-type="float">
            <text:p>0.01369032</text:p>
          </table:table-cell>
          <table:table-cell office:value-type="float" office:value="0.01872991" calcext:value-type="float">
            <text:p>0.01872991</text:p>
          </table:table-cell>
          <table:table-cell office:value-type="float" office:value="0.02016155" calcext:value-type="float">
            <text:p>0.02016155</text:p>
          </table:table-cell>
          <table:table-cell office:value-type="float" office:value="0.02086627" calcext:value-type="float">
            <text:p>0.02086627</text:p>
          </table:table-cell>
          <table:table-cell office:value-type="float" office:value="0.01184601" calcext:value-type="float">
            <text:p>0.01184601</text:p>
          </table:table-cell>
          <table:table-cell office:value-type="float" office:value="0.01246899" calcext:value-type="float">
            <text:p>0.01246899</text:p>
          </table:table-cell>
          <table:table-cell office:value-type="float" office:value="0.01123491" calcext:value-type="float">
            <text:p>0.01123491</text:p>
          </table:table-cell>
          <table:table-cell office:value-type="float" office:value="7.116583" calcext:value-type="float">
            <text:p>7.116583</text:p>
          </table:table-cell>
          <table:table-cell office:value-type="float" office:value="0" calcext:value-type="float">
            <text:p>0</text:p>
          </table:table-cell>
          <table:table-cell office:value-type="float" office:value="-0.7994989" calcext:value-type="float">
            <text:p>-0.799498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7.538535" calcext:value-type="float">
            <text:p>7.538535</text:p>
          </table:table-cell>
          <table:table-cell office:value-type="float" office:value="448.8423" calcext:value-type="float">
            <text:p>448.8423</text:p>
          </table:table-cell>
          <table:table-cell office:value-type="float" office:value="0" calcext:value-type="float">
            <text:p>0</text:p>
          </table:table-cell>
          <table:table-cell office:value-type="float" office:value="-36.26912" calcext:value-type="float">
            <text:p>-36.26912</text:p>
          </table:table-cell>
          <table:table-cell office:value-type="float" office:value="0.0271045" calcext:value-type="float">
            <text:p>0.0271045</text:p>
          </table:table-cell>
          <table:table-cell office:value-type="float" office:value="3.424945" calcext:value-type="float">
            <text:p>3.42494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51451" calcext:value-type="float">
            <text:p>0.0155145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32606" calcext:value-type="float">
            <text:p>4.032606</text:p>
          </table:table-cell>
          <table:table-cell office:value-type="float" office:value="-0.3149591" calcext:value-type="float">
            <text:p>-0.3149591</text:p>
          </table:table-cell>
          <table:table-cell office:value-type="float" office:value="-0.2213306" calcext:value-type="float">
            <text:p>-0.2213306</text:p>
          </table:table-cell>
          <table:table-cell office:value-type="float" office:value="0.000365761" calcext:value-type="float">
            <text:p>0.000365761</text:p>
          </table:table-cell>
          <table:table-cell office:value-type="float" office:value="5.939625" calcext:value-type="float">
            <text:p>5.939625</text:p>
          </table:table-cell>
          <table:table-cell office:value-type="float" office:value="0.01648718" calcext:value-type="float">
            <text:p>0.01648718</text:p>
          </table:table-cell>
          <table:table-cell office:value-type="float" office:value="0.01546828" calcext:value-type="float">
            <text:p>0.01546828</text:p>
          </table:table-cell>
          <table:table-cell office:value-type="float" office:value="0.01427606" calcext:value-type="float">
            <text:p>0.01427606</text:p>
          </table:table-cell>
          <table:table-cell office:value-type="float" office:value="0.01310864" calcext:value-type="float">
            <text:p>0.01310864</text:p>
          </table:table-cell>
          <table:table-cell office:value-type="float" office:value="0.01144934" calcext:value-type="float">
            <text:p>0.01144934</text:p>
          </table:table-cell>
          <table:table-cell office:value-type="float" office:value="0.007741524" calcext:value-type="float">
            <text:p>0.007741524</text:p>
          </table:table-cell>
          <table:table-cell office:value-type="float" office:value="0.008070722" calcext:value-type="float">
            <text:p>0.008070722</text:p>
          </table:table-cell>
          <table:table-cell office:value-type="float" office:value="0.006968427" calcext:value-type="float">
            <text:p>0.006968427</text:p>
          </table:table-cell>
          <table:table-cell office:value-type="float" office:value="0.01799534" calcext:value-type="float">
            <text:p>0.01799534</text:p>
          </table:table-cell>
          <table:table-cell office:value-type="float" office:value="0.01395556" calcext:value-type="float">
            <text:p>0.01395556</text:p>
          </table:table-cell>
          <table:table-cell office:value-type="float" office:value="0.01999914" calcext:value-type="float">
            <text:p>0.01999914</text:p>
          </table:table-cell>
          <table:table-cell office:value-type="float" office:value="0.02067259" calcext:value-type="float">
            <text:p>0.02067259</text:p>
          </table:table-cell>
          <table:table-cell office:value-type="float" office:value="0.02090464" calcext:value-type="float">
            <text:p>0.02090464</text:p>
          </table:table-cell>
          <table:table-cell office:value-type="float" office:value="0.01252115" calcext:value-type="float">
            <text:p>0.01252115</text:p>
          </table:table-cell>
          <table:table-cell office:value-type="float" office:value="0.01262286" calcext:value-type="float">
            <text:p>0.01262286</text:p>
          </table:table-cell>
          <table:table-cell office:value-type="float" office:value="0.01125533" calcext:value-type="float">
            <text:p>0.01125533</text:p>
          </table:table-cell>
          <table:table-cell office:value-type="float" office:value="6.614529" calcext:value-type="float">
            <text:p>6.614529</text:p>
          </table:table-cell>
          <table:table-cell office:value-type="float" office:value="0" calcext:value-type="float">
            <text:p>0</text:p>
          </table:table-cell>
          <table:table-cell office:value-type="float" office:value="-0.7995507" calcext:value-type="float">
            <text:p>-0.79955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7.560737" calcext:value-type="float">
            <text:p>7.560737</text:p>
          </table:table-cell>
          <table:table-cell office:value-type="float" office:value="448.8375" calcext:value-type="float">
            <text:p>448.8375</text:p>
          </table:table-cell>
          <table:table-cell office:value-type="float" office:value="0" calcext:value-type="float">
            <text:p>0</text:p>
          </table:table-cell>
          <table:table-cell office:value-type="float" office:value="-36.25394" calcext:value-type="float">
            <text:p>-36.25394</text:p>
          </table:table-cell>
          <table:table-cell office:value-type="float" office:value="0.02694747" calcext:value-type="float">
            <text:p>0.02694747</text:p>
          </table:table-cell>
          <table:table-cell office:value-type="float" office:value="3.422276" calcext:value-type="float">
            <text:p>3.42227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54518" calcext:value-type="float">
            <text:p>0.0155451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34799" calcext:value-type="float">
            <text:p>4.034799</text:p>
          </table:table-cell>
          <table:table-cell office:value-type="float" office:value="-0.3149334" calcext:value-type="float">
            <text:p>-0.3149334</text:p>
          </table:table-cell>
          <table:table-cell office:value-type="float" office:value="-0.2213249" calcext:value-type="float">
            <text:p>-0.2213249</text:p>
          </table:table-cell>
          <table:table-cell office:value-type="float" office:value="0.0003826459" calcext:value-type="float">
            <text:p>0.0003826459</text:p>
          </table:table-cell>
          <table:table-cell office:value-type="float" office:value="5.9605" calcext:value-type="float">
            <text:p>5.9605</text:p>
          </table:table-cell>
          <table:table-cell office:value-type="float" office:value="0.01459402" calcext:value-type="float">
            <text:p>0.01459402</text:p>
          </table:table-cell>
          <table:table-cell office:value-type="float" office:value="0.01355803" calcext:value-type="float">
            <text:p>0.01355803</text:p>
          </table:table-cell>
          <table:table-cell office:value-type="float" office:value="0.01311332" calcext:value-type="float">
            <text:p>0.01311332</text:p>
          </table:table-cell>
          <table:table-cell office:value-type="float" office:value="0.01244613" calcext:value-type="float">
            <text:p>0.01244613</text:p>
          </table:table-cell>
          <table:table-cell office:value-type="float" office:value="0.01127684" calcext:value-type="float">
            <text:p>0.01127684</text:p>
          </table:table-cell>
          <table:table-cell office:value-type="float" office:value="0.007923788" calcext:value-type="float">
            <text:p>0.007923788</text:p>
          </table:table-cell>
          <table:table-cell office:value-type="float" office:value="0.008161834" calcext:value-type="float">
            <text:p>0.008161834</text:p>
          </table:table-cell>
          <table:table-cell office:value-type="float" office:value="0.006989969" calcext:value-type="float">
            <text:p>0.006989969</text:p>
          </table:table-cell>
          <table:table-cell office:value-type="float" office:value="0.01938483" calcext:value-type="float">
            <text:p>0.01938483</text:p>
          </table:table-cell>
          <table:table-cell office:value-type="float" office:value="0.01535749" calcext:value-type="float">
            <text:p>0.01535749</text:p>
          </table:table-cell>
          <table:table-cell office:value-type="float" office:value="0.01932747" calcext:value-type="float">
            <text:p>0.01932747</text:p>
          </table:table-cell>
          <table:table-cell office:value-type="float" office:value="0.01980101" calcext:value-type="float">
            <text:p>0.01980101</text:p>
          </table:table-cell>
          <table:table-cell office:value-type="float" office:value="0.01985709" calcext:value-type="float">
            <text:p>0.01985709</text:p>
          </table:table-cell>
          <table:table-cell office:value-type="float" office:value="0.01328146" calcext:value-type="float">
            <text:p>0.01328146</text:p>
          </table:table-cell>
          <table:table-cell office:value-type="float" office:value="0.01276251" calcext:value-type="float">
            <text:p>0.01276251</text:p>
          </table:table-cell>
          <table:table-cell office:value-type="float" office:value="0.0112732" calcext:value-type="float">
            <text:p>0.0112732</text:p>
          </table:table-cell>
          <table:table-cell office:value-type="float" office:value="6.002364" calcext:value-type="float">
            <text:p>6.002364</text:p>
          </table:table-cell>
          <table:table-cell office:value-type="float" office:value="0" calcext:value-type="float">
            <text:p>0</text:p>
          </table:table-cell>
          <table:table-cell office:value-type="float" office:value="-0.7995899" calcext:value-type="float">
            <text:p>-0.799589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7.581217" calcext:value-type="float">
            <text:p>7.581217</text:p>
          </table:table-cell>
          <table:table-cell office:value-type="float" office:value="448.834" calcext:value-type="float">
            <text:p>448.834</text:p>
          </table:table-cell>
          <table:table-cell office:value-type="float" office:value="0" calcext:value-type="float">
            <text:p>0</text:p>
          </table:table-cell>
          <table:table-cell office:value-type="float" office:value="-36.2403" calcext:value-type="float">
            <text:p>-36.2403</text:p>
          </table:table-cell>
          <table:table-cell office:value-type="float" office:value="0.02686588" calcext:value-type="float">
            <text:p>0.02686588</text:p>
          </table:table-cell>
          <table:table-cell office:value-type="float" office:value="3.419601" calcext:value-type="float">
            <text:p>3.41960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57584" calcext:value-type="float">
            <text:p>0.0155758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37032" calcext:value-type="float">
            <text:p>4.037032</text:p>
          </table:table-cell>
          <table:table-cell office:value-type="float" office:value="-0.314906" calcext:value-type="float">
            <text:p>-0.314906</text:p>
          </table:table-cell>
          <table:table-cell office:value-type="float" office:value="-0.2213185" calcext:value-type="float">
            <text:p>-0.2213185</text:p>
          </table:table-cell>
          <table:table-cell office:value-type="float" office:value="0.0004036785" calcext:value-type="float">
            <text:p>0.0004036785</text:p>
          </table:table-cell>
          <table:table-cell office:value-type="float" office:value="5.980663" calcext:value-type="float">
            <text:p>5.980663</text:p>
          </table:table-cell>
          <table:table-cell office:value-type="float" office:value="0.01340158" calcext:value-type="float">
            <text:p>0.01340158</text:p>
          </table:table-cell>
          <table:table-cell office:value-type="float" office:value="0.01290521" calcext:value-type="float">
            <text:p>0.01290521</text:p>
          </table:table-cell>
          <table:table-cell office:value-type="float" office:value="0.01249479" calcext:value-type="float">
            <text:p>0.01249479</text:p>
          </table:table-cell>
          <table:table-cell office:value-type="float" office:value="0.01180513" calcext:value-type="float">
            <text:p>0.01180513</text:p>
          </table:table-cell>
          <table:table-cell office:value-type="float" office:value="0.0106915" calcext:value-type="float">
            <text:p>0.0106915</text:p>
          </table:table-cell>
          <table:table-cell office:value-type="float" office:value="0.008715563" calcext:value-type="float">
            <text:p>0.008715563</text:p>
          </table:table-cell>
          <table:table-cell office:value-type="float" office:value="0.00817412" calcext:value-type="float">
            <text:p>0.00817412</text:p>
          </table:table-cell>
          <table:table-cell office:value-type="float" office:value="0.00699151" calcext:value-type="float">
            <text:p>0.00699151</text:p>
          </table:table-cell>
          <table:table-cell office:value-type="float" office:value="0.01953213" calcext:value-type="float">
            <text:p>0.01953213</text:p>
          </table:table-cell>
          <table:table-cell office:value-type="float" office:value="0.01539705" calcext:value-type="float">
            <text:p>0.01539705</text:p>
          </table:table-cell>
          <table:table-cell office:value-type="float" office:value="0.01839152" calcext:value-type="float">
            <text:p>0.01839152</text:p>
          </table:table-cell>
          <table:table-cell office:value-type="float" office:value="0.01846251" calcext:value-type="float">
            <text:p>0.01846251</text:p>
          </table:table-cell>
          <table:table-cell office:value-type="float" office:value="0.01799824" calcext:value-type="float">
            <text:p>0.01799824</text:p>
          </table:table-cell>
          <table:table-cell office:value-type="float" office:value="0.01618393" calcext:value-type="float">
            <text:p>0.01618393</text:p>
          </table:table-cell>
          <table:table-cell office:value-type="float" office:value="0.0129092" calcext:value-type="float">
            <text:p>0.0129092</text:p>
          </table:table-cell>
          <table:table-cell office:value-type="float" office:value="0.01128689" calcext:value-type="float">
            <text:p>0.01128689</text:p>
          </table:table-cell>
          <table:table-cell office:value-type="float" office:value="5.50077" calcext:value-type="float">
            <text:p>5.50077</text:p>
          </table:table-cell>
          <table:table-cell office:value-type="float" office:value="0" calcext:value-type="float">
            <text:p>0</text:p>
          </table:table-cell>
          <table:table-cell office:value-type="float" office:value="-0.7996272" calcext:value-type="float">
            <text:p>-0.799627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7.601419" calcext:value-type="float">
            <text:p>7.601419</text:p>
          </table:table-cell>
          <table:table-cell office:value-type="float" office:value="448.8307" calcext:value-type="float">
            <text:p>448.8307</text:p>
          </table:table-cell>
          <table:table-cell office:value-type="float" office:value="0" calcext:value-type="float">
            <text:p>0</text:p>
          </table:table-cell>
          <table:table-cell office:value-type="float" office:value="-36.22743" calcext:value-type="float">
            <text:p>-36.22743</text:p>
          </table:table-cell>
          <table:table-cell office:value-type="float" office:value="0.02694016" calcext:value-type="float">
            <text:p>0.02694016</text:p>
          </table:table-cell>
          <table:table-cell office:value-type="float" office:value="3.417028" calcext:value-type="float">
            <text:p>3.41702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60651" calcext:value-type="float">
            <text:p>0.0156065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39271" calcext:value-type="float">
            <text:p>4.039271</text:p>
          </table:table-cell>
          <table:table-cell office:value-type="float" office:value="-0.3148763" calcext:value-type="float">
            <text:p>-0.3148763</text:p>
          </table:table-cell>
          <table:table-cell office:value-type="float" office:value="-0.2213115" calcext:value-type="float">
            <text:p>-0.2213115</text:p>
          </table:table-cell>
          <table:table-cell office:value-type="float" office:value="0.0004370222" calcext:value-type="float">
            <text:p>0.0004370222</text:p>
          </table:table-cell>
          <table:table-cell office:value-type="float" office:value="6.008544" calcext:value-type="float">
            <text:p>6.008544</text:p>
          </table:table-cell>
          <table:table-cell office:value-type="float" office:value="0.01318119" calcext:value-type="float">
            <text:p>0.01318119</text:p>
          </table:table-cell>
          <table:table-cell office:value-type="float" office:value="0.01319729" calcext:value-type="float">
            <text:p>0.01319729</text:p>
          </table:table-cell>
          <table:table-cell office:value-type="float" office:value="0.01256609" calcext:value-type="float">
            <text:p>0.01256609</text:p>
          </table:table-cell>
          <table:table-cell office:value-type="float" office:value="0.01165577" calcext:value-type="float">
            <text:p>0.01165577</text:p>
          </table:table-cell>
          <table:table-cell office:value-type="float" office:value="0.0105056" calcext:value-type="float">
            <text:p>0.0105056</text:p>
          </table:table-cell>
          <table:table-cell office:value-type="float" office:value="0.009784356" calcext:value-type="float">
            <text:p>0.009784356</text:p>
          </table:table-cell>
          <table:table-cell office:value-type="float" office:value="0.008201019" calcext:value-type="float">
            <text:p>0.008201019</text:p>
          </table:table-cell>
          <table:table-cell office:value-type="float" office:value="0.006979753" calcext:value-type="float">
            <text:p>0.006979753</text:p>
          </table:table-cell>
          <table:table-cell office:value-type="float" office:value="0.01802677" calcext:value-type="float">
            <text:p>0.01802677</text:p>
          </table:table-cell>
          <table:table-cell office:value-type="float" office:value="0.01445656" calcext:value-type="float">
            <text:p>0.01445656</text:p>
          </table:table-cell>
          <table:table-cell office:value-type="float" office:value="0.01796644" calcext:value-type="float">
            <text:p>0.01796644</text:p>
          </table:table-cell>
          <table:table-cell office:value-type="float" office:value="0.0179829" calcext:value-type="float">
            <text:p>0.0179829</text:p>
          </table:table-cell>
          <table:table-cell office:value-type="float" office:value="0.0177487" calcext:value-type="float">
            <text:p>0.0177487</text:p>
          </table:table-cell>
          <table:table-cell office:value-type="float" office:value="0.01825677" calcext:value-type="float">
            <text:p>0.01825677</text:p>
          </table:table-cell>
          <table:table-cell office:value-type="float" office:value="0.01307824" calcext:value-type="float">
            <text:p>0.01307824</text:p>
          </table:table-cell>
          <table:table-cell office:value-type="float" office:value="0.01129843" calcext:value-type="float">
            <text:p>0.01129843</text:p>
          </table:table-cell>
          <table:table-cell office:value-type="float" office:value="5.187558" calcext:value-type="float">
            <text:p>5.187558</text:p>
          </table:table-cell>
          <table:table-cell office:value-type="float" office:value="0" calcext:value-type="float">
            <text:p>0</text:p>
          </table:table-cell>
          <table:table-cell office:value-type="float" office:value="-0.7996754" calcext:value-type="float">
            <text:p>-0.799675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7.621002" calcext:value-type="float">
            <text:p>7.621002</text:p>
          </table:table-cell>
          <table:table-cell office:value-type="float" office:value="448.8278" calcext:value-type="float">
            <text:p>448.8278</text:p>
          </table:table-cell>
          <table:table-cell office:value-type="float" office:value="0" calcext:value-type="float">
            <text:p>0</text:p>
          </table:table-cell>
          <table:table-cell office:value-type="float" office:value="-36.2148" calcext:value-type="float">
            <text:p>-36.2148</text:p>
          </table:table-cell>
          <table:table-cell office:value-type="float" office:value="0.02712037" calcext:value-type="float">
            <text:p>0.02712037</text:p>
          </table:table-cell>
          <table:table-cell office:value-type="float" office:value="3.414473" calcext:value-type="float">
            <text:p>3.41447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63728" calcext:value-type="float">
            <text:p>0.0156372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41477" calcext:value-type="float">
            <text:p>4.041477</text:p>
          </table:table-cell>
          <table:table-cell office:value-type="float" office:value="-0.3148476" calcext:value-type="float">
            <text:p>-0.3148476</text:p>
          </table:table-cell>
          <table:table-cell office:value-type="float" office:value="-0.2213044" calcext:value-type="float">
            <text:p>-0.2213044</text:p>
          </table:table-cell>
          <table:table-cell office:value-type="float" office:value="0.0004856474" calcext:value-type="float">
            <text:p>0.0004856474</text:p>
          </table:table-cell>
          <table:table-cell office:value-type="float" office:value="6.045489" calcext:value-type="float">
            <text:p>6.045489</text:p>
          </table:table-cell>
          <table:table-cell office:value-type="float" office:value="0.0129287" calcext:value-type="float">
            <text:p>0.0129287</text:p>
          </table:table-cell>
          <table:table-cell office:value-type="float" office:value="0.01421378" calcext:value-type="float">
            <text:p>0.01421378</text:p>
          </table:table-cell>
          <table:table-cell office:value-type="float" office:value="0.0134618" calcext:value-type="float">
            <text:p>0.0134618</text:p>
          </table:table-cell>
          <table:table-cell office:value-type="float" office:value="0.0120846" calcext:value-type="float">
            <text:p>0.0120846</text:p>
          </table:table-cell>
          <table:table-cell office:value-type="float" office:value="0.0106276" calcext:value-type="float">
            <text:p>0.0106276</text:p>
          </table:table-cell>
          <table:table-cell office:value-type="float" office:value="0.0102617" calcext:value-type="float">
            <text:p>0.0102617</text:p>
          </table:table-cell>
          <table:table-cell office:value-type="float" office:value="0.008307696" calcext:value-type="float">
            <text:p>0.008307696</text:p>
          </table:table-cell>
          <table:table-cell office:value-type="float" office:value="0.006975899" calcext:value-type="float">
            <text:p>0.006975899</text:p>
          </table:table-cell>
          <table:table-cell office:value-type="float" office:value="0.01052362" calcext:value-type="float">
            <text:p>0.01052362</text:p>
          </table:table-cell>
          <table:table-cell office:value-type="float" office:value="0.01476095" calcext:value-type="float">
            <text:p>0.01476095</text:p>
          </table:table-cell>
          <table:table-cell office:value-type="float" office:value="0.01906596" calcext:value-type="float">
            <text:p>0.01906596</text:p>
          </table:table-cell>
          <table:table-cell office:value-type="float" office:value="0.01857528" calcext:value-type="float">
            <text:p>0.01857528</text:p>
          </table:table-cell>
          <table:table-cell office:value-type="float" office:value="0.01789716" calcext:value-type="float">
            <text:p>0.01789716</text:p>
          </table:table-cell>
          <table:table-cell office:value-type="float" office:value="0.01832078" calcext:value-type="float">
            <text:p>0.01832078</text:p>
          </table:table-cell>
          <table:table-cell office:value-type="float" office:value="0.01326592" calcext:value-type="float">
            <text:p>0.01326592</text:p>
          </table:table-cell>
          <table:table-cell office:value-type="float" office:value="0.01131056" calcext:value-type="float">
            <text:p>0.01131056</text:p>
          </table:table-cell>
          <table:table-cell office:value-type="float" office:value="5.088922" calcext:value-type="float">
            <text:p>5.088922</text:p>
          </table:table-cell>
          <table:table-cell office:value-type="float" office:value="0" calcext:value-type="float">
            <text:p>0</text:p>
          </table:table-cell>
          <table:table-cell office:value-type="float" office:value="-0.7997308" calcext:value-type="float">
            <text:p>-0.79973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7.636634" calcext:value-type="float">
            <text:p>7.636634</text:p>
          </table:table-cell>
          <table:table-cell office:value-type="float" office:value="448.8241" calcext:value-type="float">
            <text:p>448.8241</text:p>
          </table:table-cell>
          <table:table-cell office:value-type="float" office:value="0" calcext:value-type="float">
            <text:p>0</text:p>
          </table:table-cell>
          <table:table-cell office:value-type="float" office:value="-36.20172" calcext:value-type="float">
            <text:p>-36.20172</text:p>
          </table:table-cell>
          <table:table-cell office:value-type="float" office:value="0.02742789" calcext:value-type="float">
            <text:p>0.02742789</text:p>
          </table:table-cell>
          <table:table-cell office:value-type="float" office:value="3.411951" calcext:value-type="float">
            <text:p>3.41195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66826" calcext:value-type="float">
            <text:p>0.0156682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43664" calcext:value-type="float">
            <text:p>4.043664</text:p>
          </table:table-cell>
          <table:table-cell office:value-type="float" office:value="-0.3148162" calcext:value-type="float">
            <text:p>-0.3148162</text:p>
          </table:table-cell>
          <table:table-cell office:value-type="float" office:value="-0.2212968" calcext:value-type="float">
            <text:p>-0.2212968</text:p>
          </table:table-cell>
          <table:table-cell office:value-type="float" office:value="0.0005547153" calcext:value-type="float">
            <text:p>0.0005547153</text:p>
          </table:table-cell>
          <table:table-cell office:value-type="float" office:value="6.093838" calcext:value-type="float">
            <text:p>6.093838</text:p>
          </table:table-cell>
          <table:table-cell office:value-type="float" office:value="0.0134785" calcext:value-type="float">
            <text:p>0.0134785</text:p>
          </table:table-cell>
          <table:table-cell office:value-type="float" office:value="0.01645047" calcext:value-type="float">
            <text:p>0.01645047</text:p>
          </table:table-cell>
          <table:table-cell office:value-type="float" office:value="0.01499209" calcext:value-type="float">
            <text:p>0.01499209</text:p>
          </table:table-cell>
          <table:table-cell office:value-type="float" office:value="0.01288848" calcext:value-type="float">
            <text:p>0.01288848</text:p>
          </table:table-cell>
          <table:table-cell office:value-type="float" office:value="0.01107434" calcext:value-type="float">
            <text:p>0.01107434</text:p>
          </table:table-cell>
          <table:table-cell office:value-type="float" office:value="0.01083049" calcext:value-type="float">
            <text:p>0.01083049</text:p>
          </table:table-cell>
          <table:table-cell office:value-type="float" office:value="0.008526818" calcext:value-type="float">
            <text:p>0.008526818</text:p>
          </table:table-cell>
          <table:table-cell office:value-type="float" office:value="0.00699461" calcext:value-type="float">
            <text:p>0.00699461</text:p>
          </table:table-cell>
          <table:table-cell office:value-type="float" office:value="0.01633276" calcext:value-type="float">
            <text:p>0.01633276</text:p>
          </table:table-cell>
          <table:table-cell office:value-type="float" office:value="0.01227819" calcext:value-type="float">
            <text:p>0.01227819</text:p>
          </table:table-cell>
          <table:table-cell office:value-type="float" office:value="0.01786961" calcext:value-type="float">
            <text:p>0.01786961</text:p>
          </table:table-cell>
          <table:table-cell office:value-type="float" office:value="0.0191674" calcext:value-type="float">
            <text:p>0.0191674</text:p>
          </table:table-cell>
          <table:table-cell office:value-type="float" office:value="0.01839253" calcext:value-type="float">
            <text:p>0.01839253</text:p>
          </table:table-cell>
          <table:table-cell office:value-type="float" office:value="0.01885447" calcext:value-type="float">
            <text:p>0.01885447</text:p>
          </table:table-cell>
          <table:table-cell office:value-type="float" office:value="0.01351556" calcext:value-type="float">
            <text:p>0.01351556</text:p>
          </table:table-cell>
          <table:table-cell office:value-type="float" office:value="0.01133081" calcext:value-type="float">
            <text:p>0.01133081</text:p>
          </table:table-cell>
          <table:table-cell office:value-type="float" office:value="4.803985" calcext:value-type="float">
            <text:p>4.803985</text:p>
          </table:table-cell>
          <table:table-cell office:value-type="float" office:value="0" calcext:value-type="float">
            <text:p>0</text:p>
          </table:table-cell>
          <table:table-cell office:value-type="float" office:value="-0.7997897" calcext:value-type="float">
            <text:p>-0.799789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7.651749" calcext:value-type="float">
            <text:p>7.651749</text:p>
          </table:table-cell>
          <table:table-cell office:value-type="float" office:value="448.8199" calcext:value-type="float">
            <text:p>448.8199</text:p>
          </table:table-cell>
          <table:table-cell office:value-type="float" office:value="0" calcext:value-type="float">
            <text:p>0</text:p>
          </table:table-cell>
          <table:table-cell office:value-type="float" office:value="-36.18908" calcext:value-type="float">
            <text:p>-36.18908</text:p>
          </table:table-cell>
          <table:table-cell office:value-type="float" office:value="0.0275603" calcext:value-type="float">
            <text:p>0.0275603</text:p>
          </table:table-cell>
          <table:table-cell office:value-type="float" office:value="3.409317" calcext:value-type="float">
            <text:p>3.40931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69938" calcext:value-type="float">
            <text:p>0.0156993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45823" calcext:value-type="float">
            <text:p>4.045823</text:p>
          </table:table-cell>
          <table:table-cell office:value-type="float" office:value="-0.3147809" calcext:value-type="float">
            <text:p>-0.3147809</text:p>
          </table:table-cell>
          <table:table-cell office:value-type="float" office:value="-0.2212887" calcext:value-type="float">
            <text:p>-0.2212887</text:p>
          </table:table-cell>
          <table:table-cell office:value-type="float" office:value="0.000617283" calcext:value-type="float">
            <text:p>0.000617283</text:p>
          </table:table-cell>
          <table:table-cell office:value-type="float" office:value="6.138618" calcext:value-type="float">
            <text:p>6.138618</text:p>
          </table:table-cell>
          <table:table-cell office:value-type="float" office:value="0.01327799" calcext:value-type="float">
            <text:p>0.01327799</text:p>
          </table:table-cell>
          <table:table-cell office:value-type="float" office:value="0.01669616" calcext:value-type="float">
            <text:p>0.01669616</text:p>
          </table:table-cell>
          <table:table-cell office:value-type="float" office:value="0.01539171" calcext:value-type="float">
            <text:p>0.01539171</text:p>
          </table:table-cell>
          <table:table-cell office:value-type="float" office:value="0.01323283" calcext:value-type="float">
            <text:p>0.01323283</text:p>
          </table:table-cell>
          <table:table-cell office:value-type="float" office:value="0.01124745" calcext:value-type="float">
            <text:p>0.01124745</text:p>
          </table:table-cell>
          <table:table-cell office:value-type="float" office:value="0.01106752" calcext:value-type="float">
            <text:p>0.01106752</text:p>
          </table:table-cell>
          <table:table-cell office:value-type="float" office:value="0.0087216" calcext:value-type="float">
            <text:p>0.0087216</text:p>
          </table:table-cell>
          <table:table-cell office:value-type="float" office:value="0.007043655" calcext:value-type="float">
            <text:p>0.007043655</text:p>
          </table:table-cell>
          <table:table-cell office:value-type="float" office:value="0.01656812" calcext:value-type="float">
            <text:p>0.01656812</text:p>
          </table:table-cell>
          <table:table-cell office:value-type="float" office:value="0.01188754" calcext:value-type="float">
            <text:p>0.01188754</text:p>
          </table:table-cell>
          <table:table-cell office:value-type="float" office:value="0.01709263" calcext:value-type="float">
            <text:p>0.01709263</text:p>
          </table:table-cell>
          <table:table-cell office:value-type="float" office:value="0.01888775" calcext:value-type="float">
            <text:p>0.01888775</text:p>
          </table:table-cell>
          <table:table-cell office:value-type="float" office:value="0.01837381" calcext:value-type="float">
            <text:p>0.01837381</text:p>
          </table:table-cell>
          <table:table-cell office:value-type="float" office:value="0.01880749" calcext:value-type="float">
            <text:p>0.01880749</text:p>
          </table:table-cell>
          <table:table-cell office:value-type="float" office:value="0.01381869" calcext:value-type="float">
            <text:p>0.01381869</text:p>
          </table:table-cell>
          <table:table-cell office:value-type="float" office:value="0.01136051" calcext:value-type="float">
            <text:p>0.01136051</text:p>
          </table:table-cell>
          <table:table-cell office:value-type="float" office:value="4.572443" calcext:value-type="float">
            <text:p>4.572443</text:p>
          </table:table-cell>
          <table:table-cell office:value-type="float" office:value="0" calcext:value-type="float">
            <text:p>0</text:p>
          </table:table-cell>
          <table:table-cell office:value-type="float" office:value="-0.7998509" calcext:value-type="float">
            <text:p>-0.799850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26.35396" calcext:value-type="float">
            <text:p>26.35396</text:p>
          </table:table-cell>
          <table:table-cell office:value-type="float" office:value="448.8129" calcext:value-type="float">
            <text:p>448.8129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3481794" calcext:value-type="float">
            <text:p>0.03481794</text:p>
          </table:table-cell>
          <table:table-cell office:value-type="float" office:value="3.413431" calcext:value-type="float">
            <text:p>3.41343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73049" calcext:value-type="float">
            <text:p>0.0157304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4781" calcext:value-type="float">
            <text:p>4.04781</text:p>
          </table:table-cell>
          <table:table-cell office:value-type="float" office:value="-0.314751" calcext:value-type="float">
            <text:p>-0.314751</text:p>
          </table:table-cell>
          <table:table-cell office:value-type="float" office:value="-0.2212787" calcext:value-type="float">
            <text:p>-0.2212787</text:p>
          </table:table-cell>
          <table:table-cell office:value-type="float" office:value="0.0006403711" calcext:value-type="float">
            <text:p>0.0006403711</text:p>
          </table:table-cell>
          <table:table-cell office:value-type="float" office:value="6.167129" calcext:value-type="float">
            <text:p>6.167129</text:p>
          </table:table-cell>
          <table:table-cell office:value-type="float" office:value="0.03362983" calcext:value-type="float">
            <text:p>0.03362983</text:p>
          </table:table-cell>
          <table:table-cell office:value-type="float" office:value="0.06090188" calcext:value-type="float">
            <text:p>0.06090188</text:p>
          </table:table-cell>
          <table:table-cell office:value-type="float" office:value="0.04787276" calcext:value-type="float">
            <text:p>0.04787276</text:p>
          </table:table-cell>
          <table:table-cell office:value-type="float" office:value="0.0357144" calcext:value-type="float">
            <text:p>0.0357144</text:p>
          </table:table-cell>
          <table:table-cell office:value-type="float" office:value="0.02150291" calcext:value-type="float">
            <text:p>0.02150291</text:p>
          </table:table-cell>
          <table:table-cell office:value-type="float" office:value="0.01900546" calcext:value-type="float">
            <text:p>0.01900546</text:p>
          </table:table-cell>
          <table:table-cell office:value-type="float" office:value="0.01189647" calcext:value-type="float">
            <text:p>0.01189647</text:p>
          </table:table-cell>
          <table:table-cell office:value-type="float" office:value="0.007661931" calcext:value-type="float">
            <text:p>0.007661931</text:p>
          </table:table-cell>
          <table:table-cell office:value-type="float" office:value="0.03537631" calcext:value-type="float">
            <text:p>0.03537631</text:p>
          </table:table-cell>
          <table:table-cell office:value-type="float" office:value="0.04335937" calcext:value-type="float">
            <text:p>0.04335937</text:p>
          </table:table-cell>
          <table:table-cell office:value-type="float" office:value="0.04847799" calcext:value-type="float">
            <text:p>0.04847799</text:p>
          </table:table-cell>
          <table:table-cell office:value-type="float" office:value="0.03973763" calcext:value-type="float">
            <text:p>0.03973763</text:p>
          </table:table-cell>
          <table:table-cell office:value-type="float" office:value="0.02920072" calcext:value-type="float">
            <text:p>0.02920072</text:p>
          </table:table-cell>
          <table:table-cell office:value-type="float" office:value="0.02923887" calcext:value-type="float">
            <text:p>0.02923887</text:p>
          </table:table-cell>
          <table:table-cell office:value-type="float" office:value="0.01591886" calcext:value-type="float">
            <text:p>0.01591886</text:p>
          </table:table-cell>
          <table:table-cell office:value-type="float" office:value="0.0120333" calcext:value-type="float">
            <text:p>0.0120333</text:p>
          </table:table-cell>
          <table:table-cell office:value-type="float" office:value="1.828208" calcext:value-type="float">
            <text:p>1.828208</text:p>
          </table:table-cell>
          <table:table-cell office:value-type="float" office:value="0" calcext:value-type="float">
            <text:p>0</text:p>
          </table:table-cell>
          <table:table-cell office:value-type="float" office:value="-0.7999129" calcext:value-type="float">
            <text:p>-0.79991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26.33585" calcext:value-type="float">
            <text:p>26.33585</text:p>
          </table:table-cell>
          <table:table-cell office:value-type="float" office:value="448.8046" calcext:value-type="float">
            <text:p>448.8046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428292" calcext:value-type="float">
            <text:p>0.0428292</text:p>
          </table:table-cell>
          <table:table-cell office:value-type="float" office:value="3.426211" calcext:value-type="float">
            <text:p>3.42621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76165" calcext:value-type="float">
            <text:p>0.0157616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49972" calcext:value-type="float">
            <text:p>4.049972</text:p>
          </table:table-cell>
          <table:table-cell office:value-type="float" office:value="-0.3147908" calcext:value-type="float">
            <text:p>-0.3147908</text:p>
          </table:table-cell>
          <table:table-cell office:value-type="float" office:value="-0.2212665" calcext:value-type="float">
            <text:p>-0.2212665</text:p>
          </table:table-cell>
          <table:table-cell office:value-type="float" office:value="0.0006403878" calcext:value-type="float">
            <text:p>0.0006403878</text:p>
          </table:table-cell>
          <table:table-cell office:value-type="float" office:value="6.235259" calcext:value-type="float">
            <text:p>6.235259</text:p>
          </table:table-cell>
          <table:table-cell office:value-type="float" office:value="0.03966391" calcext:value-type="float">
            <text:p>0.03966391</text:p>
          </table:table-cell>
          <table:table-cell office:value-type="float" office:value="0.097865" calcext:value-type="float">
            <text:p>0.097865</text:p>
          </table:table-cell>
          <table:table-cell office:value-type="float" office:value="0.07265375" calcext:value-type="float">
            <text:p>0.07265375</text:p>
          </table:table-cell>
          <table:table-cell office:value-type="float" office:value="0.05423747" calcext:value-type="float">
            <text:p>0.05423747</text:p>
          </table:table-cell>
          <table:table-cell office:value-type="float" office:value="0.03101269" calcext:value-type="float">
            <text:p>0.03101269</text:p>
          </table:table-cell>
          <table:table-cell office:value-type="float" office:value="0.02600926" calcext:value-type="float">
            <text:p>0.02600926</text:p>
          </table:table-cell>
          <table:table-cell office:value-type="float" office:value="0.01760386" calcext:value-type="float">
            <text:p>0.01760386</text:p>
          </table:table-cell>
          <table:table-cell office:value-type="float" office:value="0.009064275" calcext:value-type="float">
            <text:p>0.009064275</text:p>
          </table:table-cell>
          <table:table-cell office:value-type="float" office:value="0.06430943" calcext:value-type="float">
            <text:p>0.06430943</text:p>
          </table:table-cell>
          <table:table-cell office:value-type="float" office:value="0.1157072" calcext:value-type="float">
            <text:p>0.1157072</text:p>
          </table:table-cell>
          <table:table-cell office:value-type="float" office:value="0.121007" calcext:value-type="float">
            <text:p>0.121007</text:p>
          </table:table-cell>
          <table:table-cell office:value-type="float" office:value="0.09298224" calcext:value-type="float">
            <text:p>0.09298224</text:p>
          </table:table-cell>
          <table:table-cell office:value-type="float" office:value="0.0582107" calcext:value-type="float">
            <text:p>0.0582107</text:p>
          </table:table-cell>
          <table:table-cell office:value-type="float" office:value="0.05626053" calcext:value-type="float">
            <text:p>0.05626053</text:p>
          </table:table-cell>
          <table:table-cell office:value-type="float" office:value="0.02221791" calcext:value-type="float">
            <text:p>0.02221791</text:p>
          </table:table-cell>
          <table:table-cell office:value-type="float" office:value="0.01363124" calcext:value-type="float">
            <text:p>0.01363124</text:p>
          </table:table-cell>
          <table:table-cell office:value-type="float" office:value="5.30493" calcext:value-type="float">
            <text:p>5.30493</text:p>
          </table:table-cell>
          <table:table-cell office:value-type="float" office:value="0" calcext:value-type="float">
            <text:p>0</text:p>
          </table:table-cell>
          <table:table-cell office:value-type="float" office:value="-0.7999908" calcext:value-type="float">
            <text:p>-0.79999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26.31291" calcext:value-type="float">
            <text:p>26.31291</text:p>
          </table:table-cell>
          <table:table-cell office:value-type="float" office:value="448.8005" calcext:value-type="float">
            <text:p>448.800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4840896" calcext:value-type="float">
            <text:p>0.04840896</text:p>
          </table:table-cell>
          <table:table-cell office:value-type="float" office:value="3.442131" calcext:value-type="float">
            <text:p>3.442131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79294" calcext:value-type="float">
            <text:p>0.01579294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52144" calcext:value-type="float">
            <text:p>4.052144</text:p>
          </table:table-cell>
          <table:table-cell office:value-type="float" office:value="-0.3149644" calcext:value-type="float">
            <text:p>-0.3149644</text:p>
          </table:table-cell>
          <table:table-cell office:value-type="float" office:value="-0.2212546" calcext:value-type="float">
            <text:p>-0.2212546</text:p>
          </table:table-cell>
          <table:table-cell office:value-type="float" office:value="0.000640405" calcext:value-type="float">
            <text:p>0.000640405</text:p>
          </table:table-cell>
          <table:table-cell office:value-type="float" office:value="6.338983" calcext:value-type="float">
            <text:p>6.338983</text:p>
          </table:table-cell>
          <table:table-cell office:value-type="float" office:value="0.0372193" calcext:value-type="float">
            <text:p>0.0372193</text:p>
          </table:table-cell>
          <table:table-cell office:value-type="float" office:value="0.122078" calcext:value-type="float">
            <text:p>0.122078</text:p>
          </table:table-cell>
          <table:table-cell office:value-type="float" office:value="0.08610984" calcext:value-type="float">
            <text:p>0.08610984</text:p>
          </table:table-cell>
          <table:table-cell office:value-type="float" office:value="0.06487963" calcext:value-type="float">
            <text:p>0.06487963</text:p>
          </table:table-cell>
          <table:table-cell office:value-type="float" office:value="0.03635816" calcext:value-type="float">
            <text:p>0.03635816</text:p>
          </table:table-cell>
          <table:table-cell office:value-type="float" office:value="0.02970391" calcext:value-type="float">
            <text:p>0.02970391</text:p>
          </table:table-cell>
          <table:table-cell office:value-type="float" office:value="0.02215807" calcext:value-type="float">
            <text:p>0.02215807</text:p>
          </table:table-cell>
          <table:table-cell office:value-type="float" office:value="0.01024773" calcext:value-type="float">
            <text:p>0.01024773</text:p>
          </table:table-cell>
          <table:table-cell office:value-type="float" office:value="0.08524872" calcext:value-type="float">
            <text:p>0.08524872</text:p>
          </table:table-cell>
          <table:table-cell office:value-type="float" office:value="0.2169653" calcext:value-type="float">
            <text:p>0.2169653</text:p>
          </table:table-cell>
          <table:table-cell office:value-type="float" office:value="0.2158855" calcext:value-type="float">
            <text:p>0.2158855</text:p>
          </table:table-cell>
          <table:table-cell office:value-type="float" office:value="0.1584305" calcext:value-type="float">
            <text:p>0.1584305</text:p>
          </table:table-cell>
          <table:table-cell office:value-type="float" office:value="0.09182638" calcext:value-type="float">
            <text:p>0.09182638</text:p>
          </table:table-cell>
          <table:table-cell office:value-type="float" office:value="0.08544224" calcext:value-type="float">
            <text:p>0.08544224</text:p>
          </table:table-cell>
          <table:table-cell office:value-type="float" office:value="0.03038909" calcext:value-type="float">
            <text:p>0.03038909</text:p>
          </table:table-cell>
          <table:table-cell office:value-type="float" office:value="0.01542289" calcext:value-type="float">
            <text:p>0.01542289</text:p>
          </table:table-cell>
          <table:table-cell office:value-type="float" office:value="8.455126" calcext:value-type="float">
            <text:p>8.455126</text:p>
          </table:table-cell>
          <table:table-cell office:value-type="float" office:value="0" calcext:value-type="float">
            <text:p>0</text:p>
          </table:table-cell>
          <table:table-cell office:value-type="float" office:value="-0.800101" calcext:value-type="float">
            <text:p>-0.8001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26.29007" calcext:value-type="float">
            <text:p>26.29007</text:p>
          </table:table-cell>
          <table:table-cell office:value-type="float" office:value="448.795" calcext:value-type="float">
            <text:p>448.79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5135686" calcext:value-type="float">
            <text:p>0.05135686</text:p>
          </table:table-cell>
          <table:table-cell office:value-type="float" office:value="3.461864" calcext:value-type="float">
            <text:p>3.46186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82423" calcext:value-type="float">
            <text:p>0.0158242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54358" calcext:value-type="float">
            <text:p>4.054358</text:p>
          </table:table-cell>
          <table:table-cell office:value-type="float" office:value="-0.3151661" calcext:value-type="float">
            <text:p>-0.3151661</text:p>
          </table:table-cell>
          <table:table-cell office:value-type="float" office:value="-0.2212418" calcext:value-type="float">
            <text:p>-0.2212418</text:p>
          </table:table-cell>
          <table:table-cell office:value-type="float" office:value="0.0006404218" calcext:value-type="float">
            <text:p>0.0006404218</text:p>
          </table:table-cell>
          <table:table-cell office:value-type="float" office:value="6.427711" calcext:value-type="float">
            <text:p>6.427711</text:p>
          </table:table-cell>
          <table:table-cell office:value-type="float" office:value="0.04179968" calcext:value-type="float">
            <text:p>0.04179968</text:p>
          </table:table-cell>
          <table:table-cell office:value-type="float" office:value="0.1298663" calcext:value-type="float">
            <text:p>0.1298663</text:p>
          </table:table-cell>
          <table:table-cell office:value-type="float" office:value="0.09090096" calcext:value-type="float">
            <text:p>0.09090096</text:p>
          </table:table-cell>
          <table:table-cell office:value-type="float" office:value="0.06988655" calcext:value-type="float">
            <text:p>0.06988655</text:p>
          </table:table-cell>
          <table:table-cell office:value-type="float" office:value="0.03927855" calcext:value-type="float">
            <text:p>0.03927855</text:p>
          </table:table-cell>
          <table:table-cell office:value-type="float" office:value="0.03165324" calcext:value-type="float">
            <text:p>0.03165324</text:p>
          </table:table-cell>
          <table:table-cell office:value-type="float" office:value="0.02637549" calcext:value-type="float">
            <text:p>0.02637549</text:p>
          </table:table-cell>
          <table:table-cell office:value-type="float" office:value="0.01133226" calcext:value-type="float">
            <text:p>0.01133226</text:p>
          </table:table-cell>
          <table:table-cell office:value-type="float" office:value="0.1228961" calcext:value-type="float">
            <text:p>0.1228961</text:p>
          </table:table-cell>
          <table:table-cell office:value-type="float" office:value="0.3181973" calcext:value-type="float">
            <text:p>0.3181973</text:p>
          </table:table-cell>
          <table:table-cell office:value-type="float" office:value="0.3272935" calcext:value-type="float">
            <text:p>0.3272935</text:p>
          </table:table-cell>
          <table:table-cell office:value-type="float" office:value="0.2414194" calcext:value-type="float">
            <text:p>0.2414194</text:p>
          </table:table-cell>
          <table:table-cell office:value-type="float" office:value="0.1342624" calcext:value-type="float">
            <text:p>0.1342624</text:p>
          </table:table-cell>
          <table:table-cell office:value-type="float" office:value="0.1212468" calcext:value-type="float">
            <text:p>0.1212468</text:p>
          </table:table-cell>
          <table:table-cell office:value-type="float" office:value="0.04146312" calcext:value-type="float">
            <text:p>0.04146312</text:p>
          </table:table-cell>
          <table:table-cell office:value-type="float" office:value="0.01750493" calcext:value-type="float">
            <text:p>0.01750493</text:p>
          </table:table-cell>
          <table:table-cell office:value-type="float" office:value="9.780743" calcext:value-type="float">
            <text:p>9.780743</text:p>
          </table:table-cell>
          <table:table-cell office:value-type="float" office:value="0" calcext:value-type="float">
            <text:p>0</text:p>
          </table:table-cell>
          <table:table-cell office:value-type="float" office:value="-0.8002182" calcext:value-type="float">
            <text:p>-0.800218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26.27394" calcext:value-type="float">
            <text:p>26.27394</text:p>
          </table:table-cell>
          <table:table-cell office:value-type="float" office:value="448.7883" calcext:value-type="float">
            <text:p>448.7883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532796" calcext:value-type="float">
            <text:p>0.0532796</text:p>
          </table:table-cell>
          <table:table-cell office:value-type="float" office:value="3.477158" calcext:value-type="float">
            <text:p>3.47715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85563" calcext:value-type="float">
            <text:p>0.01585563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56527" calcext:value-type="float">
            <text:p>4.056527</text:p>
          </table:table-cell>
          <table:table-cell office:value-type="float" office:value="-0.3153597" calcext:value-type="float">
            <text:p>-0.3153597</text:p>
          </table:table-cell>
          <table:table-cell office:value-type="float" office:value="-0.221227" calcext:value-type="float">
            <text:p>-0.221227</text:p>
          </table:table-cell>
          <table:table-cell office:value-type="float" office:value="0.000640436" calcext:value-type="float">
            <text:p>0.000640436</text:p>
          </table:table-cell>
          <table:table-cell office:value-type="float" office:value="6.485972" calcext:value-type="float">
            <text:p>6.485972</text:p>
          </table:table-cell>
          <table:table-cell office:value-type="float" office:value="0.04724451" calcext:value-type="float">
            <text:p>0.04724451</text:p>
          </table:table-cell>
          <table:table-cell office:value-type="float" office:value="0.1322801" calcext:value-type="float">
            <text:p>0.1322801</text:p>
          </table:table-cell>
          <table:table-cell office:value-type="float" office:value="0.09232612" calcext:value-type="float">
            <text:p>0.09232612</text:p>
          </table:table-cell>
          <table:table-cell office:value-type="float" office:value="0.07165884" calcext:value-type="float">
            <text:p>0.07165884</text:p>
          </table:table-cell>
          <table:table-cell office:value-type="float" office:value="0.04068514" calcext:value-type="float">
            <text:p>0.04068514</text:p>
          </table:table-cell>
          <table:table-cell office:value-type="float" office:value="0.03256067" calcext:value-type="float">
            <text:p>0.03256067</text:p>
          </table:table-cell>
          <table:table-cell office:value-type="float" office:value="0.02981714" calcext:value-type="float">
            <text:p>0.02981714</text:p>
          </table:table-cell>
          <table:table-cell office:value-type="float" office:value="0.01229165" calcext:value-type="float">
            <text:p>0.01229165</text:p>
          </table:table-cell>
          <table:table-cell office:value-type="float" office:value="0.150163" calcext:value-type="float">
            <text:p>0.150163</text:p>
          </table:table-cell>
          <table:table-cell office:value-type="float" office:value="0.3847717" calcext:value-type="float">
            <text:p>0.3847717</text:p>
          </table:table-cell>
          <table:table-cell office:value-type="float" office:value="0.4057243" calcext:value-type="float">
            <text:p>0.4057243</text:p>
          </table:table-cell>
          <table:table-cell office:value-type="float" office:value="0.3057393" calcext:value-type="float">
            <text:p>0.3057393</text:p>
          </table:table-cell>
          <table:table-cell office:value-type="float" office:value="0.1702819" calcext:value-type="float">
            <text:p>0.1702819</text:p>
          </table:table-cell>
          <table:table-cell office:value-type="float" office:value="0.1524921" calcext:value-type="float">
            <text:p>0.1524921</text:p>
          </table:table-cell>
          <table:table-cell office:value-type="float" office:value="0.05381801" calcext:value-type="float">
            <text:p>0.05381801</text:p>
          </table:table-cell>
          <table:table-cell office:value-type="float" office:value="0.01976523" calcext:value-type="float">
            <text:p>0.01976523</text:p>
          </table:table-cell>
          <table:table-cell office:value-type="float" office:value="10.72346" calcext:value-type="float">
            <text:p>10.72346</text:p>
          </table:table-cell>
          <table:table-cell office:value-type="float" office:value="0" calcext:value-type="float">
            <text:p>0</text:p>
          </table:table-cell>
          <table:table-cell office:value-type="float" office:value="-0.8002942" calcext:value-type="float">
            <text:p>-0.800294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26.25843" calcext:value-type="float">
            <text:p>26.25843</text:p>
          </table:table-cell>
          <table:table-cell office:value-type="float" office:value="448.7832" calcext:value-type="float">
            <text:p>448.783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547228" calcext:value-type="float">
            <text:p>0.0547228</text:p>
          </table:table-cell>
          <table:table-cell office:value-type="float" office:value="3.490488" calcext:value-type="float">
            <text:p>3.49048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88711" calcext:value-type="float">
            <text:p>0.0158871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5867" calcext:value-type="float">
            <text:p>4.05867</text:p>
          </table:table-cell>
          <table:table-cell office:value-type="float" office:value="-0.3156297" calcext:value-type="float">
            <text:p>-0.3156297</text:p>
          </table:table-cell>
          <table:table-cell office:value-type="float" office:value="-0.221211" calcext:value-type="float">
            <text:p>-0.221211</text:p>
          </table:table-cell>
          <table:table-cell office:value-type="float" office:value="0.0006404471" calcext:value-type="float">
            <text:p>0.0006404471</text:p>
          </table:table-cell>
          <table:table-cell office:value-type="float" office:value="6.54723" calcext:value-type="float">
            <text:p>6.54723</text:p>
          </table:table-cell>
          <table:table-cell office:value-type="float" office:value="0.04360646" calcext:value-type="float">
            <text:p>0.04360646</text:p>
          </table:table-cell>
          <table:table-cell office:value-type="float" office:value="0.1324993" calcext:value-type="float">
            <text:p>0.1324993</text:p>
          </table:table-cell>
          <table:table-cell office:value-type="float" office:value="0.09173407" calcext:value-type="float">
            <text:p>0.09173407</text:p>
          </table:table-cell>
          <table:table-cell office:value-type="float" office:value="0.07190033" calcext:value-type="float">
            <text:p>0.07190033</text:p>
          </table:table-cell>
          <table:table-cell office:value-type="float" office:value="0.04130188" calcext:value-type="float">
            <text:p>0.04130188</text:p>
          </table:table-cell>
          <table:table-cell office:value-type="float" office:value="0.03296652" calcext:value-type="float">
            <text:p>0.03296652</text:p>
          </table:table-cell>
          <table:table-cell office:value-type="float" office:value="0.03254193" calcext:value-type="float">
            <text:p>0.03254193</text:p>
          </table:table-cell>
          <table:table-cell office:value-type="float" office:value="0.01309225" calcext:value-type="float">
            <text:p>0.01309225</text:p>
          </table:table-cell>
          <table:table-cell office:value-type="float" office:value="0.1698046" calcext:value-type="float">
            <text:p>0.1698046</text:p>
          </table:table-cell>
          <table:table-cell office:value-type="float" office:value="0.4492179" calcext:value-type="float">
            <text:p>0.4492179</text:p>
          </table:table-cell>
          <table:table-cell office:value-type="float" office:value="0.4750741" calcext:value-type="float">
            <text:p>0.4750741</text:p>
          </table:table-cell>
          <table:table-cell office:value-type="float" office:value="0.3610964" calcext:value-type="float">
            <text:p>0.3610964</text:p>
          </table:table-cell>
          <table:table-cell office:value-type="float" office:value="0.2021748" calcext:value-type="float">
            <text:p>0.2021748</text:p>
          </table:table-cell>
          <table:table-cell office:value-type="float" office:value="0.1801672" calcext:value-type="float">
            <text:p>0.1801672</text:p>
          </table:table-cell>
          <table:table-cell office:value-type="float" office:value="0.06558713" calcext:value-type="float">
            <text:p>0.06558713</text:p>
          </table:table-cell>
          <table:table-cell office:value-type="float" office:value="0.0219988" calcext:value-type="float">
            <text:p>0.0219988</text:p>
          </table:table-cell>
          <table:table-cell office:value-type="float" office:value="11.83003" calcext:value-type="float">
            <text:p>11.83003</text:p>
          </table:table-cell>
          <table:table-cell office:value-type="float" office:value="0" calcext:value-type="float">
            <text:p>0</text:p>
          </table:table-cell>
          <table:table-cell office:value-type="float" office:value="-0.8003623" calcext:value-type="float">
            <text:p>-0.800362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26.24081" calcext:value-type="float">
            <text:p>26.24081</text:p>
          </table:table-cell>
          <table:table-cell office:value-type="float" office:value="448.7798" calcext:value-type="float">
            <text:p>448.779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5579756" calcext:value-type="float">
            <text:p>0.05579756</text:p>
          </table:table-cell>
          <table:table-cell office:value-type="float" office:value="3.504668" calcext:value-type="float">
            <text:p>3.504668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91867" calcext:value-type="float">
            <text:p>0.0159186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60795" calcext:value-type="float">
            <text:p>4.060795</text:p>
          </table:table-cell>
          <table:table-cell office:value-type="float" office:value="-0.3159887" calcext:value-type="float">
            <text:p>-0.3159887</text:p>
          </table:table-cell>
          <table:table-cell office:value-type="float" office:value="-0.221194" calcext:value-type="float">
            <text:p>-0.221194</text:p>
          </table:table-cell>
          <table:table-cell office:value-type="float" office:value="0.0006404583" calcext:value-type="float">
            <text:p>0.0006404583</text:p>
          </table:table-cell>
          <table:table-cell office:value-type="float" office:value="6.621934" calcext:value-type="float">
            <text:p>6.621934</text:p>
          </table:table-cell>
          <table:table-cell office:value-type="float" office:value="0.04102608" calcext:value-type="float">
            <text:p>0.04102608</text:p>
          </table:table-cell>
          <table:table-cell office:value-type="float" office:value="0.1299155" calcext:value-type="float">
            <text:p>0.1299155</text:p>
          </table:table-cell>
          <table:table-cell office:value-type="float" office:value="0.08913511" calcext:value-type="float">
            <text:p>0.08913511</text:p>
          </table:table-cell>
          <table:table-cell office:value-type="float" office:value="0.0709196" calcext:value-type="float">
            <text:p>0.0709196</text:p>
          </table:table-cell>
          <table:table-cell office:value-type="float" office:value="0.04134262" calcext:value-type="float">
            <text:p>0.04134262</text:p>
          </table:table-cell>
          <table:table-cell office:value-type="float" office:value="0.03303076" calcext:value-type="float">
            <text:p>0.03303076</text:p>
          </table:table-cell>
          <table:table-cell office:value-type="float" office:value="0.03479034" calcext:value-type="float">
            <text:p>0.03479034</text:p>
          </table:table-cell>
          <table:table-cell office:value-type="float" office:value="0.01377899" calcext:value-type="float">
            <text:p>0.01377899</text:p>
          </table:table-cell>
          <table:table-cell office:value-type="float" office:value="0.1854915" calcext:value-type="float">
            <text:p>0.1854915</text:p>
          </table:table-cell>
          <table:table-cell office:value-type="float" office:value="0.52549" calcext:value-type="float">
            <text:p>0.52549</text:p>
          </table:table-cell>
          <table:table-cell office:value-type="float" office:value="0.5514467" calcext:value-type="float">
            <text:p>0.5514467</text:p>
          </table:table-cell>
          <table:table-cell office:value-type="float" office:value="0.4203196" calcext:value-type="float">
            <text:p>0.4203196</text:p>
          </table:table-cell>
          <table:table-cell office:value-type="float" office:value="0.2360605" calcext:value-type="float">
            <text:p>0.2360605</text:p>
          </table:table-cell>
          <table:table-cell office:value-type="float" office:value="0.2091091" calcext:value-type="float">
            <text:p>0.2091091</text:p>
          </table:table-cell>
          <table:table-cell office:value-type="float" office:value="0.0765117" calcext:value-type="float">
            <text:p>0.0765117</text:p>
          </table:table-cell>
          <table:table-cell office:value-type="float" office:value="0.02425123" calcext:value-type="float">
            <text:p>0.02425123</text:p>
          </table:table-cell>
          <table:table-cell office:value-type="float" office:value="12.97557" calcext:value-type="float">
            <text:p>12.97557</text:p>
          </table:table-cell>
          <table:table-cell office:value-type="float" office:value="0" calcext:value-type="float">
            <text:p>0</text:p>
          </table:table-cell>
          <table:table-cell office:value-type="float" office:value="-0.8004385" calcext:value-type="float">
            <text:p>-0.800438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26.22231" calcext:value-type="float">
            <text:p>26.22231</text:p>
          </table:table-cell>
          <table:table-cell office:value-type="float" office:value="448.7766" calcext:value-type="float">
            <text:p>448.7766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5632539" calcext:value-type="float">
            <text:p>0.05632539</text:p>
          </table:table-cell>
          <table:table-cell office:value-type="float" office:value="3.52066" calcext:value-type="float">
            <text:p>3.5206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95032" calcext:value-type="float">
            <text:p>0.0159503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62918" calcext:value-type="float">
            <text:p>4.062918</text:p>
          </table:table-cell>
          <table:table-cell office:value-type="float" office:value="-0.3162712" calcext:value-type="float">
            <text:p>-0.3162712</text:p>
          </table:table-cell>
          <table:table-cell office:value-type="float" office:value="-0.2211789" calcext:value-type="float">
            <text:p>-0.2211789</text:p>
          </table:table-cell>
          <table:table-cell office:value-type="float" office:value="0.0006404695" calcext:value-type="float">
            <text:p>0.0006404695</text:p>
          </table:table-cell>
          <table:table-cell office:value-type="float" office:value="6.705151" calcext:value-type="float">
            <text:p>6.705151</text:p>
          </table:table-cell>
          <table:table-cell office:value-type="float" office:value="0.03835672" calcext:value-type="float">
            <text:p>0.03835672</text:p>
          </table:table-cell>
          <table:table-cell office:value-type="float" office:value="0.128546" calcext:value-type="float">
            <text:p>0.128546</text:p>
          </table:table-cell>
          <table:table-cell office:value-type="float" office:value="0.08648512" calcext:value-type="float">
            <text:p>0.08648512</text:p>
          </table:table-cell>
          <table:table-cell office:value-type="float" office:value="0.06934769" calcext:value-type="float">
            <text:p>0.06934769</text:p>
          </table:table-cell>
          <table:table-cell office:value-type="float" office:value="0.04106051" calcext:value-type="float">
            <text:p>0.04106051</text:p>
          </table:table-cell>
          <table:table-cell office:value-type="float" office:value="0.03291737" calcext:value-type="float">
            <text:p>0.03291737</text:p>
          </table:table-cell>
          <table:table-cell office:value-type="float" office:value="0.03666995" calcext:value-type="float">
            <text:p>0.03666995</text:p>
          </table:table-cell>
          <table:table-cell office:value-type="float" office:value="0.01438926" calcext:value-type="float">
            <text:p>0.01438926</text:p>
          </table:table-cell>
          <table:table-cell office:value-type="float" office:value="0.1882478" calcext:value-type="float">
            <text:p>0.1882478</text:p>
          </table:table-cell>
          <table:table-cell office:value-type="float" office:value="0.6307043" calcext:value-type="float">
            <text:p>0.6307043</text:p>
          </table:table-cell>
          <table:table-cell office:value-type="float" office:value="0.6441275" calcext:value-type="float">
            <text:p>0.6441275</text:p>
          </table:table-cell>
          <table:table-cell office:value-type="float" office:value="0.4844267" calcext:value-type="float">
            <text:p>0.4844267</text:p>
          </table:table-cell>
          <table:table-cell office:value-type="float" office:value="0.2725876" calcext:value-type="float">
            <text:p>0.2725876</text:p>
          </table:table-cell>
          <table:table-cell office:value-type="float" office:value="0.2403392" calcext:value-type="float">
            <text:p>0.2403392</text:p>
          </table:table-cell>
          <table:table-cell office:value-type="float" office:value="0.08680141" calcext:value-type="float">
            <text:p>0.08680141</text:p>
          </table:table-cell>
          <table:table-cell office:value-type="float" office:value="0.02661326" calcext:value-type="float">
            <text:p>0.02661326</text:p>
          </table:table-cell>
          <table:table-cell office:value-type="float" office:value="13.44691" calcext:value-type="float">
            <text:p>13.44691</text:p>
          </table:table-cell>
          <table:table-cell office:value-type="float" office:value="0" calcext:value-type="float">
            <text:p>0</text:p>
          </table:table-cell>
          <table:table-cell office:value-type="float" office:value="-0.800519" calcext:value-type="float">
            <text:p>-0.8005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26.20554" calcext:value-type="float">
            <text:p>26.20554</text:p>
          </table:table-cell>
          <table:table-cell office:value-type="float" office:value="448.7737" calcext:value-type="float">
            <text:p>448.7737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5679995" calcext:value-type="float">
            <text:p>0.05679995</text:p>
          </table:table-cell>
          <table:table-cell office:value-type="float" office:value="3.534315" calcext:value-type="float">
            <text:p>3.53431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598197" calcext:value-type="float">
            <text:p>0.0159819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65045" calcext:value-type="float">
            <text:p>4.065045</text:p>
          </table:table-cell>
          <table:table-cell office:value-type="float" office:value="-0.3165389" calcext:value-type="float">
            <text:p>-0.3165389</text:p>
          </table:table-cell>
          <table:table-cell office:value-type="float" office:value="-0.2211624" calcext:value-type="float">
            <text:p>-0.2211624</text:p>
          </table:table-cell>
          <table:table-cell office:value-type="float" office:value="0.0006404807" calcext:value-type="float">
            <text:p>0.0006404807</text:p>
          </table:table-cell>
          <table:table-cell office:value-type="float" office:value="6.779407" calcext:value-type="float">
            <text:p>6.779407</text:p>
          </table:table-cell>
          <table:table-cell office:value-type="float" office:value="0.04025017" calcext:value-type="float">
            <text:p>0.04025017</text:p>
          </table:table-cell>
          <table:table-cell office:value-type="float" office:value="0.1225205" calcext:value-type="float">
            <text:p>0.1225205</text:p>
          </table:table-cell>
          <table:table-cell office:value-type="float" office:value="0.08376082" calcext:value-type="float">
            <text:p>0.08376082</text:p>
          </table:table-cell>
          <table:table-cell office:value-type="float" office:value="0.06792289" calcext:value-type="float">
            <text:p>0.06792289</text:p>
          </table:table-cell>
          <table:table-cell office:value-type="float" office:value="0.04075998" calcext:value-type="float">
            <text:p>0.04075998</text:p>
          </table:table-cell>
          <table:table-cell office:value-type="float" office:value="0.03280308" calcext:value-type="float">
            <text:p>0.03280308</text:p>
          </table:table-cell>
          <table:table-cell office:value-type="float" office:value="0.03816664" calcext:value-type="float">
            <text:p>0.03816664</text:p>
          </table:table-cell>
          <table:table-cell office:value-type="float" office:value="0.01492325" calcext:value-type="float">
            <text:p>0.01492325</text:p>
          </table:table-cell>
          <table:table-cell office:value-type="float" office:value="0.1940586" calcext:value-type="float">
            <text:p>0.1940586</text:p>
          </table:table-cell>
          <table:table-cell office:value-type="float" office:value="0.6675275" calcext:value-type="float">
            <text:p>0.6675275</text:p>
          </table:table-cell>
          <table:table-cell office:value-type="float" office:value="0.7208257" calcext:value-type="float">
            <text:p>0.7208257</text:p>
          </table:table-cell>
          <table:table-cell office:value-type="float" office:value="0.5464572" calcext:value-type="float">
            <text:p>0.5464572</text:p>
          </table:table-cell>
          <table:table-cell office:value-type="float" office:value="0.3079602" calcext:value-type="float">
            <text:p>0.3079602</text:p>
          </table:table-cell>
          <table:table-cell office:value-type="float" office:value="0.2705066" calcext:value-type="float">
            <text:p>0.2705066</text:p>
          </table:table-cell>
          <table:table-cell office:value-type="float" office:value="0.09610345" calcext:value-type="float">
            <text:p>0.09610345</text:p>
          </table:table-cell>
          <table:table-cell office:value-type="float" office:value="0.02901401" calcext:value-type="float">
            <text:p>0.02901401</text:p>
          </table:table-cell>
          <table:table-cell office:value-type="float" office:value="13.97748" calcext:value-type="float">
            <text:p>13.97748</text:p>
          </table:table-cell>
          <table:table-cell office:value-type="float" office:value="0" calcext:value-type="float">
            <text:p>0</text:p>
          </table:table-cell>
          <table:table-cell office:value-type="float" office:value="-0.8005914" calcext:value-type="float">
            <text:p>-0.80059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26.19111" calcext:value-type="float">
            <text:p>26.19111</text:p>
          </table:table-cell>
          <table:table-cell office:value-type="float" office:value="448.7698" calcext:value-type="float">
            <text:p>448.769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5754241" calcext:value-type="float">
            <text:p>0.05754241</text:p>
          </table:table-cell>
          <table:table-cell office:value-type="float" office:value="3.546343" calcext:value-type="float">
            <text:p>3.54634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01362" calcext:value-type="float">
            <text:p>0.0160136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67177" calcext:value-type="float">
            <text:p>4.067177</text:p>
          </table:table-cell>
          <table:table-cell office:value-type="float" office:value="-0.3168155" calcext:value-type="float">
            <text:p>-0.3168155</text:p>
          </table:table-cell>
          <table:table-cell office:value-type="float" office:value="-0.2211427" calcext:value-type="float">
            <text:p>-0.2211427</text:p>
          </table:table-cell>
          <table:table-cell office:value-type="float" office:value="0.0006404918" calcext:value-type="float">
            <text:p>0.0006404918</text:p>
          </table:table-cell>
          <table:table-cell office:value-type="float" office:value="6.835154" calcext:value-type="float">
            <text:p>6.835154</text:p>
          </table:table-cell>
          <table:table-cell office:value-type="float" office:value="0.04205865" calcext:value-type="float">
            <text:p>0.04205865</text:p>
          </table:table-cell>
          <table:table-cell office:value-type="float" office:value="0.1197985" calcext:value-type="float">
            <text:p>0.1197985</text:p>
          </table:table-cell>
          <table:table-cell office:value-type="float" office:value="0.08141593" calcext:value-type="float">
            <text:p>0.08141593</text:p>
          </table:table-cell>
          <table:table-cell office:value-type="float" office:value="0.06665275" calcext:value-type="float">
            <text:p>0.06665275</text:p>
          </table:table-cell>
          <table:table-cell office:value-type="float" office:value="0.04057225" calcext:value-type="float">
            <text:p>0.04057225</text:p>
          </table:table-cell>
          <table:table-cell office:value-type="float" office:value="0.03277405" calcext:value-type="float">
            <text:p>0.03277405</text:p>
          </table:table-cell>
          <table:table-cell office:value-type="float" office:value="0.03939274" calcext:value-type="float">
            <text:p>0.03939274</text:p>
          </table:table-cell>
          <table:table-cell office:value-type="float" office:value="0.01538787" calcext:value-type="float">
            <text:p>0.01538787</text:p>
          </table:table-cell>
          <table:table-cell office:value-type="float" office:value="0.1988479" calcext:value-type="float">
            <text:p>0.1988479</text:p>
          </table:table-cell>
          <table:table-cell office:value-type="float" office:value="0.7326187" calcext:value-type="float">
            <text:p>0.7326187</text:p>
          </table:table-cell>
          <table:table-cell office:value-type="float" office:value="0.7782237" calcext:value-type="float">
            <text:p>0.7782237</text:p>
          </table:table-cell>
          <table:table-cell office:value-type="float" office:value="0.5983428" calcext:value-type="float">
            <text:p>0.5983428</text:p>
          </table:table-cell>
          <table:table-cell office:value-type="float" office:value="0.3408471" calcext:value-type="float">
            <text:p>0.3408471</text:p>
          </table:table-cell>
          <table:table-cell office:value-type="float" office:value="0.298499" calcext:value-type="float">
            <text:p>0.298499</text:p>
          </table:table-cell>
          <table:table-cell office:value-type="float" office:value="0.1050011" calcext:value-type="float">
            <text:p>0.1050011</text:p>
          </table:table-cell>
          <table:table-cell office:value-type="float" office:value="0.03140167" calcext:value-type="float">
            <text:p>0.03140167</text:p>
          </table:table-cell>
          <table:table-cell office:value-type="float" office:value="14.8365" calcext:value-type="float">
            <text:p>14.8365</text:p>
          </table:table-cell>
          <table:table-cell office:value-type="float" office:value="0" calcext:value-type="float">
            <text:p>0</text:p>
          </table:table-cell>
          <table:table-cell office:value-type="float" office:value="-0.8006499" calcext:value-type="float">
            <text:p>-0.80064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26.17665" calcext:value-type="float">
            <text:p>26.17665</text:p>
          </table:table-cell>
          <table:table-cell office:value-type="float" office:value="448.7639" calcext:value-type="float">
            <text:p>448.7639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003438" calcext:value-type="float">
            <text:p>0.06003438</text:p>
          </table:table-cell>
          <table:table-cell office:value-type="float" office:value="3.558912" calcext:value-type="float">
            <text:p>3.55891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04529" calcext:value-type="float">
            <text:p>0.0160452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6937" calcext:value-type="float">
            <text:p>4.06937</text:p>
          </table:table-cell>
          <table:table-cell office:value-type="float" office:value="-0.3170066" calcext:value-type="float">
            <text:p>-0.3170066</text:p>
          </table:table-cell>
          <table:table-cell office:value-type="float" office:value="-0.2211182" calcext:value-type="float">
            <text:p>-0.2211182</text:p>
          </table:table-cell>
          <table:table-cell office:value-type="float" office:value="0.0006405034" calcext:value-type="float">
            <text:p>0.0006405034</text:p>
          </table:table-cell>
          <table:table-cell office:value-type="float" office:value="6.865554" calcext:value-type="float">
            <text:p>6.865554</text:p>
          </table:table-cell>
          <table:table-cell office:value-type="float" office:value="0.07327229" calcext:value-type="float">
            <text:p>0.07327229</text:p>
          </table:table-cell>
          <table:table-cell office:value-type="float" office:value="0.1193592" calcext:value-type="float">
            <text:p>0.1193592</text:p>
          </table:table-cell>
          <table:table-cell office:value-type="float" office:value="0.07976714" calcext:value-type="float">
            <text:p>0.07976714</text:p>
          </table:table-cell>
          <table:table-cell office:value-type="float" office:value="0.06556956" calcext:value-type="float">
            <text:p>0.06556956</text:p>
          </table:table-cell>
          <table:table-cell office:value-type="float" office:value="0.04040627" calcext:value-type="float">
            <text:p>0.04040627</text:p>
          </table:table-cell>
          <table:table-cell office:value-type="float" office:value="0.03276922" calcext:value-type="float">
            <text:p>0.03276922</text:p>
          </table:table-cell>
          <table:table-cell office:value-type="float" office:value="0.04041281" calcext:value-type="float">
            <text:p>0.04041281</text:p>
          </table:table-cell>
          <table:table-cell office:value-type="float" office:value="0.01579135" calcext:value-type="float">
            <text:p>0.01579135</text:p>
          </table:table-cell>
          <table:table-cell office:value-type="float" office:value="0.19925" calcext:value-type="float">
            <text:p>0.19925</text:p>
          </table:table-cell>
          <table:table-cell office:value-type="float" office:value="0.8139445" calcext:value-type="float">
            <text:p>0.8139445</text:p>
          </table:table-cell>
          <table:table-cell office:value-type="float" office:value="0.842833" calcext:value-type="float">
            <text:p>0.842833</text:p>
          </table:table-cell>
          <table:table-cell office:value-type="float" office:value="0.6457247" calcext:value-type="float">
            <text:p>0.6457247</text:p>
          </table:table-cell>
          <table:table-cell office:value-type="float" office:value="0.3709953" calcext:value-type="float">
            <text:p>0.3709953</text:p>
          </table:table-cell>
          <table:table-cell office:value-type="float" office:value="0.3237159" calcext:value-type="float">
            <text:p>0.3237159</text:p>
          </table:table-cell>
          <table:table-cell office:value-type="float" office:value="0.1135391" calcext:value-type="float">
            <text:p>0.1135391</text:p>
          </table:table-cell>
          <table:table-cell office:value-type="float" office:value="0.03374001" calcext:value-type="float">
            <text:p>0.03374001</text:p>
          </table:table-cell>
          <table:table-cell office:value-type="float" office:value="17.76697" calcext:value-type="float">
            <text:p>17.76697</text:p>
          </table:table-cell>
          <table:table-cell office:value-type="float" office:value="0" calcext:value-type="float">
            <text:p>0</text:p>
          </table:table-cell>
          <table:table-cell office:value-type="float" office:value="-0.8006933" calcext:value-type="float">
            <text:p>-0.800693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26.14806" calcext:value-type="float">
            <text:p>26.14806</text:p>
          </table:table-cell>
          <table:table-cell office:value-type="float" office:value="448.7594" calcext:value-type="float">
            <text:p>448.759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418416" calcext:value-type="float">
            <text:p>0.07418416</text:p>
          </table:table-cell>
          <table:table-cell office:value-type="float" office:value="3.572567" calcext:value-type="float">
            <text:p>3.572567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07712" calcext:value-type="float">
            <text:p>0.01607712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71569" calcext:value-type="float">
            <text:p>4.071569</text:p>
          </table:table-cell>
          <table:table-cell office:value-type="float" office:value="-0.3171315" calcext:value-type="float">
            <text:p>-0.3171315</text:p>
          </table:table-cell>
          <table:table-cell office:value-type="float" office:value="-0.2210954" calcext:value-type="float">
            <text:p>-0.2210954</text:p>
          </table:table-cell>
          <table:table-cell office:value-type="float" office:value="0.0006405145" calcext:value-type="float">
            <text:p>0.0006405145</text:p>
          </table:table-cell>
          <table:table-cell office:value-type="float" office:value="6.861461" calcext:value-type="float">
            <text:p>6.861461</text:p>
          </table:table-cell>
          <table:table-cell office:value-type="float" office:value="0.1568038" calcext:value-type="float">
            <text:p>0.1568038</text:p>
          </table:table-cell>
          <table:table-cell office:value-type="float" office:value="0.1197731" calcext:value-type="float">
            <text:p>0.1197731</text:p>
          </table:table-cell>
          <table:table-cell office:value-type="float" office:value="0.07820469" calcext:value-type="float">
            <text:p>0.07820469</text:p>
          </table:table-cell>
          <table:table-cell office:value-type="float" office:value="0.06454782" calcext:value-type="float">
            <text:p>0.06454782</text:p>
          </table:table-cell>
          <table:table-cell office:value-type="float" office:value="0.04024803" calcext:value-type="float">
            <text:p>0.04024803</text:p>
          </table:table-cell>
          <table:table-cell office:value-type="float" office:value="0.03275414" calcext:value-type="float">
            <text:p>0.03275414</text:p>
          </table:table-cell>
          <table:table-cell office:value-type="float" office:value="0.04127339" calcext:value-type="float">
            <text:p>0.04127339</text:p>
          </table:table-cell>
          <table:table-cell office:value-type="float" office:value="0.01614361" calcext:value-type="float">
            <text:p>0.01614361</text:p>
          </table:table-cell>
          <table:table-cell office:value-type="float" office:value="0.2674298" calcext:value-type="float">
            <text:p>0.2674298</text:p>
          </table:table-cell>
          <table:table-cell office:value-type="float" office:value="0.8993011" calcext:value-type="float">
            <text:p>0.8993011</text:p>
          </table:table-cell>
          <table:table-cell office:value-type="float" office:value="0.9117969" calcext:value-type="float">
            <text:p>0.9117969</text:p>
          </table:table-cell>
          <table:table-cell office:value-type="float" office:value="0.6938983" calcext:value-type="float">
            <text:p>0.6938983</text:p>
          </table:table-cell>
          <table:table-cell office:value-type="float" office:value="0.4007352" calcext:value-type="float">
            <text:p>0.4007352</text:p>
          </table:table-cell>
          <table:table-cell office:value-type="float" office:value="0.3474226" calcext:value-type="float">
            <text:p>0.3474226</text:p>
          </table:table-cell>
          <table:table-cell office:value-type="float" office:value="0.1218128" calcext:value-type="float">
            <text:p>0.1218128</text:p>
          </table:table-cell>
          <table:table-cell office:value-type="float" office:value="0.03602372" calcext:value-type="float">
            <text:p>0.03602372</text:p>
          </table:table-cell>
          <table:table-cell office:value-type="float" office:value="38.0656" calcext:value-type="float">
            <text:p>38.0656</text:p>
          </table:table-cell>
          <table:table-cell office:value-type="float" office:value="0" calcext:value-type="float">
            <text:p>0</text:p>
          </table:table-cell>
          <table:table-cell office:value-type="float" office:value="-0.8007312" calcext:value-type="float">
            <text:p>-0.80073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26.11911" calcext:value-type="float">
            <text:p>26.11911</text:p>
          </table:table-cell>
          <table:table-cell office:value-type="float" office:value="448.7549" calcext:value-type="float">
            <text:p>448.7549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8908775" calcext:value-type="float">
            <text:p>0.08908775</text:p>
          </table:table-cell>
          <table:table-cell office:value-type="float" office:value="3.585835" calcext:value-type="float">
            <text:p>3.585835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10895" calcext:value-type="float">
            <text:p>0.0161089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73751" calcext:value-type="float">
            <text:p>4.073751</text:p>
          </table:table-cell>
          <table:table-cell office:value-type="float" office:value="-0.3172425" calcext:value-type="float">
            <text:p>-0.3172425</text:p>
          </table:table-cell>
          <table:table-cell office:value-type="float" office:value="-0.2210722" calcext:value-type="float">
            <text:p>-0.2210722</text:p>
          </table:table-cell>
          <table:table-cell office:value-type="float" office:value="0.0006405257" calcext:value-type="float">
            <text:p>0.0006405257</text:p>
          </table:table-cell>
          <table:table-cell office:value-type="float" office:value="6.855781" calcext:value-type="float">
            <text:p>6.855781</text:p>
          </table:table-cell>
          <table:table-cell office:value-type="float" office:value="0.2880299" calcext:value-type="float">
            <text:p>0.2880299</text:p>
          </table:table-cell>
          <table:table-cell office:value-type="float" office:value="0.1210249" calcext:value-type="float">
            <text:p>0.1210249</text:p>
          </table:table-cell>
          <table:table-cell office:value-type="float" office:value="0.07653892" calcext:value-type="float">
            <text:p>0.07653892</text:p>
          </table:table-cell>
          <table:table-cell office:value-type="float" office:value="0.06349875" calcext:value-type="float">
            <text:p>0.06349875</text:p>
          </table:table-cell>
          <table:table-cell office:value-type="float" office:value="0.04004581" calcext:value-type="float">
            <text:p>0.04004581</text:p>
          </table:table-cell>
          <table:table-cell office:value-type="float" office:value="0.03269722" calcext:value-type="float">
            <text:p>0.03269722</text:p>
          </table:table-cell>
          <table:table-cell office:value-type="float" office:value="0.04201058" calcext:value-type="float">
            <text:p>0.04201058</text:p>
          </table:table-cell>
          <table:table-cell office:value-type="float" office:value="0.01645306" calcext:value-type="float">
            <text:p>0.01645306</text:p>
          </table:table-cell>
          <table:table-cell office:value-type="float" office:value="0.3126833" calcext:value-type="float">
            <text:p>0.3126833</text:p>
          </table:table-cell>
          <table:table-cell office:value-type="float" office:value="0.9903038" calcext:value-type="float">
            <text:p>0.9903038</text:p>
          </table:table-cell>
          <table:table-cell office:value-type="float" office:value="0.9800898" calcext:value-type="float">
            <text:p>0.9800898</text:p>
          </table:table-cell>
          <table:table-cell office:value-type="float" office:value="0.7432383" calcext:value-type="float">
            <text:p>0.7432383</text:p>
          </table:table-cell>
          <table:table-cell office:value-type="float" office:value="0.4304803" calcext:value-type="float">
            <text:p>0.4304803</text:p>
          </table:table-cell>
          <table:table-cell office:value-type="float" office:value="0.3707783" calcext:value-type="float">
            <text:p>0.3707783</text:p>
          </table:table-cell>
          <table:table-cell office:value-type="float" office:value="0.1300753" calcext:value-type="float">
            <text:p>0.1300753</text:p>
          </table:table-cell>
          <table:table-cell office:value-type="float" office:value="0.03828159" calcext:value-type="float">
            <text:p>0.03828159</text:p>
          </table:table-cell>
          <table:table-cell office:value-type="float" office:value="58.65569" calcext:value-type="float">
            <text:p>58.65569</text:p>
          </table:table-cell>
          <table:table-cell office:value-type="float" office:value="0" calcext:value-type="float">
            <text:p>0</text:p>
          </table:table-cell>
          <table:table-cell office:value-type="float" office:value="-0.8007681" calcext:value-type="float">
            <text:p>-0.80076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26.10405" calcext:value-type="float">
            <text:p>26.10405</text:p>
          </table:table-cell>
          <table:table-cell office:value-type="float" office:value="448.7484" calcext:value-type="float">
            <text:p>448.748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936598" calcext:value-type="float">
            <text:p>0.0936598</text:p>
          </table:table-cell>
          <table:table-cell office:value-type="float" office:value="3.597856" calcext:value-type="float">
            <text:p>3.597856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14078" calcext:value-type="float">
            <text:p>0.0161407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75927" calcext:value-type="float">
            <text:p>4.075927</text:p>
          </table:table-cell>
          <table:table-cell office:value-type="float" office:value="-0.3173704" calcext:value-type="float">
            <text:p>-0.3173704</text:p>
          </table:table-cell>
          <table:table-cell office:value-type="float" office:value="-0.2210464" calcext:value-type="float">
            <text:p>-0.2210464</text:p>
          </table:table-cell>
          <table:table-cell office:value-type="float" office:value="0.0006405356" calcext:value-type="float">
            <text:p>0.0006405356</text:p>
          </table:table-cell>
          <table:table-cell office:value-type="float" office:value="6.880315" calcext:value-type="float">
            <text:p>6.880315</text:p>
          </table:table-cell>
          <table:table-cell office:value-type="float" office:value="0.3587398" calcext:value-type="float">
            <text:p>0.3587398</text:p>
          </table:table-cell>
          <table:table-cell office:value-type="float" office:value="0.1222691" calcext:value-type="float">
            <text:p>0.1222691</text:p>
          </table:table-cell>
          <table:table-cell office:value-type="float" office:value="0.075273" calcext:value-type="float">
            <text:p>0.075273</text:p>
          </table:table-cell>
          <table:table-cell office:value-type="float" office:value="0.06268961" calcext:value-type="float">
            <text:p>0.06268961</text:p>
          </table:table-cell>
          <table:table-cell office:value-type="float" office:value="0.0398912" calcext:value-type="float">
            <text:p>0.0398912</text:p>
          </table:table-cell>
          <table:table-cell office:value-type="float" office:value="0.03265496" calcext:value-type="float">
            <text:p>0.03265496</text:p>
          </table:table-cell>
          <table:table-cell office:value-type="float" office:value="0.04264715" calcext:value-type="float">
            <text:p>0.04264715</text:p>
          </table:table-cell>
          <table:table-cell office:value-type="float" office:value="0.0167271" calcext:value-type="float">
            <text:p>0.0167271</text:p>
          </table:table-cell>
          <table:table-cell office:value-type="float" office:value="0.3342995" calcext:value-type="float">
            <text:p>0.3342995</text:p>
          </table:table-cell>
          <table:table-cell office:value-type="float" office:value="1.067878" calcext:value-type="float">
            <text:p>1.067878</text:p>
          </table:table-cell>
          <table:table-cell office:value-type="float" office:value="1.042342" calcext:value-type="float">
            <text:p>1.042342</text:p>
          </table:table-cell>
          <table:table-cell office:value-type="float" office:value="0.7905632" calcext:value-type="float">
            <text:p>0.7905632</text:p>
          </table:table-cell>
          <table:table-cell office:value-type="float" office:value="0.459579" calcext:value-type="float">
            <text:p>0.459579</text:p>
          </table:table-cell>
          <table:table-cell office:value-type="float" office:value="0.3935744" calcext:value-type="float">
            <text:p>0.3935744</text:p>
          </table:table-cell>
          <table:table-cell office:value-type="float" office:value="0.1383136" calcext:value-type="float">
            <text:p>0.1383136</text:p>
          </table:table-cell>
          <table:table-cell office:value-type="float" office:value="0.04052915" calcext:value-type="float">
            <text:p>0.04052915</text:p>
          </table:table-cell>
          <table:table-cell office:value-type="float" office:value="64.12572" calcext:value-type="float">
            <text:p>64.12572</text:p>
          </table:table-cell>
          <table:table-cell office:value-type="float" office:value="0" calcext:value-type="float">
            <text:p>0</text:p>
          </table:table-cell>
          <table:table-cell office:value-type="float" office:value="-0.8008041" calcext:value-type="float">
            <text:p>-0.800804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26.08677" calcext:value-type="float">
            <text:p>26.08677</text:p>
          </table:table-cell>
          <table:table-cell office:value-type="float" office:value="448.7423" calcext:value-type="float">
            <text:p>448.7423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1001574" calcext:value-type="float">
            <text:p>0.1001574</text:p>
          </table:table-cell>
          <table:table-cell office:value-type="float" office:value="3.60932" calcext:value-type="float">
            <text:p>3.60932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17261" calcext:value-type="float">
            <text:p>0.01617261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78105" calcext:value-type="float">
            <text:p>4.078105</text:p>
          </table:table-cell>
          <table:table-cell office:value-type="float" office:value="-0.3174591" calcext:value-type="float">
            <text:p>-0.3174591</text:p>
          </table:table-cell>
          <table:table-cell office:value-type="float" office:value="-0.221021" calcext:value-type="float">
            <text:p>-0.221021</text:p>
          </table:table-cell>
          <table:table-cell office:value-type="float" office:value="0.0006405411" calcext:value-type="float">
            <text:p>0.0006405411</text:p>
          </table:table-cell>
          <table:table-cell office:value-type="float" office:value="6.891975" calcext:value-type="float">
            <text:p>6.891975</text:p>
          </table:table-cell>
          <table:table-cell office:value-type="float" office:value="0.4152855" calcext:value-type="float">
            <text:p>0.4152855</text:p>
          </table:table-cell>
          <table:table-cell office:value-type="float" office:value="0.1233248" calcext:value-type="float">
            <text:p>0.1233248</text:p>
          </table:table-cell>
          <table:table-cell office:value-type="float" office:value="0.07425565" calcext:value-type="float">
            <text:p>0.07425565</text:p>
          </table:table-cell>
          <table:table-cell office:value-type="float" office:value="0.0620197" calcext:value-type="float">
            <text:p>0.0620197</text:p>
          </table:table-cell>
          <table:table-cell office:value-type="float" office:value="0.03982068" calcext:value-type="float">
            <text:p>0.03982068</text:p>
          </table:table-cell>
          <table:table-cell office:value-type="float" office:value="0.03267357" calcext:value-type="float">
            <text:p>0.03267357</text:p>
          </table:table-cell>
          <table:table-cell office:value-type="float" office:value="0.04320766" calcext:value-type="float">
            <text:p>0.04320766</text:p>
          </table:table-cell>
          <table:table-cell office:value-type="float" office:value="0.01696669" calcext:value-type="float">
            <text:p>0.01696669</text:p>
          </table:table-cell>
          <table:table-cell office:value-type="float" office:value="0.375458" calcext:value-type="float">
            <text:p>0.375458</text:p>
          </table:table-cell>
          <table:table-cell office:value-type="float" office:value="1.141224" calcext:value-type="float">
            <text:p>1.141224</text:p>
          </table:table-cell>
          <table:table-cell office:value-type="float" office:value="1.096963" calcext:value-type="float">
            <text:p>1.096963</text:p>
          </table:table-cell>
          <table:table-cell office:value-type="float" office:value="0.8335369" calcext:value-type="float">
            <text:p>0.8335369</text:p>
          </table:table-cell>
          <table:table-cell office:value-type="float" office:value="0.4867356" calcext:value-type="float">
            <text:p>0.4867356</text:p>
          </table:table-cell>
          <table:table-cell office:value-type="float" office:value="0.4150374" calcext:value-type="float">
            <text:p>0.4150374</text:p>
          </table:table-cell>
          <table:table-cell office:value-type="float" office:value="0.1462532" calcext:value-type="float">
            <text:p>0.1462532</text:p>
          </table:table-cell>
          <table:table-cell office:value-type="float" office:value="0.04271769" calcext:value-type="float">
            <text:p>0.04271769</text:p>
          </table:table-cell>
          <table:table-cell office:value-type="float" office:value="72.90108" calcext:value-type="float">
            <text:p>72.90108</text:p>
          </table:table-cell>
          <table:table-cell office:value-type="float" office:value="0" calcext:value-type="float">
            <text:p>0</text:p>
          </table:table-cell>
          <table:table-cell office:value-type="float" office:value="-0.8008369" calcext:value-type="float">
            <text:p>-0.800836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26.08042" calcext:value-type="float">
            <text:p>26.08042</text:p>
          </table:table-cell>
          <table:table-cell office:value-type="float" office:value="448.7381" calcext:value-type="float">
            <text:p>448.7381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9983166" calcext:value-type="float">
            <text:p>0.09983166</text:p>
          </table:table-cell>
          <table:table-cell office:value-type="float" office:value="3.614973" calcext:value-type="float">
            <text:p>3.61497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20455" calcext:value-type="float">
            <text:p>0.01620455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80284" calcext:value-type="float">
            <text:p>4.080284</text:p>
          </table:table-cell>
          <table:table-cell office:value-type="float" office:value="-0.3175406" calcext:value-type="float">
            <text:p>-0.3175406</text:p>
          </table:table-cell>
          <table:table-cell office:value-type="float" office:value="-0.2210037" calcext:value-type="float">
            <text:p>-0.2210037</text:p>
          </table:table-cell>
          <table:table-cell office:value-type="float" office:value="0.0006405467" calcext:value-type="float">
            <text:p>0.0006405467</text:p>
          </table:table-cell>
          <table:table-cell office:value-type="float" office:value="6.931602" calcext:value-type="float">
            <text:p>6.931602</text:p>
          </table:table-cell>
          <table:table-cell office:value-type="float" office:value="0.3112557" calcext:value-type="float">
            <text:p>0.3112557</text:p>
          </table:table-cell>
          <table:table-cell office:value-type="float" office:value="0.1327803" calcext:value-type="float">
            <text:p>0.1327803</text:p>
          </table:table-cell>
          <table:table-cell office:value-type="float" office:value="0.07640392" calcext:value-type="float">
            <text:p>0.07640392</text:p>
          </table:table-cell>
          <table:table-cell office:value-type="float" office:value="0.06197162" calcext:value-type="float">
            <text:p>0.06197162</text:p>
          </table:table-cell>
          <table:table-cell office:value-type="float" office:value="0.0398891" calcext:value-type="float">
            <text:p>0.0398891</text:p>
          </table:table-cell>
          <table:table-cell office:value-type="float" office:value="0.0327989" calcext:value-type="float">
            <text:p>0.0327989</text:p>
          </table:table-cell>
          <table:table-cell office:value-type="float" office:value="0.04372762" calcext:value-type="float">
            <text:p>0.04372762</text:p>
          </table:table-cell>
          <table:table-cell office:value-type="float" office:value="0.01717562" calcext:value-type="float">
            <text:p>0.01717562</text:p>
          </table:table-cell>
          <table:table-cell office:value-type="float" office:value="0.2743923" calcext:value-type="float">
            <text:p>0.2743923</text:p>
          </table:table-cell>
          <table:table-cell office:value-type="float" office:value="1.022648" calcext:value-type="float">
            <text:p>1.022648</text:p>
          </table:table-cell>
          <table:table-cell office:value-type="float" office:value="1.185644" calcext:value-type="float">
            <text:p>1.185644</text:p>
          </table:table-cell>
          <table:table-cell office:value-type="float" office:value="0.8790531" calcext:value-type="float">
            <text:p>0.8790531</text:p>
          </table:table-cell>
          <table:table-cell office:value-type="float" office:value="0.5109319" calcext:value-type="float">
            <text:p>0.5109319</text:p>
          </table:table-cell>
          <table:table-cell office:value-type="float" office:value="0.4340079" calcext:value-type="float">
            <text:p>0.4340079</text:p>
          </table:table-cell>
          <table:table-cell office:value-type="float" office:value="0.1536355" calcext:value-type="float">
            <text:p>0.1536355</text:p>
          </table:table-cell>
          <table:table-cell office:value-type="float" office:value="0.04481455" calcext:value-type="float">
            <text:p>0.04481455</text:p>
          </table:table-cell>
          <table:table-cell office:value-type="float" office:value="73.5186" calcext:value-type="float">
            <text:p>73.5186</text:p>
          </table:table-cell>
          <table:table-cell office:value-type="float" office:value="0" calcext:value-type="float">
            <text:p>0</text:p>
          </table:table-cell>
          <table:table-cell office:value-type="float" office:value="-0.8008666" calcext:value-type="float">
            <text:p>-0.800866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26.07528" calcext:value-type="float">
            <text:p>26.07528</text:p>
          </table:table-cell>
          <table:table-cell office:value-type="float" office:value="448.735" calcext:value-type="float">
            <text:p>448.73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1000642" calcext:value-type="float">
            <text:p>0.1000642</text:p>
          </table:table-cell>
          <table:table-cell office:value-type="float" office:value="3.618249" calcext:value-type="float">
            <text:p>3.61824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23656" calcext:value-type="float">
            <text:p>0.01623656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82392" calcext:value-type="float">
            <text:p>4.082392</text:p>
          </table:table-cell>
          <table:table-cell office:value-type="float" office:value="-0.3176191" calcext:value-type="float">
            <text:p>-0.3176191</text:p>
          </table:table-cell>
          <table:table-cell office:value-type="float" office:value="-0.2209923" calcext:value-type="float">
            <text:p>-0.2209923</text:p>
          </table:table-cell>
          <table:table-cell office:value-type="float" office:value="0.0006405523" calcext:value-type="float">
            <text:p>0.0006405523</text:p>
          </table:table-cell>
          <table:table-cell office:value-type="float" office:value="6.959265" calcext:value-type="float">
            <text:p>6.959265</text:p>
          </table:table-cell>
          <table:table-cell office:value-type="float" office:value="0.2662825" calcext:value-type="float">
            <text:p>0.2662825</text:p>
          </table:table-cell>
          <table:table-cell office:value-type="float" office:value="0.1236048" calcext:value-type="float">
            <text:p>0.1236048</text:p>
          </table:table-cell>
          <table:table-cell office:value-type="float" office:value="0.07592201" calcext:value-type="float">
            <text:p>0.07592201</text:p>
          </table:table-cell>
          <table:table-cell office:value-type="float" office:value="0.06263995" calcext:value-type="float">
            <text:p>0.06263995</text:p>
          </table:table-cell>
          <table:table-cell office:value-type="float" office:value="0.04027757" calcext:value-type="float">
            <text:p>0.04027757</text:p>
          </table:table-cell>
          <table:table-cell office:value-type="float" office:value="0.03331092" calcext:value-type="float">
            <text:p>0.03331092</text:p>
          </table:table-cell>
          <table:table-cell office:value-type="float" office:value="0.04421275" calcext:value-type="float">
            <text:p>0.04421275</text:p>
          </table:table-cell>
          <table:table-cell office:value-type="float" office:value="0.01735278" calcext:value-type="float">
            <text:p>0.01735278</text:p>
          </table:table-cell>
          <table:table-cell office:value-type="float" office:value="0.3839737" calcext:value-type="float">
            <text:p>0.3839737</text:p>
          </table:table-cell>
          <table:table-cell office:value-type="float" office:value="0.9630203" calcext:value-type="float">
            <text:p>0.9630203</text:p>
          </table:table-cell>
          <table:table-cell office:value-type="float" office:value="1.155132" calcext:value-type="float">
            <text:p>1.155132</text:p>
          </table:table-cell>
          <table:table-cell office:value-type="float" office:value="0.9081662" calcext:value-type="float">
            <text:p>0.9081662</text:p>
          </table:table-cell>
          <table:table-cell office:value-type="float" office:value="0.5348721" calcext:value-type="float">
            <text:p>0.5348721</text:p>
          </table:table-cell>
          <table:table-cell office:value-type="float" office:value="0.4483771" calcext:value-type="float">
            <text:p>0.4483771</text:p>
          </table:table-cell>
          <table:table-cell office:value-type="float" office:value="0.1580239" calcext:value-type="float">
            <text:p>0.1580239</text:p>
          </table:table-cell>
          <table:table-cell office:value-type="float" office:value="0.04669981" calcext:value-type="float">
            <text:p>0.04669981</text:p>
          </table:table-cell>
          <table:table-cell office:value-type="float" office:value="74.53487" calcext:value-type="float">
            <text:p>74.53487</text:p>
          </table:table-cell>
          <table:table-cell office:value-type="float" office:value="0" calcext:value-type="float">
            <text:p>0</text:p>
          </table:table-cell>
          <table:table-cell office:value-type="float" office:value="-0.8008776" calcext:value-type="float">
            <text:p>-0.800877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26.0723" calcext:value-type="float">
            <text:p>26.0723</text:p>
          </table:table-cell>
          <table:table-cell office:value-type="float" office:value="448.7332" calcext:value-type="float">
            <text:p>448.733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983814" calcext:value-type="float">
            <text:p>0.0983814</text:p>
          </table:table-cell>
          <table:table-cell office:value-type="float" office:value="3.62033" calcext:value-type="float">
            <text:p>3.62033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26857" calcext:value-type="float">
            <text:p>0.01626857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8446" calcext:value-type="float">
            <text:p>4.08446</text:p>
          </table:table-cell>
          <table:table-cell office:value-type="float" office:value="-0.3177185" calcext:value-type="float">
            <text:p>-0.3177185</text:p>
          </table:table-cell>
          <table:table-cell office:value-type="float" office:value="-0.2209816" calcext:value-type="float">
            <text:p>-0.2209816</text:p>
          </table:table-cell>
          <table:table-cell office:value-type="float" office:value="0.0006405579" calcext:value-type="float">
            <text:p>0.0006405579</text:p>
          </table:table-cell>
          <table:table-cell office:value-type="float" office:value="6.998367" calcext:value-type="float">
            <text:p>6.998367</text:p>
          </table:table-cell>
          <table:table-cell office:value-type="float" office:value="0.1812082" calcext:value-type="float">
            <text:p>0.1812082</text:p>
          </table:table-cell>
          <table:table-cell office:value-type="float" office:value="0.1223324" calcext:value-type="float">
            <text:p>0.1223324</text:p>
          </table:table-cell>
          <table:table-cell office:value-type="float" office:value="0.07694837" calcext:value-type="float">
            <text:p>0.07694837</text:p>
          </table:table-cell>
          <table:table-cell office:value-type="float" office:value="0.06298133" calcext:value-type="float">
            <text:p>0.06298133</text:p>
          </table:table-cell>
          <table:table-cell office:value-type="float" office:value="0.04057799" calcext:value-type="float">
            <text:p>0.04057799</text:p>
          </table:table-cell>
          <table:table-cell office:value-type="float" office:value="0.03369373" calcext:value-type="float">
            <text:p>0.03369373</text:p>
          </table:table-cell>
          <table:table-cell office:value-type="float" office:value="0.0446827" calcext:value-type="float">
            <text:p>0.0446827</text:p>
          </table:table-cell>
          <table:table-cell office:value-type="float" office:value="0.01750484" calcext:value-type="float">
            <text:p>0.01750484</text:p>
          </table:table-cell>
          <table:table-cell office:value-type="float" office:value="0.3024952" calcext:value-type="float">
            <text:p>0.3024952</text:p>
          </table:table-cell>
          <table:table-cell office:value-type="float" office:value="0.9475643" calcext:value-type="float">
            <text:p>0.9475643</text:p>
          </table:table-cell>
          <table:table-cell office:value-type="float" office:value="1.190733" calcext:value-type="float">
            <text:p>1.190733</text:p>
          </table:table-cell>
          <table:table-cell office:value-type="float" office:value="0.9279605" calcext:value-type="float">
            <text:p>0.9279605</text:p>
          </table:table-cell>
          <table:table-cell office:value-type="float" office:value="0.5544671" calcext:value-type="float">
            <text:p>0.5544671</text:p>
          </table:table-cell>
          <table:table-cell office:value-type="float" office:value="0.456787" calcext:value-type="float">
            <text:p>0.456787</text:p>
          </table:table-cell>
          <table:table-cell office:value-type="float" office:value="0.1618977" calcext:value-type="float">
            <text:p>0.1618977</text:p>
          </table:table-cell>
          <table:table-cell office:value-type="float" office:value="0.04839539" calcext:value-type="float">
            <text:p>0.04839539</text:p>
          </table:table-cell>
          <table:table-cell office:value-type="float" office:value="73.03657" calcext:value-type="float">
            <text:p>73.03657</text:p>
          </table:table-cell>
          <table:table-cell office:value-type="float" office:value="0" calcext:value-type="float">
            <text:p>0</text:p>
          </table:table-cell>
          <table:table-cell office:value-type="float" office:value="-0.8008937" calcext:value-type="float">
            <text:p>-0.800893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26.06853" calcext:value-type="float">
            <text:p>26.06853</text:p>
          </table:table-cell>
          <table:table-cell office:value-type="float" office:value="448.7322" calcext:value-type="float">
            <text:p>448.732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9556556" calcext:value-type="float">
            <text:p>0.09556556</text:p>
          </table:table-cell>
          <table:table-cell office:value-type="float" office:value="3.623194" calcext:value-type="float">
            <text:p>3.623194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30058" calcext:value-type="float">
            <text:p>0.01630058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86505" calcext:value-type="float">
            <text:p>4.086505</text:p>
          </table:table-cell>
          <table:table-cell office:value-type="float" office:value="-0.317849" calcext:value-type="float">
            <text:p>-0.317849</text:p>
          </table:table-cell>
          <table:table-cell office:value-type="float" office:value="-0.2209711" calcext:value-type="float">
            <text:p>-0.2209711</text:p>
          </table:table-cell>
          <table:table-cell office:value-type="float" office:value="0.0006405635" calcext:value-type="float">
            <text:p>0.0006405635</text:p>
          </table:table-cell>
          <table:table-cell office:value-type="float" office:value="7.052315" calcext:value-type="float">
            <text:p>7.052315</text:p>
          </table:table-cell>
          <table:table-cell office:value-type="float" office:value="0.1323572" calcext:value-type="float">
            <text:p>0.1323572</text:p>
          </table:table-cell>
          <table:table-cell office:value-type="float" office:value="0.1126726" calcext:value-type="float">
            <text:p>0.1126726</text:p>
          </table:table-cell>
          <table:table-cell office:value-type="float" office:value="0.07811833" calcext:value-type="float">
            <text:p>0.07811833</text:p>
          </table:table-cell>
          <table:table-cell office:value-type="float" office:value="0.06353419" calcext:value-type="float">
            <text:p>0.06353419</text:p>
          </table:table-cell>
          <table:table-cell office:value-type="float" office:value="0.04085359" calcext:value-type="float">
            <text:p>0.04085359</text:p>
          </table:table-cell>
          <table:table-cell office:value-type="float" office:value="0.03399077" calcext:value-type="float">
            <text:p>0.03399077</text:p>
          </table:table-cell>
          <table:table-cell office:value-type="float" office:value="0.04515552" calcext:value-type="float">
            <text:p>0.04515552</text:p>
          </table:table-cell>
          <table:table-cell office:value-type="float" office:value="0.01764225" calcext:value-type="float">
            <text:p>0.01764225</text:p>
          </table:table-cell>
          <table:table-cell office:value-type="float" office:value="0.2136043" calcext:value-type="float">
            <text:p>0.2136043</text:p>
          </table:table-cell>
          <table:table-cell office:value-type="float" office:value="0.8389623" calcext:value-type="float">
            <text:p>0.8389623</text:p>
          </table:table-cell>
          <table:table-cell office:value-type="float" office:value="1.241174" calcext:value-type="float">
            <text:p>1.241174</text:p>
          </table:table-cell>
          <table:table-cell office:value-type="float" office:value="0.9643423" calcext:value-type="float">
            <text:p>0.9643423</text:p>
          </table:table-cell>
          <table:table-cell office:value-type="float" office:value="0.5739815" calcext:value-type="float">
            <text:p>0.5739815</text:p>
          </table:table-cell>
          <table:table-cell office:value-type="float" office:value="0.4644438" calcext:value-type="float">
            <text:p>0.4644438</text:p>
          </table:table-cell>
          <table:table-cell office:value-type="float" office:value="0.1657606" calcext:value-type="float">
            <text:p>0.1657606</text:p>
          </table:table-cell>
          <table:table-cell office:value-type="float" office:value="0.04999213" calcext:value-type="float">
            <text:p>0.04999213</text:p>
          </table:table-cell>
          <table:table-cell office:value-type="float" office:value="69.28892" calcext:value-type="float">
            <text:p>69.28892</text:p>
          </table:table-cell>
          <table:table-cell office:value-type="float" office:value="0" calcext:value-type="float">
            <text:p>0</text:p>
          </table:table-cell>
          <table:table-cell office:value-type="float" office:value="-0.8009219" calcext:value-type="float">
            <text:p>-0.80092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26.0656" calcext:value-type="float">
            <text:p>26.0656</text:p>
          </table:table-cell>
          <table:table-cell office:value-type="float" office:value="448.7302" calcext:value-type="float">
            <text:p>448.730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9399197" calcext:value-type="float">
            <text:p>0.09399197</text:p>
          </table:table-cell>
          <table:table-cell office:value-type="float" office:value="3.625099" calcext:value-type="float">
            <text:p>3.625099</text:p>
          </table:table-cell>
          <table:table-cell office:value-type="float" office:value="0.05051591" calcext:value-type="float">
            <text:p>0.05051591</text:p>
          </table:table-cell>
          <table:table-cell office:value-type="float" office:value="0.01633259" calcext:value-type="float">
            <text:p>0.01633259</text:p>
          </table:table-cell>
          <table:table-cell office:value-type="float" office:value="0.5347958" calcext:value-type="float">
            <text:p>0.5347958</text:p>
          </table:table-cell>
          <table:table-cell office:value-type="float" office:value="4.088511" calcext:value-type="float">
            <text:p>4.088511</text:p>
          </table:table-cell>
          <table:table-cell office:value-type="float" office:value="-0.3179383" calcext:value-type="float">
            <text:p>-0.3179383</text:p>
          </table:table-cell>
          <table:table-cell office:value-type="float" office:value="-0.2209582" calcext:value-type="float">
            <text:p>-0.2209582</text:p>
          </table:table-cell>
          <table:table-cell office:value-type="float" office:value="0.0006405691" calcext:value-type="float">
            <text:p>0.0006405691</text:p>
          </table:table-cell>
          <table:table-cell office:value-type="float" office:value="7.085876" calcext:value-type="float">
            <text:p>7.085876</text:p>
          </table:table-cell>
          <table:table-cell office:value-type="float" office:value="0.1092833" calcext:value-type="float">
            <text:p>0.1092833</text:p>
          </table:table-cell>
          <table:table-cell office:value-type="float" office:value="0.1109637" calcext:value-type="float">
            <text:p>0.1109637</text:p>
          </table:table-cell>
          <table:table-cell office:value-type="float" office:value="0.0783437" calcext:value-type="float">
            <text:p>0.0783437</text:p>
          </table:table-cell>
          <table:table-cell office:value-type="float" office:value="0.06457549" calcext:value-type="float">
            <text:p>0.06457549</text:p>
          </table:table-cell>
          <table:table-cell office:value-type="float" office:value="0.04138136" calcext:value-type="float">
            <text:p>0.04138136</text:p>
          </table:table-cell>
          <table:table-cell office:value-type="float" office:value="0.03452765" calcext:value-type="float">
            <text:p>0.03452765</text:p>
          </table:table-cell>
          <table:table-cell office:value-type="float" office:value="0.04557215" calcext:value-type="float">
            <text:p>0.04557215</text:p>
          </table:table-cell>
          <table:table-cell office:value-type="float" office:value="0.01776844" calcext:value-type="float">
            <text:p>0.01776844</text:p>
          </table:table-cell>
          <table:table-cell office:value-type="float" office:value="0.2373739" calcext:value-type="float">
            <text:p>0.2373739</text:p>
          </table:table-cell>
          <table:table-cell office:value-type="float" office:value="0.8430507" calcext:value-type="float">
            <text:p>0.8430507</text:p>
          </table:table-cell>
          <table:table-cell office:value-type="float" office:value="1.222216" calcext:value-type="float">
            <text:p>1.222216</text:p>
          </table:table-cell>
          <table:table-cell office:value-type="float" office:value="0.9900444" calcext:value-type="float">
            <text:p>0.9900444</text:p>
          </table:table-cell>
          <table:table-cell office:value-type="float" office:value="0.5948603" calcext:value-type="float">
            <text:p>0.5948603</text:p>
          </table:table-cell>
          <table:table-cell office:value-type="float" office:value="0.4711326" calcext:value-type="float">
            <text:p>0.4711326</text:p>
          </table:table-cell>
          <table:table-cell office:value-type="float" office:value="0.1683122" calcext:value-type="float">
            <text:p>0.1683122</text:p>
          </table:table-cell>
          <table:table-cell office:value-type="float" office:value="0.05151971" calcext:value-type="float">
            <text:p>0.05151971</text:p>
          </table:table-cell>
          <table:table-cell office:value-type="float" office:value="66.7307" calcext:value-type="float">
            <text:p>66.7307</text:p>
          </table:table-cell>
          <table:table-cell office:value-type="float" office:value="0" calcext:value-type="float">
            <text:p>0</text:p>
          </table:table-cell>
          <table:table-cell office:value-type="float" office:value="-0.8009323" calcext:value-type="float">
            <text:p>-0.80093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26.06424" calcext:value-type="float">
            <text:p>26.06424</text:p>
          </table:table-cell>
          <table:table-cell office:value-type="float" office:value="448.7286" calcext:value-type="float">
            <text:p>448.7286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9189738" calcext:value-type="float">
            <text:p>0.09189738</text:p>
          </table:table-cell>
          <table:table-cell office:value-type="float" office:value="3.624041" calcext:value-type="float">
            <text:p>3.624041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637255" calcext:value-type="float">
            <text:p>0.01637255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090487" calcext:value-type="float">
            <text:p>4.090487</text:p>
          </table:table-cell>
          <table:table-cell office:value-type="float" office:value="-0.3179931" calcext:value-type="float">
            <text:p>-0.3179931</text:p>
          </table:table-cell>
          <table:table-cell office:value-type="float" office:value="-0.2209547" calcext:value-type="float">
            <text:p>-0.2209547</text:p>
          </table:table-cell>
          <table:table-cell office:value-type="float" office:value="0.0006405747" calcext:value-type="float">
            <text:p>0.0006405747</text:p>
          </table:table-cell>
          <table:table-cell office:value-type="float" office:value="7.121337" calcext:value-type="float">
            <text:p>7.121337</text:p>
          </table:table-cell>
          <table:table-cell office:value-type="float" office:value="0.07867782" calcext:value-type="float">
            <text:p>0.07867782</text:p>
          </table:table-cell>
          <table:table-cell office:value-type="float" office:value="0.0979482" calcext:value-type="float">
            <text:p>0.0979482</text:p>
          </table:table-cell>
          <table:table-cell office:value-type="float" office:value="0.08491208" calcext:value-type="float">
            <text:p>0.08491208</text:p>
          </table:table-cell>
          <table:table-cell office:value-type="float" office:value="0.07167707" calcext:value-type="float">
            <text:p>0.07167707</text:p>
          </table:table-cell>
          <table:table-cell office:value-type="float" office:value="0.04546171" calcext:value-type="float">
            <text:p>0.04546171</text:p>
          </table:table-cell>
          <table:table-cell office:value-type="float" office:value="0.03796941" calcext:value-type="float">
            <text:p>0.03796941</text:p>
          </table:table-cell>
          <table:table-cell office:value-type="float" office:value="0.04381616" calcext:value-type="float">
            <text:p>0.04381616</text:p>
          </table:table-cell>
          <table:table-cell office:value-type="float" office:value="0.01788124" calcext:value-type="float">
            <text:p>0.01788124</text:p>
          </table:table-cell>
          <table:table-cell office:value-type="float" office:value="0.08648743" calcext:value-type="float">
            <text:p>0.08648743</text:p>
          </table:table-cell>
          <table:table-cell office:value-type="float" office:value="0.4552068" calcext:value-type="float">
            <text:p>0.4552068</text:p>
          </table:table-cell>
          <table:table-cell office:value-type="float" office:value="1.08171" calcext:value-type="float">
            <text:p>1.08171</text:p>
          </table:table-cell>
          <table:table-cell office:value-type="float" office:value="1.198372" calcext:value-type="float">
            <text:p>1.198372</text:p>
          </table:table-cell>
          <table:table-cell office:value-type="float" office:value="0.7241344" calcext:value-type="float">
            <text:p>0.7241344</text:p>
          </table:table-cell>
          <table:table-cell office:value-type="float" office:value="0.4493524" calcext:value-type="float">
            <text:p>0.4493524</text:p>
          </table:table-cell>
          <table:table-cell office:value-type="float" office:value="0.1497722" calcext:value-type="float">
            <text:p>0.1497722</text:p>
          </table:table-cell>
          <table:table-cell office:value-type="float" office:value="0.05292912" calcext:value-type="float">
            <text:p>0.05292912</text:p>
          </table:table-cell>
          <table:table-cell office:value-type="float" office:value="62.30898" calcext:value-type="float">
            <text:p>62.30898</text:p>
          </table:table-cell>
          <table:table-cell office:value-type="float" office:value="0" calcext:value-type="float">
            <text:p>0</text:p>
          </table:table-cell>
          <table:table-cell office:value-type="float" office:value="-0.8009495" calcext:value-type="float">
            <text:p>-0.80094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26.06562" calcext:value-type="float">
            <text:p>26.06562</text:p>
          </table:table-cell>
          <table:table-cell office:value-type="float" office:value="448.7278" calcext:value-type="float">
            <text:p>448.727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8990911" calcext:value-type="float">
            <text:p>0.08990911</text:p>
          </table:table-cell>
          <table:table-cell office:value-type="float" office:value="3.620658" calcext:value-type="float">
            <text:p>3.620658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640454" calcext:value-type="float">
            <text:p>0.01640454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092577" calcext:value-type="float">
            <text:p>4.092577</text:p>
          </table:table-cell>
          <table:table-cell office:value-type="float" office:value="-0.3180803" calcext:value-type="float">
            <text:p>-0.3180803</text:p>
          </table:table-cell>
          <table:table-cell office:value-type="float" office:value="-0.220945" calcext:value-type="float">
            <text:p>-0.220945</text:p>
          </table:table-cell>
          <table:table-cell office:value-type="float" office:value="0.0006405803" calcext:value-type="float">
            <text:p>0.0006405803</text:p>
          </table:table-cell>
          <table:table-cell office:value-type="float" office:value="7.172675" calcext:value-type="float">
            <text:p>7.172675</text:p>
          </table:table-cell>
          <table:table-cell office:value-type="float" office:value="0.06994724" calcext:value-type="float">
            <text:p>0.06994724</text:p>
          </table:table-cell>
          <table:table-cell office:value-type="float" office:value="0.0969291" calcext:value-type="float">
            <text:p>0.0969291</text:p>
          </table:table-cell>
          <table:table-cell office:value-type="float" office:value="0.08534305" calcext:value-type="float">
            <text:p>0.08534305</text:p>
          </table:table-cell>
          <table:table-cell office:value-type="float" office:value="0.07225938" calcext:value-type="float">
            <text:p>0.07225938</text:p>
          </table:table-cell>
          <table:table-cell office:value-type="float" office:value="0.04682984" calcext:value-type="float">
            <text:p>0.04682984</text:p>
          </table:table-cell>
          <table:table-cell office:value-type="float" office:value="0.03919803" calcext:value-type="float">
            <text:p>0.03919803</text:p>
          </table:table-cell>
          <table:table-cell office:value-type="float" office:value="0.04324788" calcext:value-type="float">
            <text:p>0.04324788</text:p>
          </table:table-cell>
          <table:table-cell office:value-type="float" office:value="0.01797391" calcext:value-type="float">
            <text:p>0.01797391</text:p>
          </table:table-cell>
          <table:table-cell office:value-type="float" office:value="0.2267268" calcext:value-type="float">
            <text:p>0.2267268</text:p>
          </table:table-cell>
          <table:table-cell office:value-type="float" office:value="0.6973338" calcext:value-type="float">
            <text:p>0.6973338</text:p>
          </table:table-cell>
          <table:table-cell office:value-type="float" office:value="1.081551" calcext:value-type="float">
            <text:p>1.081551</text:p>
          </table:table-cell>
          <table:table-cell office:value-type="float" office:value="1.145006" calcext:value-type="float">
            <text:p>1.145006</text:p>
          </table:table-cell>
          <table:table-cell office:value-type="float" office:value="0.7012825" calcext:value-type="float">
            <text:p>0.7012825</text:p>
          </table:table-cell>
          <table:table-cell office:value-type="float" office:value="0.399418" calcext:value-type="float">
            <text:p>0.399418</text:p>
          </table:table-cell>
          <table:table-cell office:value-type="float" office:value="0.1376565" calcext:value-type="float">
            <text:p>0.1376565</text:p>
          </table:table-cell>
          <table:table-cell office:value-type="float" office:value="0.05421977" calcext:value-type="float">
            <text:p>0.05421977</text:p>
          </table:table-cell>
          <table:table-cell office:value-type="float" office:value="58.85561" calcext:value-type="float">
            <text:p>58.85561</text:p>
          </table:table-cell>
          <table:table-cell office:value-type="float" office:value="0" calcext:value-type="float">
            <text:p>0</text:p>
          </table:table-cell>
          <table:table-cell office:value-type="float" office:value="-0.8009758" calcext:value-type="float">
            <text:p>-0.80097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26.06846" calcext:value-type="float">
            <text:p>26.06846</text:p>
          </table:table-cell>
          <table:table-cell office:value-type="float" office:value="448.7286" calcext:value-type="float">
            <text:p>448.7286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8714542" calcext:value-type="float">
            <text:p>0.08714542</text:p>
          </table:table-cell>
          <table:table-cell office:value-type="float" office:value="3.615031" calcext:value-type="float">
            <text:p>3.615031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643661" calcext:value-type="float">
            <text:p>0.0164366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094671" calcext:value-type="float">
            <text:p>4.094671</text:p>
          </table:table-cell>
          <table:table-cell office:value-type="float" office:value="-0.3182795" calcext:value-type="float">
            <text:p>-0.3182795</text:p>
          </table:table-cell>
          <table:table-cell office:value-type="float" office:value="-0.2209351" calcext:value-type="float">
            <text:p>-0.2209351</text:p>
          </table:table-cell>
          <table:table-cell office:value-type="float" office:value="0.0006405858" calcext:value-type="float">
            <text:p>0.0006405858</text:p>
          </table:table-cell>
          <table:table-cell office:value-type="float" office:value="7.246186" calcext:value-type="float">
            <text:p>7.246186</text:p>
          </table:table-cell>
          <table:table-cell office:value-type="float" office:value="0.0532852" calcext:value-type="float">
            <text:p>0.0532852</text:p>
          </table:table-cell>
          <table:table-cell office:value-type="float" office:value="0.1001213" calcext:value-type="float">
            <text:p>0.1001213</text:p>
          </table:table-cell>
          <table:table-cell office:value-type="float" office:value="0.08645801" calcext:value-type="float">
            <text:p>0.08645801</text:p>
          </table:table-cell>
          <table:table-cell office:value-type="float" office:value="0.07259804" calcext:value-type="float">
            <text:p>0.07259804</text:p>
          </table:table-cell>
          <table:table-cell office:value-type="float" office:value="0.04765053" calcext:value-type="float">
            <text:p>0.04765053</text:p>
          </table:table-cell>
          <table:table-cell office:value-type="float" office:value="0.03995501" calcext:value-type="float">
            <text:p>0.03995501</text:p>
          </table:table-cell>
          <table:table-cell office:value-type="float" office:value="0.04276475" calcext:value-type="float">
            <text:p>0.04276475</text:p>
          </table:table-cell>
          <table:table-cell office:value-type="float" office:value="0.01805542" calcext:value-type="float">
            <text:p>0.01805542</text:p>
          </table:table-cell>
          <table:table-cell office:value-type="float" office:value="0.2634956" calcext:value-type="float">
            <text:p>0.2634956</text:p>
          </table:table-cell>
          <table:table-cell office:value-type="float" office:value="0.8876333" calcext:value-type="float">
            <text:p>0.8876333</text:p>
          </table:table-cell>
          <table:table-cell office:value-type="float" office:value="1.139441" calcext:value-type="float">
            <text:p>1.139441</text:p>
          </table:table-cell>
          <table:table-cell office:value-type="float" office:value="1.067373" calcext:value-type="float">
            <text:p>1.067373</text:p>
          </table:table-cell>
          <table:table-cell office:value-type="float" office:value="0.6527218" calcext:value-type="float">
            <text:p>0.6527218</text:p>
          </table:table-cell>
          <table:table-cell office:value-type="float" office:value="0.3566994" calcext:value-type="float">
            <text:p>0.3566994</text:p>
          </table:table-cell>
          <table:table-cell office:value-type="float" office:value="0.1272162" calcext:value-type="float">
            <text:p>0.1272162</text:p>
          </table:table-cell>
          <table:table-cell office:value-type="float" office:value="0.05546547" calcext:value-type="float">
            <text:p>0.05546547</text:p>
          </table:table-cell>
          <table:table-cell office:value-type="float" office:value="54.28484" calcext:value-type="float">
            <text:p>54.28484</text:p>
          </table:table-cell>
          <table:table-cell office:value-type="float" office:value="0" calcext:value-type="float">
            <text:p>0</text:p>
          </table:table-cell>
          <table:table-cell office:value-type="float" office:value="-0.8010127" calcext:value-type="float">
            <text:p>-0.801012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26.06724" calcext:value-type="float">
            <text:p>26.06724</text:p>
          </table:table-cell>
          <table:table-cell office:value-type="float" office:value="448.7319" calcext:value-type="float">
            <text:p>448.7319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8396152" calcext:value-type="float">
            <text:p>0.08396152</text:p>
          </table:table-cell>
          <table:table-cell office:value-type="float" office:value="3.611094" calcext:value-type="float">
            <text:p>3.61109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646862" calcext:value-type="float">
            <text:p>0.01646862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096773" calcext:value-type="float">
            <text:p>4.096773</text:p>
          </table:table-cell>
          <table:table-cell office:value-type="float" office:value="-0.3186482" calcext:value-type="float">
            <text:p>-0.3186482</text:p>
          </table:table-cell>
          <table:table-cell office:value-type="float" office:value="-0.2209267" calcext:value-type="float">
            <text:p>-0.2209267</text:p>
          </table:table-cell>
          <table:table-cell office:value-type="float" office:value="0.0006405914" calcext:value-type="float">
            <text:p>0.0006405914</text:p>
          </table:table-cell>
          <table:table-cell office:value-type="float" office:value="7.363963" calcext:value-type="float">
            <text:p>7.363963</text:p>
          </table:table-cell>
          <table:table-cell office:value-type="float" office:value="0.05029026" calcext:value-type="float">
            <text:p>0.05029026</text:p>
          </table:table-cell>
          <table:table-cell office:value-type="float" office:value="0.09823766" calcext:value-type="float">
            <text:p>0.09823766</text:p>
          </table:table-cell>
          <table:table-cell office:value-type="float" office:value="0.08411418" calcext:value-type="float">
            <text:p>0.08411418</text:p>
          </table:table-cell>
          <table:table-cell office:value-type="float" office:value="0.07213431" calcext:value-type="float">
            <text:p>0.07213431</text:p>
          </table:table-cell>
          <table:table-cell office:value-type="float" office:value="0.04789376" calcext:value-type="float">
            <text:p>0.04789376</text:p>
          </table:table-cell>
          <table:table-cell office:value-type="float" office:value="0.04039044" calcext:value-type="float">
            <text:p>0.04039044</text:p>
          </table:table-cell>
          <table:table-cell office:value-type="float" office:value="0.04352196" calcext:value-type="float">
            <text:p>0.04352196</text:p>
          </table:table-cell>
          <table:table-cell office:value-type="float" office:value="0.0181283" calcext:value-type="float">
            <text:p>0.0181283</text:p>
          </table:table-cell>
          <table:table-cell office:value-type="float" office:value="0.2184323" calcext:value-type="float">
            <text:p>0.2184323</text:p>
          </table:table-cell>
          <table:table-cell office:value-type="float" office:value="0.9457629" calcext:value-type="float">
            <text:p>0.9457629</text:p>
          </table:table-cell>
          <table:table-cell office:value-type="float" office:value="1.135302" calcext:value-type="float">
            <text:p>1.135302</text:p>
          </table:table-cell>
          <table:table-cell office:value-type="float" office:value="1.033742" calcext:value-type="float">
            <text:p>1.033742</text:p>
          </table:table-cell>
          <table:table-cell office:value-type="float" office:value="0.6362013" calcext:value-type="float">
            <text:p>0.6362013</text:p>
          </table:table-cell>
          <table:table-cell office:value-type="float" office:value="0.3498041" calcext:value-type="float">
            <text:p>0.3498041</text:p>
          </table:table-cell>
          <table:table-cell office:value-type="float" office:value="0.1259049" calcext:value-type="float">
            <text:p>0.1259049</text:p>
          </table:table-cell>
          <table:table-cell office:value-type="float" office:value="0.05672593" calcext:value-type="float">
            <text:p>0.05672593</text:p>
          </table:table-cell>
          <table:table-cell office:value-type="float" office:value="49.30357" calcext:value-type="float">
            <text:p>49.30357</text:p>
          </table:table-cell>
          <table:table-cell office:value-type="float" office:value="0" calcext:value-type="float">
            <text:p>0</text:p>
          </table:table-cell>
          <table:table-cell office:value-type="float" office:value="-0.8010969" calcext:value-type="float">
            <text:p>-0.801096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26.06517" calcext:value-type="float">
            <text:p>26.06517</text:p>
          </table:table-cell>
          <table:table-cell office:value-type="float" office:value="448.7382" calcext:value-type="float">
            <text:p>448.738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8036154" calcext:value-type="float">
            <text:p>0.08036154</text:p>
          </table:table-cell>
          <table:table-cell office:value-type="float" office:value="3.60584" calcext:value-type="float">
            <text:p>3.6058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650075" calcext:value-type="float">
            <text:p>0.01650075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09885" calcext:value-type="float">
            <text:p>4.09885</text:p>
          </table:table-cell>
          <table:table-cell office:value-type="float" office:value="-0.3192138" calcext:value-type="float">
            <text:p>-0.3192138</text:p>
          </table:table-cell>
          <table:table-cell office:value-type="float" office:value="-0.2209179" calcext:value-type="float">
            <text:p>-0.2209179</text:p>
          </table:table-cell>
          <table:table-cell office:value-type="float" office:value="0.000640597" calcext:value-type="float">
            <text:p>0.000640597</text:p>
          </table:table-cell>
          <table:table-cell office:value-type="float" office:value="7.508431" calcext:value-type="float">
            <text:p>7.508431</text:p>
          </table:table-cell>
          <table:table-cell office:value-type="float" office:value="0.03742347" calcext:value-type="float">
            <text:p>0.03742347</text:p>
          </table:table-cell>
          <table:table-cell office:value-type="float" office:value="0.09595777" calcext:value-type="float">
            <text:p>0.09595777</text:p>
          </table:table-cell>
          <table:table-cell office:value-type="float" office:value="0.08219537" calcext:value-type="float">
            <text:p>0.08219537</text:p>
          </table:table-cell>
          <table:table-cell office:value-type="float" office:value="0.07094711" calcext:value-type="float">
            <text:p>0.07094711</text:p>
          </table:table-cell>
          <table:table-cell office:value-type="float" office:value="0.04777686" calcext:value-type="float">
            <text:p>0.04777686</text:p>
          </table:table-cell>
          <table:table-cell office:value-type="float" office:value="0.04043401" calcext:value-type="float">
            <text:p>0.04043401</text:p>
          </table:table-cell>
          <table:table-cell office:value-type="float" office:value="0.04379165" calcext:value-type="float">
            <text:p>0.04379165</text:p>
          </table:table-cell>
          <table:table-cell office:value-type="float" office:value="0.01819287" calcext:value-type="float">
            <text:p>0.01819287</text:p>
          </table:table-cell>
          <table:table-cell office:value-type="float" office:value="0.302817" calcext:value-type="float">
            <text:p>0.302817</text:p>
          </table:table-cell>
          <table:table-cell office:value-type="float" office:value="1.007966" calcext:value-type="float">
            <text:p>1.007966</text:p>
          </table:table-cell>
          <table:table-cell office:value-type="float" office:value="1.15359" calcext:value-type="float">
            <text:p>1.15359</text:p>
          </table:table-cell>
          <table:table-cell office:value-type="float" office:value="0.9843336" calcext:value-type="float">
            <text:p>0.9843336</text:p>
          </table:table-cell>
          <table:table-cell office:value-type="float" office:value="0.6040052" calcext:value-type="float">
            <text:p>0.6040052</text:p>
          </table:table-cell>
          <table:table-cell office:value-type="float" office:value="0.3300589" calcext:value-type="float">
            <text:p>0.3300589</text:p>
          </table:table-cell>
          <table:table-cell office:value-type="float" office:value="0.1209522" calcext:value-type="float">
            <text:p>0.1209522</text:p>
          </table:table-cell>
          <table:table-cell office:value-type="float" office:value="0.05804524" calcext:value-type="float">
            <text:p>0.05804524</text:p>
          </table:table-cell>
          <table:table-cell office:value-type="float" office:value="44.06875" calcext:value-type="float">
            <text:p>44.06875</text:p>
          </table:table-cell>
          <table:table-cell office:value-type="float" office:value="0" calcext:value-type="float">
            <text:p>0</text:p>
          </table:table-cell>
          <table:table-cell office:value-type="float" office:value="-0.8012065" calcext:value-type="float">
            <text:p>-0.80120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26.05889" calcext:value-type="float">
            <text:p>26.05889</text:p>
          </table:table-cell>
          <table:table-cell office:value-type="float" office:value="448.7513" calcext:value-type="float">
            <text:p>448.7513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740516" calcext:value-type="float">
            <text:p>0.07740516</text:p>
          </table:table-cell>
          <table:table-cell office:value-type="float" office:value="3.610121" calcext:value-type="float">
            <text:p>3.610121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653846" calcext:value-type="float">
            <text:p>0.01653846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00936" calcext:value-type="float">
            <text:p>4.100936</text:p>
          </table:table-cell>
          <table:table-cell office:value-type="float" office:value="-0.3197049" calcext:value-type="float">
            <text:p>-0.3197049</text:p>
          </table:table-cell>
          <table:table-cell office:value-type="float" office:value="-0.2209122" calcext:value-type="float">
            <text:p>-0.2209122</text:p>
          </table:table-cell>
          <table:table-cell office:value-type="float" office:value="0.0006406041" calcext:value-type="float">
            <text:p>0.0006406041</text:p>
          </table:table-cell>
          <table:table-cell office:value-type="float" office:value="7.724024" calcext:value-type="float">
            <text:p>7.724024</text:p>
          </table:table-cell>
          <table:table-cell office:value-type="float" office:value="0.03671144" calcext:value-type="float">
            <text:p>0.03671144</text:p>
          </table:table-cell>
          <table:table-cell office:value-type="float" office:value="0.07581016" calcext:value-type="float">
            <text:p>0.07581016</text:p>
          </table:table-cell>
          <table:table-cell office:value-type="float" office:value="0.07760926" calcext:value-type="float">
            <text:p>0.07760926</text:p>
          </table:table-cell>
          <table:table-cell office:value-type="float" office:value="0.07271868" calcext:value-type="float">
            <text:p>0.07271868</text:p>
          </table:table-cell>
          <table:table-cell office:value-type="float" office:value="0.05201537" calcext:value-type="float">
            <text:p>0.05201537</text:p>
          </table:table-cell>
          <table:table-cell office:value-type="float" office:value="0.04292713" calcext:value-type="float">
            <text:p>0.04292713</text:p>
          </table:table-cell>
          <table:table-cell office:value-type="float" office:value="0.04576046" calcext:value-type="float">
            <text:p>0.04576046</text:p>
          </table:table-cell>
          <table:table-cell office:value-type="float" office:value="0.01825079" calcext:value-type="float">
            <text:p>0.01825079</text:p>
          </table:table-cell>
          <table:table-cell office:value-type="float" office:value="0.05536122" calcext:value-type="float">
            <text:p>0.05536122</text:p>
          </table:table-cell>
          <table:table-cell office:value-type="float" office:value="0.3122116" calcext:value-type="float">
            <text:p>0.3122116</text:p>
          </table:table-cell>
          <table:table-cell office:value-type="float" office:value="1.01281" calcext:value-type="float">
            <text:p>1.01281</text:p>
          </table:table-cell>
          <table:table-cell office:value-type="float" office:value="1.142197" calcext:value-type="float">
            <text:p>1.142197</text:p>
          </table:table-cell>
          <table:table-cell office:value-type="float" office:value="0.8146107" calcext:value-type="float">
            <text:p>0.8146107</text:p>
          </table:table-cell>
          <table:table-cell office:value-type="float" office:value="0.4459031" calcext:value-type="float">
            <text:p>0.4459031</text:p>
          </table:table-cell>
          <table:table-cell office:value-type="float" office:value="0.1350701" calcext:value-type="float">
            <text:p>0.1350701</text:p>
          </table:table-cell>
          <table:table-cell office:value-type="float" office:value="0.0594964" calcext:value-type="float">
            <text:p>0.0594964</text:p>
          </table:table-cell>
          <table:table-cell office:value-type="float" office:value="39.24052" calcext:value-type="float">
            <text:p>39.24052</text:p>
          </table:table-cell>
          <table:table-cell office:value-type="float" office:value="0" calcext:value-type="float">
            <text:p>0</text:p>
          </table:table-cell>
          <table:table-cell office:value-type="float" office:value="-0.8016665" calcext:value-type="float">
            <text:p>-0.80166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26.04669" calcext:value-type="float">
            <text:p>26.04669</text:p>
          </table:table-cell>
          <table:table-cell office:value-type="float" office:value="448.7686" calcext:value-type="float">
            <text:p>448.7686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537828" calcext:value-type="float">
            <text:p>0.07537828</text:p>
          </table:table-cell>
          <table:table-cell office:value-type="float" office:value="3.616106" calcext:value-type="float">
            <text:p>3.616106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657061" calcext:value-type="float">
            <text:p>0.0165706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02947" calcext:value-type="float">
            <text:p>4.102947</text:p>
          </table:table-cell>
          <table:table-cell office:value-type="float" office:value="-0.3197552" calcext:value-type="float">
            <text:p>-0.3197552</text:p>
          </table:table-cell>
          <table:table-cell office:value-type="float" office:value="-0.2209092" calcext:value-type="float">
            <text:p>-0.2209092</text:p>
          </table:table-cell>
          <table:table-cell office:value-type="float" office:value="0.0006406176" calcext:value-type="float">
            <text:p>0.0006406176</text:p>
          </table:table-cell>
          <table:table-cell office:value-type="float" office:value="7.928461" calcext:value-type="float">
            <text:p>7.928461</text:p>
          </table:table-cell>
          <table:table-cell office:value-type="float" office:value="0.02208293" calcext:value-type="float">
            <text:p>0.02208293</text:p>
          </table:table-cell>
          <table:table-cell office:value-type="float" office:value="0.05560175" calcext:value-type="float">
            <text:p>0.05560175</text:p>
          </table:table-cell>
          <table:table-cell office:value-type="float" office:value="0.0702871" calcext:value-type="float">
            <text:p>0.0702871</text:p>
          </table:table-cell>
          <table:table-cell office:value-type="float" office:value="0.06933576" calcext:value-type="float">
            <text:p>0.06933576</text:p>
          </table:table-cell>
          <table:table-cell office:value-type="float" office:value="0.05305308" calcext:value-type="float">
            <text:p>0.05305308</text:p>
          </table:table-cell>
          <table:table-cell office:value-type="float" office:value="0.04482646" calcext:value-type="float">
            <text:p>0.04482646</text:p>
          </table:table-cell>
          <table:table-cell office:value-type="float" office:value="0.04829431" calcext:value-type="float">
            <text:p>0.04829431</text:p>
          </table:table-cell>
          <table:table-cell office:value-type="float" office:value="0.02152984" calcext:value-type="float">
            <text:p>0.02152984</text:p>
          </table:table-cell>
          <table:table-cell office:value-type="float" office:value="0.02374304" calcext:value-type="float">
            <text:p>0.02374304</text:p>
          </table:table-cell>
          <table:table-cell office:value-type="float" office:value="0.08192919" calcext:value-type="float">
            <text:p>0.08192919</text:p>
          </table:table-cell>
          <table:table-cell office:value-type="float" office:value="0.5546096" calcext:value-type="float">
            <text:p>0.5546096</text:p>
          </table:table-cell>
          <table:table-cell office:value-type="float" office:value="0.902212" calcext:value-type="float">
            <text:p>0.902212</text:p>
          </table:table-cell>
          <table:table-cell office:value-type="float" office:value="0.9283409" calcext:value-type="float">
            <text:p>0.9283409</text:p>
          </table:table-cell>
          <table:table-cell office:value-type="float" office:value="0.7232497" calcext:value-type="float">
            <text:p>0.7232497</text:p>
          </table:table-cell>
          <table:table-cell office:value-type="float" office:value="0.3401088" calcext:value-type="float">
            <text:p>0.3401088</text:p>
          </table:table-cell>
          <table:table-cell office:value-type="float" office:value="0.107366" calcext:value-type="float">
            <text:p>0.107366</text:p>
          </table:table-cell>
          <table:table-cell office:value-type="float" office:value="35.91468" calcext:value-type="float">
            <text:p>35.91468</text:p>
          </table:table-cell>
          <table:table-cell office:value-type="float" office:value="0" calcext:value-type="float">
            <text:p>0</text:p>
          </table:table-cell>
          <table:table-cell office:value-type="float" office:value="-0.8027894" calcext:value-type="float">
            <text:p>-0.802789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26.02311" calcext:value-type="float">
            <text:p>26.02311</text:p>
          </table:table-cell>
          <table:table-cell office:value-type="float" office:value="448.7798" calcext:value-type="float">
            <text:p>448.779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322635" calcext:value-type="float">
            <text:p>0.07322635</text:p>
          </table:table-cell>
          <table:table-cell office:value-type="float" office:value="3.625548" calcext:value-type="float">
            <text:p>3.625548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660266" calcext:value-type="float">
            <text:p>0.01660266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04963" calcext:value-type="float">
            <text:p>4.104963</text:p>
          </table:table-cell>
          <table:table-cell office:value-type="float" office:value="-0.3197722" calcext:value-type="float">
            <text:p>-0.3197722</text:p>
          </table:table-cell>
          <table:table-cell office:value-type="float" office:value="-0.2209022" calcext:value-type="float">
            <text:p>-0.2209022</text:p>
          </table:table-cell>
          <table:table-cell office:value-type="float" office:value="0.0006406237" calcext:value-type="float">
            <text:p>0.0006406237</text:p>
          </table:table-cell>
          <table:table-cell office:value-type="float" office:value="8.081224" calcext:value-type="float">
            <text:p>8.081224</text:p>
          </table:table-cell>
          <table:table-cell office:value-type="float" office:value="0.02215208" calcext:value-type="float">
            <text:p>0.02215208</text:p>
          </table:table-cell>
          <table:table-cell office:value-type="float" office:value="0.07426404" calcext:value-type="float">
            <text:p>0.07426404</text:p>
          </table:table-cell>
          <table:table-cell office:value-type="float" office:value="0.07120489" calcext:value-type="float">
            <text:p>0.07120489</text:p>
          </table:table-cell>
          <table:table-cell office:value-type="float" office:value="0.06714492" calcext:value-type="float">
            <text:p>0.06714492</text:p>
          </table:table-cell>
          <table:table-cell office:value-type="float" office:value="0.0502592" calcext:value-type="float">
            <text:p>0.0502592</text:p>
          </table:table-cell>
          <table:table-cell office:value-type="float" office:value="0.04309481" calcext:value-type="float">
            <text:p>0.04309481</text:p>
          </table:table-cell>
          <table:table-cell office:value-type="float" office:value="0.05009265" calcext:value-type="float">
            <text:p>0.05009265</text:p>
          </table:table-cell>
          <table:table-cell office:value-type="float" office:value="0.02248252" calcext:value-type="float">
            <text:p>0.02248252</text:p>
          </table:table-cell>
          <table:table-cell office:value-type="float" office:value="0.03144317" calcext:value-type="float">
            <text:p>0.03144317</text:p>
          </table:table-cell>
          <table:table-cell office:value-type="float" office:value="0.1900566" calcext:value-type="float">
            <text:p>0.1900566</text:p>
          </table:table-cell>
          <table:table-cell office:value-type="float" office:value="0.5677088" calcext:value-type="float">
            <text:p>0.5677088</text:p>
          </table:table-cell>
          <table:table-cell office:value-type="float" office:value="0.8717247" calcext:value-type="float">
            <text:p>0.8717247</text:p>
          </table:table-cell>
          <table:table-cell office:value-type="float" office:value="0.8957434" calcext:value-type="float">
            <text:p>0.8957434</text:p>
          </table:table-cell>
          <table:table-cell office:value-type="float" office:value="0.7375718" calcext:value-type="float">
            <text:p>0.7375718</text:p>
          </table:table-cell>
          <table:table-cell office:value-type="float" office:value="0.3952949" calcext:value-type="float">
            <text:p>0.3952949</text:p>
          </table:table-cell>
          <table:table-cell office:value-type="float" office:value="0.1292581" calcext:value-type="float">
            <text:p>0.1292581</text:p>
          </table:table-cell>
          <table:table-cell office:value-type="float" office:value="31.68477" calcext:value-type="float">
            <text:p>31.68477</text:p>
          </table:table-cell>
          <table:table-cell office:value-type="float" office:value="0" calcext:value-type="float">
            <text:p>0</text:p>
          </table:table-cell>
          <table:table-cell office:value-type="float" office:value="-0.8029277" calcext:value-type="float">
            <text:p>-0.80292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26.00954" calcext:value-type="float">
            <text:p>26.00954</text:p>
          </table:table-cell>
          <table:table-cell office:value-type="float" office:value="448.7833" calcext:value-type="float">
            <text:p>448.7833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183135" calcext:value-type="float">
            <text:p>0.07183135</text:p>
          </table:table-cell>
          <table:table-cell office:value-type="float" office:value="3.627474" calcext:value-type="float">
            <text:p>3.62747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679091" calcext:value-type="float">
            <text:p>0.0167909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11964" calcext:value-type="float">
            <text:p>4.111964</text:p>
          </table:table-cell>
          <table:table-cell office:value-type="float" office:value="-0.3197836" calcext:value-type="float">
            <text:p>-0.3197836</text:p>
          </table:table-cell>
          <table:table-cell office:value-type="float" office:value="-0.220895" calcext:value-type="float">
            <text:p>-0.220895</text:p>
          </table:table-cell>
          <table:table-cell office:value-type="float" office:value="0.0006406293" calcext:value-type="float">
            <text:p>0.0006406293</text:p>
          </table:table-cell>
          <table:table-cell office:value-type="float" office:value="8.148615" calcext:value-type="float">
            <text:p>8.148615</text:p>
          </table:table-cell>
          <table:table-cell office:value-type="float" office:value="0.02245458" calcext:value-type="float">
            <text:p>0.02245458</text:p>
          </table:table-cell>
          <table:table-cell office:value-type="float" office:value="0.07900684" calcext:value-type="float">
            <text:p>0.07900684</text:p>
          </table:table-cell>
          <table:table-cell office:value-type="float" office:value="0.07236633" calcext:value-type="float">
            <text:p>0.07236633</text:p>
          </table:table-cell>
          <table:table-cell office:value-type="float" office:value="0.06665428" calcext:value-type="float">
            <text:p>0.06665428</text:p>
          </table:table-cell>
          <table:table-cell office:value-type="float" office:value="0.04894959" calcext:value-type="float">
            <text:p>0.04894959</text:p>
          </table:table-cell>
          <table:table-cell office:value-type="float" office:value="0.04213234" calcext:value-type="float">
            <text:p>0.04213234</text:p>
          </table:table-cell>
          <table:table-cell office:value-type="float" office:value="0.05076585" calcext:value-type="float">
            <text:p>0.05076585</text:p>
          </table:table-cell>
          <table:table-cell office:value-type="float" office:value="0.02281557" calcext:value-type="float">
            <text:p>0.02281557</text:p>
          </table:table-cell>
          <table:table-cell office:value-type="float" office:value="0.03785048" calcext:value-type="float">
            <text:p>0.03785048</text:p>
          </table:table-cell>
          <table:table-cell office:value-type="float" office:value="0.2515222" calcext:value-type="float">
            <text:p>0.2515222</text:p>
          </table:table-cell>
          <table:table-cell office:value-type="float" office:value="0.593942" calcext:value-type="float">
            <text:p>0.593942</text:p>
          </table:table-cell>
          <table:table-cell office:value-type="float" office:value="0.8914434" calcext:value-type="float">
            <text:p>0.8914434</text:p>
          </table:table-cell>
          <table:table-cell office:value-type="float" office:value="0.8917506" calcext:value-type="float">
            <text:p>0.8917506</text:p>
          </table:table-cell>
          <table:table-cell office:value-type="float" office:value="0.7251831" calcext:value-type="float">
            <text:p>0.7251831</text:p>
          </table:table-cell>
          <table:table-cell office:value-type="float" office:value="0.380139" calcext:value-type="float">
            <text:p>0.380139</text:p>
          </table:table-cell>
          <table:table-cell office:value-type="float" office:value="0.1358055" calcext:value-type="float">
            <text:p>0.1358055</text:p>
          </table:table-cell>
          <table:table-cell office:value-type="float" office:value="29.01808" calcext:value-type="float">
            <text:p>29.01808</text:p>
          </table:table-cell>
          <table:table-cell office:value-type="float" office:value="0" calcext:value-type="float">
            <text:p>0</text:p>
          </table:table-cell>
          <table:table-cell office:value-type="float" office:value="-0.8030141" calcext:value-type="float">
            <text:p>-0.80301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25.99518" calcext:value-type="float">
            <text:p>25.99518</text:p>
          </table:table-cell>
          <table:table-cell office:value-type="float" office:value="448.7904" calcext:value-type="float">
            <text:p>448.790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030403" calcext:value-type="float">
            <text:p>0.07030403</text:p>
          </table:table-cell>
          <table:table-cell office:value-type="float" office:value="3.62404" calcext:value-type="float">
            <text:p>3.6240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03244" calcext:value-type="float">
            <text:p>0.01703244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21482" calcext:value-type="float">
            <text:p>4.121482</text:p>
          </table:table-cell>
          <table:table-cell office:value-type="float" office:value="-0.3198798" calcext:value-type="float">
            <text:p>-0.3198798</text:p>
          </table:table-cell>
          <table:table-cell office:value-type="float" office:value="-0.2208859" calcext:value-type="float">
            <text:p>-0.2208859</text:p>
          </table:table-cell>
          <table:table-cell office:value-type="float" office:value="0.0006406349" calcext:value-type="float">
            <text:p>0.0006406349</text:p>
          </table:table-cell>
          <table:table-cell office:value-type="float" office:value="8.246345" calcext:value-type="float">
            <text:p>8.246345</text:p>
          </table:table-cell>
          <table:table-cell office:value-type="float" office:value="0.02731499" calcext:value-type="float">
            <text:p>0.02731499</text:p>
          </table:table-cell>
          <table:table-cell office:value-type="float" office:value="0.08309472" calcext:value-type="float">
            <text:p>0.08309472</text:p>
          </table:table-cell>
          <table:table-cell office:value-type="float" office:value="0.07143874" calcext:value-type="float">
            <text:p>0.07143874</text:p>
          </table:table-cell>
          <table:table-cell office:value-type="float" office:value="0.06464729" calcext:value-type="float">
            <text:p>0.06464729</text:p>
          </table:table-cell>
          <table:table-cell office:value-type="float" office:value="0.04734933" calcext:value-type="float">
            <text:p>0.04734933</text:p>
          </table:table-cell>
          <table:table-cell office:value-type="float" office:value="0.04093584" calcext:value-type="float">
            <text:p>0.04093584</text:p>
          </table:table-cell>
          <table:table-cell office:value-type="float" office:value="0.05014436" calcext:value-type="float">
            <text:p>0.05014436</text:p>
          </table:table-cell>
          <table:table-cell office:value-type="float" office:value="0.02313905" calcext:value-type="float">
            <text:p>0.02313905</text:p>
          </table:table-cell>
          <table:table-cell office:value-type="float" office:value="0.08715742" calcext:value-type="float">
            <text:p>0.08715742</text:p>
          </table:table-cell>
          <table:table-cell office:value-type="float" office:value="0.4356562" calcext:value-type="float">
            <text:p>0.4356562</text:p>
          </table:table-cell>
          <table:table-cell office:value-type="float" office:value="0.6534302" calcext:value-type="float">
            <text:p>0.6534302</text:p>
          </table:table-cell>
          <table:table-cell office:value-type="float" office:value="0.8812218" calcext:value-type="float">
            <text:p>0.8812218</text:p>
          </table:table-cell>
          <table:table-cell office:value-type="float" office:value="0.844344" calcext:value-type="float">
            <text:p>0.844344</text:p>
          </table:table-cell>
          <table:table-cell office:value-type="float" office:value="0.6589134" calcext:value-type="float">
            <text:p>0.6589134</text:p>
          </table:table-cell>
          <table:table-cell office:value-type="float" office:value="0.3417578" calcext:value-type="float">
            <text:p>0.3417578</text:p>
          </table:table-cell>
          <table:table-cell office:value-type="float" office:value="0.1411666" calcext:value-type="float">
            <text:p>0.1411666</text:p>
          </table:table-cell>
          <table:table-cell office:value-type="float" office:value="26.71247" calcext:value-type="float">
            <text:p>26.71247</text:p>
          </table:table-cell>
          <table:table-cell office:value-type="float" office:value="0" calcext:value-type="float">
            <text:p>0</text:p>
          </table:table-cell>
          <table:table-cell office:value-type="float" office:value="-0.803106" calcext:value-type="float">
            <text:p>-0.8031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25.9739" calcext:value-type="float">
            <text:p>25.9739</text:p>
          </table:table-cell>
          <table:table-cell office:value-type="float" office:value="448.8015" calcext:value-type="float">
            <text:p>448.801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859566" calcext:value-type="float">
            <text:p>0.06859566</text:p>
          </table:table-cell>
          <table:table-cell office:value-type="float" office:value="3.624062" calcext:value-type="float">
            <text:p>3.624062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26151" calcext:value-type="float">
            <text:p>0.0172615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30221" calcext:value-type="float">
            <text:p>4.130221</text:p>
          </table:table-cell>
          <table:table-cell office:value-type="float" office:value="-0.3200146" calcext:value-type="float">
            <text:p>-0.3200146</text:p>
          </table:table-cell>
          <table:table-cell office:value-type="float" office:value="-0.2208765" calcext:value-type="float">
            <text:p>-0.2208765</text:p>
          </table:table-cell>
          <table:table-cell office:value-type="float" office:value="0.0006406404" calcext:value-type="float">
            <text:p>0.0006406404</text:p>
          </table:table-cell>
          <table:table-cell office:value-type="float" office:value="8.394037" calcext:value-type="float">
            <text:p>8.394037</text:p>
          </table:table-cell>
          <table:table-cell office:value-type="float" office:value="0.03016523" calcext:value-type="float">
            <text:p>0.03016523</text:p>
          </table:table-cell>
          <table:table-cell office:value-type="float" office:value="0.08548056" calcext:value-type="float">
            <text:p>0.08548056</text:p>
          </table:table-cell>
          <table:table-cell office:value-type="float" office:value="0.06959683" calcext:value-type="float">
            <text:p>0.06959683</text:p>
          </table:table-cell>
          <table:table-cell office:value-type="float" office:value="0.06251779" calcext:value-type="float">
            <text:p>0.06251779</text:p>
          </table:table-cell>
          <table:table-cell office:value-type="float" office:value="0.04568006" calcext:value-type="float">
            <text:p>0.04568006</text:p>
          </table:table-cell>
          <table:table-cell office:value-type="float" office:value="0.03945369" calcext:value-type="float">
            <text:p>0.03945369</text:p>
          </table:table-cell>
          <table:table-cell office:value-type="float" office:value="0.05038901" calcext:value-type="float">
            <text:p>0.05038901</text:p>
          </table:table-cell>
          <table:table-cell office:value-type="float" office:value="0.02344042" calcext:value-type="float">
            <text:p>0.02344042</text:p>
          </table:table-cell>
          <table:table-cell office:value-type="float" office:value="0.1001629" calcext:value-type="float">
            <text:p>0.1001629</text:p>
          </table:table-cell>
          <table:table-cell office:value-type="float" office:value="0.4954264" calcext:value-type="float">
            <text:p>0.4954264</text:p>
          </table:table-cell>
          <table:table-cell office:value-type="float" office:value="0.696868" calcext:value-type="float">
            <text:p>0.696868</text:p>
          </table:table-cell>
          <table:table-cell office:value-type="float" office:value="0.888777" calcext:value-type="float">
            <text:p>0.888777</text:p>
          </table:table-cell>
          <table:table-cell office:value-type="float" office:value="0.8220234" calcext:value-type="float">
            <text:p>0.8220234</text:p>
          </table:table-cell>
          <table:table-cell office:value-type="float" office:value="0.6358681" calcext:value-type="float">
            <text:p>0.6358681</text:p>
          </table:table-cell>
          <table:table-cell office:value-type="float" office:value="0.3285253" calcext:value-type="float">
            <text:p>0.3285253</text:p>
          </table:table-cell>
          <table:table-cell office:value-type="float" office:value="0.1457535" calcext:value-type="float">
            <text:p>0.1457535</text:p>
          </table:table-cell>
          <table:table-cell office:value-type="float" office:value="24.24541" calcext:value-type="float">
            <text:p>24.24541</text:p>
          </table:table-cell>
          <table:table-cell office:value-type="float" office:value="0" calcext:value-type="float">
            <text:p>0</text:p>
          </table:table-cell>
          <table:table-cell office:value-type="float" office:value="-0.8032331" calcext:value-type="float">
            <text:p>-0.80323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25.95462" calcext:value-type="float">
            <text:p>25.95462</text:p>
          </table:table-cell>
          <table:table-cell office:value-type="float" office:value="448.8107" calcext:value-type="float">
            <text:p>448.8107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739537" calcext:value-type="float">
            <text:p>0.06739537</text:p>
          </table:table-cell>
          <table:table-cell office:value-type="float" office:value="3.625117" calcext:value-type="float">
            <text:p>3.625117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44068" calcext:value-type="float">
            <text:p>0.01744068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37581" calcext:value-type="float">
            <text:p>4.137581</text:p>
          </table:table-cell>
          <table:table-cell office:value-type="float" office:value="-0.3201098" calcext:value-type="float">
            <text:p>-0.3201098</text:p>
          </table:table-cell>
          <table:table-cell office:value-type="float" office:value="-0.2208658" calcext:value-type="float">
            <text:p>-0.2208658</text:p>
          </table:table-cell>
          <table:table-cell office:value-type="float" office:value="0.000640646" calcext:value-type="float">
            <text:p>0.000640646</text:p>
          </table:table-cell>
          <table:table-cell office:value-type="float" office:value="8.514398" calcext:value-type="float">
            <text:p>8.514398</text:p>
          </table:table-cell>
          <table:table-cell office:value-type="float" office:value="0.0325294" calcext:value-type="float">
            <text:p>0.0325294</text:p>
          </table:table-cell>
          <table:table-cell office:value-type="float" office:value="0.08695187" calcext:value-type="float">
            <text:p>0.08695187</text:p>
          </table:table-cell>
          <table:table-cell office:value-type="float" office:value="0.06834754" calcext:value-type="float">
            <text:p>0.06834754</text:p>
          </table:table-cell>
          <table:table-cell office:value-type="float" office:value="0.06077706" calcext:value-type="float">
            <text:p>0.06077706</text:p>
          </table:table-cell>
          <table:table-cell office:value-type="float" office:value="0.04425629" calcext:value-type="float">
            <text:p>0.04425629</text:p>
          </table:table-cell>
          <table:table-cell office:value-type="float" office:value="0.03819969" calcext:value-type="float">
            <text:p>0.03819969</text:p>
          </table:table-cell>
          <table:table-cell office:value-type="float" office:value="0.05064215" calcext:value-type="float">
            <text:p>0.05064215</text:p>
          </table:table-cell>
          <table:table-cell office:value-type="float" office:value="0.02368286" calcext:value-type="float">
            <text:p>0.02368286</text:p>
          </table:table-cell>
          <table:table-cell office:value-type="float" office:value="0.1000715" calcext:value-type="float">
            <text:p>0.1000715</text:p>
          </table:table-cell>
          <table:table-cell office:value-type="float" office:value="0.5316881" calcext:value-type="float">
            <text:p>0.5316881</text:p>
          </table:table-cell>
          <table:table-cell office:value-type="float" office:value="0.7299307" calcext:value-type="float">
            <text:p>0.7299307</text:p>
          </table:table-cell>
          <table:table-cell office:value-type="float" office:value="0.900144" calcext:value-type="float">
            <text:p>0.900144</text:p>
          </table:table-cell>
          <table:table-cell office:value-type="float" office:value="0.8115528" calcext:value-type="float">
            <text:p>0.8115528</text:p>
          </table:table-cell>
          <table:table-cell office:value-type="float" office:value="0.6270077" calcext:value-type="float">
            <text:p>0.6270077</text:p>
          </table:table-cell>
          <table:table-cell office:value-type="float" office:value="0.3220755" calcext:value-type="float">
            <text:p>0.3220755</text:p>
          </table:table-cell>
          <table:table-cell office:value-type="float" office:value="0.149151" calcext:value-type="float">
            <text:p>0.149151</text:p>
          </table:table-cell>
          <table:table-cell office:value-type="float" office:value="22.48652" calcext:value-type="float">
            <text:p>22.48652</text:p>
          </table:table-cell>
          <table:table-cell office:value-type="float" office:value="0" calcext:value-type="float">
            <text:p>0</text:p>
          </table:table-cell>
          <table:table-cell office:value-type="float" office:value="-0.8033373" calcext:value-type="float">
            <text:p>-0.803337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25.93287" calcext:value-type="float">
            <text:p>25.93287</text:p>
          </table:table-cell>
          <table:table-cell office:value-type="float" office:value="448.823" calcext:value-type="float">
            <text:p>448.823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649986" calcext:value-type="float">
            <text:p>0.06649986</text:p>
          </table:table-cell>
          <table:table-cell office:value-type="float" office:value="3.62707" calcext:value-type="float">
            <text:p>3.62707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55929" calcext:value-type="float">
            <text:p>0.0175592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42999" calcext:value-type="float">
            <text:p>4.142999</text:p>
          </table:table-cell>
          <table:table-cell office:value-type="float" office:value="-0.3202756" calcext:value-type="float">
            <text:p>-0.3202756</text:p>
          </table:table-cell>
          <table:table-cell office:value-type="float" office:value="-0.2208536" calcext:value-type="float">
            <text:p>-0.2208536</text:p>
          </table:table-cell>
          <table:table-cell office:value-type="float" office:value="0.0006406516" calcext:value-type="float">
            <text:p>0.0006406516</text:p>
          </table:table-cell>
          <table:table-cell office:value-type="float" office:value="8.670723" calcext:value-type="float">
            <text:p>8.670723</text:p>
          </table:table-cell>
          <table:table-cell office:value-type="float" office:value="0.03291031" calcext:value-type="float">
            <text:p>0.03291031</text:p>
          </table:table-cell>
          <table:table-cell office:value-type="float" office:value="0.08626006" calcext:value-type="float">
            <text:p>0.08626006</text:p>
          </table:table-cell>
          <table:table-cell office:value-type="float" office:value="0.06655316" calcext:value-type="float">
            <text:p>0.06655316</text:p>
          </table:table-cell>
          <table:table-cell office:value-type="float" office:value="0.05900963" calcext:value-type="float">
            <text:p>0.05900963</text:p>
          </table:table-cell>
          <table:table-cell office:value-type="float" office:value="0.04307396" calcext:value-type="float">
            <text:p>0.04307396</text:p>
          </table:table-cell>
          <table:table-cell office:value-type="float" office:value="0.03725629" calcext:value-type="float">
            <text:p>0.03725629</text:p>
          </table:table-cell>
          <table:table-cell office:value-type="float" office:value="0.05082965" calcext:value-type="float">
            <text:p>0.05082965</text:p>
          </table:table-cell>
          <table:table-cell office:value-type="float" office:value="0.02386535" calcext:value-type="float">
            <text:p>0.02386535</text:p>
          </table:table-cell>
          <table:table-cell office:value-type="float" office:value="0.1106277" calcext:value-type="float">
            <text:p>0.1106277</text:p>
          </table:table-cell>
          <table:table-cell office:value-type="float" office:value="0.5776289" calcext:value-type="float">
            <text:p>0.5776289</text:p>
          </table:table-cell>
          <table:table-cell office:value-type="float" office:value="0.7573453" calcext:value-type="float">
            <text:p>0.7573453</text:p>
          </table:table-cell>
          <table:table-cell office:value-type="float" office:value="0.9124747" calcext:value-type="float">
            <text:p>0.9124747</text:p>
          </table:table-cell>
          <table:table-cell office:value-type="float" office:value="0.8084139" calcext:value-type="float">
            <text:p>0.8084139</text:p>
          </table:table-cell>
          <table:table-cell office:value-type="float" office:value="0.6246707" calcext:value-type="float">
            <text:p>0.6246707</text:p>
          </table:table-cell>
          <table:table-cell office:value-type="float" office:value="0.3182893" calcext:value-type="float">
            <text:p>0.3182893</text:p>
          </table:table-cell>
          <table:table-cell office:value-type="float" office:value="0.1513889" calcext:value-type="float">
            <text:p>0.1513889</text:p>
          </table:table-cell>
          <table:table-cell office:value-type="float" office:value="21.38964" calcext:value-type="float">
            <text:p>21.38964</text:p>
          </table:table-cell>
          <table:table-cell office:value-type="float" office:value="0" calcext:value-type="float">
            <text:p>0</text:p>
          </table:table-cell>
          <table:table-cell office:value-type="float" office:value="-0.8034568" calcext:value-type="float">
            <text:p>-0.803456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25.91581" calcext:value-type="float">
            <text:p>25.91581</text:p>
          </table:table-cell>
          <table:table-cell office:value-type="float" office:value="448.8309" calcext:value-type="float">
            <text:p>448.8309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578658" calcext:value-type="float">
            <text:p>0.06578658</text:p>
          </table:table-cell>
          <table:table-cell office:value-type="float" office:value="3.630638" calcext:value-type="float">
            <text:p>3.630638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64347" calcext:value-type="float">
            <text:p>0.01764347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46966" calcext:value-type="float">
            <text:p>4.146966</text:p>
          </table:table-cell>
          <table:table-cell office:value-type="float" office:value="-0.320347" calcext:value-type="float">
            <text:p>-0.320347</text:p>
          </table:table-cell>
          <table:table-cell office:value-type="float" office:value="-0.2208418" calcext:value-type="float">
            <text:p>-0.2208418</text:p>
          </table:table-cell>
          <table:table-cell office:value-type="float" office:value="0.0006406572" calcext:value-type="float">
            <text:p>0.0006406572</text:p>
          </table:table-cell>
          <table:table-cell office:value-type="float" office:value="8.762925" calcext:value-type="float">
            <text:p>8.762925</text:p>
          </table:table-cell>
          <table:table-cell office:value-type="float" office:value="0.02989724" calcext:value-type="float">
            <text:p>0.02989724</text:p>
          </table:table-cell>
          <table:table-cell office:value-type="float" office:value="0.08774881" calcext:value-type="float">
            <text:p>0.08774881</text:p>
          </table:table-cell>
          <table:table-cell office:value-type="float" office:value="0.06685133" calcext:value-type="float">
            <text:p>0.06685133</text:p>
          </table:table-cell>
          <table:table-cell office:value-type="float" office:value="0.05828697" calcext:value-type="float">
            <text:p>0.05828697</text:p>
          </table:table-cell>
          <table:table-cell office:value-type="float" office:value="0.04231482" calcext:value-type="float">
            <text:p>0.04231482</text:p>
          </table:table-cell>
          <table:table-cell office:value-type="float" office:value="0.03656899" calcext:value-type="float">
            <text:p>0.03656899</text:p>
          </table:table-cell>
          <table:table-cell office:value-type="float" office:value="0.05110903" calcext:value-type="float">
            <text:p>0.05110903</text:p>
          </table:table-cell>
          <table:table-cell office:value-type="float" office:value="0.02399522" calcext:value-type="float">
            <text:p>0.02399522</text:p>
          </table:table-cell>
          <table:table-cell office:value-type="float" office:value="0.0807422" calcext:value-type="float">
            <text:p>0.0807422</text:p>
          </table:table-cell>
          <table:table-cell office:value-type="float" office:value="0.5949034" calcext:value-type="float">
            <text:p>0.5949034</text:p>
          </table:table-cell>
          <table:table-cell office:value-type="float" office:value="0.803521" calcext:value-type="float">
            <text:p>0.803521</text:p>
          </table:table-cell>
          <table:table-cell office:value-type="float" office:value="0.9372298" calcext:value-type="float">
            <text:p>0.9372298</text:p>
          </table:table-cell>
          <table:table-cell office:value-type="float" office:value="0.8110114" calcext:value-type="float">
            <text:p>0.8110114</text:p>
          </table:table-cell>
          <table:table-cell office:value-type="float" office:value="0.6262121" calcext:value-type="float">
            <text:p>0.6262121</text:p>
          </table:table-cell>
          <table:table-cell office:value-type="float" office:value="0.3187128" calcext:value-type="float">
            <text:p>0.3187128</text:p>
          </table:table-cell>
          <table:table-cell office:value-type="float" office:value="0.1526913" calcext:value-type="float">
            <text:p>0.1526913</text:p>
          </table:table-cell>
          <table:table-cell office:value-type="float" office:value="20.16018" calcext:value-type="float">
            <text:p>20.16018</text:p>
          </table:table-cell>
          <table:table-cell office:value-type="float" office:value="0" calcext:value-type="float">
            <text:p>0</text:p>
          </table:table-cell>
          <table:table-cell office:value-type="float" office:value="-0.8035391" calcext:value-type="float">
            <text:p>-0.80353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25.90211" calcext:value-type="float">
            <text:p>25.90211</text:p>
          </table:table-cell>
          <table:table-cell office:value-type="float" office:value="448.8358" calcext:value-type="float">
            <text:p>448.835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54956" calcext:value-type="float">
            <text:p>0.0654956</text:p>
          </table:table-cell>
          <table:table-cell office:value-type="float" office:value="3.633587" calcext:value-type="float">
            <text:p>3.633587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71095" calcext:value-type="float">
            <text:p>0.01771095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50363" calcext:value-type="float">
            <text:p>4.150363</text:p>
          </table:table-cell>
          <table:table-cell office:value-type="float" office:value="-0.3203848" calcext:value-type="float">
            <text:p>-0.3203848</text:p>
          </table:table-cell>
          <table:table-cell office:value-type="float" office:value="-0.2208301" calcext:value-type="float">
            <text:p>-0.2208301</text:p>
          </table:table-cell>
          <table:table-cell office:value-type="float" office:value="0.0006406628" calcext:value-type="float">
            <text:p>0.0006406628</text:p>
          </table:table-cell>
          <table:table-cell office:value-type="float" office:value="8.823984" calcext:value-type="float">
            <text:p>8.823984</text:p>
          </table:table-cell>
          <table:table-cell office:value-type="float" office:value="0.03217883" calcext:value-type="float">
            <text:p>0.03217883</text:p>
          </table:table-cell>
          <table:table-cell office:value-type="float" office:value="0.08987483" calcext:value-type="float">
            <text:p>0.08987483</text:p>
          </table:table-cell>
          <table:table-cell office:value-type="float" office:value="0.06773889" calcext:value-type="float">
            <text:p>0.06773889</text:p>
          </table:table-cell>
          <table:table-cell office:value-type="float" office:value="0.0584904" calcext:value-type="float">
            <text:p>0.0584904</text:p>
          </table:table-cell>
          <table:table-cell office:value-type="float" office:value="0.04204297" calcext:value-type="float">
            <text:p>0.04204297</text:p>
          </table:table-cell>
          <table:table-cell office:value-type="float" office:value="0.03624693" calcext:value-type="float">
            <text:p>0.03624693</text:p>
          </table:table-cell>
          <table:table-cell office:value-type="float" office:value="0.05145318" calcext:value-type="float">
            <text:p>0.05145318</text:p>
          </table:table-cell>
          <table:table-cell office:value-type="float" office:value="0.02410551" calcext:value-type="float">
            <text:p>0.02410551</text:p>
          </table:table-cell>
          <table:table-cell office:value-type="float" office:value="0.06244376" calcext:value-type="float">
            <text:p>0.06244376</text:p>
          </table:table-cell>
          <table:table-cell office:value-type="float" office:value="0.5961672" calcext:value-type="float">
            <text:p>0.5961672</text:p>
          </table:table-cell>
          <table:table-cell office:value-type="float" office:value="0.830719" calcext:value-type="float">
            <text:p>0.830719</text:p>
          </table:table-cell>
          <table:table-cell office:value-type="float" office:value="0.9616312" calcext:value-type="float">
            <text:p>0.9616312</text:p>
          </table:table-cell>
          <table:table-cell office:value-type="float" office:value="0.818715" calcext:value-type="float">
            <text:p>0.818715</text:p>
          </table:table-cell>
          <table:table-cell office:value-type="float" office:value="0.6320525" calcext:value-type="float">
            <text:p>0.6320525</text:p>
          </table:table-cell>
          <table:table-cell office:value-type="float" office:value="0.3209019" calcext:value-type="float">
            <text:p>0.3209019</text:p>
          </table:table-cell>
          <table:table-cell office:value-type="float" office:value="0.1535374" calcext:value-type="float">
            <text:p>0.1535374</text:p>
          </table:table-cell>
          <table:table-cell office:value-type="float" office:value="19.22742" calcext:value-type="float">
            <text:p>19.22742</text:p>
          </table:table-cell>
          <table:table-cell office:value-type="float" office:value="0" calcext:value-type="float">
            <text:p>0</text:p>
          </table:table-cell>
          <table:table-cell office:value-type="float" office:value="-0.8035914" calcext:value-type="float">
            <text:p>-0.80359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25.89013" calcext:value-type="float">
            <text:p>25.89013</text:p>
          </table:table-cell>
          <table:table-cell office:value-type="float" office:value="448.8405" calcext:value-type="float">
            <text:p>448.840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543696" calcext:value-type="float">
            <text:p>0.06543696</text:p>
          </table:table-cell>
          <table:table-cell office:value-type="float" office:value="3.635342" calcext:value-type="float">
            <text:p>3.635342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7601" calcext:value-type="float">
            <text:p>0.017760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53018" calcext:value-type="float">
            <text:p>4.153018</text:p>
          </table:table-cell>
          <table:table-cell office:value-type="float" office:value="-0.3204647" calcext:value-type="float">
            <text:p>-0.3204647</text:p>
          </table:table-cell>
          <table:table-cell office:value-type="float" office:value="-0.2208163" calcext:value-type="float">
            <text:p>-0.2208163</text:p>
          </table:table-cell>
          <table:table-cell office:value-type="float" office:value="0.0006406671" calcext:value-type="float">
            <text:p>0.0006406671</text:p>
          </table:table-cell>
          <table:table-cell office:value-type="float" office:value="8.889909" calcext:value-type="float">
            <text:p>8.889909</text:p>
          </table:table-cell>
          <table:table-cell office:value-type="float" office:value="0.03174997" calcext:value-type="float">
            <text:p>0.03174997</text:p>
          </table:table-cell>
          <table:table-cell office:value-type="float" office:value="0.08848379" calcext:value-type="float">
            <text:p>0.08848379</text:p>
          </table:table-cell>
          <table:table-cell office:value-type="float" office:value="0.06808928" calcext:value-type="float">
            <text:p>0.06808928</text:p>
          </table:table-cell>
          <table:table-cell office:value-type="float" office:value="0.05875052" calcext:value-type="float">
            <text:p>0.05875052</text:p>
          </table:table-cell>
          <table:table-cell office:value-type="float" office:value="0.04208153" calcext:value-type="float">
            <text:p>0.04208153</text:p>
          </table:table-cell>
          <table:table-cell office:value-type="float" office:value="0.03634024" calcext:value-type="float">
            <text:p>0.03634024</text:p>
          </table:table-cell>
          <table:table-cell office:value-type="float" office:value="0.05168967" calcext:value-type="float">
            <text:p>0.05168967</text:p>
          </table:table-cell>
          <table:table-cell office:value-type="float" office:value="0.02423417" calcext:value-type="float">
            <text:p>0.02423417</text:p>
          </table:table-cell>
          <table:table-cell office:value-type="float" office:value="0.1607271" calcext:value-type="float">
            <text:p>0.1607271</text:p>
          </table:table-cell>
          <table:table-cell office:value-type="float" office:value="0.6061984" calcext:value-type="float">
            <text:p>0.6061984</text:p>
          </table:table-cell>
          <table:table-cell office:value-type="float" office:value="0.8323058" calcext:value-type="float">
            <text:p>0.8323058</text:p>
          </table:table-cell>
          <table:table-cell office:value-type="float" office:value="0.9700571" calcext:value-type="float">
            <text:p>0.9700571</text:p>
          </table:table-cell>
          <table:table-cell office:value-type="float" office:value="0.8237355" calcext:value-type="float">
            <text:p>0.8237355</text:p>
          </table:table-cell>
          <table:table-cell office:value-type="float" office:value="0.6368202" calcext:value-type="float">
            <text:p>0.6368202</text:p>
          </table:table-cell>
          <table:table-cell office:value-type="float" office:value="0.3199384" calcext:value-type="float">
            <text:p>0.3199384</text:p>
          </table:table-cell>
          <table:table-cell office:value-type="float" office:value="0.1545824" calcext:value-type="float">
            <text:p>0.1545824</text:p>
          </table:table-cell>
          <table:table-cell office:value-type="float" office:value="18.83477" calcext:value-type="float">
            <text:p>18.83477</text:p>
          </table:table-cell>
          <table:table-cell office:value-type="float" office:value="0" calcext:value-type="float">
            <text:p>0</text:p>
          </table:table-cell>
          <table:table-cell office:value-type="float" office:value="-0.8036377" calcext:value-type="float">
            <text:p>-0.803637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25.8836" calcext:value-type="float">
            <text:p>25.8836</text:p>
          </table:table-cell>
          <table:table-cell office:value-type="float" office:value="448.8404" calcext:value-type="float">
            <text:p>448.840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655339" calcext:value-type="float">
            <text:p>0.06655339</text:p>
          </table:table-cell>
          <table:table-cell office:value-type="float" office:value="3.635643" calcext:value-type="float">
            <text:p>3.635643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8058" calcext:value-type="float">
            <text:p>0.0178058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55402" calcext:value-type="float">
            <text:p>4.155402</text:p>
          </table:table-cell>
          <table:table-cell office:value-type="float" office:value="-0.320521" calcext:value-type="float">
            <text:p>-0.320521</text:p>
          </table:table-cell>
          <table:table-cell office:value-type="float" office:value="-0.2207996" calcext:value-type="float">
            <text:p>-0.2207996</text:p>
          </table:table-cell>
          <table:table-cell office:value-type="float" office:value="0.0006406699" calcext:value-type="float">
            <text:p>0.0006406699</text:p>
          </table:table-cell>
          <table:table-cell office:value-type="float" office:value="8.90381" calcext:value-type="float">
            <text:p>8.90381</text:p>
          </table:table-cell>
          <table:table-cell office:value-type="float" office:value="0.0332169" calcext:value-type="float">
            <text:p>0.0332169</text:p>
          </table:table-cell>
          <table:table-cell office:value-type="float" office:value="0.09246463" calcext:value-type="float">
            <text:p>0.09246463</text:p>
          </table:table-cell>
          <table:table-cell office:value-type="float" office:value="0.07030012" calcext:value-type="float">
            <text:p>0.07030012</text:p>
          </table:table-cell>
          <table:table-cell office:value-type="float" office:value="0.05990969" calcext:value-type="float">
            <text:p>0.05990969</text:p>
          </table:table-cell>
          <table:table-cell office:value-type="float" office:value="0.04258537" calcext:value-type="float">
            <text:p>0.04258537</text:p>
          </table:table-cell>
          <table:table-cell office:value-type="float" office:value="0.03686091" calcext:value-type="float">
            <text:p>0.03686091</text:p>
          </table:table-cell>
          <table:table-cell office:value-type="float" office:value="0.05174606" calcext:value-type="float">
            <text:p>0.05174606</text:p>
          </table:table-cell>
          <table:table-cell office:value-type="float" office:value="0.02437902" calcext:value-type="float">
            <text:p>0.02437902</text:p>
          </table:table-cell>
          <table:table-cell office:value-type="float" office:value="0.1126125" calcext:value-type="float">
            <text:p>0.1126125</text:p>
          </table:table-cell>
          <table:table-cell office:value-type="float" office:value="0.6628032" calcext:value-type="float">
            <text:p>0.6628032</text:p>
          </table:table-cell>
          <table:table-cell office:value-type="float" office:value="0.8453642" calcext:value-type="float">
            <text:p>0.8453642</text:p>
          </table:table-cell>
          <table:table-cell office:value-type="float" office:value="0.9719132" calcext:value-type="float">
            <text:p>0.9719132</text:p>
          </table:table-cell>
          <table:table-cell office:value-type="float" office:value="0.8252884" calcext:value-type="float">
            <text:p>0.8252884</text:p>
          </table:table-cell>
          <table:table-cell office:value-type="float" office:value="0.6363277" calcext:value-type="float">
            <text:p>0.6363277</text:p>
          </table:table-cell>
          <table:table-cell office:value-type="float" office:value="0.315093" calcext:value-type="float">
            <text:p>0.315093</text:p>
          </table:table-cell>
          <table:table-cell office:value-type="float" office:value="0.1558329" calcext:value-type="float">
            <text:p>0.1558329</text:p>
          </table:table-cell>
          <table:table-cell office:value-type="float" office:value="19.79378" calcext:value-type="float">
            <text:p>19.79378</text:p>
          </table:table-cell>
          <table:table-cell office:value-type="float" office:value="0" calcext:value-type="float">
            <text:p>0</text:p>
          </table:table-cell>
          <table:table-cell office:value-type="float" office:value="-0.8036418" calcext:value-type="float">
            <text:p>-0.80364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25.87762" calcext:value-type="float">
            <text:p>25.87762</text:p>
          </table:table-cell>
          <table:table-cell office:value-type="float" office:value="448.84" calcext:value-type="float">
            <text:p>448.8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778805" calcext:value-type="float">
            <text:p>0.06778805</text:p>
          </table:table-cell>
          <table:table-cell office:value-type="float" office:value="3.636367" calcext:value-type="float">
            <text:p>3.636367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84896" calcext:value-type="float">
            <text:p>0.01784896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57604" calcext:value-type="float">
            <text:p>4.157604</text:p>
          </table:table-cell>
          <table:table-cell office:value-type="float" office:value="-0.3205627" calcext:value-type="float">
            <text:p>-0.3205627</text:p>
          </table:table-cell>
          <table:table-cell office:value-type="float" office:value="-0.2207816" calcext:value-type="float">
            <text:p>-0.2207816</text:p>
          </table:table-cell>
          <table:table-cell office:value-type="float" office:value="0.0006406727" calcext:value-type="float">
            <text:p>0.0006406727</text:p>
          </table:table-cell>
          <table:table-cell office:value-type="float" office:value="8.912652" calcext:value-type="float">
            <text:p>8.912652</text:p>
          </table:table-cell>
          <table:table-cell office:value-type="float" office:value="0.03564313" calcext:value-type="float">
            <text:p>0.03564313</text:p>
          </table:table-cell>
          <table:table-cell office:value-type="float" office:value="0.09839082" calcext:value-type="float">
            <text:p>0.09839082</text:p>
          </table:table-cell>
          <table:table-cell office:value-type="float" office:value="0.07281156" calcext:value-type="float">
            <text:p>0.07281156</text:p>
          </table:table-cell>
          <table:table-cell office:value-type="float" office:value="0.06150635" calcext:value-type="float">
            <text:p>0.06150635</text:p>
          </table:table-cell>
          <table:table-cell office:value-type="float" office:value="0.04334109" calcext:value-type="float">
            <text:p>0.04334109</text:p>
          </table:table-cell>
          <table:table-cell office:value-type="float" office:value="0.03743853" calcext:value-type="float">
            <text:p>0.03743853</text:p>
          </table:table-cell>
          <table:table-cell office:value-type="float" office:value="0.0519297" calcext:value-type="float">
            <text:p>0.0519297</text:p>
          </table:table-cell>
          <table:table-cell office:value-type="float" office:value="0.02451401" calcext:value-type="float">
            <text:p>0.02451401</text:p>
          </table:table-cell>
          <table:table-cell office:value-type="float" office:value="0.1155318" calcext:value-type="float">
            <text:p>0.1155318</text:p>
          </table:table-cell>
          <table:table-cell office:value-type="float" office:value="0.7760369" calcext:value-type="float">
            <text:p>0.7760369</text:p>
          </table:table-cell>
          <table:table-cell office:value-type="float" office:value="0.856309" calcext:value-type="float">
            <text:p>0.856309</text:p>
          </table:table-cell>
          <table:table-cell office:value-type="float" office:value="0.9712026" calcext:value-type="float">
            <text:p>0.9712026</text:p>
          </table:table-cell>
          <table:table-cell office:value-type="float" office:value="0.8210674" calcext:value-type="float">
            <text:p>0.8210674</text:p>
          </table:table-cell>
          <table:table-cell office:value-type="float" office:value="0.6304471" calcext:value-type="float">
            <text:p>0.6304471</text:p>
          </table:table-cell>
          <table:table-cell office:value-type="float" office:value="0.3124081" calcext:value-type="float">
            <text:p>0.3124081</text:p>
          </table:table-cell>
          <table:table-cell office:value-type="float" office:value="0.156713" calcext:value-type="float">
            <text:p>0.156713</text:p>
          </table:table-cell>
          <table:table-cell office:value-type="float" office:value="20.74213" calcext:value-type="float">
            <text:p>20.74213</text:p>
          </table:table-cell>
          <table:table-cell office:value-type="float" office:value="0" calcext:value-type="float">
            <text:p>0</text:p>
          </table:table-cell>
          <table:table-cell office:value-type="float" office:value="-0.8036434" calcext:value-type="float">
            <text:p>-0.803643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25.8729" calcext:value-type="float">
            <text:p>25.8729</text:p>
          </table:table-cell>
          <table:table-cell office:value-type="float" office:value="448.8392" calcext:value-type="float">
            <text:p>448.839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899962" calcext:value-type="float">
            <text:p>0.06899962</text:p>
          </table:table-cell>
          <table:table-cell office:value-type="float" office:value="3.636768" calcext:value-type="float">
            <text:p>3.636768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88769" calcext:value-type="float">
            <text:p>0.0178876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59546" calcext:value-type="float">
            <text:p>4.159546</text:p>
          </table:table-cell>
          <table:table-cell office:value-type="float" office:value="-0.3205864" calcext:value-type="float">
            <text:p>-0.3205864</text:p>
          </table:table-cell>
          <table:table-cell office:value-type="float" office:value="-0.2207654" calcext:value-type="float">
            <text:p>-0.2207654</text:p>
          </table:table-cell>
          <table:table-cell office:value-type="float" office:value="0.0006406755" calcext:value-type="float">
            <text:p>0.0006406755</text:p>
          </table:table-cell>
          <table:table-cell office:value-type="float" office:value="8.918823" calcext:value-type="float">
            <text:p>8.918823</text:p>
          </table:table-cell>
          <table:table-cell office:value-type="float" office:value="0.03826775" calcext:value-type="float">
            <text:p>0.03826775</text:p>
          </table:table-cell>
          <table:table-cell office:value-type="float" office:value="0.1041858" calcext:value-type="float">
            <text:p>0.1041858</text:p>
          </table:table-cell>
          <table:table-cell office:value-type="float" office:value="0.07393088" calcext:value-type="float">
            <text:p>0.07393088</text:p>
          </table:table-cell>
          <table:table-cell office:value-type="float" office:value="0.0626658" calcext:value-type="float">
            <text:p>0.0626658</text:p>
          </table:table-cell>
          <table:table-cell office:value-type="float" office:value="0.04403352" calcext:value-type="float">
            <text:p>0.04403352</text:p>
          </table:table-cell>
          <table:table-cell office:value-type="float" office:value="0.0379888" calcext:value-type="float">
            <text:p>0.0379888</text:p>
          </table:table-cell>
          <table:table-cell office:value-type="float" office:value="0.05220244" calcext:value-type="float">
            <text:p>0.05220244</text:p>
          </table:table-cell>
          <table:table-cell office:value-type="float" office:value="0.0246396" calcext:value-type="float">
            <text:p>0.0246396</text:p>
          </table:table-cell>
          <table:table-cell office:value-type="float" office:value="0.1041461" calcext:value-type="float">
            <text:p>0.1041461</text:p>
          </table:table-cell>
          <table:table-cell office:value-type="float" office:value="0.967738" calcext:value-type="float">
            <text:p>0.967738</text:p>
          </table:table-cell>
          <table:table-cell office:value-type="float" office:value="0.8471345" calcext:value-type="float">
            <text:p>0.8471345</text:p>
          </table:table-cell>
          <table:table-cell office:value-type="float" office:value="0.9627604" calcext:value-type="float">
            <text:p>0.9627604</text:p>
          </table:table-cell>
          <table:table-cell office:value-type="float" office:value="0.8143147" calcext:value-type="float">
            <text:p>0.8143147</text:p>
          </table:table-cell>
          <table:table-cell office:value-type="float" office:value="0.6260166" calcext:value-type="float">
            <text:p>0.6260166</text:p>
          </table:table-cell>
          <table:table-cell office:value-type="float" office:value="0.3119363" calcext:value-type="float">
            <text:p>0.3119363</text:p>
          </table:table-cell>
          <table:table-cell office:value-type="float" office:value="0.1572314" calcext:value-type="float">
            <text:p>0.1572314</text:p>
          </table:table-cell>
          <table:table-cell office:value-type="float" office:value="21.8468" calcext:value-type="float">
            <text:p>21.8468</text:p>
          </table:table-cell>
          <table:table-cell office:value-type="float" office:value="0" calcext:value-type="float">
            <text:p>0</text:p>
          </table:table-cell>
          <table:table-cell office:value-type="float" office:value="-0.8036434" calcext:value-type="float">
            <text:p>-0.803643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25.86566" calcext:value-type="float">
            <text:p>25.86566</text:p>
          </table:table-cell>
          <table:table-cell office:value-type="float" office:value="448.8413" calcext:value-type="float">
            <text:p>448.8413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975544" calcext:value-type="float">
            <text:p>0.06975544</text:p>
          </table:table-cell>
          <table:table-cell office:value-type="float" office:value="3.63745" calcext:value-type="float">
            <text:p>3.6374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92412" calcext:value-type="float">
            <text:p>0.01792412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61432" calcext:value-type="float">
            <text:p>4.161432</text:p>
          </table:table-cell>
          <table:table-cell office:value-type="float" office:value="-0.3206573" calcext:value-type="float">
            <text:p>-0.3206573</text:p>
          </table:table-cell>
          <table:table-cell office:value-type="float" office:value="-0.2207553" calcext:value-type="float">
            <text:p>-0.2207553</text:p>
          </table:table-cell>
          <table:table-cell office:value-type="float" office:value="0.0006406783" calcext:value-type="float">
            <text:p>0.0006406783</text:p>
          </table:table-cell>
          <table:table-cell office:value-type="float" office:value="8.926896" calcext:value-type="float">
            <text:p>8.926896</text:p>
          </table:table-cell>
          <table:table-cell office:value-type="float" office:value="0.035505" calcext:value-type="float">
            <text:p>0.035505</text:p>
          </table:table-cell>
          <table:table-cell office:value-type="float" office:value="0.1022194" calcext:value-type="float">
            <text:p>0.1022194</text:p>
          </table:table-cell>
          <table:table-cell office:value-type="float" office:value="0.07532795" calcext:value-type="float">
            <text:p>0.07532795</text:p>
          </table:table-cell>
          <table:table-cell office:value-type="float" office:value="0.06326295" calcext:value-type="float">
            <text:p>0.06326295</text:p>
          </table:table-cell>
          <table:table-cell office:value-type="float" office:value="0.04450849" calcext:value-type="float">
            <text:p>0.04450849</text:p>
          </table:table-cell>
          <table:table-cell office:value-type="float" office:value="0.0384044" calcext:value-type="float">
            <text:p>0.0384044</text:p>
          </table:table-cell>
          <table:table-cell office:value-type="float" office:value="0.05242931" calcext:value-type="float">
            <text:p>0.05242931</text:p>
          </table:table-cell>
          <table:table-cell office:value-type="float" office:value="0.0247651" calcext:value-type="float">
            <text:p>0.0247651</text:p>
          </table:table-cell>
          <table:table-cell office:value-type="float" office:value="0.1383372" calcext:value-type="float">
            <text:p>0.1383372</text:p>
          </table:table-cell>
          <table:table-cell office:value-type="float" office:value="0.9476919" calcext:value-type="float">
            <text:p>0.9476919</text:p>
          </table:table-cell>
          <table:table-cell office:value-type="float" office:value="0.8888776" calcext:value-type="float">
            <text:p>0.8888776</text:p>
          </table:table-cell>
          <table:table-cell office:value-type="float" office:value="0.9628506" calcext:value-type="float">
            <text:p>0.9628506</text:p>
          </table:table-cell>
          <table:table-cell office:value-type="float" office:value="0.8084712" calcext:value-type="float">
            <text:p>0.8084712</text:p>
          </table:table-cell>
          <table:table-cell office:value-type="float" office:value="0.6220982" calcext:value-type="float">
            <text:p>0.6220982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1576713" calcext:value-type="float">
            <text:p>0.1576713</text:p>
          </table:table-cell>
          <table:table-cell office:value-type="float" office:value="22.64003" calcext:value-type="float">
            <text:p>22.64003</text:p>
          </table:table-cell>
          <table:table-cell office:value-type="float" office:value="0" calcext:value-type="float">
            <text:p>0</text:p>
          </table:table-cell>
          <table:table-cell office:value-type="float" office:value="-0.8036475" calcext:value-type="float">
            <text:p>-0.80364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25.85727" calcext:value-type="float">
            <text:p>25.85727</text:p>
          </table:table-cell>
          <table:table-cell office:value-type="float" office:value="448.8444" calcext:value-type="float">
            <text:p>448.844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043535" calcext:value-type="float">
            <text:p>0.07043535</text:p>
          </table:table-cell>
          <table:table-cell office:value-type="float" office:value="3.63841" calcext:value-type="float">
            <text:p>3.63841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96052" calcext:value-type="float">
            <text:p>0.01796052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63284" calcext:value-type="float">
            <text:p>4.163284</text:p>
          </table:table-cell>
          <table:table-cell office:value-type="float" office:value="-0.3207597" calcext:value-type="float">
            <text:p>-0.3207597</text:p>
          </table:table-cell>
          <table:table-cell office:value-type="float" office:value="-0.2207478" calcext:value-type="float">
            <text:p>-0.2207478</text:p>
          </table:table-cell>
          <table:table-cell office:value-type="float" office:value="0.0006406811" calcext:value-type="float">
            <text:p>0.0006406811</text:p>
          </table:table-cell>
          <table:table-cell office:value-type="float" office:value="8.939476" calcext:value-type="float">
            <text:p>8.939476</text:p>
          </table:table-cell>
          <table:table-cell office:value-type="float" office:value="0.03483208" calcext:value-type="float">
            <text:p>0.03483208</text:p>
          </table:table-cell>
          <table:table-cell office:value-type="float" office:value="0.099102" calcext:value-type="float">
            <text:p>0.099102</text:p>
          </table:table-cell>
          <table:table-cell office:value-type="float" office:value="0.07697801" calcext:value-type="float">
            <text:p>0.07697801</text:p>
          </table:table-cell>
          <table:table-cell office:value-type="float" office:value="0.06408763" calcext:value-type="float">
            <text:p>0.06408763</text:p>
          </table:table-cell>
          <table:table-cell office:value-type="float" office:value="0.0450415" calcext:value-type="float">
            <text:p>0.0450415</text:p>
          </table:table-cell>
          <table:table-cell office:value-type="float" office:value="0.03884211" calcext:value-type="float">
            <text:p>0.03884211</text:p>
          </table:table-cell>
          <table:table-cell office:value-type="float" office:value="0.05259028" calcext:value-type="float">
            <text:p>0.05259028</text:p>
          </table:table-cell>
          <table:table-cell office:value-type="float" office:value="0.02489274" calcext:value-type="float">
            <text:p>0.02489274</text:p>
          </table:table-cell>
          <table:table-cell office:value-type="float" office:value="0.2085097" calcext:value-type="float">
            <text:p>0.2085097</text:p>
          </table:table-cell>
          <table:table-cell office:value-type="float" office:value="0.8374382" calcext:value-type="float">
            <text:p>0.8374382</text:p>
          </table:table-cell>
          <table:table-cell office:value-type="float" office:value="0.9323682" calcext:value-type="float">
            <text:p>0.9323682</text:p>
          </table:table-cell>
          <table:table-cell office:value-type="float" office:value="0.9795044" calcext:value-type="float">
            <text:p>0.9795044</text:p>
          </table:table-cell>
          <table:table-cell office:value-type="float" office:value="0.8082913" calcext:value-type="float">
            <text:p>0.8082913</text:p>
          </table:table-cell>
          <table:table-cell office:value-type="float" office:value="0.6189412" calcext:value-type="float">
            <text:p>0.6189412</text:p>
          </table:table-cell>
          <table:table-cell office:value-type="float" office:value="0.31014" calcext:value-type="float">
            <text:p>0.31014</text:p>
          </table:table-cell>
          <table:table-cell office:value-type="float" office:value="0.1581308" calcext:value-type="float">
            <text:p>0.1581308</text:p>
          </table:table-cell>
          <table:table-cell office:value-type="float" office:value="23.26103" calcext:value-type="float">
            <text:p>23.26103</text:p>
          </table:table-cell>
          <table:table-cell office:value-type="float" office:value="0" calcext:value-type="float">
            <text:p>0</text:p>
          </table:table-cell>
          <table:table-cell office:value-type="float" office:value="-0.8036532" calcext:value-type="float">
            <text:p>-0.803653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25.84975" calcext:value-type="float">
            <text:p>25.84975</text:p>
          </table:table-cell>
          <table:table-cell office:value-type="float" office:value="448.848" calcext:value-type="float">
            <text:p>448.84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109509" calcext:value-type="float">
            <text:p>0.07109509</text:p>
          </table:table-cell>
          <table:table-cell office:value-type="float" office:value="3.63802" calcext:value-type="float">
            <text:p>3.63802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799689" calcext:value-type="float">
            <text:p>0.0179968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65221" calcext:value-type="float">
            <text:p>4.165221</text:p>
          </table:table-cell>
          <table:table-cell office:value-type="float" office:value="-0.3208829" calcext:value-type="float">
            <text:p>-0.3208829</text:p>
          </table:table-cell>
          <table:table-cell office:value-type="float" office:value="-0.220739" calcext:value-type="float">
            <text:p>-0.220739</text:p>
          </table:table-cell>
          <table:table-cell office:value-type="float" office:value="0.0006406839" calcext:value-type="float">
            <text:p>0.0006406839</text:p>
          </table:table-cell>
          <table:table-cell office:value-type="float" office:value="8.957002" calcext:value-type="float">
            <text:p>8.957002</text:p>
          </table:table-cell>
          <table:table-cell office:value-type="float" office:value="0.03413811" calcext:value-type="float">
            <text:p>0.03413811</text:p>
          </table:table-cell>
          <table:table-cell office:value-type="float" office:value="0.09724708" calcext:value-type="float">
            <text:p>0.09724708</text:p>
          </table:table-cell>
          <table:table-cell office:value-type="float" office:value="0.0784674" calcext:value-type="float">
            <text:p>0.0784674</text:p>
          </table:table-cell>
          <table:table-cell office:value-type="float" office:value="0.06500752" calcext:value-type="float">
            <text:p>0.06500752</text:p>
          </table:table-cell>
          <table:table-cell office:value-type="float" office:value="0.04570456" calcext:value-type="float">
            <text:p>0.04570456</text:p>
          </table:table-cell>
          <table:table-cell office:value-type="float" office:value="0.03937728" calcext:value-type="float">
            <text:p>0.03937728</text:p>
          </table:table-cell>
          <table:table-cell office:value-type="float" office:value="0.05275244" calcext:value-type="float">
            <text:p>0.05275244</text:p>
          </table:table-cell>
          <table:table-cell office:value-type="float" office:value="0.02502566" calcext:value-type="float">
            <text:p>0.02502566</text:p>
          </table:table-cell>
          <table:table-cell office:value-type="float" office:value="0.1843217" calcext:value-type="float">
            <text:p>0.1843217</text:p>
          </table:table-cell>
          <table:table-cell office:value-type="float" office:value="0.7341543" calcext:value-type="float">
            <text:p>0.7341543</text:p>
          </table:table-cell>
          <table:table-cell office:value-type="float" office:value="0.9623951" calcext:value-type="float">
            <text:p>0.9623951</text:p>
          </table:table-cell>
          <table:table-cell office:value-type="float" office:value="0.9989102" calcext:value-type="float">
            <text:p>0.9989102</text:p>
          </table:table-cell>
          <table:table-cell office:value-type="float" office:value="0.8131905" calcext:value-type="float">
            <text:p>0.8131905</text:p>
          </table:table-cell>
          <table:table-cell office:value-type="float" office:value="0.6178516" calcext:value-type="float">
            <text:p>0.6178516</text:p>
          </table:table-cell>
          <table:table-cell office:value-type="float" office:value="0.3080761" calcext:value-type="float">
            <text:p>0.3080761</text:p>
          </table:table-cell>
          <table:table-cell office:value-type="float" office:value="0.158636" calcext:value-type="float">
            <text:p>0.158636</text:p>
          </table:table-cell>
          <table:table-cell office:value-type="float" office:value="23.79725" calcext:value-type="float">
            <text:p>23.79725</text:p>
          </table:table-cell>
          <table:table-cell office:value-type="float" office:value="0" calcext:value-type="float">
            <text:p>0</text:p>
          </table:table-cell>
          <table:table-cell office:value-type="float" office:value="-0.8036618" calcext:value-type="float">
            <text:p>-0.80366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25.84095" calcext:value-type="float">
            <text:p>25.84095</text:p>
          </table:table-cell>
          <table:table-cell office:value-type="float" office:value="448.8522" calcext:value-type="float">
            <text:p>448.852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151042" calcext:value-type="float">
            <text:p>0.07151042</text:p>
          </table:table-cell>
          <table:table-cell office:value-type="float" office:value="3.638497" calcext:value-type="float">
            <text:p>3.638497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03363" calcext:value-type="float">
            <text:p>0.01803363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67092" calcext:value-type="float">
            <text:p>4.167092</text:p>
          </table:table-cell>
          <table:table-cell office:value-type="float" office:value="-0.3210387" calcext:value-type="float">
            <text:p>-0.3210387</text:p>
          </table:table-cell>
          <table:table-cell office:value-type="float" office:value="-0.2207303" calcext:value-type="float">
            <text:p>-0.2207303</text:p>
          </table:table-cell>
          <table:table-cell office:value-type="float" office:value="0.0006406867" calcext:value-type="float">
            <text:p>0.0006406867</text:p>
          </table:table-cell>
          <table:table-cell office:value-type="float" office:value="8.981871" calcext:value-type="float">
            <text:p>8.981871</text:p>
          </table:table-cell>
          <table:table-cell office:value-type="float" office:value="0.03501813" calcext:value-type="float">
            <text:p>0.03501813</text:p>
          </table:table-cell>
          <table:table-cell office:value-type="float" office:value="0.09687266" calcext:value-type="float">
            <text:p>0.09687266</text:p>
          </table:table-cell>
          <table:table-cell office:value-type="float" office:value="0.07874645" calcext:value-type="float">
            <text:p>0.07874645</text:p>
          </table:table-cell>
          <table:table-cell office:value-type="float" office:value="0.06551198" calcext:value-type="float">
            <text:p>0.06551198</text:p>
          </table:table-cell>
          <table:table-cell office:value-type="float" office:value="0.04630576" calcext:value-type="float">
            <text:p>0.04630576</text:p>
          </table:table-cell>
          <table:table-cell office:value-type="float" office:value="0.03989035" calcext:value-type="float">
            <text:p>0.03989035</text:p>
          </table:table-cell>
          <table:table-cell office:value-type="float" office:value="0.05293827" calcext:value-type="float">
            <text:p>0.05293827</text:p>
          </table:table-cell>
          <table:table-cell office:value-type="float" office:value="0.02516473" calcext:value-type="float">
            <text:p>0.02516473</text:p>
          </table:table-cell>
          <table:table-cell office:value-type="float" office:value="0.224013" calcext:value-type="float">
            <text:p>0.224013</text:p>
          </table:table-cell>
          <table:table-cell office:value-type="float" office:value="0.7032425" calcext:value-type="float">
            <text:p>0.7032425</text:p>
          </table:table-cell>
          <table:table-cell office:value-type="float" office:value="0.9727427" calcext:value-type="float">
            <text:p>0.9727427</text:p>
          </table:table-cell>
          <table:table-cell office:value-type="float" office:value="1.015088" calcext:value-type="float">
            <text:p>1.015088</text:p>
          </table:table-cell>
          <table:table-cell office:value-type="float" office:value="0.8189512" calcext:value-type="float">
            <text:p>0.8189512</text:p>
          </table:table-cell>
          <table:table-cell office:value-type="float" office:value="0.6181652" calcext:value-type="float">
            <text:p>0.6181652</text:p>
          </table:table-cell>
          <table:table-cell office:value-type="float" office:value="0.3058721" calcext:value-type="float">
            <text:p>0.3058721</text:p>
          </table:table-cell>
          <table:table-cell office:value-type="float" office:value="0.1592135" calcext:value-type="float">
            <text:p>0.1592135</text:p>
          </table:table-cell>
          <table:table-cell office:value-type="float" office:value="24.03172" calcext:value-type="float">
            <text:p>24.03172</text:p>
          </table:table-cell>
          <table:table-cell office:value-type="float" office:value="0" calcext:value-type="float">
            <text:p>0</text:p>
          </table:table-cell>
          <table:table-cell office:value-type="float" office:value="-0.803675" calcext:value-type="float">
            <text:p>-0.80367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25.8328" calcext:value-type="float">
            <text:p>25.8328</text:p>
          </table:table-cell>
          <table:table-cell office:value-type="float" office:value="448.8564" calcext:value-type="float">
            <text:p>448.856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142064" calcext:value-type="float">
            <text:p>0.07142064</text:p>
          </table:table-cell>
          <table:table-cell office:value-type="float" office:value="3.637803" calcext:value-type="float">
            <text:p>3.637803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07164" calcext:value-type="float">
            <text:p>0.01807164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68997" calcext:value-type="float">
            <text:p>4.168997</text:p>
          </table:table-cell>
          <table:table-cell office:value-type="float" office:value="-0.3212371" calcext:value-type="float">
            <text:p>-0.3212371</text:p>
          </table:table-cell>
          <table:table-cell office:value-type="float" office:value="-0.2207206" calcext:value-type="float">
            <text:p>-0.2207206</text:p>
          </table:table-cell>
          <table:table-cell office:value-type="float" office:value="0.0006406895" calcext:value-type="float">
            <text:p>0.0006406895</text:p>
          </table:table-cell>
          <table:table-cell office:value-type="float" office:value="9.023228" calcext:value-type="float">
            <text:p>9.023228</text:p>
          </table:table-cell>
          <table:table-cell office:value-type="float" office:value="0.03732525" calcext:value-type="float">
            <text:p>0.03732525</text:p>
          </table:table-cell>
          <table:table-cell office:value-type="float" office:value="0.09478852" calcext:value-type="float">
            <text:p>0.09478852</text:p>
          </table:table-cell>
          <table:table-cell office:value-type="float" office:value="0.0773562" calcext:value-type="float">
            <text:p>0.0773562</text:p>
          </table:table-cell>
          <table:table-cell office:value-type="float" office:value="0.06502876" calcext:value-type="float">
            <text:p>0.06502876</text:p>
          </table:table-cell>
          <table:table-cell office:value-type="float" office:value="0.04661205" calcext:value-type="float">
            <text:p>0.04661205</text:p>
          </table:table-cell>
          <table:table-cell office:value-type="float" office:value="0.04026038" calcext:value-type="float">
            <text:p>0.04026038</text:p>
          </table:table-cell>
          <table:table-cell office:value-type="float" office:value="0.05307529" calcext:value-type="float">
            <text:p>0.05307529</text:p>
          </table:table-cell>
          <table:table-cell office:value-type="float" office:value="0.02531353" calcext:value-type="float">
            <text:p>0.02531353</text:p>
          </table:table-cell>
          <table:table-cell office:value-type="float" office:value="0.2402411" calcext:value-type="float">
            <text:p>0.2402411</text:p>
          </table:table-cell>
          <table:table-cell office:value-type="float" office:value="0.7226506" calcext:value-type="float">
            <text:p>0.7226506</text:p>
          </table:table-cell>
          <table:table-cell office:value-type="float" office:value="0.9675273" calcext:value-type="float">
            <text:p>0.9675273</text:p>
          </table:table-cell>
          <table:table-cell office:value-type="float" office:value="1.020408" calcext:value-type="float">
            <text:p>1.020408</text:p>
          </table:table-cell>
          <table:table-cell office:value-type="float" office:value="0.8219252" calcext:value-type="float">
            <text:p>0.8219252</text:p>
          </table:table-cell>
          <table:table-cell office:value-type="float" office:value="0.6177779" calcext:value-type="float">
            <text:p>0.6177779</text:p>
          </table:table-cell>
          <table:table-cell office:value-type="float" office:value="0.3023644" calcext:value-type="float">
            <text:p>0.3023644</text:p>
          </table:table-cell>
          <table:table-cell office:value-type="float" office:value="0.1599771" calcext:value-type="float">
            <text:p>0.1599771</text:p>
          </table:table-cell>
          <table:table-cell office:value-type="float" office:value="23.79198" calcext:value-type="float">
            <text:p>23.79198</text:p>
          </table:table-cell>
          <table:table-cell office:value-type="float" office:value="0" calcext:value-type="float">
            <text:p>0</text:p>
          </table:table-cell>
          <table:table-cell office:value-type="float" office:value="-0.803696" calcext:value-type="float">
            <text:p>-0.80369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25.82346" calcext:value-type="float">
            <text:p>25.82346</text:p>
          </table:table-cell>
          <table:table-cell office:value-type="float" office:value="448.8615" calcext:value-type="float">
            <text:p>448.861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7058199" calcext:value-type="float">
            <text:p>0.07058199</text:p>
          </table:table-cell>
          <table:table-cell office:value-type="float" office:value="3.637784" calcext:value-type="float">
            <text:p>3.63778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11117" calcext:value-type="float">
            <text:p>0.01811117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7095" calcext:value-type="float">
            <text:p>4.17095</text:p>
          </table:table-cell>
          <table:table-cell office:value-type="float" office:value="-0.3214757" calcext:value-type="float">
            <text:p>-0.3214757</text:p>
          </table:table-cell>
          <table:table-cell office:value-type="float" office:value="-0.2207116" calcext:value-type="float">
            <text:p>-0.2207116</text:p>
          </table:table-cell>
          <table:table-cell office:value-type="float" office:value="0.0006406922" calcext:value-type="float">
            <text:p>0.0006406922</text:p>
          </table:table-cell>
          <table:table-cell office:value-type="float" office:value="9.088075" calcext:value-type="float">
            <text:p>9.088075</text:p>
          </table:table-cell>
          <table:table-cell office:value-type="float" office:value="0.03935685" calcext:value-type="float">
            <text:p>0.03935685</text:p>
          </table:table-cell>
          <table:table-cell office:value-type="float" office:value="0.09396161" calcext:value-type="float">
            <text:p>0.09396161</text:p>
          </table:table-cell>
          <table:table-cell office:value-type="float" office:value="0.07562216" calcext:value-type="float">
            <text:p>0.07562216</text:p>
          </table:table-cell>
          <table:table-cell office:value-type="float" office:value="0.0640744" calcext:value-type="float">
            <text:p>0.0640744</text:p>
          </table:table-cell>
          <table:table-cell office:value-type="float" office:value="0.04662385" calcext:value-type="float">
            <text:p>0.04662385</text:p>
          </table:table-cell>
          <table:table-cell office:value-type="float" office:value="0.04043865" calcext:value-type="float">
            <text:p>0.04043865</text:p>
          </table:table-cell>
          <table:table-cell office:value-type="float" office:value="0.05318123" calcext:value-type="float">
            <text:p>0.05318123</text:p>
          </table:table-cell>
          <table:table-cell office:value-type="float" office:value="0.02546777" calcext:value-type="float">
            <text:p>0.02546777</text:p>
          </table:table-cell>
          <table:table-cell office:value-type="float" office:value="0.2830954" calcext:value-type="float">
            <text:p>0.2830954</text:p>
          </table:table-cell>
          <table:table-cell office:value-type="float" office:value="0.7820798" calcext:value-type="float">
            <text:p>0.7820798</text:p>
          </table:table-cell>
          <table:table-cell office:value-type="float" office:value="0.9727041" calcext:value-type="float">
            <text:p>0.9727041</text:p>
          </table:table-cell>
          <table:table-cell office:value-type="float" office:value="1.021022" calcext:value-type="float">
            <text:p>1.021022</text:p>
          </table:table-cell>
          <table:table-cell office:value-type="float" office:value="0.8202288" calcext:value-type="float">
            <text:p>0.8202288</text:p>
          </table:table-cell>
          <table:table-cell office:value-type="float" office:value="0.6137213" calcext:value-type="float">
            <text:p>0.6137213</text:p>
          </table:table-cell>
          <table:table-cell office:value-type="float" office:value="0.2977129" calcext:value-type="float">
            <text:p>0.2977129</text:p>
          </table:table-cell>
          <table:table-cell office:value-type="float" office:value="0.1608967" calcext:value-type="float">
            <text:p>0.1608967</text:p>
          </table:table-cell>
          <table:table-cell office:value-type="float" office:value="22.42344" calcext:value-type="float">
            <text:p>22.42344</text:p>
          </table:table-cell>
          <table:table-cell office:value-type="float" office:value="0" calcext:value-type="float">
            <text:p>0</text:p>
          </table:table-cell>
          <table:table-cell office:value-type="float" office:value="-0.8037313" calcext:value-type="float">
            <text:p>-0.80373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25.8117" calcext:value-type="float">
            <text:p>25.8117</text:p>
          </table:table-cell>
          <table:table-cell office:value-type="float" office:value="448.8674" calcext:value-type="float">
            <text:p>448.867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916655" calcext:value-type="float">
            <text:p>0.06916655</text:p>
          </table:table-cell>
          <table:table-cell office:value-type="float" office:value="3.640233" calcext:value-type="float">
            <text:p>3.640233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14922" calcext:value-type="float">
            <text:p>0.01814922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72861" calcext:value-type="float">
            <text:p>4.172861</text:p>
          </table:table-cell>
          <table:table-cell office:value-type="float" office:value="-0.3216591" calcext:value-type="float">
            <text:p>-0.3216591</text:p>
          </table:table-cell>
          <table:table-cell office:value-type="float" office:value="-0.220703" calcext:value-type="float">
            <text:p>-0.220703</text:p>
          </table:table-cell>
          <table:table-cell office:value-type="float" office:value="0.000640695" calcext:value-type="float">
            <text:p>0.000640695</text:p>
          </table:table-cell>
          <table:table-cell office:value-type="float" office:value="9.167853" calcext:value-type="float">
            <text:p>9.167853</text:p>
          </table:table-cell>
          <table:table-cell office:value-type="float" office:value="0.03343931" calcext:value-type="float">
            <text:p>0.03343931</text:p>
          </table:table-cell>
          <table:table-cell office:value-type="float" office:value="0.09469188" calcext:value-type="float">
            <text:p>0.09469188</text:p>
          </table:table-cell>
          <table:table-cell office:value-type="float" office:value="0.07519309" calcext:value-type="float">
            <text:p>0.07519309</text:p>
          </table:table-cell>
          <table:table-cell office:value-type="float" office:value="0.06323385" calcext:value-type="float">
            <text:p>0.06323385</text:p>
          </table:table-cell>
          <table:table-cell office:value-type="float" office:value="0.04644927" calcext:value-type="float">
            <text:p>0.04644927</text:p>
          </table:table-cell>
          <table:table-cell office:value-type="float" office:value="0.04039115" calcext:value-type="float">
            <text:p>0.04039115</text:p>
          </table:table-cell>
          <table:table-cell office:value-type="float" office:value="0.05342867" calcext:value-type="float">
            <text:p>0.05342867</text:p>
          </table:table-cell>
          <table:table-cell office:value-type="float" office:value="0.02560239" calcext:value-type="float">
            <text:p>0.02560239</text:p>
          </table:table-cell>
          <table:table-cell office:value-type="float" office:value="0.2644723" calcext:value-type="float">
            <text:p>0.2644723</text:p>
          </table:table-cell>
          <table:table-cell office:value-type="float" office:value="0.8230677" calcext:value-type="float">
            <text:p>0.8230677</text:p>
          </table:table-cell>
          <table:table-cell office:value-type="float" office:value="1.02704" calcext:value-type="float">
            <text:p>1.02704</text:p>
          </table:table-cell>
          <table:table-cell office:value-type="float" office:value="1.032416" calcext:value-type="float">
            <text:p>1.032416</text:p>
          </table:table-cell>
          <table:table-cell office:value-type="float" office:value="0.8174678" calcext:value-type="float">
            <text:p>0.8174678</text:p>
          </table:table-cell>
          <table:table-cell office:value-type="float" office:value="0.6100768" calcext:value-type="float">
            <text:p>0.6100768</text:p>
          </table:table-cell>
          <table:table-cell office:value-type="float" office:value="0.2952973" calcext:value-type="float">
            <text:p>0.2952973</text:p>
          </table:table-cell>
          <table:table-cell office:value-type="float" office:value="0.1615583" calcext:value-type="float">
            <text:p>0.1615583</text:p>
          </table:table-cell>
          <table:table-cell office:value-type="float" office:value="20.09251" calcext:value-type="float">
            <text:p>20.09251</text:p>
          </table:table-cell>
          <table:table-cell office:value-type="float" office:value="0" calcext:value-type="float">
            <text:p>0</text:p>
          </table:table-cell>
          <table:table-cell office:value-type="float" office:value="-0.803781" calcext:value-type="float">
            <text:p>-0.80378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25.80084" calcext:value-type="float">
            <text:p>25.80084</text:p>
          </table:table-cell>
          <table:table-cell office:value-type="float" office:value="448.8727" calcext:value-type="float">
            <text:p>448.8727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790432" calcext:value-type="float">
            <text:p>0.06790432</text:p>
          </table:table-cell>
          <table:table-cell office:value-type="float" office:value="3.642135" calcext:value-type="float">
            <text:p>3.64213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18587" calcext:value-type="float">
            <text:p>0.01818587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74661" calcext:value-type="float">
            <text:p>4.174661</text:p>
          </table:table-cell>
          <table:table-cell office:value-type="float" office:value="-0.3217675" calcext:value-type="float">
            <text:p>-0.3217675</text:p>
          </table:table-cell>
          <table:table-cell office:value-type="float" office:value="-0.2206963" calcext:value-type="float">
            <text:p>-0.2206963</text:p>
          </table:table-cell>
          <table:table-cell office:value-type="float" office:value="0.0006406978" calcext:value-type="float">
            <text:p>0.0006406978</text:p>
          </table:table-cell>
          <table:table-cell office:value-type="float" office:value="9.245553" calcext:value-type="float">
            <text:p>9.245553</text:p>
          </table:table-cell>
          <table:table-cell office:value-type="float" office:value="0.03276133" calcext:value-type="float">
            <text:p>0.03276133</text:p>
          </table:table-cell>
          <table:table-cell office:value-type="float" office:value="0.09501509" calcext:value-type="float">
            <text:p>0.09501509</text:p>
          </table:table-cell>
          <table:table-cell office:value-type="float" office:value="0.07482802" calcext:value-type="float">
            <text:p>0.07482802</text:p>
          </table:table-cell>
          <table:table-cell office:value-type="float" office:value="0.06284951" calcext:value-type="float">
            <text:p>0.06284951</text:p>
          </table:table-cell>
          <table:table-cell office:value-type="float" office:value="0.0463778" calcext:value-type="float">
            <text:p>0.0463778</text:p>
          </table:table-cell>
          <table:table-cell office:value-type="float" office:value="0.04026521" calcext:value-type="float">
            <text:p>0.04026521</text:p>
          </table:table-cell>
          <table:table-cell office:value-type="float" office:value="0.05378493" calcext:value-type="float">
            <text:p>0.05378493</text:p>
          </table:table-cell>
          <table:table-cell office:value-type="float" office:value="0.02572316" calcext:value-type="float">
            <text:p>0.02572316</text:p>
          </table:table-cell>
          <table:table-cell office:value-type="float" office:value="0.1961053" calcext:value-type="float">
            <text:p>0.1961053</text:p>
          </table:table-cell>
          <table:table-cell office:value-type="float" office:value="0.8178748" calcext:value-type="float">
            <text:p>0.8178748</text:p>
          </table:table-cell>
          <table:table-cell office:value-type="float" office:value="1.068187" calcext:value-type="float">
            <text:p>1.068187</text:p>
          </table:table-cell>
          <table:table-cell office:value-type="float" office:value="1.057326" calcext:value-type="float">
            <text:p>1.057326</text:p>
          </table:table-cell>
          <table:table-cell office:value-type="float" office:value="0.8217437" calcext:value-type="float">
            <text:p>0.8217437</text:p>
          </table:table-cell>
          <table:table-cell office:value-type="float" office:value="0.6084047" calcext:value-type="float">
            <text:p>0.6084047</text:p>
          </table:table-cell>
          <table:table-cell office:value-type="float" office:value="0.2947424" calcext:value-type="float">
            <text:p>0.2947424</text:p>
          </table:table-cell>
          <table:table-cell office:value-type="float" office:value="0.1620275" calcext:value-type="float">
            <text:p>0.1620275</text:p>
          </table:table-cell>
          <table:table-cell office:value-type="float" office:value="17.84013" calcext:value-type="float">
            <text:p>17.84013</text:p>
          </table:table-cell>
          <table:table-cell office:value-type="float" office:value="0" calcext:value-type="float">
            <text:p>0</text:p>
          </table:table-cell>
          <table:table-cell office:value-type="float" office:value="-0.8038318" calcext:value-type="float">
            <text:p>-0.80383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25.78959" calcext:value-type="float">
            <text:p>25.78959</text:p>
          </table:table-cell>
          <table:table-cell office:value-type="float" office:value="448.8781" calcext:value-type="float">
            <text:p>448.8781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686062" calcext:value-type="float">
            <text:p>0.06686062</text:p>
          </table:table-cell>
          <table:table-cell office:value-type="float" office:value="3.644268" calcext:value-type="float">
            <text:p>3.644268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22162" calcext:value-type="float">
            <text:p>0.01822162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76425" calcext:value-type="float">
            <text:p>4.176425</text:p>
          </table:table-cell>
          <table:table-cell office:value-type="float" office:value="-0.321853" calcext:value-type="float">
            <text:p>-0.321853</text:p>
          </table:table-cell>
          <table:table-cell office:value-type="float" office:value="-0.2206891" calcext:value-type="float">
            <text:p>-0.2206891</text:p>
          </table:table-cell>
          <table:table-cell office:value-type="float" office:value="0.0006406993" calcext:value-type="float">
            <text:p>0.0006406993</text:p>
          </table:table-cell>
          <table:table-cell office:value-type="float" office:value="9.321919" calcext:value-type="float">
            <text:p>9.321919</text:p>
          </table:table-cell>
          <table:table-cell office:value-type="float" office:value="0.03341291" calcext:value-type="float">
            <text:p>0.03341291</text:p>
          </table:table-cell>
          <table:table-cell office:value-type="float" office:value="0.09574796" calcext:value-type="float">
            <text:p>0.09574796</text:p>
          </table:table-cell>
          <table:table-cell office:value-type="float" office:value="0.07446608" calcext:value-type="float">
            <text:p>0.07446608</text:p>
          </table:table-cell>
          <table:table-cell office:value-type="float" office:value="0.06258947" calcext:value-type="float">
            <text:p>0.06258947</text:p>
          </table:table-cell>
          <table:table-cell office:value-type="float" office:value="0.04632979" calcext:value-type="float">
            <text:p>0.04632979</text:p>
          </table:table-cell>
          <table:table-cell office:value-type="float" office:value="0.04016129" calcext:value-type="float">
            <text:p>0.04016129</text:p>
          </table:table-cell>
          <table:table-cell office:value-type="float" office:value="0.05421812" calcext:value-type="float">
            <text:p>0.05421812</text:p>
          </table:table-cell>
          <table:table-cell office:value-type="float" office:value="0.02583876" calcext:value-type="float">
            <text:p>0.02583876</text:p>
          </table:table-cell>
          <table:table-cell office:value-type="float" office:value="0.1673774" calcext:value-type="float">
            <text:p>0.1673774</text:p>
          </table:table-cell>
          <table:table-cell office:value-type="float" office:value="0.8294985" calcext:value-type="float">
            <text:p>0.8294985</text:p>
          </table:table-cell>
          <table:table-cell office:value-type="float" office:value="1.097005" calcext:value-type="float">
            <text:p>1.097005</text:p>
          </table:table-cell>
          <table:table-cell office:value-type="float" office:value="1.077667" calcext:value-type="float">
            <text:p>1.077667</text:p>
          </table:table-cell>
          <table:table-cell office:value-type="float" office:value="0.8267922" calcext:value-type="float">
            <text:p>0.8267922</text:p>
          </table:table-cell>
          <table:table-cell office:value-type="float" office:value="0.6102542" calcext:value-type="float">
            <text:p>0.6102542</text:p>
          </table:table-cell>
          <table:table-cell office:value-type="float" office:value="0.2956603" calcext:value-type="float">
            <text:p>0.2956603</text:p>
          </table:table-cell>
          <table:table-cell office:value-type="float" office:value="0.1623983" calcext:value-type="float">
            <text:p>0.1623983</text:p>
          </table:table-cell>
          <table:table-cell office:value-type="float" office:value="15.87788" calcext:value-type="float">
            <text:p>15.87788</text:p>
          </table:table-cell>
          <table:table-cell office:value-type="float" office:value="0" calcext:value-type="float">
            <text:p>0</text:p>
          </table:table-cell>
          <table:table-cell office:value-type="float" office:value="-0.8038839" calcext:value-type="float">
            <text:p>-0.80388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25.77753" calcext:value-type="float">
            <text:p>25.77753</text:p>
          </table:table-cell>
          <table:table-cell office:value-type="float" office:value="448.884" calcext:value-type="float">
            <text:p>448.88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59196" calcext:value-type="float">
            <text:p>0.0659196</text:p>
          </table:table-cell>
          <table:table-cell office:value-type="float" office:value="3.646843" calcext:value-type="float">
            <text:p>3.646843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25685" calcext:value-type="float">
            <text:p>0.01825685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78166" calcext:value-type="float">
            <text:p>4.178166</text:p>
          </table:table-cell>
          <table:table-cell office:value-type="float" office:value="-0.3219223" calcext:value-type="float">
            <text:p>-0.3219223</text:p>
          </table:table-cell>
          <table:table-cell office:value-type="float" office:value="-0.220682" calcext:value-type="float">
            <text:p>-0.220682</text:p>
          </table:table-cell>
          <table:table-cell office:value-type="float" office:value="0.0006406993" calcext:value-type="float">
            <text:p>0.0006406993</text:p>
          </table:table-cell>
          <table:table-cell office:value-type="float" office:value="9.400981" calcext:value-type="float">
            <text:p>9.400981</text:p>
          </table:table-cell>
          <table:table-cell office:value-type="float" office:value="0.03319696" calcext:value-type="float">
            <text:p>0.03319696</text:p>
          </table:table-cell>
          <table:table-cell office:value-type="float" office:value="0.09600345" calcext:value-type="float">
            <text:p>0.09600345</text:p>
          </table:table-cell>
          <table:table-cell office:value-type="float" office:value="0.07411811" calcext:value-type="float">
            <text:p>0.07411811</text:p>
          </table:table-cell>
          <table:table-cell office:value-type="float" office:value="0.06231149" calcext:value-type="float">
            <text:p>0.06231149</text:p>
          </table:table-cell>
          <table:table-cell office:value-type="float" office:value="0.0462574" calcext:value-type="float">
            <text:p>0.0462574</text:p>
          </table:table-cell>
          <table:table-cell office:value-type="float" office:value="0.04005643" calcext:value-type="float">
            <text:p>0.04005643</text:p>
          </table:table-cell>
          <table:table-cell office:value-type="float" office:value="0.05466636" calcext:value-type="float">
            <text:p>0.05466636</text:p>
          </table:table-cell>
          <table:table-cell office:value-type="float" office:value="0.02595262" calcext:value-type="float">
            <text:p>0.02595262</text:p>
          </table:table-cell>
          <table:table-cell office:value-type="float" office:value="0.1686018" calcext:value-type="float">
            <text:p>0.1686018</text:p>
          </table:table-cell>
          <table:table-cell office:value-type="float" office:value="0.8361033" calcext:value-type="float">
            <text:p>0.8361033</text:p>
          </table:table-cell>
          <table:table-cell office:value-type="float" office:value="1.125313" calcext:value-type="float">
            <text:p>1.125313</text:p>
          </table:table-cell>
          <table:table-cell office:value-type="float" office:value="1.097249" calcext:value-type="float">
            <text:p>1.097249</text:p>
          </table:table-cell>
          <table:table-cell office:value-type="float" office:value="0.8328545" calcext:value-type="float">
            <text:p>0.8328545</text:p>
          </table:table-cell>
          <table:table-cell office:value-type="float" office:value="0.6140423" calcext:value-type="float">
            <text:p>0.6140423</text:p>
          </table:table-cell>
          <table:table-cell office:value-type="float" office:value="0.2970428" calcext:value-type="float">
            <text:p>0.2970428</text:p>
          </table:table-cell>
          <table:table-cell office:value-type="float" office:value="0.1627426" calcext:value-type="float">
            <text:p>0.1627426</text:p>
          </table:table-cell>
          <table:table-cell office:value-type="float" office:value="14.12058" calcext:value-type="float">
            <text:p>14.12058</text:p>
          </table:table-cell>
          <table:table-cell office:value-type="float" office:value="0" calcext:value-type="float">
            <text:p>0</text:p>
          </table:table-cell>
          <table:table-cell office:value-type="float" office:value="-0.8039383" calcext:value-type="float">
            <text:p>-0.803938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25.76584" calcext:value-type="float">
            <text:p>25.76584</text:p>
          </table:table-cell>
          <table:table-cell office:value-type="float" office:value="448.89" calcext:value-type="float">
            <text:p>448.89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51454" calcext:value-type="float">
            <text:p>0.0651454</text:p>
          </table:table-cell>
          <table:table-cell office:value-type="float" office:value="3.648638" calcext:value-type="float">
            <text:p>3.648638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29189" calcext:value-type="float">
            <text:p>0.0182918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79881" calcext:value-type="float">
            <text:p>4.179881</text:p>
          </table:table-cell>
          <table:table-cell office:value-type="float" office:value="-0.3219838" calcext:value-type="float">
            <text:p>-0.3219838</text:p>
          </table:table-cell>
          <table:table-cell office:value-type="float" office:value="-0.2206765" calcext:value-type="float">
            <text:p>-0.2206765</text:p>
          </table:table-cell>
          <table:table-cell office:value-type="float" office:value="0.0006406993" calcext:value-type="float">
            <text:p>0.0006406993</text:p>
          </table:table-cell>
          <table:table-cell office:value-type="float" office:value="9.482465" calcext:value-type="float">
            <text:p>9.482465</text:p>
          </table:table-cell>
          <table:table-cell office:value-type="float" office:value="0.03202307" calcext:value-type="float">
            <text:p>0.03202307</text:p>
          </table:table-cell>
          <table:table-cell office:value-type="float" office:value="0.09601577" calcext:value-type="float">
            <text:p>0.09601577</text:p>
          </table:table-cell>
          <table:table-cell office:value-type="float" office:value="0.07386614" calcext:value-type="float">
            <text:p>0.07386614</text:p>
          </table:table-cell>
          <table:table-cell office:value-type="float" office:value="0.06212866" calcext:value-type="float">
            <text:p>0.06212866</text:p>
          </table:table-cell>
          <table:table-cell office:value-type="float" office:value="0.04622839" calcext:value-type="float">
            <text:p>0.04622839</text:p>
          </table:table-cell>
          <table:table-cell office:value-type="float" office:value="0.03999979" calcext:value-type="float">
            <text:p>0.03999979</text:p>
          </table:table-cell>
          <table:table-cell office:value-type="float" office:value="0.05512496" calcext:value-type="float">
            <text:p>0.05512496</text:p>
          </table:table-cell>
          <table:table-cell office:value-type="float" office:value="0.02606763" calcext:value-type="float">
            <text:p>0.02606763</text:p>
          </table:table-cell>
          <table:table-cell office:value-type="float" office:value="0.1351295" calcext:value-type="float">
            <text:p>0.1351295</text:p>
          </table:table-cell>
          <table:table-cell office:value-type="float" office:value="0.8430031" calcext:value-type="float">
            <text:p>0.8430031</text:p>
          </table:table-cell>
          <table:table-cell office:value-type="float" office:value="1.148149" calcext:value-type="float">
            <text:p>1.148149</text:p>
          </table:table-cell>
          <table:table-cell office:value-type="float" office:value="1.114751" calcext:value-type="float">
            <text:p>1.114751</text:p>
          </table:table-cell>
          <table:table-cell office:value-type="float" office:value="0.8393317" calcext:value-type="float">
            <text:p>0.8393317</text:p>
          </table:table-cell>
          <table:table-cell office:value-type="float" office:value="0.618776" calcext:value-type="float">
            <text:p>0.618776</text:p>
          </table:table-cell>
          <table:table-cell office:value-type="float" office:value="0.2986452" calcext:value-type="float">
            <text:p>0.2986452</text:p>
          </table:table-cell>
          <table:table-cell office:value-type="float" office:value="0.1630803" calcext:value-type="float">
            <text:p>0.1630803</text:p>
          </table:table-cell>
          <table:table-cell office:value-type="float" office:value="12.6356" calcext:value-type="float">
            <text:p>12.6356</text:p>
          </table:table-cell>
          <table:table-cell office:value-type="float" office:value="0" calcext:value-type="float">
            <text:p>0</text:p>
          </table:table-cell>
          <table:table-cell office:value-type="float" office:value="-0.8039951" calcext:value-type="float">
            <text:p>-0.80399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25.75241" calcext:value-type="float">
            <text:p>25.75241</text:p>
          </table:table-cell>
          <table:table-cell office:value-type="float" office:value="448.8992" calcext:value-type="float">
            <text:p>448.899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415759" calcext:value-type="float">
            <text:p>0.06415759</text:p>
          </table:table-cell>
          <table:table-cell office:value-type="float" office:value="3.647429" calcext:value-type="float">
            <text:p>3.647429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38079" calcext:value-type="float">
            <text:p>0.0183807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83187" calcext:value-type="float">
            <text:p>4.183187</text:p>
          </table:table-cell>
          <table:table-cell office:value-type="float" office:value="-0.3220132" calcext:value-type="float">
            <text:p>-0.3220132</text:p>
          </table:table-cell>
          <table:table-cell office:value-type="float" office:value="-0.2206744" calcext:value-type="float">
            <text:p>-0.2206744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9.595428" calcext:value-type="float">
            <text:p>9.595428</text:p>
          </table:table-cell>
          <table:table-cell office:value-type="float" office:value="0.02252819" calcext:value-type="float">
            <text:p>0.02252819</text:p>
          </table:table-cell>
          <table:table-cell office:value-type="float" office:value="0.06418663" calcext:value-type="float">
            <text:p>0.06418663</text:p>
          </table:table-cell>
          <table:table-cell office:value-type="float" office:value="0.07100307" calcext:value-type="float">
            <text:p>0.07100307</text:p>
          </table:table-cell>
          <table:table-cell office:value-type="float" office:value="0.06826496" calcext:value-type="float">
            <text:p>0.06826496</text:p>
          </table:table-cell>
          <table:table-cell office:value-type="float" office:value="0.04918401" calcext:value-type="float">
            <text:p>0.04918401</text:p>
          </table:table-cell>
          <table:table-cell office:value-type="float" office:value="0.04068775" calcext:value-type="float">
            <text:p>0.04068775</text:p>
          </table:table-cell>
          <table:table-cell office:value-type="float" office:value="0.0550773" calcext:value-type="float">
            <text:p>0.0550773</text:p>
          </table:table-cell>
          <table:table-cell office:value-type="float" office:value="0.0262123" calcext:value-type="float">
            <text:p>0.0262123</text:p>
          </table:table-cell>
          <table:table-cell office:value-type="float" office:value="0.02070935" calcext:value-type="float">
            <text:p>0.02070935</text:p>
          </table:table-cell>
          <table:table-cell office:value-type="float" office:value="0.2119849" calcext:value-type="float">
            <text:p>0.2119849</text:p>
          </table:table-cell>
          <table:table-cell office:value-type="float" office:value="0.9425251" calcext:value-type="float">
            <text:p>0.9425251</text:p>
          </table:table-cell>
          <table:table-cell office:value-type="float" office:value="1.354736" calcext:value-type="float">
            <text:p>1.354736</text:p>
          </table:table-cell>
          <table:table-cell office:value-type="float" office:value="0.9993106" calcext:value-type="float">
            <text:p>0.9993106</text:p>
          </table:table-cell>
          <table:table-cell office:value-type="float" office:value="0.6490799" calcext:value-type="float">
            <text:p>0.6490799</text:p>
          </table:table-cell>
          <table:table-cell office:value-type="float" office:value="0.2937382" calcext:value-type="float">
            <text:p>0.2937382</text:p>
          </table:table-cell>
          <table:table-cell office:value-type="float" office:value="0.1639325" calcext:value-type="float">
            <text:p>0.1639325</text:p>
          </table:table-cell>
          <table:table-cell office:value-type="float" office:value="11.29802" calcext:value-type="float">
            <text:p>11.29802</text:p>
          </table:table-cell>
          <table:table-cell office:value-type="float" office:value="0" calcext:value-type="float">
            <text:p>0</text:p>
          </table:table-cell>
          <table:table-cell office:value-type="float" office:value="-0.8040843" calcext:value-type="float">
            <text:p>-0.80408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25.7371" calcext:value-type="float">
            <text:p>25.7371</text:p>
          </table:table-cell>
          <table:table-cell office:value-type="float" office:value="448.9077" calcext:value-type="float">
            <text:p>448.9077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35406" calcext:value-type="float">
            <text:p>0.0635406</text:p>
          </table:table-cell>
          <table:table-cell office:value-type="float" office:value="3.642076" calcext:value-type="float">
            <text:p>3.642076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57799" calcext:value-type="float">
            <text:p>0.0185779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192997" calcext:value-type="float">
            <text:p>4.192997</text:p>
          </table:table-cell>
          <table:table-cell office:value-type="float" office:value="-0.3219932" calcext:value-type="float">
            <text:p>-0.3219932</text:p>
          </table:table-cell>
          <table:table-cell office:value-type="float" office:value="-0.220668" calcext:value-type="float">
            <text:p>-0.220668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9.706834" calcext:value-type="float">
            <text:p>9.706834</text:p>
          </table:table-cell>
          <table:table-cell office:value-type="float" office:value="0.01860654" calcext:value-type="float">
            <text:p>0.01860654</text:p>
          </table:table-cell>
          <table:table-cell office:value-type="float" office:value="0.07037637" calcext:value-type="float">
            <text:p>0.07037637</text:p>
          </table:table-cell>
          <table:table-cell office:value-type="float" office:value="0.0696398" calcext:value-type="float">
            <text:p>0.0696398</text:p>
          </table:table-cell>
          <table:table-cell office:value-type="float" office:value="0.0642012" calcext:value-type="float">
            <text:p>0.0642012</text:p>
          </table:table-cell>
          <table:table-cell office:value-type="float" office:value="0.05026324" calcext:value-type="float">
            <text:p>0.05026324</text:p>
          </table:table-cell>
          <table:table-cell office:value-type="float" office:value="0.04279771" calcext:value-type="float">
            <text:p>0.04279771</text:p>
          </table:table-cell>
          <table:table-cell office:value-type="float" office:value="0.05596263" calcext:value-type="float">
            <text:p>0.05596263</text:p>
          </table:table-cell>
          <table:table-cell office:value-type="float" office:value="0.02643511" calcext:value-type="float">
            <text:p>0.02643511</text:p>
          </table:table-cell>
          <table:table-cell office:value-type="float" office:value="0.02098628" calcext:value-type="float">
            <text:p>0.02098628</text:p>
          </table:table-cell>
          <table:table-cell office:value-type="float" office:value="0.2087522" calcext:value-type="float">
            <text:p>0.2087522</text:p>
          </table:table-cell>
          <table:table-cell office:value-type="float" office:value="0.8190163" calcext:value-type="float">
            <text:p>0.8190163</text:p>
          </table:table-cell>
          <table:table-cell office:value-type="float" office:value="1.139632" calcext:value-type="float">
            <text:p>1.139632</text:p>
          </table:table-cell>
          <table:table-cell office:value-type="float" office:value="1.071558" calcext:value-type="float">
            <text:p>1.071558</text:p>
          </table:table-cell>
          <table:table-cell office:value-type="float" office:value="0.7967837" calcext:value-type="float">
            <text:p>0.7967837</text:p>
          </table:table-cell>
          <table:table-cell office:value-type="float" office:value="0.3207638" calcext:value-type="float">
            <text:p>0.3207638</text:p>
          </table:table-cell>
          <table:table-cell office:value-type="float" office:value="0.1660513" calcext:value-type="float">
            <text:p>0.1660513</text:p>
          </table:table-cell>
          <table:table-cell office:value-type="float" office:value="10.0025" calcext:value-type="float">
            <text:p>10.0025</text:p>
          </table:table-cell>
          <table:table-cell office:value-type="float" office:value="0" calcext:value-type="float">
            <text:p>0</text:p>
          </table:table-cell>
          <table:table-cell office:value-type="float" office:value="-0.8041222" calcext:value-type="float">
            <text:p>-0.80412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25.723" calcext:value-type="float">
            <text:p>25.723</text:p>
          </table:table-cell>
          <table:table-cell office:value-type="float" office:value="448.9146" calcext:value-type="float">
            <text:p>448.9146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307492" calcext:value-type="float">
            <text:p>0.06307492</text:p>
          </table:table-cell>
          <table:table-cell office:value-type="float" office:value="3.638675" calcext:value-type="float">
            <text:p>3.63867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7316" calcext:value-type="float">
            <text:p>0.0187316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01071" calcext:value-type="float">
            <text:p>4.201071</text:p>
          </table:table-cell>
          <table:table-cell office:value-type="float" office:value="-0.3219757" calcext:value-type="float">
            <text:p>-0.3219757</text:p>
          </table:table-cell>
          <table:table-cell office:value-type="float" office:value="-0.2206612" calcext:value-type="float">
            <text:p>-0.2206612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9.793677" calcext:value-type="float">
            <text:p>9.793677</text:p>
          </table:table-cell>
          <table:table-cell office:value-type="float" office:value="0.01813608" calcext:value-type="float">
            <text:p>0.01813608</text:p>
          </table:table-cell>
          <table:table-cell office:value-type="float" office:value="0.075781" calcext:value-type="float">
            <text:p>0.075781</text:p>
          </table:table-cell>
          <table:table-cell office:value-type="float" office:value="0.07026125" calcext:value-type="float">
            <text:p>0.07026125</text:p>
          </table:table-cell>
          <table:table-cell office:value-type="float" office:value="0.0634185" calcext:value-type="float">
            <text:p>0.0634185</text:p>
          </table:table-cell>
          <table:table-cell office:value-type="float" office:value="0.04932539" calcext:value-type="float">
            <text:p>0.04932539</text:p>
          </table:table-cell>
          <table:table-cell office:value-type="float" office:value="0.04216087" calcext:value-type="float">
            <text:p>0.04216087</text:p>
          </table:table-cell>
          <table:table-cell office:value-type="float" office:value="0.05633157" calcext:value-type="float">
            <text:p>0.05633157</text:p>
          </table:table-cell>
          <table:table-cell office:value-type="float" office:value="0.02664223" calcext:value-type="float">
            <text:p>0.02664223</text:p>
          </table:table-cell>
          <table:table-cell office:value-type="float" office:value="0.02511158" calcext:value-type="float">
            <text:p>0.02511158</text:p>
          </table:table-cell>
          <table:table-cell office:value-type="float" office:value="0.2364602" calcext:value-type="float">
            <text:p>0.2364602</text:p>
          </table:table-cell>
          <table:table-cell office:value-type="float" office:value="0.8103805" calcext:value-type="float">
            <text:p>0.8103805</text:p>
          </table:table-cell>
          <table:table-cell office:value-type="float" office:value="1.118479" calcext:value-type="float">
            <text:p>1.118479</text:p>
          </table:table-cell>
          <table:table-cell office:value-type="float" office:value="1.0476" calcext:value-type="float">
            <text:p>1.0476</text:p>
          </table:table-cell>
          <table:table-cell office:value-type="float" office:value="0.7889305" calcext:value-type="float">
            <text:p>0.7889305</text:p>
          </table:table-cell>
          <table:table-cell office:value-type="float" office:value="0.3259792" calcext:value-type="float">
            <text:p>0.3259792</text:p>
          </table:table-cell>
          <table:table-cell office:value-type="float" office:value="0.1681651" calcext:value-type="float">
            <text:p>0.1681651</text:p>
          </table:table-cell>
          <table:table-cell office:value-type="float" office:value="8.944457" calcext:value-type="float">
            <text:p>8.944457</text:p>
          </table:table-cell>
          <table:table-cell office:value-type="float" office:value="0" calcext:value-type="float">
            <text:p>0</text:p>
          </table:table-cell>
          <table:table-cell office:value-type="float" office:value="-0.8041579" calcext:value-type="float">
            <text:p>-0.80415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25.70687" calcext:value-type="float">
            <text:p>25.70687</text:p>
          </table:table-cell>
          <table:table-cell office:value-type="float" office:value="448.9232" calcext:value-type="float">
            <text:p>448.923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263089" calcext:value-type="float">
            <text:p>0.06263089</text:p>
          </table:table-cell>
          <table:table-cell office:value-type="float" office:value="3.637249" calcext:value-type="float">
            <text:p>3.637249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84824" calcext:value-type="float">
            <text:p>0.01884824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07319" calcext:value-type="float">
            <text:p>4.207319</text:p>
          </table:table-cell>
          <table:table-cell office:value-type="float" office:value="-0.3219632" calcext:value-type="float">
            <text:p>-0.3219632</text:p>
          </table:table-cell>
          <table:table-cell office:value-type="float" office:value="-0.2206541" calcext:value-type="float">
            <text:p>-0.2206541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9.900973" calcext:value-type="float">
            <text:p>9.900973</text:p>
          </table:table-cell>
          <table:table-cell office:value-type="float" office:value="0.01666404" calcext:value-type="float">
            <text:p>0.01666404</text:p>
          </table:table-cell>
          <table:table-cell office:value-type="float" office:value="0.07927382" calcext:value-type="float">
            <text:p>0.07927382</text:p>
          </table:table-cell>
          <table:table-cell office:value-type="float" office:value="0.07029628" calcext:value-type="float">
            <text:p>0.07029628</text:p>
          </table:table-cell>
          <table:table-cell office:value-type="float" office:value="0.06258927" calcext:value-type="float">
            <text:p>0.06258927</text:p>
          </table:table-cell>
          <table:table-cell office:value-type="float" office:value="0.04850818" calcext:value-type="float">
            <text:p>0.04850818</text:p>
          </table:table-cell>
          <table:table-cell office:value-type="float" office:value="0.04158873" calcext:value-type="float">
            <text:p>0.04158873</text:p>
          </table:table-cell>
          <table:table-cell office:value-type="float" office:value="0.05653378" calcext:value-type="float">
            <text:p>0.05653378</text:p>
          </table:table-cell>
          <table:table-cell office:value-type="float" office:value="0.02680448" calcext:value-type="float">
            <text:p>0.02680448</text:p>
          </table:table-cell>
          <table:table-cell office:value-type="float" office:value="0.02689357" calcext:value-type="float">
            <text:p>0.02689357</text:p>
          </table:table-cell>
          <table:table-cell office:value-type="float" office:value="0.2631736" calcext:value-type="float">
            <text:p>0.2631736</text:p>
          </table:table-cell>
          <table:table-cell office:value-type="float" office:value="0.8153602" calcext:value-type="float">
            <text:p>0.8153602</text:p>
          </table:table-cell>
          <table:table-cell office:value-type="float" office:value="1.118355" calcext:value-type="float">
            <text:p>1.118355</text:p>
          </table:table-cell>
          <table:table-cell office:value-type="float" office:value="1.037594" calcext:value-type="float">
            <text:p>1.037594</text:p>
          </table:table-cell>
          <table:table-cell office:value-type="float" office:value="0.7818421" calcext:value-type="float">
            <text:p>0.7818421</text:p>
          </table:table-cell>
          <table:table-cell office:value-type="float" office:value="0.3238136" calcext:value-type="float">
            <text:p>0.3238136</text:p>
          </table:table-cell>
          <table:table-cell office:value-type="float" office:value="0.1695556" calcext:value-type="float">
            <text:p>0.1695556</text:p>
          </table:table-cell>
          <table:table-cell office:value-type="float" office:value="8.107065" calcext:value-type="float">
            <text:p>8.107065</text:p>
          </table:table-cell>
          <table:table-cell office:value-type="float" office:value="0" calcext:value-type="float">
            <text:p>0</text:p>
          </table:table-cell>
          <table:table-cell office:value-type="float" office:value="-0.8041953" calcext:value-type="float">
            <text:p>-0.804195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25.68832" calcext:value-type="float">
            <text:p>25.68832</text:p>
          </table:table-cell>
          <table:table-cell office:value-type="float" office:value="448.9341" calcext:value-type="float">
            <text:p>448.9341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218318" calcext:value-type="float">
            <text:p>0.06218318</text:p>
          </table:table-cell>
          <table:table-cell office:value-type="float" office:value="3.637908" calcext:value-type="float">
            <text:p>3.637908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893533" calcext:value-type="float">
            <text:p>0.01893533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12035" calcext:value-type="float">
            <text:p>4.212035</text:p>
          </table:table-cell>
          <table:table-cell office:value-type="float" office:value="-0.3219557" calcext:value-type="float">
            <text:p>-0.3219557</text:p>
          </table:table-cell>
          <table:table-cell office:value-type="float" office:value="-0.2206469" calcext:value-type="float">
            <text:p>-0.2206469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0.03382" calcext:value-type="float">
            <text:p>10.03382</text:p>
          </table:table-cell>
          <table:table-cell office:value-type="float" office:value="0.01580832" calcext:value-type="float">
            <text:p>0.01580832</text:p>
          </table:table-cell>
          <table:table-cell office:value-type="float" office:value="0.0817393" calcext:value-type="float">
            <text:p>0.0817393</text:p>
          </table:table-cell>
          <table:table-cell office:value-type="float" office:value="0.06955037" calcext:value-type="float">
            <text:p>0.06955037</text:p>
          </table:table-cell>
          <table:table-cell office:value-type="float" office:value="0.06137226" calcext:value-type="float">
            <text:p>0.06137226</text:p>
          </table:table-cell>
          <table:table-cell office:value-type="float" office:value="0.04759952" calcext:value-type="float">
            <text:p>0.04759952</text:p>
          </table:table-cell>
          <table:table-cell office:value-type="float" office:value="0.04094142" calcext:value-type="float">
            <text:p>0.04094142</text:p>
          </table:table-cell>
          <table:table-cell office:value-type="float" office:value="0.05677807" calcext:value-type="float">
            <text:p>0.05677807</text:p>
          </table:table-cell>
          <table:table-cell office:value-type="float" office:value="0.0269306" calcext:value-type="float">
            <text:p>0.0269306</text:p>
          </table:table-cell>
          <table:table-cell office:value-type="float" office:value="0.02874804" calcext:value-type="float">
            <text:p>0.02874804</text:p>
          </table:table-cell>
          <table:table-cell office:value-type="float" office:value="0.2954806" calcext:value-type="float">
            <text:p>0.2954806</text:p>
          </table:table-cell>
          <table:table-cell office:value-type="float" office:value="0.8310392" calcext:value-type="float">
            <text:p>0.8310392</text:p>
          </table:table-cell>
          <table:table-cell office:value-type="float" office:value="1.127838" calcext:value-type="float">
            <text:p>1.127838</text:p>
          </table:table-cell>
          <table:table-cell office:value-type="float" office:value="1.034382" calcext:value-type="float">
            <text:p>1.034382</text:p>
          </table:table-cell>
          <table:table-cell office:value-type="float" office:value="0.7786601" calcext:value-type="float">
            <text:p>0.7786601</text:p>
          </table:table-cell>
          <table:table-cell office:value-type="float" office:value="0.3234242" calcext:value-type="float">
            <text:p>0.3234242</text:p>
          </table:table-cell>
          <table:table-cell office:value-type="float" office:value="0.1703477" calcext:value-type="float">
            <text:p>0.1703477</text:p>
          </table:table-cell>
          <table:table-cell office:value-type="float" office:value="7.441811" calcext:value-type="float">
            <text:p>7.441811</text:p>
          </table:table-cell>
          <table:table-cell office:value-type="float" office:value="0" calcext:value-type="float">
            <text:p>0</text:p>
          </table:table-cell>
          <table:table-cell office:value-type="float" office:value="-0.8042411" calcext:value-type="float">
            <text:p>-0.80424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25.66961" calcext:value-type="float">
            <text:p>25.66961</text:p>
          </table:table-cell>
          <table:table-cell office:value-type="float" office:value="448.9451" calcext:value-type="float">
            <text:p>448.9451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81896" calcext:value-type="float">
            <text:p>0.06181896</text:p>
          </table:table-cell>
          <table:table-cell office:value-type="float" office:value="3.639764" calcext:value-type="float">
            <text:p>3.63976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00115" calcext:value-type="float">
            <text:p>0.01900115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15603" calcext:value-type="float">
            <text:p>4.215603</text:p>
          </table:table-cell>
          <table:table-cell office:value-type="float" office:value="-0.3219504" calcext:value-type="float">
            <text:p>-0.3219504</text:p>
          </table:table-cell>
          <table:table-cell office:value-type="float" office:value="-0.2206398" calcext:value-type="float">
            <text:p>-0.2206398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0.16284" calcext:value-type="float">
            <text:p>10.16284</text:p>
          </table:table-cell>
          <table:table-cell office:value-type="float" office:value="0.01617947" calcext:value-type="float">
            <text:p>0.01617947</text:p>
          </table:table-cell>
          <table:table-cell office:value-type="float" office:value="0.0835075" calcext:value-type="float">
            <text:p>0.0835075</text:p>
          </table:table-cell>
          <table:table-cell office:value-type="float" office:value="0.06885016" calcext:value-type="float">
            <text:p>0.06885016</text:p>
          </table:table-cell>
          <table:table-cell office:value-type="float" office:value="0.06029753" calcext:value-type="float">
            <text:p>0.06029753</text:p>
          </table:table-cell>
          <table:table-cell office:value-type="float" office:value="0.04678612" calcext:value-type="float">
            <text:p>0.04678612</text:p>
          </table:table-cell>
          <table:table-cell office:value-type="float" office:value="0.04033736" calcext:value-type="float">
            <text:p>0.04033736</text:p>
          </table:table-cell>
          <table:table-cell office:value-type="float" office:value="0.05705059" calcext:value-type="float">
            <text:p>0.05705059</text:p>
          </table:table-cell>
          <table:table-cell office:value-type="float" office:value="0.02703603" calcext:value-type="float">
            <text:p>0.02703603</text:p>
          </table:table-cell>
          <table:table-cell office:value-type="float" office:value="0.0302178" calcext:value-type="float">
            <text:p>0.0302178</text:p>
          </table:table-cell>
          <table:table-cell office:value-type="float" office:value="0.3277797" calcext:value-type="float">
            <text:p>0.3277797</text:p>
          </table:table-cell>
          <table:table-cell office:value-type="float" office:value="0.8516082" calcext:value-type="float">
            <text:p>0.8516082</text:p>
          </table:table-cell>
          <table:table-cell office:value-type="float" office:value="1.142358" calcext:value-type="float">
            <text:p>1.142358</text:p>
          </table:table-cell>
          <table:table-cell office:value-type="float" office:value="1.03569" calcext:value-type="float">
            <text:p>1.03569</text:p>
          </table:table-cell>
          <table:table-cell office:value-type="float" office:value="0.7791214" calcext:value-type="float">
            <text:p>0.7791214</text:p>
          </table:table-cell>
          <table:table-cell office:value-type="float" office:value="0.3245217" calcext:value-type="float">
            <text:p>0.3245217</text:p>
          </table:table-cell>
          <table:table-cell office:value-type="float" office:value="0.1707933" calcext:value-type="float">
            <text:p>0.1707933</text:p>
          </table:table-cell>
          <table:table-cell office:value-type="float" office:value="6.882681" calcext:value-type="float">
            <text:p>6.882681</text:p>
          </table:table-cell>
          <table:table-cell office:value-type="float" office:value="0" calcext:value-type="float">
            <text:p>0</text:p>
          </table:table-cell>
          <table:table-cell office:value-type="float" office:value="-0.804289" calcext:value-type="float">
            <text:p>-0.80428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25.65043" calcext:value-type="float">
            <text:p>25.65043</text:p>
          </table:table-cell>
          <table:table-cell office:value-type="float" office:value="448.9564" calcext:value-type="float">
            <text:p>448.956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55232" calcext:value-type="float">
            <text:p>0.06155232</text:p>
          </table:table-cell>
          <table:table-cell office:value-type="float" office:value="3.642389" calcext:value-type="float">
            <text:p>3.642389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05427" calcext:value-type="float">
            <text:p>0.01905427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18429" calcext:value-type="float">
            <text:p>4.218429</text:p>
          </table:table-cell>
          <table:table-cell office:value-type="float" office:value="-0.3219462" calcext:value-type="float">
            <text:p>-0.3219462</text:p>
          </table:table-cell>
          <table:table-cell office:value-type="float" office:value="-0.220633" calcext:value-type="float">
            <text:p>-0.220633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0.29166" calcext:value-type="float">
            <text:p>10.29166</text:p>
          </table:table-cell>
          <table:table-cell office:value-type="float" office:value="0.01823669" calcext:value-type="float">
            <text:p>0.01823669</text:p>
          </table:table-cell>
          <table:table-cell office:value-type="float" office:value="0.08480269" calcext:value-type="float">
            <text:p>0.08480269</text:p>
          </table:table-cell>
          <table:table-cell office:value-type="float" office:value="0.06826065" calcext:value-type="float">
            <text:p>0.06826065</text:p>
          </table:table-cell>
          <table:table-cell office:value-type="float" office:value="0.05942539" calcext:value-type="float">
            <text:p>0.05942539</text:p>
          </table:table-cell>
          <table:table-cell office:value-type="float" office:value="0.04611968" calcext:value-type="float">
            <text:p>0.04611968</text:p>
          </table:table-cell>
          <table:table-cell office:value-type="float" office:value="0.03983277" calcext:value-type="float">
            <text:p>0.03983277</text:p>
          </table:table-cell>
          <table:table-cell office:value-type="float" office:value="0.05731869" calcext:value-type="float">
            <text:p>0.05731869</text:p>
          </table:table-cell>
          <table:table-cell office:value-type="float" office:value="0.02713811" calcext:value-type="float">
            <text:p>0.02713811</text:p>
          </table:table-cell>
          <table:table-cell office:value-type="float" office:value="0.03922305" calcext:value-type="float">
            <text:p>0.03922305</text:p>
          </table:table-cell>
          <table:table-cell office:value-type="float" office:value="0.3592657" calcext:value-type="float">
            <text:p>0.3592657</text:p>
          </table:table-cell>
          <table:table-cell office:value-type="float" office:value="0.8743567" calcext:value-type="float">
            <text:p>0.8743567</text:p>
          </table:table-cell>
          <table:table-cell office:value-type="float" office:value="1.159382" calcext:value-type="float">
            <text:p>1.159382</text:p>
          </table:table-cell>
          <table:table-cell office:value-type="float" office:value="1.039887" calcext:value-type="float">
            <text:p>1.039887</text:p>
          </table:table-cell>
          <table:table-cell office:value-type="float" office:value="0.7820935" calcext:value-type="float">
            <text:p>0.7820935</text:p>
          </table:table-cell>
          <table:table-cell office:value-type="float" office:value="0.3263615" calcext:value-type="float">
            <text:p>0.3263615</text:p>
          </table:table-cell>
          <table:table-cell office:value-type="float" office:value="0.1711427" calcext:value-type="float">
            <text:p>0.1711427</text:p>
          </table:table-cell>
          <table:table-cell office:value-type="float" office:value="6.410732" calcext:value-type="float">
            <text:p>6.410732</text:p>
          </table:table-cell>
          <table:table-cell office:value-type="float" office:value="0" calcext:value-type="float">
            <text:p>0</text:p>
          </table:table-cell>
          <table:table-cell office:value-type="float" office:value="-0.8043355" calcext:value-type="float">
            <text:p>-0.804335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25.63141" calcext:value-type="float">
            <text:p>25.63141</text:p>
          </table:table-cell>
          <table:table-cell office:value-type="float" office:value="448.9675" calcext:value-type="float">
            <text:p>448.967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38308" calcext:value-type="float">
            <text:p>0.06138308</text:p>
          </table:table-cell>
          <table:table-cell office:value-type="float" office:value="3.645254" calcext:value-type="float">
            <text:p>3.64525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1001" calcext:value-type="float">
            <text:p>0.019100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20834" calcext:value-type="float">
            <text:p>4.220834</text:p>
          </table:table-cell>
          <table:table-cell office:value-type="float" office:value="-0.3219417" calcext:value-type="float">
            <text:p>-0.3219417</text:p>
          </table:table-cell>
          <table:table-cell office:value-type="float" office:value="-0.2206268" calcext:value-type="float">
            <text:p>-0.2206268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0.41513" calcext:value-type="float">
            <text:p>10.41513</text:p>
          </table:table-cell>
          <table:table-cell office:value-type="float" office:value="0.02156914" calcext:value-type="float">
            <text:p>0.02156914</text:p>
          </table:table-cell>
          <table:table-cell office:value-type="float" office:value="0.08589178" calcext:value-type="float">
            <text:p>0.08589178</text:p>
          </table:table-cell>
          <table:table-cell office:value-type="float" office:value="0.06788369" calcext:value-type="float">
            <text:p>0.06788369</text:p>
          </table:table-cell>
          <table:table-cell office:value-type="float" office:value="0.0587979" calcext:value-type="float">
            <text:p>0.0587979</text:p>
          </table:table-cell>
          <table:table-cell office:value-type="float" office:value="0.04561343" calcext:value-type="float">
            <text:p>0.04561343</text:p>
          </table:table-cell>
          <table:table-cell office:value-type="float" office:value="0.03944662" calcext:value-type="float">
            <text:p>0.03944662</text:p>
          </table:table-cell>
          <table:table-cell office:value-type="float" office:value="0.05757786" calcext:value-type="float">
            <text:p>0.05757786</text:p>
          </table:table-cell>
          <table:table-cell office:value-type="float" office:value="0.02724146" calcext:value-type="float">
            <text:p>0.02724146</text:p>
          </table:table-cell>
          <table:table-cell office:value-type="float" office:value="0.04367489" calcext:value-type="float">
            <text:p>0.04367489</text:p>
          </table:table-cell>
          <table:table-cell office:value-type="float" office:value="0.3893183" calcext:value-type="float">
            <text:p>0.3893183</text:p>
          </table:table-cell>
          <table:table-cell office:value-type="float" office:value="0.8977" calcext:value-type="float">
            <text:p>0.8977</text:p>
          </table:table-cell>
          <table:table-cell office:value-type="float" office:value="1.177318" calcext:value-type="float">
            <text:p>1.177318</text:p>
          </table:table-cell>
          <table:table-cell office:value-type="float" office:value="1.045501" calcext:value-type="float">
            <text:p>1.045501</text:p>
          </table:table-cell>
          <table:table-cell office:value-type="float" office:value="0.7865303" calcext:value-type="float">
            <text:p>0.7865303</text:p>
          </table:table-cell>
          <table:table-cell office:value-type="float" office:value="0.3286299" calcext:value-type="float">
            <text:p>0.3286299</text:p>
          </table:table-cell>
          <table:table-cell office:value-type="float" office:value="0.1714619" calcext:value-type="float">
            <text:p>0.1714619</text:p>
          </table:table-cell>
          <table:table-cell office:value-type="float" office:value="6.004669" calcext:value-type="float">
            <text:p>6.004669</text:p>
          </table:table-cell>
          <table:table-cell office:value-type="float" office:value="0" calcext:value-type="float">
            <text:p>0</text:p>
          </table:table-cell>
          <table:table-cell office:value-type="float" office:value="-0.8043838" calcext:value-type="float">
            <text:p>-0.80438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25.61169" calcext:value-type="float">
            <text:p>25.61169</text:p>
          </table:table-cell>
          <table:table-cell office:value-type="float" office:value="448.9795" calcext:value-type="float">
            <text:p>448.979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25688" calcext:value-type="float">
            <text:p>0.06125688</text:p>
          </table:table-cell>
          <table:table-cell office:value-type="float" office:value="3.648365" calcext:value-type="float">
            <text:p>3.64836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13988" calcext:value-type="float">
            <text:p>0.01913988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22843" calcext:value-type="float">
            <text:p>4.222843</text:p>
          </table:table-cell>
          <table:table-cell office:value-type="float" office:value="-0.3219374" calcext:value-type="float">
            <text:p>-0.3219374</text:p>
          </table:table-cell>
          <table:table-cell office:value-type="float" office:value="-0.2206196" calcext:value-type="float">
            <text:p>-0.2206196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0.54348" calcext:value-type="float">
            <text:p>10.54348</text:p>
          </table:table-cell>
          <table:table-cell office:value-type="float" office:value="0.02415035" calcext:value-type="float">
            <text:p>0.02415035</text:p>
          </table:table-cell>
          <table:table-cell office:value-type="float" office:value="0.08661159" calcext:value-type="float">
            <text:p>0.08661159</text:p>
          </table:table-cell>
          <table:table-cell office:value-type="float" office:value="0.06755272" calcext:value-type="float">
            <text:p>0.06755272</text:p>
          </table:table-cell>
          <table:table-cell office:value-type="float" office:value="0.05829997" calcext:value-type="float">
            <text:p>0.05829997</text:p>
          </table:table-cell>
          <table:table-cell office:value-type="float" office:value="0.04521038" calcext:value-type="float">
            <text:p>0.04521038</text:p>
          </table:table-cell>
          <table:table-cell office:value-type="float" office:value="0.03912877" calcext:value-type="float">
            <text:p>0.03912877</text:p>
          </table:table-cell>
          <table:table-cell office:value-type="float" office:value="0.05783141" calcext:value-type="float">
            <text:p>0.05783141</text:p>
          </table:table-cell>
          <table:table-cell office:value-type="float" office:value="0.02734775" calcext:value-type="float">
            <text:p>0.02734775</text:p>
          </table:table-cell>
          <table:table-cell office:value-type="float" office:value="0.04631469" calcext:value-type="float">
            <text:p>0.04631469</text:p>
          </table:table-cell>
          <table:table-cell office:value-type="float" office:value="0.4186967" calcext:value-type="float">
            <text:p>0.4186967</text:p>
          </table:table-cell>
          <table:table-cell office:value-type="float" office:value="0.9215258" calcext:value-type="float">
            <text:p>0.9215258</text:p>
          </table:table-cell>
          <table:table-cell office:value-type="float" office:value="1.196557" calcext:value-type="float">
            <text:p>1.196557</text:p>
          </table:table-cell>
          <table:table-cell office:value-type="float" office:value="1.052239" calcext:value-type="float">
            <text:p>1.052239</text:p>
          </table:table-cell>
          <table:table-cell office:value-type="float" office:value="0.7918161" calcext:value-type="float">
            <text:p>0.7918161</text:p>
          </table:table-cell>
          <table:table-cell office:value-type="float" office:value="0.3312576" calcext:value-type="float">
            <text:p>0.3312576</text:p>
          </table:table-cell>
          <table:table-cell office:value-type="float" office:value="0.1717817" calcext:value-type="float">
            <text:p>0.1717817</text:p>
          </table:table-cell>
          <table:table-cell office:value-type="float" office:value="5.664233" calcext:value-type="float">
            <text:p>5.664233</text:p>
          </table:table-cell>
          <table:table-cell office:value-type="float" office:value="0" calcext:value-type="float">
            <text:p>0</text:p>
          </table:table-cell>
          <table:table-cell office:value-type="float" office:value="-0.8044377" calcext:value-type="float">
            <text:p>-0.804437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25.59031" calcext:value-type="float">
            <text:p>25.59031</text:p>
          </table:table-cell>
          <table:table-cell office:value-type="float" office:value="448.9928" calcext:value-type="float">
            <text:p>448.992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10118" calcext:value-type="float">
            <text:p>0.06110118</text:p>
          </table:table-cell>
          <table:table-cell office:value-type="float" office:value="3.651722" calcext:value-type="float">
            <text:p>3.651722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17803" calcext:value-type="float">
            <text:p>0.01917803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24774" calcext:value-type="float">
            <text:p>4.224774</text:p>
          </table:table-cell>
          <table:table-cell office:value-type="float" office:value="-0.3219332" calcext:value-type="float">
            <text:p>-0.3219332</text:p>
          </table:table-cell>
          <table:table-cell office:value-type="float" office:value="-0.2206125" calcext:value-type="float">
            <text:p>-0.2206125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0.68702" calcext:value-type="float">
            <text:p>10.68702</text:p>
          </table:table-cell>
          <table:table-cell office:value-type="float" office:value="0.02293334" calcext:value-type="float">
            <text:p>0.02293334</text:p>
          </table:table-cell>
          <table:table-cell office:value-type="float" office:value="0.08655031" calcext:value-type="float">
            <text:p>0.08655031</text:p>
          </table:table-cell>
          <table:table-cell office:value-type="float" office:value="0.06724671" calcext:value-type="float">
            <text:p>0.06724671</text:p>
          </table:table-cell>
          <table:table-cell office:value-type="float" office:value="0.05778848" calcext:value-type="float">
            <text:p>0.05778848</text:p>
          </table:table-cell>
          <table:table-cell office:value-type="float" office:value="0.04483491" calcext:value-type="float">
            <text:p>0.04483491</text:p>
          </table:table-cell>
          <table:table-cell office:value-type="float" office:value="0.03882923" calcext:value-type="float">
            <text:p>0.03882923</text:p>
          </table:table-cell>
          <table:table-cell office:value-type="float" office:value="0.05806308" calcext:value-type="float">
            <text:p>0.05806308</text:p>
          </table:table-cell>
          <table:table-cell office:value-type="float" office:value="0.0274557" calcext:value-type="float">
            <text:p>0.0274557</text:p>
          </table:table-cell>
          <table:table-cell office:value-type="float" office:value="0.05644295" calcext:value-type="float">
            <text:p>0.05644295</text:p>
          </table:table-cell>
          <table:table-cell office:value-type="float" office:value="0.4416617" calcext:value-type="float">
            <text:p>0.4416617</text:p>
          </table:table-cell>
          <table:table-cell office:value-type="float" office:value="0.9464781" calcext:value-type="float">
            <text:p>0.9464781</text:p>
          </table:table-cell>
          <table:table-cell office:value-type="float" office:value="1.216141" calcext:value-type="float">
            <text:p>1.216141</text:p>
          </table:table-cell>
          <table:table-cell office:value-type="float" office:value="1.060443" calcext:value-type="float">
            <text:p>1.060443</text:p>
          </table:table-cell>
          <table:table-cell office:value-type="float" office:value="0.7981956" calcext:value-type="float">
            <text:p>0.7981956</text:p>
          </table:table-cell>
          <table:table-cell office:value-type="float" office:value="0.3341343" calcext:value-type="float">
            <text:p>0.3341343</text:p>
          </table:table-cell>
          <table:table-cell office:value-type="float" office:value="0.1721116" calcext:value-type="float">
            <text:p>0.1721116</text:p>
          </table:table-cell>
          <table:table-cell office:value-type="float" office:value="5.3822" calcext:value-type="float">
            <text:p>5.3822</text:p>
          </table:table-cell>
          <table:table-cell office:value-type="float" office:value="0" calcext:value-type="float">
            <text:p>0</text:p>
          </table:table-cell>
          <table:table-cell office:value-type="float" office:value="-0.8044981" calcext:value-type="float">
            <text:p>-0.804498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25.56965" calcext:value-type="float">
            <text:p>25.56965</text:p>
          </table:table-cell>
          <table:table-cell office:value-type="float" office:value="449.006" calcext:value-type="float">
            <text:p>449.006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098593" calcext:value-type="float">
            <text:p>0.06098593</text:p>
          </table:table-cell>
          <table:table-cell office:value-type="float" office:value="3.654396" calcext:value-type="float">
            <text:p>3.654396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2211" calcext:value-type="float">
            <text:p>0.019221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26932" calcext:value-type="float">
            <text:p>4.226932</text:p>
          </table:table-cell>
          <table:table-cell office:value-type="float" office:value="-0.3219277" calcext:value-type="float">
            <text:p>-0.3219277</text:p>
          </table:table-cell>
          <table:table-cell office:value-type="float" office:value="-0.2206053" calcext:value-type="float">
            <text:p>-0.2206053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0.82155" calcext:value-type="float">
            <text:p>10.82155</text:p>
          </table:table-cell>
          <table:table-cell office:value-type="float" office:value="0.02016034" calcext:value-type="float">
            <text:p>0.02016034</text:p>
          </table:table-cell>
          <table:table-cell office:value-type="float" office:value="0.08601624" calcext:value-type="float">
            <text:p>0.08601624</text:p>
          </table:table-cell>
          <table:table-cell office:value-type="float" office:value="0.06729703" calcext:value-type="float">
            <text:p>0.06729703</text:p>
          </table:table-cell>
          <table:table-cell office:value-type="float" office:value="0.05756499" calcext:value-type="float">
            <text:p>0.05756499</text:p>
          </table:table-cell>
          <table:table-cell office:value-type="float" office:value="0.04461409" calcext:value-type="float">
            <text:p>0.04461409</text:p>
          </table:table-cell>
          <table:table-cell office:value-type="float" office:value="0.03862786" calcext:value-type="float">
            <text:p>0.03862786</text:p>
          </table:table-cell>
          <table:table-cell office:value-type="float" office:value="0.05827796" calcext:value-type="float">
            <text:p>0.05827796</text:p>
          </table:table-cell>
          <table:table-cell office:value-type="float" office:value="0.02756539" calcext:value-type="float">
            <text:p>0.02756539</text:p>
          </table:table-cell>
          <table:table-cell office:value-type="float" office:value="0.04810405" calcext:value-type="float">
            <text:p>0.04810405</text:p>
          </table:table-cell>
          <table:table-cell office:value-type="float" office:value="0.4501134" calcext:value-type="float">
            <text:p>0.4501134</text:p>
          </table:table-cell>
          <table:table-cell office:value-type="float" office:value="0.9660838" calcext:value-type="float">
            <text:p>0.9660838</text:p>
          </table:table-cell>
          <table:table-cell office:value-type="float" office:value="1.23525" calcext:value-type="float">
            <text:p>1.23525</text:p>
          </table:table-cell>
          <table:table-cell office:value-type="float" office:value="1.07061" calcext:value-type="float">
            <text:p>1.07061</text:p>
          </table:table-cell>
          <table:table-cell office:value-type="float" office:value="0.8053392" calcext:value-type="float">
            <text:p>0.8053392</text:p>
          </table:table-cell>
          <table:table-cell office:value-type="float" office:value="0.3371595" calcext:value-type="float">
            <text:p>0.3371595</text:p>
          </table:table-cell>
          <table:table-cell office:value-type="float" office:value="0.1724482" calcext:value-type="float">
            <text:p>0.1724482</text:p>
          </table:table-cell>
          <table:table-cell office:value-type="float" office:value="5.122743" calcext:value-type="float">
            <text:p>5.122743</text:p>
          </table:table-cell>
          <table:table-cell office:value-type="float" office:value="0" calcext:value-type="float">
            <text:p>0</text:p>
          </table:table-cell>
          <table:table-cell office:value-type="float" office:value="-0.804556" calcext:value-type="float">
            <text:p>-0.8045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25.54873" calcext:value-type="float">
            <text:p>25.54873</text:p>
          </table:table-cell>
          <table:table-cell office:value-type="float" office:value="449.0195" calcext:value-type="float">
            <text:p>449.019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090705" calcext:value-type="float">
            <text:p>0.06090705</text:p>
          </table:table-cell>
          <table:table-cell office:value-type="float" office:value="3.656714" calcext:value-type="float">
            <text:p>3.65671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26881" calcext:value-type="float">
            <text:p>0.0192688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29338" calcext:value-type="float">
            <text:p>4.229338</text:p>
          </table:table-cell>
          <table:table-cell office:value-type="float" office:value="-0.3219212" calcext:value-type="float">
            <text:p>-0.3219212</text:p>
          </table:table-cell>
          <table:table-cell office:value-type="float" office:value="-0.2205982" calcext:value-type="float">
            <text:p>-0.2205982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0.95518" calcext:value-type="float">
            <text:p>10.95518</text:p>
          </table:table-cell>
          <table:table-cell office:value-type="float" office:value="0.01733125" calcext:value-type="float">
            <text:p>0.01733125</text:p>
          </table:table-cell>
          <table:table-cell office:value-type="float" office:value="0.08519226" calcext:value-type="float">
            <text:p>0.08519226</text:p>
          </table:table-cell>
          <table:table-cell office:value-type="float" office:value="0.06746989" calcext:value-type="float">
            <text:p>0.06746989</text:p>
          </table:table-cell>
          <table:table-cell office:value-type="float" office:value="0.05744341" calcext:value-type="float">
            <text:p>0.05744341</text:p>
          </table:table-cell>
          <table:table-cell office:value-type="float" office:value="0.04446604" calcext:value-type="float">
            <text:p>0.04446604</text:p>
          </table:table-cell>
          <table:table-cell office:value-type="float" office:value="0.03849538" calcext:value-type="float">
            <text:p>0.03849538</text:p>
          </table:table-cell>
          <table:table-cell office:value-type="float" office:value="0.05848402" calcext:value-type="float">
            <text:p>0.05848402</text:p>
          </table:table-cell>
          <table:table-cell office:value-type="float" office:value="0.02767806" calcext:value-type="float">
            <text:p>0.02767806</text:p>
          </table:table-cell>
          <table:table-cell office:value-type="float" office:value="0.04221552" calcext:value-type="float">
            <text:p>0.04221552</text:p>
          </table:table-cell>
          <table:table-cell office:value-type="float" office:value="0.4510889" calcext:value-type="float">
            <text:p>0.4510889</text:p>
          </table:table-cell>
          <table:table-cell office:value-type="float" office:value="0.9837953" calcext:value-type="float">
            <text:p>0.9837953</text:p>
          </table:table-cell>
          <table:table-cell office:value-type="float" office:value="1.253268" calcext:value-type="float">
            <text:p>1.253268</text:p>
          </table:table-cell>
          <table:table-cell office:value-type="float" office:value="1.07999" calcext:value-type="float">
            <text:p>1.07999</text:p>
          </table:table-cell>
          <table:table-cell office:value-type="float" office:value="0.8123422" calcext:value-type="float">
            <text:p>0.8123422</text:p>
          </table:table-cell>
          <table:table-cell office:value-type="float" office:value="0.3402594" calcext:value-type="float">
            <text:p>0.3402594</text:p>
          </table:table-cell>
          <table:table-cell office:value-type="float" office:value="0.1727883" calcext:value-type="float">
            <text:p>0.1727883</text:p>
          </table:table-cell>
          <table:table-cell office:value-type="float" office:value="4.897719" calcext:value-type="float">
            <text:p>4.897719</text:p>
          </table:table-cell>
          <table:table-cell office:value-type="float" office:value="0" calcext:value-type="float">
            <text:p>0</text:p>
          </table:table-cell>
          <table:table-cell office:value-type="float" office:value="-0.804616" calcext:value-type="float">
            <text:p>-0.8046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25.52683" calcext:value-type="float">
            <text:p>25.52683</text:p>
          </table:table-cell>
          <table:table-cell office:value-type="float" office:value="449.0338" calcext:value-type="float">
            <text:p>449.033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086769" calcext:value-type="float">
            <text:p>0.06086769</text:p>
          </table:table-cell>
          <table:table-cell office:value-type="float" office:value="3.659033" calcext:value-type="float">
            <text:p>3.659033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31685" calcext:value-type="float">
            <text:p>0.01931685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31731" calcext:value-type="float">
            <text:p>4.231731</text:p>
          </table:table-cell>
          <table:table-cell office:value-type="float" office:value="-0.3219168" calcext:value-type="float">
            <text:p>-0.3219168</text:p>
          </table:table-cell>
          <table:table-cell office:value-type="float" office:value="-0.2205926" calcext:value-type="float">
            <text:p>-0.2205926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1.09523" calcext:value-type="float">
            <text:p>11.09523</text:p>
          </table:table-cell>
          <table:table-cell office:value-type="float" office:value="0.01643945" calcext:value-type="float">
            <text:p>0.01643945</text:p>
          </table:table-cell>
          <table:table-cell office:value-type="float" office:value="0.08493645" calcext:value-type="float">
            <text:p>0.08493645</text:p>
          </table:table-cell>
          <table:table-cell office:value-type="float" office:value="0.0673452" calcext:value-type="float">
            <text:p>0.0673452</text:p>
          </table:table-cell>
          <table:table-cell office:value-type="float" office:value="0.0573046" calcext:value-type="float">
            <text:p>0.0573046</text:p>
          </table:table-cell>
          <table:table-cell office:value-type="float" office:value="0.04435831" calcext:value-type="float">
            <text:p>0.04435831</text:p>
          </table:table-cell>
          <table:table-cell office:value-type="float" office:value="0.03840334" calcext:value-type="float">
            <text:p>0.03840334</text:p>
          </table:table-cell>
          <table:table-cell office:value-type="float" office:value="0.05867391" calcext:value-type="float">
            <text:p>0.05867391</text:p>
          </table:table-cell>
          <table:table-cell office:value-type="float" office:value="0.02779331" calcext:value-type="float">
            <text:p>0.02779331</text:p>
          </table:table-cell>
          <table:table-cell office:value-type="float" office:value="0.04160609" calcext:value-type="float">
            <text:p>0.04160609</text:p>
          </table:table-cell>
          <table:table-cell office:value-type="float" office:value="0.4583851" calcext:value-type="float">
            <text:p>0.4583851</text:p>
          </table:table-cell>
          <table:table-cell office:value-type="float" office:value="0.9985234" calcext:value-type="float">
            <text:p>0.9985234</text:p>
          </table:table-cell>
          <table:table-cell office:value-type="float" office:value="1.270291" calcext:value-type="float">
            <text:p>1.270291</text:p>
          </table:table-cell>
          <table:table-cell office:value-type="float" office:value="1.089742" calcext:value-type="float">
            <text:p>1.089742</text:p>
          </table:table-cell>
          <table:table-cell office:value-type="float" office:value="0.8196095" calcext:value-type="float">
            <text:p>0.8196095</text:p>
          </table:table-cell>
          <table:table-cell office:value-type="float" office:value="0.3434159" calcext:value-type="float">
            <text:p>0.3434159</text:p>
          </table:table-cell>
          <table:table-cell office:value-type="float" office:value="0.1731304" calcext:value-type="float">
            <text:p>0.1731304</text:p>
          </table:table-cell>
          <table:table-cell office:value-type="float" office:value="4.710763" calcext:value-type="float">
            <text:p>4.710763</text:p>
          </table:table-cell>
          <table:table-cell office:value-type="float" office:value="0" calcext:value-type="float">
            <text:p>0</text:p>
          </table:table-cell>
          <table:table-cell office:value-type="float" office:value="-0.8046741" calcext:value-type="float">
            <text:p>-0.80467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25.50679" calcext:value-type="float">
            <text:p>25.50679</text:p>
          </table:table-cell>
          <table:table-cell office:value-type="float" office:value="449.0464" calcext:value-type="float">
            <text:p>449.046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097943" calcext:value-type="float">
            <text:p>0.06097943</text:p>
          </table:table-cell>
          <table:table-cell office:value-type="float" office:value="3.661699" calcext:value-type="float">
            <text:p>3.661699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35516" calcext:value-type="float">
            <text:p>0.01935516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33586" calcext:value-type="float">
            <text:p>4.233586</text:p>
          </table:table-cell>
          <table:table-cell office:value-type="float" office:value="-0.3219127" calcext:value-type="float">
            <text:p>-0.3219127</text:p>
          </table:table-cell>
          <table:table-cell office:value-type="float" office:value="-0.2205925" calcext:value-type="float">
            <text:p>-0.2205925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1.21097" calcext:value-type="float">
            <text:p>11.21097</text:p>
          </table:table-cell>
          <table:table-cell office:value-type="float" office:value="0.01904397" calcext:value-type="float">
            <text:p>0.01904397</text:p>
          </table:table-cell>
          <table:table-cell office:value-type="float" office:value="0.08608444" calcext:value-type="float">
            <text:p>0.08608444</text:p>
          </table:table-cell>
          <table:table-cell office:value-type="float" office:value="0.06772289" calcext:value-type="float">
            <text:p>0.06772289</text:p>
          </table:table-cell>
          <table:table-cell office:value-type="float" office:value="0.05748672" calcext:value-type="float">
            <text:p>0.05748672</text:p>
          </table:table-cell>
          <table:table-cell office:value-type="float" office:value="0.04441364" calcext:value-type="float">
            <text:p>0.04441364</text:p>
          </table:table-cell>
          <table:table-cell office:value-type="float" office:value="0.03844918" calcext:value-type="float">
            <text:p>0.03844918</text:p>
          </table:table-cell>
          <table:table-cell office:value-type="float" office:value="0.05886794" calcext:value-type="float">
            <text:p>0.05886794</text:p>
          </table:table-cell>
          <table:table-cell office:value-type="float" office:value="0.02791134" calcext:value-type="float">
            <text:p>0.02791134</text:p>
          </table:table-cell>
          <table:table-cell office:value-type="float" office:value="0.05244355" calcext:value-type="float">
            <text:p>0.05244355</text:p>
          </table:table-cell>
          <table:table-cell office:value-type="float" office:value="0.4777712" calcext:value-type="float">
            <text:p>0.4777712</text:p>
          </table:table-cell>
          <table:table-cell office:value-type="float" office:value="1.016024" calcext:value-type="float">
            <text:p>1.016024</text:p>
          </table:table-cell>
          <table:table-cell office:value-type="float" office:value="1.285608" calcext:value-type="float">
            <text:p>1.285608</text:p>
          </table:table-cell>
          <table:table-cell office:value-type="float" office:value="1.097776" calcext:value-type="float">
            <text:p>1.097776</text:p>
          </table:table-cell>
          <table:table-cell office:value-type="float" office:value="0.8266907" calcext:value-type="float">
            <text:p>0.8266907</text:p>
          </table:table-cell>
          <table:table-cell office:value-type="float" office:value="0.3465237" calcext:value-type="float">
            <text:p>0.3465237</text:p>
          </table:table-cell>
          <table:table-cell office:value-type="float" office:value="0.1734784" calcext:value-type="float">
            <text:p>0.1734784</text:p>
          </table:table-cell>
          <table:table-cell office:value-type="float" office:value="4.531798" calcext:value-type="float">
            <text:p>4.531798</text:p>
          </table:table-cell>
          <table:table-cell office:value-type="float" office:value="0" calcext:value-type="float">
            <text:p>0</text:p>
          </table:table-cell>
          <table:table-cell office:value-type="float" office:value="-0.8047286" calcext:value-type="float">
            <text:p>-0.804728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25.48695" calcext:value-type="float">
            <text:p>25.48695</text:p>
          </table:table-cell>
          <table:table-cell office:value-type="float" office:value="449.0598" calcext:value-type="float">
            <text:p>449.059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1374" calcext:value-type="float">
            <text:p>0.0611374</text:p>
          </table:table-cell>
          <table:table-cell office:value-type="float" office:value="3.664206" calcext:value-type="float">
            <text:p>3.664206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39126" calcext:value-type="float">
            <text:p>0.01939126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35338" calcext:value-type="float">
            <text:p>4.235338</text:p>
          </table:table-cell>
          <table:table-cell office:value-type="float" office:value="-0.3219045" calcext:value-type="float">
            <text:p>-0.3219045</text:p>
          </table:table-cell>
          <table:table-cell office:value-type="float" office:value="-0.2205902" calcext:value-type="float">
            <text:p>-0.2205902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1.32319" calcext:value-type="float">
            <text:p>11.32319</text:p>
          </table:table-cell>
          <table:table-cell office:value-type="float" office:value="0.02176236" calcext:value-type="float">
            <text:p>0.02176236</text:p>
          </table:table-cell>
          <table:table-cell office:value-type="float" office:value="0.08714829" calcext:value-type="float">
            <text:p>0.08714829</text:p>
          </table:table-cell>
          <table:table-cell office:value-type="float" office:value="0.06826222" calcext:value-type="float">
            <text:p>0.06826222</text:p>
          </table:table-cell>
          <table:table-cell office:value-type="float" office:value="0.0577945" calcext:value-type="float">
            <text:p>0.0577945</text:p>
          </table:table-cell>
          <table:table-cell office:value-type="float" office:value="0.04455186" calcext:value-type="float">
            <text:p>0.04455186</text:p>
          </table:table-cell>
          <table:table-cell office:value-type="float" office:value="0.03857197" calcext:value-type="float">
            <text:p>0.03857197</text:p>
          </table:table-cell>
          <table:table-cell office:value-type="float" office:value="0.05907881" calcext:value-type="float">
            <text:p>0.05907881</text:p>
          </table:table-cell>
          <table:table-cell office:value-type="float" office:value="0.02803583" calcext:value-type="float">
            <text:p>0.02803583</text:p>
          </table:table-cell>
          <table:table-cell office:value-type="float" office:value="0.06381509" calcext:value-type="float">
            <text:p>0.06381509</text:p>
          </table:table-cell>
          <table:table-cell office:value-type="float" office:value="0.501126" calcext:value-type="float">
            <text:p>0.501126</text:p>
          </table:table-cell>
          <table:table-cell office:value-type="float" office:value="1.033146" calcext:value-type="float">
            <text:p>1.033146</text:p>
          </table:table-cell>
          <table:table-cell office:value-type="float" office:value="1.299446" calcext:value-type="float">
            <text:p>1.299446</text:p>
          </table:table-cell>
          <table:table-cell office:value-type="float" office:value="1.104162" calcext:value-type="float">
            <text:p>1.104162</text:p>
          </table:table-cell>
          <table:table-cell office:value-type="float" office:value="0.8335703" calcext:value-type="float">
            <text:p>0.8335703</text:p>
          </table:table-cell>
          <table:table-cell office:value-type="float" office:value="0.3496096" calcext:value-type="float">
            <text:p>0.3496096</text:p>
          </table:table-cell>
          <table:table-cell office:value-type="float" office:value="0.1738213" calcext:value-type="float">
            <text:p>0.1738213</text:p>
          </table:table-cell>
          <table:table-cell office:value-type="float" office:value="4.37943" calcext:value-type="float">
            <text:p>4.37943</text:p>
          </table:table-cell>
          <table:table-cell office:value-type="float" office:value="0" calcext:value-type="float">
            <text:p>0</text:p>
          </table:table-cell>
          <table:table-cell office:value-type="float" office:value="-0.8047887" calcext:value-type="float">
            <text:p>-0.804788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25.46669" calcext:value-type="float">
            <text:p>25.46669</text:p>
          </table:table-cell>
          <table:table-cell office:value-type="float" office:value="449.0738" calcext:value-type="float">
            <text:p>449.073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26294" calcext:value-type="float">
            <text:p>0.06126294</text:p>
          </table:table-cell>
          <table:table-cell office:value-type="float" office:value="3.666475" calcext:value-type="float">
            <text:p>3.66647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42713" calcext:value-type="float">
            <text:p>0.01942713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37097" calcext:value-type="float">
            <text:p>4.237097</text:p>
          </table:table-cell>
          <table:table-cell office:value-type="float" office:value="-0.321897" calcext:value-type="float">
            <text:p>-0.321897</text:p>
          </table:table-cell>
          <table:table-cell office:value-type="float" office:value="-0.220587" calcext:value-type="float">
            <text:p>-0.220587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1.44079" calcext:value-type="float">
            <text:p>11.44079</text:p>
          </table:table-cell>
          <table:table-cell office:value-type="float" office:value="0.02317648" calcext:value-type="float">
            <text:p>0.02317648</text:p>
          </table:table-cell>
          <table:table-cell office:value-type="float" office:value="0.08785721" calcext:value-type="float">
            <text:p>0.08785721</text:p>
          </table:table-cell>
          <table:table-cell office:value-type="float" office:value="0.06863676" calcext:value-type="float">
            <text:p>0.06863676</text:p>
          </table:table-cell>
          <table:table-cell office:value-type="float" office:value="0.05799402" calcext:value-type="float">
            <text:p>0.05799402</text:p>
          </table:table-cell>
          <table:table-cell office:value-type="float" office:value="0.04465668" calcext:value-type="float">
            <text:p>0.04465668</text:p>
          </table:table-cell>
          <table:table-cell office:value-type="float" office:value="0.03867112" calcext:value-type="float">
            <text:p>0.03867112</text:p>
          </table:table-cell>
          <table:table-cell office:value-type="float" office:value="0.05928307" calcext:value-type="float">
            <text:p>0.05928307</text:p>
          </table:table-cell>
          <table:table-cell office:value-type="float" office:value="0.02816402" calcext:value-type="float">
            <text:p>0.02816402</text:p>
          </table:table-cell>
          <table:table-cell office:value-type="float" office:value="0.04984629" calcext:value-type="float">
            <text:p>0.04984629</text:p>
          </table:table-cell>
          <table:table-cell office:value-type="float" office:value="0.5205531" calcext:value-type="float">
            <text:p>0.5205531</text:p>
          </table:table-cell>
          <table:table-cell office:value-type="float" office:value="1.052592" calcext:value-type="float">
            <text:p>1.052592</text:p>
          </table:table-cell>
          <table:table-cell office:value-type="float" office:value="1.314182" calcext:value-type="float">
            <text:p>1.314182</text:p>
          </table:table-cell>
          <table:table-cell office:value-type="float" office:value="1.110342" calcext:value-type="float">
            <text:p>1.110342</text:p>
          </table:table-cell>
          <table:table-cell office:value-type="float" office:value="0.8400426" calcext:value-type="float">
            <text:p>0.8400426</text:p>
          </table:table-cell>
          <table:table-cell office:value-type="float" office:value="0.3526989" calcext:value-type="float">
            <text:p>0.3526989</text:p>
          </table:table-cell>
          <table:table-cell office:value-type="float" office:value="0.1741604" calcext:value-type="float">
            <text:p>0.1741604</text:p>
          </table:table-cell>
          <table:table-cell office:value-type="float" office:value="4.249686" calcext:value-type="float">
            <text:p>4.249686</text:p>
          </table:table-cell>
          <table:table-cell office:value-type="float" office:value="0" calcext:value-type="float">
            <text:p>0</text:p>
          </table:table-cell>
          <table:table-cell office:value-type="float" office:value="-0.8048519" calcext:value-type="float">
            <text:p>-0.804851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25.44458" calcext:value-type="float">
            <text:p>25.44458</text:p>
          </table:table-cell>
          <table:table-cell office:value-type="float" office:value="449.0892" calcext:value-type="float">
            <text:p>449.089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32494" calcext:value-type="float">
            <text:p>0.06132494</text:p>
          </table:table-cell>
          <table:table-cell office:value-type="float" office:value="3.66915" calcext:value-type="float">
            <text:p>3.6691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46289" calcext:value-type="float">
            <text:p>0.0194628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38857" calcext:value-type="float">
            <text:p>4.238857</text:p>
          </table:table-cell>
          <table:table-cell office:value-type="float" office:value="-0.321889" calcext:value-type="float">
            <text:p>-0.321889</text:p>
          </table:table-cell>
          <table:table-cell office:value-type="float" office:value="-0.2205816" calcext:value-type="float">
            <text:p>-0.2205816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1.57173" calcext:value-type="float">
            <text:p>11.57173</text:p>
          </table:table-cell>
          <table:table-cell office:value-type="float" office:value="0.0231718" calcext:value-type="float">
            <text:p>0.0231718</text:p>
          </table:table-cell>
          <table:table-cell office:value-type="float" office:value="0.08777002" calcext:value-type="float">
            <text:p>0.08777002</text:p>
          </table:table-cell>
          <table:table-cell office:value-type="float" office:value="0.06867792" calcext:value-type="float">
            <text:p>0.06867792</text:p>
          </table:table-cell>
          <table:table-cell office:value-type="float" office:value="0.05800049" calcext:value-type="float">
            <text:p>0.05800049</text:p>
          </table:table-cell>
          <table:table-cell office:value-type="float" office:value="0.04469023" calcext:value-type="float">
            <text:p>0.04469023</text:p>
          </table:table-cell>
          <table:table-cell office:value-type="float" office:value="0.03871008" calcext:value-type="float">
            <text:p>0.03871008</text:p>
          </table:table-cell>
          <table:table-cell office:value-type="float" office:value="0.0594702" calcext:value-type="float">
            <text:p>0.0594702</text:p>
          </table:table-cell>
          <table:table-cell office:value-type="float" office:value="0.02829374" calcext:value-type="float">
            <text:p>0.02829374</text:p>
          </table:table-cell>
          <table:table-cell office:value-type="float" office:value="0.05689005" calcext:value-type="float">
            <text:p>0.05689005</text:p>
          </table:table-cell>
          <table:table-cell office:value-type="float" office:value="0.535259" calcext:value-type="float">
            <text:p>0.535259</text:p>
          </table:table-cell>
          <table:table-cell office:value-type="float" office:value="1.072349" calcext:value-type="float">
            <text:p>1.072349</text:p>
          </table:table-cell>
          <table:table-cell office:value-type="float" office:value="1.330577" calcext:value-type="float">
            <text:p>1.330577</text:p>
          </table:table-cell>
          <table:table-cell office:value-type="float" office:value="1.11778" calcext:value-type="float">
            <text:p>1.11778</text:p>
          </table:table-cell>
          <table:table-cell office:value-type="float" office:value="0.8468955" calcext:value-type="float">
            <text:p>0.8468955</text:p>
          </table:table-cell>
          <table:table-cell office:value-type="float" office:value="0.3558457" calcext:value-type="float">
            <text:p>0.3558457</text:p>
          </table:table-cell>
          <table:table-cell office:value-type="float" office:value="0.1744982" calcext:value-type="float">
            <text:p>0.1744982</text:p>
          </table:table-cell>
          <table:table-cell office:value-type="float" office:value="4.145853" calcext:value-type="float">
            <text:p>4.145853</text:p>
          </table:table-cell>
          <table:table-cell office:value-type="float" office:value="0" calcext:value-type="float">
            <text:p>0</text:p>
          </table:table-cell>
          <table:table-cell office:value-type="float" office:value="-0.8049199" calcext:value-type="float">
            <text:p>-0.804919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25.41959" calcext:value-type="float">
            <text:p>25.41959</text:p>
          </table:table-cell>
          <table:table-cell office:value-type="float" office:value="449.1066" calcext:value-type="float">
            <text:p>449.1066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29831" calcext:value-type="float">
            <text:p>0.06129831</text:p>
          </table:table-cell>
          <table:table-cell office:value-type="float" office:value="3.672125" calcext:value-type="float">
            <text:p>3.67212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49865" calcext:value-type="float">
            <text:p>0.01949865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40592" calcext:value-type="float">
            <text:p>4.240592</text:p>
          </table:table-cell>
          <table:table-cell office:value-type="float" office:value="-0.3218818" calcext:value-type="float">
            <text:p>-0.3218818</text:p>
          </table:table-cell>
          <table:table-cell office:value-type="float" office:value="-0.2205744" calcext:value-type="float">
            <text:p>-0.2205744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1.73342" calcext:value-type="float">
            <text:p>11.73342</text:p>
          </table:table-cell>
          <table:table-cell office:value-type="float" office:value="0.02370287" calcext:value-type="float">
            <text:p>0.02370287</text:p>
          </table:table-cell>
          <table:table-cell office:value-type="float" office:value="0.08710702" calcext:value-type="float">
            <text:p>0.08710702</text:p>
          </table:table-cell>
          <table:table-cell office:value-type="float" office:value="0.06802948" calcext:value-type="float">
            <text:p>0.06802948</text:p>
          </table:table-cell>
          <table:table-cell office:value-type="float" office:value="0.05756498" calcext:value-type="float">
            <text:p>0.05756498</text:p>
          </table:table-cell>
          <table:table-cell office:value-type="float" office:value="0.04453076" calcext:value-type="float">
            <text:p>0.04453076</text:p>
          </table:table-cell>
          <table:table-cell office:value-type="float" office:value="0.03860357" calcext:value-type="float">
            <text:p>0.03860357</text:p>
          </table:table-cell>
          <table:table-cell office:value-type="float" office:value="0.05962092" calcext:value-type="float">
            <text:p>0.05962092</text:p>
          </table:table-cell>
          <table:table-cell office:value-type="float" office:value="0.02842158" calcext:value-type="float">
            <text:p>0.02842158</text:p>
          </table:table-cell>
          <table:table-cell office:value-type="float" office:value="0.06270742" calcext:value-type="float">
            <text:p>0.06270742</text:p>
          </table:table-cell>
          <table:table-cell office:value-type="float" office:value="0.5541509" calcext:value-type="float">
            <text:p>0.5541509</text:p>
          </table:table-cell>
          <table:table-cell office:value-type="float" office:value="1.093347" calcext:value-type="float">
            <text:p>1.093347</text:p>
          </table:table-cell>
          <table:table-cell office:value-type="float" office:value="1.347317" calcext:value-type="float">
            <text:p>1.347317</text:p>
          </table:table-cell>
          <table:table-cell office:value-type="float" office:value="1.126062" calcext:value-type="float">
            <text:p>1.126062</text:p>
          </table:table-cell>
          <table:table-cell office:value-type="float" office:value="0.8547215" calcext:value-type="float">
            <text:p>0.8547215</text:p>
          </table:table-cell>
          <table:table-cell office:value-type="float" office:value="0.3591648" calcext:value-type="float">
            <text:p>0.3591648</text:p>
          </table:table-cell>
          <table:table-cell office:value-type="float" office:value="0.1748412" calcext:value-type="float">
            <text:p>0.1748412</text:p>
          </table:table-cell>
          <table:table-cell office:value-type="float" office:value="4.071589" calcext:value-type="float">
            <text:p>4.071589</text:p>
          </table:table-cell>
          <table:table-cell office:value-type="float" office:value="0" calcext:value-type="float">
            <text:p>0</text:p>
          </table:table-cell>
          <table:table-cell office:value-type="float" office:value="-0.8049982" calcext:value-type="float">
            <text:p>-0.804998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25.39486" calcext:value-type="float">
            <text:p>25.39486</text:p>
          </table:table-cell>
          <table:table-cell office:value-type="float" office:value="449.1237" calcext:value-type="float">
            <text:p>449.1237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26726" calcext:value-type="float">
            <text:p>0.06126726</text:p>
          </table:table-cell>
          <table:table-cell office:value-type="float" office:value="3.675133" calcext:value-type="float">
            <text:p>3.675133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53523" calcext:value-type="float">
            <text:p>0.01953523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42356" calcext:value-type="float">
            <text:p>4.242356</text:p>
          </table:table-cell>
          <table:table-cell office:value-type="float" office:value="-0.3218785" calcext:value-type="float">
            <text:p>-0.3218785</text:p>
          </table:table-cell>
          <table:table-cell office:value-type="float" office:value="-0.2205714" calcext:value-type="float">
            <text:p>-0.2205714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1.8914" calcext:value-type="float">
            <text:p>11.8914</text:p>
          </table:table-cell>
          <table:table-cell office:value-type="float" office:value="0.02490725" calcext:value-type="float">
            <text:p>0.02490725</text:p>
          </table:table-cell>
          <table:table-cell office:value-type="float" office:value="0.08649828" calcext:value-type="float">
            <text:p>0.08649828</text:p>
          </table:table-cell>
          <table:table-cell office:value-type="float" office:value="0.06741079" calcext:value-type="float">
            <text:p>0.06741079</text:p>
          </table:table-cell>
          <table:table-cell office:value-type="float" office:value="0.05710671" calcext:value-type="float">
            <text:p>0.05710671</text:p>
          </table:table-cell>
          <table:table-cell office:value-type="float" office:value="0.04432444" calcext:value-type="float">
            <text:p>0.04432444</text:p>
          </table:table-cell>
          <table:table-cell office:value-type="float" office:value="0.03845056" calcext:value-type="float">
            <text:p>0.03845056</text:p>
          </table:table-cell>
          <table:table-cell office:value-type="float" office:value="0.05972827" calcext:value-type="float">
            <text:p>0.05972827</text:p>
          </table:table-cell>
          <table:table-cell office:value-type="float" office:value="0.0285464" calcext:value-type="float">
            <text:p>0.0285464</text:p>
          </table:table-cell>
          <table:table-cell office:value-type="float" office:value="0.0697609" calcext:value-type="float">
            <text:p>0.0697609</text:p>
          </table:table-cell>
          <table:table-cell office:value-type="float" office:value="0.5712097" calcext:value-type="float">
            <text:p>0.5712097</text:p>
          </table:table-cell>
          <table:table-cell office:value-type="float" office:value="1.11349" calcext:value-type="float">
            <text:p>1.11349</text:p>
          </table:table-cell>
          <table:table-cell office:value-type="float" office:value="1.364275" calcext:value-type="float">
            <text:p>1.364275</text:p>
          </table:table-cell>
          <table:table-cell office:value-type="float" office:value="1.134739" calcext:value-type="float">
            <text:p>1.134739</text:p>
          </table:table-cell>
          <table:table-cell office:value-type="float" office:value="0.8630911" calcext:value-type="float">
            <text:p>0.8630911</text:p>
          </table:table-cell>
          <table:table-cell office:value-type="float" office:value="0.3626387" calcext:value-type="float">
            <text:p>0.3626387</text:p>
          </table:table-cell>
          <table:table-cell office:value-type="float" office:value="0.1751928" calcext:value-type="float">
            <text:p>0.1751928</text:p>
          </table:table-cell>
          <table:table-cell office:value-type="float" office:value="3.993744" calcext:value-type="float">
            <text:p>3.993744</text:p>
          </table:table-cell>
          <table:table-cell office:value-type="float" office:value="0" calcext:value-type="float">
            <text:p>0</text:p>
          </table:table-cell>
          <table:table-cell office:value-type="float" office:value="-0.8050711" calcext:value-type="float">
            <text:p>-0.80507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25.37425" calcext:value-type="float">
            <text:p>25.37425</text:p>
          </table:table-cell>
          <table:table-cell office:value-type="float" office:value="449.1382" calcext:value-type="float">
            <text:p>449.138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42719" calcext:value-type="float">
            <text:p>0.06142719</text:p>
          </table:table-cell>
          <table:table-cell office:value-type="float" office:value="3.677344" calcext:value-type="float">
            <text:p>3.67734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57099" calcext:value-type="float">
            <text:p>0.0195709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44031" calcext:value-type="float">
            <text:p>4.244031</text:p>
          </table:table-cell>
          <table:table-cell office:value-type="float" office:value="-0.3218729" calcext:value-type="float">
            <text:p>-0.3218729</text:p>
          </table:table-cell>
          <table:table-cell office:value-type="float" office:value="-0.2205736" calcext:value-type="float">
            <text:p>-0.2205736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2.00567" calcext:value-type="float">
            <text:p>12.00567</text:p>
          </table:table-cell>
          <table:table-cell office:value-type="float" office:value="0.02676075" calcext:value-type="float">
            <text:p>0.02676075</text:p>
          </table:table-cell>
          <table:table-cell office:value-type="float" office:value="0.08683781" calcext:value-type="float">
            <text:p>0.08683781</text:p>
          </table:table-cell>
          <table:table-cell office:value-type="float" office:value="0.06790843" calcext:value-type="float">
            <text:p>0.06790843</text:p>
          </table:table-cell>
          <table:table-cell office:value-type="float" office:value="0.05741364" calcext:value-type="float">
            <text:p>0.05741364</text:p>
          </table:table-cell>
          <table:table-cell office:value-type="float" office:value="0.04447063" calcext:value-type="float">
            <text:p>0.04447063</text:p>
          </table:table-cell>
          <table:table-cell office:value-type="float" office:value="0.03856728" calcext:value-type="float">
            <text:p>0.03856728</text:p>
          </table:table-cell>
          <table:table-cell office:value-type="float" office:value="0.0598698" calcext:value-type="float">
            <text:p>0.0598698</text:p>
          </table:table-cell>
          <table:table-cell office:value-type="float" office:value="0.02867553" calcext:value-type="float">
            <text:p>0.02867553</text:p>
          </table:table-cell>
          <table:table-cell office:value-type="float" office:value="0.1055729" calcext:value-type="float">
            <text:p>0.1055729</text:p>
          </table:table-cell>
          <table:table-cell office:value-type="float" office:value="0.6008998" calcext:value-type="float">
            <text:p>0.6008998</text:p>
          </table:table-cell>
          <table:table-cell office:value-type="float" office:value="1.12252" calcext:value-type="float">
            <text:p>1.12252</text:p>
          </table:table-cell>
          <table:table-cell office:value-type="float" office:value="1.373738" calcext:value-type="float">
            <text:p>1.373738</text:p>
          </table:table-cell>
          <table:table-cell office:value-type="float" office:value="1.140724" calcext:value-type="float">
            <text:p>1.140724</text:p>
          </table:table-cell>
          <table:table-cell office:value-type="float" office:value="0.8701408" calcext:value-type="float">
            <text:p>0.8701408</text:p>
          </table:table-cell>
          <table:table-cell office:value-type="float" office:value="0.3659648" calcext:value-type="float">
            <text:p>0.3659648</text:p>
          </table:table-cell>
          <table:table-cell office:value-type="float" office:value="0.1755374" calcext:value-type="float">
            <text:p>0.1755374</text:p>
          </table:table-cell>
          <table:table-cell office:value-type="float" office:value="3.912123" calcext:value-type="float">
            <text:p>3.912123</text:p>
          </table:table-cell>
          <table:table-cell office:value-type="float" office:value="0" calcext:value-type="float">
            <text:p>0</text:p>
          </table:table-cell>
          <table:table-cell office:value-type="float" office:value="-0.8051436" calcext:value-type="float">
            <text:p>-0.80514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25.35448" calcext:value-type="float">
            <text:p>25.35448</text:p>
          </table:table-cell>
          <table:table-cell office:value-type="float" office:value="449.1537" calcext:value-type="float">
            <text:p>449.1537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5404" calcext:value-type="float">
            <text:p>0.0615404</text:p>
          </table:table-cell>
          <table:table-cell office:value-type="float" office:value="3.677865" calcext:value-type="float">
            <text:p>3.67786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60819" calcext:value-type="float">
            <text:p>0.0196081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45807" calcext:value-type="float">
            <text:p>4.245807</text:p>
          </table:table-cell>
          <table:table-cell office:value-type="float" office:value="-0.3218851" calcext:value-type="float">
            <text:p>-0.3218851</text:p>
          </table:table-cell>
          <table:table-cell office:value-type="float" office:value="-0.2205711" calcext:value-type="float">
            <text:p>-0.2205711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2.12824" calcext:value-type="float">
            <text:p>12.12824</text:p>
          </table:table-cell>
          <table:table-cell office:value-type="float" office:value="0.02856877" calcext:value-type="float">
            <text:p>0.02856877</text:p>
          </table:table-cell>
          <table:table-cell office:value-type="float" office:value="0.08565774" calcext:value-type="float">
            <text:p>0.08565774</text:p>
          </table:table-cell>
          <table:table-cell office:value-type="float" office:value="0.06793118" calcext:value-type="float">
            <text:p>0.06793118</text:p>
          </table:table-cell>
          <table:table-cell office:value-type="float" office:value="0.05758664" calcext:value-type="float">
            <text:p>0.05758664</text:p>
          </table:table-cell>
          <table:table-cell office:value-type="float" office:value="0.04462611" calcext:value-type="float">
            <text:p>0.04462611</text:p>
          </table:table-cell>
          <table:table-cell office:value-type="float" office:value="0.03882293" calcext:value-type="float">
            <text:p>0.03882293</text:p>
          </table:table-cell>
          <table:table-cell office:value-type="float" office:value="0.05991109" calcext:value-type="float">
            <text:p>0.05991109</text:p>
          </table:table-cell>
          <table:table-cell office:value-type="float" office:value="0.02881891" calcext:value-type="float">
            <text:p>0.02881891</text:p>
          </table:table-cell>
          <table:table-cell office:value-type="float" office:value="0.1185701" calcext:value-type="float">
            <text:p>0.1185701</text:p>
          </table:table-cell>
          <table:table-cell office:value-type="float" office:value="0.6523499" calcext:value-type="float">
            <text:p>0.6523499</text:p>
          </table:table-cell>
          <table:table-cell office:value-type="float" office:value="1.119393" calcext:value-type="float">
            <text:p>1.119393</text:p>
          </table:table-cell>
          <table:table-cell office:value-type="float" office:value="1.374123" calcext:value-type="float">
            <text:p>1.374123</text:p>
          </table:table-cell>
          <table:table-cell office:value-type="float" office:value="1.144097" calcext:value-type="float">
            <text:p>1.144097</text:p>
          </table:table-cell>
          <table:table-cell office:value-type="float" office:value="0.874299" calcext:value-type="float">
            <text:p>0.874299</text:p>
          </table:table-cell>
          <table:table-cell office:value-type="float" office:value="0.3667771" calcext:value-type="float">
            <text:p>0.3667771</text:p>
          </table:table-cell>
          <table:table-cell office:value-type="float" office:value="0.1760526" calcext:value-type="float">
            <text:p>0.1760526</text:p>
          </table:table-cell>
          <table:table-cell office:value-type="float" office:value="3.865229" calcext:value-type="float">
            <text:p>3.865229</text:p>
          </table:table-cell>
          <table:table-cell office:value-type="float" office:value="0" calcext:value-type="float">
            <text:p>0</text:p>
          </table:table-cell>
          <table:table-cell office:value-type="float" office:value="-0.8052404" calcext:value-type="float">
            <text:p>-0.805240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25.33238" calcext:value-type="float">
            <text:p>25.33238</text:p>
          </table:table-cell>
          <table:table-cell office:value-type="float" office:value="449.1707" calcext:value-type="float">
            <text:p>449.1707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56543" calcext:value-type="float">
            <text:p>0.06156543</text:p>
          </table:table-cell>
          <table:table-cell office:value-type="float" office:value="3.679225" calcext:value-type="float">
            <text:p>3.67922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64611" calcext:value-type="float">
            <text:p>0.0196461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47603" calcext:value-type="float">
            <text:p>4.247603</text:p>
          </table:table-cell>
          <table:table-cell office:value-type="float" office:value="-0.321905" calcext:value-type="float">
            <text:p>-0.321905</text:p>
          </table:table-cell>
          <table:table-cell office:value-type="float" office:value="-0.2205654" calcext:value-type="float">
            <text:p>-0.2205654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2.26709" calcext:value-type="float">
            <text:p>12.26709</text:p>
          </table:table-cell>
          <table:table-cell office:value-type="float" office:value="0.02632662" calcext:value-type="float">
            <text:p>0.02632662</text:p>
          </table:table-cell>
          <table:table-cell office:value-type="float" office:value="0.08626645" calcext:value-type="float">
            <text:p>0.08626645</text:p>
          </table:table-cell>
          <table:table-cell office:value-type="float" office:value="0.06786492" calcext:value-type="float">
            <text:p>0.06786492</text:p>
          </table:table-cell>
          <table:table-cell office:value-type="float" office:value="0.05738534" calcext:value-type="float">
            <text:p>0.05738534</text:p>
          </table:table-cell>
          <table:table-cell office:value-type="float" office:value="0.04457363" calcext:value-type="float">
            <text:p>0.04457363</text:p>
          </table:table-cell>
          <table:table-cell office:value-type="float" office:value="0.03884824" calcext:value-type="float">
            <text:p>0.03884824</text:p>
          </table:table-cell>
          <table:table-cell office:value-type="float" office:value="0.0599092" calcext:value-type="float">
            <text:p>0.0599092</text:p>
          </table:table-cell>
          <table:table-cell office:value-type="float" office:value="0.02895854" calcext:value-type="float">
            <text:p>0.02895854</text:p>
          </table:table-cell>
          <table:table-cell office:value-type="float" office:value="0.07144424" calcext:value-type="float">
            <text:p>0.07144424</text:p>
          </table:table-cell>
          <table:table-cell office:value-type="float" office:value="0.7000785" calcext:value-type="float">
            <text:p>0.7000785</text:p>
          </table:table-cell>
          <table:table-cell office:value-type="float" office:value="1.149114" calcext:value-type="float">
            <text:p>1.149114</text:p>
          </table:table-cell>
          <table:table-cell office:value-type="float" office:value="1.37971" calcext:value-type="float">
            <text:p>1.37971</text:p>
          </table:table-cell>
          <table:table-cell office:value-type="float" office:value="1.145442" calcext:value-type="float">
            <text:p>1.145442</text:p>
          </table:table-cell>
          <table:table-cell office:value-type="float" office:value="0.8726718" calcext:value-type="float">
            <text:p>0.8726718</text:p>
          </table:table-cell>
          <table:table-cell office:value-type="float" office:value="0.3670041" calcext:value-type="float">
            <text:p>0.3670041</text:p>
          </table:table-cell>
          <table:table-cell office:value-type="float" office:value="0.1765916" calcext:value-type="float">
            <text:p>0.1765916</text:p>
          </table:table-cell>
          <table:table-cell office:value-type="float" office:value="3.807539" calcext:value-type="float">
            <text:p>3.807539</text:p>
          </table:table-cell>
          <table:table-cell office:value-type="float" office:value="0" calcext:value-type="float">
            <text:p>0</text:p>
          </table:table-cell>
          <table:table-cell office:value-type="float" office:value="-0.8053549" calcext:value-type="float">
            <text:p>-0.80535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25.30884" calcext:value-type="float">
            <text:p>25.30884</text:p>
          </table:table-cell>
          <table:table-cell office:value-type="float" office:value="449.1882" calcext:value-type="float">
            <text:p>449.188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53426" calcext:value-type="float">
            <text:p>0.06153426</text:p>
          </table:table-cell>
          <table:table-cell office:value-type="float" office:value="3.681836" calcext:value-type="float">
            <text:p>3.681836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68248" calcext:value-type="float">
            <text:p>0.01968248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49263" calcext:value-type="float">
            <text:p>4.249263</text:p>
          </table:table-cell>
          <table:table-cell office:value-type="float" office:value="-0.3218988" calcext:value-type="float">
            <text:p>-0.3218988</text:p>
          </table:table-cell>
          <table:table-cell office:value-type="float" office:value="-0.2205605" calcext:value-type="float">
            <text:p>-0.2205605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2.40761" calcext:value-type="float">
            <text:p>12.40761</text:p>
          </table:table-cell>
          <table:table-cell office:value-type="float" office:value="0.02094751" calcext:value-type="float">
            <text:p>0.02094751</text:p>
          </table:table-cell>
          <table:table-cell office:value-type="float" office:value="0.08540684" calcext:value-type="float">
            <text:p>0.08540684</text:p>
          </table:table-cell>
          <table:table-cell office:value-type="float" office:value="0.06798692" calcext:value-type="float">
            <text:p>0.06798692</text:p>
          </table:table-cell>
          <table:table-cell office:value-type="float" office:value="0.05731896" calcext:value-type="float">
            <text:p>0.05731896</text:p>
          </table:table-cell>
          <table:table-cell office:value-type="float" office:value="0.04450857" calcext:value-type="float">
            <text:p>0.04450857</text:p>
          </table:table-cell>
          <table:table-cell office:value-type="float" office:value="0.03877813" calcext:value-type="float">
            <text:p>0.03877813</text:p>
          </table:table-cell>
          <table:table-cell office:value-type="float" office:value="0.05998015" calcext:value-type="float">
            <text:p>0.05998015</text:p>
          </table:table-cell>
          <table:table-cell office:value-type="float" office:value="0.02908191" calcext:value-type="float">
            <text:p>0.02908191</text:p>
          </table:table-cell>
          <table:table-cell office:value-type="float" office:value="0.08390868" calcext:value-type="float">
            <text:p>0.08390868</text:p>
          </table:table-cell>
          <table:table-cell office:value-type="float" office:value="0.6926683" calcext:value-type="float">
            <text:p>0.6926683</text:p>
          </table:table-cell>
          <table:table-cell office:value-type="float" office:value="1.179377" calcext:value-type="float">
            <text:p>1.179377</text:p>
          </table:table-cell>
          <table:table-cell office:value-type="float" office:value="1.40046" calcext:value-type="float">
            <text:p>1.40046</text:p>
          </table:table-cell>
          <table:table-cell office:value-type="float" office:value="1.150111" calcext:value-type="float">
            <text:p>1.150111</text:p>
          </table:table-cell>
          <table:table-cell office:value-type="float" office:value="0.8736935" calcext:value-type="float">
            <text:p>0.8736935</text:p>
          </table:table-cell>
          <table:table-cell office:value-type="float" office:value="0.3691334" calcext:value-type="float">
            <text:p>0.3691334</text:p>
          </table:table-cell>
          <table:table-cell office:value-type="float" office:value="0.1769394" calcext:value-type="float">
            <text:p>0.1769394</text:p>
          </table:table-cell>
          <table:table-cell office:value-type="float" office:value="3.742512" calcext:value-type="float">
            <text:p>3.742512</text:p>
          </table:table-cell>
          <table:table-cell office:value-type="float" office:value="0" calcext:value-type="float">
            <text:p>0</text:p>
          </table:table-cell>
          <table:table-cell office:value-type="float" office:value="-0.8054601" calcext:value-type="float">
            <text:p>-0.80546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25.28444" calcext:value-type="float">
            <text:p>25.28444</text:p>
          </table:table-cell>
          <table:table-cell office:value-type="float" office:value="449.2069" calcext:value-type="float">
            <text:p>449.2069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49724" calcext:value-type="float">
            <text:p>0.06149724</text:p>
          </table:table-cell>
          <table:table-cell office:value-type="float" office:value="3.68407" calcext:value-type="float">
            <text:p>3.68407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71793" calcext:value-type="float">
            <text:p>0.01971793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50844" calcext:value-type="float">
            <text:p>4.250844</text:p>
          </table:table-cell>
          <table:table-cell office:value-type="float" office:value="-0.3218915" calcext:value-type="float">
            <text:p>-0.3218915</text:p>
          </table:table-cell>
          <table:table-cell office:value-type="float" office:value="-0.2205548" calcext:value-type="float">
            <text:p>-0.2205548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2.56082" calcext:value-type="float">
            <text:p>12.56082</text:p>
          </table:table-cell>
          <table:table-cell office:value-type="float" office:value="0.01765555" calcext:value-type="float">
            <text:p>0.01765555</text:p>
          </table:table-cell>
          <table:table-cell office:value-type="float" office:value="0.08441731" calcext:value-type="float">
            <text:p>0.08441731</text:p>
          </table:table-cell>
          <table:table-cell office:value-type="float" office:value="0.06779616" calcext:value-type="float">
            <text:p>0.06779616</text:p>
          </table:table-cell>
          <table:table-cell office:value-type="float" office:value="0.05714619" calcext:value-type="float">
            <text:p>0.05714619</text:p>
          </table:table-cell>
          <table:table-cell office:value-type="float" office:value="0.04441428" calcext:value-type="float">
            <text:p>0.04441428</text:p>
          </table:table-cell>
          <table:table-cell office:value-type="float" office:value="0.03867041" calcext:value-type="float">
            <text:p>0.03867041</text:p>
          </table:table-cell>
          <table:table-cell office:value-type="float" office:value="0.06006481" calcext:value-type="float">
            <text:p>0.06006481</text:p>
          </table:table-cell>
          <table:table-cell office:value-type="float" office:value="0.02919858" calcext:value-type="float">
            <text:p>0.02919858</text:p>
          </table:table-cell>
          <table:table-cell office:value-type="float" office:value="0.06104625" calcext:value-type="float">
            <text:p>0.06104625</text:p>
          </table:table-cell>
          <table:table-cell office:value-type="float" office:value="0.6829774" calcext:value-type="float">
            <text:p>0.6829774</text:p>
          </table:table-cell>
          <table:table-cell office:value-type="float" office:value="1.202307" calcext:value-type="float">
            <text:p>1.202307</text:p>
          </table:table-cell>
          <table:table-cell office:value-type="float" office:value="1.421266" calcext:value-type="float">
            <text:p>1.421266</text:p>
          </table:table-cell>
          <table:table-cell office:value-type="float" office:value="1.158871" calcext:value-type="float">
            <text:p>1.158871</text:p>
          </table:table-cell>
          <table:table-cell office:value-type="float" office:value="0.8784164" calcext:value-type="float">
            <text:p>0.8784164</text:p>
          </table:table-cell>
          <table:table-cell office:value-type="float" office:value="0.3719921" calcext:value-type="float">
            <text:p>0.3719921</text:p>
          </table:table-cell>
          <table:table-cell office:value-type="float" office:value="0.1772562" calcext:value-type="float">
            <text:p>0.1772562</text:p>
          </table:table-cell>
          <table:table-cell office:value-type="float" office:value="3.683777" calcext:value-type="float">
            <text:p>3.683777</text:p>
          </table:table-cell>
          <table:table-cell office:value-type="float" office:value="0" calcext:value-type="float">
            <text:p>0</text:p>
          </table:table-cell>
          <table:table-cell office:value-type="float" office:value="-0.8055562" calcext:value-type="float">
            <text:p>-0.805556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25.25691" calcext:value-type="float">
            <text:p>25.25691</text:p>
          </table:table-cell>
          <table:table-cell office:value-type="float" office:value="449.2275" calcext:value-type="float">
            <text:p>449.2275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40339" calcext:value-type="float">
            <text:p>0.06140339</text:p>
          </table:table-cell>
          <table:table-cell office:value-type="float" office:value="3.686805" calcext:value-type="float">
            <text:p>3.68680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75329" calcext:value-type="float">
            <text:p>0.01975329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52501" calcext:value-type="float">
            <text:p>4.252501</text:p>
          </table:table-cell>
          <table:table-cell office:value-type="float" office:value="-0.321887" calcext:value-type="float">
            <text:p>-0.321887</text:p>
          </table:table-cell>
          <table:table-cell office:value-type="float" office:value="-0.2205499" calcext:value-type="float">
            <text:p>-0.2205499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2.74033" calcext:value-type="float">
            <text:p>12.74033</text:p>
          </table:table-cell>
          <table:table-cell office:value-type="float" office:value="0.01523605" calcext:value-type="float">
            <text:p>0.01523605</text:p>
          </table:table-cell>
          <table:table-cell office:value-type="float" office:value="0.08272351" calcext:value-type="float">
            <text:p>0.08272351</text:p>
          </table:table-cell>
          <table:table-cell office:value-type="float" office:value="0.06716536" calcext:value-type="float">
            <text:p>0.06716536</text:p>
          </table:table-cell>
          <table:table-cell office:value-type="float" office:value="0.05675532" calcext:value-type="float">
            <text:p>0.05675532</text:p>
          </table:table-cell>
          <table:table-cell office:value-type="float" office:value="0.04425416" calcext:value-type="float">
            <text:p>0.04425416</text:p>
          </table:table-cell>
          <table:table-cell office:value-type="float" office:value="0.03850928" calcext:value-type="float">
            <text:p>0.03850928</text:p>
          </table:table-cell>
          <table:table-cell office:value-type="float" office:value="0.06012981" calcext:value-type="float">
            <text:p>0.06012981</text:p>
          </table:table-cell>
          <table:table-cell office:value-type="float" office:value="0.02930894" calcext:value-type="float">
            <text:p>0.02930894</text:p>
          </table:table-cell>
          <table:table-cell office:value-type="float" office:value="0.06042566" calcext:value-type="float">
            <text:p>0.06042566</text:p>
          </table:table-cell>
          <table:table-cell office:value-type="float" office:value="0.6664965" calcext:value-type="float">
            <text:p>0.6664965</text:p>
          </table:table-cell>
          <table:table-cell office:value-type="float" office:value="1.222686" calcext:value-type="float">
            <text:p>1.222686</text:p>
          </table:table-cell>
          <table:table-cell office:value-type="float" office:value="1.442906" calcext:value-type="float">
            <text:p>1.442906</text:p>
          </table:table-cell>
          <table:table-cell office:value-type="float" office:value="1.171216" calcext:value-type="float">
            <text:p>1.171216</text:p>
          </table:table-cell>
          <table:table-cell office:value-type="float" office:value="0.8858224" calcext:value-type="float">
            <text:p>0.8858224</text:p>
          </table:table-cell>
          <table:table-cell office:value-type="float" office:value="0.3753051" calcext:value-type="float">
            <text:p>0.3753051</text:p>
          </table:table-cell>
          <table:table-cell office:value-type="float" office:value="0.17757" calcext:value-type="float">
            <text:p>0.17757</text:p>
          </table:table-cell>
          <table:table-cell office:value-type="float" office:value="3.629162" calcext:value-type="float">
            <text:p>3.629162</text:p>
          </table:table-cell>
          <table:table-cell office:value-type="float" office:value="0" calcext:value-type="float">
            <text:p>0</text:p>
          </table:table-cell>
          <table:table-cell office:value-type="float" office:value="-0.8056488" calcext:value-type="float">
            <text:p>-0.80564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25.22952" calcext:value-type="float">
            <text:p>25.22952</text:p>
          </table:table-cell>
          <table:table-cell office:value-type="float" office:value="449.2476" calcext:value-type="float">
            <text:p>449.2476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38732" calcext:value-type="float">
            <text:p>0.06138732</text:p>
          </table:table-cell>
          <table:table-cell office:value-type="float" office:value="3.689317" calcext:value-type="float">
            <text:p>3.689317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79243" calcext:value-type="float">
            <text:p>0.01979243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5449" calcext:value-type="float">
            <text:p>4.25449</text:p>
          </table:table-cell>
          <table:table-cell office:value-type="float" office:value="-0.3218842" calcext:value-type="float">
            <text:p>-0.3218842</text:p>
          </table:table-cell>
          <table:table-cell office:value-type="float" office:value="-0.2205517" calcext:value-type="float">
            <text:p>-0.2205517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2.90544" calcext:value-type="float">
            <text:p>12.90544</text:p>
          </table:table-cell>
          <table:table-cell office:value-type="float" office:value="0.01663212" calcext:value-type="float">
            <text:p>0.01663212</text:p>
          </table:table-cell>
          <table:table-cell office:value-type="float" office:value="0.08240088" calcext:value-type="float">
            <text:p>0.08240088</text:p>
          </table:table-cell>
          <table:table-cell office:value-type="float" office:value="0.06650618" calcext:value-type="float">
            <text:p>0.06650618</text:p>
          </table:table-cell>
          <table:table-cell office:value-type="float" office:value="0.05639388" calcext:value-type="float">
            <text:p>0.05639388</text:p>
          </table:table-cell>
          <table:table-cell office:value-type="float" office:value="0.0441309" calcext:value-type="float">
            <text:p>0.0441309</text:p>
          </table:table-cell>
          <table:table-cell office:value-type="float" office:value="0.03840456" calcext:value-type="float">
            <text:p>0.03840456</text:p>
          </table:table-cell>
          <table:table-cell office:value-type="float" office:value="0.06019006" calcext:value-type="float">
            <text:p>0.06019006</text:p>
          </table:table-cell>
          <table:table-cell office:value-type="float" office:value="0.0294163" calcext:value-type="float">
            <text:p>0.0294163</text:p>
          </table:table-cell>
          <table:table-cell office:value-type="float" office:value="0.06245463" calcext:value-type="float">
            <text:p>0.06245463</text:p>
          </table:table-cell>
          <table:table-cell office:value-type="float" office:value="0.6704572" calcext:value-type="float">
            <text:p>0.6704572</text:p>
          </table:table-cell>
          <table:table-cell office:value-type="float" office:value="1.237423" calcext:value-type="float">
            <text:p>1.237423</text:p>
          </table:table-cell>
          <table:table-cell office:value-type="float" office:value="1.458402" calcext:value-type="float">
            <text:p>1.458402</text:p>
          </table:table-cell>
          <table:table-cell office:value-type="float" office:value="1.182383" calcext:value-type="float">
            <text:p>1.182383</text:p>
          </table:table-cell>
          <table:table-cell office:value-type="float" office:value="0.8951989" calcext:value-type="float">
            <text:p>0.8951989</text:p>
          </table:table-cell>
          <table:table-cell office:value-type="float" office:value="0.3789027" calcext:value-type="float">
            <text:p>0.3789027</text:p>
          </table:table-cell>
          <table:table-cell office:value-type="float" office:value="0.1778925" calcext:value-type="float">
            <text:p>0.1778925</text:p>
          </table:table-cell>
          <table:table-cell office:value-type="float" office:value="3.570846" calcext:value-type="float">
            <text:p>3.570846</text:p>
          </table:table-cell>
          <table:table-cell office:value-type="float" office:value="0" calcext:value-type="float">
            <text:p>0</text:p>
          </table:table-cell>
          <table:table-cell office:value-type="float" office:value="-0.805726" calcext:value-type="float">
            <text:p>-0.80572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25.20469" calcext:value-type="float">
            <text:p>25.20469</text:p>
          </table:table-cell>
          <table:table-cell office:value-type="float" office:value="449.2658" calcext:value-type="float">
            <text:p>449.265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46657" calcext:value-type="float">
            <text:p>0.06146657</text:p>
          </table:table-cell>
          <table:table-cell office:value-type="float" office:value="3.69153" calcext:value-type="float">
            <text:p>3.69153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82997" calcext:value-type="float">
            <text:p>0.01982997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56321" calcext:value-type="float">
            <text:p>4.256321</text:p>
          </table:table-cell>
          <table:table-cell office:value-type="float" office:value="-0.3218789" calcext:value-type="float">
            <text:p>-0.3218789</text:p>
          </table:table-cell>
          <table:table-cell office:value-type="float" office:value="-0.2205536" calcext:value-type="float">
            <text:p>-0.2205536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03697" calcext:value-type="float">
            <text:p>13.03697</text:p>
          </table:table-cell>
          <table:table-cell office:value-type="float" office:value="0.01950504" calcext:value-type="float">
            <text:p>0.01950504</text:p>
          </table:table-cell>
          <table:table-cell office:value-type="float" office:value="0.08265878" calcext:value-type="float">
            <text:p>0.08265878</text:p>
          </table:table-cell>
          <table:table-cell office:value-type="float" office:value="0.06639845" calcext:value-type="float">
            <text:p>0.06639845</text:p>
          </table:table-cell>
          <table:table-cell office:value-type="float" office:value="0.0563104" calcext:value-type="float">
            <text:p>0.0563104</text:p>
          </table:table-cell>
          <table:table-cell office:value-type="float" office:value="0.04409862" calcext:value-type="float">
            <text:p>0.04409862</text:p>
          </table:table-cell>
          <table:table-cell office:value-type="float" office:value="0.0383697" calcext:value-type="float">
            <text:p>0.0383697</text:p>
          </table:table-cell>
          <table:table-cell office:value-type="float" office:value="0.06026012" calcext:value-type="float">
            <text:p>0.06026012</text:p>
          </table:table-cell>
          <table:table-cell office:value-type="float" office:value="0.02952311" calcext:value-type="float">
            <text:p>0.02952311</text:p>
          </table:table-cell>
          <table:table-cell office:value-type="float" office:value="0.06662666" calcext:value-type="float">
            <text:p>0.06662666</text:p>
          </table:table-cell>
          <table:table-cell office:value-type="float" office:value="0.6831216" calcext:value-type="float">
            <text:p>0.6831216</text:p>
          </table:table-cell>
          <table:table-cell office:value-type="float" office:value="1.250744" calcext:value-type="float">
            <text:p>1.250744</text:p>
          </table:table-cell>
          <table:table-cell office:value-type="float" office:value="1.471477" calcext:value-type="float">
            <text:p>1.471477</text:p>
          </table:table-cell>
          <table:table-cell office:value-type="float" office:value="1.190766" calcext:value-type="float">
            <text:p>1.190766</text:p>
          </table:table-cell>
          <table:table-cell office:value-type="float" office:value="0.9029214" calcext:value-type="float">
            <text:p>0.9029214</text:p>
          </table:table-cell>
          <table:table-cell office:value-type="float" office:value="0.3824969" calcext:value-type="float">
            <text:p>0.3824969</text:p>
          </table:table-cell>
          <table:table-cell office:value-type="float" office:value="0.178221" calcext:value-type="float">
            <text:p>0.178221</text:p>
          </table:table-cell>
          <table:table-cell office:value-type="float" office:value="3.512276" calcext:value-type="float">
            <text:p>3.512276</text:p>
          </table:table-cell>
          <table:table-cell office:value-type="float" office:value="0" calcext:value-type="float">
            <text:p>0</text:p>
          </table:table-cell>
          <table:table-cell office:value-type="float" office:value="-0.8057961" calcext:value-type="float">
            <text:p>-0.80579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25.18284" calcext:value-type="float">
            <text:p>25.18284</text:p>
          </table:table-cell>
          <table:table-cell office:value-type="float" office:value="449.2834" calcext:value-type="float">
            <text:p>449.283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60571" calcext:value-type="float">
            <text:p>0.06160571</text:p>
          </table:table-cell>
          <table:table-cell office:value-type="float" office:value="3.692359" calcext:value-type="float">
            <text:p>3.692359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86587" calcext:value-type="float">
            <text:p>0.01986587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58001" calcext:value-type="float">
            <text:p>4.258001</text:p>
          </table:table-cell>
          <table:table-cell office:value-type="float" office:value="-0.321871" calcext:value-type="float">
            <text:p>-0.321871</text:p>
          </table:table-cell>
          <table:table-cell office:value-type="float" office:value="-0.2205522" calcext:value-type="float">
            <text:p>-0.2205522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14453" calcext:value-type="float">
            <text:p>13.14453</text:p>
          </table:table-cell>
          <table:table-cell office:value-type="float" office:value="0.02245627" calcext:value-type="float">
            <text:p>0.02245627</text:p>
          </table:table-cell>
          <table:table-cell office:value-type="float" office:value="0.08234106" calcext:value-type="float">
            <text:p>0.08234106</text:p>
          </table:table-cell>
          <table:table-cell office:value-type="float" office:value="0.06663521" calcext:value-type="float">
            <text:p>0.06663521</text:p>
          </table:table-cell>
          <table:table-cell office:value-type="float" office:value="0.05653861" calcext:value-type="float">
            <text:p>0.05653861</text:p>
          </table:table-cell>
          <table:table-cell office:value-type="float" office:value="0.04420829" calcext:value-type="float">
            <text:p>0.04420829</text:p>
          </table:table-cell>
          <table:table-cell office:value-type="float" office:value="0.03847868" calcext:value-type="float">
            <text:p>0.03847868</text:p>
          </table:table-cell>
          <table:table-cell office:value-type="float" office:value="0.06034326" calcext:value-type="float">
            <text:p>0.06034326</text:p>
          </table:table-cell>
          <table:table-cell office:value-type="float" office:value="0.02963173" calcext:value-type="float">
            <text:p>0.02963173</text:p>
          </table:table-cell>
          <table:table-cell office:value-type="float" office:value="0.07072324" calcext:value-type="float">
            <text:p>0.07072324</text:p>
          </table:table-cell>
          <table:table-cell office:value-type="float" office:value="0.7140543" calcext:value-type="float">
            <text:p>0.7140543</text:p>
          </table:table-cell>
          <table:table-cell office:value-type="float" office:value="1.25061" calcext:value-type="float">
            <text:p>1.25061</text:p>
          </table:table-cell>
          <table:table-cell office:value-type="float" office:value="1.475457" calcext:value-type="float">
            <text:p>1.475457</text:p>
          </table:table-cell>
          <table:table-cell office:value-type="float" office:value="1.195252" calcext:value-type="float">
            <text:p>1.195252</text:p>
          </table:table-cell>
          <table:table-cell office:value-type="float" office:value="0.9091585" calcext:value-type="float">
            <text:p>0.9091585</text:p>
          </table:table-cell>
          <table:table-cell office:value-type="float" office:value="0.3856105" calcext:value-type="float">
            <text:p>0.3856105</text:p>
          </table:table-cell>
          <table:table-cell office:value-type="float" office:value="0.1785602" calcext:value-type="float">
            <text:p>0.1785602</text:p>
          </table:table-cell>
          <table:table-cell office:value-type="float" office:value="3.467907" calcext:value-type="float">
            <text:p>3.467907</text:p>
          </table:table-cell>
          <table:table-cell office:value-type="float" office:value="0" calcext:value-type="float">
            <text:p>0</text:p>
          </table:table-cell>
          <table:table-cell office:value-type="float" office:value="-0.8058788" calcext:value-type="float">
            <text:p>-0.805878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25.16129" calcext:value-type="float">
            <text:p>25.16129</text:p>
          </table:table-cell>
          <table:table-cell office:value-type="float" office:value="449.3013" calcext:value-type="float">
            <text:p>449.3013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6703" calcext:value-type="float">
            <text:p>0.0616703</text:p>
          </table:table-cell>
          <table:table-cell office:value-type="float" office:value="3.692385" calcext:value-type="float">
            <text:p>3.69238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90491" calcext:value-type="float">
            <text:p>0.0199049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59867" calcext:value-type="float">
            <text:p>4.259867</text:p>
          </table:table-cell>
          <table:table-cell office:value-type="float" office:value="-0.321934" calcext:value-type="float">
            <text:p>-0.321934</text:p>
          </table:table-cell>
          <table:table-cell office:value-type="float" office:value="-0.2205501" calcext:value-type="float">
            <text:p>-0.2205501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24564" calcext:value-type="float">
            <text:p>13.24564</text:p>
          </table:table-cell>
          <table:table-cell office:value-type="float" office:value="0.02493303" calcext:value-type="float">
            <text:p>0.02493303</text:p>
          </table:table-cell>
          <table:table-cell office:value-type="float" office:value="0.08043066" calcext:value-type="float">
            <text:p>0.08043066</text:p>
          </table:table-cell>
          <table:table-cell office:value-type="float" office:value="0.06624717" calcext:value-type="float">
            <text:p>0.06624717</text:p>
          </table:table-cell>
          <table:table-cell office:value-type="float" office:value="0.05655668" calcext:value-type="float">
            <text:p>0.05655668</text:p>
          </table:table-cell>
          <table:table-cell office:value-type="float" office:value="0.04433786" calcext:value-type="float">
            <text:p>0.04433786</text:p>
          </table:table-cell>
          <table:table-cell office:value-type="float" office:value="0.0388498" calcext:value-type="float">
            <text:p>0.0388498</text:p>
          </table:table-cell>
          <table:table-cell office:value-type="float" office:value="0.06011876" calcext:value-type="float">
            <text:p>0.06011876</text:p>
          </table:table-cell>
          <table:table-cell office:value-type="float" office:value="0.02977182" calcext:value-type="float">
            <text:p>0.02977182</text:p>
          </table:table-cell>
          <table:table-cell office:value-type="float" office:value="0.2013362" calcext:value-type="float">
            <text:p>0.2013362</text:p>
          </table:table-cell>
          <table:table-cell office:value-type="float" office:value="0.7800347" calcext:value-type="float">
            <text:p>0.7800347</text:p>
          </table:table-cell>
          <table:table-cell office:value-type="float" office:value="1.230795" calcext:value-type="float">
            <text:p>1.230795</text:p>
          </table:table-cell>
          <table:table-cell office:value-type="float" office:value="1.464734" calcext:value-type="float">
            <text:p>1.464734</text:p>
          </table:table-cell>
          <table:table-cell office:value-type="float" office:value="1.197068" calcext:value-type="float">
            <text:p>1.197068</text:p>
          </table:table-cell>
          <table:table-cell office:value-type="float" office:value="0.9092605" calcext:value-type="float">
            <text:p>0.9092605</text:p>
          </table:table-cell>
          <table:table-cell office:value-type="float" office:value="0.3823816" calcext:value-type="float">
            <text:p>0.3823816</text:p>
          </table:table-cell>
          <table:table-cell office:value-type="float" office:value="0.1794543" calcext:value-type="float">
            <text:p>0.1794543</text:p>
          </table:table-cell>
          <table:table-cell office:value-type="float" office:value="3.460429" calcext:value-type="float">
            <text:p>3.460429</text:p>
          </table:table-cell>
          <table:table-cell office:value-type="float" office:value="0" calcext:value-type="float">
            <text:p>0</text:p>
          </table:table-cell>
          <table:table-cell office:value-type="float" office:value="-0.8059757" calcext:value-type="float">
            <text:p>-0.805975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25.14298" calcext:value-type="float">
            <text:p>25.14298</text:p>
          </table:table-cell>
          <table:table-cell office:value-type="float" office:value="449.3192" calcext:value-type="float">
            <text:p>449.319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70458" calcext:value-type="float">
            <text:p>0.06170458</text:p>
          </table:table-cell>
          <table:table-cell office:value-type="float" office:value="3.688848" calcext:value-type="float">
            <text:p>3.688848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94711" calcext:value-type="float">
            <text:p>0.0199471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61846" calcext:value-type="float">
            <text:p>4.261846</text:p>
          </table:table-cell>
          <table:table-cell office:value-type="float" office:value="-0.3221059" calcext:value-type="float">
            <text:p>-0.3221059</text:p>
          </table:table-cell>
          <table:table-cell office:value-type="float" office:value="-0.2205449" calcext:value-type="float">
            <text:p>-0.2205449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33587" calcext:value-type="float">
            <text:p>13.33587</text:p>
          </table:table-cell>
          <table:table-cell office:value-type="float" office:value="0.02687541" calcext:value-type="float">
            <text:p>0.02687541</text:p>
          </table:table-cell>
          <table:table-cell office:value-type="float" office:value="0.07880816" calcext:value-type="float">
            <text:p>0.07880816</text:p>
          </table:table-cell>
          <table:table-cell office:value-type="float" office:value="0.0657072" calcext:value-type="float">
            <text:p>0.0657072</text:p>
          </table:table-cell>
          <table:table-cell office:value-type="float" office:value="0.05642033" calcext:value-type="float">
            <text:p>0.05642033</text:p>
          </table:table-cell>
          <table:table-cell office:value-type="float" office:value="0.04441832" calcext:value-type="float">
            <text:p>0.04441832</text:p>
          </table:table-cell>
          <table:table-cell office:value-type="float" office:value="0.0392185" calcext:value-type="float">
            <text:p>0.0392185</text:p>
          </table:table-cell>
          <table:table-cell office:value-type="float" office:value="0.0596453" calcext:value-type="float">
            <text:p>0.0596453</text:p>
          </table:table-cell>
          <table:table-cell office:value-type="float" office:value="0.02994487" calcext:value-type="float">
            <text:p>0.02994487</text:p>
          </table:table-cell>
          <table:table-cell office:value-type="float" office:value="0.1246329" calcext:value-type="float">
            <text:p>0.1246329</text:p>
          </table:table-cell>
          <table:table-cell office:value-type="float" office:value="0.8432607" calcext:value-type="float">
            <text:p>0.8432607</text:p>
          </table:table-cell>
          <table:table-cell office:value-type="float" office:value="1.223881" calcext:value-type="float">
            <text:p>1.223881</text:p>
          </table:table-cell>
          <table:table-cell office:value-type="float" office:value="1.450702" calcext:value-type="float">
            <text:p>1.450702</text:p>
          </table:table-cell>
          <table:table-cell office:value-type="float" office:value="1.193713" calcext:value-type="float">
            <text:p>1.193713</text:p>
          </table:table-cell>
          <table:table-cell office:value-type="float" office:value="0.8975879" calcext:value-type="float">
            <text:p>0.8975879</text:p>
          </table:table-cell>
          <table:table-cell office:value-type="float" office:value="0.3739465" calcext:value-type="float">
            <text:p>0.3739465</text:p>
          </table:table-cell>
          <table:table-cell office:value-type="float" office:value="0.1809479" calcext:value-type="float">
            <text:p>0.1809479</text:p>
          </table:table-cell>
          <table:table-cell office:value-type="float" office:value="3.471349" calcext:value-type="float">
            <text:p>3.471349</text:p>
          </table:table-cell>
          <table:table-cell office:value-type="float" office:value="0" calcext:value-type="float">
            <text:p>0</text:p>
          </table:table-cell>
          <table:table-cell office:value-type="float" office:value="-0.8060658" calcext:value-type="float">
            <text:p>-0.80606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25.12204" calcext:value-type="float">
            <text:p>25.12204</text:p>
          </table:table-cell>
          <table:table-cell office:value-type="float" office:value="449.338" calcext:value-type="float">
            <text:p>449.338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69299" calcext:value-type="float">
            <text:p>0.06169299</text:p>
          </table:table-cell>
          <table:table-cell office:value-type="float" office:value="3.68715" calcext:value-type="float">
            <text:p>3.68715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1998998" calcext:value-type="float">
            <text:p>0.01998998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63834" calcext:value-type="float">
            <text:p>4.263834</text:p>
          </table:table-cell>
          <table:table-cell office:value-type="float" office:value="-0.3223214" calcext:value-type="float">
            <text:p>-0.3223214</text:p>
          </table:table-cell>
          <table:table-cell office:value-type="float" office:value="-0.2205392" calcext:value-type="float">
            <text:p>-0.2205392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42237" calcext:value-type="float">
            <text:p>13.42237</text:p>
          </table:table-cell>
          <table:table-cell office:value-type="float" office:value="0.02863753" calcext:value-type="float">
            <text:p>0.02863753</text:p>
          </table:table-cell>
          <table:table-cell office:value-type="float" office:value="0.07801756" calcext:value-type="float">
            <text:p>0.07801756</text:p>
          </table:table-cell>
          <table:table-cell office:value-type="float" office:value="0.06493229" calcext:value-type="float">
            <text:p>0.06493229</text:p>
          </table:table-cell>
          <table:table-cell office:value-type="float" office:value="0.05603614" calcext:value-type="float">
            <text:p>0.05603614</text:p>
          </table:table-cell>
          <table:table-cell office:value-type="float" office:value="0.04433009" calcext:value-type="float">
            <text:p>0.04433009</text:p>
          </table:table-cell>
          <table:table-cell office:value-type="float" office:value="0.03932784" calcext:value-type="float">
            <text:p>0.03932784</text:p>
          </table:table-cell>
          <table:table-cell office:value-type="float" office:value="0.059225" calcext:value-type="float">
            <text:p>0.059225</text:p>
          </table:table-cell>
          <table:table-cell office:value-type="float" office:value="0.03010892" calcext:value-type="float">
            <text:p>0.03010892</text:p>
          </table:table-cell>
          <table:table-cell office:value-type="float" office:value="0.1359627" calcext:value-type="float">
            <text:p>0.1359627</text:p>
          </table:table-cell>
          <table:table-cell office:value-type="float" office:value="0.9074757" calcext:value-type="float">
            <text:p>0.9074757</text:p>
          </table:table-cell>
          <table:table-cell office:value-type="float" office:value="1.234924" calcext:value-type="float">
            <text:p>1.234924</text:p>
          </table:table-cell>
          <table:table-cell office:value-type="float" office:value="1.440968" calcext:value-type="float">
            <text:p>1.440968</text:p>
          </table:table-cell>
          <table:table-cell office:value-type="float" office:value="1.185859" calcext:value-type="float">
            <text:p>1.185859</text:p>
          </table:table-cell>
          <table:table-cell office:value-type="float" office:value="0.881253" calcext:value-type="float">
            <text:p>0.881253</text:p>
          </table:table-cell>
          <table:table-cell office:value-type="float" office:value="0.3662643" calcext:value-type="float">
            <text:p>0.3662643</text:p>
          </table:table-cell>
          <table:table-cell office:value-type="float" office:value="0.1823316" calcext:value-type="float">
            <text:p>0.1823316</text:p>
          </table:table-cell>
          <table:table-cell office:value-type="float" office:value="3.475804" calcext:value-type="float">
            <text:p>3.475804</text:p>
          </table:table-cell>
          <table:table-cell office:value-type="float" office:value="0" calcext:value-type="float">
            <text:p>0</text:p>
          </table:table-cell>
          <table:table-cell office:value-type="float" office:value="-0.8061582" calcext:value-type="float">
            <text:p>-0.806158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25.09672" calcext:value-type="float">
            <text:p>25.09672</text:p>
          </table:table-cell>
          <table:table-cell office:value-type="float" office:value="449.3579" calcext:value-type="float">
            <text:p>449.3579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66467" calcext:value-type="float">
            <text:p>0.06166467</text:p>
          </table:table-cell>
          <table:table-cell office:value-type="float" office:value="3.688928" calcext:value-type="float">
            <text:p>3.688928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2003091" calcext:value-type="float">
            <text:p>0.02003091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65687" calcext:value-type="float">
            <text:p>4.265687</text:p>
          </table:table-cell>
          <table:table-cell office:value-type="float" office:value="-0.3225047" calcext:value-type="float">
            <text:p>-0.3225047</text:p>
          </table:table-cell>
          <table:table-cell office:value-type="float" office:value="-0.2205338" calcext:value-type="float">
            <text:p>-0.2205338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51329" calcext:value-type="float">
            <text:p>13.51329</text:p>
          </table:table-cell>
          <table:table-cell office:value-type="float" office:value="0.030239" calcext:value-type="float">
            <text:p>0.030239</text:p>
          </table:table-cell>
          <table:table-cell office:value-type="float" office:value="0.0780744" calcext:value-type="float">
            <text:p>0.0780744</text:p>
          </table:table-cell>
          <table:table-cell office:value-type="float" office:value="0.06424154" calcext:value-type="float">
            <text:p>0.06424154</text:p>
          </table:table-cell>
          <table:table-cell office:value-type="float" office:value="0.05552173" calcext:value-type="float">
            <text:p>0.05552173</text:p>
          </table:table-cell>
          <table:table-cell office:value-type="float" office:value="0.04409435" calcext:value-type="float">
            <text:p>0.04409435</text:p>
          </table:table-cell>
          <table:table-cell office:value-type="float" office:value="0.03918203" calcext:value-type="float">
            <text:p>0.03918203</text:p>
          </table:table-cell>
          <table:table-cell office:value-type="float" office:value="0.05899601" calcext:value-type="float">
            <text:p>0.05899601</text:p>
          </table:table-cell>
          <table:table-cell office:value-type="float" office:value="0.0302374" calcext:value-type="float">
            <text:p>0.0302374</text:p>
          </table:table-cell>
          <table:table-cell office:value-type="float" office:value="0.3127006" calcext:value-type="float">
            <text:p>0.3127006</text:p>
          </table:table-cell>
          <table:table-cell office:value-type="float" office:value="0.9777251" calcext:value-type="float">
            <text:p>0.9777251</text:p>
          </table:table-cell>
          <table:table-cell office:value-type="float" office:value="1.262827" calcext:value-type="float">
            <text:p>1.262827</text:p>
          </table:table-cell>
          <table:table-cell office:value-type="float" office:value="1.434571" calcext:value-type="float">
            <text:p>1.434571</text:p>
          </table:table-cell>
          <table:table-cell office:value-type="float" office:value="1.174996" calcext:value-type="float">
            <text:p>1.174996</text:p>
          </table:table-cell>
          <table:table-cell office:value-type="float" office:value="0.8659106" calcext:value-type="float">
            <text:p>0.8659106</text:p>
          </table:table-cell>
          <table:table-cell office:value-type="float" office:value="0.3621718" calcext:value-type="float">
            <text:p>0.3621718</text:p>
          </table:table-cell>
          <table:table-cell office:value-type="float" office:value="0.1831754" calcext:value-type="float">
            <text:p>0.1831754</text:p>
          </table:table-cell>
          <table:table-cell office:value-type="float" office:value="3.460481" calcext:value-type="float">
            <text:p>3.460481</text:p>
          </table:table-cell>
          <table:table-cell office:value-type="float" office:value="0" calcext:value-type="float">
            <text:p>0</text:p>
          </table:table-cell>
          <table:table-cell office:value-type="float" office:value="-0.8062581" calcext:value-type="float">
            <text:p>-0.806258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25.07665" calcext:value-type="float">
            <text:p>25.07665</text:p>
          </table:table-cell>
          <table:table-cell office:value-type="float" office:value="449.3762" calcext:value-type="float">
            <text:p>449.3762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68498" calcext:value-type="float">
            <text:p>0.06168498</text:p>
          </table:table-cell>
          <table:table-cell office:value-type="float" office:value="3.687194" calcext:value-type="float">
            <text:p>3.687194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2006987" calcext:value-type="float">
            <text:p>0.02006987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67418" calcext:value-type="float">
            <text:p>4.267418</text:p>
          </table:table-cell>
          <table:table-cell office:value-type="float" office:value="-0.3226478" calcext:value-type="float">
            <text:p>-0.3226478</text:p>
          </table:table-cell>
          <table:table-cell office:value-type="float" office:value="-0.2205378" calcext:value-type="float">
            <text:p>-0.2205378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59213" calcext:value-type="float">
            <text:p>13.59213</text:p>
          </table:table-cell>
          <table:table-cell office:value-type="float" office:value="0.03057683" calcext:value-type="float">
            <text:p>0.03057683</text:p>
          </table:table-cell>
          <table:table-cell office:value-type="float" office:value="0.07728461" calcext:value-type="float">
            <text:p>0.07728461</text:p>
          </table:table-cell>
          <table:table-cell office:value-type="float" office:value="0.06406654" calcext:value-type="float">
            <text:p>0.06406654</text:p>
          </table:table-cell>
          <table:table-cell office:value-type="float" office:value="0.05538193" calcext:value-type="float">
            <text:p>0.05538193</text:p>
          </table:table-cell>
          <table:table-cell office:value-type="float" office:value="0.0440204" calcext:value-type="float">
            <text:p>0.0440204</text:p>
          </table:table-cell>
          <table:table-cell office:value-type="float" office:value="0.03918356" calcext:value-type="float">
            <text:p>0.03918356</text:p>
          </table:table-cell>
          <table:table-cell office:value-type="float" office:value="0.05882027" calcext:value-type="float">
            <text:p>0.05882027</text:p>
          </table:table-cell>
          <table:table-cell office:value-type="float" office:value="0.03034834" calcext:value-type="float">
            <text:p>0.03034834</text:p>
          </table:table-cell>
          <table:table-cell office:value-type="float" office:value="0.253251" calcext:value-type="float">
            <text:p>0.253251</text:p>
          </table:table-cell>
          <table:table-cell office:value-type="float" office:value="0.9894195" calcext:value-type="float">
            <text:p>0.9894195</text:p>
          </table:table-cell>
          <table:table-cell office:value-type="float" office:value="1.284403" calcext:value-type="float">
            <text:p>1.284403</text:p>
          </table:table-cell>
          <table:table-cell office:value-type="float" office:value="1.431777" calcext:value-type="float">
            <text:p>1.431777</text:p>
          </table:table-cell>
          <table:table-cell office:value-type="float" office:value="1.167011" calcext:value-type="float">
            <text:p>1.167011</text:p>
          </table:table-cell>
          <table:table-cell office:value-type="float" office:value="0.8548717" calcext:value-type="float">
            <text:p>0.8548717</text:p>
          </table:table-cell>
          <table:table-cell office:value-type="float" office:value="0.3591751" calcext:value-type="float">
            <text:p>0.3591751</text:p>
          </table:table-cell>
          <table:table-cell office:value-type="float" office:value="0.1837413" calcext:value-type="float">
            <text:p>0.1837413</text:p>
          </table:table-cell>
          <table:table-cell office:value-type="float" office:value="3.453593" calcext:value-type="float">
            <text:p>3.453593</text:p>
          </table:table-cell>
          <table:table-cell office:value-type="float" office:value="0" calcext:value-type="float">
            <text:p>0</text:p>
          </table:table-cell>
          <table:table-cell office:value-type="float" office:value="-0.8063425" calcext:value-type="float">
            <text:p>-0.80634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25.05985" calcext:value-type="float">
            <text:p>25.05985</text:p>
          </table:table-cell>
          <table:table-cell office:value-type="float" office:value="449.3924" calcext:value-type="float">
            <text:p>449.3924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74364" calcext:value-type="float">
            <text:p>0.06174364</text:p>
          </table:table-cell>
          <table:table-cell office:value-type="float" office:value="3.684093" calcext:value-type="float">
            <text:p>3.684093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2011035" calcext:value-type="float">
            <text:p>0.02011035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69191" calcext:value-type="float">
            <text:p>4.269191</text:p>
          </table:table-cell>
          <table:table-cell office:value-type="float" office:value="-0.3228674" calcext:value-type="float">
            <text:p>-0.3228674</text:p>
          </table:table-cell>
          <table:table-cell office:value-type="float" office:value="-0.2205377" calcext:value-type="float">
            <text:p>-0.2205377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63746" calcext:value-type="float">
            <text:p>13.63746</text:p>
          </table:table-cell>
          <table:table-cell office:value-type="float" office:value="0.03020734" calcext:value-type="float">
            <text:p>0.03020734</text:p>
          </table:table-cell>
          <table:table-cell office:value-type="float" office:value="0.07612081" calcext:value-type="float">
            <text:p>0.07612081</text:p>
          </table:table-cell>
          <table:table-cell office:value-type="float" office:value="0.06383231" calcext:value-type="float">
            <text:p>0.06383231</text:p>
          </table:table-cell>
          <table:table-cell office:value-type="float" office:value="0.05544495" calcext:value-type="float">
            <text:p>0.05544495</text:p>
          </table:table-cell>
          <table:table-cell office:value-type="float" office:value="0.04416129" calcext:value-type="float">
            <text:p>0.04416129</text:p>
          </table:table-cell>
          <table:table-cell office:value-type="float" office:value="0.03947077" calcext:value-type="float">
            <text:p>0.03947077</text:p>
          </table:table-cell>
          <table:table-cell office:value-type="float" office:value="0.0584567" calcext:value-type="float">
            <text:p>0.0584567</text:p>
          </table:table-cell>
          <table:table-cell office:value-type="float" office:value="0.0304883" calcext:value-type="float">
            <text:p>0.0304883</text:p>
          </table:table-cell>
          <table:table-cell office:value-type="float" office:value="0.2657761" calcext:value-type="float">
            <text:p>0.2657761</text:p>
          </table:table-cell>
          <table:table-cell office:value-type="float" office:value="0.9948553" calcext:value-type="float">
            <text:p>0.9948553</text:p>
          </table:table-cell>
          <table:table-cell office:value-type="float" office:value="1.277739" calcext:value-type="float">
            <text:p>1.277739</text:p>
          </table:table-cell>
          <table:table-cell office:value-type="float" office:value="1.424394" calcext:value-type="float">
            <text:p>1.424394</text:p>
          </table:table-cell>
          <table:table-cell office:value-type="float" office:value="1.162863" calcext:value-type="float">
            <text:p>1.162863</text:p>
          </table:table-cell>
          <table:table-cell office:value-type="float" office:value="0.8421827" calcext:value-type="float">
            <text:p>0.8421827</text:p>
          </table:table-cell>
          <table:table-cell office:value-type="float" office:value="0.351967" calcext:value-type="float">
            <text:p>0.351967</text:p>
          </table:table-cell>
          <table:table-cell office:value-type="float" office:value="0.1847439" calcext:value-type="float">
            <text:p>0.1847439</text:p>
          </table:table-cell>
          <table:table-cell office:value-type="float" office:value="3.490281" calcext:value-type="float">
            <text:p>3.490281</text:p>
          </table:table-cell>
          <table:table-cell office:value-type="float" office:value="0" calcext:value-type="float">
            <text:p>0</text:p>
          </table:table-cell>
          <table:table-cell office:value-type="float" office:value="-0.8063983" calcext:value-type="float">
            <text:p>-0.80639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25.04334" calcext:value-type="float">
            <text:p>25.04334</text:p>
          </table:table-cell>
          <table:table-cell office:value-type="float" office:value="449.4081" calcext:value-type="float">
            <text:p>449.4081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80343" calcext:value-type="float">
            <text:p>0.06180343</text:p>
          </table:table-cell>
          <table:table-cell office:value-type="float" office:value="3.681101" calcext:value-type="float">
            <text:p>3.681101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201524" calcext:value-type="float">
            <text:p>0.0201524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71092" calcext:value-type="float">
            <text:p>4.271092</text:p>
          </table:table-cell>
          <table:table-cell office:value-type="float" office:value="-0.3231336" calcext:value-type="float">
            <text:p>-0.3231336</text:p>
          </table:table-cell>
          <table:table-cell office:value-type="float" office:value="-0.2205332" calcext:value-type="float">
            <text:p>-0.2205332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66451" calcext:value-type="float">
            <text:p>13.66451</text:p>
          </table:table-cell>
          <table:table-cell office:value-type="float" office:value="0.03002428" calcext:value-type="float">
            <text:p>0.03002428</text:p>
          </table:table-cell>
          <table:table-cell office:value-type="float" office:value="0.07594546" calcext:value-type="float">
            <text:p>0.07594546</text:p>
          </table:table-cell>
          <table:table-cell office:value-type="float" office:value="0.06353616" calcext:value-type="float">
            <text:p>0.06353616</text:p>
          </table:table-cell>
          <table:table-cell office:value-type="float" office:value="0.05538318" calcext:value-type="float">
            <text:p>0.05538318</text:p>
          </table:table-cell>
          <table:table-cell office:value-type="float" office:value="0.04420644" calcext:value-type="float">
            <text:p>0.04420644</text:p>
          </table:table-cell>
          <table:table-cell office:value-type="float" office:value="0.03961805" calcext:value-type="float">
            <text:p>0.03961805</text:p>
          </table:table-cell>
          <table:table-cell office:value-type="float" office:value="0.05809208" calcext:value-type="float">
            <text:p>0.05809208</text:p>
          </table:table-cell>
          <table:table-cell office:value-type="float" office:value="0.0306302" calcext:value-type="float">
            <text:p>0.0306302</text:p>
          </table:table-cell>
          <table:table-cell office:value-type="float" office:value="0.2363377" calcext:value-type="float">
            <text:p>0.2363377</text:p>
          </table:table-cell>
          <table:table-cell office:value-type="float" office:value="1.029752" calcext:value-type="float">
            <text:p>1.029752</text:p>
          </table:table-cell>
          <table:table-cell office:value-type="float" office:value="1.282141" calcext:value-type="float">
            <text:p>1.282141</text:p>
          </table:table-cell>
          <table:table-cell office:value-type="float" office:value="1.418499" calcext:value-type="float">
            <text:p>1.418499</text:p>
          </table:table-cell>
          <table:table-cell office:value-type="float" office:value="1.154612" calcext:value-type="float">
            <text:p>1.154612</text:p>
          </table:table-cell>
          <table:table-cell office:value-type="float" office:value="0.825648" calcext:value-type="float">
            <text:p>0.825648</text:p>
          </table:table-cell>
          <table:table-cell office:value-type="float" office:value="0.3443689" calcext:value-type="float">
            <text:p>0.3443689</text:p>
          </table:table-cell>
          <table:table-cell office:value-type="float" office:value="0.1857927" calcext:value-type="float">
            <text:p>0.1857927</text:p>
          </table:table-cell>
          <table:table-cell office:value-type="float" office:value="3.540149" calcext:value-type="float">
            <text:p>3.540149</text:p>
          </table:table-cell>
          <table:table-cell office:value-type="float" office:value="0" calcext:value-type="float">
            <text:p>0</text:p>
          </table:table-cell>
          <table:table-cell office:value-type="float" office:value="-0.8064393" calcext:value-type="float">
            <text:p>-0.806439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25.02861" calcext:value-type="float">
            <text:p>25.02861</text:p>
          </table:table-cell>
          <table:table-cell office:value-type="float" office:value="449.4217" calcext:value-type="float">
            <text:p>449.4217</text:p>
          </table:table-cell>
          <table:table-cell office:value-type="float" office:value="0" calcext:value-type="float">
            <text:p>0</text:p>
          </table:table-cell>
          <table:table-cell office:value-type="float" office:value="-17.47762" calcext:value-type="float">
            <text:p>-17.47762</text:p>
          </table:table-cell>
          <table:table-cell office:value-type="float" office:value="0.06191313" calcext:value-type="float">
            <text:p>0.06191313</text:p>
          </table:table-cell>
          <table:table-cell office:value-type="float" office:value="3.678407" calcext:value-type="float">
            <text:p>3.678407</text:p>
          </table:table-cell>
          <table:table-cell office:value-type="float" office:value="0.05103106" calcext:value-type="float">
            <text:p>0.05103106</text:p>
          </table:table-cell>
          <table:table-cell office:value-type="float" office:value="0.02019363" calcext:value-type="float">
            <text:p>0.02019363</text:p>
          </table:table-cell>
          <table:table-cell office:value-type="float" office:value="0.5358222" calcext:value-type="float">
            <text:p>0.5358222</text:p>
          </table:table-cell>
          <table:table-cell office:value-type="float" office:value="4.272917" calcext:value-type="float">
            <text:p>4.272917</text:p>
          </table:table-cell>
          <table:table-cell office:value-type="float" office:value="-0.323362" calcext:value-type="float">
            <text:p>-0.323362</text:p>
          </table:table-cell>
          <table:table-cell office:value-type="float" office:value="-0.2205391" calcext:value-type="float">
            <text:p>-0.2205391</text:p>
          </table:table-cell>
          <table:table-cell office:value-type="float" office:value="0.0006407007" calcext:value-type="float">
            <text:p>0.0006407007</text:p>
          </table:table-cell>
          <table:table-cell office:value-type="float" office:value="13.67787" calcext:value-type="float">
            <text:p>13.67787</text:p>
          </table:table-cell>
          <table:table-cell office:value-type="float" office:value="0.0295079" calcext:value-type="float">
            <text:p>0.0295079</text:p>
          </table:table-cell>
          <table:table-cell office:value-type="float" office:value="0.07671797" calcext:value-type="float">
            <text:p>0.07671797</text:p>
          </table:table-cell>
          <table:table-cell office:value-type="float" office:value="0.0635948" calcext:value-type="float">
            <text:p>0.0635948</text:p>
          </table:table-cell>
          <table:table-cell office:value-type="float" office:value="0.05545789" calcext:value-type="float">
            <text:p>0.05545789</text:p>
          </table:table-cell>
          <table:table-cell office:value-type="float" office:value="0.04428845" calcext:value-type="float">
            <text:p>0.04428845</text:p>
          </table:table-cell>
          <table:table-cell office:value-type="float" office:value="0.0397015" calcext:value-type="float">
            <text:p>0.0397015</text:p>
          </table:table-cell>
          <table:table-cell office:value-type="float" office:value="0.05786263" calcext:value-type="float">
            <text:p>0.05786263</text:p>
          </table:table-cell>
          <table:table-cell office:value-type="float" office:value="0.03075571" calcext:value-type="float">
            <text:p>0.03075571</text:p>
          </table:table-cell>
          <table:table-cell office:value-type="float" office:value="0.1411358" calcext:value-type="float">
            <text:p>0.1411358</text:p>
          </table:table-cell>
          <table:table-cell office:value-type="float" office:value="1.081384" calcext:value-type="float">
            <text:p>1.081384</text:p>
          </table:table-cell>
          <table:table-cell office:value-type="float" office:value="1.299046" calcext:value-type="float">
            <text:p>1.299046</text:p>
          </table:table-cell>
          <table:table-cell office:value-type="float" office:value="1.413059" calcext:value-type="float">
            <text:p>1.413059</text:p>
          </table:table-cell>
          <table:table-cell office:value-type="float" office:value="1.143881" calcext:value-type="float">
            <text:p>1.143881</text:p>
          </table:table-cell>
          <table:table-cell office:value-type="float" office:value="0.8093988" calcext:value-type="float">
            <text:p>0.8093988</text:p>
          </table:table-cell>
          <table:table-cell office:value-type="float" office:value="0.3388171" calcext:value-type="float">
            <text:p>0.3388171</text:p>
          </table:table-cell>
          <table:table-cell office:value-type="float" office:value="0.1865861" calcext:value-type="float">
            <text:p>0.1865861</text:p>
          </table:table-cell>
          <table:table-cell office:value-type="float" office:value="3.585346" calcext:value-type="float">
            <text:p>3.585346</text:p>
          </table:table-cell>
          <table:table-cell office:value-type="float" office:value="0" calcext:value-type="float">
            <text:p>0</text:p>
          </table:table-cell>
          <table:table-cell office:value-type="float" office:value="-0.8064665" calcext:value-type="float">
            <text:p>-0.8064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2:34.466011695</dc:date>
    <meta:editing-duration>PT9S</meta:editing-duration>
    <meta:editing-cycles>1</meta:editing-cycles>
    <meta:document-statistic meta:table-count="1" meta:cell-count="12810" meta:object-count="0"/>
    <meta:generator>LibreOffice/6.4.7.2$Linux_X86_64 LibreOffice_project/40$Build-2</meta:generator>
  </office:meta>
</office:document-meta>
</file>